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42" style:family="table-column">
      <style:table-column-properties fo:break-before="auto" style:column-width="4.1366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4.2701in"/>
    </style:style>
    <style:style style:name="co17" style:family="table-column">
      <style:table-column-properties fo:break-before="auto" style:column-width="1.1866in"/>
    </style:style>
    <style:style style:name="co18" style:family="table-column">
      <style:table-column-properties fo:break-before="auto" style:column-width="1.2138in"/>
    </style:style>
    <style:style style:name="co19" style:family="table-column">
      <style:table-column-properties fo:break-before="auto" style:column-width="1.2654in"/>
    </style:style>
    <style:style style:name="co20" style:family="table-column">
      <style:table-column-properties fo:break-before="auto" style:column-width="1.3217in"/>
    </style:style>
    <style:style style:name="co21" style:family="table-column">
      <style:table-column-properties fo:break-before="auto" style:column-width="1.2043in"/>
    </style:style>
    <style:style style:name="co22" style:family="table-column">
      <style:table-column-properties fo:break-before="auto" style:column-width="1.2465in"/>
    </style:style>
    <style:style style:name="co11" style:family="table-column">
      <style:table-column-properties fo:break-before="auto" style:column-width="1.1717in"/>
    </style:style>
    <style:style style:name="co23" style:family="table-column">
      <style:table-column-properties fo:break-before="auto" style:column-width="1.622in"/>
    </style:style>
    <style:style style:name="co24" style:family="table-column">
      <style:table-column-properties fo:break-before="auto" style:column-width="1in"/>
    </style:style>
    <style:style style:name="co25" style:family="table-column">
      <style:table-column-properties fo:break-before="auto" style:column-width="14.4028in"/>
    </style:style>
    <style:style style:name="co26" style:family="table-column">
      <style:table-column-properties fo:break-before="auto" style:column-width="14.5528in"/>
    </style:style>
    <style:style style:name="co27" style:family="table-column">
      <style:table-column-properties fo:break-before="auto" style:column-width="9.8346in"/>
    </style:style>
    <style:style style:name="co28" style:family="table-column">
      <style:table-column-properties fo:break-before="auto" style:column-width="4.2902in"/>
    </style:style>
    <style:style style:name="co29" style:family="table-column">
      <style:table-column-properties fo:break-before="auto" style:column-width="4.248in"/>
    </style:style>
    <style:style style:name="co30" style:family="table-column">
      <style:table-column-properties fo:break-before="auto" style:column-width="1.1228in"/>
    </style:style>
    <style:style style:name="co31" style:family="table-column">
      <style:table-column-properties fo:break-before="auto" style:column-width="0.8807in"/>
    </style:style>
    <style:style style:name="co32" style:family="table-column">
      <style:table-column-properties fo:break-before="auto" style:column-width="1.2354in"/>
    </style:style>
    <style:style style:name="co33" style:family="table-column">
      <style:table-column-properties fo:break-before="auto" style:column-width="0.7252in"/>
    </style:style>
    <style:style style:name="co34" style:family="table-column">
      <style:table-column-properties fo:break-before="auto" style:column-width="1.6354in"/>
    </style:style>
    <style:style style:name="co35" style:family="table-column">
      <style:table-column-properties fo:break-before="auto" style:column-width="1.2228in"/>
    </style:style>
    <style:style style:name="co36" style:family="table-column">
      <style:table-column-properties fo:break-before="auto" style:column-width="1.2736in"/>
    </style:style>
    <style:style style:name="co37" style:family="table-column">
      <style:table-column-properties fo:break-before="auto" style:column-width="1.1972in"/>
    </style:style>
    <style:style style:name="co38" style:family="table-column">
      <style:table-column-properties fo:break-before="auto" style:column-width="1.3508in"/>
    </style:style>
    <style:style style:name="co39" style:family="table-column">
      <style:table-column-properties fo:break-before="auto" style:column-width="1.0445in"/>
    </style:style>
    <style:style style:name="co40" style:family="table-column">
      <style:table-column-properties fo:break-before="auto" style:column-width="1.0953in"/>
    </style:style>
    <style:style style:name="co41" style:family="table-column">
      <style:table-column-properties fo:break-before="auto" style:column-width="1.1083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0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9" style:family="table-cell" style:parent-style-name="Default" style:data-style-name="N99">
      <style:text-properties style:text-position=""/>
    </style:style>
    <style:style style:name="ce3" style:family="table-cell" style:parent-style-name="Default" style:data-style-name="N99">
      <style:text-properties style:text-position=""/>
    </style:style>
    <style:style style:name="ce4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5" style:family="table-cell" style:parent-style-name="Default">
      <style:table-cell-properties fo:background-color="#ff3333"/>
      <style:text-properties style:text-position=""/>
    </style:style>
    <style:style style:name="ce6" style:family="table-cell" style:parent-style-name="Default">
      <style:table-cell-properties fo:background-color="#ff3333"/>
      <style:text-properties style:text-position="" style:font-name="Liberation Sans" style:font-name-asian="Droid Sans Fallback" style:font-name-complex="FreeSans"/>
    </style:style>
    <style:style style:name="ce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style:font-name="Liberation Sans" style:font-name-asian="Droid Sans Fallback" style:font-name-complex="FreeSans"/>
    </style:style>
    <style:style style:name="ce12" style:family="table-cell" style:parent-style-name="Default" style:data-style-name="N99"/>
    <style:style style:name="ce13" style:family="table-cell" style:parent-style-name="Default">
      <style:table-cell-properties fo:background-color="#ff3333"/>
    </style:style>
    <style:style style:name="ce14" style:family="table-cell" style:parent-style-name="Default">
      <style:table-cell-properties fo:background-color="#ff3333"/>
      <style:text-properties style:font-name="Liberation Sans" style:font-name-asian="Droid Sans Fallback" style:font-name-complex="FreeSans"/>
    </style:style>
  </office:automatic-styles>
  <office:body>
    <office:spreadsheet>
      <table:table table:name="adadelta" table:style-name="ta1">
        <table:table-column table:style-name="co29" table:default-cell-style-name="ce8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1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15" table:number-columns-repeated="3" table:default-cell-style-name="Default"/>
        <table:table-row table:style-name="ro3">
          <table:table-cell table:style-name="ce7" office:value-type="string" calcext:value-type="string">
            <text:p>filename</text:p>
          </table:table-cell>
          <table:table-cell table:style-name="ce7" office:value-type="string" calcext:value-type="string">
            <text:p>graph_type</text:p>
          </table:table-cell>
          <table:table-cell table:style-name="ce7" office:value-type="string" calcext:value-type="string">
            <text:p>Vertices</text:p>
          </table:table-cell>
          <table:table-cell table:style-name="ce7" office:value-type="string" calcext:value-type="string">
            <text:p>Function_number</text:p>
          </table:table-cell>
          <table:table-cell table:style-name="ce7" office:value-type="string" calcext:value-type="string">
            <text:p>noise</text:p>
          </table:table-cell>
          <table:table-cell table:style-name="ce7" office:value-type="string" calcext:value-type="string">
            <text:p>eucl_dist_v1_mean</text:p>
          </table:table-cell>
          <table:table-cell table:style-name="ce7" office:value-type="string" calcext:value-type="string">
            <text:p>eucl_dist_v1_min</text:p>
          </table:table-cell>
          <table:table-cell table:style-name="ce7" office:value-type="string" calcext:value-type="string">
            <text:p>eucl_dist_v1_max</text:p>
          </table:table-cell>
          <table:table-cell table:style-name="ce7" office:value-type="string" calcext:value-type="string">
            <text:p>eucl_dist_v1_std</text:p>
          </table:table-cell>
          <table:table-cell table:style-name="ce7" office:value-type="string" calcext:value-type="string">
            <text:p>eucl_dist_v2_mean</text:p>
          </table:table-cell>
          <table:table-cell table:style-name="ce7" office:value-type="string" calcext:value-type="string">
            <text:p>eucl_dist_v2_min</text:p>
          </table:table-cell>
          <table:table-cell table:style-name="ce7" office:value-type="string" calcext:value-type="string">
            <text:p>eucl_dist_v2_max</text:p>
          </table:table-cell>
          <table:table-cell table:style-name="ce7" office:value-type="string" calcext:value-type="string">
            <text:p>eucl_dist_v2_std</text:p>
          </table:table-cell>
          <table:table-cell table:style-name="ce7" office:value-type="string" calcext:value-type="string">
            <text:p>min_error_mean</text:p>
          </table:table-cell>
          <table:table-cell table:style-name="ce7" office:value-type="string" calcext:value-type="string">
            <text:p>min_error_min</text:p>
          </table:table-cell>
          <table:table-cell table:style-name="ce7" office:value-type="string" calcext:value-type="string">
            <text:p>min_error_max</text:p>
          </table:table-cell>
          <table:table-cell table:style-name="ce7" office:value-type="string" calcext:value-type="string">
            <text:p>min_error_std</text:p>
          </table:table-cell>
          <table:table-cell office:value-type="string" calcext:value-type="string">
            <text:p>euclid_dist_v1</text:p>
          </table:table-cell>
          <table:table-cell office:value-type="string" calcext:value-type="string">
            <text:p>euclid_dist_v2</text:p>
          </table:table-cell>
          <table:table-cell office:value-type="string" calcext:value-type="string">
            <text:p>min_error</text:p>
          </table:table-cell>
        </table:table-row>
        <table:table-row table:style-name="ro2">
          <table:table-cell office:value-type="string" calcext:value-type="string">
            <text:p>func_test/test_functions_adadelta_2_0_noisefree_complete</text:p>
          </table:table-cell>
          <table:table-cell table:formula="of:=IF(ISNUMBER(SEARCH(&quot;power&quot;; [.A2])); &quot;power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0" office:value-type="float" office:value="0" calcext:value-type="float">
            <text:p>0</text:p>
          </table:table-cell>
          <table:table-cell office:value-type="string" calcext:value-type="string">
            <text:p>noisefree</text:p>
          </table:table-cell>
          <table:table-cell office:value-type="float" office:value="0.397896934406" calcext:value-type="float">
            <text:p>0.3978969344</text:p>
          </table:table-cell>
          <table:table-cell office:value-type="float" office:value="0.150721591512" calcext:value-type="float">
            <text:p>0.1507215915</text:p>
          </table:table-cell>
          <table:table-cell office:value-type="float" office:value="0.822658239051" calcext:value-type="float">
            <text:p>0.8226582391</text:p>
          </table:table-cell>
          <table:table-cell office:value-type="float" office:value="0.218077846402" calcext:value-type="float">
            <text:p>0.2180778464</text:p>
          </table:table-cell>
          <table:table-cell office:value-type="float" office:value="0.580277546427" calcext:value-type="float">
            <text:p>0.5802775464</text:p>
          </table:table-cell>
          <table:table-cell office:value-type="float" office:value="0.427725306198" calcext:value-type="float">
            <text:p>0.4277253062</text:p>
          </table:table-cell>
          <table:table-cell office:value-type="float" office:value="0.802927504995" calcext:value-type="float">
            <text:p>0.802927505</text:p>
          </table:table-cell>
          <table:table-cell office:value-type="float" office:value="0.10374785113" calcext:value-type="float">
            <text:p>0.1037478511</text:p>
          </table:table-cell>
          <table:table-cell office:value-type="float" office:value="0.000724864" calcext:value-type="float">
            <text:p>0.000724864</text:p>
          </table:table-cell>
          <table:table-cell office:value-type="float" office:value="0.0000668" calcext:value-type="float">
            <text:p>0.0000668</text:p>
          </table:table-cell>
          <table:table-cell office:value-type="float" office:value="0.00168885" calcext:value-type="float">
            <text:p>0.00168885</text:p>
          </table:table-cell>
          <table:table-cell office:value-type="float" office:value="0.00045552769652" calcext:value-type="float">
            <text:p>0.0004555277</text:p>
          </table:table-cell>
          <table:table-cell office:value-type="string" calcext:value-type="string">
            <text:p><text:s/>[0.822658239050555, 0.3802954073059521, 0.23716770883490862, 0.2382581322053876, 0.6842137961261524, 0.2444983339329739, 0.5312079360184673, 0.18134119026299564, 0.5086070088093557, 0.15072159151229797] </text:p>
          </table:table-cell>
          <table:table-cell office:value-type="string" calcext:value-type="string">
            <text:p><text:s/>[0.8029275049951646, 0.5029757417788655, 0.5177925473720145, 0.42772530619779786, 0.6413988765264249, 0.6719766627614384, 0.48830919640019066, 0.6299316846182607, 0.5823384663664251, 0.5373994772494665] </text:p>
          </table:table-cell>
          <table:table-cell office:value-type="string" calcext:value-type="string">
            <text:p><text:s/>[0.00110221, 0.000827314, 0.000341036, 0.0001694, 0.00087193, 6.68e-05, 0.00168885, 0.000684266, 0.000548916, 0.000947918]</text:p>
          </table:table-cell>
        </table:table-row>
        <table:table-row table:style-name="ro2">
          <table:table-cell office:value-type="string" calcext:value-type="string">
            <text:p>func_test/test_functions_adadelta_2_0_noisefree_power</text:p>
          </table:table-cell>
          <table:table-cell table:formula="of:=IF(ISNUMBER(SEARCH(&quot;power&quot;; [.A3])); &quot;power&quot;; &quot;complete&quot;)" office:value-type="string" office:string-value="power" calcext:value-type="string">
            <text:p>power</text:p>
          </table:table-cell>
          <table:table-cell table:formula="of:=2" office:value-type="float" office:value="2" calcext:value-type="float">
            <text:p>2</text:p>
          </table:table-cell>
          <table:table-cell table:formula="of:=0" office:value-type="float" office:value="0" calcext:value-type="float">
            <text:p>0</text:p>
          </table:table-cell>
          <table:table-cell office:value-type="string" calcext:value-type="string">
            <text:p>noisefree</text:p>
          </table:table-cell>
          <table:table-cell office:value-type="float" office:value="0.397896934406" calcext:value-type="float">
            <text:p>0.3978969344</text:p>
          </table:table-cell>
          <table:table-cell office:value-type="float" office:value="0.150721591512" calcext:value-type="float">
            <text:p>0.1507215915</text:p>
          </table:table-cell>
          <table:table-cell office:value-type="float" office:value="0.822658239051" calcext:value-type="float">
            <text:p>0.8226582391</text:p>
          </table:table-cell>
          <table:table-cell office:value-type="float" office:value="0.218077846402" calcext:value-type="float">
            <text:p>0.2180778464</text:p>
          </table:table-cell>
          <table:table-cell office:value-type="float" office:value="0.580277546427" calcext:value-type="float">
            <text:p>0.5802775464</text:p>
          </table:table-cell>
          <table:table-cell office:value-type="float" office:value="0.427725306198" calcext:value-type="float">
            <text:p>0.4277253062</text:p>
          </table:table-cell>
          <table:table-cell office:value-type="float" office:value="0.802927504995" calcext:value-type="float">
            <text:p>0.802927505</text:p>
          </table:table-cell>
          <table:table-cell office:value-type="float" office:value="0.10374785113" calcext:value-type="float">
            <text:p>0.1037478511</text:p>
          </table:table-cell>
          <table:table-cell office:value-type="float" office:value="0.000724864" calcext:value-type="float">
            <text:p>0.000724864</text:p>
          </table:table-cell>
          <table:table-cell office:value-type="float" office:value="0.0000668" calcext:value-type="float">
            <text:p>0.0000668</text:p>
          </table:table-cell>
          <table:table-cell office:value-type="float" office:value="0.00168885" calcext:value-type="float">
            <text:p>0.00168885</text:p>
          </table:table-cell>
          <table:table-cell office:value-type="float" office:value="0.00045552769652" calcext:value-type="float">
            <text:p>0.0004555277</text:p>
          </table:table-cell>
          <table:table-cell office:value-type="string" calcext:value-type="string">
            <text:p><text:s/>[0.822658239050555, 0.3802954073059521, 0.23716770883490862, 0.2382581322053876, 0.6842137961261524, 0.2444983339329739, 0.5312079360184673, 0.18134119026299564, 0.5086070088093557, 0.15072159151229797] </text:p>
          </table:table-cell>
          <table:table-cell office:value-type="string" calcext:value-type="string">
            <text:p><text:s/>[0.8029275049951646, 0.5029757417788655, 0.5177925473720145, 0.42772530619779786, 0.6413988765264249, 0.6719766627614384, 0.48830919640019066, 0.6299316846182607, 0.5823384663664251, 0.5373994772494665] </text:p>
          </table:table-cell>
          <table:table-cell office:value-type="string" calcext:value-type="string">
            <text:p><text:s/>[0.00110221, 0.000827314, 0.000341036, 0.0001694, 0.00087193, 6.68e-05, 0.00168885, 0.000684266, 0.000548916, 0.000947918]</text:p>
          </table:table-cell>
        </table:table-row>
        <table:table-row table:style-name="ro2">
          <table:table-cell office:value-type="string" calcext:value-type="string">
            <text:p>func_test/test_functions_adadelta_2_1_noisefree_complete</text:p>
          </table:table-cell>
          <table:table-cell table:formula="of:=IF(ISNUMBER(SEARCH(&quot;power&quot;; [.A4])); &quot;power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isefree</text:p>
          </table:table-cell>
          <table:table-cell office:value-type="float" office:value="0.397896934406" calcext:value-type="float">
            <text:p>0.3978969344</text:p>
          </table:table-cell>
          <table:table-cell office:value-type="float" office:value="0.150721591512" calcext:value-type="float">
            <text:p>0.1507215915</text:p>
          </table:table-cell>
          <table:table-cell office:value-type="float" office:value="0.822658239051" calcext:value-type="float">
            <text:p>0.8226582391</text:p>
          </table:table-cell>
          <table:table-cell office:value-type="float" office:value="0.218077846402" calcext:value-type="float">
            <text:p>0.2180778464</text:p>
          </table:table-cell>
          <table:table-cell office:value-type="float" office:value="0.580277546427" calcext:value-type="float">
            <text:p>0.5802775464</text:p>
          </table:table-cell>
          <table:table-cell office:value-type="float" office:value="0.427725306198" calcext:value-type="float">
            <text:p>0.4277253062</text:p>
          </table:table-cell>
          <table:table-cell office:value-type="float" office:value="0.802927504995" calcext:value-type="float">
            <text:p>0.802927505</text:p>
          </table:table-cell>
          <table:table-cell office:value-type="float" office:value="0.10374785113" calcext:value-type="float">
            <text:p>0.1037478511</text:p>
          </table:table-cell>
          <table:table-cell office:value-type="float" office:value="0.000724864" calcext:value-type="float">
            <text:p>0.000724864</text:p>
          </table:table-cell>
          <table:table-cell office:value-type="float" office:value="0.0000668" calcext:value-type="float">
            <text:p>0.0000668</text:p>
          </table:table-cell>
          <table:table-cell office:value-type="float" office:value="0.00168885" calcext:value-type="float">
            <text:p>0.00168885</text:p>
          </table:table-cell>
          <table:table-cell office:value-type="float" office:value="0.00045552769652" calcext:value-type="float">
            <text:p>0.0004555277</text:p>
          </table:table-cell>
          <table:table-cell office:value-type="string" calcext:value-type="string">
            <text:p><text:s/>[0.822658239050555, 0.3802954073059521, 0.23716770883490862, 0.2382581322053876, 0.6842137961261524, 0.2444983339329739, 0.5312079360184673, 0.18134119026299564, 0.5086070088093557, 0.15072159151229797] </text:p>
          </table:table-cell>
          <table:table-cell office:value-type="string" calcext:value-type="string">
            <text:p><text:s/>[0.8029275049951646, 0.5029757417788655, 0.5177925473720145, 0.42772530619779786, 0.6413988765264249, 0.6719766627614384, 0.48830919640019066, 0.6299316846182607, 0.5823384663664251, 0.5373994772494665] </text:p>
          </table:table-cell>
          <table:table-cell office:value-type="string" calcext:value-type="string">
            <text:p><text:s/>[0.00110221, 0.000827314, 0.000341036, 0.0001694, 0.00087193, 6.68e-05, 0.00168885, 0.000684266, 0.000548916, 0.000947918]</text:p>
          </table:table-cell>
        </table:table-row>
        <table:table-row table:style-name="ro2">
          <table:table-cell office:value-type="string" calcext:value-type="string">
            <text:p>func_test/test_functions_adadelta_2_1_noisefree_power</text:p>
          </table:table-cell>
          <table:table-cell table:formula="of:=IF(ISNUMBER(SEARCH(&quot;power&quot;; [.A5])); &quot;power&quot;; &quot;complete&quot;)" office:value-type="string" office:string-value="power" calcext:value-type="string">
            <text:p>power</text:p>
          </table:table-cell>
          <table:table-cell table:formula="of:=2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isefree</text:p>
          </table:table-cell>
          <table:table-cell office:value-type="float" office:value="0.397896934406" calcext:value-type="float">
            <text:p>0.3978969344</text:p>
          </table:table-cell>
          <table:table-cell office:value-type="float" office:value="0.150721591512" calcext:value-type="float">
            <text:p>0.1507215915</text:p>
          </table:table-cell>
          <table:table-cell office:value-type="float" office:value="0.822658239051" calcext:value-type="float">
            <text:p>0.8226582391</text:p>
          </table:table-cell>
          <table:table-cell office:value-type="float" office:value="0.218077846402" calcext:value-type="float">
            <text:p>0.2180778464</text:p>
          </table:table-cell>
          <table:table-cell office:value-type="float" office:value="0.580277546427" calcext:value-type="float">
            <text:p>0.5802775464</text:p>
          </table:table-cell>
          <table:table-cell office:value-type="float" office:value="0.427725306198" calcext:value-type="float">
            <text:p>0.4277253062</text:p>
          </table:table-cell>
          <table:table-cell office:value-type="float" office:value="0.802927504995" calcext:value-type="float">
            <text:p>0.802927505</text:p>
          </table:table-cell>
          <table:table-cell office:value-type="float" office:value="0.10374785113" calcext:value-type="float">
            <text:p>0.1037478511</text:p>
          </table:table-cell>
          <table:table-cell office:value-type="float" office:value="0.000724864" calcext:value-type="float">
            <text:p>0.000724864</text:p>
          </table:table-cell>
          <table:table-cell office:value-type="float" office:value="0.0000668" calcext:value-type="float">
            <text:p>0.0000668</text:p>
          </table:table-cell>
          <table:table-cell office:value-type="float" office:value="0.00168885" calcext:value-type="float">
            <text:p>0.00168885</text:p>
          </table:table-cell>
          <table:table-cell office:value-type="float" office:value="0.00045552769652" calcext:value-type="float">
            <text:p>0.0004555277</text:p>
          </table:table-cell>
          <table:table-cell office:value-type="string" calcext:value-type="string">
            <text:p><text:s/>[0.822658239050555, 0.3802954073059521, 0.23716770883490862, 0.2382581322053876, 0.6842137961261524, 0.2444983339329739, 0.5312079360184673, 0.18134119026299564, 0.5086070088093557, 0.15072159151229797] </text:p>
          </table:table-cell>
          <table:table-cell office:value-type="string" calcext:value-type="string">
            <text:p><text:s/>[0.8029275049951646, 0.5029757417788655, 0.5177925473720145, 0.42772530619779786, 0.6413988765264249, 0.6719766627614384, 0.48830919640019066, 0.6299316846182607, 0.5823384663664251, 0.5373994772494665] </text:p>
          </table:table-cell>
          <table:table-cell office:value-type="string" calcext:value-type="string">
            <text:p><text:s/>[0.00110221, 0.000827314, 0.000341036, 0.0001694, 0.00087193, 6.68e-05, 0.00168885, 0.000684266, 0.000548916, 0.000947918]</text:p>
          </table:table-cell>
        </table:table-row>
        <table:table-row table:style-name="ro2">
          <table:table-cell office:value-type="string" calcext:value-type="string">
            <text:p>func_test/test_functions_adadelta_2_2_noisefree_complete</text:p>
          </table:table-cell>
          <table:table-cell table:formula="of:=IF(ISNUMBER(SEARCH(&quot;power&quot;; [.A6])); &quot;power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2" office:value-type="float" office:value="2" calcext:value-type="float">
            <text:p>2</text:p>
          </table:table-cell>
          <table:table-cell office:value-type="string" calcext:value-type="string">
            <text:p>noisefree</text:p>
          </table:table-cell>
          <table:table-cell office:value-type="float" office:value="0.35234377215" calcext:value-type="float">
            <text:p>0.3523437722</text:p>
          </table:table-cell>
          <table:table-cell office:value-type="float" office:value="0.0425791362054" calcext:value-type="float">
            <text:p>0.0425791362</text:p>
          </table:table-cell>
          <table:table-cell office:value-type="float" office:value="0.940384134812" calcext:value-type="float">
            <text:p>0.9403841348</text:p>
          </table:table-cell>
          <table:table-cell office:value-type="float" office:value="0.28079617379" calcext:value-type="float">
            <text:p>0.2807961738</text:p>
          </table:table-cell>
          <table:table-cell office:value-type="float" office:value="0.536189552241" calcext:value-type="float">
            <text:p>0.5361895522</text:p>
          </table:table-cell>
          <table:table-cell office:value-type="float" office:value="0.377824449516" calcext:value-type="float">
            <text:p>0.3778244495</text:p>
          </table:table-cell>
          <table:table-cell office:value-type="float" office:value="0.835765410271" calcext:value-type="float">
            <text:p>0.8357654103</text:p>
          </table:table-cell>
          <table:table-cell office:value-type="float" office:value="0.14094324764" calcext:value-type="float">
            <text:p>0.1409432476</text:p>
          </table:table-cell>
          <table:table-cell office:value-type="float" office:value="0.0017190301" calcext:value-type="float">
            <text:p>0.0017190301</text:p>
          </table:table-cell>
          <table:table-cell office:value-type="float" office:value="0.000223239" calcext:value-type="float">
            <text:p>0.000223239</text:p>
          </table:table-cell>
          <table:table-cell office:value-type="float" office:value="0.00466703" calcext:value-type="float">
            <text:p>0.00466703</text:p>
          </table:table-cell>
          <table:table-cell office:value-type="float" office:value="0.00142509124424" calcext:value-type="float">
            <text:p>0.0014250912</text:p>
          </table:table-cell>
          <table:table-cell office:value-type="string" calcext:value-type="string">
            <text:p><text:s/>[0.1310798522618942, 0.7989887512623753, 0.28518996239699607, 0.3356880926753286, 0.9403841348119607, 0.437827625916867, 0.0425791362054234, 0.16916665206830805, 0.1721637115073905, 0.21036980239093256] </text:p>
          </table:table-cell>
          <table:table-cell office:value-type="string" calcext:value-type="string">
            <text:p><text:s/>[0.4555040369403985, 0.7347979481761023, 0.3778244495159094, 0.5966322951064583, 0.8357654102713512, 0.5477262363772618, 0.5089754245933686, 0.4015549229831456, 0.47265986032240975, 0.4304549381270937] </text:p>
          </table:table-cell>
          <table:table-cell office:value-type="string" calcext:value-type="string">
            <text:p><text:s/>[0.00145191, 0.00466703, 0.00109524, 0.000259045, 0.00328865, 0.00149601, 0.000588759, 0.000223239, 0.000884418, 0.003236]</text:p>
          </table:table-cell>
        </table:table-row>
        <table:table-row table:style-name="ro2">
          <table:table-cell office:value-type="string" calcext:value-type="string">
            <text:p>func_test/test_functions_adadelta_2_2_noisefree_power</text:p>
          </table:table-cell>
          <table:table-cell table:formula="of:=IF(ISNUMBER(SEARCH(&quot;power&quot;; [.A7])); &quot;power&quot;; &quot;complete&quot;)" office:value-type="string" office:string-value="power" calcext:value-type="string">
            <text:p>power</text:p>
          </table:table-cell>
          <table:table-cell table:formula="of:=2" office:value-type="float" office:value="2" calcext:value-type="float">
            <text:p>2</text:p>
          </table:table-cell>
          <table:table-cell table:formula="of:=2" office:value-type="float" office:value="2" calcext:value-type="float">
            <text:p>2</text:p>
          </table:table-cell>
          <table:table-cell office:value-type="string" calcext:value-type="string">
            <text:p>noisefree</text:p>
          </table:table-cell>
          <table:table-cell office:value-type="float" office:value="0.35234377215" calcext:value-type="float">
            <text:p>0.3523437722</text:p>
          </table:table-cell>
          <table:table-cell office:value-type="float" office:value="0.0425791362054" calcext:value-type="float">
            <text:p>0.0425791362</text:p>
          </table:table-cell>
          <table:table-cell office:value-type="float" office:value="0.940384134812" calcext:value-type="float">
            <text:p>0.9403841348</text:p>
          </table:table-cell>
          <table:table-cell office:value-type="float" office:value="0.28079617379" calcext:value-type="float">
            <text:p>0.2807961738</text:p>
          </table:table-cell>
          <table:table-cell office:value-type="float" office:value="0.536189552241" calcext:value-type="float">
            <text:p>0.5361895522</text:p>
          </table:table-cell>
          <table:table-cell office:value-type="float" office:value="0.377824449516" calcext:value-type="float">
            <text:p>0.3778244495</text:p>
          </table:table-cell>
          <table:table-cell office:value-type="float" office:value="0.835765410271" calcext:value-type="float">
            <text:p>0.8357654103</text:p>
          </table:table-cell>
          <table:table-cell office:value-type="float" office:value="0.14094324764" calcext:value-type="float">
            <text:p>0.1409432476</text:p>
          </table:table-cell>
          <table:table-cell office:value-type="float" office:value="0.0017190301" calcext:value-type="float">
            <text:p>0.0017190301</text:p>
          </table:table-cell>
          <table:table-cell office:value-type="float" office:value="0.000223239" calcext:value-type="float">
            <text:p>0.000223239</text:p>
          </table:table-cell>
          <table:table-cell office:value-type="float" office:value="0.00466703" calcext:value-type="float">
            <text:p>0.00466703</text:p>
          </table:table-cell>
          <table:table-cell office:value-type="float" office:value="0.00142509124424" calcext:value-type="float">
            <text:p>0.0014250912</text:p>
          </table:table-cell>
          <table:table-cell office:value-type="string" calcext:value-type="string">
            <text:p><text:s/>[0.1310798522618942, 0.7989887512623753, 0.28518996239699607, 0.3356880926753286, 0.9403841348119607, 0.437827625916867, 0.0425791362054234, 0.16916665206830805, 0.1721637115073905, 0.21036980239093256] </text:p>
          </table:table-cell>
          <table:table-cell office:value-type="string" calcext:value-type="string">
            <text:p><text:s/>[0.4555040369403985, 0.7347979481761023, 0.3778244495159094, 0.5966322951064583, 0.8357654102713512, 0.5477262363772618, 0.5089754245933686, 0.4015549229831456, 0.47265986032240975, 0.4304549381270937] </text:p>
          </table:table-cell>
          <table:table-cell office:value-type="string" calcext:value-type="string">
            <text:p><text:s/>[0.00145191, 0.00466703, 0.00109524, 0.000259045, 0.00328865, 0.00149601, 0.000588759, 0.000223239, 0.000884418, 0.003236]</text:p>
          </table:table-cell>
        </table:table-row>
        <table:table-row table:style-name="ro2">
          <table:table-cell office:value-type="string" calcext:value-type="string">
            <text:p>func_test/test_functions_adadelta_2_3_noisefree_complete</text:p>
          </table:table-cell>
          <table:table-cell table:formula="of:=IF(ISNUMBER(SEARCH(&quot;power&quot;; [.A8])); &quot;power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3" office:value-type="float" office:value="3" calcext:value-type="float">
            <text:p>3</text:p>
          </table:table-cell>
          <table:table-cell office:value-type="string" calcext:value-type="string">
            <text:p>noisefree</text:p>
          </table:table-cell>
          <table:table-cell office:value-type="float" office:value="0.35234377215" calcext:value-type="float">
            <text:p>0.3523437722</text:p>
          </table:table-cell>
          <table:table-cell office:value-type="float" office:value="0.0425791362054" calcext:value-type="float">
            <text:p>0.0425791362</text:p>
          </table:table-cell>
          <table:table-cell office:value-type="float" office:value="0.940384134812" calcext:value-type="float">
            <text:p>0.9403841348</text:p>
          </table:table-cell>
          <table:table-cell office:value-type="float" office:value="0.28079617379" calcext:value-type="float">
            <text:p>0.2807961738</text:p>
          </table:table-cell>
          <table:table-cell office:value-type="float" office:value="0.536189552241" calcext:value-type="float">
            <text:p>0.5361895522</text:p>
          </table:table-cell>
          <table:table-cell office:value-type="float" office:value="0.377824449516" calcext:value-type="float">
            <text:p>0.3778244495</text:p>
          </table:table-cell>
          <table:table-cell office:value-type="float" office:value="0.835765410271" calcext:value-type="float">
            <text:p>0.8357654103</text:p>
          </table:table-cell>
          <table:table-cell office:value-type="float" office:value="0.14094324764" calcext:value-type="float">
            <text:p>0.1409432476</text:p>
          </table:table-cell>
          <table:table-cell office:value-type="float" office:value="0.0017190301" calcext:value-type="float">
            <text:p>0.0017190301</text:p>
          </table:table-cell>
          <table:table-cell office:value-type="float" office:value="0.000223239" calcext:value-type="float">
            <text:p>0.000223239</text:p>
          </table:table-cell>
          <table:table-cell office:value-type="float" office:value="0.00466703" calcext:value-type="float">
            <text:p>0.00466703</text:p>
          </table:table-cell>
          <table:table-cell office:value-type="float" office:value="0.00142509124424" calcext:value-type="float">
            <text:p>0.0014250912</text:p>
          </table:table-cell>
          <table:table-cell office:value-type="string" calcext:value-type="string">
            <text:p><text:s/>[0.1310798522618942, 0.7989887512623753, 0.28518996239699607, 0.3356880926753286, 0.9403841348119607, 0.437827625916867, 0.0425791362054234, 0.16916665206830805, 0.1721637115073905, 0.21036980239093256] </text:p>
          </table:table-cell>
          <table:table-cell office:value-type="string" calcext:value-type="string">
            <text:p><text:s/>[0.4555040369403985, 0.7347979481761023, 0.3778244495159094, 0.5966322951064583, 0.8357654102713512, 0.5477262363772618, 0.5089754245933686, 0.4015549229831456, 0.47265986032240975, 0.4304549381270937] </text:p>
          </table:table-cell>
          <table:table-cell office:value-type="string" calcext:value-type="string">
            <text:p><text:s/>[0.00145191, 0.00466703, 0.00109524, 0.000259045, 0.00328865, 0.00149601, 0.000588759, 0.000223239, 0.000884418, 0.003236]</text:p>
          </table:table-cell>
        </table:table-row>
        <table:table-row table:style-name="ro2">
          <table:table-cell office:value-type="string" calcext:value-type="string">
            <text:p>func_test/test_functions_adadelta_2_3_noisefree_power</text:p>
          </table:table-cell>
          <table:table-cell table:formula="of:=IF(ISNUMBER(SEARCH(&quot;power&quot;; [.A9])); &quot;power&quot;; &quot;complete&quot;)" office:value-type="string" office:string-value="power" calcext:value-type="string">
            <text:p>power</text:p>
          </table:table-cell>
          <table:table-cell table:formula="of:=2" office:value-type="float" office:value="2" calcext:value-type="float">
            <text:p>2</text:p>
          </table:table-cell>
          <table:table-cell table:formula="of:=3" office:value-type="float" office:value="3" calcext:value-type="float">
            <text:p>3</text:p>
          </table:table-cell>
          <table:table-cell office:value-type="string" calcext:value-type="string">
            <text:p>noisefree</text:p>
          </table:table-cell>
          <table:table-cell office:value-type="float" office:value="0.35234377215" calcext:value-type="float">
            <text:p>0.3523437722</text:p>
          </table:table-cell>
          <table:table-cell office:value-type="float" office:value="0.0425791362054" calcext:value-type="float">
            <text:p>0.0425791362</text:p>
          </table:table-cell>
          <table:table-cell office:value-type="float" office:value="0.940384134812" calcext:value-type="float">
            <text:p>0.9403841348</text:p>
          </table:table-cell>
          <table:table-cell office:value-type="float" office:value="0.28079617379" calcext:value-type="float">
            <text:p>0.2807961738</text:p>
          </table:table-cell>
          <table:table-cell office:value-type="float" office:value="0.536189552241" calcext:value-type="float">
            <text:p>0.5361895522</text:p>
          </table:table-cell>
          <table:table-cell office:value-type="float" office:value="0.377824449516" calcext:value-type="float">
            <text:p>0.3778244495</text:p>
          </table:table-cell>
          <table:table-cell office:value-type="float" office:value="0.835765410271" calcext:value-type="float">
            <text:p>0.8357654103</text:p>
          </table:table-cell>
          <table:table-cell office:value-type="float" office:value="0.14094324764" calcext:value-type="float">
            <text:p>0.1409432476</text:p>
          </table:table-cell>
          <table:table-cell office:value-type="float" office:value="0.0017190301" calcext:value-type="float">
            <text:p>0.0017190301</text:p>
          </table:table-cell>
          <table:table-cell office:value-type="float" office:value="0.000223239" calcext:value-type="float">
            <text:p>0.000223239</text:p>
          </table:table-cell>
          <table:table-cell office:value-type="float" office:value="0.00466703" calcext:value-type="float">
            <text:p>0.00466703</text:p>
          </table:table-cell>
          <table:table-cell office:value-type="float" office:value="0.00142509124424" calcext:value-type="float">
            <text:p>0.0014250912</text:p>
          </table:table-cell>
          <table:table-cell office:value-type="string" calcext:value-type="string">
            <text:p><text:s/>[0.1310798522618942, 0.7989887512623753, 0.28518996239699607, 0.3356880926753286, 0.9403841348119607, 0.437827625916867, 0.0425791362054234, 0.16916665206830805, 0.1721637115073905, 0.21036980239093256] </text:p>
          </table:table-cell>
          <table:table-cell office:value-type="string" calcext:value-type="string">
            <text:p><text:s/>[0.4555040369403985, 0.7347979481761023, 0.3778244495159094, 0.5966322951064583, 0.8357654102713512, 0.5477262363772618, 0.5089754245933686, 0.4015549229831456, 0.47265986032240975, 0.4304549381270937] </text:p>
          </table:table-cell>
          <table:table-cell office:value-type="string" calcext:value-type="string">
            <text:p><text:s/>[0.00145191, 0.00466703, 0.00109524, 0.000259045, 0.00328865, 0.00149601, 0.000588759, 0.000223239, 0.000884418, 0.003236]</text:p>
          </table:table-cell>
        </table:table-row>
        <table:table-row table:style-name="ro2">
          <table:table-cell office:value-type="string" calcext:value-type="string">
            <text:p>func_test/test_functions_adadelta_2_4_noisefree_complete</text:p>
          </table:table-cell>
          <table:table-cell table:formula="of:=IF(ISNUMBER(SEARCH(&quot;power&quot;; [.A10])); &quot;power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4" office:value-type="float" office:value="4" calcext:value-type="float">
            <text:p>4</text:p>
          </table:table-cell>
          <table:table-cell office:value-type="string" calcext:value-type="string">
            <text:p>noisefree</text:p>
          </table:table-cell>
          <table:table-cell office:value-type="float" office:value="0.35234377215" calcext:value-type="float">
            <text:p>0.3523437722</text:p>
          </table:table-cell>
          <table:table-cell office:value-type="float" office:value="0.0425791362054" calcext:value-type="float">
            <text:p>0.0425791362</text:p>
          </table:table-cell>
          <table:table-cell office:value-type="float" office:value="0.940384134812" calcext:value-type="float">
            <text:p>0.9403841348</text:p>
          </table:table-cell>
          <table:table-cell office:value-type="float" office:value="0.28079617379" calcext:value-type="float">
            <text:p>0.2807961738</text:p>
          </table:table-cell>
          <table:table-cell office:value-type="float" office:value="0.536189552241" calcext:value-type="float">
            <text:p>0.5361895522</text:p>
          </table:table-cell>
          <table:table-cell office:value-type="float" office:value="0.377824449516" calcext:value-type="float">
            <text:p>0.3778244495</text:p>
          </table:table-cell>
          <table:table-cell office:value-type="float" office:value="0.835765410271" calcext:value-type="float">
            <text:p>0.8357654103</text:p>
          </table:table-cell>
          <table:table-cell office:value-type="float" office:value="0.14094324764" calcext:value-type="float">
            <text:p>0.1409432476</text:p>
          </table:table-cell>
          <table:table-cell office:value-type="float" office:value="0.0017190301" calcext:value-type="float">
            <text:p>0.0017190301</text:p>
          </table:table-cell>
          <table:table-cell office:value-type="float" office:value="0.000223239" calcext:value-type="float">
            <text:p>0.000223239</text:p>
          </table:table-cell>
          <table:table-cell office:value-type="float" office:value="0.00466703" calcext:value-type="float">
            <text:p>0.00466703</text:p>
          </table:table-cell>
          <table:table-cell office:value-type="float" office:value="0.00142509124424" calcext:value-type="float">
            <text:p>0.0014250912</text:p>
          </table:table-cell>
          <table:table-cell office:value-type="string" calcext:value-type="string">
            <text:p><text:s/>[0.1310798522618942, 0.7989887512623753, 0.28518996239699607, 0.3356880926753286, 0.9403841348119607, 0.437827625916867, 0.0425791362054234, 0.16916665206830805, 0.1721637115073905, 0.21036980239093256] </text:p>
          </table:table-cell>
          <table:table-cell office:value-type="string" calcext:value-type="string">
            <text:p><text:s/>[0.4555040369403985, 0.7347979481761023, 0.3778244495159094, 0.5966322951064583, 0.8357654102713512, 0.5477262363772618, 0.5089754245933686, 0.4015549229831456, 0.47265986032240975, 0.4304549381270937] </text:p>
          </table:table-cell>
          <table:table-cell office:value-type="string" calcext:value-type="string">
            <text:p><text:s/>[0.00145191, 0.00466703, 0.00109524, 0.000259045, 0.00328865, 0.00149601, 0.000588759, 0.000223239, 0.000884418, 0.003236]</text:p>
          </table:table-cell>
        </table:table-row>
        <table:table-row table:style-name="ro2">
          <table:table-cell office:value-type="string" calcext:value-type="string">
            <text:p>func_test/test_functions_adadelta_2_4_noisefree_power</text:p>
          </table:table-cell>
          <table:table-cell table:formula="of:=IF(ISNUMBER(SEARCH(&quot;power&quot;; [.A11])); &quot;power&quot;; &quot;complete&quot;)" office:value-type="string" office:string-value="power" calcext:value-type="string">
            <text:p>power</text:p>
          </table:table-cell>
          <table:table-cell table:formula="of:=2" office:value-type="float" office:value="2" calcext:value-type="float">
            <text:p>2</text:p>
          </table:table-cell>
          <table:table-cell table:formula="of:=4" office:value-type="float" office:value="4" calcext:value-type="float">
            <text:p>4</text:p>
          </table:table-cell>
          <table:table-cell office:value-type="string" calcext:value-type="string">
            <text:p>noisefree</text:p>
          </table:table-cell>
          <table:table-cell office:value-type="float" office:value="0.704454932414" calcext:value-type="float">
            <text:p>0.7044549324</text:p>
          </table:table-cell>
          <table:table-cell office:value-type="float" office:value="0.115241679802" calcext:value-type="float">
            <text:p>0.1152416798</text:p>
          </table:table-cell>
          <table:table-cell office:value-type="float" office:value="1.16807398737" calcext:value-type="float">
            <text:p>1.1680739874</text:p>
          </table:table-cell>
          <table:table-cell office:value-type="float" office:value="0.309773145321" calcext:value-type="float">
            <text:p>0.3097731453</text:p>
          </table:table-cell>
          <table:table-cell office:value-type="float" office:value="1.9841437378" calcext:value-type="float">
            <text:p>1.9841437378</text:p>
          </table:table-cell>
          <table:table-cell office:value-type="float" office:value="1.78972194758" calcext:value-type="float">
            <text:p>1.7897219476</text:p>
          </table:table-cell>
          <table:table-cell office:value-type="float" office:value="2.37418280439" calcext:value-type="float">
            <text:p>2.3741828044</text:p>
          </table:table-cell>
          <table:table-cell office:value-type="float" office:value="0.173925044889" calcext:value-type="float">
            <text:p>0.1739250449</text:p>
          </table:table-cell>
          <table:table-cell office:value-type="float" office:value="0.0039562135" calcext:value-type="float">
            <text:p>0.0039562135</text:p>
          </table:table-cell>
          <table:table-cell office:value-type="float" office:value="0.000287921" calcext:value-type="float">
            <text:p>0.000287921</text:p>
          </table:table-cell>
          <table:table-cell office:value-type="float" office:value="0.0106929" calcext:value-type="float">
            <text:p>0.0106929</text:p>
          </table:table-cell>
          <table:table-cell office:value-type="float" office:value="0.00393632157482" calcext:value-type="float">
            <text:p>0.0039363216</text:p>
          </table:table-cell>
          <table:table-cell office:value-type="string" calcext:value-type="string">
            <text:p><text:s/>[0.618760150809716, 0.7968339605212243, 0.30834710851946645, 0.9864431362631647, 0.605260886418429, 1.1680739873718815, 0.11524167980164182, 0.8094210533725755, 1.040009979843761, 0.5961573812192825] </text:p>
          </table:table-cell>
          <table:table-cell office:value-type="string" calcext:value-type="string">
            <text:p><text:s/>[1.909608971551522, 2.37418280438553, 1.9747559310791587, 1.9753962663427074, 1.8487455305227982, 1.9315053756008154, 1.990487757802972, 1.789721947578106, 1.820286606601999, 2.2267461865201956] </text:p>
          </table:table-cell>
          <table:table-cell office:value-type="string" calcext:value-type="string">
            <text:p><text:s/>[0.00421372, 0.000826135, 0.00167725, 0.000661079, 0.00114551, 0.0106929, 0.000287921, 0.00792212, 0.0104063, 0.0017292]</text:p>
          </table:table-cell>
        </table:table-row>
        <table:table-row table:style-name="ro2">
          <table:table-cell office:value-type="string" calcext:value-type="string">
            <text:p>func_test/test_functions_adadelta_4_0_noisefree_complete</text:p>
          </table:table-cell>
          <table:table-cell table:formula="of:=IF(ISNUMBER(SEARCH(&quot;power&quot;; [.A12])); &quot;power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0" office:value-type="float" office:value="0" calcext:value-type="float">
            <text:p>0</text:p>
          </table:table-cell>
          <table:table-cell office:value-type="string" calcext:value-type="string">
            <text:p>noisefree</text:p>
          </table:table-cell>
          <table:table-cell office:value-type="float" office:value="0.704454932414" calcext:value-type="float">
            <text:p>0.7044549324</text:p>
          </table:table-cell>
          <table:table-cell office:value-type="float" office:value="0.115241679802" calcext:value-type="float">
            <text:p>0.1152416798</text:p>
          </table:table-cell>
          <table:table-cell office:value-type="float" office:value="1.16807398737" calcext:value-type="float">
            <text:p>1.1680739874</text:p>
          </table:table-cell>
          <table:table-cell office:value-type="float" office:value="0.309773145321" calcext:value-type="float">
            <text:p>0.3097731453</text:p>
          </table:table-cell>
          <table:table-cell office:value-type="float" office:value="1.9841437378" calcext:value-type="float">
            <text:p>1.9841437378</text:p>
          </table:table-cell>
          <table:table-cell office:value-type="float" office:value="1.78972194758" calcext:value-type="float">
            <text:p>1.7897219476</text:p>
          </table:table-cell>
          <table:table-cell office:value-type="float" office:value="2.37418280439" calcext:value-type="float">
            <text:p>2.3741828044</text:p>
          </table:table-cell>
          <table:table-cell office:value-type="float" office:value="0.173925044889" calcext:value-type="float">
            <text:p>0.1739250449</text:p>
          </table:table-cell>
          <table:table-cell office:value-type="float" office:value="0.0039562135" calcext:value-type="float">
            <text:p>0.0039562135</text:p>
          </table:table-cell>
          <table:table-cell office:value-type="float" office:value="0.000287921" calcext:value-type="float">
            <text:p>0.000287921</text:p>
          </table:table-cell>
          <table:table-cell office:value-type="float" office:value="0.0106929" calcext:value-type="float">
            <text:p>0.0106929</text:p>
          </table:table-cell>
          <table:table-cell office:value-type="float" office:value="0.00393632157482" calcext:value-type="float">
            <text:p>0.0039363216</text:p>
          </table:table-cell>
          <table:table-cell office:value-type="string" calcext:value-type="string">
            <text:p><text:s/>[0.618760150809716, 0.7968339605212243, 0.30834710851946645, 0.9864431362631647, 0.605260886418429, 1.1680739873718815, 0.11524167980164182, 0.8094210533725755, 1.040009979843761, 0.5961573812192825] </text:p>
          </table:table-cell>
          <table:table-cell office:value-type="string" calcext:value-type="string">
            <text:p><text:s/>[1.909608971551522, 2.37418280438553, 1.9747559310791587, 1.9753962663427074, 1.8487455305227982, 1.9315053756008154, 1.990487757802972, 1.789721947578106, 1.820286606601999, 2.2267461865201956] </text:p>
          </table:table-cell>
          <table:table-cell office:value-type="string" calcext:value-type="string">
            <text:p><text:s/>[0.00421372, 0.000826135, 0.00167725, 0.000661079, 0.00114551, 0.0106929, 0.000287921, 0.00792212, 0.0104063, 0.0017292]</text:p>
          </table:table-cell>
        </table:table-row>
        <table:table-row table:style-name="ro2">
          <table:table-cell office:value-type="string" calcext:value-type="string">
            <text:p>func_test/test_functions_adadelta_4_0_noisefree_power</text:p>
          </table:table-cell>
          <table:table-cell table:formula="of:=IF(ISNUMBER(SEARCH(&quot;power&quot;; [.A13])); &quot;power&quot;; &quot;complete&quot;)" office:value-type="string" office:string-value="power" calcext:value-type="string">
            <text:p>power</text:p>
          </table:table-cell>
          <table:table-cell table:formula="of:=2" office:value-type="float" office:value="2" calcext:value-type="float">
            <text:p>2</text:p>
          </table:table-cell>
          <table:table-cell table:formula="of:=0" office:value-type="float" office:value="0" calcext:value-type="float">
            <text:p>0</text:p>
          </table:table-cell>
          <table:table-cell office:value-type="string" calcext:value-type="string">
            <text:p>noisefree</text:p>
          </table:table-cell>
          <table:table-cell office:value-type="float" office:value="0.704454932414" calcext:value-type="float">
            <text:p>0.7044549324</text:p>
          </table:table-cell>
          <table:table-cell office:value-type="float" office:value="0.115241679802" calcext:value-type="float">
            <text:p>0.1152416798</text:p>
          </table:table-cell>
          <table:table-cell office:value-type="float" office:value="1.16807398737" calcext:value-type="float">
            <text:p>1.1680739874</text:p>
          </table:table-cell>
          <table:table-cell office:value-type="float" office:value="0.309773145321" calcext:value-type="float">
            <text:p>0.3097731453</text:p>
          </table:table-cell>
          <table:table-cell office:value-type="float" office:value="1.9841437378" calcext:value-type="float">
            <text:p>1.9841437378</text:p>
          </table:table-cell>
          <table:table-cell office:value-type="float" office:value="1.78972194758" calcext:value-type="float">
            <text:p>1.7897219476</text:p>
          </table:table-cell>
          <table:table-cell office:value-type="float" office:value="2.37418280439" calcext:value-type="float">
            <text:p>2.3741828044</text:p>
          </table:table-cell>
          <table:table-cell office:value-type="float" office:value="0.173925044889" calcext:value-type="float">
            <text:p>0.1739250449</text:p>
          </table:table-cell>
          <table:table-cell office:value-type="float" office:value="0.0039562135" calcext:value-type="float">
            <text:p>0.0039562135</text:p>
          </table:table-cell>
          <table:table-cell office:value-type="float" office:value="0.000287921" calcext:value-type="float">
            <text:p>0.000287921</text:p>
          </table:table-cell>
          <table:table-cell office:value-type="float" office:value="0.0106929" calcext:value-type="float">
            <text:p>0.0106929</text:p>
          </table:table-cell>
          <table:table-cell office:value-type="float" office:value="0.00393632157482" calcext:value-type="float">
            <text:p>0.0039363216</text:p>
          </table:table-cell>
          <table:table-cell office:value-type="string" calcext:value-type="string">
            <text:p><text:s/>[0.618760150809716, 0.7968339605212243, 0.30834710851946645, 0.9864431362631647, 0.605260886418429, 1.1680739873718815, 0.11524167980164182, 0.8094210533725755, 1.040009979843761, 0.5961573812192825] </text:p>
          </table:table-cell>
          <table:table-cell office:value-type="string" calcext:value-type="string">
            <text:p><text:s/>[1.909608971551522, 2.37418280438553, 1.9747559310791587, 1.9753962663427074, 1.8487455305227982, 1.9315053756008154, 1.990487757802972, 1.789721947578106, 1.820286606601999, 2.2267461865201956] </text:p>
          </table:table-cell>
          <table:table-cell office:value-type="string" calcext:value-type="string">
            <text:p><text:s/>[0.00421372, 0.000826135, 0.00167725, 0.000661079, 0.00114551, 0.0106929, 0.000287921, 0.00792212, 0.0104063, 0.0017292]</text:p>
          </table:table-cell>
        </table:table-row>
        <table:table-row table:style-name="ro2">
          <table:table-cell office:value-type="string" calcext:value-type="string">
            <text:p>func_test/test_functions_adadelta_4_1_noisefree_complete</text:p>
          </table:table-cell>
          <table:table-cell table:formula="of:=IF(ISNUMBER(SEARCH(&quot;power&quot;; [.A14])); &quot;power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isefree</text:p>
          </table:table-cell>
          <table:table-cell office:value-type="float" office:value="0.704454932414" calcext:value-type="float">
            <text:p>0.7044549324</text:p>
          </table:table-cell>
          <table:table-cell office:value-type="float" office:value="0.115241679802" calcext:value-type="float">
            <text:p>0.1152416798</text:p>
          </table:table-cell>
          <table:table-cell office:value-type="float" office:value="1.16807398737" calcext:value-type="float">
            <text:p>1.1680739874</text:p>
          </table:table-cell>
          <table:table-cell office:value-type="float" office:value="0.309773145321" calcext:value-type="float">
            <text:p>0.3097731453</text:p>
          </table:table-cell>
          <table:table-cell office:value-type="float" office:value="1.9841437378" calcext:value-type="float">
            <text:p>1.9841437378</text:p>
          </table:table-cell>
          <table:table-cell office:value-type="float" office:value="1.78972194758" calcext:value-type="float">
            <text:p>1.7897219476</text:p>
          </table:table-cell>
          <table:table-cell office:value-type="float" office:value="2.37418280439" calcext:value-type="float">
            <text:p>2.3741828044</text:p>
          </table:table-cell>
          <table:table-cell office:value-type="float" office:value="0.173925044889" calcext:value-type="float">
            <text:p>0.1739250449</text:p>
          </table:table-cell>
          <table:table-cell office:value-type="float" office:value="0.0039562135" calcext:value-type="float">
            <text:p>0.0039562135</text:p>
          </table:table-cell>
          <table:table-cell office:value-type="float" office:value="0.000287921" calcext:value-type="float">
            <text:p>0.000287921</text:p>
          </table:table-cell>
          <table:table-cell office:value-type="float" office:value="0.0106929" calcext:value-type="float">
            <text:p>0.0106929</text:p>
          </table:table-cell>
          <table:table-cell office:value-type="float" office:value="0.00393632157482" calcext:value-type="float">
            <text:p>0.0039363216</text:p>
          </table:table-cell>
          <table:table-cell office:value-type="string" calcext:value-type="string">
            <text:p><text:s/>[0.618760150809716, 0.7968339605212243, 0.30834710851946645, 0.9864431362631647, 0.605260886418429, 1.1680739873718815, 0.11524167980164182, 0.8094210533725755, 1.040009979843761, 0.5961573812192825] </text:p>
          </table:table-cell>
          <table:table-cell office:value-type="string" calcext:value-type="string">
            <text:p><text:s/>[1.909608971551522, 2.37418280438553, 1.9747559310791587, 1.9753962663427074, 1.8487455305227982, 1.9315053756008154, 1.990487757802972, 1.789721947578106, 1.820286606601999, 2.2267461865201956] </text:p>
          </table:table-cell>
          <table:table-cell office:value-type="string" calcext:value-type="string">
            <text:p><text:s/>[0.00421372, 0.000826135, 0.00167725, 0.000661079, 0.00114551, 0.0106929, 0.000287921, 0.00792212, 0.0104063, 0.0017292]</text:p>
          </table:table-cell>
        </table:table-row>
        <table:table-row table:style-name="ro2">
          <table:table-cell office:value-type="string" calcext:value-type="string">
            <text:p>func_test/test_functions_adadelta_4_1_noisefree_power</text:p>
          </table:table-cell>
          <table:table-cell table:formula="of:=IF(ISNUMBER(SEARCH(&quot;power&quot;; [.A15])); &quot;power&quot;; &quot;complete&quot;)" office:value-type="string" office:string-value="power" calcext:value-type="string">
            <text:p>power</text:p>
          </table:table-cell>
          <table:table-cell table:formula="of:=2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isefree</text:p>
          </table:table-cell>
          <table:table-cell office:value-type="float" office:value="0.704454932414" calcext:value-type="float">
            <text:p>0.7044549324</text:p>
          </table:table-cell>
          <table:table-cell office:value-type="float" office:value="0.115241679802" calcext:value-type="float">
            <text:p>0.1152416798</text:p>
          </table:table-cell>
          <table:table-cell office:value-type="float" office:value="1.16807398737" calcext:value-type="float">
            <text:p>1.1680739874</text:p>
          </table:table-cell>
          <table:table-cell office:value-type="float" office:value="0.309773145321" calcext:value-type="float">
            <text:p>0.3097731453</text:p>
          </table:table-cell>
          <table:table-cell office:value-type="float" office:value="1.9841437378" calcext:value-type="float">
            <text:p>1.9841437378</text:p>
          </table:table-cell>
          <table:table-cell office:value-type="float" office:value="1.78972194758" calcext:value-type="float">
            <text:p>1.7897219476</text:p>
          </table:table-cell>
          <table:table-cell office:value-type="float" office:value="2.37418280439" calcext:value-type="float">
            <text:p>2.3741828044</text:p>
          </table:table-cell>
          <table:table-cell office:value-type="float" office:value="0.173925044889" calcext:value-type="float">
            <text:p>0.1739250449</text:p>
          </table:table-cell>
          <table:table-cell office:value-type="float" office:value="0.0039562135" calcext:value-type="float">
            <text:p>0.0039562135</text:p>
          </table:table-cell>
          <table:table-cell office:value-type="float" office:value="0.000287921" calcext:value-type="float">
            <text:p>0.000287921</text:p>
          </table:table-cell>
          <table:table-cell office:value-type="float" office:value="0.0106929" calcext:value-type="float">
            <text:p>0.0106929</text:p>
          </table:table-cell>
          <table:table-cell office:value-type="float" office:value="0.00393632157482" calcext:value-type="float">
            <text:p>0.0039363216</text:p>
          </table:table-cell>
          <table:table-cell office:value-type="string" calcext:value-type="string">
            <text:p><text:s/>[0.618760150809716, 0.7968339605212243, 0.30834710851946645, 0.9864431362631647, 0.605260886418429, 1.1680739873718815, 0.11524167980164182, 0.8094210533725755, 1.040009979843761, 0.5961573812192825] </text:p>
          </table:table-cell>
          <table:table-cell office:value-type="string" calcext:value-type="string">
            <text:p><text:s/>[1.909608971551522, 2.37418280438553, 1.9747559310791587, 1.9753962663427074, 1.8487455305227982, 1.9315053756008154, 1.990487757802972, 1.789721947578106, 1.820286606601999, 2.2267461865201956] </text:p>
          </table:table-cell>
          <table:table-cell office:value-type="string" calcext:value-type="string">
            <text:p><text:s/>[0.00421372, 0.000826135, 0.00167725, 0.000661079, 0.00114551, 0.0106929, 0.000287921, 0.00792212, 0.0104063, 0.0017292]</text:p>
          </table:table-cell>
        </table:table-row>
        <table:table-row table:style-name="ro2">
          <table:table-cell office:value-type="string" calcext:value-type="string">
            <text:p>func_test/test_functions_adadelta_4_2_noisefree_complete</text:p>
          </table:table-cell>
          <table:table-cell table:formula="of:=IF(ISNUMBER(SEARCH(&quot;power&quot;; [.A16])); &quot;power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2" office:value-type="float" office:value="2" calcext:value-type="float">
            <text:p>2</text:p>
          </table:table-cell>
          <table:table-cell office:value-type="string" calcext:value-type="string">
            <text:p>noisefree</text:p>
          </table:table-cell>
          <table:table-cell office:value-type="float" office:value="0.704454932414" calcext:value-type="float">
            <text:p>0.7044549324</text:p>
          </table:table-cell>
          <table:table-cell office:value-type="float" office:value="0.115241679802" calcext:value-type="float">
            <text:p>0.1152416798</text:p>
          </table:table-cell>
          <table:table-cell office:value-type="float" office:value="1.16807398737" calcext:value-type="float">
            <text:p>1.1680739874</text:p>
          </table:table-cell>
          <table:table-cell office:value-type="float" office:value="0.309773145321" calcext:value-type="float">
            <text:p>0.3097731453</text:p>
          </table:table-cell>
          <table:table-cell office:value-type="float" office:value="1.9841437378" calcext:value-type="float">
            <text:p>1.9841437378</text:p>
          </table:table-cell>
          <table:table-cell office:value-type="float" office:value="1.78972194758" calcext:value-type="float">
            <text:p>1.7897219476</text:p>
          </table:table-cell>
          <table:table-cell office:value-type="float" office:value="2.37418280439" calcext:value-type="float">
            <text:p>2.3741828044</text:p>
          </table:table-cell>
          <table:table-cell office:value-type="float" office:value="0.173925044889" calcext:value-type="float">
            <text:p>0.1739250449</text:p>
          </table:table-cell>
          <table:table-cell office:value-type="float" office:value="0.0039562135" calcext:value-type="float">
            <text:p>0.0039562135</text:p>
          </table:table-cell>
          <table:table-cell office:value-type="float" office:value="0.000287921" calcext:value-type="float">
            <text:p>0.000287921</text:p>
          </table:table-cell>
          <table:table-cell office:value-type="float" office:value="0.0106929" calcext:value-type="float">
            <text:p>0.0106929</text:p>
          </table:table-cell>
          <table:table-cell office:value-type="float" office:value="0.00393632157482" calcext:value-type="float">
            <text:p>0.0039363216</text:p>
          </table:table-cell>
          <table:table-cell office:value-type="string" calcext:value-type="string">
            <text:p><text:s/>[0.618760150809716, 0.7968339605212243, 0.30834710851946645, 0.9864431362631647, 0.605260886418429, 1.1680739873718815, 0.11524167980164182, 0.8094210533725755, 1.040009979843761, 0.5961573812192825] </text:p>
          </table:table-cell>
          <table:table-cell office:value-type="string" calcext:value-type="string">
            <text:p><text:s/>[1.909608971551522, 2.37418280438553, 1.9747559310791587, 1.9753962663427074, 1.8487455305227982, 1.9315053756008154, 1.990487757802972, 1.789721947578106, 1.820286606601999, 2.2267461865201956] </text:p>
          </table:table-cell>
          <table:table-cell office:value-type="string" calcext:value-type="string">
            <text:p><text:s/>[0.00421372, 0.000826135, 0.00167725, 0.000661079, 0.00114551, 0.0106929, 0.000287921, 0.00792212, 0.0104063, 0.0017292]</text:p>
          </table:table-cell>
        </table:table-row>
        <table:table-row table:style-name="ro2">
          <table:table-cell office:value-type="string" calcext:value-type="string">
            <text:p>func_test/test_functions_adadelta_4_2_noisefree_power</text:p>
          </table:table-cell>
          <table:table-cell table:formula="of:=IF(ISNUMBER(SEARCH(&quot;power&quot;; [.A17])); &quot;power&quot;; &quot;complete&quot;)" office:value-type="string" office:string-value="power" calcext:value-type="string">
            <text:p>power</text:p>
          </table:table-cell>
          <table:table-cell table:formula="of:=2" office:value-type="float" office:value="2" calcext:value-type="float">
            <text:p>2</text:p>
          </table:table-cell>
          <table:table-cell table:formula="of:=2" office:value-type="float" office:value="2" calcext:value-type="float">
            <text:p>2</text:p>
          </table:table-cell>
          <table:table-cell office:value-type="string" calcext:value-type="string">
            <text:p>noisefree</text:p>
          </table:table-cell>
          <table:table-cell office:value-type="float" office:value="3.35323195445" calcext:value-type="float">
            <text:p>3.3532319545</text:p>
          </table:table-cell>
          <table:table-cell office:value-type="float" office:value="0.149090292552" calcext:value-type="float">
            <text:p>0.1490902926</text:p>
          </table:table-cell>
          <table:table-cell office:value-type="float" office:value="7.17901408596" calcext:value-type="float">
            <text:p>7.179014086</text:p>
          </table:table-cell>
          <table:table-cell office:value-type="float" office:value="1.82389581838" calcext:value-type="float">
            <text:p>1.8238958184</text:p>
          </table:table-cell>
          <table:table-cell office:value-type="float" office:value="3.80279808294" calcext:value-type="float">
            <text:p>3.8027980829</text:p>
          </table:table-cell>
          <table:table-cell office:value-type="float" office:value="2.88154281767" calcext:value-type="float">
            <text:p>2.8815428177</text:p>
          </table:table-cell>
          <table:table-cell office:value-type="float" office:value="6.14510859273" calcext:value-type="float">
            <text:p>6.1451085927</text:p>
          </table:table-cell>
          <table:table-cell office:value-type="float" office:value="0.874676633524" calcext:value-type="float">
            <text:p>0.8746766335</text:p>
          </table:table-cell>
          <table:table-cell office:value-type="float" office:value="27.6360520018" calcext:value-type="float">
            <text:p>27.6360520018</text:p>
          </table:table-cell>
          <table:table-cell office:value-type="float" office:value="0.000447018" calcext:value-type="float">
            <text:p>0.000447018</text:p>
          </table:table-cell>
          <table:table-cell office:value-type="float" office:value="235.508" calcext:value-type="float">
            <text:p>235.508</text:p>
          </table:table-cell>
          <table:table-cell office:value-type="float" office:value="69.3996597671" calcext:value-type="float">
            <text:p>69.3996597671</text:p>
          </table:table-cell>
          <table:table-cell office:value-type="string" calcext:value-type="string">
            <text:p><text:s/>[0.14909029255176676, 7.179014085964748, 4.667921490314541, 1.1694047802487182, 2.6247991061502858, 2.872645576476421, 4.312209669298614, 3.3441219265331945, 3.7733971983935457, 3.4397154185794814] </text:p>
          </table:table-cell>
          <table:table-cell office:value-type="string" calcext:value-type="string">
            <text:p><text:s/>[3.0470339106306596, 6.145108592732944, 3.8949713785521354, 2.8815428176705185, 3.36783075994732, 3.4326165468996894, 3.7104831494014983, 3.8368294729529073, 3.411788177311754, 4.299776023331147] </text:p>
          </table:table-cell>
          <table:table-cell office:value-type="string" calcext:value-type="string">
            <text:p><text:s/>[0.000447018, 235.508, 2.33052, 0.177473, 1.49798, 8.14933, 6.29341, 13.5275, 4.94505, 3.93081]</text:p>
          </table:table-cell>
        </table:table-row>
        <table:table-row table:style-name="ro2">
          <table:table-cell office:value-type="string" calcext:value-type="string">
            <text:p>func_test/test_functions_adadelta_4_3_noisefree_complete</text:p>
          </table:table-cell>
          <table:table-cell table:formula="of:=IF(ISNUMBER(SEARCH(&quot;power&quot;; [.A18])); &quot;power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3" office:value-type="float" office:value="3" calcext:value-type="float">
            <text:p>3</text:p>
          </table:table-cell>
          <table:table-cell office:value-type="string" calcext:value-type="string">
            <text:p>noisefree</text:p>
          </table:table-cell>
          <table:table-cell office:value-type="float" office:value="3.35323195445" calcext:value-type="float">
            <text:p>3.3532319545</text:p>
          </table:table-cell>
          <table:table-cell office:value-type="float" office:value="0.149090292552" calcext:value-type="float">
            <text:p>0.1490902926</text:p>
          </table:table-cell>
          <table:table-cell office:value-type="float" office:value="7.17901408596" calcext:value-type="float">
            <text:p>7.179014086</text:p>
          </table:table-cell>
          <table:table-cell office:value-type="float" office:value="1.82389581838" calcext:value-type="float">
            <text:p>1.8238958184</text:p>
          </table:table-cell>
          <table:table-cell office:value-type="float" office:value="3.80279808294" calcext:value-type="float">
            <text:p>3.8027980829</text:p>
          </table:table-cell>
          <table:table-cell office:value-type="float" office:value="2.88154281767" calcext:value-type="float">
            <text:p>2.8815428177</text:p>
          </table:table-cell>
          <table:table-cell office:value-type="float" office:value="6.14510859273" calcext:value-type="float">
            <text:p>6.1451085927</text:p>
          </table:table-cell>
          <table:table-cell office:value-type="float" office:value="0.874676633524" calcext:value-type="float">
            <text:p>0.8746766335</text:p>
          </table:table-cell>
          <table:table-cell office:value-type="float" office:value="27.6360520018" calcext:value-type="float">
            <text:p>27.6360520018</text:p>
          </table:table-cell>
          <table:table-cell office:value-type="float" office:value="0.000447018" calcext:value-type="float">
            <text:p>0.000447018</text:p>
          </table:table-cell>
          <table:table-cell office:value-type="float" office:value="235.508" calcext:value-type="float">
            <text:p>235.508</text:p>
          </table:table-cell>
          <table:table-cell office:value-type="float" office:value="69.3996597671" calcext:value-type="float">
            <text:p>69.3996597671</text:p>
          </table:table-cell>
          <table:table-cell office:value-type="string" calcext:value-type="string">
            <text:p><text:s/>[0.14909029255176676, 7.179014085964748, 4.667921490314541, 1.1694047802487182, 2.6247991061502858, 2.872645576476421, 4.312209669298614, 3.3441219265331945, 3.7733971983935457, 3.4397154185794814] </text:p>
          </table:table-cell>
          <table:table-cell office:value-type="string" calcext:value-type="string">
            <text:p><text:s/>[3.0470339106306596, 6.145108592732944, 3.8949713785521354, 2.8815428176705185, 3.36783075994732, 3.4326165468996894, 3.7104831494014983, 3.8368294729529073, 3.411788177311754, 4.299776023331147] </text:p>
          </table:table-cell>
          <table:table-cell office:value-type="string" calcext:value-type="string">
            <text:p><text:s/>[0.000447018, 235.508, 2.33052, 0.177473, 1.49798, 8.14933, 6.29341, 13.5275, 4.94505, 3.93081]</text:p>
          </table:table-cell>
        </table:table-row>
        <table:table-row table:style-name="ro2">
          <table:table-cell office:value-type="string" calcext:value-type="string">
            <text:p>func_test/test_functions_adadelta_4_3_noisefree_power</text:p>
          </table:table-cell>
          <table:table-cell table:formula="of:=IF(ISNUMBER(SEARCH(&quot;power&quot;; [.A19])); &quot;power&quot;; &quot;complete&quot;)" office:value-type="string" office:string-value="power" calcext:value-type="string">
            <text:p>power</text:p>
          </table:table-cell>
          <table:table-cell table:formula="of:=2" office:value-type="float" office:value="2" calcext:value-type="float">
            <text:p>2</text:p>
          </table:table-cell>
          <table:table-cell table:formula="of:=3" office:value-type="float" office:value="3" calcext:value-type="float">
            <text:p>3</text:p>
          </table:table-cell>
          <table:table-cell office:value-type="string" calcext:value-type="string">
            <text:p>noisefree</text:p>
          </table:table-cell>
          <table:table-cell office:value-type="float" office:value="3.35323195445" calcext:value-type="float">
            <text:p>3.3532319545</text:p>
          </table:table-cell>
          <table:table-cell office:value-type="float" office:value="0.149090292552" calcext:value-type="float">
            <text:p>0.1490902926</text:p>
          </table:table-cell>
          <table:table-cell office:value-type="float" office:value="7.17901408596" calcext:value-type="float">
            <text:p>7.179014086</text:p>
          </table:table-cell>
          <table:table-cell office:value-type="float" office:value="1.82389581838" calcext:value-type="float">
            <text:p>1.8238958184</text:p>
          </table:table-cell>
          <table:table-cell office:value-type="float" office:value="3.80279808294" calcext:value-type="float">
            <text:p>3.8027980829</text:p>
          </table:table-cell>
          <table:table-cell office:value-type="float" office:value="2.88154281767" calcext:value-type="float">
            <text:p>2.8815428177</text:p>
          </table:table-cell>
          <table:table-cell office:value-type="float" office:value="6.14510859273" calcext:value-type="float">
            <text:p>6.1451085927</text:p>
          </table:table-cell>
          <table:table-cell office:value-type="float" office:value="0.874676633524" calcext:value-type="float">
            <text:p>0.8746766335</text:p>
          </table:table-cell>
          <table:table-cell office:value-type="float" office:value="27.6360520018" calcext:value-type="float">
            <text:p>27.6360520018</text:p>
          </table:table-cell>
          <table:table-cell office:value-type="float" office:value="0.000447018" calcext:value-type="float">
            <text:p>0.000447018</text:p>
          </table:table-cell>
          <table:table-cell office:value-type="float" office:value="235.508" calcext:value-type="float">
            <text:p>235.508</text:p>
          </table:table-cell>
          <table:table-cell office:value-type="float" office:value="69.3996597671" calcext:value-type="float">
            <text:p>69.3996597671</text:p>
          </table:table-cell>
          <table:table-cell office:value-type="string" calcext:value-type="string">
            <text:p><text:s/>[0.14909029255176676, 7.179014085964748, 4.667921490314541, 1.1694047802487182, 2.6247991061502858, 2.872645576476421, 4.312209669298614, 3.3441219265331945, 3.7733971983935457, 3.4397154185794814] </text:p>
          </table:table-cell>
          <table:table-cell office:value-type="string" calcext:value-type="string">
            <text:p><text:s/>[3.0470339106306596, 6.145108592732944, 3.8949713785521354, 2.8815428176705185, 3.36783075994732, 3.4326165468996894, 3.7104831494014983, 3.8368294729529073, 3.411788177311754, 4.299776023331147] </text:p>
          </table:table-cell>
          <table:table-cell office:value-type="string" calcext:value-type="string">
            <text:p><text:s/>[0.000447018, 235.508, 2.33052, 0.177473, 1.49798, 8.14933, 6.29341, 13.5275, 4.94505, 3.93081]</text:p>
          </table:table-cell>
        </table:table-row>
        <table:table-row table:style-name="ro2">
          <table:table-cell office:value-type="string" calcext:value-type="string">
            <text:p>func_test/test_functions_adadelta_4_4_noisefree_complete</text:p>
          </table:table-cell>
          <table:table-cell table:formula="of:=IF(ISNUMBER(SEARCH(&quot;power&quot;; [.A20])); &quot;power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4" office:value-type="float" office:value="4" calcext:value-type="float">
            <text:p>4</text:p>
          </table:table-cell>
          <table:table-cell office:value-type="string" calcext:value-type="string">
            <text:p>noisefree</text:p>
          </table:table-cell>
          <table:table-cell office:value-type="float" office:value="3.35323195445" calcext:value-type="float">
            <text:p>3.3532319545</text:p>
          </table:table-cell>
          <table:table-cell office:value-type="float" office:value="0.149090292552" calcext:value-type="float">
            <text:p>0.1490902926</text:p>
          </table:table-cell>
          <table:table-cell office:value-type="float" office:value="7.17901408596" calcext:value-type="float">
            <text:p>7.179014086</text:p>
          </table:table-cell>
          <table:table-cell office:value-type="float" office:value="1.82389581838" calcext:value-type="float">
            <text:p>1.8238958184</text:p>
          </table:table-cell>
          <table:table-cell office:value-type="float" office:value="3.80279808294" calcext:value-type="float">
            <text:p>3.8027980829</text:p>
          </table:table-cell>
          <table:table-cell office:value-type="float" office:value="2.88154281767" calcext:value-type="float">
            <text:p>2.8815428177</text:p>
          </table:table-cell>
          <table:table-cell office:value-type="float" office:value="6.14510859273" calcext:value-type="float">
            <text:p>6.1451085927</text:p>
          </table:table-cell>
          <table:table-cell office:value-type="float" office:value="0.874676633524" calcext:value-type="float">
            <text:p>0.8746766335</text:p>
          </table:table-cell>
          <table:table-cell office:value-type="float" office:value="27.6360520018" calcext:value-type="float">
            <text:p>27.6360520018</text:p>
          </table:table-cell>
          <table:table-cell office:value-type="float" office:value="0.000447018" calcext:value-type="float">
            <text:p>0.000447018</text:p>
          </table:table-cell>
          <table:table-cell office:value-type="float" office:value="235.508" calcext:value-type="float">
            <text:p>235.508</text:p>
          </table:table-cell>
          <table:table-cell office:value-type="float" office:value="69.3996597671" calcext:value-type="float">
            <text:p>69.3996597671</text:p>
          </table:table-cell>
          <table:table-cell office:value-type="string" calcext:value-type="string">
            <text:p><text:s/>[0.14909029255176676, 7.179014085964748, 4.667921490314541, 1.1694047802487182, 2.6247991061502858, 2.872645576476421, 4.312209669298614, 3.3441219265331945, 3.7733971983935457, 3.4397154185794814] </text:p>
          </table:table-cell>
          <table:table-cell office:value-type="string" calcext:value-type="string">
            <text:p><text:s/>[3.0470339106306596, 6.145108592732944, 3.8949713785521354, 2.8815428176705185, 3.36783075994732, 3.4326165468996894, 3.7104831494014983, 3.8368294729529073, 3.411788177311754, 4.299776023331147] </text:p>
          </table:table-cell>
          <table:table-cell office:value-type="string" calcext:value-type="string">
            <text:p><text:s/>[0.000447018, 235.508, 2.33052, 0.177473, 1.49798, 8.14933, 6.29341, 13.5275, 4.94505, 3.93081]</text:p>
          </table:table-cell>
        </table:table-row>
        <table:table-row table:style-name="ro2">
          <table:table-cell office:value-type="string" calcext:value-type="string">
            <text:p>func_test/test_functions_adadelta_4_4_noisefree_power</text:p>
          </table:table-cell>
          <table:table-cell table:formula="of:=IF(ISNUMBER(SEARCH(&quot;power&quot;; [.A21])); &quot;power&quot;; &quot;complete&quot;)" office:value-type="string" office:string-value="power" calcext:value-type="string">
            <text:p>power</text:p>
          </table:table-cell>
          <table:table-cell table:formula="of:=2" office:value-type="float" office:value="2" calcext:value-type="float">
            <text:p>2</text:p>
          </table:table-cell>
          <table:table-cell table:formula="of:=4" office:value-type="float" office:value="4" calcext:value-type="float">
            <text:p>4</text:p>
          </table:table-cell>
          <table:table-cell office:value-type="string" calcext:value-type="string">
            <text:p>noisefree</text:p>
          </table:table-cell>
          <table:table-cell office:value-type="float" office:value="3.35323195445" calcext:value-type="float">
            <text:p>3.3532319545</text:p>
          </table:table-cell>
          <table:table-cell office:value-type="float" office:value="0.149090292552" calcext:value-type="float">
            <text:p>0.1490902926</text:p>
          </table:table-cell>
          <table:table-cell office:value-type="float" office:value="7.17901408596" calcext:value-type="float">
            <text:p>7.179014086</text:p>
          </table:table-cell>
          <table:table-cell office:value-type="float" office:value="1.82389581838" calcext:value-type="float">
            <text:p>1.8238958184</text:p>
          </table:table-cell>
          <table:table-cell office:value-type="float" office:value="3.80279808294" calcext:value-type="float">
            <text:p>3.8027980829</text:p>
          </table:table-cell>
          <table:table-cell office:value-type="float" office:value="2.88154281767" calcext:value-type="float">
            <text:p>2.8815428177</text:p>
          </table:table-cell>
          <table:table-cell office:value-type="float" office:value="6.14510859273" calcext:value-type="float">
            <text:p>6.1451085927</text:p>
          </table:table-cell>
          <table:table-cell office:value-type="float" office:value="0.874676633524" calcext:value-type="float">
            <text:p>0.8746766335</text:p>
          </table:table-cell>
          <table:table-cell office:value-type="float" office:value="27.6360520018" calcext:value-type="float">
            <text:p>27.6360520018</text:p>
          </table:table-cell>
          <table:table-cell office:value-type="float" office:value="0.000447018" calcext:value-type="float">
            <text:p>0.000447018</text:p>
          </table:table-cell>
          <table:table-cell office:value-type="float" office:value="235.508" calcext:value-type="float">
            <text:p>235.508</text:p>
          </table:table-cell>
          <table:table-cell office:value-type="float" office:value="69.3996597671" calcext:value-type="float">
            <text:p>69.3996597671</text:p>
          </table:table-cell>
          <table:table-cell office:value-type="string" calcext:value-type="string">
            <text:p><text:s/>[0.14909029255176676, 7.179014085964748, 4.667921490314541, 1.1694047802487182, 2.6247991061502858, 2.872645576476421, 4.312209669298614, 3.3441219265331945, 3.7733971983935457, 3.4397154185794814] </text:p>
          </table:table-cell>
          <table:table-cell office:value-type="string" calcext:value-type="string">
            <text:p><text:s/>[3.0470339106306596, 6.145108592732944, 3.8949713785521354, 2.8815428176705185, 3.36783075994732, 3.4326165468996894, 3.7104831494014983, 3.8368294729529073, 3.411788177311754, 4.299776023331147] </text:p>
          </table:table-cell>
          <table:table-cell office:value-type="string" calcext:value-type="string">
            <text:p><text:s/>[0.000447018, 235.508, 2.33052, 0.177473, 1.49798, 8.14933, 6.29341, 13.5275, 4.94505, 3.93081]</text:p>
          </table:table-cell>
        </table:table-row>
        <table:table-row table:style-name="ro2">
          <table:table-cell office:value-type="string" calcext:value-type="string">
            <text:p>func_test3/test_functions_adadelta5_0__noisefree_complete</text:p>
          </table:table-cell>
          <table:table-cell table:formula="of:=IF(ISNUMBER(SEARCH(&quot;power&quot;; [.A22])); &quot;power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0" office:value-type="float" office:value="0" calcext:value-type="float">
            <text:p>0</text:p>
          </table:table-cell>
          <table:table-cell office:value-type="string" calcext:value-type="string">
            <text:p>noisefree</text:p>
          </table:table-cell>
          <table:table-cell office:value-type="float" office:value="10.0871055532" calcext:value-type="float">
            <text:p>10.0871055532</text:p>
          </table:table-cell>
          <table:table-cell office:value-type="float" office:value="9.23891474083" calcext:value-type="float">
            <text:p>9.2389147408</text:p>
          </table:table-cell>
          <table:table-cell office:value-type="float" office:value="11.318934197" calcext:value-type="float">
            <text:p>11.318934197</text:p>
          </table:table-cell>
          <table:table-cell office:value-type="float" office:value="0.617943514964" calcext:value-type="float">
            <text:p>0.617943515</text:p>
          </table:table-cell>
          <table:table-cell office:value-type="float" office:value="9.62050176593" calcext:value-type="float">
            <text:p>9.6205017659</text:p>
          </table:table-cell>
          <table:table-cell office:value-type="float" office:value="9.04657221148" calcext:value-type="float">
            <text:p>9.0465722115</text:p>
          </table:table-cell>
          <table:table-cell office:value-type="float" office:value="10.9333792661" calcext:value-type="float">
            <text:p>10.9333792661</text:p>
          </table:table-cell>
          <table:table-cell office:value-type="float" office:value="0.561918658575" calcext:value-type="float">
            <text:p>0.5619186586</text:p>
          </table:table-cell>
          <table:table-cell office:value-type="float" office:value="1929084.7" calcext:value-type="float">
            <text:p>1929084.7</text:p>
          </table:table-cell>
          <table:table-cell office:value-type="float" office:value="635847" calcext:value-type="float">
            <text:p>635847</text:p>
          </table:table-cell>
          <table:table-cell office:value-type="float" office:value="2667580" calcext:value-type="float">
            <text:p>2667580</text:p>
          </table:table-cell>
          <table:table-cell office:value-type="float" office:value="579262.341765" calcext:value-type="float">
            <text:p>579262.341765</text:p>
          </table:table-cell>
          <table:table-cell office:value-type="string" calcext:value-type="string">
            <text:p><text:s/>[11.31893419698561, 9.969727671281372, 10.811854871752479, 9.657933362514315, 9.685306486349859, 9.238914740829316, 9.809349457430265, 9.500666305268375, 10.320727901853685, 10.557640537758926] </text:p>
          </table:table-cell>
          <table:table-cell office:value-type="string" calcext:value-type="string">
            <text:p><text:s/>[10.93337926606821, 9.046572211479521, 10.003126351088333, 9.304727406795271, 9.481345944460136, 9.236524342430613, 9.074949199306156, 9.450135735748024, 9.468985461183324, 10.205271740749021] </text:p>
          </table:table-cell>
          <table:table-cell/>
        </table:table-row>
        <table:table-row table:style-name="ro2">
          <table:table-cell office:value-type="string" calcext:value-type="string">
            <text:p>func_test3/test_functions_adadelta5_0__noisefree_power</text:p>
          </table:table-cell>
          <table:table-cell table:formula="of:=IF(ISNUMBER(SEARCH(&quot;power&quot;; [.A23])); &quot;power&quot;; &quot;complete&quot;)" office:value-type="string" office:string-value="power" calcext:value-type="string">
            <text:p>power</text:p>
          </table:table-cell>
          <table:table-cell table:formula="of:=5" office:value-type="float" office:value="5" calcext:value-type="float">
            <text:p>5</text:p>
          </table:table-cell>
          <table:table-cell table:formula="of:=0" office:value-type="float" office:value="0" calcext:value-type="float">
            <text:p>0</text:p>
          </table:table-cell>
          <table:table-cell office:value-type="string" calcext:value-type="string">
            <text:p>noisefree</text:p>
          </table:table-cell>
          <table:table-cell office:value-type="float" office:value="10.0871055532" calcext:value-type="float">
            <text:p>10.0871055532</text:p>
          </table:table-cell>
          <table:table-cell office:value-type="float" office:value="9.23891474083" calcext:value-type="float">
            <text:p>9.2389147408</text:p>
          </table:table-cell>
          <table:table-cell office:value-type="float" office:value="11.318934197" calcext:value-type="float">
            <text:p>11.318934197</text:p>
          </table:table-cell>
          <table:table-cell office:value-type="float" office:value="0.617943514964" calcext:value-type="float">
            <text:p>0.617943515</text:p>
          </table:table-cell>
          <table:table-cell office:value-type="float" office:value="9.62050176593" calcext:value-type="float">
            <text:p>9.6205017659</text:p>
          </table:table-cell>
          <table:table-cell office:value-type="float" office:value="9.04657221148" calcext:value-type="float">
            <text:p>9.0465722115</text:p>
          </table:table-cell>
          <table:table-cell office:value-type="float" office:value="10.9333792661" calcext:value-type="float">
            <text:p>10.9333792661</text:p>
          </table:table-cell>
          <table:table-cell office:value-type="float" office:value="0.561918658575" calcext:value-type="float">
            <text:p>0.5619186586</text:p>
          </table:table-cell>
          <table:table-cell office:value-type="float" office:value="1929084.7" calcext:value-type="float">
            <text:p>1929084.7</text:p>
          </table:table-cell>
          <table:table-cell office:value-type="float" office:value="635847" calcext:value-type="float">
            <text:p>635847</text:p>
          </table:table-cell>
          <table:table-cell office:value-type="float" office:value="2667580" calcext:value-type="float">
            <text:p>2667580</text:p>
          </table:table-cell>
          <table:table-cell office:value-type="float" office:value="579262.341765" calcext:value-type="float">
            <text:p>579262.341765</text:p>
          </table:table-cell>
          <table:table-cell office:value-type="string" calcext:value-type="string">
            <text:p><text:s/>[11.31893419698561, 9.969727671281372, 10.811854871752479, 9.657933362514315, 9.685306486349859, 9.238914740829316, 9.809349457430265, 9.500666305268375, 10.320727901853685, 10.557640537758926] </text:p>
          </table:table-cell>
          <table:table-cell office:value-type="string" calcext:value-type="string">
            <text:p><text:s/>[10.93337926606821, 9.046572211479521, 10.003126351088333, 9.304727406795271, 9.481345944460136, 9.236524342430613, 9.074949199306156, 9.450135735748024, 9.468985461183324, 10.205271740749021] </text:p>
          </table:table-cell>
          <table:table-cell/>
        </table:table-row>
        <table:table-row table:style-name="ro2">
          <table:table-cell office:value-type="string" calcext:value-type="string">
            <text:p>func_test3/test_functions_adadelta5_1__noisefree_complete</text:p>
          </table:table-cell>
          <table:table-cell table:formula="of:=IF(ISNUMBER(SEARCH(&quot;power&quot;; [.A24])); &quot;power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isefree</text:p>
          </table:table-cell>
          <table:table-cell office:value-type="float" office:value="10.0871055532" calcext:value-type="float">
            <text:p>10.0871055532</text:p>
          </table:table-cell>
          <table:table-cell office:value-type="float" office:value="9.23891474083" calcext:value-type="float">
            <text:p>9.2389147408</text:p>
          </table:table-cell>
          <table:table-cell office:value-type="float" office:value="11.318934197" calcext:value-type="float">
            <text:p>11.318934197</text:p>
          </table:table-cell>
          <table:table-cell office:value-type="float" office:value="0.617943514964" calcext:value-type="float">
            <text:p>0.617943515</text:p>
          </table:table-cell>
          <table:table-cell office:value-type="float" office:value="9.62050176593" calcext:value-type="float">
            <text:p>9.6205017659</text:p>
          </table:table-cell>
          <table:table-cell office:value-type="float" office:value="9.04657221148" calcext:value-type="float">
            <text:p>9.0465722115</text:p>
          </table:table-cell>
          <table:table-cell office:value-type="float" office:value="10.9333792661" calcext:value-type="float">
            <text:p>10.9333792661</text:p>
          </table:table-cell>
          <table:table-cell office:value-type="float" office:value="0.561918658575" calcext:value-type="float">
            <text:p>0.5619186586</text:p>
          </table:table-cell>
          <table:table-cell office:value-type="float" office:value="1929084.7" calcext:value-type="float">
            <text:p>1929084.7</text:p>
          </table:table-cell>
          <table:table-cell office:value-type="float" office:value="635847" calcext:value-type="float">
            <text:p>635847</text:p>
          </table:table-cell>
          <table:table-cell office:value-type="float" office:value="2667580" calcext:value-type="float">
            <text:p>2667580</text:p>
          </table:table-cell>
          <table:table-cell office:value-type="float" office:value="579262.341765" calcext:value-type="float">
            <text:p>579262.341765</text:p>
          </table:table-cell>
          <table:table-cell office:value-type="string" calcext:value-type="string">
            <text:p><text:s/>[11.31893419698561, 9.969727671281372, 10.811854871752479, 9.657933362514315, 9.685306486349859, 9.238914740829316, 9.809349457430265, 9.500666305268375, 10.320727901853685, 10.557640537758926] </text:p>
          </table:table-cell>
          <table:table-cell office:value-type="string" calcext:value-type="string">
            <text:p><text:s/>[10.93337926606821, 9.046572211479521, 10.003126351088333, 9.304727406795271, 9.481345944460136, 9.236524342430613, 9.074949199306156, 9.450135735748024, 9.468985461183324, 10.205271740749021] </text:p>
          </table:table-cell>
          <table:table-cell/>
        </table:table-row>
        <table:table-row table:style-name="ro2">
          <table:table-cell office:value-type="string" calcext:value-type="string">
            <text:p>func_test3/test_functions_adadelta5_1__noisefree_power</text:p>
          </table:table-cell>
          <table:table-cell table:formula="of:=IF(ISNUMBER(SEARCH(&quot;power&quot;; [.A25])); &quot;power&quot;; &quot;complete&quot;)" office:value-type="string" office:string-value="power" calcext:value-type="string">
            <text:p>power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isefree</text:p>
          </table:table-cell>
          <table:table-cell office:value-type="float" office:value="10.0871055532" calcext:value-type="float">
            <text:p>10.0871055532</text:p>
          </table:table-cell>
          <table:table-cell office:value-type="float" office:value="9.23891474083" calcext:value-type="float">
            <text:p>9.2389147408</text:p>
          </table:table-cell>
          <table:table-cell office:value-type="float" office:value="11.318934197" calcext:value-type="float">
            <text:p>11.318934197</text:p>
          </table:table-cell>
          <table:table-cell office:value-type="float" office:value="0.617943514964" calcext:value-type="float">
            <text:p>0.617943515</text:p>
          </table:table-cell>
          <table:table-cell office:value-type="float" office:value="9.62050176593" calcext:value-type="float">
            <text:p>9.6205017659</text:p>
          </table:table-cell>
          <table:table-cell office:value-type="float" office:value="9.04657221148" calcext:value-type="float">
            <text:p>9.0465722115</text:p>
          </table:table-cell>
          <table:table-cell office:value-type="float" office:value="10.9333792661" calcext:value-type="float">
            <text:p>10.9333792661</text:p>
          </table:table-cell>
          <table:table-cell office:value-type="float" office:value="0.561918658575" calcext:value-type="float">
            <text:p>0.5619186586</text:p>
          </table:table-cell>
          <table:table-cell office:value-type="float" office:value="1929084.7" calcext:value-type="float">
            <text:p>1929084.7</text:p>
          </table:table-cell>
          <table:table-cell office:value-type="float" office:value="635847" calcext:value-type="float">
            <text:p>635847</text:p>
          </table:table-cell>
          <table:table-cell office:value-type="float" office:value="2667580" calcext:value-type="float">
            <text:p>2667580</text:p>
          </table:table-cell>
          <table:table-cell office:value-type="float" office:value="579262.341765" calcext:value-type="float">
            <text:p>579262.341765</text:p>
          </table:table-cell>
          <table:table-cell office:value-type="string" calcext:value-type="string">
            <text:p><text:s/>[11.31893419698561, 9.969727671281372, 10.811854871752479, 9.657933362514315, 9.685306486349859, 9.238914740829316, 9.809349457430265, 9.500666305268375, 10.320727901853685, 10.557640537758926] </text:p>
          </table:table-cell>
          <table:table-cell office:value-type="string" calcext:value-type="string">
            <text:p><text:s/>[10.93337926606821, 9.046572211479521, 10.003126351088333, 9.304727406795271, 9.481345944460136, 9.236524342430613, 9.074949199306156, 9.450135735748024, 9.468985461183324, 10.205271740749021] </text:p>
          </table:table-cell>
          <table:table-cell/>
        </table:table-row>
        <table:table-row table:style-name="ro2">
          <table:table-cell office:value-type="string" calcext:value-type="string">
            <text:p>func_test3/test_functions_adadelta5_2__noisefree_complete</text:p>
          </table:table-cell>
          <table:table-cell table:formula="of:=IF(ISNUMBER(SEARCH(&quot;power&quot;; [.A26])); &quot;power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2" office:value-type="float" office:value="2" calcext:value-type="float">
            <text:p>2</text:p>
          </table:table-cell>
          <table:table-cell office:value-type="string" calcext:value-type="string">
            <text:p>noisefree</text:p>
          </table:table-cell>
          <table:table-cell office:value-type="float" office:value="9.75492994722" calcext:value-type="float">
            <text:p>9.7549299472</text:p>
          </table:table-cell>
          <table:table-cell office:value-type="float" office:value="8.98147864457" calcext:value-type="float">
            <text:p>8.9814786446</text:p>
          </table:table-cell>
          <table:table-cell office:value-type="float" office:value="10.8751238305" calcext:value-type="float">
            <text:p>10.8751238305</text:p>
          </table:table-cell>
          <table:table-cell office:value-type="float" office:value="0.523173534157" calcext:value-type="float">
            <text:p>0.5231735342</text:p>
          </table:table-cell>
          <table:table-cell office:value-type="float" office:value="9.58521154081" calcext:value-type="float">
            <text:p>9.5852115408</text:p>
          </table:table-cell>
          <table:table-cell office:value-type="float" office:value="8.81588358583" calcext:value-type="float">
            <text:p>8.8158835858</text:p>
          </table:table-cell>
          <table:table-cell office:value-type="float" office:value="10.8278886386" calcext:value-type="float">
            <text:p>10.8278886386</text:p>
          </table:table-cell>
          <table:table-cell office:value-type="float" office:value="0.536022144738" calcext:value-type="float">
            <text:p>0.5360221447</text:p>
          </table:table-cell>
          <table:table-cell office:value-type="float" office:value="1941670.4" calcext:value-type="float">
            <text:p>1941670.4</text:p>
          </table:table-cell>
          <table:table-cell office:value-type="float" office:value="667304" calcext:value-type="float">
            <text:p>667304</text:p>
          </table:table-cell>
          <table:table-cell office:value-type="float" office:value="2712200" calcext:value-type="float">
            <text:p>2712200</text:p>
          </table:table-cell>
          <table:table-cell office:value-type="float" office:value="587046.409482" calcext:value-type="float">
            <text:p>587046.409482</text:p>
          </table:table-cell>
          <table:table-cell office:value-type="string" calcext:value-type="string">
            <text:p><text:s/>[10.875123830542906, 9.827764233694317, 10.449929285660529, 9.828844944044484, 8.981478644567483, 9.630673051565092, 9.50645213235302, 9.726768923874294, 9.328539888268427, 9.393724537603918] </text:p>
          </table:table-cell>
          <table:table-cell office:value-type="string" calcext:value-type="string">
            <text:p><text:s/>[10.827888638587035, 9.13010923993143, 9.33843833278914, 9.846653564641583, 8.815883585825173, 9.624553779378141, 9.439935829057276, 10.105438005274522, 9.422567310612067, 9.300647122022314] </text:p>
          </table:table-cell>
          <table:table-cell/>
        </table:table-row>
        <table:table-row table:style-name="ro2">
          <table:table-cell office:value-type="string" calcext:value-type="string">
            <text:p>func_test3/test_functions_adadelta5_2__noisefree_power</text:p>
          </table:table-cell>
          <table:table-cell table:formula="of:=IF(ISNUMBER(SEARCH(&quot;power&quot;; [.A27])); &quot;power&quot;; &quot;complete&quot;)" office:value-type="string" office:string-value="power" calcext:value-type="string">
            <text:p>power</text:p>
          </table:table-cell>
          <table:table-cell table:formula="of:=5" office:value-type="float" office:value="5" calcext:value-type="float">
            <text:p>5</text:p>
          </table:table-cell>
          <table:table-cell table:formula="of:=2" office:value-type="float" office:value="2" calcext:value-type="float">
            <text:p>2</text:p>
          </table:table-cell>
          <table:table-cell office:value-type="string" calcext:value-type="string">
            <text:p>noisefree</text:p>
          </table:table-cell>
          <table:table-cell office:value-type="float" office:value="9.75492994722" calcext:value-type="float">
            <text:p>9.7549299472</text:p>
          </table:table-cell>
          <table:table-cell office:value-type="float" office:value="8.98147864457" calcext:value-type="float">
            <text:p>8.9814786446</text:p>
          </table:table-cell>
          <table:table-cell office:value-type="float" office:value="10.8751238305" calcext:value-type="float">
            <text:p>10.8751238305</text:p>
          </table:table-cell>
          <table:table-cell office:value-type="float" office:value="0.523173534157" calcext:value-type="float">
            <text:p>0.5231735342</text:p>
          </table:table-cell>
          <table:table-cell office:value-type="float" office:value="9.58521154081" calcext:value-type="float">
            <text:p>9.5852115408</text:p>
          </table:table-cell>
          <table:table-cell office:value-type="float" office:value="8.81588358583" calcext:value-type="float">
            <text:p>8.8158835858</text:p>
          </table:table-cell>
          <table:table-cell office:value-type="float" office:value="10.8278886386" calcext:value-type="float">
            <text:p>10.8278886386</text:p>
          </table:table-cell>
          <table:table-cell office:value-type="float" office:value="0.536022144738" calcext:value-type="float">
            <text:p>0.5360221447</text:p>
          </table:table-cell>
          <table:table-cell office:value-type="float" office:value="1941670.4" calcext:value-type="float">
            <text:p>1941670.4</text:p>
          </table:table-cell>
          <table:table-cell office:value-type="float" office:value="667304" calcext:value-type="float">
            <text:p>667304</text:p>
          </table:table-cell>
          <table:table-cell office:value-type="float" office:value="2712200" calcext:value-type="float">
            <text:p>2712200</text:p>
          </table:table-cell>
          <table:table-cell office:value-type="float" office:value="587046.409482" calcext:value-type="float">
            <text:p>587046.409482</text:p>
          </table:table-cell>
          <table:table-cell office:value-type="string" calcext:value-type="string">
            <text:p><text:s/>[10.875123830542906, 9.827764233694317, 10.449929285660529, 9.828844944044484, 8.981478644567483, 9.630673051565092, 9.50645213235302, 9.726768923874294, 9.328539888268427, 9.393724537603918] </text:p>
          </table:table-cell>
          <table:table-cell office:value-type="string" calcext:value-type="string">
            <text:p><text:s/>[10.827888638587035, 9.13010923993143, 9.33843833278914, 9.846653564641583, 8.815883585825173, 9.624553779378141, 9.439935829057276, 10.105438005274522, 9.422567310612067, 9.300647122022314] </text:p>
          </table:table-cell>
          <table:table-cell/>
        </table:table-row>
        <table:table-row table:style-name="ro2">
          <table:table-cell office:value-type="string" calcext:value-type="string">
            <text:p>func_test3/test_functions_adadelta5_3__noisefree_complete</text:p>
          </table:table-cell>
          <table:table-cell table:formula="of:=IF(ISNUMBER(SEARCH(&quot;power&quot;; [.A28])); &quot;power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3" office:value-type="float" office:value="3" calcext:value-type="float">
            <text:p>3</text:p>
          </table:table-cell>
          <table:table-cell office:value-type="string" calcext:value-type="string">
            <text:p>noisefree</text:p>
          </table:table-cell>
          <table:table-cell office:value-type="float" office:value="9.75492994722" calcext:value-type="float">
            <text:p>9.7549299472</text:p>
          </table:table-cell>
          <table:table-cell office:value-type="float" office:value="8.98147864457" calcext:value-type="float">
            <text:p>8.9814786446</text:p>
          </table:table-cell>
          <table:table-cell office:value-type="float" office:value="10.8751238305" calcext:value-type="float">
            <text:p>10.8751238305</text:p>
          </table:table-cell>
          <table:table-cell office:value-type="float" office:value="0.523173534157" calcext:value-type="float">
            <text:p>0.5231735342</text:p>
          </table:table-cell>
          <table:table-cell office:value-type="float" office:value="9.58521154081" calcext:value-type="float">
            <text:p>9.5852115408</text:p>
          </table:table-cell>
          <table:table-cell office:value-type="float" office:value="8.81588358583" calcext:value-type="float">
            <text:p>8.8158835858</text:p>
          </table:table-cell>
          <table:table-cell office:value-type="float" office:value="10.8278886386" calcext:value-type="float">
            <text:p>10.8278886386</text:p>
          </table:table-cell>
          <table:table-cell office:value-type="float" office:value="0.536022144738" calcext:value-type="float">
            <text:p>0.5360221447</text:p>
          </table:table-cell>
          <table:table-cell office:value-type="float" office:value="1941670.4" calcext:value-type="float">
            <text:p>1941670.4</text:p>
          </table:table-cell>
          <table:table-cell office:value-type="float" office:value="667304" calcext:value-type="float">
            <text:p>667304</text:p>
          </table:table-cell>
          <table:table-cell office:value-type="float" office:value="2712200" calcext:value-type="float">
            <text:p>2712200</text:p>
          </table:table-cell>
          <table:table-cell office:value-type="float" office:value="587046.409482" calcext:value-type="float">
            <text:p>587046.409482</text:p>
          </table:table-cell>
          <table:table-cell office:value-type="string" calcext:value-type="string">
            <text:p><text:s/>[10.875123830542906, 9.827764233694317, 10.449929285660529, 9.828844944044484, 8.981478644567483, 9.630673051565092, 9.50645213235302, 9.726768923874294, 9.328539888268427, 9.393724537603918] </text:p>
          </table:table-cell>
          <table:table-cell office:value-type="string" calcext:value-type="string">
            <text:p><text:s/>[10.827888638587035, 9.13010923993143, 9.33843833278914, 9.846653564641583, 8.815883585825173, 9.624553779378141, 9.439935829057276, 10.105438005274522, 9.422567310612067, 9.300647122022314] </text:p>
          </table:table-cell>
          <table:table-cell/>
        </table:table-row>
        <table:table-row table:style-name="ro2">
          <table:table-cell office:value-type="string" calcext:value-type="string">
            <text:p>func_test3/test_functions_adadelta5_3__noisefree_power</text:p>
          </table:table-cell>
          <table:table-cell table:formula="of:=IF(ISNUMBER(SEARCH(&quot;power&quot;; [.A29])); &quot;power&quot;; &quot;complete&quot;)" office:value-type="string" office:string-value="power" calcext:value-type="string">
            <text:p>power</text:p>
          </table:table-cell>
          <table:table-cell table:formula="of:=5" office:value-type="float" office:value="5" calcext:value-type="float">
            <text:p>5</text:p>
          </table:table-cell>
          <table:table-cell table:formula="of:=3" office:value-type="float" office:value="3" calcext:value-type="float">
            <text:p>3</text:p>
          </table:table-cell>
          <table:table-cell office:value-type="string" calcext:value-type="string">
            <text:p>noisefree</text:p>
          </table:table-cell>
          <table:table-cell office:value-type="float" office:value="9.75492994722" calcext:value-type="float">
            <text:p>9.7549299472</text:p>
          </table:table-cell>
          <table:table-cell office:value-type="float" office:value="8.98147864457" calcext:value-type="float">
            <text:p>8.9814786446</text:p>
          </table:table-cell>
          <table:table-cell office:value-type="float" office:value="10.8751238305" calcext:value-type="float">
            <text:p>10.8751238305</text:p>
          </table:table-cell>
          <table:table-cell office:value-type="float" office:value="0.523173534157" calcext:value-type="float">
            <text:p>0.5231735342</text:p>
          </table:table-cell>
          <table:table-cell office:value-type="float" office:value="9.58521154081" calcext:value-type="float">
            <text:p>9.5852115408</text:p>
          </table:table-cell>
          <table:table-cell office:value-type="float" office:value="8.81588358583" calcext:value-type="float">
            <text:p>8.8158835858</text:p>
          </table:table-cell>
          <table:table-cell office:value-type="float" office:value="10.8278886386" calcext:value-type="float">
            <text:p>10.8278886386</text:p>
          </table:table-cell>
          <table:table-cell office:value-type="float" office:value="0.536022144738" calcext:value-type="float">
            <text:p>0.5360221447</text:p>
          </table:table-cell>
          <table:table-cell office:value-type="float" office:value="1941670.4" calcext:value-type="float">
            <text:p>1941670.4</text:p>
          </table:table-cell>
          <table:table-cell office:value-type="float" office:value="667304" calcext:value-type="float">
            <text:p>667304</text:p>
          </table:table-cell>
          <table:table-cell office:value-type="float" office:value="2712200" calcext:value-type="float">
            <text:p>2712200</text:p>
          </table:table-cell>
          <table:table-cell office:value-type="float" office:value="587046.409482" calcext:value-type="float">
            <text:p>587046.409482</text:p>
          </table:table-cell>
          <table:table-cell office:value-type="string" calcext:value-type="string">
            <text:p><text:s/>[10.875123830542906, 9.827764233694317, 10.449929285660529, 9.828844944044484, 8.981478644567483, 9.630673051565092, 9.50645213235302, 9.726768923874294, 9.328539888268427, 9.393724537603918] </text:p>
          </table:table-cell>
          <table:table-cell office:value-type="string" calcext:value-type="string">
            <text:p><text:s/>[10.827888638587035, 9.13010923993143, 9.33843833278914, 9.846653564641583, 8.815883585825173, 9.624553779378141, 9.439935829057276, 10.105438005274522, 9.422567310612067, 9.300647122022314] </text:p>
          </table:table-cell>
          <table:table-cell/>
        </table:table-row>
        <table:table-row table:style-name="ro2">
          <table:table-cell office:value-type="string" calcext:value-type="string">
            <text:p>func_test3/test_functions_adadelta5_4__noisefree_complete</text:p>
          </table:table-cell>
          <table:table-cell table:formula="of:=IF(ISNUMBER(SEARCH(&quot;power&quot;; [.A30])); &quot;power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4" office:value-type="float" office:value="4" calcext:value-type="float">
            <text:p>4</text:p>
          </table:table-cell>
          <table:table-cell office:value-type="string" calcext:value-type="string">
            <text:p>noisefree</text:p>
          </table:table-cell>
          <table:table-cell office:value-type="float" office:value="9.75492994722" calcext:value-type="float">
            <text:p>9.7549299472</text:p>
          </table:table-cell>
          <table:table-cell office:value-type="float" office:value="8.98147864457" calcext:value-type="float">
            <text:p>8.9814786446</text:p>
          </table:table-cell>
          <table:table-cell office:value-type="float" office:value="10.8751238305" calcext:value-type="float">
            <text:p>10.8751238305</text:p>
          </table:table-cell>
          <table:table-cell office:value-type="float" office:value="0.523173534157" calcext:value-type="float">
            <text:p>0.5231735342</text:p>
          </table:table-cell>
          <table:table-cell office:value-type="float" office:value="9.58521154081" calcext:value-type="float">
            <text:p>9.5852115408</text:p>
          </table:table-cell>
          <table:table-cell office:value-type="float" office:value="8.81588358583" calcext:value-type="float">
            <text:p>8.8158835858</text:p>
          </table:table-cell>
          <table:table-cell office:value-type="float" office:value="10.8278886386" calcext:value-type="float">
            <text:p>10.8278886386</text:p>
          </table:table-cell>
          <table:table-cell office:value-type="float" office:value="0.536022144738" calcext:value-type="float">
            <text:p>0.5360221447</text:p>
          </table:table-cell>
          <table:table-cell office:value-type="float" office:value="1941670.4" calcext:value-type="float">
            <text:p>1941670.4</text:p>
          </table:table-cell>
          <table:table-cell office:value-type="float" office:value="667304" calcext:value-type="float">
            <text:p>667304</text:p>
          </table:table-cell>
          <table:table-cell office:value-type="float" office:value="2712200" calcext:value-type="float">
            <text:p>2712200</text:p>
          </table:table-cell>
          <table:table-cell office:value-type="float" office:value="587046.409482" calcext:value-type="float">
            <text:p>587046.409482</text:p>
          </table:table-cell>
          <table:table-cell office:value-type="string" calcext:value-type="string">
            <text:p><text:s/>[10.875123830542906, 9.827764233694317, 10.449929285660529, 9.828844944044484, 8.981478644567483, 9.630673051565092, 9.50645213235302, 9.726768923874294, 9.328539888268427, 9.393724537603918] </text:p>
          </table:table-cell>
          <table:table-cell office:value-type="string" calcext:value-type="string">
            <text:p><text:s/>[10.827888638587035, 9.13010923993143, 9.33843833278914, 9.846653564641583, 8.815883585825173, 9.624553779378141, 9.439935829057276, 10.105438005274522, 9.422567310612067, 9.300647122022314] </text:p>
          </table:table-cell>
          <table:table-cell/>
        </table:table-row>
        <table:table-row table:style-name="ro2">
          <table:table-cell office:value-type="string" calcext:value-type="string">
            <text:p>func_test3/test_functions_adadelta5_4__noisefree_power</text:p>
          </table:table-cell>
          <table:table-cell table:formula="of:=IF(ISNUMBER(SEARCH(&quot;power&quot;; [.A31])); &quot;power&quot;; &quot;complete&quot;)" office:value-type="string" office:string-value="power" calcext:value-type="string">
            <text:p>power</text:p>
          </table:table-cell>
          <table:table-cell table:formula="of:=5" office:value-type="float" office:value="5" calcext:value-type="float">
            <text:p>5</text:p>
          </table:table-cell>
          <table:table-cell table:formula="of:=4" office:value-type="float" office:value="4" calcext:value-type="float">
            <text:p>4</text:p>
          </table:table-cell>
          <table:table-cell office:value-type="string" calcext:value-type="string">
            <text:p>noisefree</text:p>
          </table:table-cell>
          <table:table-cell office:value-type="float" office:value="9.75492994722" calcext:value-type="float">
            <text:p>9.7549299472</text:p>
          </table:table-cell>
          <table:table-cell office:value-type="float" office:value="8.98147864457" calcext:value-type="float">
            <text:p>8.9814786446</text:p>
          </table:table-cell>
          <table:table-cell office:value-type="float" office:value="10.8751238305" calcext:value-type="float">
            <text:p>10.8751238305</text:p>
          </table:table-cell>
          <table:table-cell office:value-type="float" office:value="0.523173534157" calcext:value-type="float">
            <text:p>0.5231735342</text:p>
          </table:table-cell>
          <table:table-cell office:value-type="float" office:value="9.58521154081" calcext:value-type="float">
            <text:p>9.5852115408</text:p>
          </table:table-cell>
          <table:table-cell office:value-type="float" office:value="8.81588358583" calcext:value-type="float">
            <text:p>8.8158835858</text:p>
          </table:table-cell>
          <table:table-cell office:value-type="float" office:value="10.8278886386" calcext:value-type="float">
            <text:p>10.8278886386</text:p>
          </table:table-cell>
          <table:table-cell office:value-type="float" office:value="0.536022144738" calcext:value-type="float">
            <text:p>0.5360221447</text:p>
          </table:table-cell>
          <table:table-cell office:value-type="float" office:value="1941670.4" calcext:value-type="float">
            <text:p>1941670.4</text:p>
          </table:table-cell>
          <table:table-cell office:value-type="float" office:value="667304" calcext:value-type="float">
            <text:p>667304</text:p>
          </table:table-cell>
          <table:table-cell office:value-type="float" office:value="2712200" calcext:value-type="float">
            <text:p>2712200</text:p>
          </table:table-cell>
          <table:table-cell office:value-type="float" office:value="587046.409482" calcext:value-type="float">
            <text:p>587046.409482</text:p>
          </table:table-cell>
          <table:table-cell office:value-type="string" calcext:value-type="string">
            <text:p><text:s/>[10.875123830542906, 9.827764233694317, 10.449929285660529, 9.828844944044484, 8.981478644567483, 9.630673051565092, 9.50645213235302, 9.726768923874294, 9.328539888268427, 9.393724537603918] </text:p>
          </table:table-cell>
          <table:table-cell office:value-type="string" calcext:value-type="string">
            <text:p><text:s/>[10.827888638587035, 9.13010923993143, 9.33843833278914, 9.846653564641583, 8.815883585825173, 9.624553779378141, 9.439935829057276, 10.105438005274522, 9.422567310612067, 9.300647122022314] </text:p>
          </table:table-cell>
          <table:table-cell/>
        </table:table-row>
        <table:table-row table:style-name="ro2">
          <table:table-cell table:style-name="Default" office:value-type="string" calcext:value-type="string">
            <text:p>sim_optimization_take3/test_functions_adadelta5_1__noisefree_100</text:p>
          </table:table-cell>
          <table:table-cell table:style-name="Default" office:value-type="string" calcext:value-type="string">
            <text:p>power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noisefree</text:p>
          </table:table-cell>
          <table:table-cell office:value-type="float" office:value="6.18318935946" calcext:value-type="float">
            <text:p>6.1831893595</text:p>
          </table:table-cell>
          <table:table-cell office:value-type="float" office:value="3.42545392695" calcext:value-type="float">
            <text:p>3.425453927</text:p>
          </table:table-cell>
          <table:table-cell office:value-type="float" office:value="8.46833479089" calcext:value-type="float">
            <text:p>8.4683347909</text:p>
          </table:table-cell>
          <table:table-cell office:value-type="float" office:value="2.26817323327" calcext:value-type="float">
            <text:p>2.2681732333</text:p>
          </table:table-cell>
          <table:table-cell office:value-type="float" office:value="7.09924558279" calcext:value-type="float">
            <text:p>7.0992455828</text:p>
          </table:table-cell>
          <table:table-cell office:value-type="float" office:value="5.47173542379" calcext:value-type="float">
            <text:p>5.4717354238</text:p>
          </table:table-cell>
          <table:table-cell office:value-type="float" office:value="8.13453925374" calcext:value-type="float">
            <text:p>8.1345392537</text:p>
          </table:table-cell>
          <table:table-cell office:value-type="float" office:value="1.17328480222" calcext:value-type="float">
            <text:p>1.1732848022</text:p>
          </table:table-cell>
          <table:table-cell office:value-type="float" office:value="8959.7952044" calcext:value-type="float">
            <text:p>8959.7952044</text:p>
          </table:table-cell>
          <table:table-cell office:value-type="float" office:value="0.137005" calcext:value-type="float">
            <text:p>0.137005</text:p>
          </table:table-cell>
          <table:table-cell office:value-type="float" office:value="32571.1" calcext:value-type="float">
            <text:p>32571.1</text:p>
          </table:table-cell>
          <table:table-cell office:value-type="float" office:value="12461.4661558" calcext:value-type="float">
            <text:p>12461.4661558</text:p>
          </table:table-cell>
          <table:table-cell office:value-type="string" calcext:value-type="string">
            <text:p><text:s/>[8.468334790889498, 3.425453926953756, 7.583065065018848, 8.011540545405628, 3.427552469035791] </text:p>
          </table:table-cell>
          <table:table-cell office:value-type="string" calcext:value-type="string">
            <text:p><text:s/>[7.974945141541069, 5.872300658658658, 8.042707436200157, 8.134539253742545, 5.471735423793199] </text:p>
          </table:table-cell>
          <table:table-cell office:value-type="string" calcext:value-type="string">
            <text:p><text:s/>[1520.46, 0.137005, 10707.1, 32571.1, 0.179017]</text:p>
          </table:table-cell>
        </table:table-row>
        <table:table-row table:style-name="ro2">
          <table:table-cell table:style-name="Default" office:value-type="string" calcext:value-type="string">
            <text:p>sim_optimization_take3/test_functions_adadelta5_2__N(0,0.05)_100</text:p>
          </table:table-cell>
          <table:table-cell table:style-name="Default" office:value-type="string" calcext:value-type="string">
            <text:p>power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N(0,0.05)</text:p>
          </table:table-cell>
          <table:table-cell office:value-type="float" office:value="4.67256784006" calcext:value-type="float">
            <text:p>4.6725678401</text:p>
          </table:table-cell>
          <table:table-cell office:value-type="float" office:value="4.62046534453" calcext:value-type="float">
            <text:p>4.6204653445</text:p>
          </table:table-cell>
          <table:table-cell office:value-type="float" office:value="4.70730283708" calcext:value-type="float">
            <text:p>4.7073028371</text:p>
          </table:table-cell>
          <table:table-cell office:value-type="float" office:value="0.0425415094592" calcext:value-type="float">
            <text:p>0.0425415095</text:p>
          </table:table-cell>
          <table:table-cell office:value-type="float" office:value="4.67256784006" calcext:value-type="float">
            <text:p>4.6725678401</text:p>
          </table:table-cell>
          <table:table-cell office:value-type="float" office:value="4.62046534453" calcext:value-type="float">
            <text:p>4.6204653445</text:p>
          </table:table-cell>
          <table:table-cell office:value-type="float" office:value="4.70730283708" calcext:value-type="float">
            <text:p>4.7073028371</text:p>
          </table:table-cell>
          <table:table-cell office:value-type="float" office:value="0.0425415094592" calcext:value-type="float">
            <text:p>0.0425415095</text:p>
          </table:table-cell>
          <table:table-cell office:value-type="float" office:value="81996055694.2" calcext:value-type="float">
            <text:p>81996055694.2</text:p>
          </table:table-cell>
          <table:table-cell office:value-type="float" office:value="2590.26" calcext:value-type="float">
            <text:p>2590.26</text:p>
          </table:table-cell>
          <table:table-cell office:value-type="float" office:value="406331000000" calcext:value-type="float">
            <text:p>406331000000</text:p>
          </table:table-cell>
          <table:table-cell office:value-type="float" office:value="162170276462" calcext:value-type="float">
            <text:p>162170276462</text:p>
          </table:table-cell>
          <table:table-cell table:number-columns-repeated="2" office:value-type="string" calcext:value-type="string">
            <text:p><text:s/>[4.620465344529705, 4.707302837081974, 4.620465344529705, 4.707302837081973, 4.707302837081974] </text:p>
          </table:table-cell>
          <table:table-cell office:value-type="string" calcext:value-type="string">
            <text:p><text:s/>[1044110000.0, 2590.26, 2605160000.0, 406331000000.0, 5880.69]</text:p>
          </table:table-cell>
        </table:table-row>
        <table:table-row table:style-name="ro2">
          <table:table-cell table:style-name="Default" office:value-type="string" calcext:value-type="string">
            <text:p>sim_optimization_take3/test_functions_adadelta5_2__noisefree_100</text:p>
          </table:table-cell>
          <table:table-cell table:style-name="Default" office:value-type="string" calcext:value-type="string">
            <text:p>power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noisefree</text:p>
          </table:table-cell>
          <table:table-cell office:value-type="float" office:value="4.67256784006" calcext:value-type="float">
            <text:p>4.6725678401</text:p>
          </table:table-cell>
          <table:table-cell office:value-type="float" office:value="4.62046534453" calcext:value-type="float">
            <text:p>4.6204653445</text:p>
          </table:table-cell>
          <table:table-cell office:value-type="float" office:value="4.70730283708" calcext:value-type="float">
            <text:p>4.7073028371</text:p>
          </table:table-cell>
          <table:table-cell office:value-type="float" office:value="0.0425415094592" calcext:value-type="float">
            <text:p>0.0425415095</text:p>
          </table:table-cell>
          <table:table-cell office:value-type="float" office:value="4.67256784006" calcext:value-type="float">
            <text:p>4.6725678401</text:p>
          </table:table-cell>
          <table:table-cell office:value-type="float" office:value="4.62046534453" calcext:value-type="float">
            <text:p>4.6204653445</text:p>
          </table:table-cell>
          <table:table-cell office:value-type="float" office:value="4.70730283708" calcext:value-type="float">
            <text:p>4.7073028371</text:p>
          </table:table-cell>
          <table:table-cell office:value-type="float" office:value="0.0425415094592" calcext:value-type="float">
            <text:p>0.0425415095</text:p>
          </table:table-cell>
          <table:table-cell office:value-type="float" office:value="81996055694.2" calcext:value-type="float">
            <text:p>81996055694.2</text:p>
          </table:table-cell>
          <table:table-cell office:value-type="float" office:value="2590.26" calcext:value-type="float">
            <text:p>2590.26</text:p>
          </table:table-cell>
          <table:table-cell office:value-type="float" office:value="406331000000" calcext:value-type="float">
            <text:p>406331000000</text:p>
          </table:table-cell>
          <table:table-cell office:value-type="float" office:value="162170276462" calcext:value-type="float">
            <text:p>162170276462</text:p>
          </table:table-cell>
          <table:table-cell table:number-columns-repeated="2" office:value-type="string" calcext:value-type="string">
            <text:p><text:s/>[4.620465344529705, 4.707302837081974, 4.620465344529705, 4.707302837081973, 4.707302837081974] </text:p>
          </table:table-cell>
          <table:table-cell office:value-type="string" calcext:value-type="string">
            <text:p><text:s/>[1044110000.0, 2590.26, 2605160000.0, 406331000000.0, 5880.69]</text:p>
          </table:table-cell>
        </table:table-row>
        <table:table-row table:style-name="ro2">
          <table:table-cell table:style-name="Default" office:value-type="string" calcext:value-type="string">
            <text:p>sim_optimization_take3/test_functions_adadelta5_3__N(0,0.05)_100</text:p>
          </table:table-cell>
          <table:table-cell table:style-name="Default" office:value-type="string" calcext:value-type="string">
            <text:p>power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N(0,0.05)</text:p>
          </table:table-cell>
          <table:table-cell office:value-type="float" office:value="4.67256784006" calcext:value-type="float">
            <text:p>4.6725678401</text:p>
          </table:table-cell>
          <table:table-cell office:value-type="float" office:value="4.62046534453" calcext:value-type="float">
            <text:p>4.6204653445</text:p>
          </table:table-cell>
          <table:table-cell office:value-type="float" office:value="4.70730283708" calcext:value-type="float">
            <text:p>4.7073028371</text:p>
          </table:table-cell>
          <table:table-cell office:value-type="float" office:value="0.0425415094592" calcext:value-type="float">
            <text:p>0.0425415095</text:p>
          </table:table-cell>
          <table:table-cell office:value-type="float" office:value="4.67256784006" calcext:value-type="float">
            <text:p>4.6725678401</text:p>
          </table:table-cell>
          <table:table-cell office:value-type="float" office:value="4.62046534453" calcext:value-type="float">
            <text:p>4.6204653445</text:p>
          </table:table-cell>
          <table:table-cell office:value-type="float" office:value="4.70730283708" calcext:value-type="float">
            <text:p>4.7073028371</text:p>
          </table:table-cell>
          <table:table-cell office:value-type="float" office:value="0.0425415094592" calcext:value-type="float">
            <text:p>0.0425415095</text:p>
          </table:table-cell>
          <table:table-cell office:value-type="float" office:value="81996055694.2" calcext:value-type="float">
            <text:p>81996055694.2</text:p>
          </table:table-cell>
          <table:table-cell office:value-type="float" office:value="2590.26" calcext:value-type="float">
            <text:p>2590.26</text:p>
          </table:table-cell>
          <table:table-cell office:value-type="float" office:value="406331000000" calcext:value-type="float">
            <text:p>406331000000</text:p>
          </table:table-cell>
          <table:table-cell office:value-type="float" office:value="162170276462" calcext:value-type="float">
            <text:p>162170276462</text:p>
          </table:table-cell>
          <table:table-cell table:number-columns-repeated="2" office:value-type="string" calcext:value-type="string">
            <text:p><text:s/>[4.620465344529705, 4.707302837081974, 4.620465344529705, 4.707302837081973, 4.707302837081974] </text:p>
          </table:table-cell>
          <table:table-cell office:value-type="string" calcext:value-type="string">
            <text:p><text:s/>[1044110000.0, 2590.26, 2605160000.0, 406331000000.0, 5880.69]</text:p>
          </table:table-cell>
        </table:table-row>
        <table:table-row table:style-name="ro2">
          <table:table-cell table:style-name="Default" office:value-type="string" calcext:value-type="string">
            <text:p>sim_optimization_take3/test_functions_adadelta5_3__noisefree_100</text:p>
          </table:table-cell>
          <table:table-cell table:style-name="Default" office:value-type="string" calcext:value-type="string">
            <text:p>power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noisefree</text:p>
          </table:table-cell>
          <table:table-cell office:value-type="float" office:value="4.67256784006" calcext:value-type="float">
            <text:p>4.6725678401</text:p>
          </table:table-cell>
          <table:table-cell office:value-type="float" office:value="4.62046534453" calcext:value-type="float">
            <text:p>4.6204653445</text:p>
          </table:table-cell>
          <table:table-cell office:value-type="float" office:value="4.70730283708" calcext:value-type="float">
            <text:p>4.7073028371</text:p>
          </table:table-cell>
          <table:table-cell office:value-type="float" office:value="0.0425415094592" calcext:value-type="float">
            <text:p>0.0425415095</text:p>
          </table:table-cell>
          <table:table-cell office:value-type="float" office:value="4.67256784006" calcext:value-type="float">
            <text:p>4.6725678401</text:p>
          </table:table-cell>
          <table:table-cell office:value-type="float" office:value="4.62046534453" calcext:value-type="float">
            <text:p>4.6204653445</text:p>
          </table:table-cell>
          <table:table-cell office:value-type="float" office:value="4.70730283708" calcext:value-type="float">
            <text:p>4.7073028371</text:p>
          </table:table-cell>
          <table:table-cell office:value-type="float" office:value="0.0425415094592" calcext:value-type="float">
            <text:p>0.0425415095</text:p>
          </table:table-cell>
          <table:table-cell office:value-type="float" office:value="81996055694.2" calcext:value-type="float">
            <text:p>81996055694.2</text:p>
          </table:table-cell>
          <table:table-cell office:value-type="float" office:value="2590.26" calcext:value-type="float">
            <text:p>2590.26</text:p>
          </table:table-cell>
          <table:table-cell office:value-type="float" office:value="406331000000" calcext:value-type="float">
            <text:p>406331000000</text:p>
          </table:table-cell>
          <table:table-cell office:value-type="float" office:value="162170276462" calcext:value-type="float">
            <text:p>162170276462</text:p>
          </table:table-cell>
          <table:table-cell table:number-columns-repeated="2" office:value-type="string" calcext:value-type="string">
            <text:p><text:s/>[4.620465344529705, 4.707302837081974, 4.620465344529705, 4.707302837081973, 4.707302837081974] </text:p>
          </table:table-cell>
          <table:table-cell office:value-type="string" calcext:value-type="string">
            <text:p><text:s/>[1044110000.0, 2590.26, 2605160000.0, 406331000000.0, 5880.69]</text:p>
          </table:table-cell>
        </table:table-row>
        <table:table-row table:style-name="ro2">
          <table:table-cell table:style-name="Default" office:value-type="string" calcext:value-type="string">
            <text:p>sim_optimization_take3/test_functions_adadelta5_4__N(0,0.05)_100</text:p>
          </table:table-cell>
          <table:table-cell table:style-name="Default" office:value-type="string" calcext:value-type="string">
            <text:p>power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N(0,0.05)</text:p>
          </table:table-cell>
          <table:table-cell office:value-type="float" office:value="4.81563527791" calcext:value-type="float">
            <text:p>4.8156352779</text:p>
          </table:table-cell>
          <table:table-cell office:value-type="float" office:value="4.32062663989" calcext:value-type="float">
            <text:p>4.3206266399</text:p>
          </table:table-cell>
          <table:table-cell office:value-type="float" office:value="5.32184144384" calcext:value-type="float">
            <text:p>5.3218414438</text:p>
          </table:table-cell>
          <table:table-cell office:value-type="float" office:value="0.317642508813" calcext:value-type="float">
            <text:p>0.3176425088</text:p>
          </table:table-cell>
          <table:table-cell office:value-type="float" office:value="4.73375043904" calcext:value-type="float">
            <text:p>4.733750439</text:p>
          </table:table-cell>
          <table:table-cell office:value-type="float" office:value="4.50944128926" calcext:value-type="float">
            <text:p>4.5094412893</text:p>
          </table:table-cell>
          <table:table-cell office:value-type="float" office:value="4.9147834182" calcext:value-type="float">
            <text:p>4.9147834182</text:p>
          </table:table-cell>
          <table:table-cell office:value-type="float" office:value="0.142645236831" calcext:value-type="float">
            <text:p>0.1426452368</text:p>
          </table:table-cell>
          <table:table-cell office:value-type="float" office:value="4.66863186815E+021" calcext:value-type="float">
            <text:p>4668631868150000000000</text:p>
          </table:table-cell>
          <table:table-cell office:value-type="float" office:value="741698000000" calcext:value-type="float">
            <text:p>741698000000</text:p>
          </table:table-cell>
          <table:table-cell office:value-type="float" office:value="2.33242E+022" calcext:value-type="float">
            <text:p>23324200000000000000000</text:p>
          </table:table-cell>
          <table:table-cell office:value-type="float" office:value="9.32778486197E+021" calcext:value-type="float">
            <text:p>9327784861970000000000</text:p>
          </table:table-cell>
          <table:table-cell office:value-type="string" calcext:value-type="string">
            <text:p><text:s/>[4.839556905635111, 4.320626639889284, 4.829829920790947, 5.321841443841011, 4.766321479380923] </text:p>
          </table:table-cell>
          <table:table-cell office:value-type="string" calcext:value-type="string">
            <text:p><text:s/>[4.6395513906498, 4.509441289264221, 4.9147834181953005, 4.815286585592157, 4.7896895114827585] </text:p>
          </table:table-cell>
          <table:table-cell office:value-type="string" calcext:value-type="string">
            <text:p><text:s/>[741698000000.0, 1.01489e+19, 2.33242e+22, 1.06565e+18, 7.74479e+18]</text:p>
          </table:table-cell>
        </table:table-row>
        <table:table-row table:style-name="ro2">
          <table:table-cell table:style-name="Default" office:value-type="string" calcext:value-type="string">
            <text:p>sim_optimization_take3/test_functions_adadelta5_4__noisefree_100</text:p>
          </table:table-cell>
          <table:table-cell table:style-name="Default" office:value-type="string" calcext:value-type="string">
            <text:p>power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noisefree</text:p>
          </table:table-cell>
          <table:table-cell office:value-type="float" office:value="4.81563527791" calcext:value-type="float">
            <text:p>4.8156352779</text:p>
          </table:table-cell>
          <table:table-cell office:value-type="float" office:value="4.32062663989" calcext:value-type="float">
            <text:p>4.3206266399</text:p>
          </table:table-cell>
          <table:table-cell office:value-type="float" office:value="5.32184144384" calcext:value-type="float">
            <text:p>5.3218414438</text:p>
          </table:table-cell>
          <table:table-cell office:value-type="float" office:value="0.317642508813" calcext:value-type="float">
            <text:p>0.3176425088</text:p>
          </table:table-cell>
          <table:table-cell office:value-type="float" office:value="4.73375043904" calcext:value-type="float">
            <text:p>4.733750439</text:p>
          </table:table-cell>
          <table:table-cell office:value-type="float" office:value="4.50944128926" calcext:value-type="float">
            <text:p>4.5094412893</text:p>
          </table:table-cell>
          <table:table-cell office:value-type="float" office:value="4.9147834182" calcext:value-type="float">
            <text:p>4.9147834182</text:p>
          </table:table-cell>
          <table:table-cell office:value-type="float" office:value="0.142645236831" calcext:value-type="float">
            <text:p>0.1426452368</text:p>
          </table:table-cell>
          <table:table-cell office:value-type="float" office:value="4.66863186815E+021" calcext:value-type="float">
            <text:p>4668631868150000000000</text:p>
          </table:table-cell>
          <table:table-cell office:value-type="float" office:value="741698000000" calcext:value-type="float">
            <text:p>741698000000</text:p>
          </table:table-cell>
          <table:table-cell office:value-type="float" office:value="2.33242E+022" calcext:value-type="float">
            <text:p>23324200000000000000000</text:p>
          </table:table-cell>
          <table:table-cell office:value-type="float" office:value="9.32778486197E+021" calcext:value-type="float">
            <text:p>9327784861970000000000</text:p>
          </table:table-cell>
          <table:table-cell office:value-type="string" calcext:value-type="string">
            <text:p><text:s/>[4.839556905635111, 4.320626639889284, 4.829829920790947, 5.321841443841011, 4.766321479380923] </text:p>
          </table:table-cell>
          <table:table-cell office:value-type="string" calcext:value-type="string">
            <text:p><text:s/>[4.6395513906498, 4.509441289264221, 4.9147834181953005, 4.815286585592157, 4.7896895114827585] </text:p>
          </table:table-cell>
          <table:table-cell office:value-type="string" calcext:value-type="string">
            <text:p><text:s/>[741698000000.0, 1.01489e+19, 2.33242e+22, 1.06565e+18, 7.74479e+18]</text:p>
          </table:table-cell>
        </table:table-row>
      </table:table>
      <table:table table:name="adagrad" table:style-name="ta1">
        <table:table-column table:style-name="co42" table:default-cell-style-name="Default"/>
        <table:table-column table:style-name="co15" table:default-cell-style-name="ce9"/>
        <table:table-column table:style-name="co15" table:number-columns-repeated="4" table:default-cell-style-name="ce10"/>
        <table:table-column table:style-name="co15" table:number-columns-repeated="16" table:default-cell-style-name="Default"/>
        <table:table-row table:style-name="ro2">
          <table:table-cell office:value-type="string" calcext:value-type="string">
            <text:p>filename</text:p>
          </table:table-cell>
          <table:table-cell table:style-name="Default" office:value-type="string" calcext:value-type="string">
            <text:p>gradient_changer</text:p>
          </table:table-cell>
          <table:table-cell table:style-name="Default" office:value-type="string" calcext:value-type="string">
            <text:p>graph_type</text:p>
          </table:table-cell>
          <table:table-cell table:style-name="Default" office:value-type="string" calcext:value-type="string">
            <text:p>Vertices</text:p>
          </table:table-cell>
          <table:table-cell table:style-name="Default" office:value-type="string" calcext:value-type="string">
            <text:p>Function_number</text:p>
          </table:table-cell>
          <table:table-cell table:style-name="Default" office:value-type="string" calcext:value-type="string">
            <text:p>Initial learning rate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eucl_dist_v1_mean</text:p>
          </table:table-cell>
          <table:table-cell office:value-type="string" calcext:value-type="string">
            <text:p>eucl_dist_v1_min</text:p>
          </table:table-cell>
          <table:table-cell office:value-type="string" calcext:value-type="string">
            <text:p>eucl_dist_v1_max</text:p>
          </table:table-cell>
          <table:table-cell office:value-type="string" calcext:value-type="string">
            <text:p>eucl_dist_v1_std</text:p>
          </table:table-cell>
          <table:table-cell office:value-type="string" calcext:value-type="string">
            <text:p>eucl_dist_v2_mean</text:p>
          </table:table-cell>
          <table:table-cell office:value-type="string" calcext:value-type="string">
            <text:p>eucl_dist_v2_min</text:p>
          </table:table-cell>
          <table:table-cell office:value-type="string" calcext:value-type="string">
            <text:p>eucl_dist_v2_max</text:p>
          </table:table-cell>
          <table:table-cell office:value-type="string" calcext:value-type="string">
            <text:p>eucl_dist_v2_std</text:p>
          </table:table-cell>
          <table:table-cell office:value-type="string" calcext:value-type="string">
            <text:p>min_error_mean</text:p>
          </table:table-cell>
          <table:table-cell office:value-type="string" calcext:value-type="string">
            <text:p>min_error_min</text:p>
          </table:table-cell>
          <table:table-cell office:value-type="string" calcext:value-type="string">
            <text:p>min_error_max</text:p>
          </table:table-cell>
          <table:table-cell office:value-type="string" calcext:value-type="string">
            <text:p>min_error_std</text:p>
          </table:table-cell>
          <table:table-cell office:value-type="string" calcext:value-type="string">
            <text:p>euclid_dist_v1</text:p>
          </table:table-cell>
          <table:table-cell office:value-type="string" calcext:value-type="string">
            <text:p>euclid_dist_v2</text:p>
          </table:table-cell>
          <table:table-cell office:value-type="string" calcext:value-type="string">
            <text:p>min_error</text:p>
          </table:table-cell>
        </table:table-row>
        <table:table-row table:style-name="ro2">
          <table:table-cell office:value-type="string" calcext:value-type="string">
            <text:p>func_test/test_functions_adagrad_2_0_0.01_noisefree_complete</text:p>
          </table:table-cell>
          <table:table-cell table:formula="of:=IF(ISNUMBER(SEARCH(&quot;adadelta&quot;; [.A2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2])); &quot;power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0" office:value-type="float" office:value="0" calcext:value-type="float">
            <text:p>0</text:p>
          </table:table-cell>
          <table:table-cell table:formula="of:=0.01" office:value-type="float" office:value="0.01" calcext:value-type="float">
            <text:p>0.01</text:p>
          </table:table-cell>
          <table:table-cell office:value-type="string" calcext:value-type="string">
            <text:p>noisefree</text:p>
          </table:table-cell>
          <table:table-cell office:value-type="float" office:value="1.36232475139" calcext:value-type="float">
            <text:p>1.3623247514</text:p>
          </table:table-cell>
          <table:table-cell office:value-type="float" office:value="1.27908770613" calcext:value-type="float">
            <text:p>1.2790877061</text:p>
          </table:table-cell>
          <table:table-cell office:value-type="float" office:value="1.42241589781" calcext:value-type="float">
            <text:p>1.4224158978</text:p>
          </table:table-cell>
          <table:table-cell office:value-type="float" office:value="0.0473833586717" calcext:value-type="float">
            <text:p>0.0473833587</text:p>
          </table:table-cell>
          <table:table-cell office:value-type="float" office:value="1.35885280472" calcext:value-type="float">
            <text:p>1.3588528047</text:p>
          </table:table-cell>
          <table:table-cell office:value-type="float" office:value="1.29101934919" calcext:value-type="float">
            <text:p>1.2910193492</text:p>
          </table:table-cell>
          <table:table-cell office:value-type="float" office:value="1.41958409744" calcext:value-type="float">
            <text:p>1.4195840974</text:p>
          </table:table-cell>
          <table:table-cell office:value-type="float" office:value="0.0409231724359" calcext:value-type="float">
            <text:p>0.0409231724</text:p>
          </table:table-cell>
          <table:table-cell office:value-type="float" office:value="0.9138824" calcext:value-type="float">
            <text:p>0.9138824</text:p>
          </table:table-cell>
          <table:table-cell office:value-type="float" office:value="0.540707" calcext:value-type="float">
            <text:p>0.540707</text:p>
          </table:table-cell>
          <table:table-cell office:value-type="float" office:value="1.70975" calcext:value-type="float">
            <text:p>1.70975</text:p>
          </table:table-cell>
          <table:table-cell office:value-type="float" office:value="0.328204230521" calcext:value-type="float">
            <text:p>0.3282042305</text:p>
          </table:table-cell>
          <table:table-cell office:value-type="string" calcext:value-type="string">
            <text:p><text:s/>[1.29432095211466, 1.2790877061308188, 1.3841612784722739, 1.312970054012657, 1.39171337884997, 1.3922319088578596, 1.3795880969934469, 1.3566161521996558, 1.4224158978125914, 1.410142088477966] </text:p>
          </table:table-cell>
          <table:table-cell office:value-type="string" calcext:value-type="string">
            <text:p><text:s/>[1.3033388765332676, 1.2910193491869129, 1.3631922626034818, 1.3156006091264931, 1.394089677484917, 1.3766611740155963, 1.3742860027541575, 1.3514730794244478, 1.3992829186229638, 1.4195840974373446] </text:p>
          </table:table-cell>
          <table:table-cell office:value-type="string" calcext:value-type="string">
            <text:p><text:s/>[0.605403, 0.540707, 0.767269, 0.679335, 1.00178, 0.950861, 1.21781, 0.737342, 0.928567, 1.70975]</text:p>
          </table:table-cell>
        </table:table-row>
        <table:table-row table:style-name="ro2">
          <table:table-cell office:value-type="string" calcext:value-type="string">
            <text:p>func_test/test_functions_adagrad_2_0_0.01_noisefree_power</text:p>
          </table:table-cell>
          <table:table-cell table:formula="of:=IF(ISNUMBER(SEARCH(&quot;adadelta&quot;; [.A3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3])); &quot;power&quot;; &quot;complete&quot;)" office:value-type="string" office:string-value="power" calcext:value-type="string">
            <text:p>power</text:p>
          </table:table-cell>
          <table:table-cell table:formula="of:=2" office:value-type="float" office:value="2" calcext:value-type="float">
            <text:p>2</text:p>
          </table:table-cell>
          <table:table-cell table:formula="of:=0" office:value-type="float" office:value="0" calcext:value-type="float">
            <text:p>0</text:p>
          </table:table-cell>
          <table:table-cell table:formula="of:=0.01" office:value-type="float" office:value="0.01" calcext:value-type="float">
            <text:p>0.01</text:p>
          </table:table-cell>
          <table:table-cell office:value-type="string" calcext:value-type="string">
            <text:p>noisefree</text:p>
          </table:table-cell>
          <table:table-cell office:value-type="float" office:value="1.36232475139" calcext:value-type="float">
            <text:p>1.3623247514</text:p>
          </table:table-cell>
          <table:table-cell office:value-type="float" office:value="1.27908770613" calcext:value-type="float">
            <text:p>1.2790877061</text:p>
          </table:table-cell>
          <table:table-cell office:value-type="float" office:value="1.42241589781" calcext:value-type="float">
            <text:p>1.4224158978</text:p>
          </table:table-cell>
          <table:table-cell office:value-type="float" office:value="0.0473833586717" calcext:value-type="float">
            <text:p>0.0473833587</text:p>
          </table:table-cell>
          <table:table-cell office:value-type="float" office:value="1.35885280472" calcext:value-type="float">
            <text:p>1.3588528047</text:p>
          </table:table-cell>
          <table:table-cell office:value-type="float" office:value="1.29101934919" calcext:value-type="float">
            <text:p>1.2910193492</text:p>
          </table:table-cell>
          <table:table-cell office:value-type="float" office:value="1.41958409744" calcext:value-type="float">
            <text:p>1.4195840974</text:p>
          </table:table-cell>
          <table:table-cell office:value-type="float" office:value="0.0409231724359" calcext:value-type="float">
            <text:p>0.0409231724</text:p>
          </table:table-cell>
          <table:table-cell office:value-type="float" office:value="0.9138824" calcext:value-type="float">
            <text:p>0.9138824</text:p>
          </table:table-cell>
          <table:table-cell office:value-type="float" office:value="0.540707" calcext:value-type="float">
            <text:p>0.540707</text:p>
          </table:table-cell>
          <table:table-cell office:value-type="float" office:value="1.70975" calcext:value-type="float">
            <text:p>1.70975</text:p>
          </table:table-cell>
          <table:table-cell office:value-type="float" office:value="0.328204230521" calcext:value-type="float">
            <text:p>0.3282042305</text:p>
          </table:table-cell>
          <table:table-cell office:value-type="string" calcext:value-type="string">
            <text:p><text:s/>[1.29432095211466, 1.2790877061308188, 1.3841612784722739, 1.312970054012657, 1.39171337884997, 1.3922319088578596, 1.3795880969934469, 1.3566161521996558, 1.4224158978125914, 1.410142088477966] </text:p>
          </table:table-cell>
          <table:table-cell office:value-type="string" calcext:value-type="string">
            <text:p><text:s/>[1.3033388765332676, 1.2910193491869129, 1.3631922626034818, 1.3156006091264931, 1.394089677484917, 1.3766611740155963, 1.3742860027541575, 1.3514730794244478, 1.3992829186229638, 1.4195840974373446] </text:p>
          </table:table-cell>
          <table:table-cell office:value-type="string" calcext:value-type="string">
            <text:p><text:s/>[0.605403, 0.540707, 0.767269, 0.679335, 1.00178, 0.950861, 1.21781, 0.737342, 0.928567, 1.70975]</text:p>
          </table:table-cell>
        </table:table-row>
        <table:table-row table:style-name="ro2">
          <table:table-cell office:value-type="string" calcext:value-type="string">
            <text:p>func_test/test_functions_adagrad_2_0_0.1_noisefree_complete</text:p>
          </table:table-cell>
          <table:table-cell table:formula="of:=IF(ISNUMBER(SEARCH(&quot;adadelta&quot;; [.A4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4])); &quot;power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0" office:value-type="float" office:value="0" calcext:value-type="float">
            <text:p>0</text:p>
          </table:table-cell>
          <table:table-cell table:formula="of:=0.1" office:value-type="float" office:value="0.1" calcext:value-type="float">
            <text:p>0.1</text:p>
          </table:table-cell>
          <table:table-cell office:value-type="string" calcext:value-type="string">
            <text:p>noisefree</text:p>
          </table:table-cell>
          <table:table-cell office:value-type="float" office:value="1.36232475139" calcext:value-type="float">
            <text:p>1.3623247514</text:p>
          </table:table-cell>
          <table:table-cell office:value-type="float" office:value="1.27908770613" calcext:value-type="float">
            <text:p>1.2790877061</text:p>
          </table:table-cell>
          <table:table-cell office:value-type="float" office:value="1.42241589781" calcext:value-type="float">
            <text:p>1.4224158978</text:p>
          </table:table-cell>
          <table:table-cell office:value-type="float" office:value="0.0473833586717" calcext:value-type="float">
            <text:p>0.0473833587</text:p>
          </table:table-cell>
          <table:table-cell office:value-type="float" office:value="1.35885280472" calcext:value-type="float">
            <text:p>1.3588528047</text:p>
          </table:table-cell>
          <table:table-cell office:value-type="float" office:value="1.29101934919" calcext:value-type="float">
            <text:p>1.2910193492</text:p>
          </table:table-cell>
          <table:table-cell office:value-type="float" office:value="1.41958409744" calcext:value-type="float">
            <text:p>1.4195840974</text:p>
          </table:table-cell>
          <table:table-cell office:value-type="float" office:value="0.0409231724359" calcext:value-type="float">
            <text:p>0.0409231724</text:p>
          </table:table-cell>
          <table:table-cell office:value-type="float" office:value="0.9138824" calcext:value-type="float">
            <text:p>0.9138824</text:p>
          </table:table-cell>
          <table:table-cell office:value-type="float" office:value="0.540707" calcext:value-type="float">
            <text:p>0.540707</text:p>
          </table:table-cell>
          <table:table-cell office:value-type="float" office:value="1.70975" calcext:value-type="float">
            <text:p>1.70975</text:p>
          </table:table-cell>
          <table:table-cell office:value-type="float" office:value="0.328204230521" calcext:value-type="float">
            <text:p>0.3282042305</text:p>
          </table:table-cell>
          <table:table-cell office:value-type="string" calcext:value-type="string">
            <text:p><text:s/>[1.29432095211466, 1.2790877061308188, 1.3841612784722739, 1.312970054012657, 1.39171337884997, 1.3922319088578596, 1.3795880969934469, 1.3566161521996558, 1.4224158978125914, 1.410142088477966] </text:p>
          </table:table-cell>
          <table:table-cell office:value-type="string" calcext:value-type="string">
            <text:p><text:s/>[1.3033388765332676, 1.2910193491869129, 1.3631922626034818, 1.3156006091264931, 1.394089677484917, 1.3766611740155963, 1.3742860027541575, 1.3514730794244478, 1.3992829186229638, 1.4195840974373446] </text:p>
          </table:table-cell>
          <table:table-cell office:value-type="string" calcext:value-type="string">
            <text:p><text:s/>[0.605403, 0.540707, 0.767269, 0.679335, 1.00178, 0.950861, 1.21781, 0.737342, 0.928567, 1.70975]</text:p>
          </table:table-cell>
        </table:table-row>
        <table:table-row table:style-name="ro2">
          <table:table-cell office:value-type="string" calcext:value-type="string">
            <text:p>func_test/test_functions_adagrad_2_0_0.1_noisefree_power</text:p>
          </table:table-cell>
          <table:table-cell table:formula="of:=IF(ISNUMBER(SEARCH(&quot;adadelta&quot;; [.A5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5])); &quot;power&quot;; &quot;complete&quot;)" office:value-type="string" office:string-value="power" calcext:value-type="string">
            <text:p>power</text:p>
          </table:table-cell>
          <table:table-cell table:formula="of:=2" office:value-type="float" office:value="2" calcext:value-type="float">
            <text:p>2</text:p>
          </table:table-cell>
          <table:table-cell table:formula="of:=0" office:value-type="float" office:value="0" calcext:value-type="float">
            <text:p>0</text:p>
          </table:table-cell>
          <table:table-cell table:formula="of:=0.1" office:value-type="float" office:value="0.1" calcext:value-type="float">
            <text:p>0.1</text:p>
          </table:table-cell>
          <table:table-cell office:value-type="string" calcext:value-type="string">
            <text:p>noisefree</text:p>
          </table:table-cell>
          <table:table-cell office:value-type="float" office:value="1.36232475139" calcext:value-type="float">
            <text:p>1.3623247514</text:p>
          </table:table-cell>
          <table:table-cell office:value-type="float" office:value="1.27908770613" calcext:value-type="float">
            <text:p>1.2790877061</text:p>
          </table:table-cell>
          <table:table-cell office:value-type="float" office:value="1.42241589781" calcext:value-type="float">
            <text:p>1.4224158978</text:p>
          </table:table-cell>
          <table:table-cell office:value-type="float" office:value="0.0473833586717" calcext:value-type="float">
            <text:p>0.0473833587</text:p>
          </table:table-cell>
          <table:table-cell office:value-type="float" office:value="1.35885280472" calcext:value-type="float">
            <text:p>1.3588528047</text:p>
          </table:table-cell>
          <table:table-cell office:value-type="float" office:value="1.29101934919" calcext:value-type="float">
            <text:p>1.2910193492</text:p>
          </table:table-cell>
          <table:table-cell office:value-type="float" office:value="1.41958409744" calcext:value-type="float">
            <text:p>1.4195840974</text:p>
          </table:table-cell>
          <table:table-cell office:value-type="float" office:value="0.0409231724359" calcext:value-type="float">
            <text:p>0.0409231724</text:p>
          </table:table-cell>
          <table:table-cell office:value-type="float" office:value="0.9138824" calcext:value-type="float">
            <text:p>0.9138824</text:p>
          </table:table-cell>
          <table:table-cell office:value-type="float" office:value="0.540707" calcext:value-type="float">
            <text:p>0.540707</text:p>
          </table:table-cell>
          <table:table-cell office:value-type="float" office:value="1.70975" calcext:value-type="float">
            <text:p>1.70975</text:p>
          </table:table-cell>
          <table:table-cell office:value-type="float" office:value="0.328204230521" calcext:value-type="float">
            <text:p>0.3282042305</text:p>
          </table:table-cell>
          <table:table-cell office:value-type="string" calcext:value-type="string">
            <text:p><text:s/>[1.29432095211466, 1.2790877061308188, 1.3841612784722739, 1.312970054012657, 1.39171337884997, 1.3922319088578596, 1.3795880969934469, 1.3566161521996558, 1.4224158978125914, 1.410142088477966] </text:p>
          </table:table-cell>
          <table:table-cell office:value-type="string" calcext:value-type="string">
            <text:p><text:s/>[1.3033388765332676, 1.2910193491869129, 1.3631922626034818, 1.3156006091264931, 1.394089677484917, 1.3766611740155963, 1.3742860027541575, 1.3514730794244478, 1.3992829186229638, 1.4195840974373446] </text:p>
          </table:table-cell>
          <table:table-cell office:value-type="string" calcext:value-type="string">
            <text:p><text:s/>[0.605403, 0.540707, 0.767269, 0.679335, 1.00178, 0.950861, 1.21781, 0.737342, 0.928567, 1.70975]</text:p>
          </table:table-cell>
        </table:table-row>
        <table:table-row table:style-name="ro2">
          <table:table-cell office:value-type="string" calcext:value-type="string">
            <text:p>func_test/test_functions_adagrad_2_0_1_noisefree_complete</text:p>
          </table:table-cell>
          <table:table-cell table:formula="of:=IF(ISNUMBER(SEARCH(&quot;adadelta&quot;; [.A6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6])); &quot;power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isefree</text:p>
          </table:table-cell>
          <table:table-cell office:value-type="float" office:value="1.36232475139" calcext:value-type="float">
            <text:p>1.3623247514</text:p>
          </table:table-cell>
          <table:table-cell office:value-type="float" office:value="1.27908770613" calcext:value-type="float">
            <text:p>1.2790877061</text:p>
          </table:table-cell>
          <table:table-cell office:value-type="float" office:value="1.42241589781" calcext:value-type="float">
            <text:p>1.4224158978</text:p>
          </table:table-cell>
          <table:table-cell office:value-type="float" office:value="0.0473833586717" calcext:value-type="float">
            <text:p>0.0473833587</text:p>
          </table:table-cell>
          <table:table-cell office:value-type="float" office:value="1.35885280472" calcext:value-type="float">
            <text:p>1.3588528047</text:p>
          </table:table-cell>
          <table:table-cell office:value-type="float" office:value="1.29101934919" calcext:value-type="float">
            <text:p>1.2910193492</text:p>
          </table:table-cell>
          <table:table-cell office:value-type="float" office:value="1.41958409744" calcext:value-type="float">
            <text:p>1.4195840974</text:p>
          </table:table-cell>
          <table:table-cell office:value-type="float" office:value="0.0409231724359" calcext:value-type="float">
            <text:p>0.0409231724</text:p>
          </table:table-cell>
          <table:table-cell office:value-type="float" office:value="0.9138824" calcext:value-type="float">
            <text:p>0.9138824</text:p>
          </table:table-cell>
          <table:table-cell office:value-type="float" office:value="0.540707" calcext:value-type="float">
            <text:p>0.540707</text:p>
          </table:table-cell>
          <table:table-cell office:value-type="float" office:value="1.70975" calcext:value-type="float">
            <text:p>1.70975</text:p>
          </table:table-cell>
          <table:table-cell office:value-type="float" office:value="0.328204230521" calcext:value-type="float">
            <text:p>0.3282042305</text:p>
          </table:table-cell>
          <table:table-cell office:value-type="string" calcext:value-type="string">
            <text:p><text:s/>[1.29432095211466, 1.2790877061308188, 1.3841612784722739, 1.312970054012657, 1.39171337884997, 1.3922319088578596, 1.3795880969934469, 1.3566161521996558, 1.4224158978125914, 1.410142088477966] </text:p>
          </table:table-cell>
          <table:table-cell office:value-type="string" calcext:value-type="string">
            <text:p><text:s/>[1.3033388765332676, 1.2910193491869129, 1.3631922626034818, 1.3156006091264931, 1.394089677484917, 1.3766611740155963, 1.3742860027541575, 1.3514730794244478, 1.3992829186229638, 1.4195840974373446] </text:p>
          </table:table-cell>
          <table:table-cell office:value-type="string" calcext:value-type="string">
            <text:p><text:s/>[0.605403, 0.540707, 0.767269, 0.679335, 1.00178, 0.950861, 1.21781, 0.737342, 0.928567, 1.70975]</text:p>
          </table:table-cell>
        </table:table-row>
        <table:table-row table:style-name="ro2">
          <table:table-cell office:value-type="string" calcext:value-type="string">
            <text:p>func_test/test_functions_adagrad_2_0_1_noisefree_power</text:p>
          </table:table-cell>
          <table:table-cell table:formula="of:=IF(ISNUMBER(SEARCH(&quot;adadelta&quot;; [.A7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7])); &quot;power&quot;; &quot;complete&quot;)" office:value-type="string" office:string-value="power" calcext:value-type="string">
            <text:p>power</text:p>
          </table:table-cell>
          <table:table-cell table:formula="of:=2" office:value-type="float" office:value="2" calcext:value-type="float">
            <text:p>2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isefree</text:p>
          </table:table-cell>
          <table:table-cell office:value-type="float" office:value="2.9590683036" calcext:value-type="float">
            <text:p>2.9590683036</text:p>
          </table:table-cell>
          <table:table-cell office:value-type="float" office:value="0.12468907282" calcext:value-type="float">
            <text:p>0.1246890728</text:p>
          </table:table-cell>
          <table:table-cell office:value-type="float" office:value="7.23654833904" calcext:value-type="float">
            <text:p>7.236548339</text:p>
          </table:table-cell>
          <table:table-cell office:value-type="float" office:value="2.43268781316" calcext:value-type="float">
            <text:p>2.4326878132</text:p>
          </table:table-cell>
          <table:table-cell office:value-type="float" office:value="3.59542165325" calcext:value-type="float">
            <text:p>3.5954216533</text:p>
          </table:table-cell>
          <table:table-cell office:value-type="float" office:value="1.86261916265" calcext:value-type="float">
            <text:p>1.8626191627</text:p>
          </table:table-cell>
          <table:table-cell office:value-type="float" office:value="6.48975446864" calcext:value-type="float">
            <text:p>6.4897544686</text:p>
          </table:table-cell>
          <table:table-cell office:value-type="float" office:value="1.65180184806" calcext:value-type="float">
            <text:p>1.6518018481</text:p>
          </table:table-cell>
          <table:table-cell office:value-type="float" office:value="57.703127338" calcext:value-type="float">
            <text:p>57.703127338</text:p>
          </table:table-cell>
          <table:table-cell office:value-type="float" office:value="0.00190193" calcext:value-type="float">
            <text:p>0.00190193</text:p>
          </table:table-cell>
          <table:table-cell office:value-type="float" office:value="222.165" calcext:value-type="float">
            <text:p>222.165</text:p>
          </table:table-cell>
          <table:table-cell office:value-type="float" office:value="82.7300575682" calcext:value-type="float">
            <text:p>82.7300575682</text:p>
          </table:table-cell>
          <table:table-cell office:value-type="string" calcext:value-type="string">
            <text:p><text:s/>[4.985608009138404, 0.25947362581071964, 4.959562727495032, 0.9520469857276006, 2.906852520331838, 5.616472692513336, 7.2365483390371965, 0.12468907281965637, 1.8602706516582108, 0.6891584114937118] </text:p>
          </table:table-cell>
          <table:table-cell office:value-type="string" calcext:value-type="string">
            <text:p><text:s/>[3.8777091717643035, 2.0778042252655475, 6.078595664128184, 2.1098348710344634, 3.6607222094771896, 5.006779314664069, 6.489754468639164, 2.026761753744289, 2.7636356911541116, 1.862619162645047] </text:p>
          </table:table-cell>
          <table:table-cell office:value-type="string" calcext:value-type="string">
            <text:p><text:s/>[28.9711, 0.00843494, 156.701, 3.75275, 0.752245, 164.233, 222.165, 0.00190193, 0.436557, 0.00928451]</text:p>
          </table:table-cell>
        </table:table-row>
        <table:table-row table:style-name="ro2">
          <table:table-cell office:value-type="string" calcext:value-type="string">
            <text:p>func_test/test_functions_adagrad_2_0_5_noisefree_complete</text:p>
          </table:table-cell>
          <table:table-cell table:formula="of:=IF(ISNUMBER(SEARCH(&quot;adadelta&quot;; [.A8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8])); &quot;power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0" office:value-type="float" office:value="0" calcext:value-type="float">
            <text:p>0</text:p>
          </table:table-cell>
          <table:table-cell table:formula="of:=5" office:value-type="float" office:value="5" calcext:value-type="float">
            <text:p>5</text:p>
          </table:table-cell>
          <table:table-cell office:value-type="string" calcext:value-type="string">
            <text:p>noisefree</text:p>
          </table:table-cell>
          <table:table-cell office:value-type="float" office:value="2.9590683036" calcext:value-type="float">
            <text:p>2.9590683036</text:p>
          </table:table-cell>
          <table:table-cell office:value-type="float" office:value="0.12468907282" calcext:value-type="float">
            <text:p>0.1246890728</text:p>
          </table:table-cell>
          <table:table-cell office:value-type="float" office:value="7.23654833904" calcext:value-type="float">
            <text:p>7.236548339</text:p>
          </table:table-cell>
          <table:table-cell office:value-type="float" office:value="2.43268781316" calcext:value-type="float">
            <text:p>2.4326878132</text:p>
          </table:table-cell>
          <table:table-cell office:value-type="float" office:value="3.59542165325" calcext:value-type="float">
            <text:p>3.5954216533</text:p>
          </table:table-cell>
          <table:table-cell office:value-type="float" office:value="1.86261916265" calcext:value-type="float">
            <text:p>1.8626191627</text:p>
          </table:table-cell>
          <table:table-cell office:value-type="float" office:value="6.48975446864" calcext:value-type="float">
            <text:p>6.4897544686</text:p>
          </table:table-cell>
          <table:table-cell office:value-type="float" office:value="1.65180184806" calcext:value-type="float">
            <text:p>1.6518018481</text:p>
          </table:table-cell>
          <table:table-cell office:value-type="float" office:value="57.703127338" calcext:value-type="float">
            <text:p>57.703127338</text:p>
          </table:table-cell>
          <table:table-cell office:value-type="float" office:value="0.00190193" calcext:value-type="float">
            <text:p>0.00190193</text:p>
          </table:table-cell>
          <table:table-cell office:value-type="float" office:value="222.165" calcext:value-type="float">
            <text:p>222.165</text:p>
          </table:table-cell>
          <table:table-cell office:value-type="float" office:value="82.7300575682" calcext:value-type="float">
            <text:p>82.7300575682</text:p>
          </table:table-cell>
          <table:table-cell office:value-type="string" calcext:value-type="string">
            <text:p><text:s/>[4.985608009138404, 0.25947362581071964, 4.959562727495032, 0.9520469857276006, 2.906852520331838, 5.616472692513336, 7.2365483390371965, 0.12468907281965637, 1.8602706516582108, 0.6891584114937118] </text:p>
          </table:table-cell>
          <table:table-cell office:value-type="string" calcext:value-type="string">
            <text:p><text:s/>[3.8777091717643035, 2.0778042252655475, 6.078595664128184, 2.1098348710344634, 3.6607222094771896, 5.006779314664069, 6.489754468639164, 2.026761753744289, 2.7636356911541116, 1.862619162645047] </text:p>
          </table:table-cell>
          <table:table-cell office:value-type="string" calcext:value-type="string">
            <text:p><text:s/>[28.9711, 0.00843494, 156.701, 3.75275, 0.752245, 164.233, 222.165, 0.00190193, 0.436557, 0.00928451]</text:p>
          </table:table-cell>
        </table:table-row>
        <table:table-row table:style-name="ro2">
          <table:table-cell office:value-type="string" calcext:value-type="string">
            <text:p>func_test/test_functions_adagrad_2_0_5_noisefree_power</text:p>
          </table:table-cell>
          <table:table-cell table:formula="of:=IF(ISNUMBER(SEARCH(&quot;adadelta&quot;; [.A9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9])); &quot;power&quot;; &quot;complete&quot;)" office:value-type="string" office:string-value="power" calcext:value-type="string">
            <text:p>power</text:p>
          </table:table-cell>
          <table:table-cell table:formula="of:=2" office:value-type="float" office:value="2" calcext:value-type="float">
            <text:p>2</text:p>
          </table:table-cell>
          <table:table-cell table:formula="of:=0" office:value-type="float" office:value="0" calcext:value-type="float">
            <text:p>0</text:p>
          </table:table-cell>
          <table:table-cell table:formula="of:=5" office:value-type="float" office:value="5" calcext:value-type="float">
            <text:p>5</text:p>
          </table:table-cell>
          <table:table-cell office:value-type="string" calcext:value-type="string">
            <text:p>noisefree</text:p>
          </table:table-cell>
          <table:table-cell office:value-type="float" office:value="2.9590683036" calcext:value-type="float">
            <text:p>2.9590683036</text:p>
          </table:table-cell>
          <table:table-cell office:value-type="float" office:value="0.12468907282" calcext:value-type="float">
            <text:p>0.1246890728</text:p>
          </table:table-cell>
          <table:table-cell office:value-type="float" office:value="7.23654833904" calcext:value-type="float">
            <text:p>7.236548339</text:p>
          </table:table-cell>
          <table:table-cell office:value-type="float" office:value="2.43268781316" calcext:value-type="float">
            <text:p>2.4326878132</text:p>
          </table:table-cell>
          <table:table-cell office:value-type="float" office:value="3.59542165325" calcext:value-type="float">
            <text:p>3.5954216533</text:p>
          </table:table-cell>
          <table:table-cell office:value-type="float" office:value="1.86261916265" calcext:value-type="float">
            <text:p>1.8626191627</text:p>
          </table:table-cell>
          <table:table-cell office:value-type="float" office:value="6.48975446864" calcext:value-type="float">
            <text:p>6.4897544686</text:p>
          </table:table-cell>
          <table:table-cell office:value-type="float" office:value="1.65180184806" calcext:value-type="float">
            <text:p>1.6518018481</text:p>
          </table:table-cell>
          <table:table-cell office:value-type="float" office:value="57.703127338" calcext:value-type="float">
            <text:p>57.703127338</text:p>
          </table:table-cell>
          <table:table-cell office:value-type="float" office:value="0.00190193" calcext:value-type="float">
            <text:p>0.00190193</text:p>
          </table:table-cell>
          <table:table-cell office:value-type="float" office:value="222.165" calcext:value-type="float">
            <text:p>222.165</text:p>
          </table:table-cell>
          <table:table-cell office:value-type="float" office:value="82.7300575682" calcext:value-type="float">
            <text:p>82.7300575682</text:p>
          </table:table-cell>
          <table:table-cell office:value-type="string" calcext:value-type="string">
            <text:p><text:s/>[4.985608009138404, 0.25947362581071964, 4.959562727495032, 0.9520469857276006, 2.906852520331838, 5.616472692513336, 7.2365483390371965, 0.12468907281965637, 1.8602706516582108, 0.6891584114937118] </text:p>
          </table:table-cell>
          <table:table-cell office:value-type="string" calcext:value-type="string">
            <text:p><text:s/>[3.8777091717643035, 2.0778042252655475, 6.078595664128184, 2.1098348710344634, 3.6607222094771896, 5.006779314664069, 6.489754468639164, 2.026761753744289, 2.7636356911541116, 1.862619162645047] </text:p>
          </table:table-cell>
          <table:table-cell office:value-type="string" calcext:value-type="string">
            <text:p><text:s/>[28.9711, 0.00843494, 156.701, 3.75275, 0.752245, 164.233, 222.165, 0.00190193, 0.436557, 0.00928451]</text:p>
          </table:table-cell>
        </table:table-row>
        <table:table-row table:style-name="ro2">
          <table:table-cell office:value-type="string" calcext:value-type="string">
            <text:p>func_test/test_functions_adagrad_2_1_0.01_noisefree_complete</text:p>
          </table:table-cell>
          <table:table-cell table:formula="of:=IF(ISNUMBER(SEARCH(&quot;adadelta&quot;; [.A10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0])); &quot;power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  <table:table-cell table:formula="of:=0.01" office:value-type="float" office:value="0.01" calcext:value-type="float">
            <text:p>0.01</text:p>
          </table:table-cell>
          <table:table-cell office:value-type="string" calcext:value-type="string">
            <text:p>noisefree</text:p>
          </table:table-cell>
          <table:table-cell office:value-type="float" office:value="2.9590683036" calcext:value-type="float">
            <text:p>2.9590683036</text:p>
          </table:table-cell>
          <table:table-cell office:value-type="float" office:value="0.12468907282" calcext:value-type="float">
            <text:p>0.1246890728</text:p>
          </table:table-cell>
          <table:table-cell office:value-type="float" office:value="7.23654833904" calcext:value-type="float">
            <text:p>7.236548339</text:p>
          </table:table-cell>
          <table:table-cell office:value-type="float" office:value="2.43268781316" calcext:value-type="float">
            <text:p>2.4326878132</text:p>
          </table:table-cell>
          <table:table-cell office:value-type="float" office:value="3.59542165325" calcext:value-type="float">
            <text:p>3.5954216533</text:p>
          </table:table-cell>
          <table:table-cell office:value-type="float" office:value="1.86261916265" calcext:value-type="float">
            <text:p>1.8626191627</text:p>
          </table:table-cell>
          <table:table-cell office:value-type="float" office:value="6.48975446864" calcext:value-type="float">
            <text:p>6.4897544686</text:p>
          </table:table-cell>
          <table:table-cell office:value-type="float" office:value="1.65180184806" calcext:value-type="float">
            <text:p>1.6518018481</text:p>
          </table:table-cell>
          <table:table-cell office:value-type="float" office:value="57.703127338" calcext:value-type="float">
            <text:p>57.703127338</text:p>
          </table:table-cell>
          <table:table-cell office:value-type="float" office:value="0.00190193" calcext:value-type="float">
            <text:p>0.00190193</text:p>
          </table:table-cell>
          <table:table-cell office:value-type="float" office:value="222.165" calcext:value-type="float">
            <text:p>222.165</text:p>
          </table:table-cell>
          <table:table-cell office:value-type="float" office:value="82.7300575682" calcext:value-type="float">
            <text:p>82.7300575682</text:p>
          </table:table-cell>
          <table:table-cell office:value-type="string" calcext:value-type="string">
            <text:p><text:s/>[4.985608009138404, 0.25947362581071964, 4.959562727495032, 0.9520469857276006, 2.906852520331838, 5.616472692513336, 7.2365483390371965, 0.12468907281965637, 1.8602706516582108, 0.6891584114937118] </text:p>
          </table:table-cell>
          <table:table-cell office:value-type="string" calcext:value-type="string">
            <text:p><text:s/>[3.8777091717643035, 2.0778042252655475, 6.078595664128184, 2.1098348710344634, 3.6607222094771896, 5.006779314664069, 6.489754468639164, 2.026761753744289, 2.7636356911541116, 1.862619162645047] </text:p>
          </table:table-cell>
          <table:table-cell office:value-type="string" calcext:value-type="string">
            <text:p><text:s/>[28.9711, 0.00843494, 156.701, 3.75275, 0.752245, 164.233, 222.165, 0.00190193, 0.436557, 0.00928451]</text:p>
          </table:table-cell>
        </table:table-row>
        <table:table-row table:style-name="ro2">
          <table:table-cell office:value-type="string" calcext:value-type="string">
            <text:p>func_test/test_functions_adagrad_2_1_0.01_noisefree_power</text:p>
          </table:table-cell>
          <table:table-cell table:formula="of:=IF(ISNUMBER(SEARCH(&quot;adadelta&quot;; [.A11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1])); &quot;power&quot;; &quot;complete&quot;)" office:value-type="string" office:string-value="power" calcext:value-type="string">
            <text:p>power</text:p>
          </table:table-cell>
          <table:table-cell table:formula="of:=2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  <table:table-cell table:formula="of:=0.01" office:value-type="float" office:value="0.01" calcext:value-type="float">
            <text:p>0.01</text:p>
          </table:table-cell>
          <table:table-cell office:value-type="string" calcext:value-type="string">
            <text:p>noisefree</text:p>
          </table:table-cell>
          <table:table-cell office:value-type="float" office:value="2.9590683036" calcext:value-type="float">
            <text:p>2.9590683036</text:p>
          </table:table-cell>
          <table:table-cell office:value-type="float" office:value="0.12468907282" calcext:value-type="float">
            <text:p>0.1246890728</text:p>
          </table:table-cell>
          <table:table-cell office:value-type="float" office:value="7.23654833904" calcext:value-type="float">
            <text:p>7.236548339</text:p>
          </table:table-cell>
          <table:table-cell office:value-type="float" office:value="2.43268781316" calcext:value-type="float">
            <text:p>2.4326878132</text:p>
          </table:table-cell>
          <table:table-cell office:value-type="float" office:value="3.59542165325" calcext:value-type="float">
            <text:p>3.5954216533</text:p>
          </table:table-cell>
          <table:table-cell office:value-type="float" office:value="1.86261916265" calcext:value-type="float">
            <text:p>1.8626191627</text:p>
          </table:table-cell>
          <table:table-cell office:value-type="float" office:value="6.48975446864" calcext:value-type="float">
            <text:p>6.4897544686</text:p>
          </table:table-cell>
          <table:table-cell office:value-type="float" office:value="1.65180184806" calcext:value-type="float">
            <text:p>1.6518018481</text:p>
          </table:table-cell>
          <table:table-cell office:value-type="float" office:value="57.703127338" calcext:value-type="float">
            <text:p>57.703127338</text:p>
          </table:table-cell>
          <table:table-cell office:value-type="float" office:value="0.00190193" calcext:value-type="float">
            <text:p>0.00190193</text:p>
          </table:table-cell>
          <table:table-cell office:value-type="float" office:value="222.165" calcext:value-type="float">
            <text:p>222.165</text:p>
          </table:table-cell>
          <table:table-cell office:value-type="float" office:value="82.7300575682" calcext:value-type="float">
            <text:p>82.7300575682</text:p>
          </table:table-cell>
          <table:table-cell office:value-type="string" calcext:value-type="string">
            <text:p><text:s/>[4.985608009138404, 0.25947362581071964, 4.959562727495032, 0.9520469857276006, 2.906852520331838, 5.616472692513336, 7.2365483390371965, 0.12468907281965637, 1.8602706516582108, 0.6891584114937118] </text:p>
          </table:table-cell>
          <table:table-cell office:value-type="string" calcext:value-type="string">
            <text:p><text:s/>[3.8777091717643035, 2.0778042252655475, 6.078595664128184, 2.1098348710344634, 3.6607222094771896, 5.006779314664069, 6.489754468639164, 2.026761753744289, 2.7636356911541116, 1.862619162645047] </text:p>
          </table:table-cell>
          <table:table-cell office:value-type="string" calcext:value-type="string">
            <text:p><text:s/>[28.9711, 0.00843494, 156.701, 3.75275, 0.752245, 164.233, 222.165, 0.00190193, 0.436557, 0.00928451]</text:p>
          </table:table-cell>
        </table:table-row>
        <table:table-row table:style-name="ro2">
          <table:table-cell office:value-type="string" calcext:value-type="string">
            <text:p>func_test/test_functions_adagrad_2_1_0.1_noisefree_complete</text:p>
          </table:table-cell>
          <table:table-cell table:formula="of:=IF(ISNUMBER(SEARCH(&quot;adadelta&quot;; [.A12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2])); &quot;power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  <table:table-cell table:formula="of:=0.1" office:value-type="float" office:value="0.1" calcext:value-type="float">
            <text:p>0.1</text:p>
          </table:table-cell>
          <table:table-cell office:value-type="string" calcext:value-type="string">
            <text:p>noisefree</text:p>
          </table:table-cell>
          <table:table-cell office:value-type="float" office:value="2.9590683036" calcext:value-type="float">
            <text:p>2.9590683036</text:p>
          </table:table-cell>
          <table:table-cell office:value-type="float" office:value="0.12468907282" calcext:value-type="float">
            <text:p>0.1246890728</text:p>
          </table:table-cell>
          <table:table-cell office:value-type="float" office:value="7.23654833904" calcext:value-type="float">
            <text:p>7.236548339</text:p>
          </table:table-cell>
          <table:table-cell office:value-type="float" office:value="2.43268781316" calcext:value-type="float">
            <text:p>2.4326878132</text:p>
          </table:table-cell>
          <table:table-cell office:value-type="float" office:value="3.59542165325" calcext:value-type="float">
            <text:p>3.5954216533</text:p>
          </table:table-cell>
          <table:table-cell office:value-type="float" office:value="1.86261916265" calcext:value-type="float">
            <text:p>1.8626191627</text:p>
          </table:table-cell>
          <table:table-cell office:value-type="float" office:value="6.48975446864" calcext:value-type="float">
            <text:p>6.4897544686</text:p>
          </table:table-cell>
          <table:table-cell office:value-type="float" office:value="1.65180184806" calcext:value-type="float">
            <text:p>1.6518018481</text:p>
          </table:table-cell>
          <table:table-cell office:value-type="float" office:value="57.703127338" calcext:value-type="float">
            <text:p>57.703127338</text:p>
          </table:table-cell>
          <table:table-cell office:value-type="float" office:value="0.00190193" calcext:value-type="float">
            <text:p>0.00190193</text:p>
          </table:table-cell>
          <table:table-cell office:value-type="float" office:value="222.165" calcext:value-type="float">
            <text:p>222.165</text:p>
          </table:table-cell>
          <table:table-cell office:value-type="float" office:value="82.7300575682" calcext:value-type="float">
            <text:p>82.7300575682</text:p>
          </table:table-cell>
          <table:table-cell office:value-type="string" calcext:value-type="string">
            <text:p><text:s/>[4.985608009138404, 0.25947362581071964, 4.959562727495032, 0.9520469857276006, 2.906852520331838, 5.616472692513336, 7.2365483390371965, 0.12468907281965637, 1.8602706516582108, 0.6891584114937118] </text:p>
          </table:table-cell>
          <table:table-cell office:value-type="string" calcext:value-type="string">
            <text:p><text:s/>[3.8777091717643035, 2.0778042252655475, 6.078595664128184, 2.1098348710344634, 3.6607222094771896, 5.006779314664069, 6.489754468639164, 2.026761753744289, 2.7636356911541116, 1.862619162645047] </text:p>
          </table:table-cell>
          <table:table-cell office:value-type="string" calcext:value-type="string">
            <text:p><text:s/>[28.9711, 0.00843494, 156.701, 3.75275, 0.752245, 164.233, 222.165, 0.00190193, 0.436557, 0.00928451]</text:p>
          </table:table-cell>
        </table:table-row>
        <table:table-row table:style-name="ro2">
          <table:table-cell office:value-type="string" calcext:value-type="string">
            <text:p>func_test/test_functions_adagrad_2_1_0.1_noisefree_power</text:p>
          </table:table-cell>
          <table:table-cell table:formula="of:=IF(ISNUMBER(SEARCH(&quot;adadelta&quot;; [.A13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3])); &quot;power&quot;; &quot;complete&quot;)" office:value-type="string" office:string-value="power" calcext:value-type="string">
            <text:p>power</text:p>
          </table:table-cell>
          <table:table-cell table:formula="of:=2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  <table:table-cell table:formula="of:=0.1" office:value-type="float" office:value="0.1" calcext:value-type="float">
            <text:p>0.1</text:p>
          </table:table-cell>
          <table:table-cell office:value-type="string" calcext:value-type="string">
            <text:p>noisefree</text:p>
          </table:table-cell>
          <table:table-cell office:value-type="float" office:value="3.36213526525" calcext:value-type="float">
            <text:p>3.3621352653</text:p>
          </table:table-cell>
          <table:table-cell office:value-type="float" office:value="0.0515944070871" calcext:value-type="float">
            <text:p>0.0515944071</text:p>
          </table:table-cell>
          <table:table-cell office:value-type="float" office:value="4.25189257405" calcext:value-type="float">
            <text:p>4.2518925741</text:p>
          </table:table-cell>
          <table:table-cell office:value-type="float" office:value="1.13021232679" calcext:value-type="float">
            <text:p>1.1302123268</text:p>
          </table:table-cell>
          <table:table-cell office:value-type="float" office:value="3.47008981637" calcext:value-type="float">
            <text:p>3.4700898164</text:p>
          </table:table-cell>
          <table:table-cell office:value-type="float" office:value="0.78627840263" calcext:value-type="float">
            <text:p>0.7862784026</text:p>
          </table:table-cell>
          <table:table-cell office:value-type="float" office:value="4.22458045979" calcext:value-type="float">
            <text:p>4.2245804598</text:p>
          </table:table-cell>
          <table:table-cell office:value-type="float" office:value="0.919151644831" calcext:value-type="float">
            <text:p>0.9191516448</text:p>
          </table:table-cell>
          <table:table-cell office:value-type="float" office:value="11.7060678225" calcext:value-type="float">
            <text:p>11.7060678225</text:p>
          </table:table-cell>
          <table:table-cell office:value-type="float" office:value="0.0000882246" calcext:value-type="float">
            <text:p>8.82246E-005</text:p>
          </table:table-cell>
          <table:table-cell office:value-type="float" office:value="15.9686" calcext:value-type="float">
            <text:p>15.9686</text:p>
          </table:table-cell>
          <table:table-cell office:value-type="float" office:value="4.60829316354" calcext:value-type="float">
            <text:p>4.6082931635</text:p>
          </table:table-cell>
          <table:table-cell office:value-type="string" calcext:value-type="string">
            <text:p><text:s/>[4.251892574052216, 3.7443569177631826, 3.9825203658692314, 3.8156432919865555, 3.5349177402563416, 3.3066007697882127, 0.05159440708713485, 3.7132767832080074, 3.6669529911186483, 3.5535968114070005] </text:p>
          </table:table-cell>
          <table:table-cell office:value-type="string" calcext:value-type="string">
            <text:p><text:s/>[4.22458045979484, 3.7919559237418623, 3.941542777208335, 3.8592412119070763, 3.644763288662105, 3.3960770972938765, 0.7862784026301836, 3.75086089700906, 3.746090794291297, 3.559507311137596] </text:p>
          </table:table-cell>
          <table:table-cell office:value-type="string" calcext:value-type="string">
            <text:p><text:s/>[10.0432, 8.67679, 13.4263, 14.873, 15.0752, 12.8127, 8.82246e-05, 10.2804, 15.9686, 15.9044]</text:p>
          </table:table-cell>
        </table:table-row>
        <table:table-row table:style-name="ro2">
          <table:table-cell office:value-type="string" calcext:value-type="string">
            <text:p>func_test/test_functions_adagrad_2_1_1_noisefree_complete</text:p>
          </table:table-cell>
          <table:table-cell table:formula="of:=IF(ISNUMBER(SEARCH(&quot;adadelta&quot;; [.A14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4])); &quot;power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isefree</text:p>
          </table:table-cell>
          <table:table-cell office:value-type="float" office:value="3.36213526525" calcext:value-type="float">
            <text:p>3.3621352653</text:p>
          </table:table-cell>
          <table:table-cell office:value-type="float" office:value="0.0515944070871" calcext:value-type="float">
            <text:p>0.0515944071</text:p>
          </table:table-cell>
          <table:table-cell office:value-type="float" office:value="4.25189257405" calcext:value-type="float">
            <text:p>4.2518925741</text:p>
          </table:table-cell>
          <table:table-cell office:value-type="float" office:value="1.13021232679" calcext:value-type="float">
            <text:p>1.1302123268</text:p>
          </table:table-cell>
          <table:table-cell office:value-type="float" office:value="3.47008981637" calcext:value-type="float">
            <text:p>3.4700898164</text:p>
          </table:table-cell>
          <table:table-cell office:value-type="float" office:value="0.78627840263" calcext:value-type="float">
            <text:p>0.7862784026</text:p>
          </table:table-cell>
          <table:table-cell office:value-type="float" office:value="4.22458045979" calcext:value-type="float">
            <text:p>4.2245804598</text:p>
          </table:table-cell>
          <table:table-cell office:value-type="float" office:value="0.919151644831" calcext:value-type="float">
            <text:p>0.9191516448</text:p>
          </table:table-cell>
          <table:table-cell office:value-type="float" office:value="11.7060678225" calcext:value-type="float">
            <text:p>11.7060678225</text:p>
          </table:table-cell>
          <table:table-cell office:value-type="float" office:value="0.0000882246" calcext:value-type="float">
            <text:p>8.82246E-005</text:p>
          </table:table-cell>
          <table:table-cell office:value-type="float" office:value="15.9686" calcext:value-type="float">
            <text:p>15.9686</text:p>
          </table:table-cell>
          <table:table-cell office:value-type="float" office:value="4.60829316354" calcext:value-type="float">
            <text:p>4.6082931635</text:p>
          </table:table-cell>
          <table:table-cell office:value-type="string" calcext:value-type="string">
            <text:p><text:s/>[4.251892574052216, 3.7443569177631826, 3.9825203658692314, 3.8156432919865555, 3.5349177402563416, 3.3066007697882127, 0.05159440708713485, 3.7132767832080074, 3.6669529911186483, 3.5535968114070005] </text:p>
          </table:table-cell>
          <table:table-cell office:value-type="string" calcext:value-type="string">
            <text:p><text:s/>[4.22458045979484, 3.7919559237418623, 3.941542777208335, 3.8592412119070763, 3.644763288662105, 3.3960770972938765, 0.7862784026301836, 3.75086089700906, 3.746090794291297, 3.559507311137596] </text:p>
          </table:table-cell>
          <table:table-cell office:value-type="string" calcext:value-type="string">
            <text:p><text:s/>[10.0432, 8.67679, 13.4263, 14.873, 15.0752, 12.8127, 8.82246e-05, 10.2804, 15.9686, 15.9044]</text:p>
          </table:table-cell>
        </table:table-row>
        <table:table-row table:style-name="ro2">
          <table:table-cell office:value-type="string" calcext:value-type="string">
            <text:p>func_test/test_functions_adagrad_2_1_1_noisefree_power</text:p>
          </table:table-cell>
          <table:table-cell table:formula="of:=IF(ISNUMBER(SEARCH(&quot;adadelta&quot;; [.A15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5])); &quot;power&quot;; &quot;complete&quot;)" office:value-type="string" office:string-value="power" calcext:value-type="string">
            <text:p>power</text:p>
          </table:table-cell>
          <table:table-cell table:formula="of:=2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isefree</text:p>
          </table:table-cell>
          <table:table-cell office:value-type="float" office:value="3.36213526525" calcext:value-type="float">
            <text:p>3.3621352653</text:p>
          </table:table-cell>
          <table:table-cell office:value-type="float" office:value="0.0515944070871" calcext:value-type="float">
            <text:p>0.0515944071</text:p>
          </table:table-cell>
          <table:table-cell office:value-type="float" office:value="4.25189257405" calcext:value-type="float">
            <text:p>4.2518925741</text:p>
          </table:table-cell>
          <table:table-cell office:value-type="float" office:value="1.13021232679" calcext:value-type="float">
            <text:p>1.1302123268</text:p>
          </table:table-cell>
          <table:table-cell office:value-type="float" office:value="3.47008981637" calcext:value-type="float">
            <text:p>3.4700898164</text:p>
          </table:table-cell>
          <table:table-cell office:value-type="float" office:value="0.78627840263" calcext:value-type="float">
            <text:p>0.7862784026</text:p>
          </table:table-cell>
          <table:table-cell office:value-type="float" office:value="4.22458045979" calcext:value-type="float">
            <text:p>4.2245804598</text:p>
          </table:table-cell>
          <table:table-cell office:value-type="float" office:value="0.919151644831" calcext:value-type="float">
            <text:p>0.9191516448</text:p>
          </table:table-cell>
          <table:table-cell office:value-type="float" office:value="11.7060678225" calcext:value-type="float">
            <text:p>11.7060678225</text:p>
          </table:table-cell>
          <table:table-cell office:value-type="float" office:value="0.0000882246" calcext:value-type="float">
            <text:p>8.82246E-005</text:p>
          </table:table-cell>
          <table:table-cell office:value-type="float" office:value="15.9686" calcext:value-type="float">
            <text:p>15.9686</text:p>
          </table:table-cell>
          <table:table-cell office:value-type="float" office:value="4.60829316354" calcext:value-type="float">
            <text:p>4.6082931635</text:p>
          </table:table-cell>
          <table:table-cell office:value-type="string" calcext:value-type="string">
            <text:p><text:s/>[4.251892574052216, 3.7443569177631826, 3.9825203658692314, 3.8156432919865555, 3.5349177402563416, 3.3066007697882127, 0.05159440708713485, 3.7132767832080074, 3.6669529911186483, 3.5535968114070005] </text:p>
          </table:table-cell>
          <table:table-cell office:value-type="string" calcext:value-type="string">
            <text:p><text:s/>[4.22458045979484, 3.7919559237418623, 3.941542777208335, 3.8592412119070763, 3.644763288662105, 3.3960770972938765, 0.7862784026301836, 3.75086089700906, 3.746090794291297, 3.559507311137596] </text:p>
          </table:table-cell>
          <table:table-cell office:value-type="string" calcext:value-type="string">
            <text:p><text:s/>[10.0432, 8.67679, 13.4263, 14.873, 15.0752, 12.8127, 8.82246e-05, 10.2804, 15.9686, 15.9044]</text:p>
          </table:table-cell>
        </table:table-row>
        <table:table-row table:style-name="ro2">
          <table:table-cell office:value-type="string" calcext:value-type="string">
            <text:p>func_test/test_functions_adagrad_2_1_5_noisefree_complete</text:p>
          </table:table-cell>
          <table:table-cell table:formula="of:=IF(ISNUMBER(SEARCH(&quot;adadelta&quot;; [.A16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6])); &quot;power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office:value-type="string" calcext:value-type="string">
            <text:p>noisefree</text:p>
          </table:table-cell>
          <table:table-cell office:value-type="float" office:value="3.36213526525" calcext:value-type="float">
            <text:p>3.3621352653</text:p>
          </table:table-cell>
          <table:table-cell office:value-type="float" office:value="0.0515944070871" calcext:value-type="float">
            <text:p>0.0515944071</text:p>
          </table:table-cell>
          <table:table-cell office:value-type="float" office:value="4.25189257405" calcext:value-type="float">
            <text:p>4.2518925741</text:p>
          </table:table-cell>
          <table:table-cell office:value-type="float" office:value="1.13021232679" calcext:value-type="float">
            <text:p>1.1302123268</text:p>
          </table:table-cell>
          <table:table-cell office:value-type="float" office:value="3.47008981637" calcext:value-type="float">
            <text:p>3.4700898164</text:p>
          </table:table-cell>
          <table:table-cell office:value-type="float" office:value="0.78627840263" calcext:value-type="float">
            <text:p>0.7862784026</text:p>
          </table:table-cell>
          <table:table-cell office:value-type="float" office:value="4.22458045979" calcext:value-type="float">
            <text:p>4.2245804598</text:p>
          </table:table-cell>
          <table:table-cell office:value-type="float" office:value="0.919151644831" calcext:value-type="float">
            <text:p>0.9191516448</text:p>
          </table:table-cell>
          <table:table-cell office:value-type="float" office:value="11.7060678225" calcext:value-type="float">
            <text:p>11.7060678225</text:p>
          </table:table-cell>
          <table:table-cell office:value-type="float" office:value="0.0000882246" calcext:value-type="float">
            <text:p>8.82246E-005</text:p>
          </table:table-cell>
          <table:table-cell office:value-type="float" office:value="15.9686" calcext:value-type="float">
            <text:p>15.9686</text:p>
          </table:table-cell>
          <table:table-cell office:value-type="float" office:value="4.60829316354" calcext:value-type="float">
            <text:p>4.6082931635</text:p>
          </table:table-cell>
          <table:table-cell office:value-type="string" calcext:value-type="string">
            <text:p><text:s/>[4.251892574052216, 3.7443569177631826, 3.9825203658692314, 3.8156432919865555, 3.5349177402563416, 3.3066007697882127, 0.05159440708713485, 3.7132767832080074, 3.6669529911186483, 3.5535968114070005] </text:p>
          </table:table-cell>
          <table:table-cell office:value-type="string" calcext:value-type="string">
            <text:p><text:s/>[4.22458045979484, 3.7919559237418623, 3.941542777208335, 3.8592412119070763, 3.644763288662105, 3.3960770972938765, 0.7862784026301836, 3.75086089700906, 3.746090794291297, 3.559507311137596] </text:p>
          </table:table-cell>
          <table:table-cell office:value-type="string" calcext:value-type="string">
            <text:p><text:s/>[10.0432, 8.67679, 13.4263, 14.873, 15.0752, 12.8127, 8.82246e-05, 10.2804, 15.9686, 15.9044]</text:p>
          </table:table-cell>
        </table:table-row>
        <table:table-row table:style-name="ro2">
          <table:table-cell office:value-type="string" calcext:value-type="string">
            <text:p>func_test/test_functions_adagrad_2_1_5_noisefree_power</text:p>
          </table:table-cell>
          <table:table-cell table:formula="of:=IF(ISNUMBER(SEARCH(&quot;adadelta&quot;; [.A17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7])); &quot;power&quot;; &quot;complete&quot;)" office:value-type="string" office:string-value="power" calcext:value-type="string">
            <text:p>power</text:p>
          </table:table-cell>
          <table:table-cell table:formula="of:=2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office:value-type="string" calcext:value-type="string">
            <text:p>noisefree</text:p>
          </table:table-cell>
          <table:table-cell office:value-type="float" office:value="3.36213526525" calcext:value-type="float">
            <text:p>3.3621352653</text:p>
          </table:table-cell>
          <table:table-cell office:value-type="float" office:value="0.0515944070871" calcext:value-type="float">
            <text:p>0.0515944071</text:p>
          </table:table-cell>
          <table:table-cell office:value-type="float" office:value="4.25189257405" calcext:value-type="float">
            <text:p>4.2518925741</text:p>
          </table:table-cell>
          <table:table-cell office:value-type="float" office:value="1.13021232679" calcext:value-type="float">
            <text:p>1.1302123268</text:p>
          </table:table-cell>
          <table:table-cell office:value-type="float" office:value="3.47008981637" calcext:value-type="float">
            <text:p>3.4700898164</text:p>
          </table:table-cell>
          <table:table-cell office:value-type="float" office:value="0.78627840263" calcext:value-type="float">
            <text:p>0.7862784026</text:p>
          </table:table-cell>
          <table:table-cell office:value-type="float" office:value="4.22458045979" calcext:value-type="float">
            <text:p>4.2245804598</text:p>
          </table:table-cell>
          <table:table-cell office:value-type="float" office:value="0.919151644831" calcext:value-type="float">
            <text:p>0.9191516448</text:p>
          </table:table-cell>
          <table:table-cell office:value-type="float" office:value="11.7060678225" calcext:value-type="float">
            <text:p>11.7060678225</text:p>
          </table:table-cell>
          <table:table-cell office:value-type="float" office:value="0.0000882246" calcext:value-type="float">
            <text:p>8.82246E-005</text:p>
          </table:table-cell>
          <table:table-cell office:value-type="float" office:value="15.9686" calcext:value-type="float">
            <text:p>15.9686</text:p>
          </table:table-cell>
          <table:table-cell office:value-type="float" office:value="4.60829316354" calcext:value-type="float">
            <text:p>4.6082931635</text:p>
          </table:table-cell>
          <table:table-cell office:value-type="string" calcext:value-type="string">
            <text:p><text:s/>[4.251892574052216, 3.7443569177631826, 3.9825203658692314, 3.8156432919865555, 3.5349177402563416, 3.3066007697882127, 0.05159440708713485, 3.7132767832080074, 3.6669529911186483, 3.5535968114070005] </text:p>
          </table:table-cell>
          <table:table-cell office:value-type="string" calcext:value-type="string">
            <text:p><text:s/>[4.22458045979484, 3.7919559237418623, 3.941542777208335, 3.8592412119070763, 3.644763288662105, 3.3960770972938765, 0.7862784026301836, 3.75086089700906, 3.746090794291297, 3.559507311137596] </text:p>
          </table:table-cell>
          <table:table-cell office:value-type="string" calcext:value-type="string">
            <text:p><text:s/>[10.0432, 8.67679, 13.4263, 14.873, 15.0752, 12.8127, 8.82246e-05, 10.2804, 15.9686, 15.9044]</text:p>
          </table:table-cell>
        </table:table-row>
        <table:table-row table:style-name="ro2">
          <table:table-cell office:value-type="string" calcext:value-type="string">
            <text:p>func_test/test_functions_adagrad_2_2_0.01_noisefree_complete</text:p>
          </table:table-cell>
          <table:table-cell table:formula="of:=IF(ISNUMBER(SEARCH(&quot;adadelta&quot;; [.A18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8])); &quot;power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2" office:value-type="float" office:value="2" calcext:value-type="float">
            <text:p>2</text:p>
          </table:table-cell>
          <table:table-cell table:formula="of:=0.01" office:value-type="float" office:value="0.01" calcext:value-type="float">
            <text:p>0.01</text:p>
          </table:table-cell>
          <table:table-cell office:value-type="string" calcext:value-type="string">
            <text:p>noisefree</text:p>
          </table:table-cell>
          <table:table-cell office:value-type="float" office:value="3.36213526525" calcext:value-type="float">
            <text:p>3.3621352653</text:p>
          </table:table-cell>
          <table:table-cell office:value-type="float" office:value="0.0515944070871" calcext:value-type="float">
            <text:p>0.0515944071</text:p>
          </table:table-cell>
          <table:table-cell office:value-type="float" office:value="4.25189257405" calcext:value-type="float">
            <text:p>4.2518925741</text:p>
          </table:table-cell>
          <table:table-cell office:value-type="float" office:value="1.13021232679" calcext:value-type="float">
            <text:p>1.1302123268</text:p>
          </table:table-cell>
          <table:table-cell office:value-type="float" office:value="3.47008981637" calcext:value-type="float">
            <text:p>3.4700898164</text:p>
          </table:table-cell>
          <table:table-cell office:value-type="float" office:value="0.78627840263" calcext:value-type="float">
            <text:p>0.7862784026</text:p>
          </table:table-cell>
          <table:table-cell office:value-type="float" office:value="4.22458045979" calcext:value-type="float">
            <text:p>4.2245804598</text:p>
          </table:table-cell>
          <table:table-cell office:value-type="float" office:value="0.919151644831" calcext:value-type="float">
            <text:p>0.9191516448</text:p>
          </table:table-cell>
          <table:table-cell office:value-type="float" office:value="11.7060678225" calcext:value-type="float">
            <text:p>11.7060678225</text:p>
          </table:table-cell>
          <table:table-cell office:value-type="float" office:value="0.0000882246" calcext:value-type="float">
            <text:p>8.82246E-005</text:p>
          </table:table-cell>
          <table:table-cell office:value-type="float" office:value="15.9686" calcext:value-type="float">
            <text:p>15.9686</text:p>
          </table:table-cell>
          <table:table-cell office:value-type="float" office:value="4.60829316354" calcext:value-type="float">
            <text:p>4.6082931635</text:p>
          </table:table-cell>
          <table:table-cell office:value-type="string" calcext:value-type="string">
            <text:p><text:s/>[4.251892574052216, 3.7443569177631826, 3.9825203658692314, 3.8156432919865555, 3.5349177402563416, 3.3066007697882127, 0.05159440708713485, 3.7132767832080074, 3.6669529911186483, 3.5535968114070005] </text:p>
          </table:table-cell>
          <table:table-cell office:value-type="string" calcext:value-type="string">
            <text:p><text:s/>[4.22458045979484, 3.7919559237418623, 3.941542777208335, 3.8592412119070763, 3.644763288662105, 3.3960770972938765, 0.7862784026301836, 3.75086089700906, 3.746090794291297, 3.559507311137596] </text:p>
          </table:table-cell>
          <table:table-cell office:value-type="string" calcext:value-type="string">
            <text:p><text:s/>[10.0432, 8.67679, 13.4263, 14.873, 15.0752, 12.8127, 8.82246e-05, 10.2804, 15.9686, 15.9044]</text:p>
          </table:table-cell>
        </table:table-row>
        <table:table-row table:style-name="ro2">
          <table:table-cell office:value-type="string" calcext:value-type="string">
            <text:p>func_test/test_functions_adagrad_2_2_0.01_noisefree_power</text:p>
          </table:table-cell>
          <table:table-cell table:formula="of:=IF(ISNUMBER(SEARCH(&quot;adadelta&quot;; [.A19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9])); &quot;power&quot;; &quot;complete&quot;)" office:value-type="string" office:string-value="power" calcext:value-type="string">
            <text:p>power</text:p>
          </table:table-cell>
          <table:table-cell table:formula="of:=2" office:value-type="float" office:value="2" calcext:value-type="float">
            <text:p>2</text:p>
          </table:table-cell>
          <table:table-cell table:formula="of:=2" office:value-type="float" office:value="2" calcext:value-type="float">
            <text:p>2</text:p>
          </table:table-cell>
          <table:table-cell table:formula="of:=0.01" office:value-type="float" office:value="0.01" calcext:value-type="float">
            <text:p>0.01</text:p>
          </table:table-cell>
          <table:table-cell office:value-type="string" calcext:value-type="string">
            <text:p>noisefree</text:p>
          </table:table-cell>
          <table:table-cell office:value-type="float" office:value="3.46156325922" calcext:value-type="float">
            <text:p>3.4615632592</text:p>
          </table:table-cell>
          <table:table-cell office:value-type="float" office:value="1.36566925834" calcext:value-type="float">
            <text:p>1.3656692583</text:p>
          </table:table-cell>
          <table:table-cell office:value-type="float" office:value="3.746315514" calcext:value-type="float">
            <text:p>3.746315514</text:p>
          </table:table-cell>
          <table:table-cell office:value-type="float" office:value="0.699604181497" calcext:value-type="float">
            <text:p>0.6996041815</text:p>
          </table:table-cell>
          <table:table-cell office:value-type="float" office:value="3.54806834473" calcext:value-type="float">
            <text:p>3.5480683447</text:p>
          </table:table-cell>
          <table:table-cell office:value-type="float" office:value="1.98542080285" calcext:value-type="float">
            <text:p>1.9854208029</text:p>
          </table:table-cell>
          <table:table-cell office:value-type="float" office:value="3.78127252792" calcext:value-type="float">
            <text:p>3.7812725279</text:p>
          </table:table-cell>
          <table:table-cell office:value-type="float" office:value="0.522768355578" calcext:value-type="float">
            <text:p>0.5227683556</text:p>
          </table:table-cell>
          <table:table-cell office:value-type="float" office:value="13.15669522" calcext:value-type="float">
            <text:p>13.15669522</text:p>
          </table:table-cell>
          <table:table-cell office:value-type="float" office:value="0.0221522" calcext:value-type="float">
            <text:p>0.0221522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5.31723591277" calcext:value-type="float">
            <text:p>5.3172359128</text:p>
          </table:table-cell>
          <table:table-cell office:value-type="string" calcext:value-type="string">
            <text:p><text:s/>[1.3656692583414272, 3.696902752319839, 3.7396436321304685, 3.7463155139953175, 3.6789273542478385, 3.7131989297110115, 3.6726061758519655, 3.6555005775150686, 3.7253677167181762, 3.621500681341093] </text:p>
          </table:table-cell>
          <table:table-cell office:value-type="string" calcext:value-type="string">
            <text:p><text:s/>[1.9854208028473017, 3.741803570487099, 3.769036812679595, 3.7812725279199326, 3.6988644849241235, 3.7485234815333626, 3.6881927990421, 3.6751562514011566, 3.7580849677416817, 3.634327748697687] </text:p>
          </table:table-cell>
          <table:table-cell office:value-type="string" calcext:value-type="string">
            <text:p><text:s/>[0.0221522, 8.6452, 13.2272, 14.7591, 17.6746, 16.1563, 18.9262, 10.2062, 15.9825, 15.9675]</text:p>
          </table:table-cell>
        </table:table-row>
        <table:table-row table:style-name="ro2">
          <table:table-cell office:value-type="string" calcext:value-type="string">
            <text:p>func_test/test_functions_adagrad_2_2_0.1_noisefree_complete</text:p>
          </table:table-cell>
          <table:table-cell table:formula="of:=IF(ISNUMBER(SEARCH(&quot;adadelta&quot;; [.A20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20])); &quot;power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2" office:value-type="float" office:value="2" calcext:value-type="float">
            <text:p>2</text:p>
          </table:table-cell>
          <table:table-cell table:formula="of:=0.1" office:value-type="float" office:value="0.1" calcext:value-type="float">
            <text:p>0.1</text:p>
          </table:table-cell>
          <table:table-cell office:value-type="string" calcext:value-type="string">
            <text:p>noisefree</text:p>
          </table:table-cell>
          <table:table-cell office:value-type="float" office:value="3.46156325922" calcext:value-type="float">
            <text:p>3.4615632592</text:p>
          </table:table-cell>
          <table:table-cell office:value-type="float" office:value="1.36566925834" calcext:value-type="float">
            <text:p>1.3656692583</text:p>
          </table:table-cell>
          <table:table-cell office:value-type="float" office:value="3.746315514" calcext:value-type="float">
            <text:p>3.746315514</text:p>
          </table:table-cell>
          <table:table-cell office:value-type="float" office:value="0.699604181497" calcext:value-type="float">
            <text:p>0.6996041815</text:p>
          </table:table-cell>
          <table:table-cell office:value-type="float" office:value="3.54806834473" calcext:value-type="float">
            <text:p>3.5480683447</text:p>
          </table:table-cell>
          <table:table-cell office:value-type="float" office:value="1.98542080285" calcext:value-type="float">
            <text:p>1.9854208029</text:p>
          </table:table-cell>
          <table:table-cell office:value-type="float" office:value="3.78127252792" calcext:value-type="float">
            <text:p>3.7812725279</text:p>
          </table:table-cell>
          <table:table-cell office:value-type="float" office:value="0.522768355578" calcext:value-type="float">
            <text:p>0.5227683556</text:p>
          </table:table-cell>
          <table:table-cell office:value-type="float" office:value="13.15669522" calcext:value-type="float">
            <text:p>13.15669522</text:p>
          </table:table-cell>
          <table:table-cell office:value-type="float" office:value="0.0221522" calcext:value-type="float">
            <text:p>0.0221522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5.31723591277" calcext:value-type="float">
            <text:p>5.3172359128</text:p>
          </table:table-cell>
          <table:table-cell office:value-type="string" calcext:value-type="string">
            <text:p><text:s/>[1.3656692583414272, 3.696902752319839, 3.7396436321304685, 3.7463155139953175, 3.6789273542478385, 3.7131989297110115, 3.6726061758519655, 3.6555005775150686, 3.7253677167181762, 3.621500681341093] </text:p>
          </table:table-cell>
          <table:table-cell office:value-type="string" calcext:value-type="string">
            <text:p><text:s/>[1.9854208028473017, 3.741803570487099, 3.769036812679595, 3.7812725279199326, 3.6988644849241235, 3.7485234815333626, 3.6881927990421, 3.6751562514011566, 3.7580849677416817, 3.634327748697687] </text:p>
          </table:table-cell>
          <table:table-cell office:value-type="string" calcext:value-type="string">
            <text:p><text:s/>[0.0221522, 8.6452, 13.2272, 14.7591, 17.6746, 16.1563, 18.9262, 10.2062, 15.9825, 15.9675]</text:p>
          </table:table-cell>
        </table:table-row>
        <table:table-row table:style-name="ro2">
          <table:table-cell office:value-type="string" calcext:value-type="string">
            <text:p>func_test/test_functions_adagrad_2_2_0.1_noisefree_power</text:p>
          </table:table-cell>
          <table:table-cell table:formula="of:=IF(ISNUMBER(SEARCH(&quot;adadelta&quot;; [.A21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21])); &quot;power&quot;; &quot;complete&quot;)" office:value-type="string" office:string-value="power" calcext:value-type="string">
            <text:p>power</text:p>
          </table:table-cell>
          <table:table-cell table:formula="of:=2" office:value-type="float" office:value="2" calcext:value-type="float">
            <text:p>2</text:p>
          </table:table-cell>
          <table:table-cell table:formula="of:=2" office:value-type="float" office:value="2" calcext:value-type="float">
            <text:p>2</text:p>
          </table:table-cell>
          <table:table-cell table:formula="of:=0.1" office:value-type="float" office:value="0.1" calcext:value-type="float">
            <text:p>0.1</text:p>
          </table:table-cell>
          <table:table-cell office:value-type="string" calcext:value-type="string">
            <text:p>noisefree</text:p>
          </table:table-cell>
          <table:table-cell office:value-type="float" office:value="3.46156325922" calcext:value-type="float">
            <text:p>3.4615632592</text:p>
          </table:table-cell>
          <table:table-cell office:value-type="float" office:value="1.36566925834" calcext:value-type="float">
            <text:p>1.3656692583</text:p>
          </table:table-cell>
          <table:table-cell office:value-type="float" office:value="3.746315514" calcext:value-type="float">
            <text:p>3.746315514</text:p>
          </table:table-cell>
          <table:table-cell office:value-type="float" office:value="0.699604181497" calcext:value-type="float">
            <text:p>0.6996041815</text:p>
          </table:table-cell>
          <table:table-cell office:value-type="float" office:value="3.54806834473" calcext:value-type="float">
            <text:p>3.5480683447</text:p>
          </table:table-cell>
          <table:table-cell office:value-type="float" office:value="1.98542080285" calcext:value-type="float">
            <text:p>1.9854208029</text:p>
          </table:table-cell>
          <table:table-cell office:value-type="float" office:value="3.78127252792" calcext:value-type="float">
            <text:p>3.7812725279</text:p>
          </table:table-cell>
          <table:table-cell office:value-type="float" office:value="0.522768355578" calcext:value-type="float">
            <text:p>0.5227683556</text:p>
          </table:table-cell>
          <table:table-cell office:value-type="float" office:value="13.15669522" calcext:value-type="float">
            <text:p>13.15669522</text:p>
          </table:table-cell>
          <table:table-cell office:value-type="float" office:value="0.0221522" calcext:value-type="float">
            <text:p>0.0221522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5.31723591277" calcext:value-type="float">
            <text:p>5.3172359128</text:p>
          </table:table-cell>
          <table:table-cell office:value-type="string" calcext:value-type="string">
            <text:p><text:s/>[1.3656692583414272, 3.696902752319839, 3.7396436321304685, 3.7463155139953175, 3.6789273542478385, 3.7131989297110115, 3.6726061758519655, 3.6555005775150686, 3.7253677167181762, 3.621500681341093] </text:p>
          </table:table-cell>
          <table:table-cell office:value-type="string" calcext:value-type="string">
            <text:p><text:s/>[1.9854208028473017, 3.741803570487099, 3.769036812679595, 3.7812725279199326, 3.6988644849241235, 3.7485234815333626, 3.6881927990421, 3.6751562514011566, 3.7580849677416817, 3.634327748697687] </text:p>
          </table:table-cell>
          <table:table-cell office:value-type="string" calcext:value-type="string">
            <text:p><text:s/>[0.0221522, 8.6452, 13.2272, 14.7591, 17.6746, 16.1563, 18.9262, 10.2062, 15.9825, 15.9675]</text:p>
          </table:table-cell>
        </table:table-row>
        <table:table-row table:style-name="ro2">
          <table:table-cell office:value-type="string" calcext:value-type="string">
            <text:p>func_test/test_functions_adagrad_2_2_1_noisefree_complete</text:p>
          </table:table-cell>
          <table:table-cell table:formula="of:=IF(ISNUMBER(SEARCH(&quot;adadelta&quot;; [.A22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22])); &quot;power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2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isefree</text:p>
          </table:table-cell>
          <table:table-cell office:value-type="float" office:value="3.46156325922" calcext:value-type="float">
            <text:p>3.4615632592</text:p>
          </table:table-cell>
          <table:table-cell office:value-type="float" office:value="1.36566925834" calcext:value-type="float">
            <text:p>1.3656692583</text:p>
          </table:table-cell>
          <table:table-cell office:value-type="float" office:value="3.746315514" calcext:value-type="float">
            <text:p>3.746315514</text:p>
          </table:table-cell>
          <table:table-cell office:value-type="float" office:value="0.699604181497" calcext:value-type="float">
            <text:p>0.6996041815</text:p>
          </table:table-cell>
          <table:table-cell office:value-type="float" office:value="3.54806834473" calcext:value-type="float">
            <text:p>3.5480683447</text:p>
          </table:table-cell>
          <table:table-cell office:value-type="float" office:value="1.98542080285" calcext:value-type="float">
            <text:p>1.9854208029</text:p>
          </table:table-cell>
          <table:table-cell office:value-type="float" office:value="3.78127252792" calcext:value-type="float">
            <text:p>3.7812725279</text:p>
          </table:table-cell>
          <table:table-cell office:value-type="float" office:value="0.522768355578" calcext:value-type="float">
            <text:p>0.5227683556</text:p>
          </table:table-cell>
          <table:table-cell office:value-type="float" office:value="13.15669522" calcext:value-type="float">
            <text:p>13.15669522</text:p>
          </table:table-cell>
          <table:table-cell office:value-type="float" office:value="0.0221522" calcext:value-type="float">
            <text:p>0.0221522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5.31723591277" calcext:value-type="float">
            <text:p>5.3172359128</text:p>
          </table:table-cell>
          <table:table-cell office:value-type="string" calcext:value-type="string">
            <text:p><text:s/>[1.3656692583414272, 3.696902752319839, 3.7396436321304685, 3.7463155139953175, 3.6789273542478385, 3.7131989297110115, 3.6726061758519655, 3.6555005775150686, 3.7253677167181762, 3.621500681341093] </text:p>
          </table:table-cell>
          <table:table-cell office:value-type="string" calcext:value-type="string">
            <text:p><text:s/>[1.9854208028473017, 3.741803570487099, 3.769036812679595, 3.7812725279199326, 3.6988644849241235, 3.7485234815333626, 3.6881927990421, 3.6751562514011566, 3.7580849677416817, 3.634327748697687] </text:p>
          </table:table-cell>
          <table:table-cell office:value-type="string" calcext:value-type="string">
            <text:p><text:s/>[0.0221522, 8.6452, 13.2272, 14.7591, 17.6746, 16.1563, 18.9262, 10.2062, 15.9825, 15.9675]</text:p>
          </table:table-cell>
        </table:table-row>
        <table:table-row table:style-name="ro2">
          <table:table-cell office:value-type="string" calcext:value-type="string">
            <text:p>func_test/test_functions_adagrad_2_2_1_noisefree_power</text:p>
          </table:table-cell>
          <table:table-cell table:formula="of:=IF(ISNUMBER(SEARCH(&quot;adadelta&quot;; [.A23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23])); &quot;power&quot;; &quot;complete&quot;)" office:value-type="string" office:string-value="power" calcext:value-type="string">
            <text:p>power</text:p>
          </table:table-cell>
          <table:table-cell table:formula="of:=2" office:value-type="float" office:value="2" calcext:value-type="float">
            <text:p>2</text:p>
          </table:table-cell>
          <table:table-cell table:formula="of:=2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isefree</text:p>
          </table:table-cell>
          <table:table-cell office:value-type="float" office:value="3.46156325922" calcext:value-type="float">
            <text:p>3.4615632592</text:p>
          </table:table-cell>
          <table:table-cell office:value-type="float" office:value="1.36566925834" calcext:value-type="float">
            <text:p>1.3656692583</text:p>
          </table:table-cell>
          <table:table-cell office:value-type="float" office:value="3.746315514" calcext:value-type="float">
            <text:p>3.746315514</text:p>
          </table:table-cell>
          <table:table-cell office:value-type="float" office:value="0.699604181497" calcext:value-type="float">
            <text:p>0.6996041815</text:p>
          </table:table-cell>
          <table:table-cell office:value-type="float" office:value="3.54806834473" calcext:value-type="float">
            <text:p>3.5480683447</text:p>
          </table:table-cell>
          <table:table-cell office:value-type="float" office:value="1.98542080285" calcext:value-type="float">
            <text:p>1.9854208029</text:p>
          </table:table-cell>
          <table:table-cell office:value-type="float" office:value="3.78127252792" calcext:value-type="float">
            <text:p>3.7812725279</text:p>
          </table:table-cell>
          <table:table-cell office:value-type="float" office:value="0.522768355578" calcext:value-type="float">
            <text:p>0.5227683556</text:p>
          </table:table-cell>
          <table:table-cell office:value-type="float" office:value="13.15669522" calcext:value-type="float">
            <text:p>13.15669522</text:p>
          </table:table-cell>
          <table:table-cell office:value-type="float" office:value="0.0221522" calcext:value-type="float">
            <text:p>0.0221522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5.31723591277" calcext:value-type="float">
            <text:p>5.3172359128</text:p>
          </table:table-cell>
          <table:table-cell office:value-type="string" calcext:value-type="string">
            <text:p><text:s/>[1.3656692583414272, 3.696902752319839, 3.7396436321304685, 3.7463155139953175, 3.6789273542478385, 3.7131989297110115, 3.6726061758519655, 3.6555005775150686, 3.7253677167181762, 3.621500681341093] </text:p>
          </table:table-cell>
          <table:table-cell office:value-type="string" calcext:value-type="string">
            <text:p><text:s/>[1.9854208028473017, 3.741803570487099, 3.769036812679595, 3.7812725279199326, 3.6988644849241235, 3.7485234815333626, 3.6881927990421, 3.6751562514011566, 3.7580849677416817, 3.634327748697687] </text:p>
          </table:table-cell>
          <table:table-cell office:value-type="string" calcext:value-type="string">
            <text:p><text:s/>[0.0221522, 8.6452, 13.2272, 14.7591, 17.6746, 16.1563, 18.9262, 10.2062, 15.9825, 15.9675]</text:p>
          </table:table-cell>
        </table:table-row>
        <table:table-row table:style-name="ro2">
          <table:table-cell office:value-type="string" calcext:value-type="string">
            <text:p>func_test/test_functions_adagrad_2_2_5_noisefree_complete</text:p>
          </table:table-cell>
          <table:table-cell table:formula="of:=IF(ISNUMBER(SEARCH(&quot;adadelta&quot;; [.A24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24])); &quot;power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2" office:value-type="float" office:value="2" calcext:value-type="float">
            <text:p>2</text:p>
          </table:table-cell>
          <table:table-cell table:formula="of:=5" office:value-type="float" office:value="5" calcext:value-type="float">
            <text:p>5</text:p>
          </table:table-cell>
          <table:table-cell office:value-type="string" calcext:value-type="string">
            <text:p>noisefree</text:p>
          </table:table-cell>
          <table:table-cell office:value-type="float" office:value="3.46156325922" calcext:value-type="float">
            <text:p>3.4615632592</text:p>
          </table:table-cell>
          <table:table-cell office:value-type="float" office:value="1.36566925834" calcext:value-type="float">
            <text:p>1.3656692583</text:p>
          </table:table-cell>
          <table:table-cell office:value-type="float" office:value="3.746315514" calcext:value-type="float">
            <text:p>3.746315514</text:p>
          </table:table-cell>
          <table:table-cell office:value-type="float" office:value="0.699604181497" calcext:value-type="float">
            <text:p>0.6996041815</text:p>
          </table:table-cell>
          <table:table-cell office:value-type="float" office:value="3.54806834473" calcext:value-type="float">
            <text:p>3.5480683447</text:p>
          </table:table-cell>
          <table:table-cell office:value-type="float" office:value="1.98542080285" calcext:value-type="float">
            <text:p>1.9854208029</text:p>
          </table:table-cell>
          <table:table-cell office:value-type="float" office:value="3.78127252792" calcext:value-type="float">
            <text:p>3.7812725279</text:p>
          </table:table-cell>
          <table:table-cell office:value-type="float" office:value="0.522768355578" calcext:value-type="float">
            <text:p>0.5227683556</text:p>
          </table:table-cell>
          <table:table-cell office:value-type="float" office:value="13.15669522" calcext:value-type="float">
            <text:p>13.15669522</text:p>
          </table:table-cell>
          <table:table-cell office:value-type="float" office:value="0.0221522" calcext:value-type="float">
            <text:p>0.0221522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5.31723591277" calcext:value-type="float">
            <text:p>5.3172359128</text:p>
          </table:table-cell>
          <table:table-cell office:value-type="string" calcext:value-type="string">
            <text:p><text:s/>[1.3656692583414272, 3.696902752319839, 3.7396436321304685, 3.7463155139953175, 3.6789273542478385, 3.7131989297110115, 3.6726061758519655, 3.6555005775150686, 3.7253677167181762, 3.621500681341093] </text:p>
          </table:table-cell>
          <table:table-cell office:value-type="string" calcext:value-type="string">
            <text:p><text:s/>[1.9854208028473017, 3.741803570487099, 3.769036812679595, 3.7812725279199326, 3.6988644849241235, 3.7485234815333626, 3.6881927990421, 3.6751562514011566, 3.7580849677416817, 3.634327748697687] </text:p>
          </table:table-cell>
          <table:table-cell office:value-type="string" calcext:value-type="string">
            <text:p><text:s/>[0.0221522, 8.6452, 13.2272, 14.7591, 17.6746, 16.1563, 18.9262, 10.2062, 15.9825, 15.9675]</text:p>
          </table:table-cell>
        </table:table-row>
        <table:table-row table:style-name="ro2">
          <table:table-cell office:value-type="string" calcext:value-type="string">
            <text:p>func_test/test_functions_adagrad_2_2_5_noisefree_power</text:p>
          </table:table-cell>
          <table:table-cell table:formula="of:=IF(ISNUMBER(SEARCH(&quot;adadelta&quot;; [.A25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25])); &quot;power&quot;; &quot;complete&quot;)" office:value-type="string" office:string-value="power" calcext:value-type="string">
            <text:p>power</text:p>
          </table:table-cell>
          <table:table-cell table:formula="of:=2" office:value-type="float" office:value="2" calcext:value-type="float">
            <text:p>2</text:p>
          </table:table-cell>
          <table:table-cell table:formula="of:=2" office:value-type="float" office:value="2" calcext:value-type="float">
            <text:p>2</text:p>
          </table:table-cell>
          <table:table-cell table:formula="of:=5" office:value-type="float" office:value="5" calcext:value-type="float">
            <text:p>5</text:p>
          </table:table-cell>
          <table:table-cell office:value-type="string" calcext:value-type="string">
            <text:p>noisefree</text:p>
          </table:table-cell>
          <table:table-cell office:value-type="float" office:value="18.02150949" calcext:value-type="float">
            <text:p>18.02150949</text:p>
          </table:table-cell>
          <table:table-cell office:value-type="float" office:value="8.61750541265" calcext:value-type="float">
            <text:p>8.6175054127</text:p>
          </table:table-cell>
          <table:table-cell office:value-type="float" office:value="29.8175859583" calcext:value-type="float">
            <text:p>29.8175859583</text:p>
          </table:table-cell>
          <table:table-cell office:value-type="float" office:value="6.78037724431" calcext:value-type="float">
            <text:p>6.7803772443</text:p>
          </table:table-cell>
          <table:table-cell office:value-type="float" office:value="17.7722759622" calcext:value-type="float">
            <text:p>17.7722759622</text:p>
          </table:table-cell>
          <table:table-cell office:value-type="float" office:value="8.60207184117" calcext:value-type="float">
            <text:p>8.6020718412</text:p>
          </table:table-cell>
          <table:table-cell office:value-type="float" office:value="29.4449475182" calcext:value-type="float">
            <text:p>29.4449475182</text:p>
          </table:table-cell>
          <table:table-cell office:value-type="float" office:value="6.7370869887" calcext:value-type="float">
            <text:p>6.7370869887</text:p>
          </table:table-cell>
          <table:table-cell office:value-type="float" office:value="38018066098500" calcext:value-type="float">
            <text:p>38018066098500</text:p>
          </table:table-cell>
          <table:table-cell office:value-type="float" office:value="15.7675" calcext:value-type="float">
            <text:p>15.7675</text:p>
          </table:table-cell>
          <table:table-cell office:value-type="float" office:value="378775000000000" calcext:value-type="float">
            <text:p>378775000000000</text:p>
          </table:table-cell>
          <table:table-cell office:value-type="float" office:value="113586398637000" calcext:value-type="float">
            <text:p>113586398637000</text:p>
          </table:table-cell>
          <table:table-cell office:value-type="string" calcext:value-type="string">
            <text:p><text:s/>[8.617505412647136, 8.617505412781124, 19.39119903305105, 21.656638243293905, 9.165387660137458, 17.50032554756202, 19.70333926276965, 29.817585958302335, 22.986253411889468, 22.75935495762127] </text:p>
          </table:table-cell>
          <table:table-cell office:value-type="string" calcext:value-type="string">
            <text:p><text:s/>[8.61750556041977, 8.617505586352525, 19.105615403315326, 21.47251175342326, 8.602071841167103, 17.1831715272225, 19.394149919596888, 29.44494751822031, 22.76895227970756, 22.51632823279586] </text:p>
          </table:table-cell>
          <table:table-cell office:value-type="string" calcext:value-type="string">
            <text:p><text:s/>[38.4534, 36.988, 15.7675, 295890000.0, 1752690000.0, 19.2366, 378775000000000.0, 4596.76, 13562400000.0, 1390050000000.0]</text:p>
          </table:table-cell>
        </table:table-row>
        <table:table-row table:style-name="ro2">
          <table:table-cell office:value-type="string" calcext:value-type="string">
            <text:p>func_test/test_functions_adagrad_2_3_0.01_noisefree_complete</text:p>
          </table:table-cell>
          <table:table-cell table:formula="of:=IF(ISNUMBER(SEARCH(&quot;adadelta&quot;; [.A26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26])); &quot;power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3" office:value-type="float" office:value="3" calcext:value-type="float">
            <text:p>3</text:p>
          </table:table-cell>
          <table:table-cell table:formula="of:=0.01" office:value-type="float" office:value="0.01" calcext:value-type="float">
            <text:p>0.01</text:p>
          </table:table-cell>
          <table:table-cell office:value-type="string" calcext:value-type="string">
            <text:p>noisefree</text:p>
          </table:table-cell>
          <table:table-cell office:value-type="float" office:value="18.02150949" calcext:value-type="float">
            <text:p>18.02150949</text:p>
          </table:table-cell>
          <table:table-cell office:value-type="float" office:value="8.61750541265" calcext:value-type="float">
            <text:p>8.6175054127</text:p>
          </table:table-cell>
          <table:table-cell office:value-type="float" office:value="29.8175859583" calcext:value-type="float">
            <text:p>29.8175859583</text:p>
          </table:table-cell>
          <table:table-cell office:value-type="float" office:value="6.78037724431" calcext:value-type="float">
            <text:p>6.7803772443</text:p>
          </table:table-cell>
          <table:table-cell office:value-type="float" office:value="17.7722759622" calcext:value-type="float">
            <text:p>17.7722759622</text:p>
          </table:table-cell>
          <table:table-cell office:value-type="float" office:value="8.60207184117" calcext:value-type="float">
            <text:p>8.6020718412</text:p>
          </table:table-cell>
          <table:table-cell office:value-type="float" office:value="29.4449475182" calcext:value-type="float">
            <text:p>29.4449475182</text:p>
          </table:table-cell>
          <table:table-cell office:value-type="float" office:value="6.7370869887" calcext:value-type="float">
            <text:p>6.7370869887</text:p>
          </table:table-cell>
          <table:table-cell office:value-type="float" office:value="38018066098500" calcext:value-type="float">
            <text:p>38018066098500</text:p>
          </table:table-cell>
          <table:table-cell office:value-type="float" office:value="15.7675" calcext:value-type="float">
            <text:p>15.7675</text:p>
          </table:table-cell>
          <table:table-cell office:value-type="float" office:value="378775000000000" calcext:value-type="float">
            <text:p>378775000000000</text:p>
          </table:table-cell>
          <table:table-cell office:value-type="float" office:value="113586398637000" calcext:value-type="float">
            <text:p>113586398637000</text:p>
          </table:table-cell>
          <table:table-cell office:value-type="string" calcext:value-type="string">
            <text:p><text:s/>[8.617505412647136, 8.617505412781124, 19.39119903305105, 21.656638243293905, 9.165387660137458, 17.50032554756202, 19.70333926276965, 29.817585958302335, 22.986253411889468, 22.75935495762127] </text:p>
          </table:table-cell>
          <table:table-cell office:value-type="string" calcext:value-type="string">
            <text:p><text:s/>[8.61750556041977, 8.617505586352525, 19.105615403315326, 21.47251175342326, 8.602071841167103, 17.1831715272225, 19.394149919596888, 29.44494751822031, 22.76895227970756, 22.51632823279586] </text:p>
          </table:table-cell>
          <table:table-cell office:value-type="string" calcext:value-type="string">
            <text:p><text:s/>[38.4534, 36.988, 15.7675, 295890000.0, 1752690000.0, 19.2366, 378775000000000.0, 4596.76, 13562400000.0, 1390050000000.0]</text:p>
          </table:table-cell>
        </table:table-row>
        <table:table-row table:style-name="ro2">
          <table:table-cell office:value-type="string" calcext:value-type="string">
            <text:p>func_test/test_functions_adagrad_2_3_0.01_noisefree_power</text:p>
          </table:table-cell>
          <table:table-cell table:formula="of:=IF(ISNUMBER(SEARCH(&quot;adadelta&quot;; [.A27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27])); &quot;power&quot;; &quot;complete&quot;)" office:value-type="string" office:string-value="power" calcext:value-type="string">
            <text:p>power</text:p>
          </table:table-cell>
          <table:table-cell table:formula="of:=2" office:value-type="float" office:value="2" calcext:value-type="float">
            <text:p>2</text:p>
          </table:table-cell>
          <table:table-cell table:formula="of:=3" office:value-type="float" office:value="3" calcext:value-type="float">
            <text:p>3</text:p>
          </table:table-cell>
          <table:table-cell table:formula="of:=0.01" office:value-type="float" office:value="0.01" calcext:value-type="float">
            <text:p>0.01</text:p>
          </table:table-cell>
          <table:table-cell office:value-type="string" calcext:value-type="string">
            <text:p>noisefree</text:p>
          </table:table-cell>
          <table:table-cell office:value-type="float" office:value="18.02150949" calcext:value-type="float">
            <text:p>18.02150949</text:p>
          </table:table-cell>
          <table:table-cell office:value-type="float" office:value="8.61750541265" calcext:value-type="float">
            <text:p>8.6175054127</text:p>
          </table:table-cell>
          <table:table-cell office:value-type="float" office:value="29.8175859583" calcext:value-type="float">
            <text:p>29.8175859583</text:p>
          </table:table-cell>
          <table:table-cell office:value-type="float" office:value="6.78037724431" calcext:value-type="float">
            <text:p>6.7803772443</text:p>
          </table:table-cell>
          <table:table-cell office:value-type="float" office:value="17.7722759622" calcext:value-type="float">
            <text:p>17.7722759622</text:p>
          </table:table-cell>
          <table:table-cell office:value-type="float" office:value="8.60207184117" calcext:value-type="float">
            <text:p>8.6020718412</text:p>
          </table:table-cell>
          <table:table-cell office:value-type="float" office:value="29.4449475182" calcext:value-type="float">
            <text:p>29.4449475182</text:p>
          </table:table-cell>
          <table:table-cell office:value-type="float" office:value="6.7370869887" calcext:value-type="float">
            <text:p>6.7370869887</text:p>
          </table:table-cell>
          <table:table-cell office:value-type="float" office:value="38018066098500" calcext:value-type="float">
            <text:p>38018066098500</text:p>
          </table:table-cell>
          <table:table-cell office:value-type="float" office:value="15.7675" calcext:value-type="float">
            <text:p>15.7675</text:p>
          </table:table-cell>
          <table:table-cell office:value-type="float" office:value="378775000000000" calcext:value-type="float">
            <text:p>378775000000000</text:p>
          </table:table-cell>
          <table:table-cell office:value-type="float" office:value="113586398637000" calcext:value-type="float">
            <text:p>113586398637000</text:p>
          </table:table-cell>
          <table:table-cell office:value-type="string" calcext:value-type="string">
            <text:p><text:s/>[8.617505412647136, 8.617505412781124, 19.39119903305105, 21.656638243293905, 9.165387660137458, 17.50032554756202, 19.70333926276965, 29.817585958302335, 22.986253411889468, 22.75935495762127] </text:p>
          </table:table-cell>
          <table:table-cell office:value-type="string" calcext:value-type="string">
            <text:p><text:s/>[8.61750556041977, 8.617505586352525, 19.105615403315326, 21.47251175342326, 8.602071841167103, 17.1831715272225, 19.394149919596888, 29.44494751822031, 22.76895227970756, 22.51632823279586] </text:p>
          </table:table-cell>
          <table:table-cell office:value-type="string" calcext:value-type="string">
            <text:p><text:s/>[38.4534, 36.988, 15.7675, 295890000.0, 1752690000.0, 19.2366, 378775000000000.0, 4596.76, 13562400000.0, 1390050000000.0]</text:p>
          </table:table-cell>
        </table:table-row>
        <table:table-row table:style-name="ro2">
          <table:table-cell office:value-type="string" calcext:value-type="string">
            <text:p>func_test/test_functions_adagrad_2_3_0.1_noisefree_complete</text:p>
          </table:table-cell>
          <table:table-cell table:formula="of:=IF(ISNUMBER(SEARCH(&quot;adadelta&quot;; [.A28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28])); &quot;power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3" office:value-type="float" office:value="3" calcext:value-type="float">
            <text:p>3</text:p>
          </table:table-cell>
          <table:table-cell table:formula="of:=0.1" office:value-type="float" office:value="0.1" calcext:value-type="float">
            <text:p>0.1</text:p>
          </table:table-cell>
          <table:table-cell office:value-type="string" calcext:value-type="string">
            <text:p>noisefree</text:p>
          </table:table-cell>
          <table:table-cell office:value-type="float" office:value="18.02150949" calcext:value-type="float">
            <text:p>18.02150949</text:p>
          </table:table-cell>
          <table:table-cell office:value-type="float" office:value="8.61750541265" calcext:value-type="float">
            <text:p>8.6175054127</text:p>
          </table:table-cell>
          <table:table-cell office:value-type="float" office:value="29.8175859583" calcext:value-type="float">
            <text:p>29.8175859583</text:p>
          </table:table-cell>
          <table:table-cell office:value-type="float" office:value="6.78037724431" calcext:value-type="float">
            <text:p>6.7803772443</text:p>
          </table:table-cell>
          <table:table-cell office:value-type="float" office:value="17.7722759622" calcext:value-type="float">
            <text:p>17.7722759622</text:p>
          </table:table-cell>
          <table:table-cell office:value-type="float" office:value="8.60207184117" calcext:value-type="float">
            <text:p>8.6020718412</text:p>
          </table:table-cell>
          <table:table-cell office:value-type="float" office:value="29.4449475182" calcext:value-type="float">
            <text:p>29.4449475182</text:p>
          </table:table-cell>
          <table:table-cell office:value-type="float" office:value="6.7370869887" calcext:value-type="float">
            <text:p>6.7370869887</text:p>
          </table:table-cell>
          <table:table-cell office:value-type="float" office:value="38018066098500" calcext:value-type="float">
            <text:p>38018066098500</text:p>
          </table:table-cell>
          <table:table-cell office:value-type="float" office:value="15.7675" calcext:value-type="float">
            <text:p>15.7675</text:p>
          </table:table-cell>
          <table:table-cell office:value-type="float" office:value="378775000000000" calcext:value-type="float">
            <text:p>378775000000000</text:p>
          </table:table-cell>
          <table:table-cell office:value-type="float" office:value="113586398637000" calcext:value-type="float">
            <text:p>113586398637000</text:p>
          </table:table-cell>
          <table:table-cell office:value-type="string" calcext:value-type="string">
            <text:p><text:s/>[8.617505412647136, 8.617505412781124, 19.39119903305105, 21.656638243293905, 9.165387660137458, 17.50032554756202, 19.70333926276965, 29.817585958302335, 22.986253411889468, 22.75935495762127] </text:p>
          </table:table-cell>
          <table:table-cell office:value-type="string" calcext:value-type="string">
            <text:p><text:s/>[8.61750556041977, 8.617505586352525, 19.105615403315326, 21.47251175342326, 8.602071841167103, 17.1831715272225, 19.394149919596888, 29.44494751822031, 22.76895227970756, 22.51632823279586] </text:p>
          </table:table-cell>
          <table:table-cell office:value-type="string" calcext:value-type="string">
            <text:p><text:s/>[38.4534, 36.988, 15.7675, 295890000.0, 1752690000.0, 19.2366, 378775000000000.0, 4596.76, 13562400000.0, 1390050000000.0]</text:p>
          </table:table-cell>
        </table:table-row>
        <table:table-row table:style-name="ro2">
          <table:table-cell office:value-type="string" calcext:value-type="string">
            <text:p>func_test/test_functions_adagrad_2_3_0.1_noisefree_power</text:p>
          </table:table-cell>
          <table:table-cell table:formula="of:=IF(ISNUMBER(SEARCH(&quot;adadelta&quot;; [.A29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29])); &quot;power&quot;; &quot;complete&quot;)" office:value-type="string" office:string-value="power" calcext:value-type="string">
            <text:p>power</text:p>
          </table:table-cell>
          <table:table-cell table:formula="of:=2" office:value-type="float" office:value="2" calcext:value-type="float">
            <text:p>2</text:p>
          </table:table-cell>
          <table:table-cell table:formula="of:=3" office:value-type="float" office:value="3" calcext:value-type="float">
            <text:p>3</text:p>
          </table:table-cell>
          <table:table-cell table:formula="of:=0.1" office:value-type="float" office:value="0.1" calcext:value-type="float">
            <text:p>0.1</text:p>
          </table:table-cell>
          <table:table-cell office:value-type="string" calcext:value-type="string">
            <text:p>noisefree</text:p>
          </table:table-cell>
          <table:table-cell office:value-type="float" office:value="18.02150949" calcext:value-type="float">
            <text:p>18.02150949</text:p>
          </table:table-cell>
          <table:table-cell office:value-type="float" office:value="8.61750541265" calcext:value-type="float">
            <text:p>8.6175054127</text:p>
          </table:table-cell>
          <table:table-cell office:value-type="float" office:value="29.8175859583" calcext:value-type="float">
            <text:p>29.8175859583</text:p>
          </table:table-cell>
          <table:table-cell office:value-type="float" office:value="6.78037724431" calcext:value-type="float">
            <text:p>6.7803772443</text:p>
          </table:table-cell>
          <table:table-cell office:value-type="float" office:value="17.7722759622" calcext:value-type="float">
            <text:p>17.7722759622</text:p>
          </table:table-cell>
          <table:table-cell office:value-type="float" office:value="8.60207184117" calcext:value-type="float">
            <text:p>8.6020718412</text:p>
          </table:table-cell>
          <table:table-cell office:value-type="float" office:value="29.4449475182" calcext:value-type="float">
            <text:p>29.4449475182</text:p>
          </table:table-cell>
          <table:table-cell office:value-type="float" office:value="6.7370869887" calcext:value-type="float">
            <text:p>6.7370869887</text:p>
          </table:table-cell>
          <table:table-cell office:value-type="float" office:value="38018066098500" calcext:value-type="float">
            <text:p>38018066098500</text:p>
          </table:table-cell>
          <table:table-cell office:value-type="float" office:value="15.7675" calcext:value-type="float">
            <text:p>15.7675</text:p>
          </table:table-cell>
          <table:table-cell office:value-type="float" office:value="378775000000000" calcext:value-type="float">
            <text:p>378775000000000</text:p>
          </table:table-cell>
          <table:table-cell office:value-type="float" office:value="113586398637000" calcext:value-type="float">
            <text:p>113586398637000</text:p>
          </table:table-cell>
          <table:table-cell office:value-type="string" calcext:value-type="string">
            <text:p><text:s/>[8.617505412647136, 8.617505412781124, 19.39119903305105, 21.656638243293905, 9.165387660137458, 17.50032554756202, 19.70333926276965, 29.817585958302335, 22.986253411889468, 22.75935495762127] </text:p>
          </table:table-cell>
          <table:table-cell office:value-type="string" calcext:value-type="string">
            <text:p><text:s/>[8.61750556041977, 8.617505586352525, 19.105615403315326, 21.47251175342326, 8.602071841167103, 17.1831715272225, 19.394149919596888, 29.44494751822031, 22.76895227970756, 22.51632823279586] </text:p>
          </table:table-cell>
          <table:table-cell office:value-type="string" calcext:value-type="string">
            <text:p><text:s/>[38.4534, 36.988, 15.7675, 295890000.0, 1752690000.0, 19.2366, 378775000000000.0, 4596.76, 13562400000.0, 1390050000000.0]</text:p>
          </table:table-cell>
        </table:table-row>
        <table:table-row table:style-name="ro2">
          <table:table-cell office:value-type="string" calcext:value-type="string">
            <text:p>func_test/test_functions_adagrad_2_3_1_noisefree_complete</text:p>
          </table:table-cell>
          <table:table-cell table:formula="of:=IF(ISNUMBER(SEARCH(&quot;adadelta&quot;; [.A30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30])); &quot;power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3" office:value-type="float" office:value="3" calcext:value-type="float">
            <text:p>3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isefree</text:p>
          </table:table-cell>
          <table:table-cell office:value-type="float" office:value="18.02150949" calcext:value-type="float">
            <text:p>18.02150949</text:p>
          </table:table-cell>
          <table:table-cell office:value-type="float" office:value="8.61750541265" calcext:value-type="float">
            <text:p>8.6175054127</text:p>
          </table:table-cell>
          <table:table-cell office:value-type="float" office:value="29.8175859583" calcext:value-type="float">
            <text:p>29.8175859583</text:p>
          </table:table-cell>
          <table:table-cell office:value-type="float" office:value="6.78037724431" calcext:value-type="float">
            <text:p>6.7803772443</text:p>
          </table:table-cell>
          <table:table-cell office:value-type="float" office:value="17.7722759622" calcext:value-type="float">
            <text:p>17.7722759622</text:p>
          </table:table-cell>
          <table:table-cell office:value-type="float" office:value="8.60207184117" calcext:value-type="float">
            <text:p>8.6020718412</text:p>
          </table:table-cell>
          <table:table-cell office:value-type="float" office:value="29.4449475182" calcext:value-type="float">
            <text:p>29.4449475182</text:p>
          </table:table-cell>
          <table:table-cell office:value-type="float" office:value="6.7370869887" calcext:value-type="float">
            <text:p>6.7370869887</text:p>
          </table:table-cell>
          <table:table-cell office:value-type="float" office:value="38018066098500" calcext:value-type="float">
            <text:p>38018066098500</text:p>
          </table:table-cell>
          <table:table-cell office:value-type="float" office:value="15.7675" calcext:value-type="float">
            <text:p>15.7675</text:p>
          </table:table-cell>
          <table:table-cell office:value-type="float" office:value="378775000000000" calcext:value-type="float">
            <text:p>378775000000000</text:p>
          </table:table-cell>
          <table:table-cell office:value-type="float" office:value="113586398637000" calcext:value-type="float">
            <text:p>113586398637000</text:p>
          </table:table-cell>
          <table:table-cell office:value-type="string" calcext:value-type="string">
            <text:p><text:s/>[8.617505412647136, 8.617505412781124, 19.39119903305105, 21.656638243293905, 9.165387660137458, 17.50032554756202, 19.70333926276965, 29.817585958302335, 22.986253411889468, 22.75935495762127] </text:p>
          </table:table-cell>
          <table:table-cell office:value-type="string" calcext:value-type="string">
            <text:p><text:s/>[8.61750556041977, 8.617505586352525, 19.105615403315326, 21.47251175342326, 8.602071841167103, 17.1831715272225, 19.394149919596888, 29.44494751822031, 22.76895227970756, 22.51632823279586] </text:p>
          </table:table-cell>
          <table:table-cell office:value-type="string" calcext:value-type="string">
            <text:p><text:s/>[38.4534, 36.988, 15.7675, 295890000.0, 1752690000.0, 19.2366, 378775000000000.0, 4596.76, 13562400000.0, 1390050000000.0]</text:p>
          </table:table-cell>
        </table:table-row>
        <table:table-row table:style-name="ro2">
          <table:table-cell office:value-type="string" calcext:value-type="string">
            <text:p>func_test/test_functions_adagrad_2_3_1_noisefree_power</text:p>
          </table:table-cell>
          <table:table-cell table:formula="of:=IF(ISNUMBER(SEARCH(&quot;adadelta&quot;; [.A31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31])); &quot;power&quot;; &quot;complete&quot;)" office:value-type="string" office:string-value="power" calcext:value-type="string">
            <text:p>power</text:p>
          </table:table-cell>
          <table:table-cell table:formula="of:=2" office:value-type="float" office:value="2" calcext:value-type="float">
            <text:p>2</text:p>
          </table:table-cell>
          <table:table-cell table:formula="of:=3" office:value-type="float" office:value="3" calcext:value-type="float">
            <text:p>3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isefree</text:p>
          </table:table-cell>
          <table:table-cell office:value-type="float" office:value="3.27886729707" calcext:value-type="float">
            <text:p>3.2788672971</text:p>
          </table:table-cell>
          <table:table-cell office:value-type="float" office:value="0.902268582706" calcext:value-type="float">
            <text:p>0.9022685827</text:p>
          </table:table-cell>
          <table:table-cell office:value-type="float" office:value="6.81030230737" calcext:value-type="float">
            <text:p>6.8103023074</text:p>
          </table:table-cell>
          <table:table-cell office:value-type="float" office:value="1.74812927402" calcext:value-type="float">
            <text:p>1.748129274</text:p>
          </table:table-cell>
          <table:table-cell office:value-type="float" office:value="3.27334468092" calcext:value-type="float">
            <text:p>3.2733446809</text:p>
          </table:table-cell>
          <table:table-cell office:value-type="float" office:value="1.26515153493" calcext:value-type="float">
            <text:p>1.2651515349</text:p>
          </table:table-cell>
          <table:table-cell office:value-type="float" office:value="6.42686443904" calcext:value-type="float">
            <text:p>6.426864439</text:p>
          </table:table-cell>
          <table:table-cell office:value-type="float" office:value="1.48909442798" calcext:value-type="float">
            <text:p>1.489094428</text:p>
          </table:table-cell>
          <table:table-cell office:value-type="float" office:value="9.26139061" calcext:value-type="float">
            <text:p>9.26139061</text:p>
          </table:table-cell>
          <table:table-cell office:value-type="float" office:value="0.0293581" calcext:value-type="float">
            <text:p>0.0293581</text:p>
          </table:table-cell>
          <table:table-cell office:value-type="float" office:value="20.5145" calcext:value-type="float">
            <text:p>20.5145</text:p>
          </table:table-cell>
          <table:table-cell office:value-type="float" office:value="7.5179530352" calcext:value-type="float">
            <text:p>7.5179530352</text:p>
          </table:table-cell>
          <table:table-cell office:value-type="string" calcext:value-type="string">
            <text:p><text:s/>[4.182799097448262, 1.4897852940788112, 4.066657510378797, 0.9022685827056044, 3.358438578174954, 6.8103023073722655, 2.6337930222422568, 2.9648537845556566, 5.095785168548121, 1.283989625197264] </text:p>
          </table:table-cell>
          <table:table-cell office:value-type="string" calcext:value-type="string">
            <text:p><text:s/>[3.803166034978489, 1.6967248900318195, 3.692829106081173, 1.2651515349307292, 3.48794154099145, 6.426864439040239, 3.017465622672775, 2.68935684947052, 4.875483646162193, 1.7784631448568762] </text:p>
          </table:table-cell>
          <table:table-cell office:value-type="string" calcext:value-type="string">
            <text:p><text:s/>[7.85871, 1.43814, 7.22103, 0.0293581, 17.8611, 13.157, 20.5145, 4.48408, 19.3223, 0.727688]</text:p>
          </table:table-cell>
        </table:table-row>
        <table:table-row table:style-name="ro2">
          <table:table-cell office:value-type="string" calcext:value-type="string">
            <text:p>func_test/test_functions_adagrad_2_3_5_noisefree_complete</text:p>
          </table:table-cell>
          <table:table-cell table:formula="of:=IF(ISNUMBER(SEARCH(&quot;adadelta&quot;; [.A32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32])); &quot;power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3" office:value-type="float" office:value="3" calcext:value-type="float">
            <text:p>3</text:p>
          </table:table-cell>
          <table:table-cell table:formula="of:=5" office:value-type="float" office:value="5" calcext:value-type="float">
            <text:p>5</text:p>
          </table:table-cell>
          <table:table-cell office:value-type="string" calcext:value-type="string">
            <text:p>noisefree</text:p>
          </table:table-cell>
          <table:table-cell office:value-type="float" office:value="3.27886729707" calcext:value-type="float">
            <text:p>3.2788672971</text:p>
          </table:table-cell>
          <table:table-cell office:value-type="float" office:value="0.902268582706" calcext:value-type="float">
            <text:p>0.9022685827</text:p>
          </table:table-cell>
          <table:table-cell office:value-type="float" office:value="6.81030230737" calcext:value-type="float">
            <text:p>6.8103023074</text:p>
          </table:table-cell>
          <table:table-cell office:value-type="float" office:value="1.74812927402" calcext:value-type="float">
            <text:p>1.748129274</text:p>
          </table:table-cell>
          <table:table-cell office:value-type="float" office:value="3.27334468092" calcext:value-type="float">
            <text:p>3.2733446809</text:p>
          </table:table-cell>
          <table:table-cell office:value-type="float" office:value="1.26515153493" calcext:value-type="float">
            <text:p>1.2651515349</text:p>
          </table:table-cell>
          <table:table-cell office:value-type="float" office:value="6.42686443904" calcext:value-type="float">
            <text:p>6.426864439</text:p>
          </table:table-cell>
          <table:table-cell office:value-type="float" office:value="1.48909442798" calcext:value-type="float">
            <text:p>1.489094428</text:p>
          </table:table-cell>
          <table:table-cell office:value-type="float" office:value="9.26139061" calcext:value-type="float">
            <text:p>9.26139061</text:p>
          </table:table-cell>
          <table:table-cell office:value-type="float" office:value="0.0293581" calcext:value-type="float">
            <text:p>0.0293581</text:p>
          </table:table-cell>
          <table:table-cell office:value-type="float" office:value="20.5145" calcext:value-type="float">
            <text:p>20.5145</text:p>
          </table:table-cell>
          <table:table-cell office:value-type="float" office:value="7.5179530352" calcext:value-type="float">
            <text:p>7.5179530352</text:p>
          </table:table-cell>
          <table:table-cell office:value-type="string" calcext:value-type="string">
            <text:p><text:s/>[4.182799097448262, 1.4897852940788112, 4.066657510378797, 0.9022685827056044, 3.358438578174954, 6.8103023073722655, 2.6337930222422568, 2.9648537845556566, 5.095785168548121, 1.283989625197264] </text:p>
          </table:table-cell>
          <table:table-cell office:value-type="string" calcext:value-type="string">
            <text:p><text:s/>[3.803166034978489, 1.6967248900318195, 3.692829106081173, 1.2651515349307292, 3.48794154099145, 6.426864439040239, 3.017465622672775, 2.68935684947052, 4.875483646162193, 1.7784631448568762] </text:p>
          </table:table-cell>
          <table:table-cell office:value-type="string" calcext:value-type="string">
            <text:p><text:s/>[7.85871, 1.43814, 7.22103, 0.0293581, 17.8611, 13.157, 20.5145, 4.48408, 19.3223, 0.727688]</text:p>
          </table:table-cell>
        </table:table-row>
        <table:table-row table:style-name="ro2">
          <table:table-cell office:value-type="string" calcext:value-type="string">
            <text:p>func_test/test_functions_adagrad_2_3_5_noisefree_power</text:p>
          </table:table-cell>
          <table:table-cell table:formula="of:=IF(ISNUMBER(SEARCH(&quot;adadelta&quot;; [.A33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33])); &quot;power&quot;; &quot;complete&quot;)" office:value-type="string" office:string-value="power" calcext:value-type="string">
            <text:p>power</text:p>
          </table:table-cell>
          <table:table-cell table:formula="of:=2" office:value-type="float" office:value="2" calcext:value-type="float">
            <text:p>2</text:p>
          </table:table-cell>
          <table:table-cell table:formula="of:=3" office:value-type="float" office:value="3" calcext:value-type="float">
            <text:p>3</text:p>
          </table:table-cell>
          <table:table-cell table:formula="of:=5" office:value-type="float" office:value="5" calcext:value-type="float">
            <text:p>5</text:p>
          </table:table-cell>
          <table:table-cell office:value-type="string" calcext:value-type="string">
            <text:p>noisefree</text:p>
          </table:table-cell>
          <table:table-cell office:value-type="float" office:value="3.27886729707" calcext:value-type="float">
            <text:p>3.2788672971</text:p>
          </table:table-cell>
          <table:table-cell office:value-type="float" office:value="0.902268582706" calcext:value-type="float">
            <text:p>0.9022685827</text:p>
          </table:table-cell>
          <table:table-cell office:value-type="float" office:value="6.81030230737" calcext:value-type="float">
            <text:p>6.8103023074</text:p>
          </table:table-cell>
          <table:table-cell office:value-type="float" office:value="1.74812927402" calcext:value-type="float">
            <text:p>1.748129274</text:p>
          </table:table-cell>
          <table:table-cell office:value-type="float" office:value="3.27334468092" calcext:value-type="float">
            <text:p>3.2733446809</text:p>
          </table:table-cell>
          <table:table-cell office:value-type="float" office:value="1.26515153493" calcext:value-type="float">
            <text:p>1.2651515349</text:p>
          </table:table-cell>
          <table:table-cell office:value-type="float" office:value="6.42686443904" calcext:value-type="float">
            <text:p>6.426864439</text:p>
          </table:table-cell>
          <table:table-cell office:value-type="float" office:value="1.48909442798" calcext:value-type="float">
            <text:p>1.489094428</text:p>
          </table:table-cell>
          <table:table-cell office:value-type="float" office:value="9.26139061" calcext:value-type="float">
            <text:p>9.26139061</text:p>
          </table:table-cell>
          <table:table-cell office:value-type="float" office:value="0.0293581" calcext:value-type="float">
            <text:p>0.0293581</text:p>
          </table:table-cell>
          <table:table-cell office:value-type="float" office:value="20.5145" calcext:value-type="float">
            <text:p>20.5145</text:p>
          </table:table-cell>
          <table:table-cell office:value-type="float" office:value="7.5179530352" calcext:value-type="float">
            <text:p>7.5179530352</text:p>
          </table:table-cell>
          <table:table-cell office:value-type="string" calcext:value-type="string">
            <text:p><text:s/>[4.182799097448262, 1.4897852940788112, 4.066657510378797, 0.9022685827056044, 3.358438578174954, 6.8103023073722655, 2.6337930222422568, 2.9648537845556566, 5.095785168548121, 1.283989625197264] </text:p>
          </table:table-cell>
          <table:table-cell office:value-type="string" calcext:value-type="string">
            <text:p><text:s/>[3.803166034978489, 1.6967248900318195, 3.692829106081173, 1.2651515349307292, 3.48794154099145, 6.426864439040239, 3.017465622672775, 2.68935684947052, 4.875483646162193, 1.7784631448568762] </text:p>
          </table:table-cell>
          <table:table-cell office:value-type="string" calcext:value-type="string">
            <text:p><text:s/>[7.85871, 1.43814, 7.22103, 0.0293581, 17.8611, 13.157, 20.5145, 4.48408, 19.3223, 0.727688]</text:p>
          </table:table-cell>
        </table:table-row>
        <table:table-row table:style-name="ro2">
          <table:table-cell office:value-type="string" calcext:value-type="string">
            <text:p>func_test/test_functions_adagrad_2_4_0.01_noisefree_complete</text:p>
          </table:table-cell>
          <table:table-cell table:formula="of:=IF(ISNUMBER(SEARCH(&quot;adadelta&quot;; [.A34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34])); &quot;power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4" office:value-type="float" office:value="4" calcext:value-type="float">
            <text:p>4</text:p>
          </table:table-cell>
          <table:table-cell table:formula="of:=0.01" office:value-type="float" office:value="0.01" calcext:value-type="float">
            <text:p>0.01</text:p>
          </table:table-cell>
          <table:table-cell office:value-type="string" calcext:value-type="string">
            <text:p>noisefree</text:p>
          </table:table-cell>
          <table:table-cell office:value-type="float" office:value="3.27886729707" calcext:value-type="float">
            <text:p>3.2788672971</text:p>
          </table:table-cell>
          <table:table-cell office:value-type="float" office:value="0.902268582706" calcext:value-type="float">
            <text:p>0.9022685827</text:p>
          </table:table-cell>
          <table:table-cell office:value-type="float" office:value="6.81030230737" calcext:value-type="float">
            <text:p>6.8103023074</text:p>
          </table:table-cell>
          <table:table-cell office:value-type="float" office:value="1.74812927402" calcext:value-type="float">
            <text:p>1.748129274</text:p>
          </table:table-cell>
          <table:table-cell office:value-type="float" office:value="3.27334468092" calcext:value-type="float">
            <text:p>3.2733446809</text:p>
          </table:table-cell>
          <table:table-cell office:value-type="float" office:value="1.26515153493" calcext:value-type="float">
            <text:p>1.2651515349</text:p>
          </table:table-cell>
          <table:table-cell office:value-type="float" office:value="6.42686443904" calcext:value-type="float">
            <text:p>6.426864439</text:p>
          </table:table-cell>
          <table:table-cell office:value-type="float" office:value="1.48909442798" calcext:value-type="float">
            <text:p>1.489094428</text:p>
          </table:table-cell>
          <table:table-cell office:value-type="float" office:value="9.26139061" calcext:value-type="float">
            <text:p>9.26139061</text:p>
          </table:table-cell>
          <table:table-cell office:value-type="float" office:value="0.0293581" calcext:value-type="float">
            <text:p>0.0293581</text:p>
          </table:table-cell>
          <table:table-cell office:value-type="float" office:value="20.5145" calcext:value-type="float">
            <text:p>20.5145</text:p>
          </table:table-cell>
          <table:table-cell office:value-type="float" office:value="7.5179530352" calcext:value-type="float">
            <text:p>7.5179530352</text:p>
          </table:table-cell>
          <table:table-cell office:value-type="string" calcext:value-type="string">
            <text:p><text:s/>[4.182799097448262, 1.4897852940788112, 4.066657510378797, 0.9022685827056044, 3.358438578174954, 6.8103023073722655, 2.6337930222422568, 2.9648537845556566, 5.095785168548121, 1.283989625197264] </text:p>
          </table:table-cell>
          <table:table-cell office:value-type="string" calcext:value-type="string">
            <text:p><text:s/>[3.803166034978489, 1.6967248900318195, 3.692829106081173, 1.2651515349307292, 3.48794154099145, 6.426864439040239, 3.017465622672775, 2.68935684947052, 4.875483646162193, 1.7784631448568762] </text:p>
          </table:table-cell>
          <table:table-cell office:value-type="string" calcext:value-type="string">
            <text:p><text:s/>[7.85871, 1.43814, 7.22103, 0.0293581, 17.8611, 13.157, 20.5145, 4.48408, 19.3223, 0.727688]</text:p>
          </table:table-cell>
        </table:table-row>
        <table:table-row table:style-name="ro2">
          <table:table-cell office:value-type="string" calcext:value-type="string">
            <text:p>func_test/test_functions_adagrad_2_4_0.01_noisefree_power</text:p>
          </table:table-cell>
          <table:table-cell table:formula="of:=IF(ISNUMBER(SEARCH(&quot;adadelta&quot;; [.A35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35])); &quot;power&quot;; &quot;complete&quot;)" office:value-type="string" office:string-value="power" calcext:value-type="string">
            <text:p>power</text:p>
          </table:table-cell>
          <table:table-cell table:formula="of:=2" office:value-type="float" office:value="2" calcext:value-type="float">
            <text:p>2</text:p>
          </table:table-cell>
          <table:table-cell table:formula="of:=4" office:value-type="float" office:value="4" calcext:value-type="float">
            <text:p>4</text:p>
          </table:table-cell>
          <table:table-cell table:formula="of:=0.01" office:value-type="float" office:value="0.01" calcext:value-type="float">
            <text:p>0.01</text:p>
          </table:table-cell>
          <table:table-cell office:value-type="string" calcext:value-type="string">
            <text:p>noisefree</text:p>
          </table:table-cell>
          <table:table-cell office:value-type="float" office:value="3.27886729707" calcext:value-type="float">
            <text:p>3.2788672971</text:p>
          </table:table-cell>
          <table:table-cell office:value-type="float" office:value="0.902268582706" calcext:value-type="float">
            <text:p>0.9022685827</text:p>
          </table:table-cell>
          <table:table-cell office:value-type="float" office:value="6.81030230737" calcext:value-type="float">
            <text:p>6.8103023074</text:p>
          </table:table-cell>
          <table:table-cell office:value-type="float" office:value="1.74812927402" calcext:value-type="float">
            <text:p>1.748129274</text:p>
          </table:table-cell>
          <table:table-cell office:value-type="float" office:value="3.27334468092" calcext:value-type="float">
            <text:p>3.2733446809</text:p>
          </table:table-cell>
          <table:table-cell office:value-type="float" office:value="1.26515153493" calcext:value-type="float">
            <text:p>1.2651515349</text:p>
          </table:table-cell>
          <table:table-cell office:value-type="float" office:value="6.42686443904" calcext:value-type="float">
            <text:p>6.426864439</text:p>
          </table:table-cell>
          <table:table-cell office:value-type="float" office:value="1.48909442798" calcext:value-type="float">
            <text:p>1.489094428</text:p>
          </table:table-cell>
          <table:table-cell office:value-type="float" office:value="9.26139061" calcext:value-type="float">
            <text:p>9.26139061</text:p>
          </table:table-cell>
          <table:table-cell office:value-type="float" office:value="0.0293581" calcext:value-type="float">
            <text:p>0.0293581</text:p>
          </table:table-cell>
          <table:table-cell office:value-type="float" office:value="20.5145" calcext:value-type="float">
            <text:p>20.5145</text:p>
          </table:table-cell>
          <table:table-cell office:value-type="float" office:value="7.5179530352" calcext:value-type="float">
            <text:p>7.5179530352</text:p>
          </table:table-cell>
          <table:table-cell office:value-type="string" calcext:value-type="string">
            <text:p><text:s/>[4.182799097448262, 1.4897852940788112, 4.066657510378797, 0.9022685827056044, 3.358438578174954, 6.8103023073722655, 2.6337930222422568, 2.9648537845556566, 5.095785168548121, 1.283989625197264] </text:p>
          </table:table-cell>
          <table:table-cell office:value-type="string" calcext:value-type="string">
            <text:p><text:s/>[3.803166034978489, 1.6967248900318195, 3.692829106081173, 1.2651515349307292, 3.48794154099145, 6.426864439040239, 3.017465622672775, 2.68935684947052, 4.875483646162193, 1.7784631448568762] </text:p>
          </table:table-cell>
          <table:table-cell office:value-type="string" calcext:value-type="string">
            <text:p><text:s/>[7.85871, 1.43814, 7.22103, 0.0293581, 17.8611, 13.157, 20.5145, 4.48408, 19.3223, 0.727688]</text:p>
          </table:table-cell>
        </table:table-row>
        <table:table-row table:style-name="ro2">
          <table:table-cell office:value-type="string" calcext:value-type="string">
            <text:p>func_test/test_functions_adagrad_2_4_0.1_noisefree_complete</text:p>
          </table:table-cell>
          <table:table-cell table:formula="of:=IF(ISNUMBER(SEARCH(&quot;adadelta&quot;; [.A36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36])); &quot;power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4" office:value-type="float" office:value="4" calcext:value-type="float">
            <text:p>4</text:p>
          </table:table-cell>
          <table:table-cell table:formula="of:=0.1" office:value-type="float" office:value="0.1" calcext:value-type="float">
            <text:p>0.1</text:p>
          </table:table-cell>
          <table:table-cell office:value-type="string" calcext:value-type="string">
            <text:p>noisefree</text:p>
          </table:table-cell>
          <table:table-cell office:value-type="float" office:value="0.474431929932" calcext:value-type="float">
            <text:p>0.4744319299</text:p>
          </table:table-cell>
          <table:table-cell office:value-type="float" office:value="0.145393050814" calcext:value-type="float">
            <text:p>0.1453930508</text:p>
          </table:table-cell>
          <table:table-cell office:value-type="float" office:value="0.969536372958" calcext:value-type="float">
            <text:p>0.969536373</text:p>
          </table:table-cell>
          <table:table-cell office:value-type="float" office:value="0.277215268516" calcext:value-type="float">
            <text:p>0.2772152685</text:p>
          </table:table-cell>
          <table:table-cell office:value-type="float" office:value="0.568554591858" calcext:value-type="float">
            <text:p>0.5685545919</text:p>
          </table:table-cell>
          <table:table-cell office:value-type="float" office:value="0.437316714555" calcext:value-type="float">
            <text:p>0.4373167146</text:p>
          </table:table-cell>
          <table:table-cell office:value-type="float" office:value="1.00392867201" calcext:value-type="float">
            <text:p>1.003928672</text:p>
          </table:table-cell>
          <table:table-cell office:value-type="float" office:value="0.175783524013" calcext:value-type="float">
            <text:p>0.175783524</text:p>
          </table:table-cell>
          <table:table-cell office:value-type="float" office:value="0.027910193" calcext:value-type="float">
            <text:p>0.027910193</text:p>
          </table:table-cell>
          <table:table-cell office:value-type="float" office:value="0.00124486" calcext:value-type="float">
            <text:p>0.00124486</text:p>
          </table:table-cell>
          <table:table-cell office:value-type="float" office:value="0.182269" calcext:value-type="float">
            <text:p>0.182269</text:p>
          </table:table-cell>
          <table:table-cell office:value-type="float" office:value="0.0526422525379" calcext:value-type="float">
            <text:p>0.0526422525</text:p>
          </table:table-cell>
          <table:table-cell office:value-type="string" calcext:value-type="string">
            <text:p><text:s/>[0.4499591988502957, 0.22984322732027593, 0.8318257977067314, 0.5716605330832276, 0.19652643114858623, 0.96953637295823, 0.4139641462228342, 0.14539305081399181, 0.7290581051918976, 0.20655243602775544] </text:p>
          </table:table-cell>
          <table:table-cell office:value-type="string" calcext:value-type="string">
            <text:p><text:s/>[0.4827486723233943, 0.45309481253375644, 0.744379847746055, 0.5466989711760943, 0.43771410548439027, 1.0039286720126086, 0.47239741146411884, 0.44563341349701324, 0.6616332977911555, 0.43731671455479476] </text:p>
          </table:table-cell>
          <table:table-cell office:value-type="string" calcext:value-type="string">
            <text:p><text:s/>[0.00987384, 0.00299054, 0.0385909, 0.0124007, 0.00131578, 0.182269, 0.00550776, 0.00124486, 0.0221125, 0.00279605]</text:p>
          </table:table-cell>
        </table:table-row>
        <table:table-row table:style-name="ro2">
          <table:table-cell office:value-type="string" calcext:value-type="string">
            <text:p>func_test/test_functions_adagrad_2_4_0.1_noisefree_power</text:p>
          </table:table-cell>
          <table:table-cell table:formula="of:=IF(ISNUMBER(SEARCH(&quot;adadelta&quot;; [.A37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37])); &quot;power&quot;; &quot;complete&quot;)" office:value-type="string" office:string-value="power" calcext:value-type="string">
            <text:p>power</text:p>
          </table:table-cell>
          <table:table-cell table:formula="of:=2" office:value-type="float" office:value="2" calcext:value-type="float">
            <text:p>2</text:p>
          </table:table-cell>
          <table:table-cell table:formula="of:=4" office:value-type="float" office:value="4" calcext:value-type="float">
            <text:p>4</text:p>
          </table:table-cell>
          <table:table-cell table:formula="of:=0.1" office:value-type="float" office:value="0.1" calcext:value-type="float">
            <text:p>0.1</text:p>
          </table:table-cell>
          <table:table-cell office:value-type="string" calcext:value-type="string">
            <text:p>noisefree</text:p>
          </table:table-cell>
          <table:table-cell office:value-type="float" office:value="0.474431929932" calcext:value-type="float">
            <text:p>0.4744319299</text:p>
          </table:table-cell>
          <table:table-cell office:value-type="float" office:value="0.145393050814" calcext:value-type="float">
            <text:p>0.1453930508</text:p>
          </table:table-cell>
          <table:table-cell office:value-type="float" office:value="0.969536372958" calcext:value-type="float">
            <text:p>0.969536373</text:p>
          </table:table-cell>
          <table:table-cell office:value-type="float" office:value="0.277215268516" calcext:value-type="float">
            <text:p>0.2772152685</text:p>
          </table:table-cell>
          <table:table-cell office:value-type="float" office:value="0.568554591858" calcext:value-type="float">
            <text:p>0.5685545919</text:p>
          </table:table-cell>
          <table:table-cell office:value-type="float" office:value="0.437316714555" calcext:value-type="float">
            <text:p>0.4373167146</text:p>
          </table:table-cell>
          <table:table-cell office:value-type="float" office:value="1.00392867201" calcext:value-type="float">
            <text:p>1.003928672</text:p>
          </table:table-cell>
          <table:table-cell office:value-type="float" office:value="0.175783524013" calcext:value-type="float">
            <text:p>0.175783524</text:p>
          </table:table-cell>
          <table:table-cell office:value-type="float" office:value="0.027910193" calcext:value-type="float">
            <text:p>0.027910193</text:p>
          </table:table-cell>
          <table:table-cell office:value-type="float" office:value="0.00124486" calcext:value-type="float">
            <text:p>0.00124486</text:p>
          </table:table-cell>
          <table:table-cell office:value-type="float" office:value="0.182269" calcext:value-type="float">
            <text:p>0.182269</text:p>
          </table:table-cell>
          <table:table-cell office:value-type="float" office:value="0.0526422525379" calcext:value-type="float">
            <text:p>0.0526422525</text:p>
          </table:table-cell>
          <table:table-cell office:value-type="string" calcext:value-type="string">
            <text:p><text:s/>[0.4499591988502957, 0.22984322732027593, 0.8318257977067314, 0.5716605330832276, 0.19652643114858623, 0.96953637295823, 0.4139641462228342, 0.14539305081399181, 0.7290581051918976, 0.20655243602775544] </text:p>
          </table:table-cell>
          <table:table-cell office:value-type="string" calcext:value-type="string">
            <text:p><text:s/>[0.4827486723233943, 0.45309481253375644, 0.744379847746055, 0.5466989711760943, 0.43771410548439027, 1.0039286720126086, 0.47239741146411884, 0.44563341349701324, 0.6616332977911555, 0.43731671455479476] </text:p>
          </table:table-cell>
          <table:table-cell office:value-type="string" calcext:value-type="string">
            <text:p><text:s/>[0.00987384, 0.00299054, 0.0385909, 0.0124007, 0.00131578, 0.182269, 0.00550776, 0.00124486, 0.0221125, 0.00279605]</text:p>
          </table:table-cell>
        </table:table-row>
        <table:table-row table:style-name="ro2">
          <table:table-cell office:value-type="string" calcext:value-type="string">
            <text:p>func_test/test_functions_adagrad_2_4_1_noisefree_complete</text:p>
          </table:table-cell>
          <table:table-cell table:formula="of:=IF(ISNUMBER(SEARCH(&quot;adadelta&quot;; [.A38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38])); &quot;power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4" office:value-type="float" office:value="4" calcext:value-type="float">
            <text:p>4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isefree</text:p>
          </table:table-cell>
          <table:table-cell office:value-type="float" office:value="0.474431929932" calcext:value-type="float">
            <text:p>0.4744319299</text:p>
          </table:table-cell>
          <table:table-cell office:value-type="float" office:value="0.145393050814" calcext:value-type="float">
            <text:p>0.1453930508</text:p>
          </table:table-cell>
          <table:table-cell office:value-type="float" office:value="0.969536372958" calcext:value-type="float">
            <text:p>0.969536373</text:p>
          </table:table-cell>
          <table:table-cell office:value-type="float" office:value="0.277215268516" calcext:value-type="float">
            <text:p>0.2772152685</text:p>
          </table:table-cell>
          <table:table-cell office:value-type="float" office:value="0.568554591858" calcext:value-type="float">
            <text:p>0.5685545919</text:p>
          </table:table-cell>
          <table:table-cell office:value-type="float" office:value="0.437316714555" calcext:value-type="float">
            <text:p>0.4373167146</text:p>
          </table:table-cell>
          <table:table-cell office:value-type="float" office:value="1.00392867201" calcext:value-type="float">
            <text:p>1.003928672</text:p>
          </table:table-cell>
          <table:table-cell office:value-type="float" office:value="0.175783524013" calcext:value-type="float">
            <text:p>0.175783524</text:p>
          </table:table-cell>
          <table:table-cell office:value-type="float" office:value="0.027910193" calcext:value-type="float">
            <text:p>0.027910193</text:p>
          </table:table-cell>
          <table:table-cell office:value-type="float" office:value="0.00124486" calcext:value-type="float">
            <text:p>0.00124486</text:p>
          </table:table-cell>
          <table:table-cell office:value-type="float" office:value="0.182269" calcext:value-type="float">
            <text:p>0.182269</text:p>
          </table:table-cell>
          <table:table-cell office:value-type="float" office:value="0.0526422525379" calcext:value-type="float">
            <text:p>0.0526422525</text:p>
          </table:table-cell>
          <table:table-cell office:value-type="string" calcext:value-type="string">
            <text:p><text:s/>[0.4499591988502957, 0.22984322732027593, 0.8318257977067314, 0.5716605330832276, 0.19652643114858623, 0.96953637295823, 0.4139641462228342, 0.14539305081399181, 0.7290581051918976, 0.20655243602775544] </text:p>
          </table:table-cell>
          <table:table-cell office:value-type="string" calcext:value-type="string">
            <text:p><text:s/>[0.4827486723233943, 0.45309481253375644, 0.744379847746055, 0.5466989711760943, 0.43771410548439027, 1.0039286720126086, 0.47239741146411884, 0.44563341349701324, 0.6616332977911555, 0.43731671455479476] </text:p>
          </table:table-cell>
          <table:table-cell office:value-type="string" calcext:value-type="string">
            <text:p><text:s/>[0.00987384, 0.00299054, 0.0385909, 0.0124007, 0.00131578, 0.182269, 0.00550776, 0.00124486, 0.0221125, 0.00279605]</text:p>
          </table:table-cell>
        </table:table-row>
        <table:table-row table:style-name="ro2">
          <table:table-cell office:value-type="string" calcext:value-type="string">
            <text:p>func_test/test_functions_adagrad_2_4_1_noisefree_power</text:p>
          </table:table-cell>
          <table:table-cell table:formula="of:=IF(ISNUMBER(SEARCH(&quot;adadelta&quot;; [.A39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39])); &quot;power&quot;; &quot;complete&quot;)" office:value-type="string" office:string-value="power" calcext:value-type="string">
            <text:p>power</text:p>
          </table:table-cell>
          <table:table-cell table:formula="of:=2" office:value-type="float" office:value="2" calcext:value-type="float">
            <text:p>2</text:p>
          </table:table-cell>
          <table:table-cell table:formula="of:=4" office:value-type="float" office:value="4" calcext:value-type="float">
            <text:p>4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isefree</text:p>
          </table:table-cell>
          <table:table-cell office:value-type="float" office:value="0.474431929932" calcext:value-type="float">
            <text:p>0.4744319299</text:p>
          </table:table-cell>
          <table:table-cell office:value-type="float" office:value="0.145393050814" calcext:value-type="float">
            <text:p>0.1453930508</text:p>
          </table:table-cell>
          <table:table-cell office:value-type="float" office:value="0.969536372958" calcext:value-type="float">
            <text:p>0.969536373</text:p>
          </table:table-cell>
          <table:table-cell office:value-type="float" office:value="0.277215268516" calcext:value-type="float">
            <text:p>0.2772152685</text:p>
          </table:table-cell>
          <table:table-cell office:value-type="float" office:value="0.568554591858" calcext:value-type="float">
            <text:p>0.5685545919</text:p>
          </table:table-cell>
          <table:table-cell office:value-type="float" office:value="0.437316714555" calcext:value-type="float">
            <text:p>0.4373167146</text:p>
          </table:table-cell>
          <table:table-cell office:value-type="float" office:value="1.00392867201" calcext:value-type="float">
            <text:p>1.003928672</text:p>
          </table:table-cell>
          <table:table-cell office:value-type="float" office:value="0.175783524013" calcext:value-type="float">
            <text:p>0.175783524</text:p>
          </table:table-cell>
          <table:table-cell office:value-type="float" office:value="0.027910193" calcext:value-type="float">
            <text:p>0.027910193</text:p>
          </table:table-cell>
          <table:table-cell office:value-type="float" office:value="0.00124486" calcext:value-type="float">
            <text:p>0.00124486</text:p>
          </table:table-cell>
          <table:table-cell office:value-type="float" office:value="0.182269" calcext:value-type="float">
            <text:p>0.182269</text:p>
          </table:table-cell>
          <table:table-cell office:value-type="float" office:value="0.0526422525379" calcext:value-type="float">
            <text:p>0.0526422525</text:p>
          </table:table-cell>
          <table:table-cell office:value-type="string" calcext:value-type="string">
            <text:p><text:s/>[0.4499591988502957, 0.22984322732027593, 0.8318257977067314, 0.5716605330832276, 0.19652643114858623, 0.96953637295823, 0.4139641462228342, 0.14539305081399181, 0.7290581051918976, 0.20655243602775544] </text:p>
          </table:table-cell>
          <table:table-cell office:value-type="string" calcext:value-type="string">
            <text:p><text:s/>[0.4827486723233943, 0.45309481253375644, 0.744379847746055, 0.5466989711760943, 0.43771410548439027, 1.0039286720126086, 0.47239741146411884, 0.44563341349701324, 0.6616332977911555, 0.43731671455479476] </text:p>
          </table:table-cell>
          <table:table-cell office:value-type="string" calcext:value-type="string">
            <text:p><text:s/>[0.00987384, 0.00299054, 0.0385909, 0.0124007, 0.00131578, 0.182269, 0.00550776, 0.00124486, 0.0221125, 0.00279605]</text:p>
          </table:table-cell>
        </table:table-row>
        <table:table-row table:style-name="ro2">
          <table:table-cell office:value-type="string" calcext:value-type="string">
            <text:p>func_test/test_functions_adagrad_2_4_5_noisefree_complete</text:p>
          </table:table-cell>
          <table:table-cell table:formula="of:=IF(ISNUMBER(SEARCH(&quot;adadelta&quot;; [.A40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40])); &quot;power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4" office:value-type="float" office:value="4" calcext:value-type="float">
            <text:p>4</text:p>
          </table:table-cell>
          <table:table-cell table:formula="of:=5" office:value-type="float" office:value="5" calcext:value-type="float">
            <text:p>5</text:p>
          </table:table-cell>
          <table:table-cell office:value-type="string" calcext:value-type="string">
            <text:p>noisefree</text:p>
          </table:table-cell>
          <table:table-cell office:value-type="float" office:value="0.474431929932" calcext:value-type="float">
            <text:p>0.4744319299</text:p>
          </table:table-cell>
          <table:table-cell office:value-type="float" office:value="0.145393050814" calcext:value-type="float">
            <text:p>0.1453930508</text:p>
          </table:table-cell>
          <table:table-cell office:value-type="float" office:value="0.969536372958" calcext:value-type="float">
            <text:p>0.969536373</text:p>
          </table:table-cell>
          <table:table-cell office:value-type="float" office:value="0.277215268516" calcext:value-type="float">
            <text:p>0.2772152685</text:p>
          </table:table-cell>
          <table:table-cell office:value-type="float" office:value="0.568554591858" calcext:value-type="float">
            <text:p>0.5685545919</text:p>
          </table:table-cell>
          <table:table-cell office:value-type="float" office:value="0.437316714555" calcext:value-type="float">
            <text:p>0.4373167146</text:p>
          </table:table-cell>
          <table:table-cell office:value-type="float" office:value="1.00392867201" calcext:value-type="float">
            <text:p>1.003928672</text:p>
          </table:table-cell>
          <table:table-cell office:value-type="float" office:value="0.175783524013" calcext:value-type="float">
            <text:p>0.175783524</text:p>
          </table:table-cell>
          <table:table-cell office:value-type="float" office:value="0.027910193" calcext:value-type="float">
            <text:p>0.027910193</text:p>
          </table:table-cell>
          <table:table-cell office:value-type="float" office:value="0.00124486" calcext:value-type="float">
            <text:p>0.00124486</text:p>
          </table:table-cell>
          <table:table-cell office:value-type="float" office:value="0.182269" calcext:value-type="float">
            <text:p>0.182269</text:p>
          </table:table-cell>
          <table:table-cell office:value-type="float" office:value="0.0526422525379" calcext:value-type="float">
            <text:p>0.0526422525</text:p>
          </table:table-cell>
          <table:table-cell office:value-type="string" calcext:value-type="string">
            <text:p><text:s/>[0.4499591988502957, 0.22984322732027593, 0.8318257977067314, 0.5716605330832276, 0.19652643114858623, 0.96953637295823, 0.4139641462228342, 0.14539305081399181, 0.7290581051918976, 0.20655243602775544] </text:p>
          </table:table-cell>
          <table:table-cell office:value-type="string" calcext:value-type="string">
            <text:p><text:s/>[0.4827486723233943, 0.45309481253375644, 0.744379847746055, 0.5466989711760943, 0.43771410548439027, 1.0039286720126086, 0.47239741146411884, 0.44563341349701324, 0.6616332977911555, 0.43731671455479476] </text:p>
          </table:table-cell>
          <table:table-cell office:value-type="string" calcext:value-type="string">
            <text:p><text:s/>[0.00987384, 0.00299054, 0.0385909, 0.0124007, 0.00131578, 0.182269, 0.00550776, 0.00124486, 0.0221125, 0.00279605]</text:p>
          </table:table-cell>
        </table:table-row>
        <table:table-row table:style-name="ro2">
          <table:table-cell office:value-type="string" calcext:value-type="string">
            <text:p>func_test/test_functions_adagrad_2_4_5_noisefree_power</text:p>
          </table:table-cell>
          <table:table-cell table:formula="of:=IF(ISNUMBER(SEARCH(&quot;adadelta&quot;; [.A41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41])); &quot;power&quot;; &quot;complete&quot;)" office:value-type="string" office:string-value="power" calcext:value-type="string">
            <text:p>power</text:p>
          </table:table-cell>
          <table:table-cell table:formula="of:=2" office:value-type="float" office:value="2" calcext:value-type="float">
            <text:p>2</text:p>
          </table:table-cell>
          <table:table-cell table:formula="of:=4" office:value-type="float" office:value="4" calcext:value-type="float">
            <text:p>4</text:p>
          </table:table-cell>
          <table:table-cell table:formula="of:=5" office:value-type="float" office:value="5" calcext:value-type="float">
            <text:p>5</text:p>
          </table:table-cell>
          <table:table-cell office:value-type="string" calcext:value-type="string">
            <text:p>noisefree</text:p>
          </table:table-cell>
          <table:table-cell office:value-type="float" office:value="0.474431929932" calcext:value-type="float">
            <text:p>0.4744319299</text:p>
          </table:table-cell>
          <table:table-cell office:value-type="float" office:value="0.145393050814" calcext:value-type="float">
            <text:p>0.1453930508</text:p>
          </table:table-cell>
          <table:table-cell office:value-type="float" office:value="0.969536372958" calcext:value-type="float">
            <text:p>0.969536373</text:p>
          </table:table-cell>
          <table:table-cell office:value-type="float" office:value="0.277215268516" calcext:value-type="float">
            <text:p>0.2772152685</text:p>
          </table:table-cell>
          <table:table-cell office:value-type="float" office:value="0.568554591858" calcext:value-type="float">
            <text:p>0.5685545919</text:p>
          </table:table-cell>
          <table:table-cell office:value-type="float" office:value="0.437316714555" calcext:value-type="float">
            <text:p>0.4373167146</text:p>
          </table:table-cell>
          <table:table-cell office:value-type="float" office:value="1.00392867201" calcext:value-type="float">
            <text:p>1.003928672</text:p>
          </table:table-cell>
          <table:table-cell office:value-type="float" office:value="0.175783524013" calcext:value-type="float">
            <text:p>0.175783524</text:p>
          </table:table-cell>
          <table:table-cell office:value-type="float" office:value="0.027910193" calcext:value-type="float">
            <text:p>0.027910193</text:p>
          </table:table-cell>
          <table:table-cell office:value-type="float" office:value="0.00124486" calcext:value-type="float">
            <text:p>0.00124486</text:p>
          </table:table-cell>
          <table:table-cell office:value-type="float" office:value="0.182269" calcext:value-type="float">
            <text:p>0.182269</text:p>
          </table:table-cell>
          <table:table-cell office:value-type="float" office:value="0.0526422525379" calcext:value-type="float">
            <text:p>0.0526422525</text:p>
          </table:table-cell>
          <table:table-cell office:value-type="string" calcext:value-type="string">
            <text:p><text:s/>[0.4499591988502957, 0.22984322732027593, 0.8318257977067314, 0.5716605330832276, 0.19652643114858623, 0.96953637295823, 0.4139641462228342, 0.14539305081399181, 0.7290581051918976, 0.20655243602775544] </text:p>
          </table:table-cell>
          <table:table-cell office:value-type="string" calcext:value-type="string">
            <text:p><text:s/>[0.4827486723233943, 0.45309481253375644, 0.744379847746055, 0.5466989711760943, 0.43771410548439027, 1.0039286720126086, 0.47239741146411884, 0.44563341349701324, 0.6616332977911555, 0.43731671455479476] </text:p>
          </table:table-cell>
          <table:table-cell office:value-type="string" calcext:value-type="string">
            <text:p><text:s/>[0.00987384, 0.00299054, 0.0385909, 0.0124007, 0.00131578, 0.182269, 0.00550776, 0.00124486, 0.0221125, 0.00279605]</text:p>
          </table:table-cell>
        </table:table-row>
        <table:table-row table:style-name="ro2">
          <table:table-cell office:value-type="string" calcext:value-type="string">
            <text:p>func_test/test_functions_adagrad_4_0_0.01_noisefree_complete</text:p>
          </table:table-cell>
          <table:table-cell table:formula="of:=IF(ISNUMBER(SEARCH(&quot;adadelta&quot;; [.A42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42])); &quot;power&quot;; &quot;complete&quot;)" office:value-type="string" office:string-value="complete" calcext:value-type="string">
            <text:p>complete</text:p>
          </table:table-cell>
          <table:table-cell table:formula="of:=4" office:value-type="float" office:value="4" calcext:value-type="float">
            <text:p>4</text:p>
          </table:table-cell>
          <table:table-cell table:formula="of:=0" office:value-type="float" office:value="0" calcext:value-type="float">
            <text:p>0</text:p>
          </table:table-cell>
          <table:table-cell table:formula="of:=0.01" office:value-type="float" office:value="0.01" calcext:value-type="float">
            <text:p>0.01</text:p>
          </table:table-cell>
          <table:table-cell office:value-type="string" calcext:value-type="string">
            <text:p>noisefree</text:p>
          </table:table-cell>
          <table:table-cell office:value-type="float" office:value="6.41887503996" calcext:value-type="float">
            <text:p>6.41887504</text:p>
          </table:table-cell>
          <table:table-cell office:value-type="float" office:value="6.30322536097" calcext:value-type="float">
            <text:p>6.303225361</text:p>
          </table:table-cell>
          <table:table-cell office:value-type="float" office:value="6.55660024896" calcext:value-type="float">
            <text:p>6.556600249</text:p>
          </table:table-cell>
          <table:table-cell office:value-type="float" office:value="0.0742449544411" calcext:value-type="float">
            <text:p>0.0742449544</text:p>
          </table:table-cell>
          <table:table-cell office:value-type="float" office:value="6.02553751096" calcext:value-type="float">
            <text:p>6.025537511</text:p>
          </table:table-cell>
          <table:table-cell office:value-type="float" office:value="5.96663906237" calcext:value-type="float">
            <text:p>5.9666390624</text:p>
          </table:table-cell>
          <table:table-cell office:value-type="float" office:value="6.09152000023" calcext:value-type="float">
            <text:p>6.0915200002</text:p>
          </table:table-cell>
          <table:table-cell office:value-type="float" office:value="0.0366419584914" calcext:value-type="float">
            <text:p>0.0366419585</text:p>
          </table:table-cell>
          <table:table-cell office:value-type="float" office:value="20125.7129" calcext:value-type="float">
            <text:p>20125.7129</text:p>
          </table:table-cell>
          <table:table-cell office:value-type="float" office:value="880.769" calcext:value-type="float">
            <text:p>880.769</text:p>
          </table:table-cell>
          <table:table-cell office:value-type="float" office:value="38089.4" calcext:value-type="float">
            <text:p>38089.4</text:p>
          </table:table-cell>
          <table:table-cell office:value-type="float" office:value="11581.3566259" calcext:value-type="float">
            <text:p>11581.3566259</text:p>
          </table:table-cell>
          <table:table-cell office:value-type="string" calcext:value-type="string">
            <text:p><text:s/>[6.347023778070892, 6.42709448627077, 6.3257104880239865, 6.457814478337138, 6.486767366639019, 6.3032253609682245, 6.409237215576144, 6.5566002489584, 6.406432841888731, 6.468844134910634] </text:p>
          </table:table-cell>
          <table:table-cell office:value-type="string" calcext:value-type="string">
            <text:p><text:s/>[6.068543692962695, 6.03789057721752, 5.973156471606671, 5.966639062371778, 6.009786122724578, 6.0915200002259695, 6.007527980186713, 6.0268431659237125, 6.032682219181656, 6.040785817239979] </text:p>
          </table:table-cell>
          <table:table-cell office:value-type="string" calcext:value-type="string">
            <text:p><text:s/>[3090.56, 31830.7, 28591.6, 880.769, 13506.3, 24598.8, 23805.1, 12676.9, 38089.4, 24187]</text:p>
          </table:table-cell>
        </table:table-row>
        <table:table-row table:style-name="ro2">
          <table:table-cell office:value-type="string" calcext:value-type="string">
            <text:p>func_test/test_functions_adagrad_4_0_0.01_noisefree_power</text:p>
          </table:table-cell>
          <table:table-cell table:formula="of:=IF(ISNUMBER(SEARCH(&quot;adadelta&quot;; [.A43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43])); &quot;power&quot;; &quot;complete&quot;)" office:value-type="string" office:string-value="power" calcext:value-type="string">
            <text:p>power</text:p>
          </table:table-cell>
          <table:table-cell table:formula="of:=4" office:value-type="float" office:value="4" calcext:value-type="float">
            <text:p>4</text:p>
          </table:table-cell>
          <table:table-cell table:formula="of:=0" office:value-type="float" office:value="0" calcext:value-type="float">
            <text:p>0</text:p>
          </table:table-cell>
          <table:table-cell table:formula="of:=0.01" office:value-type="float" office:value="0.01" calcext:value-type="float">
            <text:p>0.01</text:p>
          </table:table-cell>
          <table:table-cell office:value-type="string" calcext:value-type="string">
            <text:p>noisefree</text:p>
          </table:table-cell>
          <table:table-cell office:value-type="float" office:value="6.41887503996" calcext:value-type="float">
            <text:p>6.41887504</text:p>
          </table:table-cell>
          <table:table-cell office:value-type="float" office:value="6.30322536097" calcext:value-type="float">
            <text:p>6.303225361</text:p>
          </table:table-cell>
          <table:table-cell office:value-type="float" office:value="6.55660024896" calcext:value-type="float">
            <text:p>6.556600249</text:p>
          </table:table-cell>
          <table:table-cell office:value-type="float" office:value="0.0742449544411" calcext:value-type="float">
            <text:p>0.0742449544</text:p>
          </table:table-cell>
          <table:table-cell office:value-type="float" office:value="6.02553751096" calcext:value-type="float">
            <text:p>6.025537511</text:p>
          </table:table-cell>
          <table:table-cell office:value-type="float" office:value="5.96663906237" calcext:value-type="float">
            <text:p>5.9666390624</text:p>
          </table:table-cell>
          <table:table-cell office:value-type="float" office:value="6.09152000023" calcext:value-type="float">
            <text:p>6.0915200002</text:p>
          </table:table-cell>
          <table:table-cell office:value-type="float" office:value="0.0366419584914" calcext:value-type="float">
            <text:p>0.0366419585</text:p>
          </table:table-cell>
          <table:table-cell office:value-type="float" office:value="20125.7129" calcext:value-type="float">
            <text:p>20125.7129</text:p>
          </table:table-cell>
          <table:table-cell office:value-type="float" office:value="880.769" calcext:value-type="float">
            <text:p>880.769</text:p>
          </table:table-cell>
          <table:table-cell office:value-type="float" office:value="38089.4" calcext:value-type="float">
            <text:p>38089.4</text:p>
          </table:table-cell>
          <table:table-cell office:value-type="float" office:value="11581.3566259" calcext:value-type="float">
            <text:p>11581.3566259</text:p>
          </table:table-cell>
          <table:table-cell office:value-type="string" calcext:value-type="string">
            <text:p><text:s/>[6.347023778070892, 6.42709448627077, 6.3257104880239865, 6.457814478337138, 6.486767366639019, 6.3032253609682245, 6.409237215576144, 6.5566002489584, 6.406432841888731, 6.468844134910634] </text:p>
          </table:table-cell>
          <table:table-cell office:value-type="string" calcext:value-type="string">
            <text:p><text:s/>[6.068543692962695, 6.03789057721752, 5.973156471606671, 5.966639062371778, 6.009786122724578, 6.0915200002259695, 6.007527980186713, 6.0268431659237125, 6.032682219181656, 6.040785817239979] </text:p>
          </table:table-cell>
          <table:table-cell office:value-type="string" calcext:value-type="string">
            <text:p><text:s/>[3090.56, 31830.7, 28591.6, 880.769, 13506.3, 24598.8, 23805.1, 12676.9, 38089.4, 24187]</text:p>
          </table:table-cell>
        </table:table-row>
        <table:table-row table:style-name="ro2">
          <table:table-cell office:value-type="string" calcext:value-type="string">
            <text:p>func_test/test_functions_adagrad_4_0_0.1_noisefree_complete</text:p>
          </table:table-cell>
          <table:table-cell table:formula="of:=IF(ISNUMBER(SEARCH(&quot;adadelta&quot;; [.A44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44])); &quot;power&quot;; &quot;complete&quot;)" office:value-type="string" office:string-value="complete" calcext:value-type="string">
            <text:p>complete</text:p>
          </table:table-cell>
          <table:table-cell table:formula="of:=4" office:value-type="float" office:value="4" calcext:value-type="float">
            <text:p>4</text:p>
          </table:table-cell>
          <table:table-cell table:formula="of:=0" office:value-type="float" office:value="0" calcext:value-type="float">
            <text:p>0</text:p>
          </table:table-cell>
          <table:table-cell table:formula="of:=0.1" office:value-type="float" office:value="0.1" calcext:value-type="float">
            <text:p>0.1</text:p>
          </table:table-cell>
          <table:table-cell office:value-type="string" calcext:value-type="string">
            <text:p>noisefree</text:p>
          </table:table-cell>
          <table:table-cell office:value-type="float" office:value="6.41887503996" calcext:value-type="float">
            <text:p>6.41887504</text:p>
          </table:table-cell>
          <table:table-cell office:value-type="float" office:value="6.30322536097" calcext:value-type="float">
            <text:p>6.303225361</text:p>
          </table:table-cell>
          <table:table-cell office:value-type="float" office:value="6.55660024896" calcext:value-type="float">
            <text:p>6.556600249</text:p>
          </table:table-cell>
          <table:table-cell office:value-type="float" office:value="0.0742449544411" calcext:value-type="float">
            <text:p>0.0742449544</text:p>
          </table:table-cell>
          <table:table-cell office:value-type="float" office:value="6.02553751096" calcext:value-type="float">
            <text:p>6.025537511</text:p>
          </table:table-cell>
          <table:table-cell office:value-type="float" office:value="5.96663906237" calcext:value-type="float">
            <text:p>5.9666390624</text:p>
          </table:table-cell>
          <table:table-cell office:value-type="float" office:value="6.09152000023" calcext:value-type="float">
            <text:p>6.0915200002</text:p>
          </table:table-cell>
          <table:table-cell office:value-type="float" office:value="0.0366419584914" calcext:value-type="float">
            <text:p>0.0366419585</text:p>
          </table:table-cell>
          <table:table-cell office:value-type="float" office:value="20125.7129" calcext:value-type="float">
            <text:p>20125.7129</text:p>
          </table:table-cell>
          <table:table-cell office:value-type="float" office:value="880.769" calcext:value-type="float">
            <text:p>880.769</text:p>
          </table:table-cell>
          <table:table-cell office:value-type="float" office:value="38089.4" calcext:value-type="float">
            <text:p>38089.4</text:p>
          </table:table-cell>
          <table:table-cell office:value-type="float" office:value="11581.3566259" calcext:value-type="float">
            <text:p>11581.3566259</text:p>
          </table:table-cell>
          <table:table-cell office:value-type="string" calcext:value-type="string">
            <text:p><text:s/>[6.347023778070892, 6.42709448627077, 6.3257104880239865, 6.457814478337138, 6.486767366639019, 6.3032253609682245, 6.409237215576144, 6.5566002489584, 6.406432841888731, 6.468844134910634] </text:p>
          </table:table-cell>
          <table:table-cell office:value-type="string" calcext:value-type="string">
            <text:p><text:s/>[6.068543692962695, 6.03789057721752, 5.973156471606671, 5.966639062371778, 6.009786122724578, 6.0915200002259695, 6.007527980186713, 6.0268431659237125, 6.032682219181656, 6.040785817239979] </text:p>
          </table:table-cell>
          <table:table-cell office:value-type="string" calcext:value-type="string">
            <text:p><text:s/>[3090.56, 31830.7, 28591.6, 880.769, 13506.3, 24598.8, 23805.1, 12676.9, 38089.4, 24187]</text:p>
          </table:table-cell>
        </table:table-row>
        <table:table-row table:style-name="ro2">
          <table:table-cell office:value-type="string" calcext:value-type="string">
            <text:p>func_test/test_functions_adagrad_4_0_0.1_noisefree_power</text:p>
          </table:table-cell>
          <table:table-cell table:formula="of:=IF(ISNUMBER(SEARCH(&quot;adadelta&quot;; [.A45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45])); &quot;power&quot;; &quot;complete&quot;)" office:value-type="string" office:string-value="power" calcext:value-type="string">
            <text:p>power</text:p>
          </table:table-cell>
          <table:table-cell table:formula="of:=4" office:value-type="float" office:value="4" calcext:value-type="float">
            <text:p>4</text:p>
          </table:table-cell>
          <table:table-cell table:formula="of:=0" office:value-type="float" office:value="0" calcext:value-type="float">
            <text:p>0</text:p>
          </table:table-cell>
          <table:table-cell table:formula="of:=0.1" office:value-type="float" office:value="0.1" calcext:value-type="float">
            <text:p>0.1</text:p>
          </table:table-cell>
          <table:table-cell office:value-type="string" calcext:value-type="string">
            <text:p>noisefree</text:p>
          </table:table-cell>
          <table:table-cell office:value-type="float" office:value="6.41887503996" calcext:value-type="float">
            <text:p>6.41887504</text:p>
          </table:table-cell>
          <table:table-cell office:value-type="float" office:value="6.30322536097" calcext:value-type="float">
            <text:p>6.303225361</text:p>
          </table:table-cell>
          <table:table-cell office:value-type="float" office:value="6.55660024896" calcext:value-type="float">
            <text:p>6.556600249</text:p>
          </table:table-cell>
          <table:table-cell office:value-type="float" office:value="0.0742449544411" calcext:value-type="float">
            <text:p>0.0742449544</text:p>
          </table:table-cell>
          <table:table-cell office:value-type="float" office:value="6.02553751096" calcext:value-type="float">
            <text:p>6.025537511</text:p>
          </table:table-cell>
          <table:table-cell office:value-type="float" office:value="5.96663906237" calcext:value-type="float">
            <text:p>5.9666390624</text:p>
          </table:table-cell>
          <table:table-cell office:value-type="float" office:value="6.09152000023" calcext:value-type="float">
            <text:p>6.0915200002</text:p>
          </table:table-cell>
          <table:table-cell office:value-type="float" office:value="0.0366419584914" calcext:value-type="float">
            <text:p>0.0366419585</text:p>
          </table:table-cell>
          <table:table-cell office:value-type="float" office:value="20125.7129" calcext:value-type="float">
            <text:p>20125.7129</text:p>
          </table:table-cell>
          <table:table-cell office:value-type="float" office:value="880.769" calcext:value-type="float">
            <text:p>880.769</text:p>
          </table:table-cell>
          <table:table-cell office:value-type="float" office:value="38089.4" calcext:value-type="float">
            <text:p>38089.4</text:p>
          </table:table-cell>
          <table:table-cell office:value-type="float" office:value="11581.3566259" calcext:value-type="float">
            <text:p>11581.3566259</text:p>
          </table:table-cell>
          <table:table-cell office:value-type="string" calcext:value-type="string">
            <text:p><text:s/>[6.347023778070892, 6.42709448627077, 6.3257104880239865, 6.457814478337138, 6.486767366639019, 6.3032253609682245, 6.409237215576144, 6.5566002489584, 6.406432841888731, 6.468844134910634] </text:p>
          </table:table-cell>
          <table:table-cell office:value-type="string" calcext:value-type="string">
            <text:p><text:s/>[6.068543692962695, 6.03789057721752, 5.973156471606671, 5.966639062371778, 6.009786122724578, 6.0915200002259695, 6.007527980186713, 6.0268431659237125, 6.032682219181656, 6.040785817239979] </text:p>
          </table:table-cell>
          <table:table-cell office:value-type="string" calcext:value-type="string">
            <text:p><text:s/>[3090.56, 31830.7, 28591.6, 880.769, 13506.3, 24598.8, 23805.1, 12676.9, 38089.4, 24187]</text:p>
          </table:table-cell>
        </table:table-row>
        <table:table-row table:style-name="ro2">
          <table:table-cell office:value-type="string" calcext:value-type="string">
            <text:p>func_test/test_functions_adagrad_4_0_1_noisefree_complete</text:p>
          </table:table-cell>
          <table:table-cell table:formula="of:=IF(ISNUMBER(SEARCH(&quot;adadelta&quot;; [.A46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46])); &quot;power&quot;; &quot;complete&quot;)" office:value-type="string" office:string-value="complete" calcext:value-type="string">
            <text:p>complete</text:p>
          </table:table-cell>
          <table:table-cell table:formula="of:=4" office:value-type="float" office:value="4" calcext:value-type="float">
            <text:p>4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isefree</text:p>
          </table:table-cell>
          <table:table-cell office:value-type="float" office:value="6.41887503996" calcext:value-type="float">
            <text:p>6.41887504</text:p>
          </table:table-cell>
          <table:table-cell office:value-type="float" office:value="6.30322536097" calcext:value-type="float">
            <text:p>6.303225361</text:p>
          </table:table-cell>
          <table:table-cell office:value-type="float" office:value="6.55660024896" calcext:value-type="float">
            <text:p>6.556600249</text:p>
          </table:table-cell>
          <table:table-cell office:value-type="float" office:value="0.0742449544411" calcext:value-type="float">
            <text:p>0.0742449544</text:p>
          </table:table-cell>
          <table:table-cell office:value-type="float" office:value="6.02553751096" calcext:value-type="float">
            <text:p>6.025537511</text:p>
          </table:table-cell>
          <table:table-cell office:value-type="float" office:value="5.96663906237" calcext:value-type="float">
            <text:p>5.9666390624</text:p>
          </table:table-cell>
          <table:table-cell office:value-type="float" office:value="6.09152000023" calcext:value-type="float">
            <text:p>6.0915200002</text:p>
          </table:table-cell>
          <table:table-cell office:value-type="float" office:value="0.0366419584914" calcext:value-type="float">
            <text:p>0.0366419585</text:p>
          </table:table-cell>
          <table:table-cell office:value-type="float" office:value="20125.7129" calcext:value-type="float">
            <text:p>20125.7129</text:p>
          </table:table-cell>
          <table:table-cell office:value-type="float" office:value="880.769" calcext:value-type="float">
            <text:p>880.769</text:p>
          </table:table-cell>
          <table:table-cell office:value-type="float" office:value="38089.4" calcext:value-type="float">
            <text:p>38089.4</text:p>
          </table:table-cell>
          <table:table-cell office:value-type="float" office:value="11581.3566259" calcext:value-type="float">
            <text:p>11581.3566259</text:p>
          </table:table-cell>
          <table:table-cell office:value-type="string" calcext:value-type="string">
            <text:p><text:s/>[6.347023778070892, 6.42709448627077, 6.3257104880239865, 6.457814478337138, 6.486767366639019, 6.3032253609682245, 6.409237215576144, 6.5566002489584, 6.406432841888731, 6.468844134910634] </text:p>
          </table:table-cell>
          <table:table-cell office:value-type="string" calcext:value-type="string">
            <text:p><text:s/>[6.068543692962695, 6.03789057721752, 5.973156471606671, 5.966639062371778, 6.009786122724578, 6.0915200002259695, 6.007527980186713, 6.0268431659237125, 6.032682219181656, 6.040785817239979] </text:p>
          </table:table-cell>
          <table:table-cell office:value-type="string" calcext:value-type="string">
            <text:p><text:s/>[3090.56, 31830.7, 28591.6, 880.769, 13506.3, 24598.8, 23805.1, 12676.9, 38089.4, 24187]</text:p>
          </table:table-cell>
        </table:table-row>
        <table:table-row table:style-name="ro2">
          <table:table-cell office:value-type="string" calcext:value-type="string">
            <text:p>func_test/test_functions_adagrad_4_0_1_noisefree_power</text:p>
          </table:table-cell>
          <table:table-cell table:formula="of:=IF(ISNUMBER(SEARCH(&quot;adadelta&quot;; [.A47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47])); &quot;power&quot;; &quot;complete&quot;)" office:value-type="string" office:string-value="power" calcext:value-type="string">
            <text:p>power</text:p>
          </table:table-cell>
          <table:table-cell table:formula="of:=4" office:value-type="float" office:value="4" calcext:value-type="float">
            <text:p>4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isefree</text:p>
          </table:table-cell>
          <table:table-cell office:value-type="float" office:value="6.41887503996" calcext:value-type="float">
            <text:p>6.41887504</text:p>
          </table:table-cell>
          <table:table-cell office:value-type="float" office:value="6.30322536097" calcext:value-type="float">
            <text:p>6.303225361</text:p>
          </table:table-cell>
          <table:table-cell office:value-type="float" office:value="6.55660024896" calcext:value-type="float">
            <text:p>6.556600249</text:p>
          </table:table-cell>
          <table:table-cell office:value-type="float" office:value="0.0742449544411" calcext:value-type="float">
            <text:p>0.0742449544</text:p>
          </table:table-cell>
          <table:table-cell office:value-type="float" office:value="6.02553751096" calcext:value-type="float">
            <text:p>6.025537511</text:p>
          </table:table-cell>
          <table:table-cell office:value-type="float" office:value="5.96663906237" calcext:value-type="float">
            <text:p>5.9666390624</text:p>
          </table:table-cell>
          <table:table-cell office:value-type="float" office:value="6.09152000023" calcext:value-type="float">
            <text:p>6.0915200002</text:p>
          </table:table-cell>
          <table:table-cell office:value-type="float" office:value="0.0366419584914" calcext:value-type="float">
            <text:p>0.0366419585</text:p>
          </table:table-cell>
          <table:table-cell office:value-type="float" office:value="20125.7129" calcext:value-type="float">
            <text:p>20125.7129</text:p>
          </table:table-cell>
          <table:table-cell office:value-type="float" office:value="880.769" calcext:value-type="float">
            <text:p>880.769</text:p>
          </table:table-cell>
          <table:table-cell office:value-type="float" office:value="38089.4" calcext:value-type="float">
            <text:p>38089.4</text:p>
          </table:table-cell>
          <table:table-cell office:value-type="float" office:value="11581.3566259" calcext:value-type="float">
            <text:p>11581.3566259</text:p>
          </table:table-cell>
          <table:table-cell office:value-type="string" calcext:value-type="string">
            <text:p><text:s/>[6.347023778070892, 6.42709448627077, 6.3257104880239865, 6.457814478337138, 6.486767366639019, 6.3032253609682245, 6.409237215576144, 6.5566002489584, 6.406432841888731, 6.468844134910634] </text:p>
          </table:table-cell>
          <table:table-cell office:value-type="string" calcext:value-type="string">
            <text:p><text:s/>[6.068543692962695, 6.03789057721752, 5.973156471606671, 5.966639062371778, 6.009786122724578, 6.0915200002259695, 6.007527980186713, 6.0268431659237125, 6.032682219181656, 6.040785817239979] </text:p>
          </table:table-cell>
          <table:table-cell office:value-type="string" calcext:value-type="string">
            <text:p><text:s/>[3090.56, 31830.7, 28591.6, 880.769, 13506.3, 24598.8, 23805.1, 12676.9, 38089.4, 24187]</text:p>
          </table:table-cell>
        </table:table-row>
        <table:table-row table:style-name="ro2">
          <table:table-cell office:value-type="string" calcext:value-type="string">
            <text:p>func_test/test_functions_adagrad_4_0_5_noisefree_complete</text:p>
          </table:table-cell>
          <table:table-cell table:formula="of:=IF(ISNUMBER(SEARCH(&quot;adadelta&quot;; [.A48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48])); &quot;power&quot;; &quot;complete&quot;)" office:value-type="string" office:string-value="complete" calcext:value-type="string">
            <text:p>complete</text:p>
          </table:table-cell>
          <table:table-cell table:formula="of:=4" office:value-type="float" office:value="4" calcext:value-type="float">
            <text:p>4</text:p>
          </table:table-cell>
          <table:table-cell table:formula="of:=0" office:value-type="float" office:value="0" calcext:value-type="float">
            <text:p>0</text:p>
          </table:table-cell>
          <table:table-cell table:formula="of:=5" office:value-type="float" office:value="5" calcext:value-type="float">
            <text:p>5</text:p>
          </table:table-cell>
          <table:table-cell office:value-type="string" calcext:value-type="string">
            <text:p>noisefree</text:p>
          </table:table-cell>
          <table:table-cell office:value-type="float" office:value="35.1372447363" calcext:value-type="float">
            <text:p>35.1372447363</text:p>
          </table:table-cell>
          <table:table-cell office:value-type="float" office:value="25.4936487445" calcext:value-type="float">
            <text:p>25.4936487445</text:p>
          </table:table-cell>
          <table:table-cell office:value-type="float" office:value="54.1137464994" calcext:value-type="float">
            <text:p>54.1137464994</text:p>
          </table:table-cell>
          <table:table-cell office:value-type="float" office:value="9.7782948181" calcext:value-type="float">
            <text:p>9.7782948181</text:p>
          </table:table-cell>
          <table:table-cell office:value-type="float" office:value="35.7336959848" calcext:value-type="float">
            <text:p>35.7336959848</text:p>
          </table:table-cell>
          <table:table-cell office:value-type="float" office:value="25.276991904" calcext:value-type="float">
            <text:p>25.276991904</text:p>
          </table:table-cell>
          <table:table-cell office:value-type="float" office:value="52.9438074585" calcext:value-type="float">
            <text:p>52.9438074585</text:p>
          </table:table-cell>
          <table:table-cell office:value-type="float" office:value="9.28979485441" calcext:value-type="float">
            <text:p>9.2897948544</text:p>
          </table:table-cell>
          <table:table-cell office:value-type="float" office:value="4.35637374283E+018" calcext:value-type="float">
            <text:p>4356373742830000000</text:p>
          </table:table-cell>
          <table:table-cell office:value-type="float" office:value="3676.43" calcext:value-type="float">
            <text:p>3676.43</text:p>
          </table:table-cell>
          <table:table-cell office:value-type="float" office:value="2.9101E+019" calcext:value-type="float">
            <text:p>29101000000000000000</text:p>
          </table:table-cell>
          <table:table-cell office:value-type="float" office:value="9.07036654629E+018" calcext:value-type="float">
            <text:p>9070366546290000000</text:p>
          </table:table-cell>
          <table:table-cell office:value-type="string" calcext:value-type="string">
            <text:p><text:s/>[32.36878208850002, 25.882215156080576, 37.53772073446655, 36.58866051472641, 25.4936487445347, 51.8942813227346, 26.10716556415307, 54.113746499445966, 30.609837621283923, 30.77638911659576] </text:p>
          </table:table-cell>
          <table:table-cell office:value-type="string" calcext:value-type="string">
            <text:p><text:s/>[33.13084757582878, 27.916070710715125, 38.11386993390726, 36.204650522576515, 25.276991903995608, 52.46898550575494, 27.214238953057276, 52.94380745853381, 30.680069936057325, 33.38742734707354] </text:p>
          </table:table-cell>
          <table:table-cell office:value-type="string" calcext:value-type="string">
            <text:p><text:s/>[3676.43, 10728300000000.0, 2.9101e+19, 5.78396e+16, 14612.2, 1.27677e+19, 2.18771e+16, 18537.5, 55524.4, 1.61531e+18]</text:p>
          </table:table-cell>
        </table:table-row>
        <table:table-row table:style-name="ro2">
          <table:table-cell office:value-type="string" calcext:value-type="string">
            <text:p>func_test/test_functions_adagrad_4_0_5_noisefree_power</text:p>
          </table:table-cell>
          <table:table-cell table:formula="of:=IF(ISNUMBER(SEARCH(&quot;adadelta&quot;; [.A49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49])); &quot;power&quot;; &quot;complete&quot;)" office:value-type="string" office:string-value="power" calcext:value-type="string">
            <text:p>power</text:p>
          </table:table-cell>
          <table:table-cell table:formula="of:=4" office:value-type="float" office:value="4" calcext:value-type="float">
            <text:p>4</text:p>
          </table:table-cell>
          <table:table-cell table:formula="of:=0" office:value-type="float" office:value="0" calcext:value-type="float">
            <text:p>0</text:p>
          </table:table-cell>
          <table:table-cell table:formula="of:=5" office:value-type="float" office:value="5" calcext:value-type="float">
            <text:p>5</text:p>
          </table:table-cell>
          <table:table-cell office:value-type="string" calcext:value-type="string">
            <text:p>noisefree</text:p>
          </table:table-cell>
          <table:table-cell office:value-type="float" office:value="35.1372447363" calcext:value-type="float">
            <text:p>35.1372447363</text:p>
          </table:table-cell>
          <table:table-cell office:value-type="float" office:value="25.4936487445" calcext:value-type="float">
            <text:p>25.4936487445</text:p>
          </table:table-cell>
          <table:table-cell office:value-type="float" office:value="54.1137464994" calcext:value-type="float">
            <text:p>54.1137464994</text:p>
          </table:table-cell>
          <table:table-cell office:value-type="float" office:value="9.7782948181" calcext:value-type="float">
            <text:p>9.7782948181</text:p>
          </table:table-cell>
          <table:table-cell office:value-type="float" office:value="35.7336959848" calcext:value-type="float">
            <text:p>35.7336959848</text:p>
          </table:table-cell>
          <table:table-cell office:value-type="float" office:value="25.276991904" calcext:value-type="float">
            <text:p>25.276991904</text:p>
          </table:table-cell>
          <table:table-cell office:value-type="float" office:value="52.9438074585" calcext:value-type="float">
            <text:p>52.9438074585</text:p>
          </table:table-cell>
          <table:table-cell office:value-type="float" office:value="9.28979485441" calcext:value-type="float">
            <text:p>9.2897948544</text:p>
          </table:table-cell>
          <table:table-cell office:value-type="float" office:value="4.35637374283E+018" calcext:value-type="float">
            <text:p>4356373742830000000</text:p>
          </table:table-cell>
          <table:table-cell office:value-type="float" office:value="3676.43" calcext:value-type="float">
            <text:p>3676.43</text:p>
          </table:table-cell>
          <table:table-cell office:value-type="float" office:value="2.9101E+019" calcext:value-type="float">
            <text:p>29101000000000000000</text:p>
          </table:table-cell>
          <table:table-cell office:value-type="float" office:value="9.07036654629E+018" calcext:value-type="float">
            <text:p>9070366546290000000</text:p>
          </table:table-cell>
          <table:table-cell office:value-type="string" calcext:value-type="string">
            <text:p><text:s/>[32.36878208850002, 25.882215156080576, 37.53772073446655, 36.58866051472641, 25.4936487445347, 51.8942813227346, 26.10716556415307, 54.113746499445966, 30.609837621283923, 30.77638911659576] </text:p>
          </table:table-cell>
          <table:table-cell office:value-type="string" calcext:value-type="string">
            <text:p><text:s/>[33.13084757582878, 27.916070710715125, 38.11386993390726, 36.204650522576515, 25.276991903995608, 52.46898550575494, 27.214238953057276, 52.94380745853381, 30.680069936057325, 33.38742734707354] </text:p>
          </table:table-cell>
          <table:table-cell office:value-type="string" calcext:value-type="string">
            <text:p><text:s/>[3676.43, 10728300000000.0, 2.9101e+19, 5.78396e+16, 14612.2, 1.27677e+19, 2.18771e+16, 18537.5, 55524.4, 1.61531e+18]</text:p>
          </table:table-cell>
        </table:table-row>
        <table:table-row table:style-name="ro2">
          <table:table-cell office:value-type="string" calcext:value-type="string">
            <text:p>func_test/test_functions_adagrad_4_1_0.01_noisefree_complete</text:p>
          </table:table-cell>
          <table:table-cell table:formula="of:=IF(ISNUMBER(SEARCH(&quot;adadelta&quot;; [.A50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50])); &quot;power&quot;; &quot;complete&quot;)" office:value-type="string" office:string-value="complete" calcext:value-type="string">
            <text:p>complete</text:p>
          </table:table-cell>
          <table:table-cell table:formula="of:=4" office:value-type="float" office:value="4" calcext:value-type="float">
            <text:p>4</text:p>
          </table:table-cell>
          <table:table-cell table:formula="of:=1" office:value-type="float" office:value="1" calcext:value-type="float">
            <text:p>1</text:p>
          </table:table-cell>
          <table:table-cell table:formula="of:=0.01" office:value-type="float" office:value="0.01" calcext:value-type="float">
            <text:p>0.01</text:p>
          </table:table-cell>
          <table:table-cell office:value-type="string" calcext:value-type="string">
            <text:p>noisefree</text:p>
          </table:table-cell>
          <table:table-cell office:value-type="float" office:value="35.1372447363" calcext:value-type="float">
            <text:p>35.1372447363</text:p>
          </table:table-cell>
          <table:table-cell office:value-type="float" office:value="25.4936487445" calcext:value-type="float">
            <text:p>25.4936487445</text:p>
          </table:table-cell>
          <table:table-cell office:value-type="float" office:value="54.1137464994" calcext:value-type="float">
            <text:p>54.1137464994</text:p>
          </table:table-cell>
          <table:table-cell office:value-type="float" office:value="9.7782948181" calcext:value-type="float">
            <text:p>9.7782948181</text:p>
          </table:table-cell>
          <table:table-cell office:value-type="float" office:value="35.7336959848" calcext:value-type="float">
            <text:p>35.7336959848</text:p>
          </table:table-cell>
          <table:table-cell office:value-type="float" office:value="25.276991904" calcext:value-type="float">
            <text:p>25.276991904</text:p>
          </table:table-cell>
          <table:table-cell office:value-type="float" office:value="52.9438074585" calcext:value-type="float">
            <text:p>52.9438074585</text:p>
          </table:table-cell>
          <table:table-cell office:value-type="float" office:value="9.28979485441" calcext:value-type="float">
            <text:p>9.2897948544</text:p>
          </table:table-cell>
          <table:table-cell office:value-type="float" office:value="4.35637374283E+018" calcext:value-type="float">
            <text:p>4356373742830000000</text:p>
          </table:table-cell>
          <table:table-cell office:value-type="float" office:value="3676.43" calcext:value-type="float">
            <text:p>3676.43</text:p>
          </table:table-cell>
          <table:table-cell office:value-type="float" office:value="2.9101E+019" calcext:value-type="float">
            <text:p>29101000000000000000</text:p>
          </table:table-cell>
          <table:table-cell office:value-type="float" office:value="9.07036654629E+018" calcext:value-type="float">
            <text:p>9070366546290000000</text:p>
          </table:table-cell>
          <table:table-cell office:value-type="string" calcext:value-type="string">
            <text:p><text:s/>[32.36878208850002, 25.882215156080576, 37.53772073446655, 36.58866051472641, 25.4936487445347, 51.8942813227346, 26.10716556415307, 54.113746499445966, 30.609837621283923, 30.77638911659576] </text:p>
          </table:table-cell>
          <table:table-cell office:value-type="string" calcext:value-type="string">
            <text:p><text:s/>[33.13084757582878, 27.916070710715125, 38.11386993390726, 36.204650522576515, 25.276991903995608, 52.46898550575494, 27.214238953057276, 52.94380745853381, 30.680069936057325, 33.38742734707354] </text:p>
          </table:table-cell>
          <table:table-cell office:value-type="string" calcext:value-type="string">
            <text:p><text:s/>[3676.43, 10728300000000.0, 2.9101e+19, 5.78396e+16, 14612.2, 1.27677e+19, 2.18771e+16, 18537.5, 55524.4, 1.61531e+18]</text:p>
          </table:table-cell>
        </table:table-row>
        <table:table-row table:style-name="ro2">
          <table:table-cell office:value-type="string" calcext:value-type="string">
            <text:p>func_test/test_functions_adagrad_4_1_0.01_noisefree_power</text:p>
          </table:table-cell>
          <table:table-cell table:formula="of:=IF(ISNUMBER(SEARCH(&quot;adadelta&quot;; [.A51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51])); &quot;power&quot;; &quot;complete&quot;)" office:value-type="string" office:string-value="power" calcext:value-type="string">
            <text:p>power</text:p>
          </table:table-cell>
          <table:table-cell table:formula="of:=4" office:value-type="float" office:value="4" calcext:value-type="float">
            <text:p>4</text:p>
          </table:table-cell>
          <table:table-cell table:formula="of:=1" office:value-type="float" office:value="1" calcext:value-type="float">
            <text:p>1</text:p>
          </table:table-cell>
          <table:table-cell table:formula="of:=0.01" office:value-type="float" office:value="0.01" calcext:value-type="float">
            <text:p>0.01</text:p>
          </table:table-cell>
          <table:table-cell office:value-type="string" calcext:value-type="string">
            <text:p>noisefree</text:p>
          </table:table-cell>
          <table:table-cell office:value-type="float" office:value="35.1372447363" calcext:value-type="float">
            <text:p>35.1372447363</text:p>
          </table:table-cell>
          <table:table-cell office:value-type="float" office:value="25.4936487445" calcext:value-type="float">
            <text:p>25.4936487445</text:p>
          </table:table-cell>
          <table:table-cell office:value-type="float" office:value="54.1137464994" calcext:value-type="float">
            <text:p>54.1137464994</text:p>
          </table:table-cell>
          <table:table-cell office:value-type="float" office:value="9.7782948181" calcext:value-type="float">
            <text:p>9.7782948181</text:p>
          </table:table-cell>
          <table:table-cell office:value-type="float" office:value="35.7336959848" calcext:value-type="float">
            <text:p>35.7336959848</text:p>
          </table:table-cell>
          <table:table-cell office:value-type="float" office:value="25.276991904" calcext:value-type="float">
            <text:p>25.276991904</text:p>
          </table:table-cell>
          <table:table-cell office:value-type="float" office:value="52.9438074585" calcext:value-type="float">
            <text:p>52.9438074585</text:p>
          </table:table-cell>
          <table:table-cell office:value-type="float" office:value="9.28979485441" calcext:value-type="float">
            <text:p>9.2897948544</text:p>
          </table:table-cell>
          <table:table-cell office:value-type="float" office:value="4.35637374283E+018" calcext:value-type="float">
            <text:p>4356373742830000000</text:p>
          </table:table-cell>
          <table:table-cell office:value-type="float" office:value="3676.43" calcext:value-type="float">
            <text:p>3676.43</text:p>
          </table:table-cell>
          <table:table-cell office:value-type="float" office:value="2.9101E+019" calcext:value-type="float">
            <text:p>29101000000000000000</text:p>
          </table:table-cell>
          <table:table-cell office:value-type="float" office:value="9.07036654629E+018" calcext:value-type="float">
            <text:p>9070366546290000000</text:p>
          </table:table-cell>
          <table:table-cell office:value-type="string" calcext:value-type="string">
            <text:p><text:s/>[32.36878208850002, 25.882215156080576, 37.53772073446655, 36.58866051472641, 25.4936487445347, 51.8942813227346, 26.10716556415307, 54.113746499445966, 30.609837621283923, 30.77638911659576] </text:p>
          </table:table-cell>
          <table:table-cell office:value-type="string" calcext:value-type="string">
            <text:p><text:s/>[33.13084757582878, 27.916070710715125, 38.11386993390726, 36.204650522576515, 25.276991903995608, 52.46898550575494, 27.214238953057276, 52.94380745853381, 30.680069936057325, 33.38742734707354] </text:p>
          </table:table-cell>
          <table:table-cell office:value-type="string" calcext:value-type="string">
            <text:p><text:s/>[3676.43, 10728300000000.0, 2.9101e+19, 5.78396e+16, 14612.2, 1.27677e+19, 2.18771e+16, 18537.5, 55524.4, 1.61531e+18]</text:p>
          </table:table-cell>
        </table:table-row>
        <table:table-row table:style-name="ro2">
          <table:table-cell office:value-type="string" calcext:value-type="string">
            <text:p>func_test/test_functions_adagrad_4_1_0.1_noisefree_complete</text:p>
          </table:table-cell>
          <table:table-cell table:formula="of:=IF(ISNUMBER(SEARCH(&quot;adadelta&quot;; [.A52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52])); &quot;power&quot;; &quot;complete&quot;)" office:value-type="string" office:string-value="complete" calcext:value-type="string">
            <text:p>complete</text:p>
          </table:table-cell>
          <table:table-cell table:formula="of:=4" office:value-type="float" office:value="4" calcext:value-type="float">
            <text:p>4</text:p>
          </table:table-cell>
          <table:table-cell table:formula="of:=1" office:value-type="float" office:value="1" calcext:value-type="float">
            <text:p>1</text:p>
          </table:table-cell>
          <table:table-cell table:formula="of:=0.1" office:value-type="float" office:value="0.1" calcext:value-type="float">
            <text:p>0.1</text:p>
          </table:table-cell>
          <table:table-cell office:value-type="string" calcext:value-type="string">
            <text:p>noisefree</text:p>
          </table:table-cell>
          <table:table-cell office:value-type="float" office:value="35.1372447363" calcext:value-type="float">
            <text:p>35.1372447363</text:p>
          </table:table-cell>
          <table:table-cell office:value-type="float" office:value="25.4936487445" calcext:value-type="float">
            <text:p>25.4936487445</text:p>
          </table:table-cell>
          <table:table-cell office:value-type="float" office:value="54.1137464994" calcext:value-type="float">
            <text:p>54.1137464994</text:p>
          </table:table-cell>
          <table:table-cell office:value-type="float" office:value="9.7782948181" calcext:value-type="float">
            <text:p>9.7782948181</text:p>
          </table:table-cell>
          <table:table-cell office:value-type="float" office:value="35.7336959848" calcext:value-type="float">
            <text:p>35.7336959848</text:p>
          </table:table-cell>
          <table:table-cell office:value-type="float" office:value="25.276991904" calcext:value-type="float">
            <text:p>25.276991904</text:p>
          </table:table-cell>
          <table:table-cell office:value-type="float" office:value="52.9438074585" calcext:value-type="float">
            <text:p>52.9438074585</text:p>
          </table:table-cell>
          <table:table-cell office:value-type="float" office:value="9.28979485441" calcext:value-type="float">
            <text:p>9.2897948544</text:p>
          </table:table-cell>
          <table:table-cell office:value-type="float" office:value="4.35637374283E+018" calcext:value-type="float">
            <text:p>4356373742830000000</text:p>
          </table:table-cell>
          <table:table-cell office:value-type="float" office:value="3676.43" calcext:value-type="float">
            <text:p>3676.43</text:p>
          </table:table-cell>
          <table:table-cell office:value-type="float" office:value="2.9101E+019" calcext:value-type="float">
            <text:p>29101000000000000000</text:p>
          </table:table-cell>
          <table:table-cell office:value-type="float" office:value="9.07036654629E+018" calcext:value-type="float">
            <text:p>9070366546290000000</text:p>
          </table:table-cell>
          <table:table-cell office:value-type="string" calcext:value-type="string">
            <text:p><text:s/>[32.36878208850002, 25.882215156080576, 37.53772073446655, 36.58866051472641, 25.4936487445347, 51.8942813227346, 26.10716556415307, 54.113746499445966, 30.609837621283923, 30.77638911659576] </text:p>
          </table:table-cell>
          <table:table-cell office:value-type="string" calcext:value-type="string">
            <text:p><text:s/>[33.13084757582878, 27.916070710715125, 38.11386993390726, 36.204650522576515, 25.276991903995608, 52.46898550575494, 27.214238953057276, 52.94380745853381, 30.680069936057325, 33.38742734707354] </text:p>
          </table:table-cell>
          <table:table-cell office:value-type="string" calcext:value-type="string">
            <text:p><text:s/>[3676.43, 10728300000000.0, 2.9101e+19, 5.78396e+16, 14612.2, 1.27677e+19, 2.18771e+16, 18537.5, 55524.4, 1.61531e+18]</text:p>
          </table:table-cell>
        </table:table-row>
        <table:table-row table:style-name="ro2">
          <table:table-cell office:value-type="string" calcext:value-type="string">
            <text:p>func_test/test_functions_adagrad_4_1_0.1_noisefree_power</text:p>
          </table:table-cell>
          <table:table-cell table:formula="of:=IF(ISNUMBER(SEARCH(&quot;adadelta&quot;; [.A53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53])); &quot;power&quot;; &quot;complete&quot;)" office:value-type="string" office:string-value="power" calcext:value-type="string">
            <text:p>power</text:p>
          </table:table-cell>
          <table:table-cell table:formula="of:=4" office:value-type="float" office:value="4" calcext:value-type="float">
            <text:p>4</text:p>
          </table:table-cell>
          <table:table-cell table:formula="of:=1" office:value-type="float" office:value="1" calcext:value-type="float">
            <text:p>1</text:p>
          </table:table-cell>
          <table:table-cell table:formula="of:=0.1" office:value-type="float" office:value="0.1" calcext:value-type="float">
            <text:p>0.1</text:p>
          </table:table-cell>
          <table:table-cell office:value-type="string" calcext:value-type="string">
            <text:p>noisefree</text:p>
          </table:table-cell>
          <table:table-cell office:value-type="float" office:value="3.66572162768" calcext:value-type="float">
            <text:p>3.6657216277</text:p>
          </table:table-cell>
          <table:table-cell office:value-type="float" office:value="2.1653364052" calcext:value-type="float">
            <text:p>2.1653364052</text:p>
          </table:table-cell>
          <table:table-cell office:value-type="float" office:value="6.34988608482" calcext:value-type="float">
            <text:p>6.3498860848</text:p>
          </table:table-cell>
          <table:table-cell office:value-type="float" office:value="1.50334238066" calcext:value-type="float">
            <text:p>1.5033423807</text:p>
          </table:table-cell>
          <table:table-cell office:value-type="float" office:value="3.98314310951" calcext:value-type="float">
            <text:p>3.9831431095</text:p>
          </table:table-cell>
          <table:table-cell office:value-type="float" office:value="2.80077749161" calcext:value-type="float">
            <text:p>2.8007774916</text:p>
          </table:table-cell>
          <table:table-cell office:value-type="float" office:value="6.24802623956" calcext:value-type="float">
            <text:p>6.2480262396</text:p>
          </table:table-cell>
          <table:table-cell office:value-type="float" office:value="1.22338092489" calcext:value-type="float">
            <text:p>1.2233809249</text:p>
          </table:table-cell>
          <table:table-cell office:value-type="float" office:value="126.79103" calcext:value-type="float">
            <text:p>126.79103</text:p>
          </table:table-cell>
          <table:table-cell office:value-type="float" office:value="13.4033" calcext:value-type="float">
            <text:p>13.4033</text:p>
          </table:table-cell>
          <table:table-cell office:value-type="float" office:value="705.993" calcext:value-type="float">
            <text:p>705.993</text:p>
          </table:table-cell>
          <table:table-cell office:value-type="float" office:value="222.804938908" calcext:value-type="float">
            <text:p>222.804938908</text:p>
          </table:table-cell>
          <table:table-cell office:value-type="string" calcext:value-type="string">
            <text:p><text:s/>[5.756383060816065, 5.543404279026891, 6.34988608482329, 2.7770020001236833, 2.7548281236312286, 2.61959156150052, 2.185559385946703, 2.1653364052010935, 3.282572637627859, 3.222652738151219] </text:p>
          </table:table-cell>
          <table:table-cell office:value-type="string" calcext:value-type="string">
            <text:p><text:s/>[5.849974468222072, 5.298619506223639, 6.248026239560175, 3.297968125632954, 3.392485347462765, 3.3036747057004163, 2.800777491608309, 2.881756535984467, 3.36297860851108, 3.3951700662431548] </text:p>
          </table:table-cell>
          <table:table-cell office:value-type="string" calcext:value-type="string">
            <text:p><text:s/>[705.993, 25.3114, 393.698, 13.4033, 18.3961, 23.6152, 18.6425, 18.8318, 18.441, 31.578]</text:p>
          </table:table-cell>
        </table:table-row>
        <table:table-row table:style-name="ro2">
          <table:table-cell office:value-type="string" calcext:value-type="string">
            <text:p>func_test/test_functions_adagrad_4_1_1_noisefree_complete</text:p>
          </table:table-cell>
          <table:table-cell table:formula="of:=IF(ISNUMBER(SEARCH(&quot;adadelta&quot;; [.A54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54])); &quot;power&quot;; &quot;complete&quot;)" office:value-type="string" office:string-value="complete" calcext:value-type="string">
            <text:p>complete</text:p>
          </table:table-cell>
          <table:table-cell table:formula="of:=4" office:value-type="float" office:value="4" calcext:value-type="float">
            <text:p>4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isefree</text:p>
          </table:table-cell>
          <table:table-cell office:value-type="float" office:value="3.66572162768" calcext:value-type="float">
            <text:p>3.6657216277</text:p>
          </table:table-cell>
          <table:table-cell office:value-type="float" office:value="2.1653364052" calcext:value-type="float">
            <text:p>2.1653364052</text:p>
          </table:table-cell>
          <table:table-cell office:value-type="float" office:value="6.34988608482" calcext:value-type="float">
            <text:p>6.3498860848</text:p>
          </table:table-cell>
          <table:table-cell office:value-type="float" office:value="1.50334238066" calcext:value-type="float">
            <text:p>1.5033423807</text:p>
          </table:table-cell>
          <table:table-cell office:value-type="float" office:value="3.98314310951" calcext:value-type="float">
            <text:p>3.9831431095</text:p>
          </table:table-cell>
          <table:table-cell office:value-type="float" office:value="2.80077749161" calcext:value-type="float">
            <text:p>2.8007774916</text:p>
          </table:table-cell>
          <table:table-cell office:value-type="float" office:value="6.24802623956" calcext:value-type="float">
            <text:p>6.2480262396</text:p>
          </table:table-cell>
          <table:table-cell office:value-type="float" office:value="1.22338092489" calcext:value-type="float">
            <text:p>1.2233809249</text:p>
          </table:table-cell>
          <table:table-cell office:value-type="float" office:value="126.79103" calcext:value-type="float">
            <text:p>126.79103</text:p>
          </table:table-cell>
          <table:table-cell office:value-type="float" office:value="13.4033" calcext:value-type="float">
            <text:p>13.4033</text:p>
          </table:table-cell>
          <table:table-cell office:value-type="float" office:value="705.993" calcext:value-type="float">
            <text:p>705.993</text:p>
          </table:table-cell>
          <table:table-cell office:value-type="float" office:value="222.804938908" calcext:value-type="float">
            <text:p>222.804938908</text:p>
          </table:table-cell>
          <table:table-cell office:value-type="string" calcext:value-type="string">
            <text:p><text:s/>[5.756383060816065, 5.543404279026891, 6.34988608482329, 2.7770020001236833, 2.7548281236312286, 2.61959156150052, 2.185559385946703, 2.1653364052010935, 3.282572637627859, 3.222652738151219] </text:p>
          </table:table-cell>
          <table:table-cell office:value-type="string" calcext:value-type="string">
            <text:p><text:s/>[5.849974468222072, 5.298619506223639, 6.248026239560175, 3.297968125632954, 3.392485347462765, 3.3036747057004163, 2.800777491608309, 2.881756535984467, 3.36297860851108, 3.3951700662431548] </text:p>
          </table:table-cell>
          <table:table-cell office:value-type="string" calcext:value-type="string">
            <text:p><text:s/>[705.993, 25.3114, 393.698, 13.4033, 18.3961, 23.6152, 18.6425, 18.8318, 18.441, 31.578]</text:p>
          </table:table-cell>
        </table:table-row>
        <table:table-row table:style-name="ro2">
          <table:table-cell office:value-type="string" calcext:value-type="string">
            <text:p>func_test/test_functions_adagrad_4_1_1_noisefree_power</text:p>
          </table:table-cell>
          <table:table-cell table:formula="of:=IF(ISNUMBER(SEARCH(&quot;adadelta&quot;; [.A55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55])); &quot;power&quot;; &quot;complete&quot;)" office:value-type="string" office:string-value="power" calcext:value-type="string">
            <text:p>power</text:p>
          </table:table-cell>
          <table:table-cell table:formula="of:=4" office:value-type="float" office:value="4" calcext:value-type="float">
            <text:p>4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isefree</text:p>
          </table:table-cell>
          <table:table-cell office:value-type="float" office:value="3.66572162768" calcext:value-type="float">
            <text:p>3.6657216277</text:p>
          </table:table-cell>
          <table:table-cell office:value-type="float" office:value="2.1653364052" calcext:value-type="float">
            <text:p>2.1653364052</text:p>
          </table:table-cell>
          <table:table-cell office:value-type="float" office:value="6.34988608482" calcext:value-type="float">
            <text:p>6.3498860848</text:p>
          </table:table-cell>
          <table:table-cell office:value-type="float" office:value="1.50334238066" calcext:value-type="float">
            <text:p>1.5033423807</text:p>
          </table:table-cell>
          <table:table-cell office:value-type="float" office:value="3.98314310951" calcext:value-type="float">
            <text:p>3.9831431095</text:p>
          </table:table-cell>
          <table:table-cell office:value-type="float" office:value="2.80077749161" calcext:value-type="float">
            <text:p>2.8007774916</text:p>
          </table:table-cell>
          <table:table-cell office:value-type="float" office:value="6.24802623956" calcext:value-type="float">
            <text:p>6.2480262396</text:p>
          </table:table-cell>
          <table:table-cell office:value-type="float" office:value="1.22338092489" calcext:value-type="float">
            <text:p>1.2233809249</text:p>
          </table:table-cell>
          <table:table-cell office:value-type="float" office:value="126.79103" calcext:value-type="float">
            <text:p>126.79103</text:p>
          </table:table-cell>
          <table:table-cell office:value-type="float" office:value="13.4033" calcext:value-type="float">
            <text:p>13.4033</text:p>
          </table:table-cell>
          <table:table-cell office:value-type="float" office:value="705.993" calcext:value-type="float">
            <text:p>705.993</text:p>
          </table:table-cell>
          <table:table-cell office:value-type="float" office:value="222.804938908" calcext:value-type="float">
            <text:p>222.804938908</text:p>
          </table:table-cell>
          <table:table-cell office:value-type="string" calcext:value-type="string">
            <text:p><text:s/>[5.756383060816065, 5.543404279026891, 6.34988608482329, 2.7770020001236833, 2.7548281236312286, 2.61959156150052, 2.185559385946703, 2.1653364052010935, 3.282572637627859, 3.222652738151219] </text:p>
          </table:table-cell>
          <table:table-cell office:value-type="string" calcext:value-type="string">
            <text:p><text:s/>[5.849974468222072, 5.298619506223639, 6.248026239560175, 3.297968125632954, 3.392485347462765, 3.3036747057004163, 2.800777491608309, 2.881756535984467, 3.36297860851108, 3.3951700662431548] </text:p>
          </table:table-cell>
          <table:table-cell office:value-type="string" calcext:value-type="string">
            <text:p><text:s/>[705.993, 25.3114, 393.698, 13.4033, 18.3961, 23.6152, 18.6425, 18.8318, 18.441, 31.578]</text:p>
          </table:table-cell>
        </table:table-row>
        <table:table-row table:style-name="ro2">
          <table:table-cell office:value-type="string" calcext:value-type="string">
            <text:p>func_test/test_functions_adagrad_4_1_5_noisefree_complete</text:p>
          </table:table-cell>
          <table:table-cell table:formula="of:=IF(ISNUMBER(SEARCH(&quot;adadelta&quot;; [.A56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56])); &quot;power&quot;; &quot;complete&quot;)" office:value-type="string" office:string-value="complete" calcext:value-type="string">
            <text:p>complete</text:p>
          </table:table-cell>
          <table:table-cell table:formula="of:=4" office:value-type="float" office:value="4" calcext:value-type="float">
            <text:p>4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office:value-type="string" calcext:value-type="string">
            <text:p>noisefree</text:p>
          </table:table-cell>
          <table:table-cell office:value-type="float" office:value="3.66572162768" calcext:value-type="float">
            <text:p>3.6657216277</text:p>
          </table:table-cell>
          <table:table-cell office:value-type="float" office:value="2.1653364052" calcext:value-type="float">
            <text:p>2.1653364052</text:p>
          </table:table-cell>
          <table:table-cell office:value-type="float" office:value="6.34988608482" calcext:value-type="float">
            <text:p>6.3498860848</text:p>
          </table:table-cell>
          <table:table-cell office:value-type="float" office:value="1.50334238066" calcext:value-type="float">
            <text:p>1.5033423807</text:p>
          </table:table-cell>
          <table:table-cell office:value-type="float" office:value="3.98314310951" calcext:value-type="float">
            <text:p>3.9831431095</text:p>
          </table:table-cell>
          <table:table-cell office:value-type="float" office:value="2.80077749161" calcext:value-type="float">
            <text:p>2.8007774916</text:p>
          </table:table-cell>
          <table:table-cell office:value-type="float" office:value="6.24802623956" calcext:value-type="float">
            <text:p>6.2480262396</text:p>
          </table:table-cell>
          <table:table-cell office:value-type="float" office:value="1.22338092489" calcext:value-type="float">
            <text:p>1.2233809249</text:p>
          </table:table-cell>
          <table:table-cell office:value-type="float" office:value="126.79103" calcext:value-type="float">
            <text:p>126.79103</text:p>
          </table:table-cell>
          <table:table-cell office:value-type="float" office:value="13.4033" calcext:value-type="float">
            <text:p>13.4033</text:p>
          </table:table-cell>
          <table:table-cell office:value-type="float" office:value="705.993" calcext:value-type="float">
            <text:p>705.993</text:p>
          </table:table-cell>
          <table:table-cell office:value-type="float" office:value="222.804938908" calcext:value-type="float">
            <text:p>222.804938908</text:p>
          </table:table-cell>
          <table:table-cell office:value-type="string" calcext:value-type="string">
            <text:p><text:s/>[5.756383060816065, 5.543404279026891, 6.34988608482329, 2.7770020001236833, 2.7548281236312286, 2.61959156150052, 2.185559385946703, 2.1653364052010935, 3.282572637627859, 3.222652738151219] </text:p>
          </table:table-cell>
          <table:table-cell office:value-type="string" calcext:value-type="string">
            <text:p><text:s/>[5.849974468222072, 5.298619506223639, 6.248026239560175, 3.297968125632954, 3.392485347462765, 3.3036747057004163, 2.800777491608309, 2.881756535984467, 3.36297860851108, 3.3951700662431548] </text:p>
          </table:table-cell>
          <table:table-cell office:value-type="string" calcext:value-type="string">
            <text:p><text:s/>[705.993, 25.3114, 393.698, 13.4033, 18.3961, 23.6152, 18.6425, 18.8318, 18.441, 31.578]</text:p>
          </table:table-cell>
        </table:table-row>
        <table:table-row table:style-name="ro2">
          <table:table-cell office:value-type="string" calcext:value-type="string">
            <text:p>func_test/test_functions_adagrad_4_1_5_noisefree_power</text:p>
          </table:table-cell>
          <table:table-cell table:formula="of:=IF(ISNUMBER(SEARCH(&quot;adadelta&quot;; [.A57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57])); &quot;power&quot;; &quot;complete&quot;)" office:value-type="string" office:string-value="power" calcext:value-type="string">
            <text:p>power</text:p>
          </table:table-cell>
          <table:table-cell table:formula="of:=4" office:value-type="float" office:value="4" calcext:value-type="float">
            <text:p>4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office:value-type="string" calcext:value-type="string">
            <text:p>noisefree</text:p>
          </table:table-cell>
          <table:table-cell office:value-type="float" office:value="3.66572162768" calcext:value-type="float">
            <text:p>3.6657216277</text:p>
          </table:table-cell>
          <table:table-cell office:value-type="float" office:value="2.1653364052" calcext:value-type="float">
            <text:p>2.1653364052</text:p>
          </table:table-cell>
          <table:table-cell office:value-type="float" office:value="6.34988608482" calcext:value-type="float">
            <text:p>6.3498860848</text:p>
          </table:table-cell>
          <table:table-cell office:value-type="float" office:value="1.50334238066" calcext:value-type="float">
            <text:p>1.5033423807</text:p>
          </table:table-cell>
          <table:table-cell office:value-type="float" office:value="3.98314310951" calcext:value-type="float">
            <text:p>3.9831431095</text:p>
          </table:table-cell>
          <table:table-cell office:value-type="float" office:value="2.80077749161" calcext:value-type="float">
            <text:p>2.8007774916</text:p>
          </table:table-cell>
          <table:table-cell office:value-type="float" office:value="6.24802623956" calcext:value-type="float">
            <text:p>6.2480262396</text:p>
          </table:table-cell>
          <table:table-cell office:value-type="float" office:value="1.22338092489" calcext:value-type="float">
            <text:p>1.2233809249</text:p>
          </table:table-cell>
          <table:table-cell office:value-type="float" office:value="126.79103" calcext:value-type="float">
            <text:p>126.79103</text:p>
          </table:table-cell>
          <table:table-cell office:value-type="float" office:value="13.4033" calcext:value-type="float">
            <text:p>13.4033</text:p>
          </table:table-cell>
          <table:table-cell office:value-type="float" office:value="705.993" calcext:value-type="float">
            <text:p>705.993</text:p>
          </table:table-cell>
          <table:table-cell office:value-type="float" office:value="222.804938908" calcext:value-type="float">
            <text:p>222.804938908</text:p>
          </table:table-cell>
          <table:table-cell office:value-type="string" calcext:value-type="string">
            <text:p><text:s/>[5.756383060816065, 5.543404279026891, 6.34988608482329, 2.7770020001236833, 2.7548281236312286, 2.61959156150052, 2.185559385946703, 2.1653364052010935, 3.282572637627859, 3.222652738151219] </text:p>
          </table:table-cell>
          <table:table-cell office:value-type="string" calcext:value-type="string">
            <text:p><text:s/>[5.849974468222072, 5.298619506223639, 6.248026239560175, 3.297968125632954, 3.392485347462765, 3.3036747057004163, 2.800777491608309, 2.881756535984467, 3.36297860851108, 3.3951700662431548] </text:p>
          </table:table-cell>
          <table:table-cell office:value-type="string" calcext:value-type="string">
            <text:p><text:s/>[705.993, 25.3114, 393.698, 13.4033, 18.3961, 23.6152, 18.6425, 18.8318, 18.441, 31.578]</text:p>
          </table:table-cell>
        </table:table-row>
        <table:table-row table:style-name="ro2">
          <table:table-cell office:value-type="string" calcext:value-type="string">
            <text:p>func_test/test_functions_adagrad_4_2_0.01_noisefree_complete</text:p>
          </table:table-cell>
          <table:table-cell table:formula="of:=IF(ISNUMBER(SEARCH(&quot;adadelta&quot;; [.A58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58])); &quot;power&quot;; &quot;complete&quot;)" office:value-type="string" office:string-value="complete" calcext:value-type="string">
            <text:p>complete</text:p>
          </table:table-cell>
          <table:table-cell table:formula="of:=4" office:value-type="float" office:value="4" calcext:value-type="float">
            <text:p>4</text:p>
          </table:table-cell>
          <table:table-cell table:formula="of:=2" office:value-type="float" office:value="2" calcext:value-type="float">
            <text:p>2</text:p>
          </table:table-cell>
          <table:table-cell table:formula="of:=0.01" office:value-type="float" office:value="0.01" calcext:value-type="float">
            <text:p>0.01</text:p>
          </table:table-cell>
          <table:table-cell office:value-type="string" calcext:value-type="string">
            <text:p>noisefree</text:p>
          </table:table-cell>
          <table:table-cell office:value-type="float" office:value="3.66572162768" calcext:value-type="float">
            <text:p>3.6657216277</text:p>
          </table:table-cell>
          <table:table-cell office:value-type="float" office:value="2.1653364052" calcext:value-type="float">
            <text:p>2.1653364052</text:p>
          </table:table-cell>
          <table:table-cell office:value-type="float" office:value="6.34988608482" calcext:value-type="float">
            <text:p>6.3498860848</text:p>
          </table:table-cell>
          <table:table-cell office:value-type="float" office:value="1.50334238066" calcext:value-type="float">
            <text:p>1.5033423807</text:p>
          </table:table-cell>
          <table:table-cell office:value-type="float" office:value="3.98314310951" calcext:value-type="float">
            <text:p>3.9831431095</text:p>
          </table:table-cell>
          <table:table-cell office:value-type="float" office:value="2.80077749161" calcext:value-type="float">
            <text:p>2.8007774916</text:p>
          </table:table-cell>
          <table:table-cell office:value-type="float" office:value="6.24802623956" calcext:value-type="float">
            <text:p>6.2480262396</text:p>
          </table:table-cell>
          <table:table-cell office:value-type="float" office:value="1.22338092489" calcext:value-type="float">
            <text:p>1.2233809249</text:p>
          </table:table-cell>
          <table:table-cell office:value-type="float" office:value="126.79103" calcext:value-type="float">
            <text:p>126.79103</text:p>
          </table:table-cell>
          <table:table-cell office:value-type="float" office:value="13.4033" calcext:value-type="float">
            <text:p>13.4033</text:p>
          </table:table-cell>
          <table:table-cell office:value-type="float" office:value="705.993" calcext:value-type="float">
            <text:p>705.993</text:p>
          </table:table-cell>
          <table:table-cell office:value-type="float" office:value="222.804938908" calcext:value-type="float">
            <text:p>222.804938908</text:p>
          </table:table-cell>
          <table:table-cell office:value-type="string" calcext:value-type="string">
            <text:p><text:s/>[5.756383060816065, 5.543404279026891, 6.34988608482329, 2.7770020001236833, 2.7548281236312286, 2.61959156150052, 2.185559385946703, 2.1653364052010935, 3.282572637627859, 3.222652738151219] </text:p>
          </table:table-cell>
          <table:table-cell office:value-type="string" calcext:value-type="string">
            <text:p><text:s/>[5.849974468222072, 5.298619506223639, 6.248026239560175, 3.297968125632954, 3.392485347462765, 3.3036747057004163, 2.800777491608309, 2.881756535984467, 3.36297860851108, 3.3951700662431548] </text:p>
          </table:table-cell>
          <table:table-cell office:value-type="string" calcext:value-type="string">
            <text:p><text:s/>[705.993, 25.3114, 393.698, 13.4033, 18.3961, 23.6152, 18.6425, 18.8318, 18.441, 31.578]</text:p>
          </table:table-cell>
        </table:table-row>
        <table:table-row table:style-name="ro2">
          <table:table-cell office:value-type="string" calcext:value-type="string">
            <text:p>func_test/test_functions_adagrad_4_2_0.01_noisefree_power</text:p>
          </table:table-cell>
          <table:table-cell table:formula="of:=IF(ISNUMBER(SEARCH(&quot;adadelta&quot;; [.A59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59])); &quot;power&quot;; &quot;complete&quot;)" office:value-type="string" office:string-value="power" calcext:value-type="string">
            <text:p>power</text:p>
          </table:table-cell>
          <table:table-cell table:formula="of:=4" office:value-type="float" office:value="4" calcext:value-type="float">
            <text:p>4</text:p>
          </table:table-cell>
          <table:table-cell table:formula="of:=2" office:value-type="float" office:value="2" calcext:value-type="float">
            <text:p>2</text:p>
          </table:table-cell>
          <table:table-cell table:formula="of:=0.01" office:value-type="float" office:value="0.01" calcext:value-type="float">
            <text:p>0.01</text:p>
          </table:table-cell>
          <table:table-cell office:value-type="string" calcext:value-type="string">
            <text:p>noisefree</text:p>
          </table:table-cell>
          <table:table-cell office:value-type="float" office:value="3.32352880982" calcext:value-type="float">
            <text:p>3.3235288098</text:p>
          </table:table-cell>
          <table:table-cell office:value-type="float" office:value="1.82408267329" calcext:value-type="float">
            <text:p>1.8240826733</text:p>
          </table:table-cell>
          <table:table-cell office:value-type="float" office:value="5.99507002257" calcext:value-type="float">
            <text:p>5.9950700226</text:p>
          </table:table-cell>
          <table:table-cell office:value-type="float" office:value="0.985101862559" calcext:value-type="float">
            <text:p>0.9851018626</text:p>
          </table:table-cell>
          <table:table-cell office:value-type="float" office:value="3.52360355685" calcext:value-type="float">
            <text:p>3.5236035569</text:p>
          </table:table-cell>
          <table:table-cell office:value-type="float" office:value="2.78580373066" calcext:value-type="float">
            <text:p>2.7858037307</text:p>
          </table:table-cell>
          <table:table-cell office:value-type="float" office:value="5.92369876576" calcext:value-type="float">
            <text:p>5.9236987658</text:p>
          </table:table-cell>
          <table:table-cell office:value-type="float" office:value="0.816219559675" calcext:value-type="float">
            <text:p>0.8162195597</text:p>
          </table:table-cell>
          <table:table-cell office:value-type="float" office:value="117.66392792" calcext:value-type="float">
            <text:p>117.66392792</text:p>
          </table:table-cell>
          <table:table-cell office:value-type="float" office:value="0.0449595" calcext:value-type="float">
            <text:p>0.0449595</text:p>
          </table:table-cell>
          <table:table-cell office:value-type="float" office:value="393.963" calcext:value-type="float">
            <text:p>393.963</text:p>
          </table:table-cell>
          <table:table-cell office:value-type="float" office:value="107.140229607" calcext:value-type="float">
            <text:p>107.140229607</text:p>
          </table:table-cell>
          <table:table-cell office:value-type="string" calcext:value-type="string">
            <text:p><text:s/>[1.8240826732865327, 2.869241794759672, 5.995070022570413, 3.171292593434597, 3.197597558559438, 3.133789783032329, 3.386706814153521, 3.2017235607494183, 3.216653758417032, 3.239129539212094] </text:p>
          </table:table-cell>
          <table:table-cell office:value-type="string" calcext:value-type="string">
            <text:p><text:s/>[2.785803730664482, 3.2671024421336576, 5.923698765764715, 3.3135437801805376, 3.32588417995956, 3.295118534171087, 3.406124602100441, 3.2869083223384763, 3.311706028852564, 3.3201451823371144] </text:p>
          </table:table-cell>
          <table:table-cell office:value-type="string" calcext:value-type="string">
            <text:p><text:s/>[0.0472197, 0.0449595, 393.963, 54.3861, 121.186, 101.629, 190.757, 94.5466, 94.0034, 126.076]</text:p>
          </table:table-cell>
        </table:table-row>
        <table:table-row table:style-name="ro2">
          <table:table-cell office:value-type="string" calcext:value-type="string">
            <text:p>func_test/test_functions_adagrad_4_2_0.1_noisefree_complete</text:p>
          </table:table-cell>
          <table:table-cell table:formula="of:=IF(ISNUMBER(SEARCH(&quot;adadelta&quot;; [.A60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60])); &quot;power&quot;; &quot;complete&quot;)" office:value-type="string" office:string-value="complete" calcext:value-type="string">
            <text:p>complete</text:p>
          </table:table-cell>
          <table:table-cell table:formula="of:=4" office:value-type="float" office:value="4" calcext:value-type="float">
            <text:p>4</text:p>
          </table:table-cell>
          <table:table-cell table:formula="of:=2" office:value-type="float" office:value="2" calcext:value-type="float">
            <text:p>2</text:p>
          </table:table-cell>
          <table:table-cell table:formula="of:=0.1" office:value-type="float" office:value="0.1" calcext:value-type="float">
            <text:p>0.1</text:p>
          </table:table-cell>
          <table:table-cell office:value-type="string" calcext:value-type="string">
            <text:p>noisefree</text:p>
          </table:table-cell>
          <table:table-cell office:value-type="float" office:value="3.32352880982" calcext:value-type="float">
            <text:p>3.3235288098</text:p>
          </table:table-cell>
          <table:table-cell office:value-type="float" office:value="1.82408267329" calcext:value-type="float">
            <text:p>1.8240826733</text:p>
          </table:table-cell>
          <table:table-cell office:value-type="float" office:value="5.99507002257" calcext:value-type="float">
            <text:p>5.9950700226</text:p>
          </table:table-cell>
          <table:table-cell office:value-type="float" office:value="0.985101862559" calcext:value-type="float">
            <text:p>0.9851018626</text:p>
          </table:table-cell>
          <table:table-cell office:value-type="float" office:value="3.52360355685" calcext:value-type="float">
            <text:p>3.5236035569</text:p>
          </table:table-cell>
          <table:table-cell office:value-type="float" office:value="2.78580373066" calcext:value-type="float">
            <text:p>2.7858037307</text:p>
          </table:table-cell>
          <table:table-cell office:value-type="float" office:value="5.92369876576" calcext:value-type="float">
            <text:p>5.9236987658</text:p>
          </table:table-cell>
          <table:table-cell office:value-type="float" office:value="0.816219559675" calcext:value-type="float">
            <text:p>0.8162195597</text:p>
          </table:table-cell>
          <table:table-cell office:value-type="float" office:value="117.66392792" calcext:value-type="float">
            <text:p>117.66392792</text:p>
          </table:table-cell>
          <table:table-cell office:value-type="float" office:value="0.0449595" calcext:value-type="float">
            <text:p>0.0449595</text:p>
          </table:table-cell>
          <table:table-cell office:value-type="float" office:value="393.963" calcext:value-type="float">
            <text:p>393.963</text:p>
          </table:table-cell>
          <table:table-cell office:value-type="float" office:value="107.140229607" calcext:value-type="float">
            <text:p>107.140229607</text:p>
          </table:table-cell>
          <table:table-cell office:value-type="string" calcext:value-type="string">
            <text:p><text:s/>[1.8240826732865327, 2.869241794759672, 5.995070022570413, 3.171292593434597, 3.197597558559438, 3.133789783032329, 3.386706814153521, 3.2017235607494183, 3.216653758417032, 3.239129539212094] </text:p>
          </table:table-cell>
          <table:table-cell office:value-type="string" calcext:value-type="string">
            <text:p><text:s/>[2.785803730664482, 3.2671024421336576, 5.923698765764715, 3.3135437801805376, 3.32588417995956, 3.295118534171087, 3.406124602100441, 3.2869083223384763, 3.311706028852564, 3.3201451823371144] </text:p>
          </table:table-cell>
          <table:table-cell office:value-type="string" calcext:value-type="string">
            <text:p><text:s/>[0.0472197, 0.0449595, 393.963, 54.3861, 121.186, 101.629, 190.757, 94.5466, 94.0034, 126.076]</text:p>
          </table:table-cell>
        </table:table-row>
        <table:table-row table:style-name="ro2">
          <table:table-cell office:value-type="string" calcext:value-type="string">
            <text:p>func_test/test_functions_adagrad_4_2_0.1_noisefree_power</text:p>
          </table:table-cell>
          <table:table-cell table:formula="of:=IF(ISNUMBER(SEARCH(&quot;adadelta&quot;; [.A61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61])); &quot;power&quot;; &quot;complete&quot;)" office:value-type="string" office:string-value="power" calcext:value-type="string">
            <text:p>power</text:p>
          </table:table-cell>
          <table:table-cell table:formula="of:=4" office:value-type="float" office:value="4" calcext:value-type="float">
            <text:p>4</text:p>
          </table:table-cell>
          <table:table-cell table:formula="of:=2" office:value-type="float" office:value="2" calcext:value-type="float">
            <text:p>2</text:p>
          </table:table-cell>
          <table:table-cell table:formula="of:=0.1" office:value-type="float" office:value="0.1" calcext:value-type="float">
            <text:p>0.1</text:p>
          </table:table-cell>
          <table:table-cell office:value-type="string" calcext:value-type="string">
            <text:p>noisefree</text:p>
          </table:table-cell>
          <table:table-cell office:value-type="float" office:value="3.32352880982" calcext:value-type="float">
            <text:p>3.3235288098</text:p>
          </table:table-cell>
          <table:table-cell office:value-type="float" office:value="1.82408267329" calcext:value-type="float">
            <text:p>1.8240826733</text:p>
          </table:table-cell>
          <table:table-cell office:value-type="float" office:value="5.99507002257" calcext:value-type="float">
            <text:p>5.9950700226</text:p>
          </table:table-cell>
          <table:table-cell office:value-type="float" office:value="0.985101862559" calcext:value-type="float">
            <text:p>0.9851018626</text:p>
          </table:table-cell>
          <table:table-cell office:value-type="float" office:value="3.52360355685" calcext:value-type="float">
            <text:p>3.5236035569</text:p>
          </table:table-cell>
          <table:table-cell office:value-type="float" office:value="2.78580373066" calcext:value-type="float">
            <text:p>2.7858037307</text:p>
          </table:table-cell>
          <table:table-cell office:value-type="float" office:value="5.92369876576" calcext:value-type="float">
            <text:p>5.9236987658</text:p>
          </table:table-cell>
          <table:table-cell office:value-type="float" office:value="0.816219559675" calcext:value-type="float">
            <text:p>0.8162195597</text:p>
          </table:table-cell>
          <table:table-cell office:value-type="float" office:value="117.66392792" calcext:value-type="float">
            <text:p>117.66392792</text:p>
          </table:table-cell>
          <table:table-cell office:value-type="float" office:value="0.0449595" calcext:value-type="float">
            <text:p>0.0449595</text:p>
          </table:table-cell>
          <table:table-cell office:value-type="float" office:value="393.963" calcext:value-type="float">
            <text:p>393.963</text:p>
          </table:table-cell>
          <table:table-cell office:value-type="float" office:value="107.140229607" calcext:value-type="float">
            <text:p>107.140229607</text:p>
          </table:table-cell>
          <table:table-cell office:value-type="string" calcext:value-type="string">
            <text:p><text:s/>[1.8240826732865327, 2.869241794759672, 5.995070022570413, 3.171292593434597, 3.197597558559438, 3.133789783032329, 3.386706814153521, 3.2017235607494183, 3.216653758417032, 3.239129539212094] </text:p>
          </table:table-cell>
          <table:table-cell office:value-type="string" calcext:value-type="string">
            <text:p><text:s/>[2.785803730664482, 3.2671024421336576, 5.923698765764715, 3.3135437801805376, 3.32588417995956, 3.295118534171087, 3.406124602100441, 3.2869083223384763, 3.311706028852564, 3.3201451823371144] </text:p>
          </table:table-cell>
          <table:table-cell office:value-type="string" calcext:value-type="string">
            <text:p><text:s/>[0.0472197, 0.0449595, 393.963, 54.3861, 121.186, 101.629, 190.757, 94.5466, 94.0034, 126.076]</text:p>
          </table:table-cell>
        </table:table-row>
        <table:table-row table:style-name="ro2">
          <table:table-cell office:value-type="string" calcext:value-type="string">
            <text:p>func_test/test_functions_adagrad_4_2_1_noisefree_complete</text:p>
          </table:table-cell>
          <table:table-cell table:formula="of:=IF(ISNUMBER(SEARCH(&quot;adadelta&quot;; [.A62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62])); &quot;power&quot;; &quot;complete&quot;)" office:value-type="string" office:string-value="complete" calcext:value-type="string">
            <text:p>complete</text:p>
          </table:table-cell>
          <table:table-cell table:formula="of:=4" office:value-type="float" office:value="4" calcext:value-type="float">
            <text:p>4</text:p>
          </table:table-cell>
          <table:table-cell table:formula="of:=2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isefree</text:p>
          </table:table-cell>
          <table:table-cell office:value-type="float" office:value="3.32352880982" calcext:value-type="float">
            <text:p>3.3235288098</text:p>
          </table:table-cell>
          <table:table-cell office:value-type="float" office:value="1.82408267329" calcext:value-type="float">
            <text:p>1.8240826733</text:p>
          </table:table-cell>
          <table:table-cell office:value-type="float" office:value="5.99507002257" calcext:value-type="float">
            <text:p>5.9950700226</text:p>
          </table:table-cell>
          <table:table-cell office:value-type="float" office:value="0.985101862559" calcext:value-type="float">
            <text:p>0.9851018626</text:p>
          </table:table-cell>
          <table:table-cell office:value-type="float" office:value="3.52360355685" calcext:value-type="float">
            <text:p>3.5236035569</text:p>
          </table:table-cell>
          <table:table-cell office:value-type="float" office:value="2.78580373066" calcext:value-type="float">
            <text:p>2.7858037307</text:p>
          </table:table-cell>
          <table:table-cell office:value-type="float" office:value="5.92369876576" calcext:value-type="float">
            <text:p>5.9236987658</text:p>
          </table:table-cell>
          <table:table-cell office:value-type="float" office:value="0.816219559675" calcext:value-type="float">
            <text:p>0.8162195597</text:p>
          </table:table-cell>
          <table:table-cell office:value-type="float" office:value="117.66392792" calcext:value-type="float">
            <text:p>117.66392792</text:p>
          </table:table-cell>
          <table:table-cell office:value-type="float" office:value="0.0449595" calcext:value-type="float">
            <text:p>0.0449595</text:p>
          </table:table-cell>
          <table:table-cell office:value-type="float" office:value="393.963" calcext:value-type="float">
            <text:p>393.963</text:p>
          </table:table-cell>
          <table:table-cell office:value-type="float" office:value="107.140229607" calcext:value-type="float">
            <text:p>107.140229607</text:p>
          </table:table-cell>
          <table:table-cell office:value-type="string" calcext:value-type="string">
            <text:p><text:s/>[1.8240826732865327, 2.869241794759672, 5.995070022570413, 3.171292593434597, 3.197597558559438, 3.133789783032329, 3.386706814153521, 3.2017235607494183, 3.216653758417032, 3.239129539212094] </text:p>
          </table:table-cell>
          <table:table-cell office:value-type="string" calcext:value-type="string">
            <text:p><text:s/>[2.785803730664482, 3.2671024421336576, 5.923698765764715, 3.3135437801805376, 3.32588417995956, 3.295118534171087, 3.406124602100441, 3.2869083223384763, 3.311706028852564, 3.3201451823371144] </text:p>
          </table:table-cell>
          <table:table-cell office:value-type="string" calcext:value-type="string">
            <text:p><text:s/>[0.0472197, 0.0449595, 393.963, 54.3861, 121.186, 101.629, 190.757, 94.5466, 94.0034, 126.076]</text:p>
          </table:table-cell>
        </table:table-row>
        <table:table-row table:style-name="ro2">
          <table:table-cell office:value-type="string" calcext:value-type="string">
            <text:p>func_test/test_functions_adagrad_4_2_1_noisefree_power</text:p>
          </table:table-cell>
          <table:table-cell table:formula="of:=IF(ISNUMBER(SEARCH(&quot;adadelta&quot;; [.A63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63])); &quot;power&quot;; &quot;complete&quot;)" office:value-type="string" office:string-value="power" calcext:value-type="string">
            <text:p>power</text:p>
          </table:table-cell>
          <table:table-cell table:formula="of:=4" office:value-type="float" office:value="4" calcext:value-type="float">
            <text:p>4</text:p>
          </table:table-cell>
          <table:table-cell table:formula="of:=2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isefree</text:p>
          </table:table-cell>
          <table:table-cell office:value-type="float" office:value="3.32352880982" calcext:value-type="float">
            <text:p>3.3235288098</text:p>
          </table:table-cell>
          <table:table-cell office:value-type="float" office:value="1.82408267329" calcext:value-type="float">
            <text:p>1.8240826733</text:p>
          </table:table-cell>
          <table:table-cell office:value-type="float" office:value="5.99507002257" calcext:value-type="float">
            <text:p>5.9950700226</text:p>
          </table:table-cell>
          <table:table-cell office:value-type="float" office:value="0.985101862559" calcext:value-type="float">
            <text:p>0.9851018626</text:p>
          </table:table-cell>
          <table:table-cell office:value-type="float" office:value="3.52360355685" calcext:value-type="float">
            <text:p>3.5236035569</text:p>
          </table:table-cell>
          <table:table-cell office:value-type="float" office:value="2.78580373066" calcext:value-type="float">
            <text:p>2.7858037307</text:p>
          </table:table-cell>
          <table:table-cell office:value-type="float" office:value="5.92369876576" calcext:value-type="float">
            <text:p>5.9236987658</text:p>
          </table:table-cell>
          <table:table-cell office:value-type="float" office:value="0.816219559675" calcext:value-type="float">
            <text:p>0.8162195597</text:p>
          </table:table-cell>
          <table:table-cell office:value-type="float" office:value="117.66392792" calcext:value-type="float">
            <text:p>117.66392792</text:p>
          </table:table-cell>
          <table:table-cell office:value-type="float" office:value="0.0449595" calcext:value-type="float">
            <text:p>0.0449595</text:p>
          </table:table-cell>
          <table:table-cell office:value-type="float" office:value="393.963" calcext:value-type="float">
            <text:p>393.963</text:p>
          </table:table-cell>
          <table:table-cell office:value-type="float" office:value="107.140229607" calcext:value-type="float">
            <text:p>107.140229607</text:p>
          </table:table-cell>
          <table:table-cell office:value-type="string" calcext:value-type="string">
            <text:p><text:s/>[1.8240826732865327, 2.869241794759672, 5.995070022570413, 3.171292593434597, 3.197597558559438, 3.133789783032329, 3.386706814153521, 3.2017235607494183, 3.216653758417032, 3.239129539212094] </text:p>
          </table:table-cell>
          <table:table-cell office:value-type="string" calcext:value-type="string">
            <text:p><text:s/>[2.785803730664482, 3.2671024421336576, 5.923698765764715, 3.3135437801805376, 3.32588417995956, 3.295118534171087, 3.406124602100441, 3.2869083223384763, 3.311706028852564, 3.3201451823371144] </text:p>
          </table:table-cell>
          <table:table-cell office:value-type="string" calcext:value-type="string">
            <text:p><text:s/>[0.0472197, 0.0449595, 393.963, 54.3861, 121.186, 101.629, 190.757, 94.5466, 94.0034, 126.076]</text:p>
          </table:table-cell>
        </table:table-row>
        <table:table-row table:style-name="ro2">
          <table:table-cell office:value-type="string" calcext:value-type="string">
            <text:p>func_test/test_functions_adagrad_4_2_5_noisefree_complete</text:p>
          </table:table-cell>
          <table:table-cell table:formula="of:=IF(ISNUMBER(SEARCH(&quot;adadelta&quot;; [.A64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64])); &quot;power&quot;; &quot;complete&quot;)" office:value-type="string" office:string-value="complete" calcext:value-type="string">
            <text:p>complete</text:p>
          </table:table-cell>
          <table:table-cell table:formula="of:=4" office:value-type="float" office:value="4" calcext:value-type="float">
            <text:p>4</text:p>
          </table:table-cell>
          <table:table-cell table:formula="of:=2" office:value-type="float" office:value="2" calcext:value-type="float">
            <text:p>2</text:p>
          </table:table-cell>
          <table:table-cell table:formula="of:=5" office:value-type="float" office:value="5" calcext:value-type="float">
            <text:p>5</text:p>
          </table:table-cell>
          <table:table-cell office:value-type="string" calcext:value-type="string">
            <text:p>noisefree</text:p>
          </table:table-cell>
          <table:table-cell office:value-type="float" office:value="46.3370260244" calcext:value-type="float">
            <text:p>46.3370260244</text:p>
          </table:table-cell>
          <table:table-cell office:value-type="float" office:value="25.8584234739" calcext:value-type="float">
            <text:p>25.8584234739</text:p>
          </table:table-cell>
          <table:table-cell office:value-type="float" office:value="69.4089963846" calcext:value-type="float">
            <text:p>69.4089963846</text:p>
          </table:table-cell>
          <table:table-cell office:value-type="float" office:value="14.7848427289" calcext:value-type="float">
            <text:p>14.7848427289</text:p>
          </table:table-cell>
          <table:table-cell office:value-type="float" office:value="47.2766395005" calcext:value-type="float">
            <text:p>47.2766395005</text:p>
          </table:table-cell>
          <table:table-cell office:value-type="float" office:value="24.2782453491" calcext:value-type="float">
            <text:p>24.2782453491</text:p>
          </table:table-cell>
          <table:table-cell office:value-type="float" office:value="69.2830651193" calcext:value-type="float">
            <text:p>69.2830651193</text:p>
          </table:table-cell>
          <table:table-cell office:value-type="float" office:value="14.5655282971" calcext:value-type="float">
            <text:p>14.5655282971</text:p>
          </table:table-cell>
          <table:table-cell office:value-type="float" office:value="5.31658714265E+018" calcext:value-type="float">
            <text:p>5316587142650000000</text:p>
          </table:table-cell>
          <table:table-cell office:value-type="float" office:value="3676.43" calcext:value-type="float">
            <text:p>3676.43</text:p>
          </table:table-cell>
          <table:table-cell office:value-type="float" office:value="4.25624E+019" calcext:value-type="float">
            <text:p>42562400000000000000</text:p>
          </table:table-cell>
          <table:table-cell office:value-type="float" office:value="1.26203552493E+019" calcext:value-type="float">
            <text:p>12620355249300000000</text:p>
          </table:table-cell>
          <table:table-cell office:value-type="string" calcext:value-type="string">
            <text:p><text:s/>[42.44954033753786, 25.858423473942374, 45.62393863190744, 64.65551586659714, 56.88341144758013, 60.01902926620262, 37.49499430777527, 31.91358866999605, 29.062821857990148, 69.40899638464401] </text:p>
          </table:table-cell>
          <table:table-cell office:value-type="string" calcext:value-type="string">
            <text:p><text:s/>[44.16450630481738, 24.27824534913786, 47.323501659619986, 66.0776310753934, 56.26340286220423, 60.583846611430076, 39.13656315442249, 34.15651780550383, 31.4991150635898, 69.28306511928817] </text:p>
          </table:table-cell>
          <table:table-cell office:value-type="string" calcext:value-type="string">
            <text:p><text:s/>[3676.43, 12136500000000.0, 34766.5, 7.40942e+18, 2.98482e+18, 33223.5, 4.68715e+16, 1.60956e+17, 1391790000000000.0, 4.25624e+19]</text:p>
          </table:table-cell>
        </table:table-row>
        <table:table-row table:style-name="ro2">
          <table:table-cell office:value-type="string" calcext:value-type="string">
            <text:p>func_test/test_functions_adagrad_4_2_5_noisefree_power</text:p>
          </table:table-cell>
          <table:table-cell table:formula="of:=IF(ISNUMBER(SEARCH(&quot;adadelta&quot;; [.A65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65])); &quot;power&quot;; &quot;complete&quot;)" office:value-type="string" office:string-value="power" calcext:value-type="string">
            <text:p>power</text:p>
          </table:table-cell>
          <table:table-cell table:formula="of:=4" office:value-type="float" office:value="4" calcext:value-type="float">
            <text:p>4</text:p>
          </table:table-cell>
          <table:table-cell table:formula="of:=2" office:value-type="float" office:value="2" calcext:value-type="float">
            <text:p>2</text:p>
          </table:table-cell>
          <table:table-cell table:formula="of:=5" office:value-type="float" office:value="5" calcext:value-type="float">
            <text:p>5</text:p>
          </table:table-cell>
          <table:table-cell office:value-type="string" calcext:value-type="string">
            <text:p>noisefree</text:p>
          </table:table-cell>
          <table:table-cell office:value-type="float" office:value="46.3370260244" calcext:value-type="float">
            <text:p>46.3370260244</text:p>
          </table:table-cell>
          <table:table-cell office:value-type="float" office:value="25.8584234739" calcext:value-type="float">
            <text:p>25.8584234739</text:p>
          </table:table-cell>
          <table:table-cell office:value-type="float" office:value="69.4089963846" calcext:value-type="float">
            <text:p>69.4089963846</text:p>
          </table:table-cell>
          <table:table-cell office:value-type="float" office:value="14.7848427289" calcext:value-type="float">
            <text:p>14.7848427289</text:p>
          </table:table-cell>
          <table:table-cell office:value-type="float" office:value="47.2766395005" calcext:value-type="float">
            <text:p>47.2766395005</text:p>
          </table:table-cell>
          <table:table-cell office:value-type="float" office:value="24.2782453491" calcext:value-type="float">
            <text:p>24.2782453491</text:p>
          </table:table-cell>
          <table:table-cell office:value-type="float" office:value="69.2830651193" calcext:value-type="float">
            <text:p>69.2830651193</text:p>
          </table:table-cell>
          <table:table-cell office:value-type="float" office:value="14.5655282971" calcext:value-type="float">
            <text:p>14.5655282971</text:p>
          </table:table-cell>
          <table:table-cell office:value-type="float" office:value="5.31658714265E+018" calcext:value-type="float">
            <text:p>5316587142650000000</text:p>
          </table:table-cell>
          <table:table-cell office:value-type="float" office:value="3676.43" calcext:value-type="float">
            <text:p>3676.43</text:p>
          </table:table-cell>
          <table:table-cell office:value-type="float" office:value="4.25624E+019" calcext:value-type="float">
            <text:p>42562400000000000000</text:p>
          </table:table-cell>
          <table:table-cell office:value-type="float" office:value="1.26203552493E+019" calcext:value-type="float">
            <text:p>12620355249300000000</text:p>
          </table:table-cell>
          <table:table-cell office:value-type="string" calcext:value-type="string">
            <text:p><text:s/>[42.44954033753786, 25.858423473942374, 45.62393863190744, 64.65551586659714, 56.88341144758013, 60.01902926620262, 37.49499430777527, 31.91358866999605, 29.062821857990148, 69.40899638464401] </text:p>
          </table:table-cell>
          <table:table-cell office:value-type="string" calcext:value-type="string">
            <text:p><text:s/>[44.16450630481738, 24.27824534913786, 47.323501659619986, 66.0776310753934, 56.26340286220423, 60.583846611430076, 39.13656315442249, 34.15651780550383, 31.4991150635898, 69.28306511928817] </text:p>
          </table:table-cell>
          <table:table-cell office:value-type="string" calcext:value-type="string">
            <text:p><text:s/>[3676.43, 12136500000000.0, 34766.5, 7.40942e+18, 2.98482e+18, 33223.5, 4.68715e+16, 1.60956e+17, 1391790000000000.0, 4.25624e+19]</text:p>
          </table:table-cell>
        </table:table-row>
        <table:table-row table:style-name="ro2">
          <table:table-cell office:value-type="string" calcext:value-type="string">
            <text:p>func_test/test_functions_adagrad_4_3_0.01_noisefree_complete</text:p>
          </table:table-cell>
          <table:table-cell table:formula="of:=IF(ISNUMBER(SEARCH(&quot;adadelta&quot;; [.A66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66])); &quot;power&quot;; &quot;complete&quot;)" office:value-type="string" office:string-value="complete" calcext:value-type="string">
            <text:p>complete</text:p>
          </table:table-cell>
          <table:table-cell table:formula="of:=4" office:value-type="float" office:value="4" calcext:value-type="float">
            <text:p>4</text:p>
          </table:table-cell>
          <table:table-cell table:formula="of:=3" office:value-type="float" office:value="3" calcext:value-type="float">
            <text:p>3</text:p>
          </table:table-cell>
          <table:table-cell table:formula="of:=0.01" office:value-type="float" office:value="0.01" calcext:value-type="float">
            <text:p>0.01</text:p>
          </table:table-cell>
          <table:table-cell office:value-type="string" calcext:value-type="string">
            <text:p>noisefree</text:p>
          </table:table-cell>
          <table:table-cell office:value-type="float" office:value="46.3370260244" calcext:value-type="float">
            <text:p>46.3370260244</text:p>
          </table:table-cell>
          <table:table-cell office:value-type="float" office:value="25.8584234739" calcext:value-type="float">
            <text:p>25.8584234739</text:p>
          </table:table-cell>
          <table:table-cell office:value-type="float" office:value="69.4089963846" calcext:value-type="float">
            <text:p>69.4089963846</text:p>
          </table:table-cell>
          <table:table-cell office:value-type="float" office:value="14.7848427289" calcext:value-type="float">
            <text:p>14.7848427289</text:p>
          </table:table-cell>
          <table:table-cell office:value-type="float" office:value="47.2766395005" calcext:value-type="float">
            <text:p>47.2766395005</text:p>
          </table:table-cell>
          <table:table-cell office:value-type="float" office:value="24.2782453491" calcext:value-type="float">
            <text:p>24.2782453491</text:p>
          </table:table-cell>
          <table:table-cell office:value-type="float" office:value="69.2830651193" calcext:value-type="float">
            <text:p>69.2830651193</text:p>
          </table:table-cell>
          <table:table-cell office:value-type="float" office:value="14.5655282971" calcext:value-type="float">
            <text:p>14.5655282971</text:p>
          </table:table-cell>
          <table:table-cell office:value-type="float" office:value="5.31658714265E+018" calcext:value-type="float">
            <text:p>5316587142650000000</text:p>
          </table:table-cell>
          <table:table-cell office:value-type="float" office:value="3676.43" calcext:value-type="float">
            <text:p>3676.43</text:p>
          </table:table-cell>
          <table:table-cell office:value-type="float" office:value="4.25624E+019" calcext:value-type="float">
            <text:p>42562400000000000000</text:p>
          </table:table-cell>
          <table:table-cell office:value-type="float" office:value="1.26203552493E+019" calcext:value-type="float">
            <text:p>12620355249300000000</text:p>
          </table:table-cell>
          <table:table-cell office:value-type="string" calcext:value-type="string">
            <text:p><text:s/>[42.44954033753786, 25.858423473942374, 45.62393863190744, 64.65551586659714, 56.88341144758013, 60.01902926620262, 37.49499430777527, 31.91358866999605, 29.062821857990148, 69.40899638464401] </text:p>
          </table:table-cell>
          <table:table-cell office:value-type="string" calcext:value-type="string">
            <text:p><text:s/>[44.16450630481738, 24.27824534913786, 47.323501659619986, 66.0776310753934, 56.26340286220423, 60.583846611430076, 39.13656315442249, 34.15651780550383, 31.4991150635898, 69.28306511928817] </text:p>
          </table:table-cell>
          <table:table-cell office:value-type="string" calcext:value-type="string">
            <text:p><text:s/>[3676.43, 12136500000000.0, 34766.5, 7.40942e+18, 2.98482e+18, 33223.5, 4.68715e+16, 1.60956e+17, 1391790000000000.0, 4.25624e+19]</text:p>
          </table:table-cell>
        </table:table-row>
        <table:table-row table:style-name="ro2">
          <table:table-cell office:value-type="string" calcext:value-type="string">
            <text:p>func_test/test_functions_adagrad_4_3_0.01_noisefree_power</text:p>
          </table:table-cell>
          <table:table-cell table:formula="of:=IF(ISNUMBER(SEARCH(&quot;adadelta&quot;; [.A67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67])); &quot;power&quot;; &quot;complete&quot;)" office:value-type="string" office:string-value="power" calcext:value-type="string">
            <text:p>power</text:p>
          </table:table-cell>
          <table:table-cell table:formula="of:=4" office:value-type="float" office:value="4" calcext:value-type="float">
            <text:p>4</text:p>
          </table:table-cell>
          <table:table-cell table:formula="of:=3" office:value-type="float" office:value="3" calcext:value-type="float">
            <text:p>3</text:p>
          </table:table-cell>
          <table:table-cell table:formula="of:=0.01" office:value-type="float" office:value="0.01" calcext:value-type="float">
            <text:p>0.01</text:p>
          </table:table-cell>
          <table:table-cell office:value-type="string" calcext:value-type="string">
            <text:p>noisefree</text:p>
          </table:table-cell>
          <table:table-cell office:value-type="float" office:value="46.3370260244" calcext:value-type="float">
            <text:p>46.3370260244</text:p>
          </table:table-cell>
          <table:table-cell office:value-type="float" office:value="25.8584234739" calcext:value-type="float">
            <text:p>25.8584234739</text:p>
          </table:table-cell>
          <table:table-cell office:value-type="float" office:value="69.4089963846" calcext:value-type="float">
            <text:p>69.4089963846</text:p>
          </table:table-cell>
          <table:table-cell office:value-type="float" office:value="14.7848427289" calcext:value-type="float">
            <text:p>14.7848427289</text:p>
          </table:table-cell>
          <table:table-cell office:value-type="float" office:value="47.2766395005" calcext:value-type="float">
            <text:p>47.2766395005</text:p>
          </table:table-cell>
          <table:table-cell office:value-type="float" office:value="24.2782453491" calcext:value-type="float">
            <text:p>24.2782453491</text:p>
          </table:table-cell>
          <table:table-cell office:value-type="float" office:value="69.2830651193" calcext:value-type="float">
            <text:p>69.2830651193</text:p>
          </table:table-cell>
          <table:table-cell office:value-type="float" office:value="14.5655282971" calcext:value-type="float">
            <text:p>14.5655282971</text:p>
          </table:table-cell>
          <table:table-cell office:value-type="float" office:value="5.31658714265E+018" calcext:value-type="float">
            <text:p>5316587142650000000</text:p>
          </table:table-cell>
          <table:table-cell office:value-type="float" office:value="3676.43" calcext:value-type="float">
            <text:p>3676.43</text:p>
          </table:table-cell>
          <table:table-cell office:value-type="float" office:value="4.25624E+019" calcext:value-type="float">
            <text:p>42562400000000000000</text:p>
          </table:table-cell>
          <table:table-cell office:value-type="float" office:value="1.26203552493E+019" calcext:value-type="float">
            <text:p>12620355249300000000</text:p>
          </table:table-cell>
          <table:table-cell office:value-type="string" calcext:value-type="string">
            <text:p><text:s/>[42.44954033753786, 25.858423473942374, 45.62393863190744, 64.65551586659714, 56.88341144758013, 60.01902926620262, 37.49499430777527, 31.91358866999605, 29.062821857990148, 69.40899638464401] </text:p>
          </table:table-cell>
          <table:table-cell office:value-type="string" calcext:value-type="string">
            <text:p><text:s/>[44.16450630481738, 24.27824534913786, 47.323501659619986, 66.0776310753934, 56.26340286220423, 60.583846611430076, 39.13656315442249, 34.15651780550383, 31.4991150635898, 69.28306511928817] </text:p>
          </table:table-cell>
          <table:table-cell office:value-type="string" calcext:value-type="string">
            <text:p><text:s/>[3676.43, 12136500000000.0, 34766.5, 7.40942e+18, 2.98482e+18, 33223.5, 4.68715e+16, 1.60956e+17, 1391790000000000.0, 4.25624e+19]</text:p>
          </table:table-cell>
        </table:table-row>
        <table:table-row table:style-name="ro2">
          <table:table-cell office:value-type="string" calcext:value-type="string">
            <text:p>func_test/test_functions_adagrad_4_3_0.1_noisefree_complete</text:p>
          </table:table-cell>
          <table:table-cell table:formula="of:=IF(ISNUMBER(SEARCH(&quot;adadelta&quot;; [.A68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68])); &quot;power&quot;; &quot;complete&quot;)" office:value-type="string" office:string-value="complete" calcext:value-type="string">
            <text:p>complete</text:p>
          </table:table-cell>
          <table:table-cell table:formula="of:=4" office:value-type="float" office:value="4" calcext:value-type="float">
            <text:p>4</text:p>
          </table:table-cell>
          <table:table-cell table:formula="of:=3" office:value-type="float" office:value="3" calcext:value-type="float">
            <text:p>3</text:p>
          </table:table-cell>
          <table:table-cell table:formula="of:=0.1" office:value-type="float" office:value="0.1" calcext:value-type="float">
            <text:p>0.1</text:p>
          </table:table-cell>
          <table:table-cell office:value-type="string" calcext:value-type="string">
            <text:p>noisefree</text:p>
          </table:table-cell>
          <table:table-cell office:value-type="float" office:value="46.3370260244" calcext:value-type="float">
            <text:p>46.3370260244</text:p>
          </table:table-cell>
          <table:table-cell office:value-type="float" office:value="25.8584234739" calcext:value-type="float">
            <text:p>25.8584234739</text:p>
          </table:table-cell>
          <table:table-cell office:value-type="float" office:value="69.4089963846" calcext:value-type="float">
            <text:p>69.4089963846</text:p>
          </table:table-cell>
          <table:table-cell office:value-type="float" office:value="14.7848427289" calcext:value-type="float">
            <text:p>14.7848427289</text:p>
          </table:table-cell>
          <table:table-cell office:value-type="float" office:value="47.2766395005" calcext:value-type="float">
            <text:p>47.2766395005</text:p>
          </table:table-cell>
          <table:table-cell office:value-type="float" office:value="24.2782453491" calcext:value-type="float">
            <text:p>24.2782453491</text:p>
          </table:table-cell>
          <table:table-cell office:value-type="float" office:value="69.2830651193" calcext:value-type="float">
            <text:p>69.2830651193</text:p>
          </table:table-cell>
          <table:table-cell office:value-type="float" office:value="14.5655282971" calcext:value-type="float">
            <text:p>14.5655282971</text:p>
          </table:table-cell>
          <table:table-cell office:value-type="float" office:value="5.31658714265E+018" calcext:value-type="float">
            <text:p>5316587142650000000</text:p>
          </table:table-cell>
          <table:table-cell office:value-type="float" office:value="3676.43" calcext:value-type="float">
            <text:p>3676.43</text:p>
          </table:table-cell>
          <table:table-cell office:value-type="float" office:value="4.25624E+019" calcext:value-type="float">
            <text:p>42562400000000000000</text:p>
          </table:table-cell>
          <table:table-cell office:value-type="float" office:value="1.26203552493E+019" calcext:value-type="float">
            <text:p>12620355249300000000</text:p>
          </table:table-cell>
          <table:table-cell office:value-type="string" calcext:value-type="string">
            <text:p><text:s/>[42.44954033753786, 25.858423473942374, 45.62393863190744, 64.65551586659714, 56.88341144758013, 60.01902926620262, 37.49499430777527, 31.91358866999605, 29.062821857990148, 69.40899638464401] </text:p>
          </table:table-cell>
          <table:table-cell office:value-type="string" calcext:value-type="string">
            <text:p><text:s/>[44.16450630481738, 24.27824534913786, 47.323501659619986, 66.0776310753934, 56.26340286220423, 60.583846611430076, 39.13656315442249, 34.15651780550383, 31.4991150635898, 69.28306511928817] </text:p>
          </table:table-cell>
          <table:table-cell office:value-type="string" calcext:value-type="string">
            <text:p><text:s/>[3676.43, 12136500000000.0, 34766.5, 7.40942e+18, 2.98482e+18, 33223.5, 4.68715e+16, 1.60956e+17, 1391790000000000.0, 4.25624e+19]</text:p>
          </table:table-cell>
        </table:table-row>
        <table:table-row table:style-name="ro2">
          <table:table-cell office:value-type="string" calcext:value-type="string">
            <text:p>func_test/test_functions_adagrad_4_3_0.1_noisefree_power</text:p>
          </table:table-cell>
          <table:table-cell table:formula="of:=IF(ISNUMBER(SEARCH(&quot;adadelta&quot;; [.A69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69])); &quot;power&quot;; &quot;complete&quot;)" office:value-type="string" office:string-value="power" calcext:value-type="string">
            <text:p>power</text:p>
          </table:table-cell>
          <table:table-cell table:formula="of:=4" office:value-type="float" office:value="4" calcext:value-type="float">
            <text:p>4</text:p>
          </table:table-cell>
          <table:table-cell table:formula="of:=3" office:value-type="float" office:value="3" calcext:value-type="float">
            <text:p>3</text:p>
          </table:table-cell>
          <table:table-cell table:formula="of:=0.1" office:value-type="float" office:value="0.1" calcext:value-type="float">
            <text:p>0.1</text:p>
          </table:table-cell>
          <table:table-cell office:value-type="string" calcext:value-type="string">
            <text:p>noisefree</text:p>
          </table:table-cell>
          <table:table-cell office:value-type="float" office:value="46.3370260244" calcext:value-type="float">
            <text:p>46.3370260244</text:p>
          </table:table-cell>
          <table:table-cell office:value-type="float" office:value="25.8584234739" calcext:value-type="float">
            <text:p>25.8584234739</text:p>
          </table:table-cell>
          <table:table-cell office:value-type="float" office:value="69.4089963846" calcext:value-type="float">
            <text:p>69.4089963846</text:p>
          </table:table-cell>
          <table:table-cell office:value-type="float" office:value="14.7848427289" calcext:value-type="float">
            <text:p>14.7848427289</text:p>
          </table:table-cell>
          <table:table-cell office:value-type="float" office:value="47.2766395005" calcext:value-type="float">
            <text:p>47.2766395005</text:p>
          </table:table-cell>
          <table:table-cell office:value-type="float" office:value="24.2782453491" calcext:value-type="float">
            <text:p>24.2782453491</text:p>
          </table:table-cell>
          <table:table-cell office:value-type="float" office:value="69.2830651193" calcext:value-type="float">
            <text:p>69.2830651193</text:p>
          </table:table-cell>
          <table:table-cell office:value-type="float" office:value="14.5655282971" calcext:value-type="float">
            <text:p>14.5655282971</text:p>
          </table:table-cell>
          <table:table-cell office:value-type="float" office:value="5.31658714265E+018" calcext:value-type="float">
            <text:p>5316587142650000000</text:p>
          </table:table-cell>
          <table:table-cell office:value-type="float" office:value="3676.43" calcext:value-type="float">
            <text:p>3676.43</text:p>
          </table:table-cell>
          <table:table-cell office:value-type="float" office:value="4.25624E+019" calcext:value-type="float">
            <text:p>42562400000000000000</text:p>
          </table:table-cell>
          <table:table-cell office:value-type="float" office:value="1.26203552493E+019" calcext:value-type="float">
            <text:p>12620355249300000000</text:p>
          </table:table-cell>
          <table:table-cell office:value-type="string" calcext:value-type="string">
            <text:p><text:s/>[42.44954033753786, 25.858423473942374, 45.62393863190744, 64.65551586659714, 56.88341144758013, 60.01902926620262, 37.49499430777527, 31.91358866999605, 29.062821857990148, 69.40899638464401] </text:p>
          </table:table-cell>
          <table:table-cell office:value-type="string" calcext:value-type="string">
            <text:p><text:s/>[44.16450630481738, 24.27824534913786, 47.323501659619986, 66.0776310753934, 56.26340286220423, 60.583846611430076, 39.13656315442249, 34.15651780550383, 31.4991150635898, 69.28306511928817] </text:p>
          </table:table-cell>
          <table:table-cell office:value-type="string" calcext:value-type="string">
            <text:p><text:s/>[3676.43, 12136500000000.0, 34766.5, 7.40942e+18, 2.98482e+18, 33223.5, 4.68715e+16, 1.60956e+17, 1391790000000000.0, 4.25624e+19]</text:p>
          </table:table-cell>
        </table:table-row>
        <table:table-row table:style-name="ro2">
          <table:table-cell office:value-type="string" calcext:value-type="string">
            <text:p>func_test/test_functions_adagrad_4_3_1_noisefree_complete</text:p>
          </table:table-cell>
          <table:table-cell table:formula="of:=IF(ISNUMBER(SEARCH(&quot;adadelta&quot;; [.A70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70])); &quot;power&quot;; &quot;complete&quot;)" office:value-type="string" office:string-value="complete" calcext:value-type="string">
            <text:p>complete</text:p>
          </table:table-cell>
          <table:table-cell table:formula="of:=4" office:value-type="float" office:value="4" calcext:value-type="float">
            <text:p>4</text:p>
          </table:table-cell>
          <table:table-cell table:formula="of:=3" office:value-type="float" office:value="3" calcext:value-type="float">
            <text:p>3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isefree</text:p>
          </table:table-cell>
          <table:table-cell office:value-type="float" office:value="10.4477233089" calcext:value-type="float">
            <text:p>10.4477233089</text:p>
          </table:table-cell>
          <table:table-cell office:value-type="float" office:value="6.79499335176" calcext:value-type="float">
            <text:p>6.7949933518</text:p>
          </table:table-cell>
          <table:table-cell office:value-type="float" office:value="13.577976922" calcext:value-type="float">
            <text:p>13.577976922</text:p>
          </table:table-cell>
          <table:table-cell office:value-type="float" office:value="2.18044073472" calcext:value-type="float">
            <text:p>2.1804407347</text:p>
          </table:table-cell>
          <table:table-cell office:value-type="float" office:value="11.4228421109" calcext:value-type="float">
            <text:p>11.4228421109</text:p>
          </table:table-cell>
          <table:table-cell office:value-type="float" office:value="8.1638927089" calcext:value-type="float">
            <text:p>8.1638927089</text:p>
          </table:table-cell>
          <table:table-cell office:value-type="float" office:value="15.8367648851" calcext:value-type="float">
            <text:p>15.8367648851</text:p>
          </table:table-cell>
          <table:table-cell office:value-type="float" office:value="2.62155601182" calcext:value-type="float">
            <text:p>2.6215560118</text:p>
          </table:table-cell>
          <table:table-cell office:value-type="float" office:value="233574.5241" calcext:value-type="float">
            <text:p>233574.5241</text:p>
          </table:table-cell>
          <table:table-cell office:value-type="float" office:value="617.471" calcext:value-type="float">
            <text:p>617.471</text:p>
          </table:table-cell>
          <table:table-cell office:value-type="float" office:value="892500" calcext:value-type="float">
            <text:p>892500</text:p>
          </table:table-cell>
          <table:table-cell office:value-type="float" office:value="281286.269629" calcext:value-type="float">
            <text:p>281286.269629</text:p>
          </table:table-cell>
          <table:table-cell office:value-type="string" calcext:value-type="string">
            <text:p><text:s/>[13.17892168262147, 11.058378141244177, 10.724996901364864, 7.445658836531691, 9.116099519098567, 6.794993351760508, 12.512184574664257, 9.291333484173842, 13.577976921968418, 10.776689675278371] </text:p>
          </table:table-cell>
          <table:table-cell office:value-type="string" calcext:value-type="string">
            <text:p><text:s/>[15.836764885060026, 8.951230726260329, 9.521557089798177, 8.873006062097696, 11.384640404602559, 8.163892708902383, 12.838061683699227, 10.51154907471444, 15.73309669942656, 12.414621774232652] </text:p>
          </table:table-cell>
          <table:table-cell office:value-type="string" calcext:value-type="string">
            <text:p><text:s/>[2160.87, 54386.4, 321943, 617.471, 17833.4, 12282.1, 564462, 188443, 892500, 281117]</text:p>
          </table:table-cell>
        </table:table-row>
        <table:table-row table:style-name="ro2">
          <table:table-cell office:value-type="string" calcext:value-type="string">
            <text:p>func_test/test_functions_adagrad_4_3_1_noisefree_power</text:p>
          </table:table-cell>
          <table:table-cell table:formula="of:=IF(ISNUMBER(SEARCH(&quot;adadelta&quot;; [.A71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71])); &quot;power&quot;; &quot;complete&quot;)" office:value-type="string" office:string-value="power" calcext:value-type="string">
            <text:p>power</text:p>
          </table:table-cell>
          <table:table-cell table:formula="of:=4" office:value-type="float" office:value="4" calcext:value-type="float">
            <text:p>4</text:p>
          </table:table-cell>
          <table:table-cell table:formula="of:=3" office:value-type="float" office:value="3" calcext:value-type="float">
            <text:p>3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isefree</text:p>
          </table:table-cell>
          <table:table-cell office:value-type="float" office:value="10.4477233089" calcext:value-type="float">
            <text:p>10.4477233089</text:p>
          </table:table-cell>
          <table:table-cell office:value-type="float" office:value="6.79499335176" calcext:value-type="float">
            <text:p>6.7949933518</text:p>
          </table:table-cell>
          <table:table-cell office:value-type="float" office:value="13.577976922" calcext:value-type="float">
            <text:p>13.577976922</text:p>
          </table:table-cell>
          <table:table-cell office:value-type="float" office:value="2.18044073472" calcext:value-type="float">
            <text:p>2.1804407347</text:p>
          </table:table-cell>
          <table:table-cell office:value-type="float" office:value="11.4228421109" calcext:value-type="float">
            <text:p>11.4228421109</text:p>
          </table:table-cell>
          <table:table-cell office:value-type="float" office:value="8.1638927089" calcext:value-type="float">
            <text:p>8.1638927089</text:p>
          </table:table-cell>
          <table:table-cell office:value-type="float" office:value="15.8367648851" calcext:value-type="float">
            <text:p>15.8367648851</text:p>
          </table:table-cell>
          <table:table-cell office:value-type="float" office:value="2.62155601182" calcext:value-type="float">
            <text:p>2.6215560118</text:p>
          </table:table-cell>
          <table:table-cell office:value-type="float" office:value="233574.5241" calcext:value-type="float">
            <text:p>233574.5241</text:p>
          </table:table-cell>
          <table:table-cell office:value-type="float" office:value="617.471" calcext:value-type="float">
            <text:p>617.471</text:p>
          </table:table-cell>
          <table:table-cell office:value-type="float" office:value="892500" calcext:value-type="float">
            <text:p>892500</text:p>
          </table:table-cell>
          <table:table-cell office:value-type="float" office:value="281286.269629" calcext:value-type="float">
            <text:p>281286.269629</text:p>
          </table:table-cell>
          <table:table-cell office:value-type="string" calcext:value-type="string">
            <text:p><text:s/>[13.17892168262147, 11.058378141244177, 10.724996901364864, 7.445658836531691, 9.116099519098567, 6.794993351760508, 12.512184574664257, 9.291333484173842, 13.577976921968418, 10.776689675278371] </text:p>
          </table:table-cell>
          <table:table-cell office:value-type="string" calcext:value-type="string">
            <text:p><text:s/>[15.836764885060026, 8.951230726260329, 9.521557089798177, 8.873006062097696, 11.384640404602559, 8.163892708902383, 12.838061683699227, 10.51154907471444, 15.73309669942656, 12.414621774232652] </text:p>
          </table:table-cell>
          <table:table-cell office:value-type="string" calcext:value-type="string">
            <text:p><text:s/>[2160.87, 54386.4, 321943, 617.471, 17833.4, 12282.1, 564462, 188443, 892500, 281117]</text:p>
          </table:table-cell>
        </table:table-row>
        <table:table-row table:style-name="ro2">
          <table:table-cell office:value-type="string" calcext:value-type="string">
            <text:p>func_test/test_functions_adagrad_4_3_5_noisefree_complete</text:p>
          </table:table-cell>
          <table:table-cell table:formula="of:=IF(ISNUMBER(SEARCH(&quot;adadelta&quot;; [.A72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72])); &quot;power&quot;; &quot;complete&quot;)" office:value-type="string" office:string-value="complete" calcext:value-type="string">
            <text:p>complete</text:p>
          </table:table-cell>
          <table:table-cell table:formula="of:=4" office:value-type="float" office:value="4" calcext:value-type="float">
            <text:p>4</text:p>
          </table:table-cell>
          <table:table-cell table:formula="of:=3" office:value-type="float" office:value="3" calcext:value-type="float">
            <text:p>3</text:p>
          </table:table-cell>
          <table:table-cell table:formula="of:=5" office:value-type="float" office:value="5" calcext:value-type="float">
            <text:p>5</text:p>
          </table:table-cell>
          <table:table-cell office:value-type="string" calcext:value-type="string">
            <text:p>noisefree</text:p>
          </table:table-cell>
          <table:table-cell office:value-type="float" office:value="10.4477233089" calcext:value-type="float">
            <text:p>10.4477233089</text:p>
          </table:table-cell>
          <table:table-cell office:value-type="float" office:value="6.79499335176" calcext:value-type="float">
            <text:p>6.7949933518</text:p>
          </table:table-cell>
          <table:table-cell office:value-type="float" office:value="13.577976922" calcext:value-type="float">
            <text:p>13.577976922</text:p>
          </table:table-cell>
          <table:table-cell office:value-type="float" office:value="2.18044073472" calcext:value-type="float">
            <text:p>2.1804407347</text:p>
          </table:table-cell>
          <table:table-cell office:value-type="float" office:value="11.4228421109" calcext:value-type="float">
            <text:p>11.4228421109</text:p>
          </table:table-cell>
          <table:table-cell office:value-type="float" office:value="8.1638927089" calcext:value-type="float">
            <text:p>8.1638927089</text:p>
          </table:table-cell>
          <table:table-cell office:value-type="float" office:value="15.8367648851" calcext:value-type="float">
            <text:p>15.8367648851</text:p>
          </table:table-cell>
          <table:table-cell office:value-type="float" office:value="2.62155601182" calcext:value-type="float">
            <text:p>2.6215560118</text:p>
          </table:table-cell>
          <table:table-cell office:value-type="float" office:value="233574.5241" calcext:value-type="float">
            <text:p>233574.5241</text:p>
          </table:table-cell>
          <table:table-cell office:value-type="float" office:value="617.471" calcext:value-type="float">
            <text:p>617.471</text:p>
          </table:table-cell>
          <table:table-cell office:value-type="float" office:value="892500" calcext:value-type="float">
            <text:p>892500</text:p>
          </table:table-cell>
          <table:table-cell office:value-type="float" office:value="281286.269629" calcext:value-type="float">
            <text:p>281286.269629</text:p>
          </table:table-cell>
          <table:table-cell office:value-type="string" calcext:value-type="string">
            <text:p><text:s/>[13.17892168262147, 11.058378141244177, 10.724996901364864, 7.445658836531691, 9.116099519098567, 6.794993351760508, 12.512184574664257, 9.291333484173842, 13.577976921968418, 10.776689675278371] </text:p>
          </table:table-cell>
          <table:table-cell office:value-type="string" calcext:value-type="string">
            <text:p><text:s/>[15.836764885060026, 8.951230726260329, 9.521557089798177, 8.873006062097696, 11.384640404602559, 8.163892708902383, 12.838061683699227, 10.51154907471444, 15.73309669942656, 12.414621774232652] </text:p>
          </table:table-cell>
          <table:table-cell office:value-type="string" calcext:value-type="string">
            <text:p><text:s/>[2160.87, 54386.4, 321943, 617.471, 17833.4, 12282.1, 564462, 188443, 892500, 281117]</text:p>
          </table:table-cell>
        </table:table-row>
        <table:table-row table:style-name="ro2">
          <table:table-cell office:value-type="string" calcext:value-type="string">
            <text:p>func_test/test_functions_adagrad_4_3_5_noisefree_power</text:p>
          </table:table-cell>
          <table:table-cell table:formula="of:=IF(ISNUMBER(SEARCH(&quot;adadelta&quot;; [.A73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73])); &quot;power&quot;; &quot;complete&quot;)" office:value-type="string" office:string-value="power" calcext:value-type="string">
            <text:p>power</text:p>
          </table:table-cell>
          <table:table-cell table:formula="of:=4" office:value-type="float" office:value="4" calcext:value-type="float">
            <text:p>4</text:p>
          </table:table-cell>
          <table:table-cell table:formula="of:=3" office:value-type="float" office:value="3" calcext:value-type="float">
            <text:p>3</text:p>
          </table:table-cell>
          <table:table-cell table:formula="of:=5" office:value-type="float" office:value="5" calcext:value-type="float">
            <text:p>5</text:p>
          </table:table-cell>
          <table:table-cell office:value-type="string" calcext:value-type="string">
            <text:p>noisefree</text:p>
          </table:table-cell>
          <table:table-cell office:value-type="float" office:value="10.4477233089" calcext:value-type="float">
            <text:p>10.4477233089</text:p>
          </table:table-cell>
          <table:table-cell office:value-type="float" office:value="6.79499335176" calcext:value-type="float">
            <text:p>6.7949933518</text:p>
          </table:table-cell>
          <table:table-cell office:value-type="float" office:value="13.577976922" calcext:value-type="float">
            <text:p>13.577976922</text:p>
          </table:table-cell>
          <table:table-cell office:value-type="float" office:value="2.18044073472" calcext:value-type="float">
            <text:p>2.1804407347</text:p>
          </table:table-cell>
          <table:table-cell office:value-type="float" office:value="11.4228421109" calcext:value-type="float">
            <text:p>11.4228421109</text:p>
          </table:table-cell>
          <table:table-cell office:value-type="float" office:value="8.1638927089" calcext:value-type="float">
            <text:p>8.1638927089</text:p>
          </table:table-cell>
          <table:table-cell office:value-type="float" office:value="15.8367648851" calcext:value-type="float">
            <text:p>15.8367648851</text:p>
          </table:table-cell>
          <table:table-cell office:value-type="float" office:value="2.62155601182" calcext:value-type="float">
            <text:p>2.6215560118</text:p>
          </table:table-cell>
          <table:table-cell office:value-type="float" office:value="233574.5241" calcext:value-type="float">
            <text:p>233574.5241</text:p>
          </table:table-cell>
          <table:table-cell office:value-type="float" office:value="617.471" calcext:value-type="float">
            <text:p>617.471</text:p>
          </table:table-cell>
          <table:table-cell office:value-type="float" office:value="892500" calcext:value-type="float">
            <text:p>892500</text:p>
          </table:table-cell>
          <table:table-cell office:value-type="float" office:value="281286.269629" calcext:value-type="float">
            <text:p>281286.269629</text:p>
          </table:table-cell>
          <table:table-cell office:value-type="string" calcext:value-type="string">
            <text:p><text:s/>[13.17892168262147, 11.058378141244177, 10.724996901364864, 7.445658836531691, 9.116099519098567, 6.794993351760508, 12.512184574664257, 9.291333484173842, 13.577976921968418, 10.776689675278371] </text:p>
          </table:table-cell>
          <table:table-cell office:value-type="string" calcext:value-type="string">
            <text:p><text:s/>[15.836764885060026, 8.951230726260329, 9.521557089798177, 8.873006062097696, 11.384640404602559, 8.163892708902383, 12.838061683699227, 10.51154907471444, 15.73309669942656, 12.414621774232652] </text:p>
          </table:table-cell>
          <table:table-cell office:value-type="string" calcext:value-type="string">
            <text:p><text:s/>[2160.87, 54386.4, 321943, 617.471, 17833.4, 12282.1, 564462, 188443, 892500, 281117]</text:p>
          </table:table-cell>
        </table:table-row>
        <table:table-row table:style-name="ro2">
          <table:table-cell office:value-type="string" calcext:value-type="string">
            <text:p>func_test/test_functions_adagrad_4_4_0.01_noisefree_complete</text:p>
          </table:table-cell>
          <table:table-cell table:formula="of:=IF(ISNUMBER(SEARCH(&quot;adadelta&quot;; [.A74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74])); &quot;power&quot;; &quot;complete&quot;)" office:value-type="string" office:string-value="complete" calcext:value-type="string">
            <text:p>complete</text:p>
          </table:table-cell>
          <table:table-cell table:formula="of:=4" office:value-type="float" office:value="4" calcext:value-type="float">
            <text:p>4</text:p>
          </table:table-cell>
          <table:table-cell table:formula="of:=4" office:value-type="float" office:value="4" calcext:value-type="float">
            <text:p>4</text:p>
          </table:table-cell>
          <table:table-cell table:formula="of:=0.01" office:value-type="float" office:value="0.01" calcext:value-type="float">
            <text:p>0.01</text:p>
          </table:table-cell>
          <table:table-cell office:value-type="string" calcext:value-type="string">
            <text:p>noisefree</text:p>
          </table:table-cell>
          <table:table-cell office:value-type="float" office:value="10.4477233089" calcext:value-type="float">
            <text:p>10.4477233089</text:p>
          </table:table-cell>
          <table:table-cell office:value-type="float" office:value="6.79499335176" calcext:value-type="float">
            <text:p>6.7949933518</text:p>
          </table:table-cell>
          <table:table-cell office:value-type="float" office:value="13.577976922" calcext:value-type="float">
            <text:p>13.577976922</text:p>
          </table:table-cell>
          <table:table-cell office:value-type="float" office:value="2.18044073472" calcext:value-type="float">
            <text:p>2.1804407347</text:p>
          </table:table-cell>
          <table:table-cell office:value-type="float" office:value="11.4228421109" calcext:value-type="float">
            <text:p>11.4228421109</text:p>
          </table:table-cell>
          <table:table-cell office:value-type="float" office:value="8.1638927089" calcext:value-type="float">
            <text:p>8.1638927089</text:p>
          </table:table-cell>
          <table:table-cell office:value-type="float" office:value="15.8367648851" calcext:value-type="float">
            <text:p>15.8367648851</text:p>
          </table:table-cell>
          <table:table-cell office:value-type="float" office:value="2.62155601182" calcext:value-type="float">
            <text:p>2.6215560118</text:p>
          </table:table-cell>
          <table:table-cell office:value-type="float" office:value="233574.5241" calcext:value-type="float">
            <text:p>233574.5241</text:p>
          </table:table-cell>
          <table:table-cell office:value-type="float" office:value="617.471" calcext:value-type="float">
            <text:p>617.471</text:p>
          </table:table-cell>
          <table:table-cell office:value-type="float" office:value="892500" calcext:value-type="float">
            <text:p>892500</text:p>
          </table:table-cell>
          <table:table-cell office:value-type="float" office:value="281286.269629" calcext:value-type="float">
            <text:p>281286.269629</text:p>
          </table:table-cell>
          <table:table-cell office:value-type="string" calcext:value-type="string">
            <text:p><text:s/>[13.17892168262147, 11.058378141244177, 10.724996901364864, 7.445658836531691, 9.116099519098567, 6.794993351760508, 12.512184574664257, 9.291333484173842, 13.577976921968418, 10.776689675278371] </text:p>
          </table:table-cell>
          <table:table-cell office:value-type="string" calcext:value-type="string">
            <text:p><text:s/>[15.836764885060026, 8.951230726260329, 9.521557089798177, 8.873006062097696, 11.384640404602559, 8.163892708902383, 12.838061683699227, 10.51154907471444, 15.73309669942656, 12.414621774232652] </text:p>
          </table:table-cell>
          <table:table-cell office:value-type="string" calcext:value-type="string">
            <text:p><text:s/>[2160.87, 54386.4, 321943, 617.471, 17833.4, 12282.1, 564462, 188443, 892500, 281117]</text:p>
          </table:table-cell>
        </table:table-row>
        <table:table-row table:style-name="ro2">
          <table:table-cell office:value-type="string" calcext:value-type="string">
            <text:p>func_test/test_functions_adagrad_4_4_0.01_noisefree_power</text:p>
          </table:table-cell>
          <table:table-cell table:formula="of:=IF(ISNUMBER(SEARCH(&quot;adadelta&quot;; [.A75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75])); &quot;power&quot;; &quot;complete&quot;)" office:value-type="string" office:string-value="power" calcext:value-type="string">
            <text:p>power</text:p>
          </table:table-cell>
          <table:table-cell table:formula="of:=4" office:value-type="float" office:value="4" calcext:value-type="float">
            <text:p>4</text:p>
          </table:table-cell>
          <table:table-cell table:formula="of:=4" office:value-type="float" office:value="4" calcext:value-type="float">
            <text:p>4</text:p>
          </table:table-cell>
          <table:table-cell table:formula="of:=0.01" office:value-type="float" office:value="0.01" calcext:value-type="float">
            <text:p>0.01</text:p>
          </table:table-cell>
          <table:table-cell office:value-type="string" calcext:value-type="string">
            <text:p>noisefree</text:p>
          </table:table-cell>
          <table:table-cell office:value-type="float" office:value="4.2576829284" calcext:value-type="float">
            <text:p>4.2576829284</text:p>
          </table:table-cell>
          <table:table-cell office:value-type="float" office:value="3.05379866666" calcext:value-type="float">
            <text:p>3.0537986667</text:p>
          </table:table-cell>
          <table:table-cell office:value-type="float" office:value="6.13317686825" calcext:value-type="float">
            <text:p>6.1331768683</text:p>
          </table:table-cell>
          <table:table-cell office:value-type="float" office:value="1.32631985324" calcext:value-type="float">
            <text:p>1.3263198532</text:p>
          </table:table-cell>
          <table:table-cell office:value-type="float" office:value="4.41927204152" calcext:value-type="float">
            <text:p>4.4192720415</text:p>
          </table:table-cell>
          <table:table-cell office:value-type="float" office:value="3.22635706897" calcext:value-type="float">
            <text:p>3.226357069</text:p>
          </table:table-cell>
          <table:table-cell office:value-type="float" office:value="6.0501132235" calcext:value-type="float">
            <text:p>6.0501132235</text:p>
          </table:table-cell>
          <table:table-cell office:value-type="float" office:value="1.17374513601" calcext:value-type="float">
            <text:p>1.173745136</text:p>
          </table:table-cell>
          <table:table-cell office:value-type="float" office:value="4915.829785" calcext:value-type="float">
            <text:p>4915.829785</text:p>
          </table:table-cell>
          <table:table-cell office:value-type="float" office:value="2.86965" calcext:value-type="float">
            <text:p>2.86965</text:p>
          </table:table-cell>
          <table:table-cell office:value-type="float" office:value="46980.6" calcext:value-type="float">
            <text:p>46980.6</text:p>
          </table:table-cell>
          <table:table-cell office:value-type="float" office:value="14025.5070546" calcext:value-type="float">
            <text:p>14025.5070546</text:p>
          </table:table-cell>
          <table:table-cell office:value-type="string" calcext:value-type="string">
            <text:p><text:s/>[5.967197996504723, 3.125681405981555, 6.133176868246608, 5.5736422809915, 5.815909477959805, 3.1808417861221376, 3.193204162522586, 3.0537986666580332, 3.3108356083474333, 3.2225410307134923] </text:p>
          </table:table-cell>
          <table:table-cell office:value-type="string" calcext:value-type="string">
            <text:p><text:s/>[5.870476949660052, 4.383163605376696, 6.050113223502124, 5.449597120563697, 5.813525893622792, 3.3733621826511118, 3.285552727251774, 3.226357068968403, 3.3956154354551575, 3.3449562081785134] </text:p>
          </table:table-cell>
          <table:table-cell office:value-type="string" calcext:value-type="string">
            <text:p><text:s/>[46980.6, 2.86965, 1183.59, 13.9962, 383.25, 102.865, 108.445, 63.581, 148.083, 171.018]</text:p>
          </table:table-cell>
        </table:table-row>
        <table:table-row table:style-name="ro2">
          <table:table-cell office:value-type="string" calcext:value-type="string">
            <text:p>func_test/test_functions_adagrad_4_4_0.1_noisefree_complete</text:p>
          </table:table-cell>
          <table:table-cell table:formula="of:=IF(ISNUMBER(SEARCH(&quot;adadelta&quot;; [.A76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76])); &quot;power&quot;; &quot;complete&quot;)" office:value-type="string" office:string-value="complete" calcext:value-type="string">
            <text:p>complete</text:p>
          </table:table-cell>
          <table:table-cell table:formula="of:=4" office:value-type="float" office:value="4" calcext:value-type="float">
            <text:p>4</text:p>
          </table:table-cell>
          <table:table-cell table:formula="of:=4" office:value-type="float" office:value="4" calcext:value-type="float">
            <text:p>4</text:p>
          </table:table-cell>
          <table:table-cell table:formula="of:=0.1" office:value-type="float" office:value="0.1" calcext:value-type="float">
            <text:p>0.1</text:p>
          </table:table-cell>
          <table:table-cell office:value-type="string" calcext:value-type="string">
            <text:p>noisefree</text:p>
          </table:table-cell>
          <table:table-cell office:value-type="float" office:value="4.2576829284" calcext:value-type="float">
            <text:p>4.2576829284</text:p>
          </table:table-cell>
          <table:table-cell office:value-type="float" office:value="3.05379866666" calcext:value-type="float">
            <text:p>3.0537986667</text:p>
          </table:table-cell>
          <table:table-cell office:value-type="float" office:value="6.13317686825" calcext:value-type="float">
            <text:p>6.1331768683</text:p>
          </table:table-cell>
          <table:table-cell office:value-type="float" office:value="1.32631985324" calcext:value-type="float">
            <text:p>1.3263198532</text:p>
          </table:table-cell>
          <table:table-cell office:value-type="float" office:value="4.41927204152" calcext:value-type="float">
            <text:p>4.4192720415</text:p>
          </table:table-cell>
          <table:table-cell office:value-type="float" office:value="3.22635706897" calcext:value-type="float">
            <text:p>3.226357069</text:p>
          </table:table-cell>
          <table:table-cell office:value-type="float" office:value="6.0501132235" calcext:value-type="float">
            <text:p>6.0501132235</text:p>
          </table:table-cell>
          <table:table-cell office:value-type="float" office:value="1.17374513601" calcext:value-type="float">
            <text:p>1.173745136</text:p>
          </table:table-cell>
          <table:table-cell office:value-type="float" office:value="4915.829785" calcext:value-type="float">
            <text:p>4915.829785</text:p>
          </table:table-cell>
          <table:table-cell office:value-type="float" office:value="2.86965" calcext:value-type="float">
            <text:p>2.86965</text:p>
          </table:table-cell>
          <table:table-cell office:value-type="float" office:value="46980.6" calcext:value-type="float">
            <text:p>46980.6</text:p>
          </table:table-cell>
          <table:table-cell office:value-type="float" office:value="14025.5070546" calcext:value-type="float">
            <text:p>14025.5070546</text:p>
          </table:table-cell>
          <table:table-cell office:value-type="string" calcext:value-type="string">
            <text:p><text:s/>[5.967197996504723, 3.125681405981555, 6.133176868246608, 5.5736422809915, 5.815909477959805, 3.1808417861221376, 3.193204162522586, 3.0537986666580332, 3.3108356083474333, 3.2225410307134923] </text:p>
          </table:table-cell>
          <table:table-cell office:value-type="string" calcext:value-type="string">
            <text:p><text:s/>[5.870476949660052, 4.383163605376696, 6.050113223502124, 5.449597120563697, 5.813525893622792, 3.3733621826511118, 3.285552727251774, 3.226357068968403, 3.3956154354551575, 3.3449562081785134] </text:p>
          </table:table-cell>
          <table:table-cell office:value-type="string" calcext:value-type="string">
            <text:p><text:s/>[46980.6, 2.86965, 1183.59, 13.9962, 383.25, 102.865, 108.445, 63.581, 148.083, 171.018]</text:p>
          </table:table-cell>
        </table:table-row>
        <table:table-row table:style-name="ro2">
          <table:table-cell office:value-type="string" calcext:value-type="string">
            <text:p>func_test/test_functions_adagrad_4_4_0.1_noisefree_power</text:p>
          </table:table-cell>
          <table:table-cell table:formula="of:=IF(ISNUMBER(SEARCH(&quot;adadelta&quot;; [.A77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77])); &quot;power&quot;; &quot;complete&quot;)" office:value-type="string" office:string-value="power" calcext:value-type="string">
            <text:p>power</text:p>
          </table:table-cell>
          <table:table-cell table:formula="of:=4" office:value-type="float" office:value="4" calcext:value-type="float">
            <text:p>4</text:p>
          </table:table-cell>
          <table:table-cell table:formula="of:=4" office:value-type="float" office:value="4" calcext:value-type="float">
            <text:p>4</text:p>
          </table:table-cell>
          <table:table-cell table:formula="of:=0.1" office:value-type="float" office:value="0.1" calcext:value-type="float">
            <text:p>0.1</text:p>
          </table:table-cell>
          <table:table-cell office:value-type="string" calcext:value-type="string">
            <text:p>noisefree</text:p>
          </table:table-cell>
          <table:table-cell office:value-type="float" office:value="4.2576829284" calcext:value-type="float">
            <text:p>4.2576829284</text:p>
          </table:table-cell>
          <table:table-cell office:value-type="float" office:value="3.05379866666" calcext:value-type="float">
            <text:p>3.0537986667</text:p>
          </table:table-cell>
          <table:table-cell office:value-type="float" office:value="6.13317686825" calcext:value-type="float">
            <text:p>6.1331768683</text:p>
          </table:table-cell>
          <table:table-cell office:value-type="float" office:value="1.32631985324" calcext:value-type="float">
            <text:p>1.3263198532</text:p>
          </table:table-cell>
          <table:table-cell office:value-type="float" office:value="4.41927204152" calcext:value-type="float">
            <text:p>4.4192720415</text:p>
          </table:table-cell>
          <table:table-cell office:value-type="float" office:value="3.22635706897" calcext:value-type="float">
            <text:p>3.226357069</text:p>
          </table:table-cell>
          <table:table-cell office:value-type="float" office:value="6.0501132235" calcext:value-type="float">
            <text:p>6.0501132235</text:p>
          </table:table-cell>
          <table:table-cell office:value-type="float" office:value="1.17374513601" calcext:value-type="float">
            <text:p>1.173745136</text:p>
          </table:table-cell>
          <table:table-cell office:value-type="float" office:value="4915.829785" calcext:value-type="float">
            <text:p>4915.829785</text:p>
          </table:table-cell>
          <table:table-cell office:value-type="float" office:value="2.86965" calcext:value-type="float">
            <text:p>2.86965</text:p>
          </table:table-cell>
          <table:table-cell office:value-type="float" office:value="46980.6" calcext:value-type="float">
            <text:p>46980.6</text:p>
          </table:table-cell>
          <table:table-cell office:value-type="float" office:value="14025.5070546" calcext:value-type="float">
            <text:p>14025.5070546</text:p>
          </table:table-cell>
          <table:table-cell office:value-type="string" calcext:value-type="string">
            <text:p><text:s/>[5.967197996504723, 3.125681405981555, 6.133176868246608, 5.5736422809915, 5.815909477959805, 3.1808417861221376, 3.193204162522586, 3.0537986666580332, 3.3108356083474333, 3.2225410307134923] </text:p>
          </table:table-cell>
          <table:table-cell office:value-type="string" calcext:value-type="string">
            <text:p><text:s/>[5.870476949660052, 4.383163605376696, 6.050113223502124, 5.449597120563697, 5.813525893622792, 3.3733621826511118, 3.285552727251774, 3.226357068968403, 3.3956154354551575, 3.3449562081785134] </text:p>
          </table:table-cell>
          <table:table-cell office:value-type="string" calcext:value-type="string">
            <text:p><text:s/>[46980.6, 2.86965, 1183.59, 13.9962, 383.25, 102.865, 108.445, 63.581, 148.083, 171.018]</text:p>
          </table:table-cell>
        </table:table-row>
        <table:table-row table:style-name="ro2">
          <table:table-cell office:value-type="string" calcext:value-type="string">
            <text:p>func_test/test_functions_adagrad_4_4_1_noisefree_complete</text:p>
          </table:table-cell>
          <table:table-cell table:formula="of:=IF(ISNUMBER(SEARCH(&quot;adadelta&quot;; [.A78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78])); &quot;power&quot;; &quot;complete&quot;)" office:value-type="string" office:string-value="complete" calcext:value-type="string">
            <text:p>complete</text:p>
          </table:table-cell>
          <table:table-cell table:formula="of:=4" office:value-type="float" office:value="4" calcext:value-type="float">
            <text:p>4</text:p>
          </table:table-cell>
          <table:table-cell table:formula="of:=4" office:value-type="float" office:value="4" calcext:value-type="float">
            <text:p>4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isefree</text:p>
          </table:table-cell>
          <table:table-cell office:value-type="float" office:value="4.2576829284" calcext:value-type="float">
            <text:p>4.2576829284</text:p>
          </table:table-cell>
          <table:table-cell office:value-type="float" office:value="3.05379866666" calcext:value-type="float">
            <text:p>3.0537986667</text:p>
          </table:table-cell>
          <table:table-cell office:value-type="float" office:value="6.13317686825" calcext:value-type="float">
            <text:p>6.1331768683</text:p>
          </table:table-cell>
          <table:table-cell office:value-type="float" office:value="1.32631985324" calcext:value-type="float">
            <text:p>1.3263198532</text:p>
          </table:table-cell>
          <table:table-cell office:value-type="float" office:value="4.41927204152" calcext:value-type="float">
            <text:p>4.4192720415</text:p>
          </table:table-cell>
          <table:table-cell office:value-type="float" office:value="3.22635706897" calcext:value-type="float">
            <text:p>3.226357069</text:p>
          </table:table-cell>
          <table:table-cell office:value-type="float" office:value="6.0501132235" calcext:value-type="float">
            <text:p>6.0501132235</text:p>
          </table:table-cell>
          <table:table-cell office:value-type="float" office:value="1.17374513601" calcext:value-type="float">
            <text:p>1.173745136</text:p>
          </table:table-cell>
          <table:table-cell office:value-type="float" office:value="4915.829785" calcext:value-type="float">
            <text:p>4915.829785</text:p>
          </table:table-cell>
          <table:table-cell office:value-type="float" office:value="2.86965" calcext:value-type="float">
            <text:p>2.86965</text:p>
          </table:table-cell>
          <table:table-cell office:value-type="float" office:value="46980.6" calcext:value-type="float">
            <text:p>46980.6</text:p>
          </table:table-cell>
          <table:table-cell office:value-type="float" office:value="14025.5070546" calcext:value-type="float">
            <text:p>14025.5070546</text:p>
          </table:table-cell>
          <table:table-cell office:value-type="string" calcext:value-type="string">
            <text:p><text:s/>[5.967197996504723, 3.125681405981555, 6.133176868246608, 5.5736422809915, 5.815909477959805, 3.1808417861221376, 3.193204162522586, 3.0537986666580332, 3.3108356083474333, 3.2225410307134923] </text:p>
          </table:table-cell>
          <table:table-cell office:value-type="string" calcext:value-type="string">
            <text:p><text:s/>[5.870476949660052, 4.383163605376696, 6.050113223502124, 5.449597120563697, 5.813525893622792, 3.3733621826511118, 3.285552727251774, 3.226357068968403, 3.3956154354551575, 3.3449562081785134] </text:p>
          </table:table-cell>
          <table:table-cell office:value-type="string" calcext:value-type="string">
            <text:p><text:s/>[46980.6, 2.86965, 1183.59, 13.9962, 383.25, 102.865, 108.445, 63.581, 148.083, 171.018]</text:p>
          </table:table-cell>
        </table:table-row>
        <table:table-row table:style-name="ro2">
          <table:table-cell office:value-type="string" calcext:value-type="string">
            <text:p>func_test/test_functions_adagrad_4_4_1_noisefree_power</text:p>
          </table:table-cell>
          <table:table-cell table:formula="of:=IF(ISNUMBER(SEARCH(&quot;adadelta&quot;; [.A79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79])); &quot;power&quot;; &quot;complete&quot;)" office:value-type="string" office:string-value="power" calcext:value-type="string">
            <text:p>power</text:p>
          </table:table-cell>
          <table:table-cell table:formula="of:=4" office:value-type="float" office:value="4" calcext:value-type="float">
            <text:p>4</text:p>
          </table:table-cell>
          <table:table-cell table:formula="of:=4" office:value-type="float" office:value="4" calcext:value-type="float">
            <text:p>4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isefree</text:p>
          </table:table-cell>
          <table:table-cell office:value-type="float" office:value="4.2576829284" calcext:value-type="float">
            <text:p>4.2576829284</text:p>
          </table:table-cell>
          <table:table-cell office:value-type="float" office:value="3.05379866666" calcext:value-type="float">
            <text:p>3.0537986667</text:p>
          </table:table-cell>
          <table:table-cell office:value-type="float" office:value="6.13317686825" calcext:value-type="float">
            <text:p>6.1331768683</text:p>
          </table:table-cell>
          <table:table-cell office:value-type="float" office:value="1.32631985324" calcext:value-type="float">
            <text:p>1.3263198532</text:p>
          </table:table-cell>
          <table:table-cell office:value-type="float" office:value="4.41927204152" calcext:value-type="float">
            <text:p>4.4192720415</text:p>
          </table:table-cell>
          <table:table-cell office:value-type="float" office:value="3.22635706897" calcext:value-type="float">
            <text:p>3.226357069</text:p>
          </table:table-cell>
          <table:table-cell office:value-type="float" office:value="6.0501132235" calcext:value-type="float">
            <text:p>6.0501132235</text:p>
          </table:table-cell>
          <table:table-cell office:value-type="float" office:value="1.17374513601" calcext:value-type="float">
            <text:p>1.173745136</text:p>
          </table:table-cell>
          <table:table-cell office:value-type="float" office:value="4915.829785" calcext:value-type="float">
            <text:p>4915.829785</text:p>
          </table:table-cell>
          <table:table-cell office:value-type="float" office:value="2.86965" calcext:value-type="float">
            <text:p>2.86965</text:p>
          </table:table-cell>
          <table:table-cell office:value-type="float" office:value="46980.6" calcext:value-type="float">
            <text:p>46980.6</text:p>
          </table:table-cell>
          <table:table-cell office:value-type="float" office:value="14025.5070546" calcext:value-type="float">
            <text:p>14025.5070546</text:p>
          </table:table-cell>
          <table:table-cell office:value-type="string" calcext:value-type="string">
            <text:p><text:s/>[5.967197996504723, 3.125681405981555, 6.133176868246608, 5.5736422809915, 5.815909477959805, 3.1808417861221376, 3.193204162522586, 3.0537986666580332, 3.3108356083474333, 3.2225410307134923] </text:p>
          </table:table-cell>
          <table:table-cell office:value-type="string" calcext:value-type="string">
            <text:p><text:s/>[5.870476949660052, 4.383163605376696, 6.050113223502124, 5.449597120563697, 5.813525893622792, 3.3733621826511118, 3.285552727251774, 3.226357068968403, 3.3956154354551575, 3.3449562081785134] </text:p>
          </table:table-cell>
          <table:table-cell office:value-type="string" calcext:value-type="string">
            <text:p><text:s/>[46980.6, 2.86965, 1183.59, 13.9962, 383.25, 102.865, 108.445, 63.581, 148.083, 171.018]</text:p>
          </table:table-cell>
        </table:table-row>
        <table:table-row table:style-name="ro2">
          <table:table-cell office:value-type="string" calcext:value-type="string">
            <text:p>func_test/test_functions_adagrad_4_4_5_noisefree_complete</text:p>
          </table:table-cell>
          <table:table-cell table:formula="of:=IF(ISNUMBER(SEARCH(&quot;adadelta&quot;; [.A80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80])); &quot;power&quot;; &quot;complete&quot;)" office:value-type="string" office:string-value="complete" calcext:value-type="string">
            <text:p>complete</text:p>
          </table:table-cell>
          <table:table-cell table:formula="of:=4" office:value-type="float" office:value="4" calcext:value-type="float">
            <text:p>4</text:p>
          </table:table-cell>
          <table:table-cell table:formula="of:=4" office:value-type="float" office:value="4" calcext:value-type="float">
            <text:p>4</text:p>
          </table:table-cell>
          <table:table-cell table:formula="of:=5" office:value-type="float" office:value="5" calcext:value-type="float">
            <text:p>5</text:p>
          </table:table-cell>
          <table:table-cell office:value-type="string" calcext:value-type="string">
            <text:p>noisefree</text:p>
          </table:table-cell>
          <table:table-cell office:value-type="float" office:value="4.2576829284" calcext:value-type="float">
            <text:p>4.2576829284</text:p>
          </table:table-cell>
          <table:table-cell office:value-type="float" office:value="3.05379866666" calcext:value-type="float">
            <text:p>3.0537986667</text:p>
          </table:table-cell>
          <table:table-cell office:value-type="float" office:value="6.13317686825" calcext:value-type="float">
            <text:p>6.1331768683</text:p>
          </table:table-cell>
          <table:table-cell office:value-type="float" office:value="1.32631985324" calcext:value-type="float">
            <text:p>1.3263198532</text:p>
          </table:table-cell>
          <table:table-cell office:value-type="float" office:value="4.41927204152" calcext:value-type="float">
            <text:p>4.4192720415</text:p>
          </table:table-cell>
          <table:table-cell office:value-type="float" office:value="3.22635706897" calcext:value-type="float">
            <text:p>3.226357069</text:p>
          </table:table-cell>
          <table:table-cell office:value-type="float" office:value="6.0501132235" calcext:value-type="float">
            <text:p>6.0501132235</text:p>
          </table:table-cell>
          <table:table-cell office:value-type="float" office:value="1.17374513601" calcext:value-type="float">
            <text:p>1.173745136</text:p>
          </table:table-cell>
          <table:table-cell office:value-type="float" office:value="4915.829785" calcext:value-type="float">
            <text:p>4915.829785</text:p>
          </table:table-cell>
          <table:table-cell office:value-type="float" office:value="2.86965" calcext:value-type="float">
            <text:p>2.86965</text:p>
          </table:table-cell>
          <table:table-cell office:value-type="float" office:value="46980.6" calcext:value-type="float">
            <text:p>46980.6</text:p>
          </table:table-cell>
          <table:table-cell office:value-type="float" office:value="14025.5070546" calcext:value-type="float">
            <text:p>14025.5070546</text:p>
          </table:table-cell>
          <table:table-cell office:value-type="string" calcext:value-type="string">
            <text:p><text:s/>[5.967197996504723, 3.125681405981555, 6.133176868246608, 5.5736422809915, 5.815909477959805, 3.1808417861221376, 3.193204162522586, 3.0537986666580332, 3.3108356083474333, 3.2225410307134923] </text:p>
          </table:table-cell>
          <table:table-cell office:value-type="string" calcext:value-type="string">
            <text:p><text:s/>[5.870476949660052, 4.383163605376696, 6.050113223502124, 5.449597120563697, 5.813525893622792, 3.3733621826511118, 3.285552727251774, 3.226357068968403, 3.3956154354551575, 3.3449562081785134] </text:p>
          </table:table-cell>
          <table:table-cell office:value-type="string" calcext:value-type="string">
            <text:p><text:s/>[46980.6, 2.86965, 1183.59, 13.9962, 383.25, 102.865, 108.445, 63.581, 148.083, 171.018]</text:p>
          </table:table-cell>
        </table:table-row>
        <table:table-row table:style-name="ro2">
          <table:table-cell office:value-type="string" calcext:value-type="string">
            <text:p>func_test/test_functions_adagrad_4_4_5_noisefree_power</text:p>
          </table:table-cell>
          <table:table-cell table:formula="of:=IF(ISNUMBER(SEARCH(&quot;adadelta&quot;; [.A81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81])); &quot;power&quot;; &quot;complete&quot;)" office:value-type="string" office:string-value="power" calcext:value-type="string">
            <text:p>power</text:p>
          </table:table-cell>
          <table:table-cell table:formula="of:=4" office:value-type="float" office:value="4" calcext:value-type="float">
            <text:p>4</text:p>
          </table:table-cell>
          <table:table-cell table:formula="of:=4" office:value-type="float" office:value="4" calcext:value-type="float">
            <text:p>4</text:p>
          </table:table-cell>
          <table:table-cell table:formula="of:=5" office:value-type="float" office:value="5" calcext:value-type="float">
            <text:p>5</text:p>
          </table:table-cell>
          <table:table-cell office:value-type="string" calcext:value-type="string">
            <text:p>noisefree</text:p>
          </table:table-cell>
          <table:table-cell office:value-type="float" office:value="40.9373439086" calcext:value-type="float">
            <text:p>40.9373439086</text:p>
          </table:table-cell>
          <table:table-cell office:value-type="float" office:value="27.5121448395" calcext:value-type="float">
            <text:p>27.5121448395</text:p>
          </table:table-cell>
          <table:table-cell office:value-type="float" office:value="70.3543898242" calcext:value-type="float">
            <text:p>70.3543898242</text:p>
          </table:table-cell>
          <table:table-cell office:value-type="float" office:value="12.5906513593" calcext:value-type="float">
            <text:p>12.5906513593</text:p>
          </table:table-cell>
          <table:table-cell office:value-type="float" office:value="40.7432812575" calcext:value-type="float">
            <text:p>40.7432812575</text:p>
          </table:table-cell>
          <table:table-cell office:value-type="float" office:value="27.1895599094" calcext:value-type="float">
            <text:p>27.1895599094</text:p>
          </table:table-cell>
          <table:table-cell office:value-type="float" office:value="69.8895091844" calcext:value-type="float">
            <text:p>69.8895091844</text:p>
          </table:table-cell>
          <table:table-cell office:value-type="float" office:value="12.2965352084" calcext:value-type="float">
            <text:p>12.2965352084</text:p>
          </table:table-cell>
          <table:table-cell office:value-type="float" office:value="7.8766867913E+018" calcext:value-type="float">
            <text:p>7876686791300000000</text:p>
          </table:table-cell>
          <table:table-cell office:value-type="float" office:value="1028.29" calcext:value-type="float">
            <text:p>1028.29</text:p>
          </table:table-cell>
          <table:table-cell office:value-type="float" office:value="2.91017E+019" calcext:value-type="float">
            <text:p>29101700000000000000</text:p>
          </table:table-cell>
          <table:table-cell office:value-type="float" office:value="1.16183825238E+019" calcext:value-type="float">
            <text:p>11618382523800000000</text:p>
          </table:table-cell>
          <table:table-cell office:value-type="string" calcext:value-type="string">
            <text:p><text:s/>[48.13488253291184, 51.52927630043323, 70.35438982422721, 35.981556557126716, 41.99519537302449, 29.770117930263467, 27.51214483945827, 42.98292880194299, 32.22345996844069, 28.889486958411013] </text:p>
          </table:table-cell>
          <table:table-cell office:value-type="string" calcext:value-type="string">
            <text:p><text:s/>[48.02157117355929, 50.036854844868, 69.88950918442141, 35.890147718889494, 41.31913279606067, 30.01781136228613, 27.1895599094088, 43.24167914631553, 31.647262240795804, 30.17928419827415] </text:p>
          </table:table-cell>
          <table:table-cell office:value-type="string" calcext:value-type="string">
            <text:p><text:s/>[1.67696e+19, 2.22231e+18, 2.91017e+19, 1.78165e+18, 2945470000000000.0, 1028.29, 126813000000000.0, 2.88799e+19, 8635630000000000.0, 1902.3]</text:p>
          </table:table-cell>
        </table:table-row>
        <table:table-row table:style-name="ro2">
          <table:table-cell office:value-type="string" calcext:value-type="string">
            <text:p>func_test3/test_functions_adagrad5_0_0.01_noisefree_complete</text:p>
          </table:table-cell>
          <table:table-cell table:formula="of:=IF(ISNUMBER(SEARCH(&quot;adadelta&quot;; [.A82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82])); &quot;power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0" office:value-type="float" office:value="0" calcext:value-type="float">
            <text:p>0</text:p>
          </table:table-cell>
          <table:table-cell table:formula="of:=0.01" office:value-type="float" office:value="0.01" calcext:value-type="float">
            <text:p>0.01</text:p>
          </table:table-cell>
          <table:table-cell office:value-type="string" calcext:value-type="string">
            <text:p>noisefree</text:p>
          </table:table-cell>
          <table:table-cell office:value-type="float" office:value="7.85787845519" calcext:value-type="float">
            <text:p>7.8578784552</text:p>
          </table:table-cell>
          <table:table-cell office:value-type="float" office:value="7.79162861583" calcext:value-type="float">
            <text:p>7.7916286158</text:p>
          </table:table-cell>
          <table:table-cell office:value-type="float" office:value="7.95420044354" calcext:value-type="float">
            <text:p>7.9542004435</text:p>
          </table:table-cell>
          <table:table-cell office:value-type="float" office:value="0.0436937119819" calcext:value-type="float">
            <text:p>0.043693712</text:p>
          </table:table-cell>
          <table:table-cell office:value-type="float" office:value="7.78598087699" calcext:value-type="float">
            <text:p>7.785980877</text:p>
          </table:table-cell>
          <table:table-cell office:value-type="float" office:value="7.74896663915" calcext:value-type="float">
            <text:p>7.7489666392</text:p>
          </table:table-cell>
          <table:table-cell office:value-type="float" office:value="7.82100924012" calcext:value-type="float">
            <text:p>7.8210092401</text:p>
          </table:table-cell>
          <table:table-cell office:value-type="float" office:value="0.0269364571218" calcext:value-type="float">
            <text:p>0.0269364571</text:p>
          </table:table-cell>
          <table:table-cell office:value-type="float" office:value="2697694.3" calcext:value-type="float">
            <text:p>2697694.3</text:p>
          </table:table-cell>
          <table:table-cell office:value-type="float" office:value="853003" calcext:value-type="float">
            <text:p>853003</text:p>
          </table:table-cell>
          <table:table-cell office:value-type="float" office:value="3751000" calcext:value-type="float">
            <text:p>3751000</text:p>
          </table:table-cell>
          <table:table-cell office:value-type="float" office:value="813387.827465" calcext:value-type="float">
            <text:p>813387.827465</text:p>
          </table:table-cell>
          <table:table-cell office:value-type="string" calcext:value-type="string">
            <text:p><text:s/>[7.9542004435371405, 7.8627806519471015, 7.874091129550856, 7.7916286158321375, 7.851923697247592, 7.832516501306726, 7.897814297975509, 7.864457791624186, 7.842252614148225, 7.807118808732889] </text:p>
          </table:table-cell>
          <table:table-cell office:value-type="string" calcext:value-type="string">
            <text:p><text:s/>[7.821009240115142, 7.748966639148326, 7.820283610488272, 7.767305909197488, 7.807894784728998, 7.7667870702782995, 7.81597064677871, 7.7776509483415595, 7.784189568099859, 7.749750352708325] </text:p>
          </table:table-cell>
          <table:table-cell office:value-type="string" calcext:value-type="string">
            <text:p><text:s/>[3498250.0, 2288690.0, 2594720.0, 3371370.0, 3071960.0, 2847650.0, 1888140.0, 3751000.0, 2812160.0, 853003]</text:p>
          </table:table-cell>
        </table:table-row>
        <table:table-row table:style-name="ro2">
          <table:table-cell office:value-type="string" calcext:value-type="string">
            <text:p>func_test3/test_functions_adagrad5_0_0.01_noisefree_power</text:p>
          </table:table-cell>
          <table:table-cell table:formula="of:=IF(ISNUMBER(SEARCH(&quot;adadelta&quot;; [.A83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83])); &quot;power&quot;; &quot;complete&quot;)" office:value-type="string" office:string-value="power" calcext:value-type="string">
            <text:p>power</text:p>
          </table:table-cell>
          <table:table-cell table:formula="of:=5" office:value-type="float" office:value="5" calcext:value-type="float">
            <text:p>5</text:p>
          </table:table-cell>
          <table:table-cell table:formula="of:=0" office:value-type="float" office:value="0" calcext:value-type="float">
            <text:p>0</text:p>
          </table:table-cell>
          <table:table-cell table:formula="of:=0.01" office:value-type="float" office:value="0.01" calcext:value-type="float">
            <text:p>0.01</text:p>
          </table:table-cell>
          <table:table-cell office:value-type="string" calcext:value-type="string">
            <text:p>noisefree</text:p>
          </table:table-cell>
          <table:table-cell office:value-type="float" office:value="7.85787845519" calcext:value-type="float">
            <text:p>7.8578784552</text:p>
          </table:table-cell>
          <table:table-cell office:value-type="float" office:value="7.79162861583" calcext:value-type="float">
            <text:p>7.7916286158</text:p>
          </table:table-cell>
          <table:table-cell office:value-type="float" office:value="7.95420044354" calcext:value-type="float">
            <text:p>7.9542004435</text:p>
          </table:table-cell>
          <table:table-cell office:value-type="float" office:value="0.0436937119819" calcext:value-type="float">
            <text:p>0.043693712</text:p>
          </table:table-cell>
          <table:table-cell office:value-type="float" office:value="7.78598087699" calcext:value-type="float">
            <text:p>7.785980877</text:p>
          </table:table-cell>
          <table:table-cell office:value-type="float" office:value="7.74896663915" calcext:value-type="float">
            <text:p>7.7489666392</text:p>
          </table:table-cell>
          <table:table-cell office:value-type="float" office:value="7.82100924012" calcext:value-type="float">
            <text:p>7.8210092401</text:p>
          </table:table-cell>
          <table:table-cell office:value-type="float" office:value="0.0269364571218" calcext:value-type="float">
            <text:p>0.0269364571</text:p>
          </table:table-cell>
          <table:table-cell office:value-type="float" office:value="2697694.3" calcext:value-type="float">
            <text:p>2697694.3</text:p>
          </table:table-cell>
          <table:table-cell office:value-type="float" office:value="853003" calcext:value-type="float">
            <text:p>853003</text:p>
          </table:table-cell>
          <table:table-cell office:value-type="float" office:value="3751000" calcext:value-type="float">
            <text:p>3751000</text:p>
          </table:table-cell>
          <table:table-cell office:value-type="float" office:value="813387.827465" calcext:value-type="float">
            <text:p>813387.827465</text:p>
          </table:table-cell>
          <table:table-cell office:value-type="string" calcext:value-type="string">
            <text:p><text:s/>[7.9542004435371405, 7.8627806519471015, 7.874091129550856, 7.7916286158321375, 7.851923697247592, 7.832516501306726, 7.897814297975509, 7.864457791624186, 7.842252614148225, 7.807118808732889] </text:p>
          </table:table-cell>
          <table:table-cell office:value-type="string" calcext:value-type="string">
            <text:p><text:s/>[7.821009240115142, 7.748966639148326, 7.820283610488272, 7.767305909197488, 7.807894784728998, 7.7667870702782995, 7.81597064677871, 7.7776509483415595, 7.784189568099859, 7.749750352708325] </text:p>
          </table:table-cell>
          <table:table-cell office:value-type="string" calcext:value-type="string">
            <text:p><text:s/>[3498250.0, 2288690.0, 2594720.0, 3371370.0, 3071960.0, 2847650.0, 1888140.0, 3751000.0, 2812160.0, 853003]</text:p>
          </table:table-cell>
        </table:table-row>
        <table:table-row table:style-name="ro2">
          <table:table-cell office:value-type="string" calcext:value-type="string">
            <text:p>func_test3/test_functions_adagrad5_0_0.1_noisefree_complete</text:p>
          </table:table-cell>
          <table:table-cell table:formula="of:=IF(ISNUMBER(SEARCH(&quot;adadelta&quot;; [.A84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84])); &quot;power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0" office:value-type="float" office:value="0" calcext:value-type="float">
            <text:p>0</text:p>
          </table:table-cell>
          <table:table-cell table:formula="of:=0.1" office:value-type="float" office:value="0.1" calcext:value-type="float">
            <text:p>0.1</text:p>
          </table:table-cell>
          <table:table-cell office:value-type="string" calcext:value-type="string">
            <text:p>noisefree</text:p>
          </table:table-cell>
          <table:table-cell office:value-type="float" office:value="7.85787845519" calcext:value-type="float">
            <text:p>7.8578784552</text:p>
          </table:table-cell>
          <table:table-cell office:value-type="float" office:value="7.79162861583" calcext:value-type="float">
            <text:p>7.7916286158</text:p>
          </table:table-cell>
          <table:table-cell office:value-type="float" office:value="7.95420044354" calcext:value-type="float">
            <text:p>7.9542004435</text:p>
          </table:table-cell>
          <table:table-cell office:value-type="float" office:value="0.0436937119819" calcext:value-type="float">
            <text:p>0.043693712</text:p>
          </table:table-cell>
          <table:table-cell office:value-type="float" office:value="7.78598087699" calcext:value-type="float">
            <text:p>7.785980877</text:p>
          </table:table-cell>
          <table:table-cell office:value-type="float" office:value="7.74896663915" calcext:value-type="float">
            <text:p>7.7489666392</text:p>
          </table:table-cell>
          <table:table-cell office:value-type="float" office:value="7.82100924012" calcext:value-type="float">
            <text:p>7.8210092401</text:p>
          </table:table-cell>
          <table:table-cell office:value-type="float" office:value="0.0269364571218" calcext:value-type="float">
            <text:p>0.0269364571</text:p>
          </table:table-cell>
          <table:table-cell office:value-type="float" office:value="2697694.3" calcext:value-type="float">
            <text:p>2697694.3</text:p>
          </table:table-cell>
          <table:table-cell office:value-type="float" office:value="853003" calcext:value-type="float">
            <text:p>853003</text:p>
          </table:table-cell>
          <table:table-cell office:value-type="float" office:value="3751000" calcext:value-type="float">
            <text:p>3751000</text:p>
          </table:table-cell>
          <table:table-cell office:value-type="float" office:value="813387.827465" calcext:value-type="float">
            <text:p>813387.827465</text:p>
          </table:table-cell>
          <table:table-cell office:value-type="string" calcext:value-type="string">
            <text:p><text:s/>[7.9542004435371405, 7.8627806519471015, 7.874091129550856, 7.7916286158321375, 7.851923697247592, 7.832516501306726, 7.897814297975509, 7.864457791624186, 7.842252614148225, 7.807118808732889] </text:p>
          </table:table-cell>
          <table:table-cell office:value-type="string" calcext:value-type="string">
            <text:p><text:s/>[7.821009240115142, 7.748966639148326, 7.820283610488272, 7.767305909197488, 7.807894784728998, 7.7667870702782995, 7.81597064677871, 7.7776509483415595, 7.784189568099859, 7.749750352708325] </text:p>
          </table:table-cell>
          <table:table-cell office:value-type="string" calcext:value-type="string">
            <text:p><text:s/>[3498250.0, 2288690.0, 2594720.0, 3371370.0, 3071960.0, 2847650.0, 1888140.0, 3751000.0, 2812160.0, 853003]</text:p>
          </table:table-cell>
        </table:table-row>
        <table:table-row table:style-name="ro2">
          <table:table-cell office:value-type="string" calcext:value-type="string">
            <text:p>func_test3/test_functions_adagrad5_0_0.1_noisefree_power</text:p>
          </table:table-cell>
          <table:table-cell table:formula="of:=IF(ISNUMBER(SEARCH(&quot;adadelta&quot;; [.A85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85])); &quot;power&quot;; &quot;complete&quot;)" office:value-type="string" office:string-value="power" calcext:value-type="string">
            <text:p>power</text:p>
          </table:table-cell>
          <table:table-cell table:formula="of:=5" office:value-type="float" office:value="5" calcext:value-type="float">
            <text:p>5</text:p>
          </table:table-cell>
          <table:table-cell table:formula="of:=0" office:value-type="float" office:value="0" calcext:value-type="float">
            <text:p>0</text:p>
          </table:table-cell>
          <table:table-cell table:formula="of:=0.1" office:value-type="float" office:value="0.1" calcext:value-type="float">
            <text:p>0.1</text:p>
          </table:table-cell>
          <table:table-cell office:value-type="string" calcext:value-type="string">
            <text:p>noisefree</text:p>
          </table:table-cell>
          <table:table-cell office:value-type="float" office:value="7.85787845519" calcext:value-type="float">
            <text:p>7.8578784552</text:p>
          </table:table-cell>
          <table:table-cell office:value-type="float" office:value="7.79162861583" calcext:value-type="float">
            <text:p>7.7916286158</text:p>
          </table:table-cell>
          <table:table-cell office:value-type="float" office:value="7.95420044354" calcext:value-type="float">
            <text:p>7.9542004435</text:p>
          </table:table-cell>
          <table:table-cell office:value-type="float" office:value="0.0436937119819" calcext:value-type="float">
            <text:p>0.043693712</text:p>
          </table:table-cell>
          <table:table-cell office:value-type="float" office:value="7.78598087699" calcext:value-type="float">
            <text:p>7.785980877</text:p>
          </table:table-cell>
          <table:table-cell office:value-type="float" office:value="7.74896663915" calcext:value-type="float">
            <text:p>7.7489666392</text:p>
          </table:table-cell>
          <table:table-cell office:value-type="float" office:value="7.82100924012" calcext:value-type="float">
            <text:p>7.8210092401</text:p>
          </table:table-cell>
          <table:table-cell office:value-type="float" office:value="0.0269364571218" calcext:value-type="float">
            <text:p>0.0269364571</text:p>
          </table:table-cell>
          <table:table-cell office:value-type="float" office:value="2697694.3" calcext:value-type="float">
            <text:p>2697694.3</text:p>
          </table:table-cell>
          <table:table-cell office:value-type="float" office:value="853003" calcext:value-type="float">
            <text:p>853003</text:p>
          </table:table-cell>
          <table:table-cell office:value-type="float" office:value="3751000" calcext:value-type="float">
            <text:p>3751000</text:p>
          </table:table-cell>
          <table:table-cell office:value-type="float" office:value="813387.827465" calcext:value-type="float">
            <text:p>813387.827465</text:p>
          </table:table-cell>
          <table:table-cell office:value-type="string" calcext:value-type="string">
            <text:p><text:s/>[7.9542004435371405, 7.8627806519471015, 7.874091129550856, 7.7916286158321375, 7.851923697247592, 7.832516501306726, 7.897814297975509, 7.864457791624186, 7.842252614148225, 7.807118808732889] </text:p>
          </table:table-cell>
          <table:table-cell office:value-type="string" calcext:value-type="string">
            <text:p><text:s/>[7.821009240115142, 7.748966639148326, 7.820283610488272, 7.767305909197488, 7.807894784728998, 7.7667870702782995, 7.81597064677871, 7.7776509483415595, 7.784189568099859, 7.749750352708325] </text:p>
          </table:table-cell>
          <table:table-cell office:value-type="string" calcext:value-type="string">
            <text:p><text:s/>[3498250.0, 2288690.0, 2594720.0, 3371370.0, 3071960.0, 2847650.0, 1888140.0, 3751000.0, 2812160.0, 853003]</text:p>
          </table:table-cell>
        </table:table-row>
        <table:table-row table:style-name="ro2">
          <table:table-cell office:value-type="string" calcext:value-type="string">
            <text:p>func_test3/test_functions_adagrad5_0_1_noisefree_complete</text:p>
          </table:table-cell>
          <table:table-cell table:formula="of:=IF(ISNUMBER(SEARCH(&quot;adadelta&quot;; [.A86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86])); &quot;power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isefree</text:p>
          </table:table-cell>
          <table:table-cell office:value-type="float" office:value="7.85787845519" calcext:value-type="float">
            <text:p>7.8578784552</text:p>
          </table:table-cell>
          <table:table-cell office:value-type="float" office:value="7.79162861583" calcext:value-type="float">
            <text:p>7.7916286158</text:p>
          </table:table-cell>
          <table:table-cell office:value-type="float" office:value="7.95420044354" calcext:value-type="float">
            <text:p>7.9542004435</text:p>
          </table:table-cell>
          <table:table-cell office:value-type="float" office:value="0.0436937119819" calcext:value-type="float">
            <text:p>0.043693712</text:p>
          </table:table-cell>
          <table:table-cell office:value-type="float" office:value="7.78598087699" calcext:value-type="float">
            <text:p>7.785980877</text:p>
          </table:table-cell>
          <table:table-cell office:value-type="float" office:value="7.74896663915" calcext:value-type="float">
            <text:p>7.7489666392</text:p>
          </table:table-cell>
          <table:table-cell office:value-type="float" office:value="7.82100924012" calcext:value-type="float">
            <text:p>7.8210092401</text:p>
          </table:table-cell>
          <table:table-cell office:value-type="float" office:value="0.0269364571218" calcext:value-type="float">
            <text:p>0.0269364571</text:p>
          </table:table-cell>
          <table:table-cell office:value-type="float" office:value="2697694.3" calcext:value-type="float">
            <text:p>2697694.3</text:p>
          </table:table-cell>
          <table:table-cell office:value-type="float" office:value="853003" calcext:value-type="float">
            <text:p>853003</text:p>
          </table:table-cell>
          <table:table-cell office:value-type="float" office:value="3751000" calcext:value-type="float">
            <text:p>3751000</text:p>
          </table:table-cell>
          <table:table-cell office:value-type="float" office:value="813387.827465" calcext:value-type="float">
            <text:p>813387.827465</text:p>
          </table:table-cell>
          <table:table-cell office:value-type="string" calcext:value-type="string">
            <text:p><text:s/>[7.9542004435371405, 7.8627806519471015, 7.874091129550856, 7.7916286158321375, 7.851923697247592, 7.832516501306726, 7.897814297975509, 7.864457791624186, 7.842252614148225, 7.807118808732889] </text:p>
          </table:table-cell>
          <table:table-cell office:value-type="string" calcext:value-type="string">
            <text:p><text:s/>[7.821009240115142, 7.748966639148326, 7.820283610488272, 7.767305909197488, 7.807894784728998, 7.7667870702782995, 7.81597064677871, 7.7776509483415595, 7.784189568099859, 7.749750352708325] </text:p>
          </table:table-cell>
          <table:table-cell office:value-type="string" calcext:value-type="string">
            <text:p><text:s/>[3498250.0, 2288690.0, 2594720.0, 3371370.0, 3071960.0, 2847650.0, 1888140.0, 3751000.0, 2812160.0, 853003]</text:p>
          </table:table-cell>
        </table:table-row>
        <table:table-row table:style-name="ro2">
          <table:table-cell office:value-type="string" calcext:value-type="string">
            <text:p>func_test3/test_functions_adagrad5_0_1_noisefree_power</text:p>
          </table:table-cell>
          <table:table-cell table:formula="of:=IF(ISNUMBER(SEARCH(&quot;adadelta&quot;; [.A87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87])); &quot;power&quot;; &quot;complete&quot;)" office:value-type="string" office:string-value="power" calcext:value-type="string">
            <text:p>power</text:p>
          </table:table-cell>
          <table:table-cell table:formula="of:=5" office:value-type="float" office:value="5" calcext:value-type="float">
            <text:p>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isefree</text:p>
          </table:table-cell>
          <table:table-cell office:value-type="float" office:value="9.04887958368" calcext:value-type="float">
            <text:p>9.0488795837</text:p>
          </table:table-cell>
          <table:table-cell office:value-type="float" office:value="6.55292560804" calcext:value-type="float">
            <text:p>6.552925608</text:p>
          </table:table-cell>
          <table:table-cell office:value-type="float" office:value="10.9565505131" calcext:value-type="float">
            <text:p>10.9565505131</text:p>
          </table:table-cell>
          <table:table-cell office:value-type="float" office:value="1.13845898265" calcext:value-type="float">
            <text:p>1.1384589827</text:p>
          </table:table-cell>
          <table:table-cell office:value-type="float" office:value="9.4833901389" calcext:value-type="float">
            <text:p>9.4833901389</text:p>
          </table:table-cell>
          <table:table-cell office:value-type="float" office:value="8.53607535826" calcext:value-type="float">
            <text:p>8.5360753583</text:p>
          </table:table-cell>
          <table:table-cell office:value-type="float" office:value="10.8676776077" calcext:value-type="float">
            <text:p>10.8676776077</text:p>
          </table:table-cell>
          <table:table-cell office:value-type="float" office:value="0.675542871548" calcext:value-type="float">
            <text:p>0.6755428715</text:p>
          </table:table-cell>
          <table:table-cell office:value-type="float" office:value="141298.661" calcext:value-type="float">
            <text:p>141298.661</text:p>
          </table:table-cell>
          <table:table-cell office:value-type="float" office:value="3898.77" calcext:value-type="float">
            <text:p>3898.77</text:p>
          </table:table-cell>
          <table:table-cell office:value-type="float" office:value="713108" calcext:value-type="float">
            <text:p>713108</text:p>
          </table:table-cell>
          <table:table-cell office:value-type="float" office:value="203316.266067" calcext:value-type="float">
            <text:p>203316.266067</text:p>
          </table:table-cell>
          <table:table-cell office:value-type="string" calcext:value-type="string">
            <text:p><text:s/>[6.552925608038516, 9.003658162266145, 9.35093752112911, 10.07452100470858, 9.90841177107936, 8.726439713216214, 10.956550513084146, 8.010140778377618, 8.89607738585687, 9.009133379071393] </text:p>
          </table:table-cell>
          <table:table-cell office:value-type="string" calcext:value-type="string">
            <text:p><text:s/>[8.943954247674066, 9.446517012684714, 9.29964965050083, 10.352279941458033, 9.841159628075545, 8.895390130196489, 10.867677607739589, 9.056057912216993, 9.595139900238767, 8.536075358260279] </text:p>
          </table:table-cell>
          <table:table-cell office:value-type="string" calcext:value-type="string">
            <text:p><text:s/>[3898.77, 100545, 15194.3, 215194, 185508, 80263.5, 713108, 4048.14, 12717.9, 82509]</text:p>
          </table:table-cell>
        </table:table-row>
        <table:table-row table:style-name="ro2">
          <table:table-cell office:value-type="string" calcext:value-type="string">
            <text:p>func_test3/test_functions_adagrad5_0_5_noisefree_complete</text:p>
          </table:table-cell>
          <table:table-cell table:formula="of:=IF(ISNUMBER(SEARCH(&quot;adadelta&quot;; [.A88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88])); &quot;power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0" office:value-type="float" office:value="0" calcext:value-type="float">
            <text:p>0</text:p>
          </table:table-cell>
          <table:table-cell table:formula="of:=5" office:value-type="float" office:value="5" calcext:value-type="float">
            <text:p>5</text:p>
          </table:table-cell>
          <table:table-cell office:value-type="string" calcext:value-type="string">
            <text:p>noisefree</text:p>
          </table:table-cell>
          <table:table-cell office:value-type="float" office:value="9.04887958368" calcext:value-type="float">
            <text:p>9.0488795837</text:p>
          </table:table-cell>
          <table:table-cell office:value-type="float" office:value="6.55292560804" calcext:value-type="float">
            <text:p>6.552925608</text:p>
          </table:table-cell>
          <table:table-cell office:value-type="float" office:value="10.9565505131" calcext:value-type="float">
            <text:p>10.9565505131</text:p>
          </table:table-cell>
          <table:table-cell office:value-type="float" office:value="1.13845898265" calcext:value-type="float">
            <text:p>1.1384589827</text:p>
          </table:table-cell>
          <table:table-cell office:value-type="float" office:value="9.4833901389" calcext:value-type="float">
            <text:p>9.4833901389</text:p>
          </table:table-cell>
          <table:table-cell office:value-type="float" office:value="8.53607535826" calcext:value-type="float">
            <text:p>8.5360753583</text:p>
          </table:table-cell>
          <table:table-cell office:value-type="float" office:value="10.8676776077" calcext:value-type="float">
            <text:p>10.8676776077</text:p>
          </table:table-cell>
          <table:table-cell office:value-type="float" office:value="0.675542871548" calcext:value-type="float">
            <text:p>0.6755428715</text:p>
          </table:table-cell>
          <table:table-cell office:value-type="float" office:value="141298.661" calcext:value-type="float">
            <text:p>141298.661</text:p>
          </table:table-cell>
          <table:table-cell office:value-type="float" office:value="3898.77" calcext:value-type="float">
            <text:p>3898.77</text:p>
          </table:table-cell>
          <table:table-cell office:value-type="float" office:value="713108" calcext:value-type="float">
            <text:p>713108</text:p>
          </table:table-cell>
          <table:table-cell office:value-type="float" office:value="203316.266067" calcext:value-type="float">
            <text:p>203316.266067</text:p>
          </table:table-cell>
          <table:table-cell office:value-type="string" calcext:value-type="string">
            <text:p><text:s/>[6.552925608038516, 9.003658162266145, 9.35093752112911, 10.07452100470858, 9.90841177107936, 8.726439713216214, 10.956550513084146, 8.010140778377618, 8.89607738585687, 9.009133379071393] </text:p>
          </table:table-cell>
          <table:table-cell office:value-type="string" calcext:value-type="string">
            <text:p><text:s/>[8.943954247674066, 9.446517012684714, 9.29964965050083, 10.352279941458033, 9.841159628075545, 8.895390130196489, 10.867677607739589, 9.056057912216993, 9.595139900238767, 8.536075358260279] </text:p>
          </table:table-cell>
          <table:table-cell office:value-type="string" calcext:value-type="string">
            <text:p><text:s/>[3898.77, 100545, 15194.3, 215194, 185508, 80263.5, 713108, 4048.14, 12717.9, 82509]</text:p>
          </table:table-cell>
        </table:table-row>
        <table:table-row table:style-name="ro2">
          <table:table-cell office:value-type="string" calcext:value-type="string">
            <text:p>func_test3/test_functions_adagrad5_0_5_noisefree_power</text:p>
          </table:table-cell>
          <table:table-cell table:formula="of:=IF(ISNUMBER(SEARCH(&quot;adadelta&quot;; [.A89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89])); &quot;power&quot;; &quot;complete&quot;)" office:value-type="string" office:string-value="power" calcext:value-type="string">
            <text:p>power</text:p>
          </table:table-cell>
          <table:table-cell table:formula="of:=5" office:value-type="float" office:value="5" calcext:value-type="float">
            <text:p>5</text:p>
          </table:table-cell>
          <table:table-cell table:formula="of:=0" office:value-type="float" office:value="0" calcext:value-type="float">
            <text:p>0</text:p>
          </table:table-cell>
          <table:table-cell table:formula="of:=5" office:value-type="float" office:value="5" calcext:value-type="float">
            <text:p>5</text:p>
          </table:table-cell>
          <table:table-cell office:value-type="string" calcext:value-type="string">
            <text:p>noisefree</text:p>
          </table:table-cell>
          <table:table-cell office:value-type="float" office:value="9.04887958368" calcext:value-type="float">
            <text:p>9.0488795837</text:p>
          </table:table-cell>
          <table:table-cell office:value-type="float" office:value="6.55292560804" calcext:value-type="float">
            <text:p>6.552925608</text:p>
          </table:table-cell>
          <table:table-cell office:value-type="float" office:value="10.9565505131" calcext:value-type="float">
            <text:p>10.9565505131</text:p>
          </table:table-cell>
          <table:table-cell office:value-type="float" office:value="1.13845898265" calcext:value-type="float">
            <text:p>1.1384589827</text:p>
          </table:table-cell>
          <table:table-cell office:value-type="float" office:value="9.4833901389" calcext:value-type="float">
            <text:p>9.4833901389</text:p>
          </table:table-cell>
          <table:table-cell office:value-type="float" office:value="8.53607535826" calcext:value-type="float">
            <text:p>8.5360753583</text:p>
          </table:table-cell>
          <table:table-cell office:value-type="float" office:value="10.8676776077" calcext:value-type="float">
            <text:p>10.8676776077</text:p>
          </table:table-cell>
          <table:table-cell office:value-type="float" office:value="0.675542871548" calcext:value-type="float">
            <text:p>0.6755428715</text:p>
          </table:table-cell>
          <table:table-cell office:value-type="float" office:value="141298.661" calcext:value-type="float">
            <text:p>141298.661</text:p>
          </table:table-cell>
          <table:table-cell office:value-type="float" office:value="3898.77" calcext:value-type="float">
            <text:p>3898.77</text:p>
          </table:table-cell>
          <table:table-cell office:value-type="float" office:value="713108" calcext:value-type="float">
            <text:p>713108</text:p>
          </table:table-cell>
          <table:table-cell office:value-type="float" office:value="203316.266067" calcext:value-type="float">
            <text:p>203316.266067</text:p>
          </table:table-cell>
          <table:table-cell office:value-type="string" calcext:value-type="string">
            <text:p><text:s/>[6.552925608038516, 9.003658162266145, 9.35093752112911, 10.07452100470858, 9.90841177107936, 8.726439713216214, 10.956550513084146, 8.010140778377618, 8.89607738585687, 9.009133379071393] </text:p>
          </table:table-cell>
          <table:table-cell office:value-type="string" calcext:value-type="string">
            <text:p><text:s/>[8.943954247674066, 9.446517012684714, 9.29964965050083, 10.352279941458033, 9.841159628075545, 8.895390130196489, 10.867677607739589, 9.056057912216993, 9.595139900238767, 8.536075358260279] </text:p>
          </table:table-cell>
          <table:table-cell office:value-type="string" calcext:value-type="string">
            <text:p><text:s/>[3898.77, 100545, 15194.3, 215194, 185508, 80263.5, 713108, 4048.14, 12717.9, 82509]</text:p>
          </table:table-cell>
        </table:table-row>
        <table:table-row table:style-name="ro2">
          <table:table-cell office:value-type="string" calcext:value-type="string">
            <text:p>func_test3/test_functions_adagrad5_1_0.01_noisefree_complete</text:p>
          </table:table-cell>
          <table:table-cell table:formula="of:=IF(ISNUMBER(SEARCH(&quot;adadelta&quot;; [.A90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90])); &quot;power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0.01" office:value-type="float" office:value="0.01" calcext:value-type="float">
            <text:p>0.01</text:p>
          </table:table-cell>
          <table:table-cell office:value-type="string" calcext:value-type="string">
            <text:p>noisefree</text:p>
          </table:table-cell>
          <table:table-cell office:value-type="float" office:value="9.04887958368" calcext:value-type="float">
            <text:p>9.0488795837</text:p>
          </table:table-cell>
          <table:table-cell office:value-type="float" office:value="6.55292560804" calcext:value-type="float">
            <text:p>6.552925608</text:p>
          </table:table-cell>
          <table:table-cell office:value-type="float" office:value="10.9565505131" calcext:value-type="float">
            <text:p>10.9565505131</text:p>
          </table:table-cell>
          <table:table-cell office:value-type="float" office:value="1.13845898265" calcext:value-type="float">
            <text:p>1.1384589827</text:p>
          </table:table-cell>
          <table:table-cell office:value-type="float" office:value="9.4833901389" calcext:value-type="float">
            <text:p>9.4833901389</text:p>
          </table:table-cell>
          <table:table-cell office:value-type="float" office:value="8.53607535826" calcext:value-type="float">
            <text:p>8.5360753583</text:p>
          </table:table-cell>
          <table:table-cell office:value-type="float" office:value="10.8676776077" calcext:value-type="float">
            <text:p>10.8676776077</text:p>
          </table:table-cell>
          <table:table-cell office:value-type="float" office:value="0.675542871548" calcext:value-type="float">
            <text:p>0.6755428715</text:p>
          </table:table-cell>
          <table:table-cell office:value-type="float" office:value="141298.661" calcext:value-type="float">
            <text:p>141298.661</text:p>
          </table:table-cell>
          <table:table-cell office:value-type="float" office:value="3898.77" calcext:value-type="float">
            <text:p>3898.77</text:p>
          </table:table-cell>
          <table:table-cell office:value-type="float" office:value="713108" calcext:value-type="float">
            <text:p>713108</text:p>
          </table:table-cell>
          <table:table-cell office:value-type="float" office:value="203316.266067" calcext:value-type="float">
            <text:p>203316.266067</text:p>
          </table:table-cell>
          <table:table-cell office:value-type="string" calcext:value-type="string">
            <text:p><text:s/>[6.552925608038516, 9.003658162266145, 9.35093752112911, 10.07452100470858, 9.90841177107936, 8.726439713216214, 10.956550513084146, 8.010140778377618, 8.89607738585687, 9.009133379071393] </text:p>
          </table:table-cell>
          <table:table-cell office:value-type="string" calcext:value-type="string">
            <text:p><text:s/>[8.943954247674066, 9.446517012684714, 9.29964965050083, 10.352279941458033, 9.841159628075545, 8.895390130196489, 10.867677607739589, 9.056057912216993, 9.595139900238767, 8.536075358260279] </text:p>
          </table:table-cell>
          <table:table-cell office:value-type="string" calcext:value-type="string">
            <text:p><text:s/>[3898.77, 100545, 15194.3, 215194, 185508, 80263.5, 713108, 4048.14, 12717.9, 82509]</text:p>
          </table:table-cell>
        </table:table-row>
        <table:table-row table:style-name="ro2">
          <table:table-cell office:value-type="string" calcext:value-type="string">
            <text:p>func_test3/test_functions_adagrad5_1_0.01_noisefree_power</text:p>
          </table:table-cell>
          <table:table-cell table:formula="of:=IF(ISNUMBER(SEARCH(&quot;adadelta&quot;; [.A91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91])); &quot;power&quot;; &quot;complete&quot;)" office:value-type="string" office:string-value="power" calcext:value-type="string">
            <text:p>power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0.01" office:value-type="float" office:value="0.01" calcext:value-type="float">
            <text:p>0.01</text:p>
          </table:table-cell>
          <table:table-cell office:value-type="string" calcext:value-type="string">
            <text:p>noisefree</text:p>
          </table:table-cell>
          <table:table-cell office:value-type="float" office:value="9.04887958368" calcext:value-type="float">
            <text:p>9.0488795837</text:p>
          </table:table-cell>
          <table:table-cell office:value-type="float" office:value="6.55292560804" calcext:value-type="float">
            <text:p>6.552925608</text:p>
          </table:table-cell>
          <table:table-cell office:value-type="float" office:value="10.9565505131" calcext:value-type="float">
            <text:p>10.9565505131</text:p>
          </table:table-cell>
          <table:table-cell office:value-type="float" office:value="1.13845898265" calcext:value-type="float">
            <text:p>1.1384589827</text:p>
          </table:table-cell>
          <table:table-cell office:value-type="float" office:value="9.4833901389" calcext:value-type="float">
            <text:p>9.4833901389</text:p>
          </table:table-cell>
          <table:table-cell office:value-type="float" office:value="8.53607535826" calcext:value-type="float">
            <text:p>8.5360753583</text:p>
          </table:table-cell>
          <table:table-cell office:value-type="float" office:value="10.8676776077" calcext:value-type="float">
            <text:p>10.8676776077</text:p>
          </table:table-cell>
          <table:table-cell office:value-type="float" office:value="0.675542871548" calcext:value-type="float">
            <text:p>0.6755428715</text:p>
          </table:table-cell>
          <table:table-cell office:value-type="float" office:value="141298.661" calcext:value-type="float">
            <text:p>141298.661</text:p>
          </table:table-cell>
          <table:table-cell office:value-type="float" office:value="3898.77" calcext:value-type="float">
            <text:p>3898.77</text:p>
          </table:table-cell>
          <table:table-cell office:value-type="float" office:value="713108" calcext:value-type="float">
            <text:p>713108</text:p>
          </table:table-cell>
          <table:table-cell office:value-type="float" office:value="203316.266067" calcext:value-type="float">
            <text:p>203316.266067</text:p>
          </table:table-cell>
          <table:table-cell office:value-type="string" calcext:value-type="string">
            <text:p><text:s/>[6.552925608038516, 9.003658162266145, 9.35093752112911, 10.07452100470858, 9.90841177107936, 8.726439713216214, 10.956550513084146, 8.010140778377618, 8.89607738585687, 9.009133379071393] </text:p>
          </table:table-cell>
          <table:table-cell office:value-type="string" calcext:value-type="string">
            <text:p><text:s/>[8.943954247674066, 9.446517012684714, 9.29964965050083, 10.352279941458033, 9.841159628075545, 8.895390130196489, 10.867677607739589, 9.056057912216993, 9.595139900238767, 8.536075358260279] </text:p>
          </table:table-cell>
          <table:table-cell office:value-type="string" calcext:value-type="string">
            <text:p><text:s/>[3898.77, 100545, 15194.3, 215194, 185508, 80263.5, 713108, 4048.14, 12717.9, 82509]</text:p>
          </table:table-cell>
        </table:table-row>
        <table:table-row table:style-name="ro2">
          <table:table-cell office:value-type="string" calcext:value-type="string">
            <text:p>func_test3/test_functions_adagrad5_1_0.1_noisefree_complete</text:p>
          </table:table-cell>
          <table:table-cell table:formula="of:=IF(ISNUMBER(SEARCH(&quot;adadelta&quot;; [.A92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92])); &quot;power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0.1" office:value-type="float" office:value="0.1" calcext:value-type="float">
            <text:p>0.1</text:p>
          </table:table-cell>
          <table:table-cell office:value-type="string" calcext:value-type="string">
            <text:p>noisefree</text:p>
          </table:table-cell>
          <table:table-cell office:value-type="float" office:value="9.49685580717" calcext:value-type="float">
            <text:p>9.4968558072</text:p>
          </table:table-cell>
          <table:table-cell office:value-type="float" office:value="8.95438655021" calcext:value-type="float">
            <text:p>8.9543865502</text:p>
          </table:table-cell>
          <table:table-cell office:value-type="float" office:value="9.83073495456" calcext:value-type="float">
            <text:p>9.8307349546</text:p>
          </table:table-cell>
          <table:table-cell office:value-type="float" office:value="0.263124964152" calcext:value-type="float">
            <text:p>0.2631249642</text:p>
          </table:table-cell>
          <table:table-cell office:value-type="float" office:value="9.29480773974" calcext:value-type="float">
            <text:p>9.2948077397</text:p>
          </table:table-cell>
          <table:table-cell office:value-type="float" office:value="9.01611233105" calcext:value-type="float">
            <text:p>9.0161123311</text:p>
          </table:table-cell>
          <table:table-cell office:value-type="float" office:value="9.54999991886" calcext:value-type="float">
            <text:p>9.5499999189</text:p>
          </table:table-cell>
          <table:table-cell office:value-type="float" office:value="0.197957283184" calcext:value-type="float">
            <text:p>0.1979572832</text:p>
          </table:table-cell>
          <table:table-cell office:value-type="float" office:value="1939016.7" calcext:value-type="float">
            <text:p>1939016.7</text:p>
          </table:table-cell>
          <table:table-cell office:value-type="float" office:value="676957" calcext:value-type="float">
            <text:p>676957</text:p>
          </table:table-cell>
          <table:table-cell office:value-type="float" office:value="2778760" calcext:value-type="float">
            <text:p>2778760</text:p>
          </table:table-cell>
          <table:table-cell office:value-type="float" office:value="599903.893" calcext:value-type="float">
            <text:p>599903.893</text:p>
          </table:table-cell>
          <table:table-cell office:value-type="string" calcext:value-type="string">
            <text:p><text:s/>[9.826433244758496, 9.83073495456215, 9.506590193404886, 8.954386550205541, 9.697323622715569, 9.165937339128845, 9.627393812940886, 9.393557136256977, 9.490159902652502, 9.476041315055305] </text:p>
          </table:table-cell>
          <table:table-cell office:value-type="string" calcext:value-type="string">
            <text:p><text:s/>[9.496415022401608, 9.11077299381617, 9.409515219294876, 9.024150845952313, 9.381013141642931, 9.211694701701546, 9.549999918861385, 9.016112331050694, 9.199268032072627, 9.54913519057276] </text:p>
          </table:table-cell>
          <table:table-cell office:value-type="string" calcext:value-type="string">
            <text:p><text:s/>[2411900.0, 1546160.0, 1749580.0, 2540120.0, 2160080.0, 2259560.0, 1327380.0, 2778760.0, 1939670.0, 676957]</text:p>
          </table:table-cell>
        </table:table-row>
        <table:table-row table:style-name="ro2">
          <table:table-cell office:value-type="string" calcext:value-type="string">
            <text:p>func_test3/test_functions_adagrad5_1_0.1_noisefree_power</text:p>
          </table:table-cell>
          <table:table-cell table:formula="of:=IF(ISNUMBER(SEARCH(&quot;adadelta&quot;; [.A93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93])); &quot;power&quot;; &quot;complete&quot;)" office:value-type="string" office:string-value="power" calcext:value-type="string">
            <text:p>power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0.1" office:value-type="float" office:value="0.1" calcext:value-type="float">
            <text:p>0.1</text:p>
          </table:table-cell>
          <table:table-cell office:value-type="string" calcext:value-type="string">
            <text:p>noisefree</text:p>
          </table:table-cell>
          <table:table-cell office:value-type="float" office:value="9.49685580717" calcext:value-type="float">
            <text:p>9.4968558072</text:p>
          </table:table-cell>
          <table:table-cell office:value-type="float" office:value="8.95438655021" calcext:value-type="float">
            <text:p>8.9543865502</text:p>
          </table:table-cell>
          <table:table-cell office:value-type="float" office:value="9.83073495456" calcext:value-type="float">
            <text:p>9.8307349546</text:p>
          </table:table-cell>
          <table:table-cell office:value-type="float" office:value="0.263124964152" calcext:value-type="float">
            <text:p>0.2631249642</text:p>
          </table:table-cell>
          <table:table-cell office:value-type="float" office:value="9.29480773974" calcext:value-type="float">
            <text:p>9.2948077397</text:p>
          </table:table-cell>
          <table:table-cell office:value-type="float" office:value="9.01611233105" calcext:value-type="float">
            <text:p>9.0161123311</text:p>
          </table:table-cell>
          <table:table-cell office:value-type="float" office:value="9.54999991886" calcext:value-type="float">
            <text:p>9.5499999189</text:p>
          </table:table-cell>
          <table:table-cell office:value-type="float" office:value="0.197957283184" calcext:value-type="float">
            <text:p>0.1979572832</text:p>
          </table:table-cell>
          <table:table-cell office:value-type="float" office:value="1939016.7" calcext:value-type="float">
            <text:p>1939016.7</text:p>
          </table:table-cell>
          <table:table-cell office:value-type="float" office:value="676957" calcext:value-type="float">
            <text:p>676957</text:p>
          </table:table-cell>
          <table:table-cell office:value-type="float" office:value="2778760" calcext:value-type="float">
            <text:p>2778760</text:p>
          </table:table-cell>
          <table:table-cell office:value-type="float" office:value="599903.893" calcext:value-type="float">
            <text:p>599903.893</text:p>
          </table:table-cell>
          <table:table-cell office:value-type="string" calcext:value-type="string">
            <text:p><text:s/>[9.826433244758496, 9.83073495456215, 9.506590193404886, 8.954386550205541, 9.697323622715569, 9.165937339128845, 9.627393812940886, 9.393557136256977, 9.490159902652502, 9.476041315055305] </text:p>
          </table:table-cell>
          <table:table-cell office:value-type="string" calcext:value-type="string">
            <text:p><text:s/>[9.496415022401608, 9.11077299381617, 9.409515219294876, 9.024150845952313, 9.381013141642931, 9.211694701701546, 9.549999918861385, 9.016112331050694, 9.199268032072627, 9.54913519057276] </text:p>
          </table:table-cell>
          <table:table-cell office:value-type="string" calcext:value-type="string">
            <text:p><text:s/>[2411900.0, 1546160.0, 1749580.0, 2540120.0, 2160080.0, 2259560.0, 1327380.0, 2778760.0, 1939670.0, 676957]</text:p>
          </table:table-cell>
        </table:table-row>
        <table:table-row table:style-name="ro2">
          <table:table-cell office:value-type="string" calcext:value-type="string">
            <text:p>func_test3/test_functions_adagrad5_1_1_noisefree_complete</text:p>
          </table:table-cell>
          <table:table-cell table:formula="of:=IF(ISNUMBER(SEARCH(&quot;adadelta&quot;; [.A94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94])); &quot;power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isefree</text:p>
          </table:table-cell>
          <table:table-cell office:value-type="float" office:value="9.49685580717" calcext:value-type="float">
            <text:p>9.4968558072</text:p>
          </table:table-cell>
          <table:table-cell office:value-type="float" office:value="8.95438655021" calcext:value-type="float">
            <text:p>8.9543865502</text:p>
          </table:table-cell>
          <table:table-cell office:value-type="float" office:value="9.83073495456" calcext:value-type="float">
            <text:p>9.8307349546</text:p>
          </table:table-cell>
          <table:table-cell office:value-type="float" office:value="0.263124964152" calcext:value-type="float">
            <text:p>0.2631249642</text:p>
          </table:table-cell>
          <table:table-cell office:value-type="float" office:value="9.29480773974" calcext:value-type="float">
            <text:p>9.2948077397</text:p>
          </table:table-cell>
          <table:table-cell office:value-type="float" office:value="9.01611233105" calcext:value-type="float">
            <text:p>9.0161123311</text:p>
          </table:table-cell>
          <table:table-cell office:value-type="float" office:value="9.54999991886" calcext:value-type="float">
            <text:p>9.5499999189</text:p>
          </table:table-cell>
          <table:table-cell office:value-type="float" office:value="0.197957283184" calcext:value-type="float">
            <text:p>0.1979572832</text:p>
          </table:table-cell>
          <table:table-cell office:value-type="float" office:value="1939016.7" calcext:value-type="float">
            <text:p>1939016.7</text:p>
          </table:table-cell>
          <table:table-cell office:value-type="float" office:value="676957" calcext:value-type="float">
            <text:p>676957</text:p>
          </table:table-cell>
          <table:table-cell office:value-type="float" office:value="2778760" calcext:value-type="float">
            <text:p>2778760</text:p>
          </table:table-cell>
          <table:table-cell office:value-type="float" office:value="599903.893" calcext:value-type="float">
            <text:p>599903.893</text:p>
          </table:table-cell>
          <table:table-cell office:value-type="string" calcext:value-type="string">
            <text:p><text:s/>[9.826433244758496, 9.83073495456215, 9.506590193404886, 8.954386550205541, 9.697323622715569, 9.165937339128845, 9.627393812940886, 9.393557136256977, 9.490159902652502, 9.476041315055305] </text:p>
          </table:table-cell>
          <table:table-cell office:value-type="string" calcext:value-type="string">
            <text:p><text:s/>[9.496415022401608, 9.11077299381617, 9.409515219294876, 9.024150845952313, 9.381013141642931, 9.211694701701546, 9.549999918861385, 9.016112331050694, 9.199268032072627, 9.54913519057276] </text:p>
          </table:table-cell>
          <table:table-cell office:value-type="string" calcext:value-type="string">
            <text:p><text:s/>[2411900.0, 1546160.0, 1749580.0, 2540120.0, 2160080.0, 2259560.0, 1327380.0, 2778760.0, 1939670.0, 676957]</text:p>
          </table:table-cell>
        </table:table-row>
        <table:table-row table:style-name="ro2">
          <table:table-cell office:value-type="string" calcext:value-type="string">
            <text:p>func_test3/test_functions_adagrad5_1_1_noisefree_power</text:p>
          </table:table-cell>
          <table:table-cell table:formula="of:=IF(ISNUMBER(SEARCH(&quot;adadelta&quot;; [.A95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95])); &quot;power&quot;; &quot;complete&quot;)" office:value-type="string" office:string-value="power" calcext:value-type="string">
            <text:p>power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isefree</text:p>
          </table:table-cell>
          <table:table-cell office:value-type="float" office:value="9.49685580717" calcext:value-type="float">
            <text:p>9.4968558072</text:p>
          </table:table-cell>
          <table:table-cell office:value-type="float" office:value="8.95438655021" calcext:value-type="float">
            <text:p>8.9543865502</text:p>
          </table:table-cell>
          <table:table-cell office:value-type="float" office:value="9.83073495456" calcext:value-type="float">
            <text:p>9.8307349546</text:p>
          </table:table-cell>
          <table:table-cell office:value-type="float" office:value="0.263124964152" calcext:value-type="float">
            <text:p>0.2631249642</text:p>
          </table:table-cell>
          <table:table-cell office:value-type="float" office:value="9.29480773974" calcext:value-type="float">
            <text:p>9.2948077397</text:p>
          </table:table-cell>
          <table:table-cell office:value-type="float" office:value="9.01611233105" calcext:value-type="float">
            <text:p>9.0161123311</text:p>
          </table:table-cell>
          <table:table-cell office:value-type="float" office:value="9.54999991886" calcext:value-type="float">
            <text:p>9.5499999189</text:p>
          </table:table-cell>
          <table:table-cell office:value-type="float" office:value="0.197957283184" calcext:value-type="float">
            <text:p>0.1979572832</text:p>
          </table:table-cell>
          <table:table-cell office:value-type="float" office:value="1939016.7" calcext:value-type="float">
            <text:p>1939016.7</text:p>
          </table:table-cell>
          <table:table-cell office:value-type="float" office:value="676957" calcext:value-type="float">
            <text:p>676957</text:p>
          </table:table-cell>
          <table:table-cell office:value-type="float" office:value="2778760" calcext:value-type="float">
            <text:p>2778760</text:p>
          </table:table-cell>
          <table:table-cell office:value-type="float" office:value="599903.893" calcext:value-type="float">
            <text:p>599903.893</text:p>
          </table:table-cell>
          <table:table-cell office:value-type="string" calcext:value-type="string">
            <text:p><text:s/>[9.826433244758496, 9.83073495456215, 9.506590193404886, 8.954386550205541, 9.697323622715569, 9.165937339128845, 9.627393812940886, 9.393557136256977, 9.490159902652502, 9.476041315055305] </text:p>
          </table:table-cell>
          <table:table-cell office:value-type="string" calcext:value-type="string">
            <text:p><text:s/>[9.496415022401608, 9.11077299381617, 9.409515219294876, 9.024150845952313, 9.381013141642931, 9.211694701701546, 9.549999918861385, 9.016112331050694, 9.199268032072627, 9.54913519057276] </text:p>
          </table:table-cell>
          <table:table-cell office:value-type="string" calcext:value-type="string">
            <text:p><text:s/>[2411900.0, 1546160.0, 1749580.0, 2540120.0, 2160080.0, 2259560.0, 1327380.0, 2778760.0, 1939670.0, 676957]</text:p>
          </table:table-cell>
        </table:table-row>
        <table:table-row table:style-name="ro2">
          <table:table-cell office:value-type="string" calcext:value-type="string">
            <text:p>func_test3/test_functions_adagrad5_1_5_noisefree_complete</text:p>
          </table:table-cell>
          <table:table-cell table:formula="of:=IF(ISNUMBER(SEARCH(&quot;adadelta&quot;; [.A96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96])); &quot;power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office:value-type="string" calcext:value-type="string">
            <text:p>noisefree</text:p>
          </table:table-cell>
          <table:table-cell office:value-type="float" office:value="9.49685580717" calcext:value-type="float">
            <text:p>9.4968558072</text:p>
          </table:table-cell>
          <table:table-cell office:value-type="float" office:value="8.95438655021" calcext:value-type="float">
            <text:p>8.9543865502</text:p>
          </table:table-cell>
          <table:table-cell office:value-type="float" office:value="9.83073495456" calcext:value-type="float">
            <text:p>9.8307349546</text:p>
          </table:table-cell>
          <table:table-cell office:value-type="float" office:value="0.263124964152" calcext:value-type="float">
            <text:p>0.2631249642</text:p>
          </table:table-cell>
          <table:table-cell office:value-type="float" office:value="9.29480773974" calcext:value-type="float">
            <text:p>9.2948077397</text:p>
          </table:table-cell>
          <table:table-cell office:value-type="float" office:value="9.01611233105" calcext:value-type="float">
            <text:p>9.0161123311</text:p>
          </table:table-cell>
          <table:table-cell office:value-type="float" office:value="9.54999991886" calcext:value-type="float">
            <text:p>9.5499999189</text:p>
          </table:table-cell>
          <table:table-cell office:value-type="float" office:value="0.197957283184" calcext:value-type="float">
            <text:p>0.1979572832</text:p>
          </table:table-cell>
          <table:table-cell office:value-type="float" office:value="1939016.7" calcext:value-type="float">
            <text:p>1939016.7</text:p>
          </table:table-cell>
          <table:table-cell office:value-type="float" office:value="676957" calcext:value-type="float">
            <text:p>676957</text:p>
          </table:table-cell>
          <table:table-cell office:value-type="float" office:value="2778760" calcext:value-type="float">
            <text:p>2778760</text:p>
          </table:table-cell>
          <table:table-cell office:value-type="float" office:value="599903.893" calcext:value-type="float">
            <text:p>599903.893</text:p>
          </table:table-cell>
          <table:table-cell office:value-type="string" calcext:value-type="string">
            <text:p><text:s/>[9.826433244758496, 9.83073495456215, 9.506590193404886, 8.954386550205541, 9.697323622715569, 9.165937339128845, 9.627393812940886, 9.393557136256977, 9.490159902652502, 9.476041315055305] </text:p>
          </table:table-cell>
          <table:table-cell office:value-type="string" calcext:value-type="string">
            <text:p><text:s/>[9.496415022401608, 9.11077299381617, 9.409515219294876, 9.024150845952313, 9.381013141642931, 9.211694701701546, 9.549999918861385, 9.016112331050694, 9.199268032072627, 9.54913519057276] </text:p>
          </table:table-cell>
          <table:table-cell office:value-type="string" calcext:value-type="string">
            <text:p><text:s/>[2411900.0, 1546160.0, 1749580.0, 2540120.0, 2160080.0, 2259560.0, 1327380.0, 2778760.0, 1939670.0, 676957]</text:p>
          </table:table-cell>
        </table:table-row>
        <table:table-row table:style-name="ro2">
          <table:table-cell office:value-type="string" calcext:value-type="string">
            <text:p>func_test3/test_functions_adagrad5_1_5_noisefree_power</text:p>
          </table:table-cell>
          <table:table-cell table:formula="of:=IF(ISNUMBER(SEARCH(&quot;adadelta&quot;; [.A97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97])); &quot;power&quot;; &quot;complete&quot;)" office:value-type="string" office:string-value="power" calcext:value-type="string">
            <text:p>power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office:value-type="string" calcext:value-type="string">
            <text:p>noisefree</text:p>
          </table:table-cell>
          <table:table-cell office:value-type="float" office:value="9.49685580717" calcext:value-type="float">
            <text:p>9.4968558072</text:p>
          </table:table-cell>
          <table:table-cell office:value-type="float" office:value="8.95438655021" calcext:value-type="float">
            <text:p>8.9543865502</text:p>
          </table:table-cell>
          <table:table-cell office:value-type="float" office:value="9.83073495456" calcext:value-type="float">
            <text:p>9.8307349546</text:p>
          </table:table-cell>
          <table:table-cell office:value-type="float" office:value="0.263124964152" calcext:value-type="float">
            <text:p>0.2631249642</text:p>
          </table:table-cell>
          <table:table-cell office:value-type="float" office:value="9.29480773974" calcext:value-type="float">
            <text:p>9.2948077397</text:p>
          </table:table-cell>
          <table:table-cell office:value-type="float" office:value="9.01611233105" calcext:value-type="float">
            <text:p>9.0161123311</text:p>
          </table:table-cell>
          <table:table-cell office:value-type="float" office:value="9.54999991886" calcext:value-type="float">
            <text:p>9.5499999189</text:p>
          </table:table-cell>
          <table:table-cell office:value-type="float" office:value="0.197957283184" calcext:value-type="float">
            <text:p>0.1979572832</text:p>
          </table:table-cell>
          <table:table-cell office:value-type="float" office:value="1939016.7" calcext:value-type="float">
            <text:p>1939016.7</text:p>
          </table:table-cell>
          <table:table-cell office:value-type="float" office:value="676957" calcext:value-type="float">
            <text:p>676957</text:p>
          </table:table-cell>
          <table:table-cell office:value-type="float" office:value="2778760" calcext:value-type="float">
            <text:p>2778760</text:p>
          </table:table-cell>
          <table:table-cell office:value-type="float" office:value="599903.893" calcext:value-type="float">
            <text:p>599903.893</text:p>
          </table:table-cell>
          <table:table-cell office:value-type="string" calcext:value-type="string">
            <text:p><text:s/>[9.826433244758496, 9.83073495456215, 9.506590193404886, 8.954386550205541, 9.697323622715569, 9.165937339128845, 9.627393812940886, 9.393557136256977, 9.490159902652502, 9.476041315055305] </text:p>
          </table:table-cell>
          <table:table-cell office:value-type="string" calcext:value-type="string">
            <text:p><text:s/>[9.496415022401608, 9.11077299381617, 9.409515219294876, 9.024150845952313, 9.381013141642931, 9.211694701701546, 9.549999918861385, 9.016112331050694, 9.199268032072627, 9.54913519057276] </text:p>
          </table:table-cell>
          <table:table-cell office:value-type="string" calcext:value-type="string">
            <text:p><text:s/>[2411900.0, 1546160.0, 1749580.0, 2540120.0, 2160080.0, 2259560.0, 1327380.0, 2778760.0, 1939670.0, 676957]</text:p>
          </table:table-cell>
        </table:table-row>
        <table:table-row table:style-name="ro2">
          <table:table-cell office:value-type="string" calcext:value-type="string">
            <text:p>func_test3/test_functions_adagrad5_2_0.01_noisefree_complete</text:p>
          </table:table-cell>
          <table:table-cell table:formula="of:=IF(ISNUMBER(SEARCH(&quot;adadelta&quot;; [.A98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98])); &quot;power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2" office:value-type="float" office:value="2" calcext:value-type="float">
            <text:p>2</text:p>
          </table:table-cell>
          <table:table-cell table:formula="of:=0.01" office:value-type="float" office:value="0.01" calcext:value-type="float">
            <text:p>0.01</text:p>
          </table:table-cell>
          <table:table-cell office:value-type="string" calcext:value-type="string">
            <text:p>noisefree</text:p>
          </table:table-cell>
          <table:table-cell office:value-type="float" office:value="7.83413308959" calcext:value-type="float">
            <text:p>7.8341330896</text:p>
          </table:table-cell>
          <table:table-cell office:value-type="float" office:value="7.75184734654" calcext:value-type="float">
            <text:p>7.7518473465</text:p>
          </table:table-cell>
          <table:table-cell office:value-type="float" office:value="7.91774753866" calcext:value-type="float">
            <text:p>7.9177475387</text:p>
          </table:table-cell>
          <table:table-cell office:value-type="float" office:value="0.0452103065758" calcext:value-type="float">
            <text:p>0.0452103066</text:p>
          </table:table-cell>
          <table:table-cell office:value-type="float" office:value="7.78951627738" calcext:value-type="float">
            <text:p>7.7895162774</text:p>
          </table:table-cell>
          <table:table-cell office:value-type="float" office:value="7.75220063495" calcext:value-type="float">
            <text:p>7.752200635</text:p>
          </table:table-cell>
          <table:table-cell office:value-type="float" office:value="7.87997563298" calcext:value-type="float">
            <text:p>7.879975633</text:p>
          </table:table-cell>
          <table:table-cell office:value-type="float" office:value="0.034892677007" calcext:value-type="float">
            <text:p>0.034892677</text:p>
          </table:table-cell>
          <table:table-cell office:value-type="float" office:value="2746015.3" calcext:value-type="float">
            <text:p>2746015.3</text:p>
          </table:table-cell>
          <table:table-cell office:value-type="float" office:value="854473" calcext:value-type="float">
            <text:p>854473</text:p>
          </table:table-cell>
          <table:table-cell office:value-type="float" office:value="4038770" calcext:value-type="float">
            <text:p>4038770</text:p>
          </table:table-cell>
          <table:table-cell office:value-type="float" office:value="863717.570354" calcext:value-type="float">
            <text:p>863717.570354</text:p>
          </table:table-cell>
          <table:table-cell office:value-type="string" calcext:value-type="string">
            <text:p><text:s/>[7.811766981196246, 7.801774798528246, 7.850700278199955, 7.751847346538621, 7.803553260207936, 7.860359669551943, 7.888741174248977, 7.818461980591397, 7.917747538663032, 7.836377868191864] </text:p>
          </table:table-cell>
          <table:table-cell office:value-type="string" calcext:value-type="string">
            <text:p><text:s/>[7.759983727850716, 7.794816156841061, 7.791019728772919, 7.78375438682631, 7.791688971648054, 7.763945607351891, 7.8799756329757225, 7.752200634952191, 7.811300457414534, 7.766477469167555] </text:p>
          </table:table-cell>
          <table:table-cell office:value-type="string" calcext:value-type="string">
            <text:p><text:s/>[3513650.0, 2402870.0, 2569340.0, 3527360.0, 3091400.0, 2813130.0, 1886860.0, 4038770.0, 2762300.0, 854473]</text:p>
          </table:table-cell>
        </table:table-row>
        <table:table-row table:style-name="ro2">
          <table:table-cell office:value-type="string" calcext:value-type="string">
            <text:p>func_test3/test_functions_adagrad5_2_0.01_noisefree_power</text:p>
          </table:table-cell>
          <table:table-cell table:formula="of:=IF(ISNUMBER(SEARCH(&quot;adadelta&quot;; [.A99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99])); &quot;power&quot;; &quot;complete&quot;)" office:value-type="string" office:string-value="power" calcext:value-type="string">
            <text:p>power</text:p>
          </table:table-cell>
          <table:table-cell table:formula="of:=5" office:value-type="float" office:value="5" calcext:value-type="float">
            <text:p>5</text:p>
          </table:table-cell>
          <table:table-cell table:formula="of:=2" office:value-type="float" office:value="2" calcext:value-type="float">
            <text:p>2</text:p>
          </table:table-cell>
          <table:table-cell table:formula="of:=0.01" office:value-type="float" office:value="0.01" calcext:value-type="float">
            <text:p>0.01</text:p>
          </table:table-cell>
          <table:table-cell office:value-type="string" calcext:value-type="string">
            <text:p>noisefree</text:p>
          </table:table-cell>
          <table:table-cell office:value-type="float" office:value="7.83413308959" calcext:value-type="float">
            <text:p>7.8341330896</text:p>
          </table:table-cell>
          <table:table-cell office:value-type="float" office:value="7.75184734654" calcext:value-type="float">
            <text:p>7.7518473465</text:p>
          </table:table-cell>
          <table:table-cell office:value-type="float" office:value="7.91774753866" calcext:value-type="float">
            <text:p>7.9177475387</text:p>
          </table:table-cell>
          <table:table-cell office:value-type="float" office:value="0.0452103065758" calcext:value-type="float">
            <text:p>0.0452103066</text:p>
          </table:table-cell>
          <table:table-cell office:value-type="float" office:value="7.78951627738" calcext:value-type="float">
            <text:p>7.7895162774</text:p>
          </table:table-cell>
          <table:table-cell office:value-type="float" office:value="7.75220063495" calcext:value-type="float">
            <text:p>7.752200635</text:p>
          </table:table-cell>
          <table:table-cell office:value-type="float" office:value="7.87997563298" calcext:value-type="float">
            <text:p>7.879975633</text:p>
          </table:table-cell>
          <table:table-cell office:value-type="float" office:value="0.034892677007" calcext:value-type="float">
            <text:p>0.034892677</text:p>
          </table:table-cell>
          <table:table-cell office:value-type="float" office:value="2746015.3" calcext:value-type="float">
            <text:p>2746015.3</text:p>
          </table:table-cell>
          <table:table-cell office:value-type="float" office:value="854473" calcext:value-type="float">
            <text:p>854473</text:p>
          </table:table-cell>
          <table:table-cell office:value-type="float" office:value="4038770" calcext:value-type="float">
            <text:p>4038770</text:p>
          </table:table-cell>
          <table:table-cell office:value-type="float" office:value="863717.570354" calcext:value-type="float">
            <text:p>863717.570354</text:p>
          </table:table-cell>
          <table:table-cell office:value-type="string" calcext:value-type="string">
            <text:p><text:s/>[7.811766981196246, 7.801774798528246, 7.850700278199955, 7.751847346538621, 7.803553260207936, 7.860359669551943, 7.888741174248977, 7.818461980591397, 7.917747538663032, 7.836377868191864] </text:p>
          </table:table-cell>
          <table:table-cell office:value-type="string" calcext:value-type="string">
            <text:p><text:s/>[7.759983727850716, 7.794816156841061, 7.791019728772919, 7.78375438682631, 7.791688971648054, 7.763945607351891, 7.8799756329757225, 7.752200634952191, 7.811300457414534, 7.766477469167555] </text:p>
          </table:table-cell>
          <table:table-cell office:value-type="string" calcext:value-type="string">
            <text:p><text:s/>[3513650.0, 2402870.0, 2569340.0, 3527360.0, 3091400.0, 2813130.0, 1886860.0, 4038770.0, 2762300.0, 854473]</text:p>
          </table:table-cell>
        </table:table-row>
        <table:table-row table:style-name="ro2">
          <table:table-cell office:value-type="string" calcext:value-type="string">
            <text:p>func_test3/test_functions_adagrad5_2_0.1_noisefree_complete</text:p>
          </table:table-cell>
          <table:table-cell table:formula="of:=IF(ISNUMBER(SEARCH(&quot;adadelta&quot;; [.A100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00])); &quot;power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2" office:value-type="float" office:value="2" calcext:value-type="float">
            <text:p>2</text:p>
          </table:table-cell>
          <table:table-cell table:formula="of:=0.1" office:value-type="float" office:value="0.1" calcext:value-type="float">
            <text:p>0.1</text:p>
          </table:table-cell>
          <table:table-cell office:value-type="string" calcext:value-type="string">
            <text:p>noisefree</text:p>
          </table:table-cell>
          <table:table-cell office:value-type="float" office:value="7.83413308959" calcext:value-type="float">
            <text:p>7.8341330896</text:p>
          </table:table-cell>
          <table:table-cell office:value-type="float" office:value="7.75184734654" calcext:value-type="float">
            <text:p>7.7518473465</text:p>
          </table:table-cell>
          <table:table-cell office:value-type="float" office:value="7.91774753866" calcext:value-type="float">
            <text:p>7.9177475387</text:p>
          </table:table-cell>
          <table:table-cell office:value-type="float" office:value="0.0452103065758" calcext:value-type="float">
            <text:p>0.0452103066</text:p>
          </table:table-cell>
          <table:table-cell office:value-type="float" office:value="7.78951627738" calcext:value-type="float">
            <text:p>7.7895162774</text:p>
          </table:table-cell>
          <table:table-cell office:value-type="float" office:value="7.75220063495" calcext:value-type="float">
            <text:p>7.752200635</text:p>
          </table:table-cell>
          <table:table-cell office:value-type="float" office:value="7.87997563298" calcext:value-type="float">
            <text:p>7.879975633</text:p>
          </table:table-cell>
          <table:table-cell office:value-type="float" office:value="0.034892677007" calcext:value-type="float">
            <text:p>0.034892677</text:p>
          </table:table-cell>
          <table:table-cell office:value-type="float" office:value="2746015.3" calcext:value-type="float">
            <text:p>2746015.3</text:p>
          </table:table-cell>
          <table:table-cell office:value-type="float" office:value="854473" calcext:value-type="float">
            <text:p>854473</text:p>
          </table:table-cell>
          <table:table-cell office:value-type="float" office:value="4038770" calcext:value-type="float">
            <text:p>4038770</text:p>
          </table:table-cell>
          <table:table-cell office:value-type="float" office:value="863717.570354" calcext:value-type="float">
            <text:p>863717.570354</text:p>
          </table:table-cell>
          <table:table-cell office:value-type="string" calcext:value-type="string">
            <text:p><text:s/>[7.811766981196246, 7.801774798528246, 7.850700278199955, 7.751847346538621, 7.803553260207936, 7.860359669551943, 7.888741174248977, 7.818461980591397, 7.917747538663032, 7.836377868191864] </text:p>
          </table:table-cell>
          <table:table-cell office:value-type="string" calcext:value-type="string">
            <text:p><text:s/>[7.759983727850716, 7.794816156841061, 7.791019728772919, 7.78375438682631, 7.791688971648054, 7.763945607351891, 7.8799756329757225, 7.752200634952191, 7.811300457414534, 7.766477469167555] </text:p>
          </table:table-cell>
          <table:table-cell office:value-type="string" calcext:value-type="string">
            <text:p><text:s/>[3513650.0, 2402870.0, 2569340.0, 3527360.0, 3091400.0, 2813130.0, 1886860.0, 4038770.0, 2762300.0, 854473]</text:p>
          </table:table-cell>
        </table:table-row>
        <table:table-row table:style-name="ro2">
          <table:table-cell office:value-type="string" calcext:value-type="string">
            <text:p>func_test3/test_functions_adagrad5_2_0.1_noisefree_power</text:p>
          </table:table-cell>
          <table:table-cell table:formula="of:=IF(ISNUMBER(SEARCH(&quot;adadelta&quot;; [.A101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01])); &quot;power&quot;; &quot;complete&quot;)" office:value-type="string" office:string-value="power" calcext:value-type="string">
            <text:p>power</text:p>
          </table:table-cell>
          <table:table-cell table:formula="of:=5" office:value-type="float" office:value="5" calcext:value-type="float">
            <text:p>5</text:p>
          </table:table-cell>
          <table:table-cell table:formula="of:=2" office:value-type="float" office:value="2" calcext:value-type="float">
            <text:p>2</text:p>
          </table:table-cell>
          <table:table-cell table:formula="of:=0.1" office:value-type="float" office:value="0.1" calcext:value-type="float">
            <text:p>0.1</text:p>
          </table:table-cell>
          <table:table-cell office:value-type="string" calcext:value-type="string">
            <text:p>noisefree</text:p>
          </table:table-cell>
          <table:table-cell office:value-type="float" office:value="7.83413308959" calcext:value-type="float">
            <text:p>7.8341330896</text:p>
          </table:table-cell>
          <table:table-cell office:value-type="float" office:value="7.75184734654" calcext:value-type="float">
            <text:p>7.7518473465</text:p>
          </table:table-cell>
          <table:table-cell office:value-type="float" office:value="7.91774753866" calcext:value-type="float">
            <text:p>7.9177475387</text:p>
          </table:table-cell>
          <table:table-cell office:value-type="float" office:value="0.0452103065758" calcext:value-type="float">
            <text:p>0.0452103066</text:p>
          </table:table-cell>
          <table:table-cell office:value-type="float" office:value="7.78951627738" calcext:value-type="float">
            <text:p>7.7895162774</text:p>
          </table:table-cell>
          <table:table-cell office:value-type="float" office:value="7.75220063495" calcext:value-type="float">
            <text:p>7.752200635</text:p>
          </table:table-cell>
          <table:table-cell office:value-type="float" office:value="7.87997563298" calcext:value-type="float">
            <text:p>7.879975633</text:p>
          </table:table-cell>
          <table:table-cell office:value-type="float" office:value="0.034892677007" calcext:value-type="float">
            <text:p>0.034892677</text:p>
          </table:table-cell>
          <table:table-cell office:value-type="float" office:value="2746015.3" calcext:value-type="float">
            <text:p>2746015.3</text:p>
          </table:table-cell>
          <table:table-cell office:value-type="float" office:value="854473" calcext:value-type="float">
            <text:p>854473</text:p>
          </table:table-cell>
          <table:table-cell office:value-type="float" office:value="4038770" calcext:value-type="float">
            <text:p>4038770</text:p>
          </table:table-cell>
          <table:table-cell office:value-type="float" office:value="863717.570354" calcext:value-type="float">
            <text:p>863717.570354</text:p>
          </table:table-cell>
          <table:table-cell office:value-type="string" calcext:value-type="string">
            <text:p><text:s/>[7.811766981196246, 7.801774798528246, 7.850700278199955, 7.751847346538621, 7.803553260207936, 7.860359669551943, 7.888741174248977, 7.818461980591397, 7.917747538663032, 7.836377868191864] </text:p>
          </table:table-cell>
          <table:table-cell office:value-type="string" calcext:value-type="string">
            <text:p><text:s/>[7.759983727850716, 7.794816156841061, 7.791019728772919, 7.78375438682631, 7.791688971648054, 7.763945607351891, 7.8799756329757225, 7.752200634952191, 7.811300457414534, 7.766477469167555] </text:p>
          </table:table-cell>
          <table:table-cell office:value-type="string" calcext:value-type="string">
            <text:p><text:s/>[3513650.0, 2402870.0, 2569340.0, 3527360.0, 3091400.0, 2813130.0, 1886860.0, 4038770.0, 2762300.0, 854473]</text:p>
          </table:table-cell>
        </table:table-row>
        <table:table-row table:style-name="ro2">
          <table:table-cell office:value-type="string" calcext:value-type="string">
            <text:p>func_test3/test_functions_adagrad5_2_1_noisefree_complete</text:p>
          </table:table-cell>
          <table:table-cell table:formula="of:=IF(ISNUMBER(SEARCH(&quot;adadelta&quot;; [.A102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02])); &quot;power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2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isefree</text:p>
          </table:table-cell>
          <table:table-cell office:value-type="float" office:value="7.83413308959" calcext:value-type="float">
            <text:p>7.8341330896</text:p>
          </table:table-cell>
          <table:table-cell office:value-type="float" office:value="7.75184734654" calcext:value-type="float">
            <text:p>7.7518473465</text:p>
          </table:table-cell>
          <table:table-cell office:value-type="float" office:value="7.91774753866" calcext:value-type="float">
            <text:p>7.9177475387</text:p>
          </table:table-cell>
          <table:table-cell office:value-type="float" office:value="0.0452103065758" calcext:value-type="float">
            <text:p>0.0452103066</text:p>
          </table:table-cell>
          <table:table-cell office:value-type="float" office:value="7.78951627738" calcext:value-type="float">
            <text:p>7.7895162774</text:p>
          </table:table-cell>
          <table:table-cell office:value-type="float" office:value="7.75220063495" calcext:value-type="float">
            <text:p>7.752200635</text:p>
          </table:table-cell>
          <table:table-cell office:value-type="float" office:value="7.87997563298" calcext:value-type="float">
            <text:p>7.879975633</text:p>
          </table:table-cell>
          <table:table-cell office:value-type="float" office:value="0.034892677007" calcext:value-type="float">
            <text:p>0.034892677</text:p>
          </table:table-cell>
          <table:table-cell office:value-type="float" office:value="2746015.3" calcext:value-type="float">
            <text:p>2746015.3</text:p>
          </table:table-cell>
          <table:table-cell office:value-type="float" office:value="854473" calcext:value-type="float">
            <text:p>854473</text:p>
          </table:table-cell>
          <table:table-cell office:value-type="float" office:value="4038770" calcext:value-type="float">
            <text:p>4038770</text:p>
          </table:table-cell>
          <table:table-cell office:value-type="float" office:value="863717.570354" calcext:value-type="float">
            <text:p>863717.570354</text:p>
          </table:table-cell>
          <table:table-cell office:value-type="string" calcext:value-type="string">
            <text:p><text:s/>[7.811766981196246, 7.801774798528246, 7.850700278199955, 7.751847346538621, 7.803553260207936, 7.860359669551943, 7.888741174248977, 7.818461980591397, 7.917747538663032, 7.836377868191864] </text:p>
          </table:table-cell>
          <table:table-cell office:value-type="string" calcext:value-type="string">
            <text:p><text:s/>[7.759983727850716, 7.794816156841061, 7.791019728772919, 7.78375438682631, 7.791688971648054, 7.763945607351891, 7.8799756329757225, 7.752200634952191, 7.811300457414534, 7.766477469167555] </text:p>
          </table:table-cell>
          <table:table-cell office:value-type="string" calcext:value-type="string">
            <text:p><text:s/>[3513650.0, 2402870.0, 2569340.0, 3527360.0, 3091400.0, 2813130.0, 1886860.0, 4038770.0, 2762300.0, 854473]</text:p>
          </table:table-cell>
        </table:table-row>
        <table:table-row table:style-name="ro2">
          <table:table-cell office:value-type="string" calcext:value-type="string">
            <text:p>func_test3/test_functions_adagrad5_2_1_noisefree_power</text:p>
          </table:table-cell>
          <table:table-cell table:formula="of:=IF(ISNUMBER(SEARCH(&quot;adadelta&quot;; [.A103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03])); &quot;power&quot;; &quot;complete&quot;)" office:value-type="string" office:string-value="power" calcext:value-type="string">
            <text:p>power</text:p>
          </table:table-cell>
          <table:table-cell table:formula="of:=5" office:value-type="float" office:value="5" calcext:value-type="float">
            <text:p>5</text:p>
          </table:table-cell>
          <table:table-cell table:formula="of:=2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isefree</text:p>
          </table:table-cell>
          <table:table-cell office:value-type="float" office:value="7.83413308959" calcext:value-type="float">
            <text:p>7.8341330896</text:p>
          </table:table-cell>
          <table:table-cell office:value-type="float" office:value="7.75184734654" calcext:value-type="float">
            <text:p>7.7518473465</text:p>
          </table:table-cell>
          <table:table-cell office:value-type="float" office:value="7.91774753866" calcext:value-type="float">
            <text:p>7.9177475387</text:p>
          </table:table-cell>
          <table:table-cell office:value-type="float" office:value="0.0452103065758" calcext:value-type="float">
            <text:p>0.0452103066</text:p>
          </table:table-cell>
          <table:table-cell office:value-type="float" office:value="7.78951627738" calcext:value-type="float">
            <text:p>7.7895162774</text:p>
          </table:table-cell>
          <table:table-cell office:value-type="float" office:value="7.75220063495" calcext:value-type="float">
            <text:p>7.752200635</text:p>
          </table:table-cell>
          <table:table-cell office:value-type="float" office:value="7.87997563298" calcext:value-type="float">
            <text:p>7.879975633</text:p>
          </table:table-cell>
          <table:table-cell office:value-type="float" office:value="0.034892677007" calcext:value-type="float">
            <text:p>0.034892677</text:p>
          </table:table-cell>
          <table:table-cell office:value-type="float" office:value="2746015.3" calcext:value-type="float">
            <text:p>2746015.3</text:p>
          </table:table-cell>
          <table:table-cell office:value-type="float" office:value="854473" calcext:value-type="float">
            <text:p>854473</text:p>
          </table:table-cell>
          <table:table-cell office:value-type="float" office:value="4038770" calcext:value-type="float">
            <text:p>4038770</text:p>
          </table:table-cell>
          <table:table-cell office:value-type="float" office:value="863717.570354" calcext:value-type="float">
            <text:p>863717.570354</text:p>
          </table:table-cell>
          <table:table-cell office:value-type="string" calcext:value-type="string">
            <text:p><text:s/>[7.811766981196246, 7.801774798528246, 7.850700278199955, 7.751847346538621, 7.803553260207936, 7.860359669551943, 7.888741174248977, 7.818461980591397, 7.917747538663032, 7.836377868191864] </text:p>
          </table:table-cell>
          <table:table-cell office:value-type="string" calcext:value-type="string">
            <text:p><text:s/>[7.759983727850716, 7.794816156841061, 7.791019728772919, 7.78375438682631, 7.791688971648054, 7.763945607351891, 7.8799756329757225, 7.752200634952191, 7.811300457414534, 7.766477469167555] </text:p>
          </table:table-cell>
          <table:table-cell office:value-type="string" calcext:value-type="string">
            <text:p><text:s/>[3513650.0, 2402870.0, 2569340.0, 3527360.0, 3091400.0, 2813130.0, 1886860.0, 4038770.0, 2762300.0, 854473]</text:p>
          </table:table-cell>
        </table:table-row>
        <table:table-row table:style-name="ro2">
          <table:table-cell office:value-type="string" calcext:value-type="string">
            <text:p>func_test3/test_functions_adagrad5_2_5_noisefree_complete</text:p>
          </table:table-cell>
          <table:table-cell table:formula="of:=IF(ISNUMBER(SEARCH(&quot;adadelta&quot;; [.A104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04])); &quot;power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2" office:value-type="float" office:value="2" calcext:value-type="float">
            <text:p>2</text:p>
          </table:table-cell>
          <table:table-cell table:formula="of:=5" office:value-type="float" office:value="5" calcext:value-type="float">
            <text:p>5</text:p>
          </table:table-cell>
          <table:table-cell office:value-type="string" calcext:value-type="string">
            <text:p>noisefree</text:p>
          </table:table-cell>
          <table:table-cell office:value-type="float" office:value="55.3141715647" calcext:value-type="float">
            <text:p>55.3141715647</text:p>
          </table:table-cell>
          <table:table-cell office:value-type="float" office:value="35.8111686788" calcext:value-type="float">
            <text:p>35.8111686788</text:p>
          </table:table-cell>
          <table:table-cell office:value-type="float" office:value="81.9557478419" calcext:value-type="float">
            <text:p>81.9557478419</text:p>
          </table:table-cell>
          <table:table-cell office:value-type="float" office:value="16.6957822479" calcext:value-type="float">
            <text:p>16.6957822479</text:p>
          </table:table-cell>
          <table:table-cell office:value-type="float" office:value="55.5258853509" calcext:value-type="float">
            <text:p>55.5258853509</text:p>
          </table:table-cell>
          <table:table-cell office:value-type="float" office:value="35.3792729469" calcext:value-type="float">
            <text:p>35.3792729469</text:p>
          </table:table-cell>
          <table:table-cell office:value-type="float" office:value="83.4953583934" calcext:value-type="float">
            <text:p>83.4953583934</text:p>
          </table:table-cell>
          <table:table-cell office:value-type="float" office:value="16.6958596054" calcext:value-type="float">
            <text:p>16.6958596054</text:p>
          </table:table-cell>
          <table:table-cell office:value-type="float" office:value="1.218496589E+019" calcext:value-type="float">
            <text:p>12184965890000000000</text:p>
          </table:table-cell>
          <table:table-cell office:value-type="float" office:value="7582010" calcext:value-type="float">
            <text:p>7582010</text:p>
          </table:table-cell>
          <table:table-cell office:value-type="float" office:value="3.32533E+019" calcext:value-type="float">
            <text:p>33253300000000000000</text:p>
          </table:table-cell>
          <table:table-cell office:value-type="float" office:value="1.29722179873E+019" calcext:value-type="float">
            <text:p>12972217987300000000</text:p>
          </table:table-cell>
          <table:table-cell office:value-type="string" calcext:value-type="string">
            <text:p><text:s/>[81.95574784190833, 43.38205043579103, 44.52009178914729, 40.55141372046877, 69.15035708686722, 65.41902803934249, 48.37539786951782, 81.85960648620761, 35.811168678789805, 42.116853699257604] </text:p>
          </table:table-cell>
          <table:table-cell office:value-type="string" calcext:value-type="string">
            <text:p><text:s/>[81.33598388380423, 42.31335224386644, 45.66889817495162, 41.38890802314822, 68.91204488404948, 64.74863550062102, 48.851811685895015, 83.49535839336679, 35.379272946865875, 43.16458777243991] </text:p>
          </table:table-cell>
          <table:table-cell office:value-type="string" calcext:value-type="string">
            <text:p><text:s/>[2.99257e+19, 1.33962e+19, 2.13286e+18, 2.68817e+19, 7582010.0, 3.32533e+19, 1.61102e+19, 9476840.0, 1.29809e+17, 1.98899e+16]</text:p>
          </table:table-cell>
        </table:table-row>
        <table:table-row table:style-name="ro2">
          <table:table-cell office:value-type="string" calcext:value-type="string">
            <text:p>func_test3/test_functions_adagrad5_2_5_noisefree_power</text:p>
          </table:table-cell>
          <table:table-cell table:formula="of:=IF(ISNUMBER(SEARCH(&quot;adadelta&quot;; [.A105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05])); &quot;power&quot;; &quot;complete&quot;)" office:value-type="string" office:string-value="power" calcext:value-type="string">
            <text:p>power</text:p>
          </table:table-cell>
          <table:table-cell table:formula="of:=5" office:value-type="float" office:value="5" calcext:value-type="float">
            <text:p>5</text:p>
          </table:table-cell>
          <table:table-cell table:formula="of:=2" office:value-type="float" office:value="2" calcext:value-type="float">
            <text:p>2</text:p>
          </table:table-cell>
          <table:table-cell table:formula="of:=5" office:value-type="float" office:value="5" calcext:value-type="float">
            <text:p>5</text:p>
          </table:table-cell>
          <table:table-cell office:value-type="string" calcext:value-type="string">
            <text:p>noisefree</text:p>
          </table:table-cell>
          <table:table-cell office:value-type="float" office:value="55.3141715647" calcext:value-type="float">
            <text:p>55.3141715647</text:p>
          </table:table-cell>
          <table:table-cell office:value-type="float" office:value="35.8111686788" calcext:value-type="float">
            <text:p>35.8111686788</text:p>
          </table:table-cell>
          <table:table-cell office:value-type="float" office:value="81.9557478419" calcext:value-type="float">
            <text:p>81.9557478419</text:p>
          </table:table-cell>
          <table:table-cell office:value-type="float" office:value="16.6957822479" calcext:value-type="float">
            <text:p>16.6957822479</text:p>
          </table:table-cell>
          <table:table-cell office:value-type="float" office:value="55.5258853509" calcext:value-type="float">
            <text:p>55.5258853509</text:p>
          </table:table-cell>
          <table:table-cell office:value-type="float" office:value="35.3792729469" calcext:value-type="float">
            <text:p>35.3792729469</text:p>
          </table:table-cell>
          <table:table-cell office:value-type="float" office:value="83.4953583934" calcext:value-type="float">
            <text:p>83.4953583934</text:p>
          </table:table-cell>
          <table:table-cell office:value-type="float" office:value="16.6958596054" calcext:value-type="float">
            <text:p>16.6958596054</text:p>
          </table:table-cell>
          <table:table-cell office:value-type="float" office:value="1.218496589E+019" calcext:value-type="float">
            <text:p>12184965890000000000</text:p>
          </table:table-cell>
          <table:table-cell office:value-type="float" office:value="7582010" calcext:value-type="float">
            <text:p>7582010</text:p>
          </table:table-cell>
          <table:table-cell office:value-type="float" office:value="3.32533E+019" calcext:value-type="float">
            <text:p>33253300000000000000</text:p>
          </table:table-cell>
          <table:table-cell office:value-type="float" office:value="1.29722179873E+019" calcext:value-type="float">
            <text:p>12972217987300000000</text:p>
          </table:table-cell>
          <table:table-cell office:value-type="string" calcext:value-type="string">
            <text:p><text:s/>[81.95574784190833, 43.38205043579103, 44.52009178914729, 40.55141372046877, 69.15035708686722, 65.41902803934249, 48.37539786951782, 81.85960648620761, 35.811168678789805, 42.116853699257604] </text:p>
          </table:table-cell>
          <table:table-cell office:value-type="string" calcext:value-type="string">
            <text:p><text:s/>[81.33598388380423, 42.31335224386644, 45.66889817495162, 41.38890802314822, 68.91204488404948, 64.74863550062102, 48.851811685895015, 83.49535839336679, 35.379272946865875, 43.16458777243991] </text:p>
          </table:table-cell>
          <table:table-cell office:value-type="string" calcext:value-type="string">
            <text:p><text:s/>[2.99257e+19, 1.33962e+19, 2.13286e+18, 2.68817e+19, 7582010.0, 3.32533e+19, 1.61102e+19, 9476840.0, 1.29809e+17, 1.98899e+16]</text:p>
          </table:table-cell>
        </table:table-row>
        <table:table-row table:style-name="ro2">
          <table:table-cell office:value-type="string" calcext:value-type="string">
            <text:p>func_test3/test_functions_adagrad5_3_0.01_noisefree_complete</text:p>
          </table:table-cell>
          <table:table-cell table:formula="of:=IF(ISNUMBER(SEARCH(&quot;adadelta&quot;; [.A106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06])); &quot;power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3" office:value-type="float" office:value="3" calcext:value-type="float">
            <text:p>3</text:p>
          </table:table-cell>
          <table:table-cell table:formula="of:=0.01" office:value-type="float" office:value="0.01" calcext:value-type="float">
            <text:p>0.01</text:p>
          </table:table-cell>
          <table:table-cell office:value-type="string" calcext:value-type="string">
            <text:p>noisefree</text:p>
          </table:table-cell>
          <table:table-cell office:value-type="float" office:value="55.3141715647" calcext:value-type="float">
            <text:p>55.3141715647</text:p>
          </table:table-cell>
          <table:table-cell office:value-type="float" office:value="35.8111686788" calcext:value-type="float">
            <text:p>35.8111686788</text:p>
          </table:table-cell>
          <table:table-cell office:value-type="float" office:value="81.9557478419" calcext:value-type="float">
            <text:p>81.9557478419</text:p>
          </table:table-cell>
          <table:table-cell office:value-type="float" office:value="16.6957822479" calcext:value-type="float">
            <text:p>16.6957822479</text:p>
          </table:table-cell>
          <table:table-cell office:value-type="float" office:value="55.5258853509" calcext:value-type="float">
            <text:p>55.5258853509</text:p>
          </table:table-cell>
          <table:table-cell office:value-type="float" office:value="35.3792729469" calcext:value-type="float">
            <text:p>35.3792729469</text:p>
          </table:table-cell>
          <table:table-cell office:value-type="float" office:value="83.4953583934" calcext:value-type="float">
            <text:p>83.4953583934</text:p>
          </table:table-cell>
          <table:table-cell office:value-type="float" office:value="16.6958596054" calcext:value-type="float">
            <text:p>16.6958596054</text:p>
          </table:table-cell>
          <table:table-cell office:value-type="float" office:value="1.218496589E+019" calcext:value-type="float">
            <text:p>12184965890000000000</text:p>
          </table:table-cell>
          <table:table-cell office:value-type="float" office:value="7582010" calcext:value-type="float">
            <text:p>7582010</text:p>
          </table:table-cell>
          <table:table-cell office:value-type="float" office:value="3.32533E+019" calcext:value-type="float">
            <text:p>33253300000000000000</text:p>
          </table:table-cell>
          <table:table-cell office:value-type="float" office:value="1.29722179873E+019" calcext:value-type="float">
            <text:p>12972217987300000000</text:p>
          </table:table-cell>
          <table:table-cell office:value-type="string" calcext:value-type="string">
            <text:p><text:s/>[81.95574784190833, 43.38205043579103, 44.52009178914729, 40.55141372046877, 69.15035708686722, 65.41902803934249, 48.37539786951782, 81.85960648620761, 35.811168678789805, 42.116853699257604] </text:p>
          </table:table-cell>
          <table:table-cell office:value-type="string" calcext:value-type="string">
            <text:p><text:s/>[81.33598388380423, 42.31335224386644, 45.66889817495162, 41.38890802314822, 68.91204488404948, 64.74863550062102, 48.851811685895015, 83.49535839336679, 35.379272946865875, 43.16458777243991] </text:p>
          </table:table-cell>
          <table:table-cell office:value-type="string" calcext:value-type="string">
            <text:p><text:s/>[2.99257e+19, 1.33962e+19, 2.13286e+18, 2.68817e+19, 7582010.0, 3.32533e+19, 1.61102e+19, 9476840.0, 1.29809e+17, 1.98899e+16]</text:p>
          </table:table-cell>
        </table:table-row>
        <table:table-row table:style-name="ro2">
          <table:table-cell office:value-type="string" calcext:value-type="string">
            <text:p>func_test3/test_functions_adagrad5_3_0.01_noisefree_power</text:p>
          </table:table-cell>
          <table:table-cell table:formula="of:=IF(ISNUMBER(SEARCH(&quot;adadelta&quot;; [.A107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07])); &quot;power&quot;; &quot;complete&quot;)" office:value-type="string" office:string-value="power" calcext:value-type="string">
            <text:p>power</text:p>
          </table:table-cell>
          <table:table-cell table:formula="of:=5" office:value-type="float" office:value="5" calcext:value-type="float">
            <text:p>5</text:p>
          </table:table-cell>
          <table:table-cell table:formula="of:=3" office:value-type="float" office:value="3" calcext:value-type="float">
            <text:p>3</text:p>
          </table:table-cell>
          <table:table-cell table:formula="of:=0.01" office:value-type="float" office:value="0.01" calcext:value-type="float">
            <text:p>0.01</text:p>
          </table:table-cell>
          <table:table-cell office:value-type="string" calcext:value-type="string">
            <text:p>noisefree</text:p>
          </table:table-cell>
          <table:table-cell office:value-type="float" office:value="55.3141715647" calcext:value-type="float">
            <text:p>55.3141715647</text:p>
          </table:table-cell>
          <table:table-cell office:value-type="float" office:value="35.8111686788" calcext:value-type="float">
            <text:p>35.8111686788</text:p>
          </table:table-cell>
          <table:table-cell office:value-type="float" office:value="81.9557478419" calcext:value-type="float">
            <text:p>81.9557478419</text:p>
          </table:table-cell>
          <table:table-cell office:value-type="float" office:value="16.6957822479" calcext:value-type="float">
            <text:p>16.6957822479</text:p>
          </table:table-cell>
          <table:table-cell office:value-type="float" office:value="55.5258853509" calcext:value-type="float">
            <text:p>55.5258853509</text:p>
          </table:table-cell>
          <table:table-cell office:value-type="float" office:value="35.3792729469" calcext:value-type="float">
            <text:p>35.3792729469</text:p>
          </table:table-cell>
          <table:table-cell office:value-type="float" office:value="83.4953583934" calcext:value-type="float">
            <text:p>83.4953583934</text:p>
          </table:table-cell>
          <table:table-cell office:value-type="float" office:value="16.6958596054" calcext:value-type="float">
            <text:p>16.6958596054</text:p>
          </table:table-cell>
          <table:table-cell office:value-type="float" office:value="1.218496589E+019" calcext:value-type="float">
            <text:p>12184965890000000000</text:p>
          </table:table-cell>
          <table:table-cell office:value-type="float" office:value="7582010" calcext:value-type="float">
            <text:p>7582010</text:p>
          </table:table-cell>
          <table:table-cell office:value-type="float" office:value="3.32533E+019" calcext:value-type="float">
            <text:p>33253300000000000000</text:p>
          </table:table-cell>
          <table:table-cell office:value-type="float" office:value="1.29722179873E+019" calcext:value-type="float">
            <text:p>12972217987300000000</text:p>
          </table:table-cell>
          <table:table-cell office:value-type="string" calcext:value-type="string">
            <text:p><text:s/>[81.95574784190833, 43.38205043579103, 44.52009178914729, 40.55141372046877, 69.15035708686722, 65.41902803934249, 48.37539786951782, 81.85960648620761, 35.811168678789805, 42.116853699257604] </text:p>
          </table:table-cell>
          <table:table-cell office:value-type="string" calcext:value-type="string">
            <text:p><text:s/>[81.33598388380423, 42.31335224386644, 45.66889817495162, 41.38890802314822, 68.91204488404948, 64.74863550062102, 48.851811685895015, 83.49535839336679, 35.379272946865875, 43.16458777243991] </text:p>
          </table:table-cell>
          <table:table-cell office:value-type="string" calcext:value-type="string">
            <text:p><text:s/>[2.99257e+19, 1.33962e+19, 2.13286e+18, 2.68817e+19, 7582010.0, 3.32533e+19, 1.61102e+19, 9476840.0, 1.29809e+17, 1.98899e+16]</text:p>
          </table:table-cell>
        </table:table-row>
        <table:table-row table:style-name="ro2">
          <table:table-cell office:value-type="string" calcext:value-type="string">
            <text:p>func_test3/test_functions_adagrad5_3_0.1_noisefree_complete</text:p>
          </table:table-cell>
          <table:table-cell table:formula="of:=IF(ISNUMBER(SEARCH(&quot;adadelta&quot;; [.A108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08])); &quot;power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3" office:value-type="float" office:value="3" calcext:value-type="float">
            <text:p>3</text:p>
          </table:table-cell>
          <table:table-cell table:formula="of:=0.1" office:value-type="float" office:value="0.1" calcext:value-type="float">
            <text:p>0.1</text:p>
          </table:table-cell>
          <table:table-cell office:value-type="string" calcext:value-type="string">
            <text:p>noisefree</text:p>
          </table:table-cell>
          <table:table-cell office:value-type="float" office:value="55.3141715647" calcext:value-type="float">
            <text:p>55.3141715647</text:p>
          </table:table-cell>
          <table:table-cell office:value-type="float" office:value="35.8111686788" calcext:value-type="float">
            <text:p>35.8111686788</text:p>
          </table:table-cell>
          <table:table-cell office:value-type="float" office:value="81.9557478419" calcext:value-type="float">
            <text:p>81.9557478419</text:p>
          </table:table-cell>
          <table:table-cell office:value-type="float" office:value="16.6957822479" calcext:value-type="float">
            <text:p>16.6957822479</text:p>
          </table:table-cell>
          <table:table-cell office:value-type="float" office:value="55.5258853509" calcext:value-type="float">
            <text:p>55.5258853509</text:p>
          </table:table-cell>
          <table:table-cell office:value-type="float" office:value="35.3792729469" calcext:value-type="float">
            <text:p>35.3792729469</text:p>
          </table:table-cell>
          <table:table-cell office:value-type="float" office:value="83.4953583934" calcext:value-type="float">
            <text:p>83.4953583934</text:p>
          </table:table-cell>
          <table:table-cell office:value-type="float" office:value="16.6958596054" calcext:value-type="float">
            <text:p>16.6958596054</text:p>
          </table:table-cell>
          <table:table-cell office:value-type="float" office:value="1.218496589E+019" calcext:value-type="float">
            <text:p>12184965890000000000</text:p>
          </table:table-cell>
          <table:table-cell office:value-type="float" office:value="7582010" calcext:value-type="float">
            <text:p>7582010</text:p>
          </table:table-cell>
          <table:table-cell office:value-type="float" office:value="3.32533E+019" calcext:value-type="float">
            <text:p>33253300000000000000</text:p>
          </table:table-cell>
          <table:table-cell office:value-type="float" office:value="1.29722179873E+019" calcext:value-type="float">
            <text:p>12972217987300000000</text:p>
          </table:table-cell>
          <table:table-cell office:value-type="string" calcext:value-type="string">
            <text:p><text:s/>[81.95574784190833, 43.38205043579103, 44.52009178914729, 40.55141372046877, 69.15035708686722, 65.41902803934249, 48.37539786951782, 81.85960648620761, 35.811168678789805, 42.116853699257604] </text:p>
          </table:table-cell>
          <table:table-cell office:value-type="string" calcext:value-type="string">
            <text:p><text:s/>[81.33598388380423, 42.31335224386644, 45.66889817495162, 41.38890802314822, 68.91204488404948, 64.74863550062102, 48.851811685895015, 83.49535839336679, 35.379272946865875, 43.16458777243991] </text:p>
          </table:table-cell>
          <table:table-cell office:value-type="string" calcext:value-type="string">
            <text:p><text:s/>[2.99257e+19, 1.33962e+19, 2.13286e+18, 2.68817e+19, 7582010.0, 3.32533e+19, 1.61102e+19, 9476840.0, 1.29809e+17, 1.98899e+16]</text:p>
          </table:table-cell>
        </table:table-row>
        <table:table-row table:style-name="ro2">
          <table:table-cell office:value-type="string" calcext:value-type="string">
            <text:p>func_test3/test_functions_adagrad5_3_0.1_noisefree_power</text:p>
          </table:table-cell>
          <table:table-cell table:formula="of:=IF(ISNUMBER(SEARCH(&quot;adadelta&quot;; [.A109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09])); &quot;power&quot;; &quot;complete&quot;)" office:value-type="string" office:string-value="power" calcext:value-type="string">
            <text:p>power</text:p>
          </table:table-cell>
          <table:table-cell table:formula="of:=5" office:value-type="float" office:value="5" calcext:value-type="float">
            <text:p>5</text:p>
          </table:table-cell>
          <table:table-cell table:formula="of:=3" office:value-type="float" office:value="3" calcext:value-type="float">
            <text:p>3</text:p>
          </table:table-cell>
          <table:table-cell table:formula="of:=0.1" office:value-type="float" office:value="0.1" calcext:value-type="float">
            <text:p>0.1</text:p>
          </table:table-cell>
          <table:table-cell office:value-type="string" calcext:value-type="string">
            <text:p>noisefree</text:p>
          </table:table-cell>
          <table:table-cell office:value-type="float" office:value="7.46518117165" calcext:value-type="float">
            <text:p>7.4651811717</text:p>
          </table:table-cell>
          <table:table-cell office:value-type="float" office:value="6.60086736463" calcext:value-type="float">
            <text:p>6.6008673646</text:p>
          </table:table-cell>
          <table:table-cell office:value-type="float" office:value="8.82230892223" calcext:value-type="float">
            <text:p>8.8223089222</text:p>
          </table:table-cell>
          <table:table-cell office:value-type="float" office:value="0.700771812892" calcext:value-type="float">
            <text:p>0.7007718129</text:p>
          </table:table-cell>
          <table:table-cell office:value-type="float" office:value="7.3429289967" calcext:value-type="float">
            <text:p>7.3429289967</text:p>
          </table:table-cell>
          <table:table-cell office:value-type="float" office:value="6.67339458966" calcext:value-type="float">
            <text:p>6.6733945897</text:p>
          </table:table-cell>
          <table:table-cell office:value-type="float" office:value="8.39561304333" calcext:value-type="float">
            <text:p>8.3956130433</text:p>
          </table:table-cell>
          <table:table-cell office:value-type="float" office:value="0.584460459826" calcext:value-type="float">
            <text:p>0.5844604598</text:p>
          </table:table-cell>
          <table:table-cell office:value-type="float" office:value="26156.984" calcext:value-type="float">
            <text:p>26156.984</text:p>
          </table:table-cell>
          <table:table-cell office:value-type="float" office:value="2328.59" calcext:value-type="float">
            <text:p>2328.59</text:p>
          </table:table-cell>
          <table:table-cell office:value-type="float" office:value="93600.2" calcext:value-type="float">
            <text:p>93600.2</text:p>
          </table:table-cell>
          <table:table-cell office:value-type="float" office:value="30102.6706628" calcext:value-type="float">
            <text:p>30102.6706628</text:p>
          </table:table-cell>
          <table:table-cell office:value-type="string" calcext:value-type="string">
            <text:p><text:s/>[7.6978478084876985, 8.044895513827509, 7.153319716017279, 6.850481822106095, 8.822308922231866, 6.600867364633874, 7.296477531040997, 8.297870009203288, 6.634595931126132, 7.253147097813934] </text:p>
          </table:table-cell>
          <table:table-cell office:value-type="string" calcext:value-type="string">
            <text:p><text:s/>[7.722265515160617, 7.835224324829633, 6.8715317455107146, 6.767490196594748, 8.395613043327568, 6.700703344089226, 7.125565374129, 8.020818822765877, 6.673394589660903, 7.316683010936493] </text:p>
          </table:table-cell>
          <table:table-cell office:value-type="string" calcext:value-type="string">
            <text:p><text:s/>[93600.2, 34706.8, 2328.59, 5742.36, 55850.8, 3727.02, 4143.26, 52000.3, 4297.15, 5173.36]</text:p>
          </table:table-cell>
        </table:table-row>
        <table:table-row table:style-name="ro2">
          <table:table-cell office:value-type="string" calcext:value-type="string">
            <text:p>func_test3/test_functions_adagrad5_3_1_noisefree_complete</text:p>
          </table:table-cell>
          <table:table-cell table:formula="of:=IF(ISNUMBER(SEARCH(&quot;adadelta&quot;; [.A110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10])); &quot;power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3" office:value-type="float" office:value="3" calcext:value-type="float">
            <text:p>3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isefree</text:p>
          </table:table-cell>
          <table:table-cell office:value-type="float" office:value="7.46518117165" calcext:value-type="float">
            <text:p>7.4651811717</text:p>
          </table:table-cell>
          <table:table-cell office:value-type="float" office:value="6.60086736463" calcext:value-type="float">
            <text:p>6.6008673646</text:p>
          </table:table-cell>
          <table:table-cell office:value-type="float" office:value="8.82230892223" calcext:value-type="float">
            <text:p>8.8223089222</text:p>
          </table:table-cell>
          <table:table-cell office:value-type="float" office:value="0.700771812892" calcext:value-type="float">
            <text:p>0.7007718129</text:p>
          </table:table-cell>
          <table:table-cell office:value-type="float" office:value="7.3429289967" calcext:value-type="float">
            <text:p>7.3429289967</text:p>
          </table:table-cell>
          <table:table-cell office:value-type="float" office:value="6.67339458966" calcext:value-type="float">
            <text:p>6.6733945897</text:p>
          </table:table-cell>
          <table:table-cell office:value-type="float" office:value="8.39561304333" calcext:value-type="float">
            <text:p>8.3956130433</text:p>
          </table:table-cell>
          <table:table-cell office:value-type="float" office:value="0.584460459826" calcext:value-type="float">
            <text:p>0.5844604598</text:p>
          </table:table-cell>
          <table:table-cell office:value-type="float" office:value="26156.984" calcext:value-type="float">
            <text:p>26156.984</text:p>
          </table:table-cell>
          <table:table-cell office:value-type="float" office:value="2328.59" calcext:value-type="float">
            <text:p>2328.59</text:p>
          </table:table-cell>
          <table:table-cell office:value-type="float" office:value="93600.2" calcext:value-type="float">
            <text:p>93600.2</text:p>
          </table:table-cell>
          <table:table-cell office:value-type="float" office:value="30102.6706628" calcext:value-type="float">
            <text:p>30102.6706628</text:p>
          </table:table-cell>
          <table:table-cell office:value-type="string" calcext:value-type="string">
            <text:p><text:s/>[7.6978478084876985, 8.044895513827509, 7.153319716017279, 6.850481822106095, 8.822308922231866, 6.600867364633874, 7.296477531040997, 8.297870009203288, 6.634595931126132, 7.253147097813934] </text:p>
          </table:table-cell>
          <table:table-cell office:value-type="string" calcext:value-type="string">
            <text:p><text:s/>[7.722265515160617, 7.835224324829633, 6.8715317455107146, 6.767490196594748, 8.395613043327568, 6.700703344089226, 7.125565374129, 8.020818822765877, 6.673394589660903, 7.316683010936493] </text:p>
          </table:table-cell>
          <table:table-cell office:value-type="string" calcext:value-type="string">
            <text:p><text:s/>[93600.2, 34706.8, 2328.59, 5742.36, 55850.8, 3727.02, 4143.26, 52000.3, 4297.15, 5173.36]</text:p>
          </table:table-cell>
        </table:table-row>
        <table:table-row table:style-name="ro2">
          <table:table-cell office:value-type="string" calcext:value-type="string">
            <text:p>func_test3/test_functions_adagrad5_3_1_noisefree_power</text:p>
          </table:table-cell>
          <table:table-cell table:formula="of:=IF(ISNUMBER(SEARCH(&quot;adadelta&quot;; [.A111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11])); &quot;power&quot;; &quot;complete&quot;)" office:value-type="string" office:string-value="power" calcext:value-type="string">
            <text:p>power</text:p>
          </table:table-cell>
          <table:table-cell table:formula="of:=5" office:value-type="float" office:value="5" calcext:value-type="float">
            <text:p>5</text:p>
          </table:table-cell>
          <table:table-cell table:formula="of:=3" office:value-type="float" office:value="3" calcext:value-type="float">
            <text:p>3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isefree</text:p>
          </table:table-cell>
          <table:table-cell office:value-type="float" office:value="7.46518117165" calcext:value-type="float">
            <text:p>7.4651811717</text:p>
          </table:table-cell>
          <table:table-cell office:value-type="float" office:value="6.60086736463" calcext:value-type="float">
            <text:p>6.6008673646</text:p>
          </table:table-cell>
          <table:table-cell office:value-type="float" office:value="8.82230892223" calcext:value-type="float">
            <text:p>8.8223089222</text:p>
          </table:table-cell>
          <table:table-cell office:value-type="float" office:value="0.700771812892" calcext:value-type="float">
            <text:p>0.7007718129</text:p>
          </table:table-cell>
          <table:table-cell office:value-type="float" office:value="7.3429289967" calcext:value-type="float">
            <text:p>7.3429289967</text:p>
          </table:table-cell>
          <table:table-cell office:value-type="float" office:value="6.67339458966" calcext:value-type="float">
            <text:p>6.6733945897</text:p>
          </table:table-cell>
          <table:table-cell office:value-type="float" office:value="8.39561304333" calcext:value-type="float">
            <text:p>8.3956130433</text:p>
          </table:table-cell>
          <table:table-cell office:value-type="float" office:value="0.584460459826" calcext:value-type="float">
            <text:p>0.5844604598</text:p>
          </table:table-cell>
          <table:table-cell office:value-type="float" office:value="26156.984" calcext:value-type="float">
            <text:p>26156.984</text:p>
          </table:table-cell>
          <table:table-cell office:value-type="float" office:value="2328.59" calcext:value-type="float">
            <text:p>2328.59</text:p>
          </table:table-cell>
          <table:table-cell office:value-type="float" office:value="93600.2" calcext:value-type="float">
            <text:p>93600.2</text:p>
          </table:table-cell>
          <table:table-cell office:value-type="float" office:value="30102.6706628" calcext:value-type="float">
            <text:p>30102.6706628</text:p>
          </table:table-cell>
          <table:table-cell office:value-type="string" calcext:value-type="string">
            <text:p><text:s/>[7.6978478084876985, 8.044895513827509, 7.153319716017279, 6.850481822106095, 8.822308922231866, 6.600867364633874, 7.296477531040997, 8.297870009203288, 6.634595931126132, 7.253147097813934] </text:p>
          </table:table-cell>
          <table:table-cell office:value-type="string" calcext:value-type="string">
            <text:p><text:s/>[7.722265515160617, 7.835224324829633, 6.8715317455107146, 6.767490196594748, 8.395613043327568, 6.700703344089226, 7.125565374129, 8.020818822765877, 6.673394589660903, 7.316683010936493] </text:p>
          </table:table-cell>
          <table:table-cell office:value-type="string" calcext:value-type="string">
            <text:p><text:s/>[93600.2, 34706.8, 2328.59, 5742.36, 55850.8, 3727.02, 4143.26, 52000.3, 4297.15, 5173.36]</text:p>
          </table:table-cell>
        </table:table-row>
        <table:table-row table:style-name="ro2">
          <table:table-cell office:value-type="string" calcext:value-type="string">
            <text:p>func_test3/test_functions_adagrad5_3_5_noisefree_complete</text:p>
          </table:table-cell>
          <table:table-cell table:formula="of:=IF(ISNUMBER(SEARCH(&quot;adadelta&quot;; [.A112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12])); &quot;power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3" office:value-type="float" office:value="3" calcext:value-type="float">
            <text:p>3</text:p>
          </table:table-cell>
          <table:table-cell table:formula="of:=5" office:value-type="float" office:value="5" calcext:value-type="float">
            <text:p>5</text:p>
          </table:table-cell>
          <table:table-cell office:value-type="string" calcext:value-type="string">
            <text:p>noisefree</text:p>
          </table:table-cell>
          <table:table-cell office:value-type="float" office:value="7.46518117165" calcext:value-type="float">
            <text:p>7.4651811717</text:p>
          </table:table-cell>
          <table:table-cell office:value-type="float" office:value="6.60086736463" calcext:value-type="float">
            <text:p>6.6008673646</text:p>
          </table:table-cell>
          <table:table-cell office:value-type="float" office:value="8.82230892223" calcext:value-type="float">
            <text:p>8.8223089222</text:p>
          </table:table-cell>
          <table:table-cell office:value-type="float" office:value="0.700771812892" calcext:value-type="float">
            <text:p>0.7007718129</text:p>
          </table:table-cell>
          <table:table-cell office:value-type="float" office:value="7.3429289967" calcext:value-type="float">
            <text:p>7.3429289967</text:p>
          </table:table-cell>
          <table:table-cell office:value-type="float" office:value="6.67339458966" calcext:value-type="float">
            <text:p>6.6733945897</text:p>
          </table:table-cell>
          <table:table-cell office:value-type="float" office:value="8.39561304333" calcext:value-type="float">
            <text:p>8.3956130433</text:p>
          </table:table-cell>
          <table:table-cell office:value-type="float" office:value="0.584460459826" calcext:value-type="float">
            <text:p>0.5844604598</text:p>
          </table:table-cell>
          <table:table-cell office:value-type="float" office:value="26156.984" calcext:value-type="float">
            <text:p>26156.984</text:p>
          </table:table-cell>
          <table:table-cell office:value-type="float" office:value="2328.59" calcext:value-type="float">
            <text:p>2328.59</text:p>
          </table:table-cell>
          <table:table-cell office:value-type="float" office:value="93600.2" calcext:value-type="float">
            <text:p>93600.2</text:p>
          </table:table-cell>
          <table:table-cell office:value-type="float" office:value="30102.6706628" calcext:value-type="float">
            <text:p>30102.6706628</text:p>
          </table:table-cell>
          <table:table-cell office:value-type="string" calcext:value-type="string">
            <text:p><text:s/>[7.6978478084876985, 8.044895513827509, 7.153319716017279, 6.850481822106095, 8.822308922231866, 6.600867364633874, 7.296477531040997, 8.297870009203288, 6.634595931126132, 7.253147097813934] </text:p>
          </table:table-cell>
          <table:table-cell office:value-type="string" calcext:value-type="string">
            <text:p><text:s/>[7.722265515160617, 7.835224324829633, 6.8715317455107146, 6.767490196594748, 8.395613043327568, 6.700703344089226, 7.125565374129, 8.020818822765877, 6.673394589660903, 7.316683010936493] </text:p>
          </table:table-cell>
          <table:table-cell office:value-type="string" calcext:value-type="string">
            <text:p><text:s/>[93600.2, 34706.8, 2328.59, 5742.36, 55850.8, 3727.02, 4143.26, 52000.3, 4297.15, 5173.36]</text:p>
          </table:table-cell>
        </table:table-row>
        <table:table-row table:style-name="ro2">
          <table:table-cell office:value-type="string" calcext:value-type="string">
            <text:p>func_test3/test_functions_adagrad5_3_5_noisefree_power</text:p>
          </table:table-cell>
          <table:table-cell table:formula="of:=IF(ISNUMBER(SEARCH(&quot;adadelta&quot;; [.A113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13])); &quot;power&quot;; &quot;complete&quot;)" office:value-type="string" office:string-value="power" calcext:value-type="string">
            <text:p>power</text:p>
          </table:table-cell>
          <table:table-cell table:formula="of:=5" office:value-type="float" office:value="5" calcext:value-type="float">
            <text:p>5</text:p>
          </table:table-cell>
          <table:table-cell table:formula="of:=3" office:value-type="float" office:value="3" calcext:value-type="float">
            <text:p>3</text:p>
          </table:table-cell>
          <table:table-cell table:formula="of:=5" office:value-type="float" office:value="5" calcext:value-type="float">
            <text:p>5</text:p>
          </table:table-cell>
          <table:table-cell office:value-type="string" calcext:value-type="string">
            <text:p>noisefree</text:p>
          </table:table-cell>
          <table:table-cell office:value-type="float" office:value="7.46518117165" calcext:value-type="float">
            <text:p>7.4651811717</text:p>
          </table:table-cell>
          <table:table-cell office:value-type="float" office:value="6.60086736463" calcext:value-type="float">
            <text:p>6.6008673646</text:p>
          </table:table-cell>
          <table:table-cell office:value-type="float" office:value="8.82230892223" calcext:value-type="float">
            <text:p>8.8223089222</text:p>
          </table:table-cell>
          <table:table-cell office:value-type="float" office:value="0.700771812892" calcext:value-type="float">
            <text:p>0.7007718129</text:p>
          </table:table-cell>
          <table:table-cell office:value-type="float" office:value="7.3429289967" calcext:value-type="float">
            <text:p>7.3429289967</text:p>
          </table:table-cell>
          <table:table-cell office:value-type="float" office:value="6.67339458966" calcext:value-type="float">
            <text:p>6.6733945897</text:p>
          </table:table-cell>
          <table:table-cell office:value-type="float" office:value="8.39561304333" calcext:value-type="float">
            <text:p>8.3956130433</text:p>
          </table:table-cell>
          <table:table-cell office:value-type="float" office:value="0.584460459826" calcext:value-type="float">
            <text:p>0.5844604598</text:p>
          </table:table-cell>
          <table:table-cell office:value-type="float" office:value="26156.984" calcext:value-type="float">
            <text:p>26156.984</text:p>
          </table:table-cell>
          <table:table-cell office:value-type="float" office:value="2328.59" calcext:value-type="float">
            <text:p>2328.59</text:p>
          </table:table-cell>
          <table:table-cell office:value-type="float" office:value="93600.2" calcext:value-type="float">
            <text:p>93600.2</text:p>
          </table:table-cell>
          <table:table-cell office:value-type="float" office:value="30102.6706628" calcext:value-type="float">
            <text:p>30102.6706628</text:p>
          </table:table-cell>
          <table:table-cell office:value-type="string" calcext:value-type="string">
            <text:p><text:s/>[7.6978478084876985, 8.044895513827509, 7.153319716017279, 6.850481822106095, 8.822308922231866, 6.600867364633874, 7.296477531040997, 8.297870009203288, 6.634595931126132, 7.253147097813934] </text:p>
          </table:table-cell>
          <table:table-cell office:value-type="string" calcext:value-type="string">
            <text:p><text:s/>[7.722265515160617, 7.835224324829633, 6.8715317455107146, 6.767490196594748, 8.395613043327568, 6.700703344089226, 7.125565374129, 8.020818822765877, 6.673394589660903, 7.316683010936493] </text:p>
          </table:table-cell>
          <table:table-cell office:value-type="string" calcext:value-type="string">
            <text:p><text:s/>[93600.2, 34706.8, 2328.59, 5742.36, 55850.8, 3727.02, 4143.26, 52000.3, 4297.15, 5173.36]</text:p>
          </table:table-cell>
        </table:table-row>
        <table:table-row table:style-name="ro2">
          <table:table-cell office:value-type="string" calcext:value-type="string">
            <text:p>func_test3/test_functions_adagrad5_4_0.01_noisefree_complete</text:p>
          </table:table-cell>
          <table:table-cell table:formula="of:=IF(ISNUMBER(SEARCH(&quot;adadelta&quot;; [.A114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14])); &quot;power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4" office:value-type="float" office:value="4" calcext:value-type="float">
            <text:p>4</text:p>
          </table:table-cell>
          <table:table-cell table:formula="of:=0.01" office:value-type="float" office:value="0.01" calcext:value-type="float">
            <text:p>0.01</text:p>
          </table:table-cell>
          <table:table-cell office:value-type="string" calcext:value-type="string">
            <text:p>noisefree</text:p>
          </table:table-cell>
          <table:table-cell office:value-type="float" office:value="7.46518117165" calcext:value-type="float">
            <text:p>7.4651811717</text:p>
          </table:table-cell>
          <table:table-cell office:value-type="float" office:value="6.60086736463" calcext:value-type="float">
            <text:p>6.6008673646</text:p>
          </table:table-cell>
          <table:table-cell office:value-type="float" office:value="8.82230892223" calcext:value-type="float">
            <text:p>8.8223089222</text:p>
          </table:table-cell>
          <table:table-cell office:value-type="float" office:value="0.700771812892" calcext:value-type="float">
            <text:p>0.7007718129</text:p>
          </table:table-cell>
          <table:table-cell office:value-type="float" office:value="7.3429289967" calcext:value-type="float">
            <text:p>7.3429289967</text:p>
          </table:table-cell>
          <table:table-cell office:value-type="float" office:value="6.67339458966" calcext:value-type="float">
            <text:p>6.6733945897</text:p>
          </table:table-cell>
          <table:table-cell office:value-type="float" office:value="8.39561304333" calcext:value-type="float">
            <text:p>8.3956130433</text:p>
          </table:table-cell>
          <table:table-cell office:value-type="float" office:value="0.584460459826" calcext:value-type="float">
            <text:p>0.5844604598</text:p>
          </table:table-cell>
          <table:table-cell office:value-type="float" office:value="26156.984" calcext:value-type="float">
            <text:p>26156.984</text:p>
          </table:table-cell>
          <table:table-cell office:value-type="float" office:value="2328.59" calcext:value-type="float">
            <text:p>2328.59</text:p>
          </table:table-cell>
          <table:table-cell office:value-type="float" office:value="93600.2" calcext:value-type="float">
            <text:p>93600.2</text:p>
          </table:table-cell>
          <table:table-cell office:value-type="float" office:value="30102.6706628" calcext:value-type="float">
            <text:p>30102.6706628</text:p>
          </table:table-cell>
          <table:table-cell office:value-type="string" calcext:value-type="string">
            <text:p><text:s/>[7.6978478084876985, 8.044895513827509, 7.153319716017279, 6.850481822106095, 8.822308922231866, 6.600867364633874, 7.296477531040997, 8.297870009203288, 6.634595931126132, 7.253147097813934] </text:p>
          </table:table-cell>
          <table:table-cell office:value-type="string" calcext:value-type="string">
            <text:p><text:s/>[7.722265515160617, 7.835224324829633, 6.8715317455107146, 6.767490196594748, 8.395613043327568, 6.700703344089226, 7.125565374129, 8.020818822765877, 6.673394589660903, 7.316683010936493] </text:p>
          </table:table-cell>
          <table:table-cell office:value-type="string" calcext:value-type="string">
            <text:p><text:s/>[93600.2, 34706.8, 2328.59, 5742.36, 55850.8, 3727.02, 4143.26, 52000.3, 4297.15, 5173.36]</text:p>
          </table:table-cell>
        </table:table-row>
        <table:table-row table:style-name="ro2">
          <table:table-cell office:value-type="string" calcext:value-type="string">
            <text:p>func_test3/test_functions_adagrad5_4_0.01_noisefree_power</text:p>
          </table:table-cell>
          <table:table-cell table:formula="of:=IF(ISNUMBER(SEARCH(&quot;adadelta&quot;; [.A115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15])); &quot;power&quot;; &quot;complete&quot;)" office:value-type="string" office:string-value="power" calcext:value-type="string">
            <text:p>power</text:p>
          </table:table-cell>
          <table:table-cell table:formula="of:=5" office:value-type="float" office:value="5" calcext:value-type="float">
            <text:p>5</text:p>
          </table:table-cell>
          <table:table-cell table:formula="of:=4" office:value-type="float" office:value="4" calcext:value-type="float">
            <text:p>4</text:p>
          </table:table-cell>
          <table:table-cell table:formula="of:=0.01" office:value-type="float" office:value="0.01" calcext:value-type="float">
            <text:p>0.01</text:p>
          </table:table-cell>
          <table:table-cell office:value-type="string" calcext:value-type="string">
            <text:p>noisefree</text:p>
          </table:table-cell>
          <table:table-cell office:value-type="float" office:value="6.25260854858" calcext:value-type="float">
            <text:p>6.2526085486</text:p>
          </table:table-cell>
          <table:table-cell office:value-type="float" office:value="3.87689930035" calcext:value-type="float">
            <text:p>3.8768993004</text:p>
          </table:table-cell>
          <table:table-cell office:value-type="float" office:value="7.40388095273" calcext:value-type="float">
            <text:p>7.4038809527</text:p>
          </table:table-cell>
          <table:table-cell office:value-type="float" office:value="1.08426251745" calcext:value-type="float">
            <text:p>1.0842625175</text:p>
          </table:table-cell>
          <table:table-cell office:value-type="float" office:value="6.14228232821" calcext:value-type="float">
            <text:p>6.1422823282</text:p>
          </table:table-cell>
          <table:table-cell office:value-type="float" office:value="4.26057897581" calcext:value-type="float">
            <text:p>4.2605789758</text:p>
          </table:table-cell>
          <table:table-cell office:value-type="float" office:value="7.28441906803" calcext:value-type="float">
            <text:p>7.284419068</text:p>
          </table:table-cell>
          <table:table-cell office:value-type="float" office:value="0.876288356762" calcext:value-type="float">
            <text:p>0.8762883568</text:p>
          </table:table-cell>
          <table:table-cell office:value-type="float" office:value="11402.18354" calcext:value-type="float">
            <text:p>11402.18354</text:p>
          </table:table-cell>
          <table:table-cell office:value-type="float" office:value="60.2344" calcext:value-type="float">
            <text:p>60.2344</text:p>
          </table:table-cell>
          <table:table-cell office:value-type="float" office:value="51023.7" calcext:value-type="float">
            <text:p>51023.7</text:p>
          </table:table-cell>
          <table:table-cell office:value-type="float" office:value="17829.9637016" calcext:value-type="float">
            <text:p>17829.9637016</text:p>
          </table:table-cell>
          <table:table-cell office:value-type="string" calcext:value-type="string">
            <text:p><text:s/>[3.876899300354274, 4.8832181511190536, 6.532611435920216, 6.887136864890303, 5.73784735235047, 7.3973957430206845, 6.993069470137283, 6.047088877218524, 7.403880952730632, 6.766937338087427] </text:p>
          </table:table-cell>
          <table:table-cell office:value-type="string" calcext:value-type="string">
            <text:p><text:s/>[4.2605789758068635, 5.253485480461385, 6.317730021322182, 6.527363579649218, 5.750615222380585, 7.240804998676635, 6.642197804805735, 5.722973129360298, 7.284419068030576, 6.422655001601889] </text:p>
          </table:table-cell>
          <table:table-cell office:value-type="string" calcext:value-type="string">
            <text:p><text:s/>[60.2344, 130.29, 125.821, 3994.89, 5916.21, 51023.7, 3033.84, 4753.1, 42255.4, 2728.35]</text:p>
          </table:table-cell>
        </table:table-row>
        <table:table-row table:style-name="ro2">
          <table:table-cell office:value-type="string" calcext:value-type="string">
            <text:p>func_test3/test_functions_adagrad5_4_0.1_noisefree_complete</text:p>
          </table:table-cell>
          <table:table-cell table:formula="of:=IF(ISNUMBER(SEARCH(&quot;adadelta&quot;; [.A116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16])); &quot;power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4" office:value-type="float" office:value="4" calcext:value-type="float">
            <text:p>4</text:p>
          </table:table-cell>
          <table:table-cell table:formula="of:=0.1" office:value-type="float" office:value="0.1" calcext:value-type="float">
            <text:p>0.1</text:p>
          </table:table-cell>
          <table:table-cell office:value-type="string" calcext:value-type="string">
            <text:p>noisefree</text:p>
          </table:table-cell>
          <table:table-cell office:value-type="float" office:value="6.25260854858" calcext:value-type="float">
            <text:p>6.2526085486</text:p>
          </table:table-cell>
          <table:table-cell office:value-type="float" office:value="3.87689930035" calcext:value-type="float">
            <text:p>3.8768993004</text:p>
          </table:table-cell>
          <table:table-cell office:value-type="float" office:value="7.40388095273" calcext:value-type="float">
            <text:p>7.4038809527</text:p>
          </table:table-cell>
          <table:table-cell office:value-type="float" office:value="1.08426251745" calcext:value-type="float">
            <text:p>1.0842625175</text:p>
          </table:table-cell>
          <table:table-cell office:value-type="float" office:value="6.14228232821" calcext:value-type="float">
            <text:p>6.1422823282</text:p>
          </table:table-cell>
          <table:table-cell office:value-type="float" office:value="4.26057897581" calcext:value-type="float">
            <text:p>4.2605789758</text:p>
          </table:table-cell>
          <table:table-cell office:value-type="float" office:value="7.28441906803" calcext:value-type="float">
            <text:p>7.284419068</text:p>
          </table:table-cell>
          <table:table-cell office:value-type="float" office:value="0.876288356762" calcext:value-type="float">
            <text:p>0.8762883568</text:p>
          </table:table-cell>
          <table:table-cell office:value-type="float" office:value="11402.18354" calcext:value-type="float">
            <text:p>11402.18354</text:p>
          </table:table-cell>
          <table:table-cell office:value-type="float" office:value="60.2344" calcext:value-type="float">
            <text:p>60.2344</text:p>
          </table:table-cell>
          <table:table-cell office:value-type="float" office:value="51023.7" calcext:value-type="float">
            <text:p>51023.7</text:p>
          </table:table-cell>
          <table:table-cell office:value-type="float" office:value="17829.9637016" calcext:value-type="float">
            <text:p>17829.9637016</text:p>
          </table:table-cell>
          <table:table-cell office:value-type="string" calcext:value-type="string">
            <text:p><text:s/>[3.876899300354274, 4.8832181511190536, 6.532611435920216, 6.887136864890303, 5.73784735235047, 7.3973957430206845, 6.993069470137283, 6.047088877218524, 7.403880952730632, 6.766937338087427] </text:p>
          </table:table-cell>
          <table:table-cell office:value-type="string" calcext:value-type="string">
            <text:p><text:s/>[4.2605789758068635, 5.253485480461385, 6.317730021322182, 6.527363579649218, 5.750615222380585, 7.240804998676635, 6.642197804805735, 5.722973129360298, 7.284419068030576, 6.422655001601889] </text:p>
          </table:table-cell>
          <table:table-cell office:value-type="string" calcext:value-type="string">
            <text:p><text:s/>[60.2344, 130.29, 125.821, 3994.89, 5916.21, 51023.7, 3033.84, 4753.1, 42255.4, 2728.35]</text:p>
          </table:table-cell>
        </table:table-row>
        <table:table-row table:style-name="ro2">
          <table:table-cell office:value-type="string" calcext:value-type="string">
            <text:p>func_test3/test_functions_adagrad5_4_0.1_noisefree_power</text:p>
          </table:table-cell>
          <table:table-cell table:formula="of:=IF(ISNUMBER(SEARCH(&quot;adadelta&quot;; [.A117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17])); &quot;power&quot;; &quot;complete&quot;)" office:value-type="string" office:string-value="power" calcext:value-type="string">
            <text:p>power</text:p>
          </table:table-cell>
          <table:table-cell table:formula="of:=5" office:value-type="float" office:value="5" calcext:value-type="float">
            <text:p>5</text:p>
          </table:table-cell>
          <table:table-cell table:formula="of:=4" office:value-type="float" office:value="4" calcext:value-type="float">
            <text:p>4</text:p>
          </table:table-cell>
          <table:table-cell table:formula="of:=0.1" office:value-type="float" office:value="0.1" calcext:value-type="float">
            <text:p>0.1</text:p>
          </table:table-cell>
          <table:table-cell office:value-type="string" calcext:value-type="string">
            <text:p>noisefree</text:p>
          </table:table-cell>
          <table:table-cell office:value-type="float" office:value="6.25260854858" calcext:value-type="float">
            <text:p>6.2526085486</text:p>
          </table:table-cell>
          <table:table-cell office:value-type="float" office:value="3.87689930035" calcext:value-type="float">
            <text:p>3.8768993004</text:p>
          </table:table-cell>
          <table:table-cell office:value-type="float" office:value="7.40388095273" calcext:value-type="float">
            <text:p>7.4038809527</text:p>
          </table:table-cell>
          <table:table-cell office:value-type="float" office:value="1.08426251745" calcext:value-type="float">
            <text:p>1.0842625175</text:p>
          </table:table-cell>
          <table:table-cell office:value-type="float" office:value="6.14228232821" calcext:value-type="float">
            <text:p>6.1422823282</text:p>
          </table:table-cell>
          <table:table-cell office:value-type="float" office:value="4.26057897581" calcext:value-type="float">
            <text:p>4.2605789758</text:p>
          </table:table-cell>
          <table:table-cell office:value-type="float" office:value="7.28441906803" calcext:value-type="float">
            <text:p>7.284419068</text:p>
          </table:table-cell>
          <table:table-cell office:value-type="float" office:value="0.876288356762" calcext:value-type="float">
            <text:p>0.8762883568</text:p>
          </table:table-cell>
          <table:table-cell office:value-type="float" office:value="11402.18354" calcext:value-type="float">
            <text:p>11402.18354</text:p>
          </table:table-cell>
          <table:table-cell office:value-type="float" office:value="60.2344" calcext:value-type="float">
            <text:p>60.2344</text:p>
          </table:table-cell>
          <table:table-cell office:value-type="float" office:value="51023.7" calcext:value-type="float">
            <text:p>51023.7</text:p>
          </table:table-cell>
          <table:table-cell office:value-type="float" office:value="17829.9637016" calcext:value-type="float">
            <text:p>17829.9637016</text:p>
          </table:table-cell>
          <table:table-cell office:value-type="string" calcext:value-type="string">
            <text:p><text:s/>[3.876899300354274, 4.8832181511190536, 6.532611435920216, 6.887136864890303, 5.73784735235047, 7.3973957430206845, 6.993069470137283, 6.047088877218524, 7.403880952730632, 6.766937338087427] </text:p>
          </table:table-cell>
          <table:table-cell office:value-type="string" calcext:value-type="string">
            <text:p><text:s/>[4.2605789758068635, 5.253485480461385, 6.317730021322182, 6.527363579649218, 5.750615222380585, 7.240804998676635, 6.642197804805735, 5.722973129360298, 7.284419068030576, 6.422655001601889] </text:p>
          </table:table-cell>
          <table:table-cell office:value-type="string" calcext:value-type="string">
            <text:p><text:s/>[60.2344, 130.29, 125.821, 3994.89, 5916.21, 51023.7, 3033.84, 4753.1, 42255.4, 2728.35]</text:p>
          </table:table-cell>
        </table:table-row>
        <table:table-row table:style-name="ro2">
          <table:table-cell office:value-type="string" calcext:value-type="string">
            <text:p>func_test3/test_functions_adagrad5_4_1_noisefree_complete</text:p>
          </table:table-cell>
          <table:table-cell table:formula="of:=IF(ISNUMBER(SEARCH(&quot;adadelta&quot;; [.A118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18])); &quot;power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4" office:value-type="float" office:value="4" calcext:value-type="float">
            <text:p>4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isefree</text:p>
          </table:table-cell>
          <table:table-cell office:value-type="float" office:value="6.25260854858" calcext:value-type="float">
            <text:p>6.2526085486</text:p>
          </table:table-cell>
          <table:table-cell office:value-type="float" office:value="3.87689930035" calcext:value-type="float">
            <text:p>3.8768993004</text:p>
          </table:table-cell>
          <table:table-cell office:value-type="float" office:value="7.40388095273" calcext:value-type="float">
            <text:p>7.4038809527</text:p>
          </table:table-cell>
          <table:table-cell office:value-type="float" office:value="1.08426251745" calcext:value-type="float">
            <text:p>1.0842625175</text:p>
          </table:table-cell>
          <table:table-cell office:value-type="float" office:value="6.14228232821" calcext:value-type="float">
            <text:p>6.1422823282</text:p>
          </table:table-cell>
          <table:table-cell office:value-type="float" office:value="4.26057897581" calcext:value-type="float">
            <text:p>4.2605789758</text:p>
          </table:table-cell>
          <table:table-cell office:value-type="float" office:value="7.28441906803" calcext:value-type="float">
            <text:p>7.284419068</text:p>
          </table:table-cell>
          <table:table-cell office:value-type="float" office:value="0.876288356762" calcext:value-type="float">
            <text:p>0.8762883568</text:p>
          </table:table-cell>
          <table:table-cell office:value-type="float" office:value="11402.18354" calcext:value-type="float">
            <text:p>11402.18354</text:p>
          </table:table-cell>
          <table:table-cell office:value-type="float" office:value="60.2344" calcext:value-type="float">
            <text:p>60.2344</text:p>
          </table:table-cell>
          <table:table-cell office:value-type="float" office:value="51023.7" calcext:value-type="float">
            <text:p>51023.7</text:p>
          </table:table-cell>
          <table:table-cell office:value-type="float" office:value="17829.9637016" calcext:value-type="float">
            <text:p>17829.9637016</text:p>
          </table:table-cell>
          <table:table-cell office:value-type="string" calcext:value-type="string">
            <text:p><text:s/>[3.876899300354274, 4.8832181511190536, 6.532611435920216, 6.887136864890303, 5.73784735235047, 7.3973957430206845, 6.993069470137283, 6.047088877218524, 7.403880952730632, 6.766937338087427] </text:p>
          </table:table-cell>
          <table:table-cell office:value-type="string" calcext:value-type="string">
            <text:p><text:s/>[4.2605789758068635, 5.253485480461385, 6.317730021322182, 6.527363579649218, 5.750615222380585, 7.240804998676635, 6.642197804805735, 5.722973129360298, 7.284419068030576, 6.422655001601889] </text:p>
          </table:table-cell>
          <table:table-cell office:value-type="string" calcext:value-type="string">
            <text:p><text:s/>[60.2344, 130.29, 125.821, 3994.89, 5916.21, 51023.7, 3033.84, 4753.1, 42255.4, 2728.35]</text:p>
          </table:table-cell>
        </table:table-row>
        <table:table-row table:style-name="ro2">
          <table:table-cell office:value-type="string" calcext:value-type="string">
            <text:p>func_test3/test_functions_adagrad5_4_1_noisefree_power</text:p>
          </table:table-cell>
          <table:table-cell table:formula="of:=IF(ISNUMBER(SEARCH(&quot;adadelta&quot;; [.A119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19])); &quot;power&quot;; &quot;complete&quot;)" office:value-type="string" office:string-value="power" calcext:value-type="string">
            <text:p>power</text:p>
          </table:table-cell>
          <table:table-cell table:formula="of:=5" office:value-type="float" office:value="5" calcext:value-type="float">
            <text:p>5</text:p>
          </table:table-cell>
          <table:table-cell table:formula="of:=4" office:value-type="float" office:value="4" calcext:value-type="float">
            <text:p>4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isefree</text:p>
          </table:table-cell>
          <table:table-cell office:value-type="float" office:value="6.25260854858" calcext:value-type="float">
            <text:p>6.2526085486</text:p>
          </table:table-cell>
          <table:table-cell office:value-type="float" office:value="3.87689930035" calcext:value-type="float">
            <text:p>3.8768993004</text:p>
          </table:table-cell>
          <table:table-cell office:value-type="float" office:value="7.40388095273" calcext:value-type="float">
            <text:p>7.4038809527</text:p>
          </table:table-cell>
          <table:table-cell office:value-type="float" office:value="1.08426251745" calcext:value-type="float">
            <text:p>1.0842625175</text:p>
          </table:table-cell>
          <table:table-cell office:value-type="float" office:value="6.14228232821" calcext:value-type="float">
            <text:p>6.1422823282</text:p>
          </table:table-cell>
          <table:table-cell office:value-type="float" office:value="4.26057897581" calcext:value-type="float">
            <text:p>4.2605789758</text:p>
          </table:table-cell>
          <table:table-cell office:value-type="float" office:value="7.28441906803" calcext:value-type="float">
            <text:p>7.284419068</text:p>
          </table:table-cell>
          <table:table-cell office:value-type="float" office:value="0.876288356762" calcext:value-type="float">
            <text:p>0.8762883568</text:p>
          </table:table-cell>
          <table:table-cell office:value-type="float" office:value="11402.18354" calcext:value-type="float">
            <text:p>11402.18354</text:p>
          </table:table-cell>
          <table:table-cell office:value-type="float" office:value="60.2344" calcext:value-type="float">
            <text:p>60.2344</text:p>
          </table:table-cell>
          <table:table-cell office:value-type="float" office:value="51023.7" calcext:value-type="float">
            <text:p>51023.7</text:p>
          </table:table-cell>
          <table:table-cell office:value-type="float" office:value="17829.9637016" calcext:value-type="float">
            <text:p>17829.9637016</text:p>
          </table:table-cell>
          <table:table-cell office:value-type="string" calcext:value-type="string">
            <text:p><text:s/>[3.876899300354274, 4.8832181511190536, 6.532611435920216, 6.887136864890303, 5.73784735235047, 7.3973957430206845, 6.993069470137283, 6.047088877218524, 7.403880952730632, 6.766937338087427] </text:p>
          </table:table-cell>
          <table:table-cell office:value-type="string" calcext:value-type="string">
            <text:p><text:s/>[4.2605789758068635, 5.253485480461385, 6.317730021322182, 6.527363579649218, 5.750615222380585, 7.240804998676635, 6.642197804805735, 5.722973129360298, 7.284419068030576, 6.422655001601889] </text:p>
          </table:table-cell>
          <table:table-cell office:value-type="string" calcext:value-type="string">
            <text:p><text:s/>[60.2344, 130.29, 125.821, 3994.89, 5916.21, 51023.7, 3033.84, 4753.1, 42255.4, 2728.35]</text:p>
          </table:table-cell>
        </table:table-row>
        <table:table-row table:style-name="ro2">
          <table:table-cell office:value-type="string" calcext:value-type="string">
            <text:p>func_test3/test_functions_adagrad5_4_5_noisefree_complete</text:p>
          </table:table-cell>
          <table:table-cell table:formula="of:=IF(ISNUMBER(SEARCH(&quot;adadelta&quot;; [.A120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20])); &quot;power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4" office:value-type="float" office:value="4" calcext:value-type="float">
            <text:p>4</text:p>
          </table:table-cell>
          <table:table-cell table:formula="of:=5" office:value-type="float" office:value="5" calcext:value-type="float">
            <text:p>5</text:p>
          </table:table-cell>
          <table:table-cell office:value-type="string" calcext:value-type="string">
            <text:p>noisefree</text:p>
          </table:table-cell>
          <table:table-cell office:value-type="float" office:value="6.25260854858" calcext:value-type="float">
            <text:p>6.2526085486</text:p>
          </table:table-cell>
          <table:table-cell office:value-type="float" office:value="3.87689930035" calcext:value-type="float">
            <text:p>3.8768993004</text:p>
          </table:table-cell>
          <table:table-cell office:value-type="float" office:value="7.40388095273" calcext:value-type="float">
            <text:p>7.4038809527</text:p>
          </table:table-cell>
          <table:table-cell office:value-type="float" office:value="1.08426251745" calcext:value-type="float">
            <text:p>1.0842625175</text:p>
          </table:table-cell>
          <table:table-cell office:value-type="float" office:value="6.14228232821" calcext:value-type="float">
            <text:p>6.1422823282</text:p>
          </table:table-cell>
          <table:table-cell office:value-type="float" office:value="4.26057897581" calcext:value-type="float">
            <text:p>4.2605789758</text:p>
          </table:table-cell>
          <table:table-cell office:value-type="float" office:value="7.28441906803" calcext:value-type="float">
            <text:p>7.284419068</text:p>
          </table:table-cell>
          <table:table-cell office:value-type="float" office:value="0.876288356762" calcext:value-type="float">
            <text:p>0.8762883568</text:p>
          </table:table-cell>
          <table:table-cell office:value-type="float" office:value="11402.18354" calcext:value-type="float">
            <text:p>11402.18354</text:p>
          </table:table-cell>
          <table:table-cell office:value-type="float" office:value="60.2344" calcext:value-type="float">
            <text:p>60.2344</text:p>
          </table:table-cell>
          <table:table-cell office:value-type="float" office:value="51023.7" calcext:value-type="float">
            <text:p>51023.7</text:p>
          </table:table-cell>
          <table:table-cell office:value-type="float" office:value="17829.9637016" calcext:value-type="float">
            <text:p>17829.9637016</text:p>
          </table:table-cell>
          <table:table-cell office:value-type="string" calcext:value-type="string">
            <text:p><text:s/>[3.876899300354274, 4.8832181511190536, 6.532611435920216, 6.887136864890303, 5.73784735235047, 7.3973957430206845, 6.993069470137283, 6.047088877218524, 7.403880952730632, 6.766937338087427] </text:p>
          </table:table-cell>
          <table:table-cell office:value-type="string" calcext:value-type="string">
            <text:p><text:s/>[4.2605789758068635, 5.253485480461385, 6.317730021322182, 6.527363579649218, 5.750615222380585, 7.240804998676635, 6.642197804805735, 5.722973129360298, 7.284419068030576, 6.422655001601889] </text:p>
          </table:table-cell>
          <table:table-cell office:value-type="string" calcext:value-type="string">
            <text:p><text:s/>[60.2344, 130.29, 125.821, 3994.89, 5916.21, 51023.7, 3033.84, 4753.1, 42255.4, 2728.35]</text:p>
          </table:table-cell>
        </table:table-row>
        <table:table-row table:style-name="ro2">
          <table:table-cell office:value-type="string" calcext:value-type="string">
            <text:p>func_test3/test_functions_adagrad5_4_5_noisefree_power</text:p>
          </table:table-cell>
          <table:table-cell table:formula="of:=IF(ISNUMBER(SEARCH(&quot;adadelta&quot;; [.A121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21])); &quot;power&quot;; &quot;complete&quot;)" office:value-type="string" office:string-value="power" calcext:value-type="string">
            <text:p>power</text:p>
          </table:table-cell>
          <table:table-cell table:formula="of:=5" office:value-type="float" office:value="5" calcext:value-type="float">
            <text:p>5</text:p>
          </table:table-cell>
          <table:table-cell table:formula="of:=4" office:value-type="float" office:value="4" calcext:value-type="float">
            <text:p>4</text:p>
          </table:table-cell>
          <table:table-cell table:formula="of:=5" office:value-type="float" office:value="5" calcext:value-type="float">
            <text:p>5</text:p>
          </table:table-cell>
          <table:table-cell office:value-type="string" calcext:value-type="string">
            <text:p>noisefree</text:p>
          </table:table-cell>
          <table:table-cell office:value-type="float" office:value="48.7363591078" calcext:value-type="float">
            <text:p>48.7363591078</text:p>
          </table:table-cell>
          <table:table-cell office:value-type="float" office:value="32.021958425" calcext:value-type="float">
            <text:p>32.021958425</text:p>
          </table:table-cell>
          <table:table-cell office:value-type="float" office:value="65.8814828327" calcext:value-type="float">
            <text:p>65.8814828327</text:p>
          </table:table-cell>
          <table:table-cell office:value-type="float" office:value="11.7990403995" calcext:value-type="float">
            <text:p>11.7990403995</text:p>
          </table:table-cell>
          <table:table-cell office:value-type="float" office:value="49.1616302174" calcext:value-type="float">
            <text:p>49.1616302174</text:p>
          </table:table-cell>
          <table:table-cell office:value-type="float" office:value="32.4441447009" calcext:value-type="float">
            <text:p>32.4441447009</text:p>
          </table:table-cell>
          <table:table-cell office:value-type="float" office:value="65.3558840903" calcext:value-type="float">
            <text:p>65.3558840903</text:p>
          </table:table-cell>
          <table:table-cell office:value-type="float" office:value="11.4828604679" calcext:value-type="float">
            <text:p>11.4828604679</text:p>
          </table:table-cell>
          <table:table-cell office:value-type="float" office:value="1.048099012E+019" calcext:value-type="float">
            <text:p>10480990120000000000</text:p>
          </table:table-cell>
          <table:table-cell office:value-type="float" office:value="40.3712" calcext:value-type="float">
            <text:p>40.3712</text:p>
          </table:table-cell>
          <table:table-cell office:value-type="float" office:value="2.57321E+019" calcext:value-type="float">
            <text:p>25732100000000000000</text:p>
          </table:table-cell>
          <table:table-cell office:value-type="float" office:value="9.85817712917E+018" calcext:value-type="float">
            <text:p>9858177129170000000</text:p>
          </table:table-cell>
          <table:table-cell office:value-type="string" calcext:value-type="string">
            <text:p><text:s/>[49.26030532245743, 61.208958776256765, 43.08438340014744, 36.84547902570249, 32.02195842502607, 36.85057446394078, 58.75693773241438, 62.452895367577945, 65.88148283265596, 41.00061573198144] </text:p>
          </table:table-cell>
          <table:table-cell office:value-type="string" calcext:value-type="string">
            <text:p><text:s/>[50.230376224767895, 61.37329324285523, 44.30369627210465, 37.65714501437253, 32.44414470091788, 37.43730917470491, 57.812569177392746, 63.364012005188236, 65.35588409033682, 41.63787227164237] </text:p>
          </table:table-cell>
          <table:table-cell office:value-type="string" calcext:value-type="string">
            <text:p><text:s/>[40.3712, 1.78363e+19, 9.57962e+18, 2.57321e+19, 5.41812e+16, 2.51219e+19, 1.61102e+19, 125340, 7722.39, 1.03756e+19]</text:p>
          </table:table-cell>
        </table:table-row>
      </table:table>
      <table:table table:name="Full results" table:style-name="ta1">
        <table:table-column table:style-name="co16" table:default-cell-style-name="Default"/>
        <table:table-column table:style-name="co17" table:default-cell-style-name="ce3"/>
        <table:table-column table:style-name="co15" table:number-columns-repeated="2" table:default-cell-style-name="ce4"/>
        <table:table-column table:style-name="co18" table:default-cell-style-name="ce4"/>
        <table:table-column table:style-name="co19" table:default-cell-style-name="ce4"/>
        <table:table-column table:style-name="co1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5" table:number-columns-repeated="1002" table:default-cell-style-name="Default"/>
        <table:table-row table:style-name="ro2">
          <table:table-cell office:value-type="string" calcext:value-type="string">
            <text:p>filename</text:p>
          </table:table-cell>
          <table:table-cell table:style-name="Default" office:value-type="string" calcext:value-type="string">
            <text:p>gradient_changer</text:p>
          </table:table-cell>
          <table:table-cell table:style-name="Default" office:value-type="string" calcext:value-type="string">
            <text:p>graph_type</text:p>
          </table:table-cell>
          <table:table-cell table:style-name="Default" office:value-type="string" calcext:value-type="string">
            <text:p>Vertices</text:p>
          </table:table-cell>
          <table:table-cell table:style-name="Default" office:value-type="string" calcext:value-type="string">
            <text:p>Function_number</text:p>
          </table:table-cell>
          <table:table-cell table:style-name="Default" office:value-type="string" calcext:value-type="string">
            <text:p>Initial learning rate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eucl_dist_v1_mean</text:p>
          </table:table-cell>
          <table:table-cell office:value-type="string" calcext:value-type="string">
            <text:p>eucl_dist_v1_min</text:p>
          </table:table-cell>
          <table:table-cell office:value-type="string" calcext:value-type="string">
            <text:p>eucl_dist_v1_max</text:p>
          </table:table-cell>
          <table:table-cell office:value-type="string" calcext:value-type="string">
            <text:p>eucl_dist_v1_std</text:p>
          </table:table-cell>
          <table:table-cell office:value-type="string" calcext:value-type="string">
            <text:p>eucl_dist_v2_mean</text:p>
          </table:table-cell>
          <table:table-cell office:value-type="string" calcext:value-type="string">
            <text:p>eucl_dist_v2_min</text:p>
          </table:table-cell>
          <table:table-cell office:value-type="string" calcext:value-type="string">
            <text:p>eucl_dist_v2_max</text:p>
          </table:table-cell>
          <table:table-cell office:value-type="string" calcext:value-type="string">
            <text:p>eucl_dist_v2_std</text:p>
          </table:table-cell>
          <table:table-cell office:value-type="string" calcext:value-type="string">
            <text:p>min_error_mean</text:p>
          </table:table-cell>
          <table:table-cell office:value-type="string" calcext:value-type="string">
            <text:p>min_error_min</text:p>
          </table:table-cell>
          <table:table-cell office:value-type="string" calcext:value-type="string">
            <text:p>min_error_max</text:p>
          </table:table-cell>
          <table:table-cell office:value-type="string" calcext:value-type="string">
            <text:p>min_error_std</text:p>
          </table:table-cell>
          <table:table-cell office:value-type="string" calcext:value-type="string">
            <text:p>euclid_dist_v1</text:p>
          </table:table-cell>
          <table:table-cell office:value-type="string" calcext:value-type="string">
            <text:p>euclid_dist_v2</text:p>
          </table:table-cell>
          <table:table-cell office:value-type="string" calcext:value-type="string">
            <text:p>min_error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delta_2_0_noisefree_complete</text:p>
          </table:table-cell>
          <table:table-cell table:formula="of:=IF(ISNUMBER(SEARCH(&quot;adadelta&quot;; [.A2])); &quot;adadelta&quot;; &quot;adagrad&quot;)" office:value-type="string" office:string-value="adadelta" calcext:value-type="string">
            <text:p>adadelta</text:p>
          </table:table-cell>
          <table:table-cell table:formula="of:=IF(ISNUMBER(SEARCH(&quot;power&quot;; [.A2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0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isefree</text:p>
          </table:table-cell>
          <table:table-cell office:value-type="float" office:value="0.397896934406" calcext:value-type="float">
            <text:p>0.3978969344</text:p>
          </table:table-cell>
          <table:table-cell office:value-type="float" office:value="0.150721591512" calcext:value-type="float">
            <text:p>0.1507215915</text:p>
          </table:table-cell>
          <table:table-cell office:value-type="float" office:value="0.822658239051" calcext:value-type="float">
            <text:p>0.8226582391</text:p>
          </table:table-cell>
          <table:table-cell office:value-type="float" office:value="0.218077846402" calcext:value-type="float">
            <text:p>0.2180778464</text:p>
          </table:table-cell>
          <table:table-cell office:value-type="float" office:value="0.580277546427" calcext:value-type="float">
            <text:p>0.5802775464</text:p>
          </table:table-cell>
          <table:table-cell office:value-type="float" office:value="0.427725306198" calcext:value-type="float">
            <text:p>0.4277253062</text:p>
          </table:table-cell>
          <table:table-cell office:value-type="float" office:value="0.802927504995" calcext:value-type="float">
            <text:p>0.802927505</text:p>
          </table:table-cell>
          <table:table-cell office:value-type="float" office:value="0.10374785113" calcext:value-type="float">
            <text:p>0.1037478511</text:p>
          </table:table-cell>
          <table:table-cell office:value-type="float" office:value="0.000724864" calcext:value-type="float">
            <text:p>0.000724864</text:p>
          </table:table-cell>
          <table:table-cell office:value-type="float" office:value="0.0000668" calcext:value-type="float">
            <text:p>0.0000668</text:p>
          </table:table-cell>
          <table:table-cell office:value-type="float" office:value="0.00168885" calcext:value-type="float">
            <text:p>0.00168885</text:p>
          </table:table-cell>
          <table:table-cell office:value-type="float" office:value="0.00045552769652" calcext:value-type="float">
            <text:p>0.0004555277</text:p>
          </table:table-cell>
          <table:table-cell office:value-type="string" calcext:value-type="string">
            <text:p><text:s/>[0.822658239050555, 0.3802954073059521, 0.23716770883490862, 0.2382581322053876, 0.6842137961261524, 0.2444983339329739, 0.5312079360184673, 0.18134119026299564, 0.5086070088093557, 0.15072159151229797] </text:p>
          </table:table-cell>
          <table:table-cell office:value-type="string" calcext:value-type="string">
            <text:p><text:s/>[0.8029275049951646, 0.5029757417788655, 0.5177925473720145, 0.42772530619779786, 0.6413988765264249, 0.6719766627614384, 0.48830919640019066, 0.6299316846182607, 0.5823384663664251, 0.5373994772494665] </text:p>
          </table:table-cell>
          <table:table-cell office:value-type="string" calcext:value-type="string">
            <text:p><text:s/>[0.00110221, 0.000827314, 0.000341036, 0.0001694, 0.00087193, 6.68e-05, 0.00168885, 0.000684266, 0.000548916, 0.000947918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delta_2_0_noisefree_power</text:p>
          </table:table-cell>
          <table:table-cell table:formula="of:=IF(ISNUMBER(SEARCH(&quot;adadelta&quot;; [.A3])); &quot;adadelta&quot;; &quot;adagrad&quot;)" office:value-type="string" office:string-value="adadelta" calcext:value-type="string">
            <text:p>adadelta</text:p>
          </table:table-cell>
          <table:table-cell table:formula="of:=IF(ISNUMBER(SEARCH(&quot;power&quot;; [.A3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0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isefree</text:p>
          </table:table-cell>
          <table:table-cell office:value-type="float" office:value="0.397896934406" calcext:value-type="float">
            <text:p>0.3978969344</text:p>
          </table:table-cell>
          <table:table-cell office:value-type="float" office:value="0.150721591512" calcext:value-type="float">
            <text:p>0.1507215915</text:p>
          </table:table-cell>
          <table:table-cell office:value-type="float" office:value="0.822658239051" calcext:value-type="float">
            <text:p>0.8226582391</text:p>
          </table:table-cell>
          <table:table-cell office:value-type="float" office:value="0.218077846402" calcext:value-type="float">
            <text:p>0.2180778464</text:p>
          </table:table-cell>
          <table:table-cell office:value-type="float" office:value="0.580277546427" calcext:value-type="float">
            <text:p>0.5802775464</text:p>
          </table:table-cell>
          <table:table-cell office:value-type="float" office:value="0.427725306198" calcext:value-type="float">
            <text:p>0.4277253062</text:p>
          </table:table-cell>
          <table:table-cell office:value-type="float" office:value="0.802927504995" calcext:value-type="float">
            <text:p>0.802927505</text:p>
          </table:table-cell>
          <table:table-cell office:value-type="float" office:value="0.10374785113" calcext:value-type="float">
            <text:p>0.1037478511</text:p>
          </table:table-cell>
          <table:table-cell office:value-type="float" office:value="0.000724864" calcext:value-type="float">
            <text:p>0.000724864</text:p>
          </table:table-cell>
          <table:table-cell office:value-type="float" office:value="0.0000668" calcext:value-type="float">
            <text:p>0.0000668</text:p>
          </table:table-cell>
          <table:table-cell office:value-type="float" office:value="0.00168885" calcext:value-type="float">
            <text:p>0.00168885</text:p>
          </table:table-cell>
          <table:table-cell office:value-type="float" office:value="0.00045552769652" calcext:value-type="float">
            <text:p>0.0004555277</text:p>
          </table:table-cell>
          <table:table-cell office:value-type="string" calcext:value-type="string">
            <text:p><text:s/>[0.822658239050555, 0.3802954073059521, 0.23716770883490862, 0.2382581322053876, 0.6842137961261524, 0.2444983339329739, 0.5312079360184673, 0.18134119026299564, 0.5086070088093557, 0.15072159151229797] </text:p>
          </table:table-cell>
          <table:table-cell office:value-type="string" calcext:value-type="string">
            <text:p><text:s/>[0.8029275049951646, 0.5029757417788655, 0.5177925473720145, 0.42772530619779786, 0.6413988765264249, 0.6719766627614384, 0.48830919640019066, 0.6299316846182607, 0.5823384663664251, 0.5373994772494665] </text:p>
          </table:table-cell>
          <table:table-cell office:value-type="string" calcext:value-type="string">
            <text:p><text:s/>[0.00110221, 0.000827314, 0.000341036, 0.0001694, 0.00087193, 6.68e-05, 0.00168885, 0.000684266, 0.000548916, 0.000947918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delta_2_1_noisefree_complete</text:p>
          </table:table-cell>
          <table:table-cell table:formula="of:=IF(ISNUMBER(SEARCH(&quot;adadelta&quot;; [.A4])); &quot;adadelta&quot;; &quot;adagrad&quot;)" office:value-type="string" office:string-value="adadelta" calcext:value-type="string">
            <text:p>adadelta</text:p>
          </table:table-cell>
          <table:table-cell table:formula="of:=IF(ISNUMBER(SEARCH(&quot;power&quot;; [.A4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isefree</text:p>
          </table:table-cell>
          <table:table-cell office:value-type="float" office:value="0.397896934406" calcext:value-type="float">
            <text:p>0.3978969344</text:p>
          </table:table-cell>
          <table:table-cell office:value-type="float" office:value="0.150721591512" calcext:value-type="float">
            <text:p>0.1507215915</text:p>
          </table:table-cell>
          <table:table-cell office:value-type="float" office:value="0.822658239051" calcext:value-type="float">
            <text:p>0.8226582391</text:p>
          </table:table-cell>
          <table:table-cell office:value-type="float" office:value="0.218077846402" calcext:value-type="float">
            <text:p>0.2180778464</text:p>
          </table:table-cell>
          <table:table-cell office:value-type="float" office:value="0.580277546427" calcext:value-type="float">
            <text:p>0.5802775464</text:p>
          </table:table-cell>
          <table:table-cell office:value-type="float" office:value="0.427725306198" calcext:value-type="float">
            <text:p>0.4277253062</text:p>
          </table:table-cell>
          <table:table-cell office:value-type="float" office:value="0.802927504995" calcext:value-type="float">
            <text:p>0.802927505</text:p>
          </table:table-cell>
          <table:table-cell office:value-type="float" office:value="0.10374785113" calcext:value-type="float">
            <text:p>0.1037478511</text:p>
          </table:table-cell>
          <table:table-cell office:value-type="float" office:value="0.000724864" calcext:value-type="float">
            <text:p>0.000724864</text:p>
          </table:table-cell>
          <table:table-cell office:value-type="float" office:value="0.0000668" calcext:value-type="float">
            <text:p>0.0000668</text:p>
          </table:table-cell>
          <table:table-cell office:value-type="float" office:value="0.00168885" calcext:value-type="float">
            <text:p>0.00168885</text:p>
          </table:table-cell>
          <table:table-cell office:value-type="float" office:value="0.00045552769652" calcext:value-type="float">
            <text:p>0.0004555277</text:p>
          </table:table-cell>
          <table:table-cell office:value-type="string" calcext:value-type="string">
            <text:p><text:s/>[0.822658239050555, 0.3802954073059521, 0.23716770883490862, 0.2382581322053876, 0.6842137961261524, 0.2444983339329739, 0.5312079360184673, 0.18134119026299564, 0.5086070088093557, 0.15072159151229797] </text:p>
          </table:table-cell>
          <table:table-cell office:value-type="string" calcext:value-type="string">
            <text:p><text:s/>[0.8029275049951646, 0.5029757417788655, 0.5177925473720145, 0.42772530619779786, 0.6413988765264249, 0.6719766627614384, 0.48830919640019066, 0.6299316846182607, 0.5823384663664251, 0.5373994772494665] </text:p>
          </table:table-cell>
          <table:table-cell office:value-type="string" calcext:value-type="string">
            <text:p><text:s/>[0.00110221, 0.000827314, 0.000341036, 0.0001694, 0.00087193, 6.68e-05, 0.00168885, 0.000684266, 0.000548916, 0.000947918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delta_2_1_noisefree_power</text:p>
          </table:table-cell>
          <table:table-cell table:formula="of:=IF(ISNUMBER(SEARCH(&quot;adadelta&quot;; [.A5])); &quot;adadelta&quot;; &quot;adagrad&quot;)" office:value-type="string" office:string-value="adadelta" calcext:value-type="string">
            <text:p>adadelta</text:p>
          </table:table-cell>
          <table:table-cell table:formula="of:=IF(ISNUMBER(SEARCH(&quot;power&quot;; [.A5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isefree</text:p>
          </table:table-cell>
          <table:table-cell office:value-type="float" office:value="0.397896934406" calcext:value-type="float">
            <text:p>0.3978969344</text:p>
          </table:table-cell>
          <table:table-cell office:value-type="float" office:value="0.150721591512" calcext:value-type="float">
            <text:p>0.1507215915</text:p>
          </table:table-cell>
          <table:table-cell office:value-type="float" office:value="0.822658239051" calcext:value-type="float">
            <text:p>0.8226582391</text:p>
          </table:table-cell>
          <table:table-cell office:value-type="float" office:value="0.218077846402" calcext:value-type="float">
            <text:p>0.2180778464</text:p>
          </table:table-cell>
          <table:table-cell office:value-type="float" office:value="0.580277546427" calcext:value-type="float">
            <text:p>0.5802775464</text:p>
          </table:table-cell>
          <table:table-cell office:value-type="float" office:value="0.427725306198" calcext:value-type="float">
            <text:p>0.4277253062</text:p>
          </table:table-cell>
          <table:table-cell office:value-type="float" office:value="0.802927504995" calcext:value-type="float">
            <text:p>0.802927505</text:p>
          </table:table-cell>
          <table:table-cell office:value-type="float" office:value="0.10374785113" calcext:value-type="float">
            <text:p>0.1037478511</text:p>
          </table:table-cell>
          <table:table-cell office:value-type="float" office:value="0.000724864" calcext:value-type="float">
            <text:p>0.000724864</text:p>
          </table:table-cell>
          <table:table-cell office:value-type="float" office:value="0.0000668" calcext:value-type="float">
            <text:p>0.0000668</text:p>
          </table:table-cell>
          <table:table-cell office:value-type="float" office:value="0.00168885" calcext:value-type="float">
            <text:p>0.00168885</text:p>
          </table:table-cell>
          <table:table-cell office:value-type="float" office:value="0.00045552769652" calcext:value-type="float">
            <text:p>0.0004555277</text:p>
          </table:table-cell>
          <table:table-cell office:value-type="string" calcext:value-type="string">
            <text:p><text:s/>[0.822658239050555, 0.3802954073059521, 0.23716770883490862, 0.2382581322053876, 0.6842137961261524, 0.2444983339329739, 0.5312079360184673, 0.18134119026299564, 0.5086070088093557, 0.15072159151229797] </text:p>
          </table:table-cell>
          <table:table-cell office:value-type="string" calcext:value-type="string">
            <text:p><text:s/>[0.8029275049951646, 0.5029757417788655, 0.5177925473720145, 0.42772530619779786, 0.6413988765264249, 0.6719766627614384, 0.48830919640019066, 0.6299316846182607, 0.5823384663664251, 0.5373994772494665] </text:p>
          </table:table-cell>
          <table:table-cell office:value-type="string" calcext:value-type="string">
            <text:p><text:s/>[0.00110221, 0.000827314, 0.000341036, 0.0001694, 0.00087193, 6.68e-05, 0.00168885, 0.000684266, 0.000548916, 0.000947918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delta_2_2_noisefree_complete</text:p>
          </table:table-cell>
          <table:table-cell table:formula="of:=IF(ISNUMBER(SEARCH(&quot;adadelta&quot;; [.A6])); &quot;adadelta&quot;; &quot;adagrad&quot;)" office:value-type="string" office:string-value="adadelta" calcext:value-type="string">
            <text:p>adadelta</text:p>
          </table:table-cell>
          <table:table-cell table:formula="of:=IF(ISNUMBER(SEARCH(&quot;power&quot;; [.A6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isefree</text:p>
          </table:table-cell>
          <table:table-cell office:value-type="float" office:value="0.35234377215" calcext:value-type="float">
            <text:p>0.3523437722</text:p>
          </table:table-cell>
          <table:table-cell office:value-type="float" office:value="0.0425791362054" calcext:value-type="float">
            <text:p>0.0425791362</text:p>
          </table:table-cell>
          <table:table-cell office:value-type="float" office:value="0.940384134812" calcext:value-type="float">
            <text:p>0.9403841348</text:p>
          </table:table-cell>
          <table:table-cell office:value-type="float" office:value="0.28079617379" calcext:value-type="float">
            <text:p>0.2807961738</text:p>
          </table:table-cell>
          <table:table-cell office:value-type="float" office:value="0.536189552241" calcext:value-type="float">
            <text:p>0.5361895522</text:p>
          </table:table-cell>
          <table:table-cell office:value-type="float" office:value="0.377824449516" calcext:value-type="float">
            <text:p>0.3778244495</text:p>
          </table:table-cell>
          <table:table-cell office:value-type="float" office:value="0.835765410271" calcext:value-type="float">
            <text:p>0.8357654103</text:p>
          </table:table-cell>
          <table:table-cell office:value-type="float" office:value="0.14094324764" calcext:value-type="float">
            <text:p>0.1409432476</text:p>
          </table:table-cell>
          <table:table-cell office:value-type="float" office:value="0.0017190301" calcext:value-type="float">
            <text:p>0.0017190301</text:p>
          </table:table-cell>
          <table:table-cell office:value-type="float" office:value="0.000223239" calcext:value-type="float">
            <text:p>0.000223239</text:p>
          </table:table-cell>
          <table:table-cell office:value-type="float" office:value="0.00466703" calcext:value-type="float">
            <text:p>0.00466703</text:p>
          </table:table-cell>
          <table:table-cell office:value-type="float" office:value="0.00142509124424" calcext:value-type="float">
            <text:p>0.0014250912</text:p>
          </table:table-cell>
          <table:table-cell office:value-type="string" calcext:value-type="string">
            <text:p><text:s/>[0.1310798522618942, 0.7989887512623753, 0.28518996239699607, 0.3356880926753286, 0.9403841348119607, 0.437827625916867, 0.0425791362054234, 0.16916665206830805, 0.1721637115073905, 0.21036980239093256] </text:p>
          </table:table-cell>
          <table:table-cell office:value-type="string" calcext:value-type="string">
            <text:p><text:s/>[0.4555040369403985, 0.7347979481761023, 0.3778244495159094, 0.5966322951064583, 0.8357654102713512, 0.5477262363772618, 0.5089754245933686, 0.4015549229831456, 0.47265986032240975, 0.4304549381270937] </text:p>
          </table:table-cell>
          <table:table-cell office:value-type="string" calcext:value-type="string">
            <text:p><text:s/>[0.00145191, 0.00466703, 0.00109524, 0.000259045, 0.00328865, 0.00149601, 0.000588759, 0.000223239, 0.000884418, 0.003236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delta_2_2_noisefree_power</text:p>
          </table:table-cell>
          <table:table-cell table:formula="of:=IF(ISNUMBER(SEARCH(&quot;adadelta&quot;; [.A7])); &quot;adadelta&quot;; &quot;adagrad&quot;)" office:value-type="string" office:string-value="adadelta" calcext:value-type="string">
            <text:p>adadelta</text:p>
          </table:table-cell>
          <table:table-cell table:formula="of:=IF(ISNUMBER(SEARCH(&quot;power&quot;; [.A7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isefree</text:p>
          </table:table-cell>
          <table:table-cell office:value-type="float" office:value="0.35234377215" calcext:value-type="float">
            <text:p>0.3523437722</text:p>
          </table:table-cell>
          <table:table-cell office:value-type="float" office:value="0.0425791362054" calcext:value-type="float">
            <text:p>0.0425791362</text:p>
          </table:table-cell>
          <table:table-cell office:value-type="float" office:value="0.940384134812" calcext:value-type="float">
            <text:p>0.9403841348</text:p>
          </table:table-cell>
          <table:table-cell office:value-type="float" office:value="0.28079617379" calcext:value-type="float">
            <text:p>0.2807961738</text:p>
          </table:table-cell>
          <table:table-cell office:value-type="float" office:value="0.536189552241" calcext:value-type="float">
            <text:p>0.5361895522</text:p>
          </table:table-cell>
          <table:table-cell office:value-type="float" office:value="0.377824449516" calcext:value-type="float">
            <text:p>0.3778244495</text:p>
          </table:table-cell>
          <table:table-cell office:value-type="float" office:value="0.835765410271" calcext:value-type="float">
            <text:p>0.8357654103</text:p>
          </table:table-cell>
          <table:table-cell office:value-type="float" office:value="0.14094324764" calcext:value-type="float">
            <text:p>0.1409432476</text:p>
          </table:table-cell>
          <table:table-cell office:value-type="float" office:value="0.0017190301" calcext:value-type="float">
            <text:p>0.0017190301</text:p>
          </table:table-cell>
          <table:table-cell office:value-type="float" office:value="0.000223239" calcext:value-type="float">
            <text:p>0.000223239</text:p>
          </table:table-cell>
          <table:table-cell office:value-type="float" office:value="0.00466703" calcext:value-type="float">
            <text:p>0.00466703</text:p>
          </table:table-cell>
          <table:table-cell office:value-type="float" office:value="0.00142509124424" calcext:value-type="float">
            <text:p>0.0014250912</text:p>
          </table:table-cell>
          <table:table-cell office:value-type="string" calcext:value-type="string">
            <text:p><text:s/>[0.1310798522618942, 0.7989887512623753, 0.28518996239699607, 0.3356880926753286, 0.9403841348119607, 0.437827625916867, 0.0425791362054234, 0.16916665206830805, 0.1721637115073905, 0.21036980239093256] </text:p>
          </table:table-cell>
          <table:table-cell office:value-type="string" calcext:value-type="string">
            <text:p><text:s/>[0.4555040369403985, 0.7347979481761023, 0.3778244495159094, 0.5966322951064583, 0.8357654102713512, 0.5477262363772618, 0.5089754245933686, 0.4015549229831456, 0.47265986032240975, 0.4304549381270937] </text:p>
          </table:table-cell>
          <table:table-cell office:value-type="string" calcext:value-type="string">
            <text:p><text:s/>[0.00145191, 0.00466703, 0.00109524, 0.000259045, 0.00328865, 0.00149601, 0.000588759, 0.000223239, 0.000884418, 0.003236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delta_2_3_noisefree_complete</text:p>
          </table:table-cell>
          <table:table-cell table:formula="of:=IF(ISNUMBER(SEARCH(&quot;adadelta&quot;; [.A8])); &quot;adadelta&quot;; &quot;adagrad&quot;)" office:value-type="string" office:string-value="adadelta" calcext:value-type="string">
            <text:p>adadelta</text:p>
          </table:table-cell>
          <table:table-cell table:formula="of:=IF(ISNUMBER(SEARCH(&quot;power&quot;; [.A8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3"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isefree</text:p>
          </table:table-cell>
          <table:table-cell office:value-type="float" office:value="0.35234377215" calcext:value-type="float">
            <text:p>0.3523437722</text:p>
          </table:table-cell>
          <table:table-cell office:value-type="float" office:value="0.0425791362054" calcext:value-type="float">
            <text:p>0.0425791362</text:p>
          </table:table-cell>
          <table:table-cell office:value-type="float" office:value="0.940384134812" calcext:value-type="float">
            <text:p>0.9403841348</text:p>
          </table:table-cell>
          <table:table-cell office:value-type="float" office:value="0.28079617379" calcext:value-type="float">
            <text:p>0.2807961738</text:p>
          </table:table-cell>
          <table:table-cell office:value-type="float" office:value="0.536189552241" calcext:value-type="float">
            <text:p>0.5361895522</text:p>
          </table:table-cell>
          <table:table-cell office:value-type="float" office:value="0.377824449516" calcext:value-type="float">
            <text:p>0.3778244495</text:p>
          </table:table-cell>
          <table:table-cell office:value-type="float" office:value="0.835765410271" calcext:value-type="float">
            <text:p>0.8357654103</text:p>
          </table:table-cell>
          <table:table-cell office:value-type="float" office:value="0.14094324764" calcext:value-type="float">
            <text:p>0.1409432476</text:p>
          </table:table-cell>
          <table:table-cell office:value-type="float" office:value="0.0017190301" calcext:value-type="float">
            <text:p>0.0017190301</text:p>
          </table:table-cell>
          <table:table-cell office:value-type="float" office:value="0.000223239" calcext:value-type="float">
            <text:p>0.000223239</text:p>
          </table:table-cell>
          <table:table-cell office:value-type="float" office:value="0.00466703" calcext:value-type="float">
            <text:p>0.00466703</text:p>
          </table:table-cell>
          <table:table-cell office:value-type="float" office:value="0.00142509124424" calcext:value-type="float">
            <text:p>0.0014250912</text:p>
          </table:table-cell>
          <table:table-cell office:value-type="string" calcext:value-type="string">
            <text:p><text:s/>[0.1310798522618942, 0.7989887512623753, 0.28518996239699607, 0.3356880926753286, 0.9403841348119607, 0.437827625916867, 0.0425791362054234, 0.16916665206830805, 0.1721637115073905, 0.21036980239093256] </text:p>
          </table:table-cell>
          <table:table-cell office:value-type="string" calcext:value-type="string">
            <text:p><text:s/>[0.4555040369403985, 0.7347979481761023, 0.3778244495159094, 0.5966322951064583, 0.8357654102713512, 0.5477262363772618, 0.5089754245933686, 0.4015549229831456, 0.47265986032240975, 0.4304549381270937] </text:p>
          </table:table-cell>
          <table:table-cell office:value-type="string" calcext:value-type="string">
            <text:p><text:s/>[0.00145191, 0.00466703, 0.00109524, 0.000259045, 0.00328865, 0.00149601, 0.000588759, 0.000223239, 0.000884418, 0.003236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delta_2_3_noisefree_power</text:p>
          </table:table-cell>
          <table:table-cell table:formula="of:=IF(ISNUMBER(SEARCH(&quot;adadelta&quot;; [.A9])); &quot;adadelta&quot;; &quot;adagrad&quot;)" office:value-type="string" office:string-value="adadelta" calcext:value-type="string">
            <text:p>adadelta</text:p>
          </table:table-cell>
          <table:table-cell table:formula="of:=IF(ISNUMBER(SEARCH(&quot;power&quot;; [.A9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3"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isefree</text:p>
          </table:table-cell>
          <table:table-cell office:value-type="float" office:value="0.35234377215" calcext:value-type="float">
            <text:p>0.3523437722</text:p>
          </table:table-cell>
          <table:table-cell office:value-type="float" office:value="0.0425791362054" calcext:value-type="float">
            <text:p>0.0425791362</text:p>
          </table:table-cell>
          <table:table-cell office:value-type="float" office:value="0.940384134812" calcext:value-type="float">
            <text:p>0.9403841348</text:p>
          </table:table-cell>
          <table:table-cell office:value-type="float" office:value="0.28079617379" calcext:value-type="float">
            <text:p>0.2807961738</text:p>
          </table:table-cell>
          <table:table-cell office:value-type="float" office:value="0.536189552241" calcext:value-type="float">
            <text:p>0.5361895522</text:p>
          </table:table-cell>
          <table:table-cell office:value-type="float" office:value="0.377824449516" calcext:value-type="float">
            <text:p>0.3778244495</text:p>
          </table:table-cell>
          <table:table-cell office:value-type="float" office:value="0.835765410271" calcext:value-type="float">
            <text:p>0.8357654103</text:p>
          </table:table-cell>
          <table:table-cell office:value-type="float" office:value="0.14094324764" calcext:value-type="float">
            <text:p>0.1409432476</text:p>
          </table:table-cell>
          <table:table-cell office:value-type="float" office:value="0.0017190301" calcext:value-type="float">
            <text:p>0.0017190301</text:p>
          </table:table-cell>
          <table:table-cell office:value-type="float" office:value="0.000223239" calcext:value-type="float">
            <text:p>0.000223239</text:p>
          </table:table-cell>
          <table:table-cell office:value-type="float" office:value="0.00466703" calcext:value-type="float">
            <text:p>0.00466703</text:p>
          </table:table-cell>
          <table:table-cell office:value-type="float" office:value="0.00142509124424" calcext:value-type="float">
            <text:p>0.0014250912</text:p>
          </table:table-cell>
          <table:table-cell office:value-type="string" calcext:value-type="string">
            <text:p><text:s/>[0.1310798522618942, 0.7989887512623753, 0.28518996239699607, 0.3356880926753286, 0.9403841348119607, 0.437827625916867, 0.0425791362054234, 0.16916665206830805, 0.1721637115073905, 0.21036980239093256] </text:p>
          </table:table-cell>
          <table:table-cell office:value-type="string" calcext:value-type="string">
            <text:p><text:s/>[0.4555040369403985, 0.7347979481761023, 0.3778244495159094, 0.5966322951064583, 0.8357654102713512, 0.5477262363772618, 0.5089754245933686, 0.4015549229831456, 0.47265986032240975, 0.4304549381270937] </text:p>
          </table:table-cell>
          <table:table-cell office:value-type="string" calcext:value-type="string">
            <text:p><text:s/>[0.00145191, 0.00466703, 0.00109524, 0.000259045, 0.00328865, 0.00149601, 0.000588759, 0.000223239, 0.000884418, 0.003236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delta_2_4_noisefree_complete</text:p>
          </table:table-cell>
          <table:table-cell table:formula="of:=IF(ISNUMBER(SEARCH(&quot;adadelta&quot;; [.A10])); &quot;adadelta&quot;; &quot;adagrad&quot;)" office:value-type="string" office:string-value="adadelta" calcext:value-type="string">
            <text:p>adadelta</text:p>
          </table:table-cell>
          <table:table-cell table:formula="of:=IF(ISNUMBER(SEARCH(&quot;power&quot;; [.A10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4"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isefree</text:p>
          </table:table-cell>
          <table:table-cell office:value-type="float" office:value="0.35234377215" calcext:value-type="float">
            <text:p>0.3523437722</text:p>
          </table:table-cell>
          <table:table-cell office:value-type="float" office:value="0.0425791362054" calcext:value-type="float">
            <text:p>0.0425791362</text:p>
          </table:table-cell>
          <table:table-cell office:value-type="float" office:value="0.940384134812" calcext:value-type="float">
            <text:p>0.9403841348</text:p>
          </table:table-cell>
          <table:table-cell office:value-type="float" office:value="0.28079617379" calcext:value-type="float">
            <text:p>0.2807961738</text:p>
          </table:table-cell>
          <table:table-cell office:value-type="float" office:value="0.536189552241" calcext:value-type="float">
            <text:p>0.5361895522</text:p>
          </table:table-cell>
          <table:table-cell office:value-type="float" office:value="0.377824449516" calcext:value-type="float">
            <text:p>0.3778244495</text:p>
          </table:table-cell>
          <table:table-cell office:value-type="float" office:value="0.835765410271" calcext:value-type="float">
            <text:p>0.8357654103</text:p>
          </table:table-cell>
          <table:table-cell office:value-type="float" office:value="0.14094324764" calcext:value-type="float">
            <text:p>0.1409432476</text:p>
          </table:table-cell>
          <table:table-cell office:value-type="float" office:value="0.0017190301" calcext:value-type="float">
            <text:p>0.0017190301</text:p>
          </table:table-cell>
          <table:table-cell office:value-type="float" office:value="0.000223239" calcext:value-type="float">
            <text:p>0.000223239</text:p>
          </table:table-cell>
          <table:table-cell office:value-type="float" office:value="0.00466703" calcext:value-type="float">
            <text:p>0.00466703</text:p>
          </table:table-cell>
          <table:table-cell office:value-type="float" office:value="0.00142509124424" calcext:value-type="float">
            <text:p>0.0014250912</text:p>
          </table:table-cell>
          <table:table-cell office:value-type="string" calcext:value-type="string">
            <text:p><text:s/>[0.1310798522618942, 0.7989887512623753, 0.28518996239699607, 0.3356880926753286, 0.9403841348119607, 0.437827625916867, 0.0425791362054234, 0.16916665206830805, 0.1721637115073905, 0.21036980239093256] </text:p>
          </table:table-cell>
          <table:table-cell office:value-type="string" calcext:value-type="string">
            <text:p><text:s/>[0.4555040369403985, 0.7347979481761023, 0.3778244495159094, 0.5966322951064583, 0.8357654102713512, 0.5477262363772618, 0.5089754245933686, 0.4015549229831456, 0.47265986032240975, 0.4304549381270937] </text:p>
          </table:table-cell>
          <table:table-cell office:value-type="string" calcext:value-type="string">
            <text:p><text:s/>[0.00145191, 0.00466703, 0.00109524, 0.000259045, 0.00328865, 0.00149601, 0.000588759, 0.000223239, 0.000884418, 0.003236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delta_2_4_noisefree_power</text:p>
          </table:table-cell>
          <table:table-cell table:formula="of:=IF(ISNUMBER(SEARCH(&quot;adadelta&quot;; [.A11])); &quot;adadelta&quot;; &quot;adagrad&quot;)" office:value-type="string" office:string-value="adadelta" calcext:value-type="string">
            <text:p>adadelta</text:p>
          </table:table-cell>
          <table:table-cell table:formula="of:=IF(ISNUMBER(SEARCH(&quot;power&quot;; [.A11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4"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isefree</text:p>
          </table:table-cell>
          <table:table-cell office:value-type="float" office:value="0.704454932414" calcext:value-type="float">
            <text:p>0.7044549324</text:p>
          </table:table-cell>
          <table:table-cell office:value-type="float" office:value="0.115241679802" calcext:value-type="float">
            <text:p>0.1152416798</text:p>
          </table:table-cell>
          <table:table-cell office:value-type="float" office:value="1.16807398737" calcext:value-type="float">
            <text:p>1.1680739874</text:p>
          </table:table-cell>
          <table:table-cell office:value-type="float" office:value="0.309773145321" calcext:value-type="float">
            <text:p>0.3097731453</text:p>
          </table:table-cell>
          <table:table-cell office:value-type="float" office:value="1.9841437378" calcext:value-type="float">
            <text:p>1.9841437378</text:p>
          </table:table-cell>
          <table:table-cell office:value-type="float" office:value="1.78972194758" calcext:value-type="float">
            <text:p>1.7897219476</text:p>
          </table:table-cell>
          <table:table-cell office:value-type="float" office:value="2.37418280439" calcext:value-type="float">
            <text:p>2.3741828044</text:p>
          </table:table-cell>
          <table:table-cell office:value-type="float" office:value="0.173925044889" calcext:value-type="float">
            <text:p>0.1739250449</text:p>
          </table:table-cell>
          <table:table-cell office:value-type="float" office:value="0.0039562135" calcext:value-type="float">
            <text:p>0.0039562135</text:p>
          </table:table-cell>
          <table:table-cell office:value-type="float" office:value="0.000287921" calcext:value-type="float">
            <text:p>0.000287921</text:p>
          </table:table-cell>
          <table:table-cell office:value-type="float" office:value="0.0106929" calcext:value-type="float">
            <text:p>0.0106929</text:p>
          </table:table-cell>
          <table:table-cell office:value-type="float" office:value="0.00393632157482" calcext:value-type="float">
            <text:p>0.0039363216</text:p>
          </table:table-cell>
          <table:table-cell office:value-type="string" calcext:value-type="string">
            <text:p><text:s/>[0.618760150809716, 0.7968339605212243, 0.30834710851946645, 0.9864431362631647, 0.605260886418429, 1.1680739873718815, 0.11524167980164182, 0.8094210533725755, 1.040009979843761, 0.5961573812192825] </text:p>
          </table:table-cell>
          <table:table-cell office:value-type="string" calcext:value-type="string">
            <text:p><text:s/>[1.909608971551522, 2.37418280438553, 1.9747559310791587, 1.9753962663427074, 1.8487455305227982, 1.9315053756008154, 1.990487757802972, 1.789721947578106, 1.820286606601999, 2.2267461865201956] </text:p>
          </table:table-cell>
          <table:table-cell office:value-type="string" calcext:value-type="string">
            <text:p><text:s/>[0.00421372, 0.000826135, 0.00167725, 0.000661079, 0.00114551, 0.0106929, 0.000287921, 0.00792212, 0.0104063, 0.0017292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delta_4_0_noisefree_complete</text:p>
          </table:table-cell>
          <table:table-cell table:formula="of:=IF(ISNUMBER(SEARCH(&quot;adadelta&quot;; [.A12])); &quot;adadelta&quot;; &quot;adagrad&quot;)" office:value-type="string" office:string-value="adadelta" calcext:value-type="string">
            <text:p>adadelta</text:p>
          </table:table-cell>
          <table:table-cell table:formula="of:=IF(ISNUMBER(SEARCH(&quot;power&quot;; [.A12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0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isefree</text:p>
          </table:table-cell>
          <table:table-cell office:value-type="float" office:value="0.704454932414" calcext:value-type="float">
            <text:p>0.7044549324</text:p>
          </table:table-cell>
          <table:table-cell office:value-type="float" office:value="0.115241679802" calcext:value-type="float">
            <text:p>0.1152416798</text:p>
          </table:table-cell>
          <table:table-cell office:value-type="float" office:value="1.16807398737" calcext:value-type="float">
            <text:p>1.1680739874</text:p>
          </table:table-cell>
          <table:table-cell office:value-type="float" office:value="0.309773145321" calcext:value-type="float">
            <text:p>0.3097731453</text:p>
          </table:table-cell>
          <table:table-cell office:value-type="float" office:value="1.9841437378" calcext:value-type="float">
            <text:p>1.9841437378</text:p>
          </table:table-cell>
          <table:table-cell office:value-type="float" office:value="1.78972194758" calcext:value-type="float">
            <text:p>1.7897219476</text:p>
          </table:table-cell>
          <table:table-cell office:value-type="float" office:value="2.37418280439" calcext:value-type="float">
            <text:p>2.3741828044</text:p>
          </table:table-cell>
          <table:table-cell office:value-type="float" office:value="0.173925044889" calcext:value-type="float">
            <text:p>0.1739250449</text:p>
          </table:table-cell>
          <table:table-cell office:value-type="float" office:value="0.0039562135" calcext:value-type="float">
            <text:p>0.0039562135</text:p>
          </table:table-cell>
          <table:table-cell office:value-type="float" office:value="0.000287921" calcext:value-type="float">
            <text:p>0.000287921</text:p>
          </table:table-cell>
          <table:table-cell office:value-type="float" office:value="0.0106929" calcext:value-type="float">
            <text:p>0.0106929</text:p>
          </table:table-cell>
          <table:table-cell office:value-type="float" office:value="0.00393632157482" calcext:value-type="float">
            <text:p>0.0039363216</text:p>
          </table:table-cell>
          <table:table-cell office:value-type="string" calcext:value-type="string">
            <text:p><text:s/>[0.618760150809716, 0.7968339605212243, 0.30834710851946645, 0.9864431362631647, 0.605260886418429, 1.1680739873718815, 0.11524167980164182, 0.8094210533725755, 1.040009979843761, 0.5961573812192825] </text:p>
          </table:table-cell>
          <table:table-cell office:value-type="string" calcext:value-type="string">
            <text:p><text:s/>[1.909608971551522, 2.37418280438553, 1.9747559310791587, 1.9753962663427074, 1.8487455305227982, 1.9315053756008154, 1.990487757802972, 1.789721947578106, 1.820286606601999, 2.2267461865201956] </text:p>
          </table:table-cell>
          <table:table-cell office:value-type="string" calcext:value-type="string">
            <text:p><text:s/>[0.00421372, 0.000826135, 0.00167725, 0.000661079, 0.00114551, 0.0106929, 0.000287921, 0.00792212, 0.0104063, 0.0017292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delta_4_0_noisefree_power</text:p>
          </table:table-cell>
          <table:table-cell table:formula="of:=IF(ISNUMBER(SEARCH(&quot;adadelta&quot;; [.A13])); &quot;adadelta&quot;; &quot;adagrad&quot;)" office:value-type="string" office:string-value="adadelta" calcext:value-type="string">
            <text:p>adadelta</text:p>
          </table:table-cell>
          <table:table-cell table:formula="of:=IF(ISNUMBER(SEARCH(&quot;power&quot;; [.A13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0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isefree</text:p>
          </table:table-cell>
          <table:table-cell office:value-type="float" office:value="0.704454932414" calcext:value-type="float">
            <text:p>0.7044549324</text:p>
          </table:table-cell>
          <table:table-cell office:value-type="float" office:value="0.115241679802" calcext:value-type="float">
            <text:p>0.1152416798</text:p>
          </table:table-cell>
          <table:table-cell office:value-type="float" office:value="1.16807398737" calcext:value-type="float">
            <text:p>1.1680739874</text:p>
          </table:table-cell>
          <table:table-cell office:value-type="float" office:value="0.309773145321" calcext:value-type="float">
            <text:p>0.3097731453</text:p>
          </table:table-cell>
          <table:table-cell office:value-type="float" office:value="1.9841437378" calcext:value-type="float">
            <text:p>1.9841437378</text:p>
          </table:table-cell>
          <table:table-cell office:value-type="float" office:value="1.78972194758" calcext:value-type="float">
            <text:p>1.7897219476</text:p>
          </table:table-cell>
          <table:table-cell office:value-type="float" office:value="2.37418280439" calcext:value-type="float">
            <text:p>2.3741828044</text:p>
          </table:table-cell>
          <table:table-cell office:value-type="float" office:value="0.173925044889" calcext:value-type="float">
            <text:p>0.1739250449</text:p>
          </table:table-cell>
          <table:table-cell office:value-type="float" office:value="0.0039562135" calcext:value-type="float">
            <text:p>0.0039562135</text:p>
          </table:table-cell>
          <table:table-cell office:value-type="float" office:value="0.000287921" calcext:value-type="float">
            <text:p>0.000287921</text:p>
          </table:table-cell>
          <table:table-cell office:value-type="float" office:value="0.0106929" calcext:value-type="float">
            <text:p>0.0106929</text:p>
          </table:table-cell>
          <table:table-cell office:value-type="float" office:value="0.00393632157482" calcext:value-type="float">
            <text:p>0.0039363216</text:p>
          </table:table-cell>
          <table:table-cell office:value-type="string" calcext:value-type="string">
            <text:p><text:s/>[0.618760150809716, 0.7968339605212243, 0.30834710851946645, 0.9864431362631647, 0.605260886418429, 1.1680739873718815, 0.11524167980164182, 0.8094210533725755, 1.040009979843761, 0.5961573812192825] </text:p>
          </table:table-cell>
          <table:table-cell office:value-type="string" calcext:value-type="string">
            <text:p><text:s/>[1.909608971551522, 2.37418280438553, 1.9747559310791587, 1.9753962663427074, 1.8487455305227982, 1.9315053756008154, 1.990487757802972, 1.789721947578106, 1.820286606601999, 2.2267461865201956] </text:p>
          </table:table-cell>
          <table:table-cell office:value-type="string" calcext:value-type="string">
            <text:p><text:s/>[0.00421372, 0.000826135, 0.00167725, 0.000661079, 0.00114551, 0.0106929, 0.000287921, 0.00792212, 0.0104063, 0.0017292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delta_4_1_noisefree_complete</text:p>
          </table:table-cell>
          <table:table-cell table:formula="of:=IF(ISNUMBER(SEARCH(&quot;adadelta&quot;; [.A14])); &quot;adadelta&quot;; &quot;adagrad&quot;)" office:value-type="string" office:string-value="adadelta" calcext:value-type="string">
            <text:p>adadelta</text:p>
          </table:table-cell>
          <table:table-cell table:formula="of:=IF(ISNUMBER(SEARCH(&quot;power&quot;; [.A14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isefree</text:p>
          </table:table-cell>
          <table:table-cell office:value-type="float" office:value="0.704454932414" calcext:value-type="float">
            <text:p>0.7044549324</text:p>
          </table:table-cell>
          <table:table-cell office:value-type="float" office:value="0.115241679802" calcext:value-type="float">
            <text:p>0.1152416798</text:p>
          </table:table-cell>
          <table:table-cell office:value-type="float" office:value="1.16807398737" calcext:value-type="float">
            <text:p>1.1680739874</text:p>
          </table:table-cell>
          <table:table-cell office:value-type="float" office:value="0.309773145321" calcext:value-type="float">
            <text:p>0.3097731453</text:p>
          </table:table-cell>
          <table:table-cell office:value-type="float" office:value="1.9841437378" calcext:value-type="float">
            <text:p>1.9841437378</text:p>
          </table:table-cell>
          <table:table-cell office:value-type="float" office:value="1.78972194758" calcext:value-type="float">
            <text:p>1.7897219476</text:p>
          </table:table-cell>
          <table:table-cell office:value-type="float" office:value="2.37418280439" calcext:value-type="float">
            <text:p>2.3741828044</text:p>
          </table:table-cell>
          <table:table-cell office:value-type="float" office:value="0.173925044889" calcext:value-type="float">
            <text:p>0.1739250449</text:p>
          </table:table-cell>
          <table:table-cell office:value-type="float" office:value="0.0039562135" calcext:value-type="float">
            <text:p>0.0039562135</text:p>
          </table:table-cell>
          <table:table-cell office:value-type="float" office:value="0.000287921" calcext:value-type="float">
            <text:p>0.000287921</text:p>
          </table:table-cell>
          <table:table-cell office:value-type="float" office:value="0.0106929" calcext:value-type="float">
            <text:p>0.0106929</text:p>
          </table:table-cell>
          <table:table-cell office:value-type="float" office:value="0.00393632157482" calcext:value-type="float">
            <text:p>0.0039363216</text:p>
          </table:table-cell>
          <table:table-cell office:value-type="string" calcext:value-type="string">
            <text:p><text:s/>[0.618760150809716, 0.7968339605212243, 0.30834710851946645, 0.9864431362631647, 0.605260886418429, 1.1680739873718815, 0.11524167980164182, 0.8094210533725755, 1.040009979843761, 0.5961573812192825] </text:p>
          </table:table-cell>
          <table:table-cell office:value-type="string" calcext:value-type="string">
            <text:p><text:s/>[1.909608971551522, 2.37418280438553, 1.9747559310791587, 1.9753962663427074, 1.8487455305227982, 1.9315053756008154, 1.990487757802972, 1.789721947578106, 1.820286606601999, 2.2267461865201956] </text:p>
          </table:table-cell>
          <table:table-cell office:value-type="string" calcext:value-type="string">
            <text:p><text:s/>[0.00421372, 0.000826135, 0.00167725, 0.000661079, 0.00114551, 0.0106929, 0.000287921, 0.00792212, 0.0104063, 0.0017292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delta_4_1_noisefree_power</text:p>
          </table:table-cell>
          <table:table-cell table:formula="of:=IF(ISNUMBER(SEARCH(&quot;adadelta&quot;; [.A15])); &quot;adadelta&quot;; &quot;adagrad&quot;)" office:value-type="string" office:string-value="adadelta" calcext:value-type="string">
            <text:p>adadelta</text:p>
          </table:table-cell>
          <table:table-cell table:formula="of:=IF(ISNUMBER(SEARCH(&quot;power&quot;; [.A15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isefree</text:p>
          </table:table-cell>
          <table:table-cell office:value-type="float" office:value="0.704454932414" calcext:value-type="float">
            <text:p>0.7044549324</text:p>
          </table:table-cell>
          <table:table-cell office:value-type="float" office:value="0.115241679802" calcext:value-type="float">
            <text:p>0.1152416798</text:p>
          </table:table-cell>
          <table:table-cell office:value-type="float" office:value="1.16807398737" calcext:value-type="float">
            <text:p>1.1680739874</text:p>
          </table:table-cell>
          <table:table-cell office:value-type="float" office:value="0.309773145321" calcext:value-type="float">
            <text:p>0.3097731453</text:p>
          </table:table-cell>
          <table:table-cell office:value-type="float" office:value="1.9841437378" calcext:value-type="float">
            <text:p>1.9841437378</text:p>
          </table:table-cell>
          <table:table-cell office:value-type="float" office:value="1.78972194758" calcext:value-type="float">
            <text:p>1.7897219476</text:p>
          </table:table-cell>
          <table:table-cell office:value-type="float" office:value="2.37418280439" calcext:value-type="float">
            <text:p>2.3741828044</text:p>
          </table:table-cell>
          <table:table-cell office:value-type="float" office:value="0.173925044889" calcext:value-type="float">
            <text:p>0.1739250449</text:p>
          </table:table-cell>
          <table:table-cell office:value-type="float" office:value="0.0039562135" calcext:value-type="float">
            <text:p>0.0039562135</text:p>
          </table:table-cell>
          <table:table-cell office:value-type="float" office:value="0.000287921" calcext:value-type="float">
            <text:p>0.000287921</text:p>
          </table:table-cell>
          <table:table-cell office:value-type="float" office:value="0.0106929" calcext:value-type="float">
            <text:p>0.0106929</text:p>
          </table:table-cell>
          <table:table-cell office:value-type="float" office:value="0.00393632157482" calcext:value-type="float">
            <text:p>0.0039363216</text:p>
          </table:table-cell>
          <table:table-cell office:value-type="string" calcext:value-type="string">
            <text:p><text:s/>[0.618760150809716, 0.7968339605212243, 0.30834710851946645, 0.9864431362631647, 0.605260886418429, 1.1680739873718815, 0.11524167980164182, 0.8094210533725755, 1.040009979843761, 0.5961573812192825] </text:p>
          </table:table-cell>
          <table:table-cell office:value-type="string" calcext:value-type="string">
            <text:p><text:s/>[1.909608971551522, 2.37418280438553, 1.9747559310791587, 1.9753962663427074, 1.8487455305227982, 1.9315053756008154, 1.990487757802972, 1.789721947578106, 1.820286606601999, 2.2267461865201956] </text:p>
          </table:table-cell>
          <table:table-cell office:value-type="string" calcext:value-type="string">
            <text:p><text:s/>[0.00421372, 0.000826135, 0.00167725, 0.000661079, 0.00114551, 0.0106929, 0.000287921, 0.00792212, 0.0104063, 0.0017292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delta_4_2_noisefree_complete</text:p>
          </table:table-cell>
          <table:table-cell table:formula="of:=IF(ISNUMBER(SEARCH(&quot;adadelta&quot;; [.A16])); &quot;adadelta&quot;; &quot;adagrad&quot;)" office:value-type="string" office:string-value="adadelta" calcext:value-type="string">
            <text:p>adadelta</text:p>
          </table:table-cell>
          <table:table-cell table:formula="of:=IF(ISNUMBER(SEARCH(&quot;power&quot;; [.A16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isefree</text:p>
          </table:table-cell>
          <table:table-cell office:value-type="float" office:value="0.704454932414" calcext:value-type="float">
            <text:p>0.7044549324</text:p>
          </table:table-cell>
          <table:table-cell office:value-type="float" office:value="0.115241679802" calcext:value-type="float">
            <text:p>0.1152416798</text:p>
          </table:table-cell>
          <table:table-cell office:value-type="float" office:value="1.16807398737" calcext:value-type="float">
            <text:p>1.1680739874</text:p>
          </table:table-cell>
          <table:table-cell office:value-type="float" office:value="0.309773145321" calcext:value-type="float">
            <text:p>0.3097731453</text:p>
          </table:table-cell>
          <table:table-cell office:value-type="float" office:value="1.9841437378" calcext:value-type="float">
            <text:p>1.9841437378</text:p>
          </table:table-cell>
          <table:table-cell office:value-type="float" office:value="1.78972194758" calcext:value-type="float">
            <text:p>1.7897219476</text:p>
          </table:table-cell>
          <table:table-cell office:value-type="float" office:value="2.37418280439" calcext:value-type="float">
            <text:p>2.3741828044</text:p>
          </table:table-cell>
          <table:table-cell office:value-type="float" office:value="0.173925044889" calcext:value-type="float">
            <text:p>0.1739250449</text:p>
          </table:table-cell>
          <table:table-cell office:value-type="float" office:value="0.0039562135" calcext:value-type="float">
            <text:p>0.0039562135</text:p>
          </table:table-cell>
          <table:table-cell office:value-type="float" office:value="0.000287921" calcext:value-type="float">
            <text:p>0.000287921</text:p>
          </table:table-cell>
          <table:table-cell office:value-type="float" office:value="0.0106929" calcext:value-type="float">
            <text:p>0.0106929</text:p>
          </table:table-cell>
          <table:table-cell office:value-type="float" office:value="0.00393632157482" calcext:value-type="float">
            <text:p>0.0039363216</text:p>
          </table:table-cell>
          <table:table-cell office:value-type="string" calcext:value-type="string">
            <text:p><text:s/>[0.618760150809716, 0.7968339605212243, 0.30834710851946645, 0.9864431362631647, 0.605260886418429, 1.1680739873718815, 0.11524167980164182, 0.8094210533725755, 1.040009979843761, 0.5961573812192825] </text:p>
          </table:table-cell>
          <table:table-cell office:value-type="string" calcext:value-type="string">
            <text:p><text:s/>[1.909608971551522, 2.37418280438553, 1.9747559310791587, 1.9753962663427074, 1.8487455305227982, 1.9315053756008154, 1.990487757802972, 1.789721947578106, 1.820286606601999, 2.2267461865201956] </text:p>
          </table:table-cell>
          <table:table-cell office:value-type="string" calcext:value-type="string">
            <text:p><text:s/>[0.00421372, 0.000826135, 0.00167725, 0.000661079, 0.00114551, 0.0106929, 0.000287921, 0.00792212, 0.0104063, 0.0017292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delta_4_2_noisefree_power</text:p>
          </table:table-cell>
          <table:table-cell table:formula="of:=IF(ISNUMBER(SEARCH(&quot;adadelta&quot;; [.A17])); &quot;adadelta&quot;; &quot;adagrad&quot;)" office:value-type="string" office:string-value="adadelta" calcext:value-type="string">
            <text:p>adadelta</text:p>
          </table:table-cell>
          <table:table-cell table:formula="of:=IF(ISNUMBER(SEARCH(&quot;power&quot;; [.A17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isefree</text:p>
          </table:table-cell>
          <table:table-cell office:value-type="float" office:value="3.35323195445" calcext:value-type="float">
            <text:p>3.3532319545</text:p>
          </table:table-cell>
          <table:table-cell office:value-type="float" office:value="0.149090292552" calcext:value-type="float">
            <text:p>0.1490902926</text:p>
          </table:table-cell>
          <table:table-cell office:value-type="float" office:value="7.17901408596" calcext:value-type="float">
            <text:p>7.179014086</text:p>
          </table:table-cell>
          <table:table-cell office:value-type="float" office:value="1.82389581838" calcext:value-type="float">
            <text:p>1.8238958184</text:p>
          </table:table-cell>
          <table:table-cell office:value-type="float" office:value="3.80279808294" calcext:value-type="float">
            <text:p>3.8027980829</text:p>
          </table:table-cell>
          <table:table-cell office:value-type="float" office:value="2.88154281767" calcext:value-type="float">
            <text:p>2.8815428177</text:p>
          </table:table-cell>
          <table:table-cell office:value-type="float" office:value="6.14510859273" calcext:value-type="float">
            <text:p>6.1451085927</text:p>
          </table:table-cell>
          <table:table-cell office:value-type="float" office:value="0.874676633524" calcext:value-type="float">
            <text:p>0.8746766335</text:p>
          </table:table-cell>
          <table:table-cell office:value-type="float" office:value="27.6360520018" calcext:value-type="float">
            <text:p>27.6360520018</text:p>
          </table:table-cell>
          <table:table-cell office:value-type="float" office:value="0.000447018" calcext:value-type="float">
            <text:p>0.000447018</text:p>
          </table:table-cell>
          <table:table-cell office:value-type="float" office:value="235.508" calcext:value-type="float">
            <text:p>235.508</text:p>
          </table:table-cell>
          <table:table-cell office:value-type="float" office:value="69.3996597671" calcext:value-type="float">
            <text:p>69.3996597671</text:p>
          </table:table-cell>
          <table:table-cell office:value-type="string" calcext:value-type="string">
            <text:p><text:s/>[0.14909029255176676, 7.179014085964748, 4.667921490314541, 1.1694047802487182, 2.6247991061502858, 2.872645576476421, 4.312209669298614, 3.3441219265331945, 3.7733971983935457, 3.4397154185794814] </text:p>
          </table:table-cell>
          <table:table-cell office:value-type="string" calcext:value-type="string">
            <text:p><text:s/>[3.0470339106306596, 6.145108592732944, 3.8949713785521354, 2.8815428176705185, 3.36783075994732, 3.4326165468996894, 3.7104831494014983, 3.8368294729529073, 3.411788177311754, 4.299776023331147] </text:p>
          </table:table-cell>
          <table:table-cell office:value-type="string" calcext:value-type="string">
            <text:p><text:s/>[0.000447018, 235.508, 2.33052, 0.177473, 1.49798, 8.14933, 6.29341, 13.5275, 4.94505, 3.93081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delta_4_3_noisefree_complete</text:p>
          </table:table-cell>
          <table:table-cell table:formula="of:=IF(ISNUMBER(SEARCH(&quot;adadelta&quot;; [.A18])); &quot;adadelta&quot;; &quot;adagrad&quot;)" office:value-type="string" office:string-value="adadelta" calcext:value-type="string">
            <text:p>adadelta</text:p>
          </table:table-cell>
          <table:table-cell table:formula="of:=IF(ISNUMBER(SEARCH(&quot;power&quot;; [.A18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3"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isefree</text:p>
          </table:table-cell>
          <table:table-cell office:value-type="float" office:value="3.35323195445" calcext:value-type="float">
            <text:p>3.3532319545</text:p>
          </table:table-cell>
          <table:table-cell office:value-type="float" office:value="0.149090292552" calcext:value-type="float">
            <text:p>0.1490902926</text:p>
          </table:table-cell>
          <table:table-cell office:value-type="float" office:value="7.17901408596" calcext:value-type="float">
            <text:p>7.179014086</text:p>
          </table:table-cell>
          <table:table-cell office:value-type="float" office:value="1.82389581838" calcext:value-type="float">
            <text:p>1.8238958184</text:p>
          </table:table-cell>
          <table:table-cell office:value-type="float" office:value="3.80279808294" calcext:value-type="float">
            <text:p>3.8027980829</text:p>
          </table:table-cell>
          <table:table-cell office:value-type="float" office:value="2.88154281767" calcext:value-type="float">
            <text:p>2.8815428177</text:p>
          </table:table-cell>
          <table:table-cell office:value-type="float" office:value="6.14510859273" calcext:value-type="float">
            <text:p>6.1451085927</text:p>
          </table:table-cell>
          <table:table-cell office:value-type="float" office:value="0.874676633524" calcext:value-type="float">
            <text:p>0.8746766335</text:p>
          </table:table-cell>
          <table:table-cell office:value-type="float" office:value="27.6360520018" calcext:value-type="float">
            <text:p>27.6360520018</text:p>
          </table:table-cell>
          <table:table-cell office:value-type="float" office:value="0.000447018" calcext:value-type="float">
            <text:p>0.000447018</text:p>
          </table:table-cell>
          <table:table-cell office:value-type="float" office:value="235.508" calcext:value-type="float">
            <text:p>235.508</text:p>
          </table:table-cell>
          <table:table-cell office:value-type="float" office:value="69.3996597671" calcext:value-type="float">
            <text:p>69.3996597671</text:p>
          </table:table-cell>
          <table:table-cell office:value-type="string" calcext:value-type="string">
            <text:p><text:s/>[0.14909029255176676, 7.179014085964748, 4.667921490314541, 1.1694047802487182, 2.6247991061502858, 2.872645576476421, 4.312209669298614, 3.3441219265331945, 3.7733971983935457, 3.4397154185794814] </text:p>
          </table:table-cell>
          <table:table-cell office:value-type="string" calcext:value-type="string">
            <text:p><text:s/>[3.0470339106306596, 6.145108592732944, 3.8949713785521354, 2.8815428176705185, 3.36783075994732, 3.4326165468996894, 3.7104831494014983, 3.8368294729529073, 3.411788177311754, 4.299776023331147] </text:p>
          </table:table-cell>
          <table:table-cell office:value-type="string" calcext:value-type="string">
            <text:p><text:s/>[0.000447018, 235.508, 2.33052, 0.177473, 1.49798, 8.14933, 6.29341, 13.5275, 4.94505, 3.93081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delta_4_3_noisefree_power</text:p>
          </table:table-cell>
          <table:table-cell table:formula="of:=IF(ISNUMBER(SEARCH(&quot;adadelta&quot;; [.A19])); &quot;adadelta&quot;; &quot;adagrad&quot;)" office:value-type="string" office:string-value="adadelta" calcext:value-type="string">
            <text:p>adadelta</text:p>
          </table:table-cell>
          <table:table-cell table:formula="of:=IF(ISNUMBER(SEARCH(&quot;power&quot;; [.A19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3"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isefree</text:p>
          </table:table-cell>
          <table:table-cell office:value-type="float" office:value="3.35323195445" calcext:value-type="float">
            <text:p>3.3532319545</text:p>
          </table:table-cell>
          <table:table-cell office:value-type="float" office:value="0.149090292552" calcext:value-type="float">
            <text:p>0.1490902926</text:p>
          </table:table-cell>
          <table:table-cell office:value-type="float" office:value="7.17901408596" calcext:value-type="float">
            <text:p>7.179014086</text:p>
          </table:table-cell>
          <table:table-cell office:value-type="float" office:value="1.82389581838" calcext:value-type="float">
            <text:p>1.8238958184</text:p>
          </table:table-cell>
          <table:table-cell office:value-type="float" office:value="3.80279808294" calcext:value-type="float">
            <text:p>3.8027980829</text:p>
          </table:table-cell>
          <table:table-cell office:value-type="float" office:value="2.88154281767" calcext:value-type="float">
            <text:p>2.8815428177</text:p>
          </table:table-cell>
          <table:table-cell office:value-type="float" office:value="6.14510859273" calcext:value-type="float">
            <text:p>6.1451085927</text:p>
          </table:table-cell>
          <table:table-cell office:value-type="float" office:value="0.874676633524" calcext:value-type="float">
            <text:p>0.8746766335</text:p>
          </table:table-cell>
          <table:table-cell office:value-type="float" office:value="27.6360520018" calcext:value-type="float">
            <text:p>27.6360520018</text:p>
          </table:table-cell>
          <table:table-cell office:value-type="float" office:value="0.000447018" calcext:value-type="float">
            <text:p>0.000447018</text:p>
          </table:table-cell>
          <table:table-cell office:value-type="float" office:value="235.508" calcext:value-type="float">
            <text:p>235.508</text:p>
          </table:table-cell>
          <table:table-cell office:value-type="float" office:value="69.3996597671" calcext:value-type="float">
            <text:p>69.3996597671</text:p>
          </table:table-cell>
          <table:table-cell office:value-type="string" calcext:value-type="string">
            <text:p><text:s/>[0.14909029255176676, 7.179014085964748, 4.667921490314541, 1.1694047802487182, 2.6247991061502858, 2.872645576476421, 4.312209669298614, 3.3441219265331945, 3.7733971983935457, 3.4397154185794814] </text:p>
          </table:table-cell>
          <table:table-cell office:value-type="string" calcext:value-type="string">
            <text:p><text:s/>[3.0470339106306596, 6.145108592732944, 3.8949713785521354, 2.8815428176705185, 3.36783075994732, 3.4326165468996894, 3.7104831494014983, 3.8368294729529073, 3.411788177311754, 4.299776023331147] </text:p>
          </table:table-cell>
          <table:table-cell office:value-type="string" calcext:value-type="string">
            <text:p><text:s/>[0.000447018, 235.508, 2.33052, 0.177473, 1.49798, 8.14933, 6.29341, 13.5275, 4.94505, 3.93081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delta_4_4_noisefree_complete</text:p>
          </table:table-cell>
          <table:table-cell table:formula="of:=IF(ISNUMBER(SEARCH(&quot;adadelta&quot;; [.A20])); &quot;adadelta&quot;; &quot;adagrad&quot;)" office:value-type="string" office:string-value="adadelta" calcext:value-type="string">
            <text:p>adadelta</text:p>
          </table:table-cell>
          <table:table-cell table:formula="of:=IF(ISNUMBER(SEARCH(&quot;power&quot;; [.A20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4"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isefree</text:p>
          </table:table-cell>
          <table:table-cell office:value-type="float" office:value="3.35323195445" calcext:value-type="float">
            <text:p>3.3532319545</text:p>
          </table:table-cell>
          <table:table-cell office:value-type="float" office:value="0.149090292552" calcext:value-type="float">
            <text:p>0.1490902926</text:p>
          </table:table-cell>
          <table:table-cell office:value-type="float" office:value="7.17901408596" calcext:value-type="float">
            <text:p>7.179014086</text:p>
          </table:table-cell>
          <table:table-cell office:value-type="float" office:value="1.82389581838" calcext:value-type="float">
            <text:p>1.8238958184</text:p>
          </table:table-cell>
          <table:table-cell office:value-type="float" office:value="3.80279808294" calcext:value-type="float">
            <text:p>3.8027980829</text:p>
          </table:table-cell>
          <table:table-cell office:value-type="float" office:value="2.88154281767" calcext:value-type="float">
            <text:p>2.8815428177</text:p>
          </table:table-cell>
          <table:table-cell office:value-type="float" office:value="6.14510859273" calcext:value-type="float">
            <text:p>6.1451085927</text:p>
          </table:table-cell>
          <table:table-cell office:value-type="float" office:value="0.874676633524" calcext:value-type="float">
            <text:p>0.8746766335</text:p>
          </table:table-cell>
          <table:table-cell office:value-type="float" office:value="27.6360520018" calcext:value-type="float">
            <text:p>27.6360520018</text:p>
          </table:table-cell>
          <table:table-cell office:value-type="float" office:value="0.000447018" calcext:value-type="float">
            <text:p>0.000447018</text:p>
          </table:table-cell>
          <table:table-cell office:value-type="float" office:value="235.508" calcext:value-type="float">
            <text:p>235.508</text:p>
          </table:table-cell>
          <table:table-cell office:value-type="float" office:value="69.3996597671" calcext:value-type="float">
            <text:p>69.3996597671</text:p>
          </table:table-cell>
          <table:table-cell office:value-type="string" calcext:value-type="string">
            <text:p><text:s/>[0.14909029255176676, 7.179014085964748, 4.667921490314541, 1.1694047802487182, 2.6247991061502858, 2.872645576476421, 4.312209669298614, 3.3441219265331945, 3.7733971983935457, 3.4397154185794814] </text:p>
          </table:table-cell>
          <table:table-cell office:value-type="string" calcext:value-type="string">
            <text:p><text:s/>[3.0470339106306596, 6.145108592732944, 3.8949713785521354, 2.8815428176705185, 3.36783075994732, 3.4326165468996894, 3.7104831494014983, 3.8368294729529073, 3.411788177311754, 4.299776023331147] </text:p>
          </table:table-cell>
          <table:table-cell office:value-type="string" calcext:value-type="string">
            <text:p><text:s/>[0.000447018, 235.508, 2.33052, 0.177473, 1.49798, 8.14933, 6.29341, 13.5275, 4.94505, 3.93081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delta_4_4_noisefree_power</text:p>
          </table:table-cell>
          <table:table-cell table:formula="of:=IF(ISNUMBER(SEARCH(&quot;adadelta&quot;; [.A21])); &quot;adadelta&quot;; &quot;adagrad&quot;)" office:value-type="string" office:string-value="adadelta" calcext:value-type="string">
            <text:p>adadelta</text:p>
          </table:table-cell>
          <table:table-cell table:formula="of:=IF(ISNUMBER(SEARCH(&quot;power&quot;; [.A21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4"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isefree</text:p>
          </table:table-cell>
          <table:table-cell office:value-type="float" office:value="3.35323195445" calcext:value-type="float">
            <text:p>3.3532319545</text:p>
          </table:table-cell>
          <table:table-cell office:value-type="float" office:value="0.149090292552" calcext:value-type="float">
            <text:p>0.1490902926</text:p>
          </table:table-cell>
          <table:table-cell office:value-type="float" office:value="7.17901408596" calcext:value-type="float">
            <text:p>7.179014086</text:p>
          </table:table-cell>
          <table:table-cell office:value-type="float" office:value="1.82389581838" calcext:value-type="float">
            <text:p>1.8238958184</text:p>
          </table:table-cell>
          <table:table-cell office:value-type="float" office:value="3.80279808294" calcext:value-type="float">
            <text:p>3.8027980829</text:p>
          </table:table-cell>
          <table:table-cell office:value-type="float" office:value="2.88154281767" calcext:value-type="float">
            <text:p>2.8815428177</text:p>
          </table:table-cell>
          <table:table-cell office:value-type="float" office:value="6.14510859273" calcext:value-type="float">
            <text:p>6.1451085927</text:p>
          </table:table-cell>
          <table:table-cell office:value-type="float" office:value="0.874676633524" calcext:value-type="float">
            <text:p>0.8746766335</text:p>
          </table:table-cell>
          <table:table-cell office:value-type="float" office:value="27.6360520018" calcext:value-type="float">
            <text:p>27.6360520018</text:p>
          </table:table-cell>
          <table:table-cell office:value-type="float" office:value="0.000447018" calcext:value-type="float">
            <text:p>0.000447018</text:p>
          </table:table-cell>
          <table:table-cell office:value-type="float" office:value="235.508" calcext:value-type="float">
            <text:p>235.508</text:p>
          </table:table-cell>
          <table:table-cell office:value-type="float" office:value="69.3996597671" calcext:value-type="float">
            <text:p>69.3996597671</text:p>
          </table:table-cell>
          <table:table-cell office:value-type="string" calcext:value-type="string">
            <text:p><text:s/>[0.14909029255176676, 7.179014085964748, 4.667921490314541, 1.1694047802487182, 2.6247991061502858, 2.872645576476421, 4.312209669298614, 3.3441219265331945, 3.7733971983935457, 3.4397154185794814] </text:p>
          </table:table-cell>
          <table:table-cell office:value-type="string" calcext:value-type="string">
            <text:p><text:s/>[3.0470339106306596, 6.145108592732944, 3.8949713785521354, 2.8815428176705185, 3.36783075994732, 3.4326165468996894, 3.7104831494014983, 3.8368294729529073, 3.411788177311754, 4.299776023331147] </text:p>
          </table:table-cell>
          <table:table-cell office:value-type="string" calcext:value-type="string">
            <text:p><text:s/>[0.000447018, 235.508, 2.33052, 0.177473, 1.49798, 8.14933, 6.29341, 13.5275, 4.94505, 3.93081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2_0_0.01_noisefree_complete</text:p>
          </table:table-cell>
          <table:table-cell table:formula="of:=IF(ISNUMBER(SEARCH(&quot;adadelta&quot;; [.A22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22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0" office:value-type="float" office:value="0" calcext:value-type="float">
            <text:p>0</text:p>
          </table:table-cell>
          <table:table-cell table:formula="of:=0.01" office:value-type="float" office:value="0.01" calcext:value-type="float">
            <text:p>0.01</text:p>
          </table:table-cell>
          <table:table-cell office:value-type="string" calcext:value-type="string">
            <text:p>noisefree</text:p>
          </table:table-cell>
          <table:table-cell office:value-type="float" office:value="1.36232475139" calcext:value-type="float">
            <text:p>1.3623247514</text:p>
          </table:table-cell>
          <table:table-cell office:value-type="float" office:value="1.27908770613" calcext:value-type="float">
            <text:p>1.2790877061</text:p>
          </table:table-cell>
          <table:table-cell office:value-type="float" office:value="1.42241589781" calcext:value-type="float">
            <text:p>1.4224158978</text:p>
          </table:table-cell>
          <table:table-cell office:value-type="float" office:value="0.0473833586717" calcext:value-type="float">
            <text:p>0.0473833587</text:p>
          </table:table-cell>
          <table:table-cell office:value-type="float" office:value="1.35885280472" calcext:value-type="float">
            <text:p>1.3588528047</text:p>
          </table:table-cell>
          <table:table-cell office:value-type="float" office:value="1.29101934919" calcext:value-type="float">
            <text:p>1.2910193492</text:p>
          </table:table-cell>
          <table:table-cell office:value-type="float" office:value="1.41958409744" calcext:value-type="float">
            <text:p>1.4195840974</text:p>
          </table:table-cell>
          <table:table-cell office:value-type="float" office:value="0.0409231724359" calcext:value-type="float">
            <text:p>0.0409231724</text:p>
          </table:table-cell>
          <table:table-cell office:value-type="float" office:value="0.9138824" calcext:value-type="float">
            <text:p>0.9138824</text:p>
          </table:table-cell>
          <table:table-cell office:value-type="float" office:value="0.540707" calcext:value-type="float">
            <text:p>0.540707</text:p>
          </table:table-cell>
          <table:table-cell office:value-type="float" office:value="1.70975" calcext:value-type="float">
            <text:p>1.70975</text:p>
          </table:table-cell>
          <table:table-cell office:value-type="float" office:value="0.328204230521" calcext:value-type="float">
            <text:p>0.3282042305</text:p>
          </table:table-cell>
          <table:table-cell office:value-type="string" calcext:value-type="string">
            <text:p><text:s/>[1.29432095211466, 1.2790877061308188, 1.3841612784722739, 1.312970054012657, 1.39171337884997, 1.3922319088578596, 1.3795880969934469, 1.3566161521996558, 1.4224158978125914, 1.410142088477966] </text:p>
          </table:table-cell>
          <table:table-cell office:value-type="string" calcext:value-type="string">
            <text:p><text:s/>[1.3033388765332676, 1.2910193491869129, 1.3631922626034818, 1.3156006091264931, 1.394089677484917, 1.3766611740155963, 1.3742860027541575, 1.3514730794244478, 1.3992829186229638, 1.4195840974373446] </text:p>
          </table:table-cell>
          <table:table-cell office:value-type="string" calcext:value-type="string">
            <text:p><text:s/>[0.605403, 0.540707, 0.767269, 0.679335, 1.00178, 0.950861, 1.21781, 0.737342, 0.928567, 1.70975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2_0_0.01_noisefree_power</text:p>
          </table:table-cell>
          <table:table-cell table:formula="of:=IF(ISNUMBER(SEARCH(&quot;adadelta&quot;; [.A23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23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0" office:value-type="float" office:value="0" calcext:value-type="float">
            <text:p>0</text:p>
          </table:table-cell>
          <table:table-cell table:formula="of:=0.01" office:value-type="float" office:value="0.01" calcext:value-type="float">
            <text:p>0.01</text:p>
          </table:table-cell>
          <table:table-cell office:value-type="string" calcext:value-type="string">
            <text:p>noisefree</text:p>
          </table:table-cell>
          <table:table-cell office:value-type="float" office:value="1.36232475139" calcext:value-type="float">
            <text:p>1.3623247514</text:p>
          </table:table-cell>
          <table:table-cell office:value-type="float" office:value="1.27908770613" calcext:value-type="float">
            <text:p>1.2790877061</text:p>
          </table:table-cell>
          <table:table-cell office:value-type="float" office:value="1.42241589781" calcext:value-type="float">
            <text:p>1.4224158978</text:p>
          </table:table-cell>
          <table:table-cell office:value-type="float" office:value="0.0473833586717" calcext:value-type="float">
            <text:p>0.0473833587</text:p>
          </table:table-cell>
          <table:table-cell office:value-type="float" office:value="1.35885280472" calcext:value-type="float">
            <text:p>1.3588528047</text:p>
          </table:table-cell>
          <table:table-cell office:value-type="float" office:value="1.29101934919" calcext:value-type="float">
            <text:p>1.2910193492</text:p>
          </table:table-cell>
          <table:table-cell office:value-type="float" office:value="1.41958409744" calcext:value-type="float">
            <text:p>1.4195840974</text:p>
          </table:table-cell>
          <table:table-cell office:value-type="float" office:value="0.0409231724359" calcext:value-type="float">
            <text:p>0.0409231724</text:p>
          </table:table-cell>
          <table:table-cell office:value-type="float" office:value="0.9138824" calcext:value-type="float">
            <text:p>0.9138824</text:p>
          </table:table-cell>
          <table:table-cell office:value-type="float" office:value="0.540707" calcext:value-type="float">
            <text:p>0.540707</text:p>
          </table:table-cell>
          <table:table-cell office:value-type="float" office:value="1.70975" calcext:value-type="float">
            <text:p>1.70975</text:p>
          </table:table-cell>
          <table:table-cell office:value-type="float" office:value="0.328204230521" calcext:value-type="float">
            <text:p>0.3282042305</text:p>
          </table:table-cell>
          <table:table-cell office:value-type="string" calcext:value-type="string">
            <text:p><text:s/>[1.29432095211466, 1.2790877061308188, 1.3841612784722739, 1.312970054012657, 1.39171337884997, 1.3922319088578596, 1.3795880969934469, 1.3566161521996558, 1.4224158978125914, 1.410142088477966] </text:p>
          </table:table-cell>
          <table:table-cell office:value-type="string" calcext:value-type="string">
            <text:p><text:s/>[1.3033388765332676, 1.2910193491869129, 1.3631922626034818, 1.3156006091264931, 1.394089677484917, 1.3766611740155963, 1.3742860027541575, 1.3514730794244478, 1.3992829186229638, 1.4195840974373446] </text:p>
          </table:table-cell>
          <table:table-cell office:value-type="string" calcext:value-type="string">
            <text:p><text:s/>[0.605403, 0.540707, 0.767269, 0.679335, 1.00178, 0.950861, 1.21781, 0.737342, 0.928567, 1.70975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2_0_0.1_noisefree_complete</text:p>
          </table:table-cell>
          <table:table-cell table:formula="of:=IF(ISNUMBER(SEARCH(&quot;adadelta&quot;; [.A24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24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0" office:value-type="float" office:value="0" calcext:value-type="float">
            <text:p>0</text:p>
          </table:table-cell>
          <table:table-cell table:formula="of:=0.1" office:value-type="float" office:value="0.1" calcext:value-type="float">
            <text:p>0.1</text:p>
          </table:table-cell>
          <table:table-cell office:value-type="string" calcext:value-type="string">
            <text:p>noisefree</text:p>
          </table:table-cell>
          <table:table-cell office:value-type="float" office:value="1.36232475139" calcext:value-type="float">
            <text:p>1.3623247514</text:p>
          </table:table-cell>
          <table:table-cell office:value-type="float" office:value="1.27908770613" calcext:value-type="float">
            <text:p>1.2790877061</text:p>
          </table:table-cell>
          <table:table-cell office:value-type="float" office:value="1.42241589781" calcext:value-type="float">
            <text:p>1.4224158978</text:p>
          </table:table-cell>
          <table:table-cell office:value-type="float" office:value="0.0473833586717" calcext:value-type="float">
            <text:p>0.0473833587</text:p>
          </table:table-cell>
          <table:table-cell office:value-type="float" office:value="1.35885280472" calcext:value-type="float">
            <text:p>1.3588528047</text:p>
          </table:table-cell>
          <table:table-cell office:value-type="float" office:value="1.29101934919" calcext:value-type="float">
            <text:p>1.2910193492</text:p>
          </table:table-cell>
          <table:table-cell office:value-type="float" office:value="1.41958409744" calcext:value-type="float">
            <text:p>1.4195840974</text:p>
          </table:table-cell>
          <table:table-cell office:value-type="float" office:value="0.0409231724359" calcext:value-type="float">
            <text:p>0.0409231724</text:p>
          </table:table-cell>
          <table:table-cell office:value-type="float" office:value="0.9138824" calcext:value-type="float">
            <text:p>0.9138824</text:p>
          </table:table-cell>
          <table:table-cell office:value-type="float" office:value="0.540707" calcext:value-type="float">
            <text:p>0.540707</text:p>
          </table:table-cell>
          <table:table-cell office:value-type="float" office:value="1.70975" calcext:value-type="float">
            <text:p>1.70975</text:p>
          </table:table-cell>
          <table:table-cell office:value-type="float" office:value="0.328204230521" calcext:value-type="float">
            <text:p>0.3282042305</text:p>
          </table:table-cell>
          <table:table-cell office:value-type="string" calcext:value-type="string">
            <text:p><text:s/>[1.29432095211466, 1.2790877061308188, 1.3841612784722739, 1.312970054012657, 1.39171337884997, 1.3922319088578596, 1.3795880969934469, 1.3566161521996558, 1.4224158978125914, 1.410142088477966] </text:p>
          </table:table-cell>
          <table:table-cell office:value-type="string" calcext:value-type="string">
            <text:p><text:s/>[1.3033388765332676, 1.2910193491869129, 1.3631922626034818, 1.3156006091264931, 1.394089677484917, 1.3766611740155963, 1.3742860027541575, 1.3514730794244478, 1.3992829186229638, 1.4195840974373446] </text:p>
          </table:table-cell>
          <table:table-cell office:value-type="string" calcext:value-type="string">
            <text:p><text:s/>[0.605403, 0.540707, 0.767269, 0.679335, 1.00178, 0.950861, 1.21781, 0.737342, 0.928567, 1.70975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2_0_0.1_noisefree_power</text:p>
          </table:table-cell>
          <table:table-cell table:formula="of:=IF(ISNUMBER(SEARCH(&quot;adadelta&quot;; [.A25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25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0" office:value-type="float" office:value="0" calcext:value-type="float">
            <text:p>0</text:p>
          </table:table-cell>
          <table:table-cell table:formula="of:=0.1" office:value-type="float" office:value="0.1" calcext:value-type="float">
            <text:p>0.1</text:p>
          </table:table-cell>
          <table:table-cell office:value-type="string" calcext:value-type="string">
            <text:p>noisefree</text:p>
          </table:table-cell>
          <table:table-cell office:value-type="float" office:value="1.36232475139" calcext:value-type="float">
            <text:p>1.3623247514</text:p>
          </table:table-cell>
          <table:table-cell office:value-type="float" office:value="1.27908770613" calcext:value-type="float">
            <text:p>1.2790877061</text:p>
          </table:table-cell>
          <table:table-cell office:value-type="float" office:value="1.42241589781" calcext:value-type="float">
            <text:p>1.4224158978</text:p>
          </table:table-cell>
          <table:table-cell office:value-type="float" office:value="0.0473833586717" calcext:value-type="float">
            <text:p>0.0473833587</text:p>
          </table:table-cell>
          <table:table-cell office:value-type="float" office:value="1.35885280472" calcext:value-type="float">
            <text:p>1.3588528047</text:p>
          </table:table-cell>
          <table:table-cell office:value-type="float" office:value="1.29101934919" calcext:value-type="float">
            <text:p>1.2910193492</text:p>
          </table:table-cell>
          <table:table-cell office:value-type="float" office:value="1.41958409744" calcext:value-type="float">
            <text:p>1.4195840974</text:p>
          </table:table-cell>
          <table:table-cell office:value-type="float" office:value="0.0409231724359" calcext:value-type="float">
            <text:p>0.0409231724</text:p>
          </table:table-cell>
          <table:table-cell office:value-type="float" office:value="0.9138824" calcext:value-type="float">
            <text:p>0.9138824</text:p>
          </table:table-cell>
          <table:table-cell office:value-type="float" office:value="0.540707" calcext:value-type="float">
            <text:p>0.540707</text:p>
          </table:table-cell>
          <table:table-cell office:value-type="float" office:value="1.70975" calcext:value-type="float">
            <text:p>1.70975</text:p>
          </table:table-cell>
          <table:table-cell office:value-type="float" office:value="0.328204230521" calcext:value-type="float">
            <text:p>0.3282042305</text:p>
          </table:table-cell>
          <table:table-cell office:value-type="string" calcext:value-type="string">
            <text:p><text:s/>[1.29432095211466, 1.2790877061308188, 1.3841612784722739, 1.312970054012657, 1.39171337884997, 1.3922319088578596, 1.3795880969934469, 1.3566161521996558, 1.4224158978125914, 1.410142088477966] </text:p>
          </table:table-cell>
          <table:table-cell office:value-type="string" calcext:value-type="string">
            <text:p><text:s/>[1.3033388765332676, 1.2910193491869129, 1.3631922626034818, 1.3156006091264931, 1.394089677484917, 1.3766611740155963, 1.3742860027541575, 1.3514730794244478, 1.3992829186229638, 1.4195840974373446] </text:p>
          </table:table-cell>
          <table:table-cell office:value-type="string" calcext:value-type="string">
            <text:p><text:s/>[0.605403, 0.540707, 0.767269, 0.679335, 1.00178, 0.950861, 1.21781, 0.737342, 0.928567, 1.70975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2_0_1_noisefree_complete</text:p>
          </table:table-cell>
          <table:table-cell table:formula="of:=IF(ISNUMBER(SEARCH(&quot;adadelta&quot;; [.A26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26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isefree</text:p>
          </table:table-cell>
          <table:table-cell office:value-type="float" office:value="1.36232475139" calcext:value-type="float">
            <text:p>1.3623247514</text:p>
          </table:table-cell>
          <table:table-cell office:value-type="float" office:value="1.27908770613" calcext:value-type="float">
            <text:p>1.2790877061</text:p>
          </table:table-cell>
          <table:table-cell office:value-type="float" office:value="1.42241589781" calcext:value-type="float">
            <text:p>1.4224158978</text:p>
          </table:table-cell>
          <table:table-cell office:value-type="float" office:value="0.0473833586717" calcext:value-type="float">
            <text:p>0.0473833587</text:p>
          </table:table-cell>
          <table:table-cell office:value-type="float" office:value="1.35885280472" calcext:value-type="float">
            <text:p>1.3588528047</text:p>
          </table:table-cell>
          <table:table-cell office:value-type="float" office:value="1.29101934919" calcext:value-type="float">
            <text:p>1.2910193492</text:p>
          </table:table-cell>
          <table:table-cell office:value-type="float" office:value="1.41958409744" calcext:value-type="float">
            <text:p>1.4195840974</text:p>
          </table:table-cell>
          <table:table-cell office:value-type="float" office:value="0.0409231724359" calcext:value-type="float">
            <text:p>0.0409231724</text:p>
          </table:table-cell>
          <table:table-cell office:value-type="float" office:value="0.9138824" calcext:value-type="float">
            <text:p>0.9138824</text:p>
          </table:table-cell>
          <table:table-cell office:value-type="float" office:value="0.540707" calcext:value-type="float">
            <text:p>0.540707</text:p>
          </table:table-cell>
          <table:table-cell office:value-type="float" office:value="1.70975" calcext:value-type="float">
            <text:p>1.70975</text:p>
          </table:table-cell>
          <table:table-cell office:value-type="float" office:value="0.328204230521" calcext:value-type="float">
            <text:p>0.3282042305</text:p>
          </table:table-cell>
          <table:table-cell office:value-type="string" calcext:value-type="string">
            <text:p><text:s/>[1.29432095211466, 1.2790877061308188, 1.3841612784722739, 1.312970054012657, 1.39171337884997, 1.3922319088578596, 1.3795880969934469, 1.3566161521996558, 1.4224158978125914, 1.410142088477966] </text:p>
          </table:table-cell>
          <table:table-cell office:value-type="string" calcext:value-type="string">
            <text:p><text:s/>[1.3033388765332676, 1.2910193491869129, 1.3631922626034818, 1.3156006091264931, 1.394089677484917, 1.3766611740155963, 1.3742860027541575, 1.3514730794244478, 1.3992829186229638, 1.4195840974373446] </text:p>
          </table:table-cell>
          <table:table-cell office:value-type="string" calcext:value-type="string">
            <text:p><text:s/>[0.605403, 0.540707, 0.767269, 0.679335, 1.00178, 0.950861, 1.21781, 0.737342, 0.928567, 1.70975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2_0_1_noisefree_power</text:p>
          </table:table-cell>
          <table:table-cell table:formula="of:=IF(ISNUMBER(SEARCH(&quot;adadelta&quot;; [.A27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27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isefree</text:p>
          </table:table-cell>
          <table:table-cell office:value-type="float" office:value="2.9590683036" calcext:value-type="float">
            <text:p>2.9590683036</text:p>
          </table:table-cell>
          <table:table-cell office:value-type="float" office:value="0.12468907282" calcext:value-type="float">
            <text:p>0.1246890728</text:p>
          </table:table-cell>
          <table:table-cell office:value-type="float" office:value="7.23654833904" calcext:value-type="float">
            <text:p>7.236548339</text:p>
          </table:table-cell>
          <table:table-cell office:value-type="float" office:value="2.43268781316" calcext:value-type="float">
            <text:p>2.4326878132</text:p>
          </table:table-cell>
          <table:table-cell office:value-type="float" office:value="3.59542165325" calcext:value-type="float">
            <text:p>3.5954216533</text:p>
          </table:table-cell>
          <table:table-cell office:value-type="float" office:value="1.86261916265" calcext:value-type="float">
            <text:p>1.8626191627</text:p>
          </table:table-cell>
          <table:table-cell office:value-type="float" office:value="6.48975446864" calcext:value-type="float">
            <text:p>6.4897544686</text:p>
          </table:table-cell>
          <table:table-cell office:value-type="float" office:value="1.65180184806" calcext:value-type="float">
            <text:p>1.6518018481</text:p>
          </table:table-cell>
          <table:table-cell office:value-type="float" office:value="57.703127338" calcext:value-type="float">
            <text:p>57.703127338</text:p>
          </table:table-cell>
          <table:table-cell office:value-type="float" office:value="0.00190193" calcext:value-type="float">
            <text:p>0.00190193</text:p>
          </table:table-cell>
          <table:table-cell office:value-type="float" office:value="222.165" calcext:value-type="float">
            <text:p>222.165</text:p>
          </table:table-cell>
          <table:table-cell office:value-type="float" office:value="82.7300575682" calcext:value-type="float">
            <text:p>82.7300575682</text:p>
          </table:table-cell>
          <table:table-cell office:value-type="string" calcext:value-type="string">
            <text:p><text:s/>[4.985608009138404, 0.25947362581071964, 4.959562727495032, 0.9520469857276006, 2.906852520331838, 5.616472692513336, 7.2365483390371965, 0.12468907281965637, 1.8602706516582108, 0.6891584114937118] </text:p>
          </table:table-cell>
          <table:table-cell office:value-type="string" calcext:value-type="string">
            <text:p><text:s/>[3.8777091717643035, 2.0778042252655475, 6.078595664128184, 2.1098348710344634, 3.6607222094771896, 5.006779314664069, 6.489754468639164, 2.026761753744289, 2.7636356911541116, 1.862619162645047] </text:p>
          </table:table-cell>
          <table:table-cell office:value-type="string" calcext:value-type="string">
            <text:p><text:s/>[28.9711, 0.00843494, 156.701, 3.75275, 0.752245, 164.233, 222.165, 0.00190193, 0.436557, 0.00928451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2_0_5_noisefree_complete</text:p>
          </table:table-cell>
          <table:table-cell table:formula="of:=IF(ISNUMBER(SEARCH(&quot;adadelta&quot;; [.A28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28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0" office:value-type="float" office:value="0" calcext:value-type="float">
            <text:p>0</text:p>
          </table:table-cell>
          <table:table-cell table:formula="of:=5" office:value-type="float" office:value="5" calcext:value-type="float">
            <text:p>5</text:p>
          </table:table-cell>
          <table:table-cell office:value-type="string" calcext:value-type="string">
            <text:p>noisefree</text:p>
          </table:table-cell>
          <table:table-cell office:value-type="float" office:value="2.9590683036" calcext:value-type="float">
            <text:p>2.9590683036</text:p>
          </table:table-cell>
          <table:table-cell office:value-type="float" office:value="0.12468907282" calcext:value-type="float">
            <text:p>0.1246890728</text:p>
          </table:table-cell>
          <table:table-cell office:value-type="float" office:value="7.23654833904" calcext:value-type="float">
            <text:p>7.236548339</text:p>
          </table:table-cell>
          <table:table-cell office:value-type="float" office:value="2.43268781316" calcext:value-type="float">
            <text:p>2.4326878132</text:p>
          </table:table-cell>
          <table:table-cell office:value-type="float" office:value="3.59542165325" calcext:value-type="float">
            <text:p>3.5954216533</text:p>
          </table:table-cell>
          <table:table-cell office:value-type="float" office:value="1.86261916265" calcext:value-type="float">
            <text:p>1.8626191627</text:p>
          </table:table-cell>
          <table:table-cell office:value-type="float" office:value="6.48975446864" calcext:value-type="float">
            <text:p>6.4897544686</text:p>
          </table:table-cell>
          <table:table-cell office:value-type="float" office:value="1.65180184806" calcext:value-type="float">
            <text:p>1.6518018481</text:p>
          </table:table-cell>
          <table:table-cell office:value-type="float" office:value="57.703127338" calcext:value-type="float">
            <text:p>57.703127338</text:p>
          </table:table-cell>
          <table:table-cell office:value-type="float" office:value="0.00190193" calcext:value-type="float">
            <text:p>0.00190193</text:p>
          </table:table-cell>
          <table:table-cell office:value-type="float" office:value="222.165" calcext:value-type="float">
            <text:p>222.165</text:p>
          </table:table-cell>
          <table:table-cell office:value-type="float" office:value="82.7300575682" calcext:value-type="float">
            <text:p>82.7300575682</text:p>
          </table:table-cell>
          <table:table-cell office:value-type="string" calcext:value-type="string">
            <text:p><text:s/>[4.985608009138404, 0.25947362581071964, 4.959562727495032, 0.9520469857276006, 2.906852520331838, 5.616472692513336, 7.2365483390371965, 0.12468907281965637, 1.8602706516582108, 0.6891584114937118] </text:p>
          </table:table-cell>
          <table:table-cell office:value-type="string" calcext:value-type="string">
            <text:p><text:s/>[3.8777091717643035, 2.0778042252655475, 6.078595664128184, 2.1098348710344634, 3.6607222094771896, 5.006779314664069, 6.489754468639164, 2.026761753744289, 2.7636356911541116, 1.862619162645047] </text:p>
          </table:table-cell>
          <table:table-cell office:value-type="string" calcext:value-type="string">
            <text:p><text:s/>[28.9711, 0.00843494, 156.701, 3.75275, 0.752245, 164.233, 222.165, 0.00190193, 0.436557, 0.00928451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2_0_5_noisefree_power</text:p>
          </table:table-cell>
          <table:table-cell table:formula="of:=IF(ISNUMBER(SEARCH(&quot;adadelta&quot;; [.A29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29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0" office:value-type="float" office:value="0" calcext:value-type="float">
            <text:p>0</text:p>
          </table:table-cell>
          <table:table-cell table:formula="of:=5" office:value-type="float" office:value="5" calcext:value-type="float">
            <text:p>5</text:p>
          </table:table-cell>
          <table:table-cell office:value-type="string" calcext:value-type="string">
            <text:p>noisefree</text:p>
          </table:table-cell>
          <table:table-cell office:value-type="float" office:value="2.9590683036" calcext:value-type="float">
            <text:p>2.9590683036</text:p>
          </table:table-cell>
          <table:table-cell office:value-type="float" office:value="0.12468907282" calcext:value-type="float">
            <text:p>0.1246890728</text:p>
          </table:table-cell>
          <table:table-cell office:value-type="float" office:value="7.23654833904" calcext:value-type="float">
            <text:p>7.236548339</text:p>
          </table:table-cell>
          <table:table-cell office:value-type="float" office:value="2.43268781316" calcext:value-type="float">
            <text:p>2.4326878132</text:p>
          </table:table-cell>
          <table:table-cell office:value-type="float" office:value="3.59542165325" calcext:value-type="float">
            <text:p>3.5954216533</text:p>
          </table:table-cell>
          <table:table-cell office:value-type="float" office:value="1.86261916265" calcext:value-type="float">
            <text:p>1.8626191627</text:p>
          </table:table-cell>
          <table:table-cell office:value-type="float" office:value="6.48975446864" calcext:value-type="float">
            <text:p>6.4897544686</text:p>
          </table:table-cell>
          <table:table-cell office:value-type="float" office:value="1.65180184806" calcext:value-type="float">
            <text:p>1.6518018481</text:p>
          </table:table-cell>
          <table:table-cell office:value-type="float" office:value="57.703127338" calcext:value-type="float">
            <text:p>57.703127338</text:p>
          </table:table-cell>
          <table:table-cell office:value-type="float" office:value="0.00190193" calcext:value-type="float">
            <text:p>0.00190193</text:p>
          </table:table-cell>
          <table:table-cell office:value-type="float" office:value="222.165" calcext:value-type="float">
            <text:p>222.165</text:p>
          </table:table-cell>
          <table:table-cell office:value-type="float" office:value="82.7300575682" calcext:value-type="float">
            <text:p>82.7300575682</text:p>
          </table:table-cell>
          <table:table-cell office:value-type="string" calcext:value-type="string">
            <text:p><text:s/>[4.985608009138404, 0.25947362581071964, 4.959562727495032, 0.9520469857276006, 2.906852520331838, 5.616472692513336, 7.2365483390371965, 0.12468907281965637, 1.8602706516582108, 0.6891584114937118] </text:p>
          </table:table-cell>
          <table:table-cell office:value-type="string" calcext:value-type="string">
            <text:p><text:s/>[3.8777091717643035, 2.0778042252655475, 6.078595664128184, 2.1098348710344634, 3.6607222094771896, 5.006779314664069, 6.489754468639164, 2.026761753744289, 2.7636356911541116, 1.862619162645047] </text:p>
          </table:table-cell>
          <table:table-cell office:value-type="string" calcext:value-type="string">
            <text:p><text:s/>[28.9711, 0.00843494, 156.701, 3.75275, 0.752245, 164.233, 222.165, 0.00190193, 0.436557, 0.00928451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2_1_0.01_noisefree_complete</text:p>
          </table:table-cell>
          <table:table-cell table:formula="of:=IF(ISNUMBER(SEARCH(&quot;adadelta&quot;; [.A30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30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  <table:table-cell table:formula="of:=0.01" office:value-type="float" office:value="0.01" calcext:value-type="float">
            <text:p>0.01</text:p>
          </table:table-cell>
          <table:table-cell office:value-type="string" calcext:value-type="string">
            <text:p>noisefree</text:p>
          </table:table-cell>
          <table:table-cell office:value-type="float" office:value="2.9590683036" calcext:value-type="float">
            <text:p>2.9590683036</text:p>
          </table:table-cell>
          <table:table-cell office:value-type="float" office:value="0.12468907282" calcext:value-type="float">
            <text:p>0.1246890728</text:p>
          </table:table-cell>
          <table:table-cell office:value-type="float" office:value="7.23654833904" calcext:value-type="float">
            <text:p>7.236548339</text:p>
          </table:table-cell>
          <table:table-cell office:value-type="float" office:value="2.43268781316" calcext:value-type="float">
            <text:p>2.4326878132</text:p>
          </table:table-cell>
          <table:table-cell office:value-type="float" office:value="3.59542165325" calcext:value-type="float">
            <text:p>3.5954216533</text:p>
          </table:table-cell>
          <table:table-cell office:value-type="float" office:value="1.86261916265" calcext:value-type="float">
            <text:p>1.8626191627</text:p>
          </table:table-cell>
          <table:table-cell office:value-type="float" office:value="6.48975446864" calcext:value-type="float">
            <text:p>6.4897544686</text:p>
          </table:table-cell>
          <table:table-cell office:value-type="float" office:value="1.65180184806" calcext:value-type="float">
            <text:p>1.6518018481</text:p>
          </table:table-cell>
          <table:table-cell office:value-type="float" office:value="57.703127338" calcext:value-type="float">
            <text:p>57.703127338</text:p>
          </table:table-cell>
          <table:table-cell office:value-type="float" office:value="0.00190193" calcext:value-type="float">
            <text:p>0.00190193</text:p>
          </table:table-cell>
          <table:table-cell office:value-type="float" office:value="222.165" calcext:value-type="float">
            <text:p>222.165</text:p>
          </table:table-cell>
          <table:table-cell office:value-type="float" office:value="82.7300575682" calcext:value-type="float">
            <text:p>82.7300575682</text:p>
          </table:table-cell>
          <table:table-cell office:value-type="string" calcext:value-type="string">
            <text:p><text:s/>[4.985608009138404, 0.25947362581071964, 4.959562727495032, 0.9520469857276006, 2.906852520331838, 5.616472692513336, 7.2365483390371965, 0.12468907281965637, 1.8602706516582108, 0.6891584114937118] </text:p>
          </table:table-cell>
          <table:table-cell office:value-type="string" calcext:value-type="string">
            <text:p><text:s/>[3.8777091717643035, 2.0778042252655475, 6.078595664128184, 2.1098348710344634, 3.6607222094771896, 5.006779314664069, 6.489754468639164, 2.026761753744289, 2.7636356911541116, 1.862619162645047] </text:p>
          </table:table-cell>
          <table:table-cell office:value-type="string" calcext:value-type="string">
            <text:p><text:s/>[28.9711, 0.00843494, 156.701, 3.75275, 0.752245, 164.233, 222.165, 0.00190193, 0.436557, 0.00928451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2_1_0.01_noisefree_power</text:p>
          </table:table-cell>
          <table:table-cell table:formula="of:=IF(ISNUMBER(SEARCH(&quot;adadelta&quot;; [.A31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31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  <table:table-cell table:formula="of:=0.01" office:value-type="float" office:value="0.01" calcext:value-type="float">
            <text:p>0.01</text:p>
          </table:table-cell>
          <table:table-cell office:value-type="string" calcext:value-type="string">
            <text:p>noisefree</text:p>
          </table:table-cell>
          <table:table-cell office:value-type="float" office:value="2.9590683036" calcext:value-type="float">
            <text:p>2.9590683036</text:p>
          </table:table-cell>
          <table:table-cell office:value-type="float" office:value="0.12468907282" calcext:value-type="float">
            <text:p>0.1246890728</text:p>
          </table:table-cell>
          <table:table-cell office:value-type="float" office:value="7.23654833904" calcext:value-type="float">
            <text:p>7.236548339</text:p>
          </table:table-cell>
          <table:table-cell office:value-type="float" office:value="2.43268781316" calcext:value-type="float">
            <text:p>2.4326878132</text:p>
          </table:table-cell>
          <table:table-cell office:value-type="float" office:value="3.59542165325" calcext:value-type="float">
            <text:p>3.5954216533</text:p>
          </table:table-cell>
          <table:table-cell office:value-type="float" office:value="1.86261916265" calcext:value-type="float">
            <text:p>1.8626191627</text:p>
          </table:table-cell>
          <table:table-cell office:value-type="float" office:value="6.48975446864" calcext:value-type="float">
            <text:p>6.4897544686</text:p>
          </table:table-cell>
          <table:table-cell office:value-type="float" office:value="1.65180184806" calcext:value-type="float">
            <text:p>1.6518018481</text:p>
          </table:table-cell>
          <table:table-cell office:value-type="float" office:value="57.703127338" calcext:value-type="float">
            <text:p>57.703127338</text:p>
          </table:table-cell>
          <table:table-cell office:value-type="float" office:value="0.00190193" calcext:value-type="float">
            <text:p>0.00190193</text:p>
          </table:table-cell>
          <table:table-cell office:value-type="float" office:value="222.165" calcext:value-type="float">
            <text:p>222.165</text:p>
          </table:table-cell>
          <table:table-cell office:value-type="float" office:value="82.7300575682" calcext:value-type="float">
            <text:p>82.7300575682</text:p>
          </table:table-cell>
          <table:table-cell office:value-type="string" calcext:value-type="string">
            <text:p><text:s/>[4.985608009138404, 0.25947362581071964, 4.959562727495032, 0.9520469857276006, 2.906852520331838, 5.616472692513336, 7.2365483390371965, 0.12468907281965637, 1.8602706516582108, 0.6891584114937118] </text:p>
          </table:table-cell>
          <table:table-cell office:value-type="string" calcext:value-type="string">
            <text:p><text:s/>[3.8777091717643035, 2.0778042252655475, 6.078595664128184, 2.1098348710344634, 3.6607222094771896, 5.006779314664069, 6.489754468639164, 2.026761753744289, 2.7636356911541116, 1.862619162645047] </text:p>
          </table:table-cell>
          <table:table-cell office:value-type="string" calcext:value-type="string">
            <text:p><text:s/>[28.9711, 0.00843494, 156.701, 3.75275, 0.752245, 164.233, 222.165, 0.00190193, 0.436557, 0.00928451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2_1_0.1_noisefree_complete</text:p>
          </table:table-cell>
          <table:table-cell table:formula="of:=IF(ISNUMBER(SEARCH(&quot;adadelta&quot;; [.A32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32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  <table:table-cell table:formula="of:=0.1" office:value-type="float" office:value="0.1" calcext:value-type="float">
            <text:p>0.1</text:p>
          </table:table-cell>
          <table:table-cell office:value-type="string" calcext:value-type="string">
            <text:p>noisefree</text:p>
          </table:table-cell>
          <table:table-cell office:value-type="float" office:value="2.9590683036" calcext:value-type="float">
            <text:p>2.9590683036</text:p>
          </table:table-cell>
          <table:table-cell office:value-type="float" office:value="0.12468907282" calcext:value-type="float">
            <text:p>0.1246890728</text:p>
          </table:table-cell>
          <table:table-cell office:value-type="float" office:value="7.23654833904" calcext:value-type="float">
            <text:p>7.236548339</text:p>
          </table:table-cell>
          <table:table-cell office:value-type="float" office:value="2.43268781316" calcext:value-type="float">
            <text:p>2.4326878132</text:p>
          </table:table-cell>
          <table:table-cell office:value-type="float" office:value="3.59542165325" calcext:value-type="float">
            <text:p>3.5954216533</text:p>
          </table:table-cell>
          <table:table-cell office:value-type="float" office:value="1.86261916265" calcext:value-type="float">
            <text:p>1.8626191627</text:p>
          </table:table-cell>
          <table:table-cell office:value-type="float" office:value="6.48975446864" calcext:value-type="float">
            <text:p>6.4897544686</text:p>
          </table:table-cell>
          <table:table-cell office:value-type="float" office:value="1.65180184806" calcext:value-type="float">
            <text:p>1.6518018481</text:p>
          </table:table-cell>
          <table:table-cell office:value-type="float" office:value="57.703127338" calcext:value-type="float">
            <text:p>57.703127338</text:p>
          </table:table-cell>
          <table:table-cell office:value-type="float" office:value="0.00190193" calcext:value-type="float">
            <text:p>0.00190193</text:p>
          </table:table-cell>
          <table:table-cell office:value-type="float" office:value="222.165" calcext:value-type="float">
            <text:p>222.165</text:p>
          </table:table-cell>
          <table:table-cell office:value-type="float" office:value="82.7300575682" calcext:value-type="float">
            <text:p>82.7300575682</text:p>
          </table:table-cell>
          <table:table-cell office:value-type="string" calcext:value-type="string">
            <text:p><text:s/>[4.985608009138404, 0.25947362581071964, 4.959562727495032, 0.9520469857276006, 2.906852520331838, 5.616472692513336, 7.2365483390371965, 0.12468907281965637, 1.8602706516582108, 0.6891584114937118] </text:p>
          </table:table-cell>
          <table:table-cell office:value-type="string" calcext:value-type="string">
            <text:p><text:s/>[3.8777091717643035, 2.0778042252655475, 6.078595664128184, 2.1098348710344634, 3.6607222094771896, 5.006779314664069, 6.489754468639164, 2.026761753744289, 2.7636356911541116, 1.862619162645047] </text:p>
          </table:table-cell>
          <table:table-cell office:value-type="string" calcext:value-type="string">
            <text:p><text:s/>[28.9711, 0.00843494, 156.701, 3.75275, 0.752245, 164.233, 222.165, 0.00190193, 0.436557, 0.00928451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2_1_0.1_noisefree_power</text:p>
          </table:table-cell>
          <table:table-cell table:formula="of:=IF(ISNUMBER(SEARCH(&quot;adadelta&quot;; [.A33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33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  <table:table-cell table:formula="of:=0.1" office:value-type="float" office:value="0.1" calcext:value-type="float">
            <text:p>0.1</text:p>
          </table:table-cell>
          <table:table-cell office:value-type="string" calcext:value-type="string">
            <text:p>noisefree</text:p>
          </table:table-cell>
          <table:table-cell office:value-type="float" office:value="3.36213526525" calcext:value-type="float">
            <text:p>3.3621352653</text:p>
          </table:table-cell>
          <table:table-cell office:value-type="float" office:value="0.0515944070871" calcext:value-type="float">
            <text:p>0.0515944071</text:p>
          </table:table-cell>
          <table:table-cell office:value-type="float" office:value="4.25189257405" calcext:value-type="float">
            <text:p>4.2518925741</text:p>
          </table:table-cell>
          <table:table-cell office:value-type="float" office:value="1.13021232679" calcext:value-type="float">
            <text:p>1.1302123268</text:p>
          </table:table-cell>
          <table:table-cell office:value-type="float" office:value="3.47008981637" calcext:value-type="float">
            <text:p>3.4700898164</text:p>
          </table:table-cell>
          <table:table-cell office:value-type="float" office:value="0.78627840263" calcext:value-type="float">
            <text:p>0.7862784026</text:p>
          </table:table-cell>
          <table:table-cell office:value-type="float" office:value="4.22458045979" calcext:value-type="float">
            <text:p>4.2245804598</text:p>
          </table:table-cell>
          <table:table-cell office:value-type="float" office:value="0.919151644831" calcext:value-type="float">
            <text:p>0.9191516448</text:p>
          </table:table-cell>
          <table:table-cell office:value-type="float" office:value="11.7060678225" calcext:value-type="float">
            <text:p>11.7060678225</text:p>
          </table:table-cell>
          <table:table-cell office:value-type="float" office:value="0.0000882246" calcext:value-type="float">
            <text:p>8.82246E-005</text:p>
          </table:table-cell>
          <table:table-cell office:value-type="float" office:value="15.9686" calcext:value-type="float">
            <text:p>15.9686</text:p>
          </table:table-cell>
          <table:table-cell office:value-type="float" office:value="4.60829316354" calcext:value-type="float">
            <text:p>4.6082931635</text:p>
          </table:table-cell>
          <table:table-cell office:value-type="string" calcext:value-type="string">
            <text:p><text:s/>[4.251892574052216, 3.7443569177631826, 3.9825203658692314, 3.8156432919865555, 3.5349177402563416, 3.3066007697882127, 0.05159440708713485, 3.7132767832080074, 3.6669529911186483, 3.5535968114070005] </text:p>
          </table:table-cell>
          <table:table-cell office:value-type="string" calcext:value-type="string">
            <text:p><text:s/>[4.22458045979484, 3.7919559237418623, 3.941542777208335, 3.8592412119070763, 3.644763288662105, 3.3960770972938765, 0.7862784026301836, 3.75086089700906, 3.746090794291297, 3.559507311137596] </text:p>
          </table:table-cell>
          <table:table-cell office:value-type="string" calcext:value-type="string">
            <text:p><text:s/>[10.0432, 8.67679, 13.4263, 14.873, 15.0752, 12.8127, 8.82246e-05, 10.2804, 15.9686, 15.9044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2_1_1_noisefree_complete</text:p>
          </table:table-cell>
          <table:table-cell table:formula="of:=IF(ISNUMBER(SEARCH(&quot;adadelta&quot;; [.A34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34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isefree</text:p>
          </table:table-cell>
          <table:table-cell office:value-type="float" office:value="3.36213526525" calcext:value-type="float">
            <text:p>3.3621352653</text:p>
          </table:table-cell>
          <table:table-cell office:value-type="float" office:value="0.0515944070871" calcext:value-type="float">
            <text:p>0.0515944071</text:p>
          </table:table-cell>
          <table:table-cell office:value-type="float" office:value="4.25189257405" calcext:value-type="float">
            <text:p>4.2518925741</text:p>
          </table:table-cell>
          <table:table-cell office:value-type="float" office:value="1.13021232679" calcext:value-type="float">
            <text:p>1.1302123268</text:p>
          </table:table-cell>
          <table:table-cell office:value-type="float" office:value="3.47008981637" calcext:value-type="float">
            <text:p>3.4700898164</text:p>
          </table:table-cell>
          <table:table-cell office:value-type="float" office:value="0.78627840263" calcext:value-type="float">
            <text:p>0.7862784026</text:p>
          </table:table-cell>
          <table:table-cell office:value-type="float" office:value="4.22458045979" calcext:value-type="float">
            <text:p>4.2245804598</text:p>
          </table:table-cell>
          <table:table-cell office:value-type="float" office:value="0.919151644831" calcext:value-type="float">
            <text:p>0.9191516448</text:p>
          </table:table-cell>
          <table:table-cell office:value-type="float" office:value="11.7060678225" calcext:value-type="float">
            <text:p>11.7060678225</text:p>
          </table:table-cell>
          <table:table-cell office:value-type="float" office:value="0.0000882246" calcext:value-type="float">
            <text:p>8.82246E-005</text:p>
          </table:table-cell>
          <table:table-cell office:value-type="float" office:value="15.9686" calcext:value-type="float">
            <text:p>15.9686</text:p>
          </table:table-cell>
          <table:table-cell office:value-type="float" office:value="4.60829316354" calcext:value-type="float">
            <text:p>4.6082931635</text:p>
          </table:table-cell>
          <table:table-cell office:value-type="string" calcext:value-type="string">
            <text:p><text:s/>[4.251892574052216, 3.7443569177631826, 3.9825203658692314, 3.8156432919865555, 3.5349177402563416, 3.3066007697882127, 0.05159440708713485, 3.7132767832080074, 3.6669529911186483, 3.5535968114070005] </text:p>
          </table:table-cell>
          <table:table-cell office:value-type="string" calcext:value-type="string">
            <text:p><text:s/>[4.22458045979484, 3.7919559237418623, 3.941542777208335, 3.8592412119070763, 3.644763288662105, 3.3960770972938765, 0.7862784026301836, 3.75086089700906, 3.746090794291297, 3.559507311137596] </text:p>
          </table:table-cell>
          <table:table-cell office:value-type="string" calcext:value-type="string">
            <text:p><text:s/>[10.0432, 8.67679, 13.4263, 14.873, 15.0752, 12.8127, 8.82246e-05, 10.2804, 15.9686, 15.9044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2_1_1_noisefree_power</text:p>
          </table:table-cell>
          <table:table-cell table:formula="of:=IF(ISNUMBER(SEARCH(&quot;adadelta&quot;; [.A35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35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isefree</text:p>
          </table:table-cell>
          <table:table-cell office:value-type="float" office:value="3.36213526525" calcext:value-type="float">
            <text:p>3.3621352653</text:p>
          </table:table-cell>
          <table:table-cell office:value-type="float" office:value="0.0515944070871" calcext:value-type="float">
            <text:p>0.0515944071</text:p>
          </table:table-cell>
          <table:table-cell office:value-type="float" office:value="4.25189257405" calcext:value-type="float">
            <text:p>4.2518925741</text:p>
          </table:table-cell>
          <table:table-cell office:value-type="float" office:value="1.13021232679" calcext:value-type="float">
            <text:p>1.1302123268</text:p>
          </table:table-cell>
          <table:table-cell office:value-type="float" office:value="3.47008981637" calcext:value-type="float">
            <text:p>3.4700898164</text:p>
          </table:table-cell>
          <table:table-cell office:value-type="float" office:value="0.78627840263" calcext:value-type="float">
            <text:p>0.7862784026</text:p>
          </table:table-cell>
          <table:table-cell office:value-type="float" office:value="4.22458045979" calcext:value-type="float">
            <text:p>4.2245804598</text:p>
          </table:table-cell>
          <table:table-cell office:value-type="float" office:value="0.919151644831" calcext:value-type="float">
            <text:p>0.9191516448</text:p>
          </table:table-cell>
          <table:table-cell office:value-type="float" office:value="11.7060678225" calcext:value-type="float">
            <text:p>11.7060678225</text:p>
          </table:table-cell>
          <table:table-cell office:value-type="float" office:value="0.0000882246" calcext:value-type="float">
            <text:p>8.82246E-005</text:p>
          </table:table-cell>
          <table:table-cell office:value-type="float" office:value="15.9686" calcext:value-type="float">
            <text:p>15.9686</text:p>
          </table:table-cell>
          <table:table-cell office:value-type="float" office:value="4.60829316354" calcext:value-type="float">
            <text:p>4.6082931635</text:p>
          </table:table-cell>
          <table:table-cell office:value-type="string" calcext:value-type="string">
            <text:p><text:s/>[4.251892574052216, 3.7443569177631826, 3.9825203658692314, 3.8156432919865555, 3.5349177402563416, 3.3066007697882127, 0.05159440708713485, 3.7132767832080074, 3.6669529911186483, 3.5535968114070005] </text:p>
          </table:table-cell>
          <table:table-cell office:value-type="string" calcext:value-type="string">
            <text:p><text:s/>[4.22458045979484, 3.7919559237418623, 3.941542777208335, 3.8592412119070763, 3.644763288662105, 3.3960770972938765, 0.7862784026301836, 3.75086089700906, 3.746090794291297, 3.559507311137596] </text:p>
          </table:table-cell>
          <table:table-cell office:value-type="string" calcext:value-type="string">
            <text:p><text:s/>[10.0432, 8.67679, 13.4263, 14.873, 15.0752, 12.8127, 8.82246e-05, 10.2804, 15.9686, 15.9044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2_1_5_noisefree_complete</text:p>
          </table:table-cell>
          <table:table-cell table:formula="of:=IF(ISNUMBER(SEARCH(&quot;adadelta&quot;; [.A36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36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office:value-type="string" calcext:value-type="string">
            <text:p>noisefree</text:p>
          </table:table-cell>
          <table:table-cell office:value-type="float" office:value="3.36213526525" calcext:value-type="float">
            <text:p>3.3621352653</text:p>
          </table:table-cell>
          <table:table-cell office:value-type="float" office:value="0.0515944070871" calcext:value-type="float">
            <text:p>0.0515944071</text:p>
          </table:table-cell>
          <table:table-cell office:value-type="float" office:value="4.25189257405" calcext:value-type="float">
            <text:p>4.2518925741</text:p>
          </table:table-cell>
          <table:table-cell office:value-type="float" office:value="1.13021232679" calcext:value-type="float">
            <text:p>1.1302123268</text:p>
          </table:table-cell>
          <table:table-cell office:value-type="float" office:value="3.47008981637" calcext:value-type="float">
            <text:p>3.4700898164</text:p>
          </table:table-cell>
          <table:table-cell office:value-type="float" office:value="0.78627840263" calcext:value-type="float">
            <text:p>0.7862784026</text:p>
          </table:table-cell>
          <table:table-cell office:value-type="float" office:value="4.22458045979" calcext:value-type="float">
            <text:p>4.2245804598</text:p>
          </table:table-cell>
          <table:table-cell office:value-type="float" office:value="0.919151644831" calcext:value-type="float">
            <text:p>0.9191516448</text:p>
          </table:table-cell>
          <table:table-cell office:value-type="float" office:value="11.7060678225" calcext:value-type="float">
            <text:p>11.7060678225</text:p>
          </table:table-cell>
          <table:table-cell office:value-type="float" office:value="0.0000882246" calcext:value-type="float">
            <text:p>8.82246E-005</text:p>
          </table:table-cell>
          <table:table-cell office:value-type="float" office:value="15.9686" calcext:value-type="float">
            <text:p>15.9686</text:p>
          </table:table-cell>
          <table:table-cell office:value-type="float" office:value="4.60829316354" calcext:value-type="float">
            <text:p>4.6082931635</text:p>
          </table:table-cell>
          <table:table-cell office:value-type="string" calcext:value-type="string">
            <text:p><text:s/>[4.251892574052216, 3.7443569177631826, 3.9825203658692314, 3.8156432919865555, 3.5349177402563416, 3.3066007697882127, 0.05159440708713485, 3.7132767832080074, 3.6669529911186483, 3.5535968114070005] </text:p>
          </table:table-cell>
          <table:table-cell office:value-type="string" calcext:value-type="string">
            <text:p><text:s/>[4.22458045979484, 3.7919559237418623, 3.941542777208335, 3.8592412119070763, 3.644763288662105, 3.3960770972938765, 0.7862784026301836, 3.75086089700906, 3.746090794291297, 3.559507311137596] </text:p>
          </table:table-cell>
          <table:table-cell office:value-type="string" calcext:value-type="string">
            <text:p><text:s/>[10.0432, 8.67679, 13.4263, 14.873, 15.0752, 12.8127, 8.82246e-05, 10.2804, 15.9686, 15.9044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2_1_5_noisefree_power</text:p>
          </table:table-cell>
          <table:table-cell table:formula="of:=IF(ISNUMBER(SEARCH(&quot;adadelta&quot;; [.A37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37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office:value-type="string" calcext:value-type="string">
            <text:p>noisefree</text:p>
          </table:table-cell>
          <table:table-cell office:value-type="float" office:value="3.36213526525" calcext:value-type="float">
            <text:p>3.3621352653</text:p>
          </table:table-cell>
          <table:table-cell office:value-type="float" office:value="0.0515944070871" calcext:value-type="float">
            <text:p>0.0515944071</text:p>
          </table:table-cell>
          <table:table-cell office:value-type="float" office:value="4.25189257405" calcext:value-type="float">
            <text:p>4.2518925741</text:p>
          </table:table-cell>
          <table:table-cell office:value-type="float" office:value="1.13021232679" calcext:value-type="float">
            <text:p>1.1302123268</text:p>
          </table:table-cell>
          <table:table-cell office:value-type="float" office:value="3.47008981637" calcext:value-type="float">
            <text:p>3.4700898164</text:p>
          </table:table-cell>
          <table:table-cell office:value-type="float" office:value="0.78627840263" calcext:value-type="float">
            <text:p>0.7862784026</text:p>
          </table:table-cell>
          <table:table-cell office:value-type="float" office:value="4.22458045979" calcext:value-type="float">
            <text:p>4.2245804598</text:p>
          </table:table-cell>
          <table:table-cell office:value-type="float" office:value="0.919151644831" calcext:value-type="float">
            <text:p>0.9191516448</text:p>
          </table:table-cell>
          <table:table-cell office:value-type="float" office:value="11.7060678225" calcext:value-type="float">
            <text:p>11.7060678225</text:p>
          </table:table-cell>
          <table:table-cell office:value-type="float" office:value="0.0000882246" calcext:value-type="float">
            <text:p>8.82246E-005</text:p>
          </table:table-cell>
          <table:table-cell office:value-type="float" office:value="15.9686" calcext:value-type="float">
            <text:p>15.9686</text:p>
          </table:table-cell>
          <table:table-cell office:value-type="float" office:value="4.60829316354" calcext:value-type="float">
            <text:p>4.6082931635</text:p>
          </table:table-cell>
          <table:table-cell office:value-type="string" calcext:value-type="string">
            <text:p><text:s/>[4.251892574052216, 3.7443569177631826, 3.9825203658692314, 3.8156432919865555, 3.5349177402563416, 3.3066007697882127, 0.05159440708713485, 3.7132767832080074, 3.6669529911186483, 3.5535968114070005] </text:p>
          </table:table-cell>
          <table:table-cell office:value-type="string" calcext:value-type="string">
            <text:p><text:s/>[4.22458045979484, 3.7919559237418623, 3.941542777208335, 3.8592412119070763, 3.644763288662105, 3.3960770972938765, 0.7862784026301836, 3.75086089700906, 3.746090794291297, 3.559507311137596] </text:p>
          </table:table-cell>
          <table:table-cell office:value-type="string" calcext:value-type="string">
            <text:p><text:s/>[10.0432, 8.67679, 13.4263, 14.873, 15.0752, 12.8127, 8.82246e-05, 10.2804, 15.9686, 15.9044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2_2_0.01_noisefree_complete</text:p>
          </table:table-cell>
          <table:table-cell table:formula="of:=IF(ISNUMBER(SEARCH(&quot;adadelta&quot;; [.A38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38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2" office:value-type="float" office:value="2" calcext:value-type="float">
            <text:p>2</text:p>
          </table:table-cell>
          <table:table-cell table:formula="of:=0.01" office:value-type="float" office:value="0.01" calcext:value-type="float">
            <text:p>0.01</text:p>
          </table:table-cell>
          <table:table-cell office:value-type="string" calcext:value-type="string">
            <text:p>noisefree</text:p>
          </table:table-cell>
          <table:table-cell office:value-type="float" office:value="3.36213526525" calcext:value-type="float">
            <text:p>3.3621352653</text:p>
          </table:table-cell>
          <table:table-cell office:value-type="float" office:value="0.0515944070871" calcext:value-type="float">
            <text:p>0.0515944071</text:p>
          </table:table-cell>
          <table:table-cell office:value-type="float" office:value="4.25189257405" calcext:value-type="float">
            <text:p>4.2518925741</text:p>
          </table:table-cell>
          <table:table-cell office:value-type="float" office:value="1.13021232679" calcext:value-type="float">
            <text:p>1.1302123268</text:p>
          </table:table-cell>
          <table:table-cell office:value-type="float" office:value="3.47008981637" calcext:value-type="float">
            <text:p>3.4700898164</text:p>
          </table:table-cell>
          <table:table-cell office:value-type="float" office:value="0.78627840263" calcext:value-type="float">
            <text:p>0.7862784026</text:p>
          </table:table-cell>
          <table:table-cell office:value-type="float" office:value="4.22458045979" calcext:value-type="float">
            <text:p>4.2245804598</text:p>
          </table:table-cell>
          <table:table-cell office:value-type="float" office:value="0.919151644831" calcext:value-type="float">
            <text:p>0.9191516448</text:p>
          </table:table-cell>
          <table:table-cell office:value-type="float" office:value="11.7060678225" calcext:value-type="float">
            <text:p>11.7060678225</text:p>
          </table:table-cell>
          <table:table-cell office:value-type="float" office:value="0.0000882246" calcext:value-type="float">
            <text:p>8.82246E-005</text:p>
          </table:table-cell>
          <table:table-cell office:value-type="float" office:value="15.9686" calcext:value-type="float">
            <text:p>15.9686</text:p>
          </table:table-cell>
          <table:table-cell office:value-type="float" office:value="4.60829316354" calcext:value-type="float">
            <text:p>4.6082931635</text:p>
          </table:table-cell>
          <table:table-cell office:value-type="string" calcext:value-type="string">
            <text:p><text:s/>[4.251892574052216, 3.7443569177631826, 3.9825203658692314, 3.8156432919865555, 3.5349177402563416, 3.3066007697882127, 0.05159440708713485, 3.7132767832080074, 3.6669529911186483, 3.5535968114070005] </text:p>
          </table:table-cell>
          <table:table-cell office:value-type="string" calcext:value-type="string">
            <text:p><text:s/>[4.22458045979484, 3.7919559237418623, 3.941542777208335, 3.8592412119070763, 3.644763288662105, 3.3960770972938765, 0.7862784026301836, 3.75086089700906, 3.746090794291297, 3.559507311137596] </text:p>
          </table:table-cell>
          <table:table-cell office:value-type="string" calcext:value-type="string">
            <text:p><text:s/>[10.0432, 8.67679, 13.4263, 14.873, 15.0752, 12.8127, 8.82246e-05, 10.2804, 15.9686, 15.9044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2_2_0.01_noisefree_power</text:p>
          </table:table-cell>
          <table:table-cell table:formula="of:=IF(ISNUMBER(SEARCH(&quot;adadelta&quot;; [.A39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39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2" office:value-type="float" office:value="2" calcext:value-type="float">
            <text:p>2</text:p>
          </table:table-cell>
          <table:table-cell table:formula="of:=0.01" office:value-type="float" office:value="0.01" calcext:value-type="float">
            <text:p>0.01</text:p>
          </table:table-cell>
          <table:table-cell office:value-type="string" calcext:value-type="string">
            <text:p>noisefree</text:p>
          </table:table-cell>
          <table:table-cell office:value-type="float" office:value="3.46156325922" calcext:value-type="float">
            <text:p>3.4615632592</text:p>
          </table:table-cell>
          <table:table-cell office:value-type="float" office:value="1.36566925834" calcext:value-type="float">
            <text:p>1.3656692583</text:p>
          </table:table-cell>
          <table:table-cell office:value-type="float" office:value="3.746315514" calcext:value-type="float">
            <text:p>3.746315514</text:p>
          </table:table-cell>
          <table:table-cell office:value-type="float" office:value="0.699604181497" calcext:value-type="float">
            <text:p>0.6996041815</text:p>
          </table:table-cell>
          <table:table-cell office:value-type="float" office:value="3.54806834473" calcext:value-type="float">
            <text:p>3.5480683447</text:p>
          </table:table-cell>
          <table:table-cell office:value-type="float" office:value="1.98542080285" calcext:value-type="float">
            <text:p>1.9854208029</text:p>
          </table:table-cell>
          <table:table-cell office:value-type="float" office:value="3.78127252792" calcext:value-type="float">
            <text:p>3.7812725279</text:p>
          </table:table-cell>
          <table:table-cell office:value-type="float" office:value="0.522768355578" calcext:value-type="float">
            <text:p>0.5227683556</text:p>
          </table:table-cell>
          <table:table-cell office:value-type="float" office:value="13.15669522" calcext:value-type="float">
            <text:p>13.15669522</text:p>
          </table:table-cell>
          <table:table-cell office:value-type="float" office:value="0.0221522" calcext:value-type="float">
            <text:p>0.0221522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5.31723591277" calcext:value-type="float">
            <text:p>5.3172359128</text:p>
          </table:table-cell>
          <table:table-cell office:value-type="string" calcext:value-type="string">
            <text:p><text:s/>[1.3656692583414272, 3.696902752319839, 3.7396436321304685, 3.7463155139953175, 3.6789273542478385, 3.7131989297110115, 3.6726061758519655, 3.6555005775150686, 3.7253677167181762, 3.621500681341093] </text:p>
          </table:table-cell>
          <table:table-cell office:value-type="string" calcext:value-type="string">
            <text:p><text:s/>[1.9854208028473017, 3.741803570487099, 3.769036812679595, 3.7812725279199326, 3.6988644849241235, 3.7485234815333626, 3.6881927990421, 3.6751562514011566, 3.7580849677416817, 3.634327748697687] </text:p>
          </table:table-cell>
          <table:table-cell office:value-type="string" calcext:value-type="string">
            <text:p><text:s/>[0.0221522, 8.6452, 13.2272, 14.7591, 17.6746, 16.1563, 18.9262, 10.2062, 15.9825, 15.9675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2_2_0.1_noisefree_complete</text:p>
          </table:table-cell>
          <table:table-cell table:formula="of:=IF(ISNUMBER(SEARCH(&quot;adadelta&quot;; [.A40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40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2" office:value-type="float" office:value="2" calcext:value-type="float">
            <text:p>2</text:p>
          </table:table-cell>
          <table:table-cell table:formula="of:=0.1" office:value-type="float" office:value="0.1" calcext:value-type="float">
            <text:p>0.1</text:p>
          </table:table-cell>
          <table:table-cell office:value-type="string" calcext:value-type="string">
            <text:p>noisefree</text:p>
          </table:table-cell>
          <table:table-cell office:value-type="float" office:value="3.46156325922" calcext:value-type="float">
            <text:p>3.4615632592</text:p>
          </table:table-cell>
          <table:table-cell office:value-type="float" office:value="1.36566925834" calcext:value-type="float">
            <text:p>1.3656692583</text:p>
          </table:table-cell>
          <table:table-cell office:value-type="float" office:value="3.746315514" calcext:value-type="float">
            <text:p>3.746315514</text:p>
          </table:table-cell>
          <table:table-cell office:value-type="float" office:value="0.699604181497" calcext:value-type="float">
            <text:p>0.6996041815</text:p>
          </table:table-cell>
          <table:table-cell office:value-type="float" office:value="3.54806834473" calcext:value-type="float">
            <text:p>3.5480683447</text:p>
          </table:table-cell>
          <table:table-cell office:value-type="float" office:value="1.98542080285" calcext:value-type="float">
            <text:p>1.9854208029</text:p>
          </table:table-cell>
          <table:table-cell office:value-type="float" office:value="3.78127252792" calcext:value-type="float">
            <text:p>3.7812725279</text:p>
          </table:table-cell>
          <table:table-cell office:value-type="float" office:value="0.522768355578" calcext:value-type="float">
            <text:p>0.5227683556</text:p>
          </table:table-cell>
          <table:table-cell office:value-type="float" office:value="13.15669522" calcext:value-type="float">
            <text:p>13.15669522</text:p>
          </table:table-cell>
          <table:table-cell office:value-type="float" office:value="0.0221522" calcext:value-type="float">
            <text:p>0.0221522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5.31723591277" calcext:value-type="float">
            <text:p>5.3172359128</text:p>
          </table:table-cell>
          <table:table-cell office:value-type="string" calcext:value-type="string">
            <text:p><text:s/>[1.3656692583414272, 3.696902752319839, 3.7396436321304685, 3.7463155139953175, 3.6789273542478385, 3.7131989297110115, 3.6726061758519655, 3.6555005775150686, 3.7253677167181762, 3.621500681341093] </text:p>
          </table:table-cell>
          <table:table-cell office:value-type="string" calcext:value-type="string">
            <text:p><text:s/>[1.9854208028473017, 3.741803570487099, 3.769036812679595, 3.7812725279199326, 3.6988644849241235, 3.7485234815333626, 3.6881927990421, 3.6751562514011566, 3.7580849677416817, 3.634327748697687] </text:p>
          </table:table-cell>
          <table:table-cell office:value-type="string" calcext:value-type="string">
            <text:p><text:s/>[0.0221522, 8.6452, 13.2272, 14.7591, 17.6746, 16.1563, 18.9262, 10.2062, 15.9825, 15.9675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2_2_0.1_noisefree_power</text:p>
          </table:table-cell>
          <table:table-cell table:formula="of:=IF(ISNUMBER(SEARCH(&quot;adadelta&quot;; [.A41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41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2" office:value-type="float" office:value="2" calcext:value-type="float">
            <text:p>2</text:p>
          </table:table-cell>
          <table:table-cell table:formula="of:=0.1" office:value-type="float" office:value="0.1" calcext:value-type="float">
            <text:p>0.1</text:p>
          </table:table-cell>
          <table:table-cell office:value-type="string" calcext:value-type="string">
            <text:p>noisefree</text:p>
          </table:table-cell>
          <table:table-cell office:value-type="float" office:value="3.46156325922" calcext:value-type="float">
            <text:p>3.4615632592</text:p>
          </table:table-cell>
          <table:table-cell office:value-type="float" office:value="1.36566925834" calcext:value-type="float">
            <text:p>1.3656692583</text:p>
          </table:table-cell>
          <table:table-cell office:value-type="float" office:value="3.746315514" calcext:value-type="float">
            <text:p>3.746315514</text:p>
          </table:table-cell>
          <table:table-cell office:value-type="float" office:value="0.699604181497" calcext:value-type="float">
            <text:p>0.6996041815</text:p>
          </table:table-cell>
          <table:table-cell office:value-type="float" office:value="3.54806834473" calcext:value-type="float">
            <text:p>3.5480683447</text:p>
          </table:table-cell>
          <table:table-cell office:value-type="float" office:value="1.98542080285" calcext:value-type="float">
            <text:p>1.9854208029</text:p>
          </table:table-cell>
          <table:table-cell office:value-type="float" office:value="3.78127252792" calcext:value-type="float">
            <text:p>3.7812725279</text:p>
          </table:table-cell>
          <table:table-cell office:value-type="float" office:value="0.522768355578" calcext:value-type="float">
            <text:p>0.5227683556</text:p>
          </table:table-cell>
          <table:table-cell office:value-type="float" office:value="13.15669522" calcext:value-type="float">
            <text:p>13.15669522</text:p>
          </table:table-cell>
          <table:table-cell office:value-type="float" office:value="0.0221522" calcext:value-type="float">
            <text:p>0.0221522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5.31723591277" calcext:value-type="float">
            <text:p>5.3172359128</text:p>
          </table:table-cell>
          <table:table-cell office:value-type="string" calcext:value-type="string">
            <text:p><text:s/>[1.3656692583414272, 3.696902752319839, 3.7396436321304685, 3.7463155139953175, 3.6789273542478385, 3.7131989297110115, 3.6726061758519655, 3.6555005775150686, 3.7253677167181762, 3.621500681341093] </text:p>
          </table:table-cell>
          <table:table-cell office:value-type="string" calcext:value-type="string">
            <text:p><text:s/>[1.9854208028473017, 3.741803570487099, 3.769036812679595, 3.7812725279199326, 3.6988644849241235, 3.7485234815333626, 3.6881927990421, 3.6751562514011566, 3.7580849677416817, 3.634327748697687] </text:p>
          </table:table-cell>
          <table:table-cell office:value-type="string" calcext:value-type="string">
            <text:p><text:s/>[0.0221522, 8.6452, 13.2272, 14.7591, 17.6746, 16.1563, 18.9262, 10.2062, 15.9825, 15.9675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2_2_1_noisefree_complete</text:p>
          </table:table-cell>
          <table:table-cell table:formula="of:=IF(ISNUMBER(SEARCH(&quot;adadelta&quot;; [.A42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42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2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isefree</text:p>
          </table:table-cell>
          <table:table-cell office:value-type="float" office:value="3.46156325922" calcext:value-type="float">
            <text:p>3.4615632592</text:p>
          </table:table-cell>
          <table:table-cell office:value-type="float" office:value="1.36566925834" calcext:value-type="float">
            <text:p>1.3656692583</text:p>
          </table:table-cell>
          <table:table-cell office:value-type="float" office:value="3.746315514" calcext:value-type="float">
            <text:p>3.746315514</text:p>
          </table:table-cell>
          <table:table-cell office:value-type="float" office:value="0.699604181497" calcext:value-type="float">
            <text:p>0.6996041815</text:p>
          </table:table-cell>
          <table:table-cell office:value-type="float" office:value="3.54806834473" calcext:value-type="float">
            <text:p>3.5480683447</text:p>
          </table:table-cell>
          <table:table-cell office:value-type="float" office:value="1.98542080285" calcext:value-type="float">
            <text:p>1.9854208029</text:p>
          </table:table-cell>
          <table:table-cell office:value-type="float" office:value="3.78127252792" calcext:value-type="float">
            <text:p>3.7812725279</text:p>
          </table:table-cell>
          <table:table-cell office:value-type="float" office:value="0.522768355578" calcext:value-type="float">
            <text:p>0.5227683556</text:p>
          </table:table-cell>
          <table:table-cell office:value-type="float" office:value="13.15669522" calcext:value-type="float">
            <text:p>13.15669522</text:p>
          </table:table-cell>
          <table:table-cell office:value-type="float" office:value="0.0221522" calcext:value-type="float">
            <text:p>0.0221522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5.31723591277" calcext:value-type="float">
            <text:p>5.3172359128</text:p>
          </table:table-cell>
          <table:table-cell office:value-type="string" calcext:value-type="string">
            <text:p><text:s/>[1.3656692583414272, 3.696902752319839, 3.7396436321304685, 3.7463155139953175, 3.6789273542478385, 3.7131989297110115, 3.6726061758519655, 3.6555005775150686, 3.7253677167181762, 3.621500681341093] </text:p>
          </table:table-cell>
          <table:table-cell office:value-type="string" calcext:value-type="string">
            <text:p><text:s/>[1.9854208028473017, 3.741803570487099, 3.769036812679595, 3.7812725279199326, 3.6988644849241235, 3.7485234815333626, 3.6881927990421, 3.6751562514011566, 3.7580849677416817, 3.634327748697687] </text:p>
          </table:table-cell>
          <table:table-cell office:value-type="string" calcext:value-type="string">
            <text:p><text:s/>[0.0221522, 8.6452, 13.2272, 14.7591, 17.6746, 16.1563, 18.9262, 10.2062, 15.9825, 15.9675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2_2_1_noisefree_power</text:p>
          </table:table-cell>
          <table:table-cell table:formula="of:=IF(ISNUMBER(SEARCH(&quot;adadelta&quot;; [.A43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43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2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isefree</text:p>
          </table:table-cell>
          <table:table-cell office:value-type="float" office:value="3.46156325922" calcext:value-type="float">
            <text:p>3.4615632592</text:p>
          </table:table-cell>
          <table:table-cell office:value-type="float" office:value="1.36566925834" calcext:value-type="float">
            <text:p>1.3656692583</text:p>
          </table:table-cell>
          <table:table-cell office:value-type="float" office:value="3.746315514" calcext:value-type="float">
            <text:p>3.746315514</text:p>
          </table:table-cell>
          <table:table-cell office:value-type="float" office:value="0.699604181497" calcext:value-type="float">
            <text:p>0.6996041815</text:p>
          </table:table-cell>
          <table:table-cell office:value-type="float" office:value="3.54806834473" calcext:value-type="float">
            <text:p>3.5480683447</text:p>
          </table:table-cell>
          <table:table-cell office:value-type="float" office:value="1.98542080285" calcext:value-type="float">
            <text:p>1.9854208029</text:p>
          </table:table-cell>
          <table:table-cell office:value-type="float" office:value="3.78127252792" calcext:value-type="float">
            <text:p>3.7812725279</text:p>
          </table:table-cell>
          <table:table-cell office:value-type="float" office:value="0.522768355578" calcext:value-type="float">
            <text:p>0.5227683556</text:p>
          </table:table-cell>
          <table:table-cell office:value-type="float" office:value="13.15669522" calcext:value-type="float">
            <text:p>13.15669522</text:p>
          </table:table-cell>
          <table:table-cell office:value-type="float" office:value="0.0221522" calcext:value-type="float">
            <text:p>0.0221522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5.31723591277" calcext:value-type="float">
            <text:p>5.3172359128</text:p>
          </table:table-cell>
          <table:table-cell office:value-type="string" calcext:value-type="string">
            <text:p><text:s/>[1.3656692583414272, 3.696902752319839, 3.7396436321304685, 3.7463155139953175, 3.6789273542478385, 3.7131989297110115, 3.6726061758519655, 3.6555005775150686, 3.7253677167181762, 3.621500681341093] </text:p>
          </table:table-cell>
          <table:table-cell office:value-type="string" calcext:value-type="string">
            <text:p><text:s/>[1.9854208028473017, 3.741803570487099, 3.769036812679595, 3.7812725279199326, 3.6988644849241235, 3.7485234815333626, 3.6881927990421, 3.6751562514011566, 3.7580849677416817, 3.634327748697687] </text:p>
          </table:table-cell>
          <table:table-cell office:value-type="string" calcext:value-type="string">
            <text:p><text:s/>[0.0221522, 8.6452, 13.2272, 14.7591, 17.6746, 16.1563, 18.9262, 10.2062, 15.9825, 15.9675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2_2_5_noisefree_complete</text:p>
          </table:table-cell>
          <table:table-cell table:formula="of:=IF(ISNUMBER(SEARCH(&quot;adadelta&quot;; [.A44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44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2" office:value-type="float" office:value="2" calcext:value-type="float">
            <text:p>2</text:p>
          </table:table-cell>
          <table:table-cell table:formula="of:=5" office:value-type="float" office:value="5" calcext:value-type="float">
            <text:p>5</text:p>
          </table:table-cell>
          <table:table-cell office:value-type="string" calcext:value-type="string">
            <text:p>noisefree</text:p>
          </table:table-cell>
          <table:table-cell office:value-type="float" office:value="3.46156325922" calcext:value-type="float">
            <text:p>3.4615632592</text:p>
          </table:table-cell>
          <table:table-cell office:value-type="float" office:value="1.36566925834" calcext:value-type="float">
            <text:p>1.3656692583</text:p>
          </table:table-cell>
          <table:table-cell office:value-type="float" office:value="3.746315514" calcext:value-type="float">
            <text:p>3.746315514</text:p>
          </table:table-cell>
          <table:table-cell office:value-type="float" office:value="0.699604181497" calcext:value-type="float">
            <text:p>0.6996041815</text:p>
          </table:table-cell>
          <table:table-cell office:value-type="float" office:value="3.54806834473" calcext:value-type="float">
            <text:p>3.5480683447</text:p>
          </table:table-cell>
          <table:table-cell office:value-type="float" office:value="1.98542080285" calcext:value-type="float">
            <text:p>1.9854208029</text:p>
          </table:table-cell>
          <table:table-cell office:value-type="float" office:value="3.78127252792" calcext:value-type="float">
            <text:p>3.7812725279</text:p>
          </table:table-cell>
          <table:table-cell office:value-type="float" office:value="0.522768355578" calcext:value-type="float">
            <text:p>0.5227683556</text:p>
          </table:table-cell>
          <table:table-cell office:value-type="float" office:value="13.15669522" calcext:value-type="float">
            <text:p>13.15669522</text:p>
          </table:table-cell>
          <table:table-cell office:value-type="float" office:value="0.0221522" calcext:value-type="float">
            <text:p>0.0221522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5.31723591277" calcext:value-type="float">
            <text:p>5.3172359128</text:p>
          </table:table-cell>
          <table:table-cell office:value-type="string" calcext:value-type="string">
            <text:p><text:s/>[1.3656692583414272, 3.696902752319839, 3.7396436321304685, 3.7463155139953175, 3.6789273542478385, 3.7131989297110115, 3.6726061758519655, 3.6555005775150686, 3.7253677167181762, 3.621500681341093] </text:p>
          </table:table-cell>
          <table:table-cell office:value-type="string" calcext:value-type="string">
            <text:p><text:s/>[1.9854208028473017, 3.741803570487099, 3.769036812679595, 3.7812725279199326, 3.6988644849241235, 3.7485234815333626, 3.6881927990421, 3.6751562514011566, 3.7580849677416817, 3.634327748697687] </text:p>
          </table:table-cell>
          <table:table-cell office:value-type="string" calcext:value-type="string">
            <text:p><text:s/>[0.0221522, 8.6452, 13.2272, 14.7591, 17.6746, 16.1563, 18.9262, 10.2062, 15.9825, 15.9675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2_2_5_noisefree_power</text:p>
          </table:table-cell>
          <table:table-cell table:formula="of:=IF(ISNUMBER(SEARCH(&quot;adadelta&quot;; [.A45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45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2" office:value-type="float" office:value="2" calcext:value-type="float">
            <text:p>2</text:p>
          </table:table-cell>
          <table:table-cell table:formula="of:=5" office:value-type="float" office:value="5" calcext:value-type="float">
            <text:p>5</text:p>
          </table:table-cell>
          <table:table-cell office:value-type="string" calcext:value-type="string">
            <text:p>noisefree</text:p>
          </table:table-cell>
          <table:table-cell office:value-type="float" office:value="18.02150949" calcext:value-type="float">
            <text:p>18.02150949</text:p>
          </table:table-cell>
          <table:table-cell office:value-type="float" office:value="8.61750541265" calcext:value-type="float">
            <text:p>8.6175054127</text:p>
          </table:table-cell>
          <table:table-cell office:value-type="float" office:value="29.8175859583" calcext:value-type="float">
            <text:p>29.8175859583</text:p>
          </table:table-cell>
          <table:table-cell office:value-type="float" office:value="6.78037724431" calcext:value-type="float">
            <text:p>6.7803772443</text:p>
          </table:table-cell>
          <table:table-cell office:value-type="float" office:value="17.7722759622" calcext:value-type="float">
            <text:p>17.7722759622</text:p>
          </table:table-cell>
          <table:table-cell office:value-type="float" office:value="8.60207184117" calcext:value-type="float">
            <text:p>8.6020718412</text:p>
          </table:table-cell>
          <table:table-cell office:value-type="float" office:value="29.4449475182" calcext:value-type="float">
            <text:p>29.4449475182</text:p>
          </table:table-cell>
          <table:table-cell office:value-type="float" office:value="6.7370869887" calcext:value-type="float">
            <text:p>6.7370869887</text:p>
          </table:table-cell>
          <table:table-cell office:value-type="float" office:value="38018066098500" calcext:value-type="float">
            <text:p>38018066098500</text:p>
          </table:table-cell>
          <table:table-cell office:value-type="float" office:value="15.7675" calcext:value-type="float">
            <text:p>15.7675</text:p>
          </table:table-cell>
          <table:table-cell office:value-type="float" office:value="378775000000000" calcext:value-type="float">
            <text:p>378775000000000</text:p>
          </table:table-cell>
          <table:table-cell office:value-type="float" office:value="113586398637000" calcext:value-type="float">
            <text:p>113586398637000</text:p>
          </table:table-cell>
          <table:table-cell office:value-type="string" calcext:value-type="string">
            <text:p><text:s/>[8.617505412647136, 8.617505412781124, 19.39119903305105, 21.656638243293905, 9.165387660137458, 17.50032554756202, 19.70333926276965, 29.817585958302335, 22.986253411889468, 22.75935495762127] </text:p>
          </table:table-cell>
          <table:table-cell office:value-type="string" calcext:value-type="string">
            <text:p><text:s/>[8.61750556041977, 8.617505586352525, 19.105615403315326, 21.47251175342326, 8.602071841167103, 17.1831715272225, 19.394149919596888, 29.44494751822031, 22.76895227970756, 22.51632823279586] </text:p>
          </table:table-cell>
          <table:table-cell office:value-type="string" calcext:value-type="string">
            <text:p><text:s/>[38.4534, 36.988, 15.7675, 295890000.0, 1752690000.0, 19.2366, 378775000000000.0, 4596.76, 13562400000.0, 1390050000000.0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2_3_0.01_noisefree_complete</text:p>
          </table:table-cell>
          <table:table-cell table:formula="of:=IF(ISNUMBER(SEARCH(&quot;adadelta&quot;; [.A46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46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3" office:value-type="float" office:value="3" calcext:value-type="float">
            <text:p>3</text:p>
          </table:table-cell>
          <table:table-cell table:formula="of:=0.01" office:value-type="float" office:value="0.01" calcext:value-type="float">
            <text:p>0.01</text:p>
          </table:table-cell>
          <table:table-cell office:value-type="string" calcext:value-type="string">
            <text:p>noisefree</text:p>
          </table:table-cell>
          <table:table-cell office:value-type="float" office:value="18.02150949" calcext:value-type="float">
            <text:p>18.02150949</text:p>
          </table:table-cell>
          <table:table-cell office:value-type="float" office:value="8.61750541265" calcext:value-type="float">
            <text:p>8.6175054127</text:p>
          </table:table-cell>
          <table:table-cell office:value-type="float" office:value="29.8175859583" calcext:value-type="float">
            <text:p>29.8175859583</text:p>
          </table:table-cell>
          <table:table-cell office:value-type="float" office:value="6.78037724431" calcext:value-type="float">
            <text:p>6.7803772443</text:p>
          </table:table-cell>
          <table:table-cell office:value-type="float" office:value="17.7722759622" calcext:value-type="float">
            <text:p>17.7722759622</text:p>
          </table:table-cell>
          <table:table-cell office:value-type="float" office:value="8.60207184117" calcext:value-type="float">
            <text:p>8.6020718412</text:p>
          </table:table-cell>
          <table:table-cell office:value-type="float" office:value="29.4449475182" calcext:value-type="float">
            <text:p>29.4449475182</text:p>
          </table:table-cell>
          <table:table-cell office:value-type="float" office:value="6.7370869887" calcext:value-type="float">
            <text:p>6.7370869887</text:p>
          </table:table-cell>
          <table:table-cell office:value-type="float" office:value="38018066098500" calcext:value-type="float">
            <text:p>38018066098500</text:p>
          </table:table-cell>
          <table:table-cell office:value-type="float" office:value="15.7675" calcext:value-type="float">
            <text:p>15.7675</text:p>
          </table:table-cell>
          <table:table-cell office:value-type="float" office:value="378775000000000" calcext:value-type="float">
            <text:p>378775000000000</text:p>
          </table:table-cell>
          <table:table-cell office:value-type="float" office:value="113586398637000" calcext:value-type="float">
            <text:p>113586398637000</text:p>
          </table:table-cell>
          <table:table-cell office:value-type="string" calcext:value-type="string">
            <text:p><text:s/>[8.617505412647136, 8.617505412781124, 19.39119903305105, 21.656638243293905, 9.165387660137458, 17.50032554756202, 19.70333926276965, 29.817585958302335, 22.986253411889468, 22.75935495762127] </text:p>
          </table:table-cell>
          <table:table-cell office:value-type="string" calcext:value-type="string">
            <text:p><text:s/>[8.61750556041977, 8.617505586352525, 19.105615403315326, 21.47251175342326, 8.602071841167103, 17.1831715272225, 19.394149919596888, 29.44494751822031, 22.76895227970756, 22.51632823279586] </text:p>
          </table:table-cell>
          <table:table-cell office:value-type="string" calcext:value-type="string">
            <text:p><text:s/>[38.4534, 36.988, 15.7675, 295890000.0, 1752690000.0, 19.2366, 378775000000000.0, 4596.76, 13562400000.0, 1390050000000.0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2_3_0.01_noisefree_power</text:p>
          </table:table-cell>
          <table:table-cell table:formula="of:=IF(ISNUMBER(SEARCH(&quot;adadelta&quot;; [.A47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47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3" office:value-type="float" office:value="3" calcext:value-type="float">
            <text:p>3</text:p>
          </table:table-cell>
          <table:table-cell table:formula="of:=0.01" office:value-type="float" office:value="0.01" calcext:value-type="float">
            <text:p>0.01</text:p>
          </table:table-cell>
          <table:table-cell office:value-type="string" calcext:value-type="string">
            <text:p>noisefree</text:p>
          </table:table-cell>
          <table:table-cell office:value-type="float" office:value="18.02150949" calcext:value-type="float">
            <text:p>18.02150949</text:p>
          </table:table-cell>
          <table:table-cell office:value-type="float" office:value="8.61750541265" calcext:value-type="float">
            <text:p>8.6175054127</text:p>
          </table:table-cell>
          <table:table-cell office:value-type="float" office:value="29.8175859583" calcext:value-type="float">
            <text:p>29.8175859583</text:p>
          </table:table-cell>
          <table:table-cell office:value-type="float" office:value="6.78037724431" calcext:value-type="float">
            <text:p>6.7803772443</text:p>
          </table:table-cell>
          <table:table-cell office:value-type="float" office:value="17.7722759622" calcext:value-type="float">
            <text:p>17.7722759622</text:p>
          </table:table-cell>
          <table:table-cell office:value-type="float" office:value="8.60207184117" calcext:value-type="float">
            <text:p>8.6020718412</text:p>
          </table:table-cell>
          <table:table-cell office:value-type="float" office:value="29.4449475182" calcext:value-type="float">
            <text:p>29.4449475182</text:p>
          </table:table-cell>
          <table:table-cell office:value-type="float" office:value="6.7370869887" calcext:value-type="float">
            <text:p>6.7370869887</text:p>
          </table:table-cell>
          <table:table-cell office:value-type="float" office:value="38018066098500" calcext:value-type="float">
            <text:p>38018066098500</text:p>
          </table:table-cell>
          <table:table-cell office:value-type="float" office:value="15.7675" calcext:value-type="float">
            <text:p>15.7675</text:p>
          </table:table-cell>
          <table:table-cell office:value-type="float" office:value="378775000000000" calcext:value-type="float">
            <text:p>378775000000000</text:p>
          </table:table-cell>
          <table:table-cell office:value-type="float" office:value="113586398637000" calcext:value-type="float">
            <text:p>113586398637000</text:p>
          </table:table-cell>
          <table:table-cell office:value-type="string" calcext:value-type="string">
            <text:p><text:s/>[8.617505412647136, 8.617505412781124, 19.39119903305105, 21.656638243293905, 9.165387660137458, 17.50032554756202, 19.70333926276965, 29.817585958302335, 22.986253411889468, 22.75935495762127] </text:p>
          </table:table-cell>
          <table:table-cell office:value-type="string" calcext:value-type="string">
            <text:p><text:s/>[8.61750556041977, 8.617505586352525, 19.105615403315326, 21.47251175342326, 8.602071841167103, 17.1831715272225, 19.394149919596888, 29.44494751822031, 22.76895227970756, 22.51632823279586] </text:p>
          </table:table-cell>
          <table:table-cell office:value-type="string" calcext:value-type="string">
            <text:p><text:s/>[38.4534, 36.988, 15.7675, 295890000.0, 1752690000.0, 19.2366, 378775000000000.0, 4596.76, 13562400000.0, 1390050000000.0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2_3_0.1_noisefree_complete</text:p>
          </table:table-cell>
          <table:table-cell table:formula="of:=IF(ISNUMBER(SEARCH(&quot;adadelta&quot;; [.A48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48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3" office:value-type="float" office:value="3" calcext:value-type="float">
            <text:p>3</text:p>
          </table:table-cell>
          <table:table-cell table:formula="of:=0.1" office:value-type="float" office:value="0.1" calcext:value-type="float">
            <text:p>0.1</text:p>
          </table:table-cell>
          <table:table-cell office:value-type="string" calcext:value-type="string">
            <text:p>noisefree</text:p>
          </table:table-cell>
          <table:table-cell office:value-type="float" office:value="18.02150949" calcext:value-type="float">
            <text:p>18.02150949</text:p>
          </table:table-cell>
          <table:table-cell office:value-type="float" office:value="8.61750541265" calcext:value-type="float">
            <text:p>8.6175054127</text:p>
          </table:table-cell>
          <table:table-cell office:value-type="float" office:value="29.8175859583" calcext:value-type="float">
            <text:p>29.8175859583</text:p>
          </table:table-cell>
          <table:table-cell office:value-type="float" office:value="6.78037724431" calcext:value-type="float">
            <text:p>6.7803772443</text:p>
          </table:table-cell>
          <table:table-cell office:value-type="float" office:value="17.7722759622" calcext:value-type="float">
            <text:p>17.7722759622</text:p>
          </table:table-cell>
          <table:table-cell office:value-type="float" office:value="8.60207184117" calcext:value-type="float">
            <text:p>8.6020718412</text:p>
          </table:table-cell>
          <table:table-cell office:value-type="float" office:value="29.4449475182" calcext:value-type="float">
            <text:p>29.4449475182</text:p>
          </table:table-cell>
          <table:table-cell office:value-type="float" office:value="6.7370869887" calcext:value-type="float">
            <text:p>6.7370869887</text:p>
          </table:table-cell>
          <table:table-cell office:value-type="float" office:value="38018066098500" calcext:value-type="float">
            <text:p>38018066098500</text:p>
          </table:table-cell>
          <table:table-cell office:value-type="float" office:value="15.7675" calcext:value-type="float">
            <text:p>15.7675</text:p>
          </table:table-cell>
          <table:table-cell office:value-type="float" office:value="378775000000000" calcext:value-type="float">
            <text:p>378775000000000</text:p>
          </table:table-cell>
          <table:table-cell office:value-type="float" office:value="113586398637000" calcext:value-type="float">
            <text:p>113586398637000</text:p>
          </table:table-cell>
          <table:table-cell office:value-type="string" calcext:value-type="string">
            <text:p><text:s/>[8.617505412647136, 8.617505412781124, 19.39119903305105, 21.656638243293905, 9.165387660137458, 17.50032554756202, 19.70333926276965, 29.817585958302335, 22.986253411889468, 22.75935495762127] </text:p>
          </table:table-cell>
          <table:table-cell office:value-type="string" calcext:value-type="string">
            <text:p><text:s/>[8.61750556041977, 8.617505586352525, 19.105615403315326, 21.47251175342326, 8.602071841167103, 17.1831715272225, 19.394149919596888, 29.44494751822031, 22.76895227970756, 22.51632823279586] </text:p>
          </table:table-cell>
          <table:table-cell office:value-type="string" calcext:value-type="string">
            <text:p><text:s/>[38.4534, 36.988, 15.7675, 295890000.0, 1752690000.0, 19.2366, 378775000000000.0, 4596.76, 13562400000.0, 1390050000000.0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2_3_0.1_noisefree_power</text:p>
          </table:table-cell>
          <table:table-cell table:formula="of:=IF(ISNUMBER(SEARCH(&quot;adadelta&quot;; [.A49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49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3" office:value-type="float" office:value="3" calcext:value-type="float">
            <text:p>3</text:p>
          </table:table-cell>
          <table:table-cell table:formula="of:=0.1" office:value-type="float" office:value="0.1" calcext:value-type="float">
            <text:p>0.1</text:p>
          </table:table-cell>
          <table:table-cell office:value-type="string" calcext:value-type="string">
            <text:p>noisefree</text:p>
          </table:table-cell>
          <table:table-cell office:value-type="float" office:value="18.02150949" calcext:value-type="float">
            <text:p>18.02150949</text:p>
          </table:table-cell>
          <table:table-cell office:value-type="float" office:value="8.61750541265" calcext:value-type="float">
            <text:p>8.6175054127</text:p>
          </table:table-cell>
          <table:table-cell office:value-type="float" office:value="29.8175859583" calcext:value-type="float">
            <text:p>29.8175859583</text:p>
          </table:table-cell>
          <table:table-cell office:value-type="float" office:value="6.78037724431" calcext:value-type="float">
            <text:p>6.7803772443</text:p>
          </table:table-cell>
          <table:table-cell office:value-type="float" office:value="17.7722759622" calcext:value-type="float">
            <text:p>17.7722759622</text:p>
          </table:table-cell>
          <table:table-cell office:value-type="float" office:value="8.60207184117" calcext:value-type="float">
            <text:p>8.6020718412</text:p>
          </table:table-cell>
          <table:table-cell office:value-type="float" office:value="29.4449475182" calcext:value-type="float">
            <text:p>29.4449475182</text:p>
          </table:table-cell>
          <table:table-cell office:value-type="float" office:value="6.7370869887" calcext:value-type="float">
            <text:p>6.7370869887</text:p>
          </table:table-cell>
          <table:table-cell office:value-type="float" office:value="38018066098500" calcext:value-type="float">
            <text:p>38018066098500</text:p>
          </table:table-cell>
          <table:table-cell office:value-type="float" office:value="15.7675" calcext:value-type="float">
            <text:p>15.7675</text:p>
          </table:table-cell>
          <table:table-cell office:value-type="float" office:value="378775000000000" calcext:value-type="float">
            <text:p>378775000000000</text:p>
          </table:table-cell>
          <table:table-cell office:value-type="float" office:value="113586398637000" calcext:value-type="float">
            <text:p>113586398637000</text:p>
          </table:table-cell>
          <table:table-cell office:value-type="string" calcext:value-type="string">
            <text:p><text:s/>[8.617505412647136, 8.617505412781124, 19.39119903305105, 21.656638243293905, 9.165387660137458, 17.50032554756202, 19.70333926276965, 29.817585958302335, 22.986253411889468, 22.75935495762127] </text:p>
          </table:table-cell>
          <table:table-cell office:value-type="string" calcext:value-type="string">
            <text:p><text:s/>[8.61750556041977, 8.617505586352525, 19.105615403315326, 21.47251175342326, 8.602071841167103, 17.1831715272225, 19.394149919596888, 29.44494751822031, 22.76895227970756, 22.51632823279586] </text:p>
          </table:table-cell>
          <table:table-cell office:value-type="string" calcext:value-type="string">
            <text:p><text:s/>[38.4534, 36.988, 15.7675, 295890000.0, 1752690000.0, 19.2366, 378775000000000.0, 4596.76, 13562400000.0, 1390050000000.0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2_3_1_noisefree_complete</text:p>
          </table:table-cell>
          <table:table-cell table:formula="of:=IF(ISNUMBER(SEARCH(&quot;adadelta&quot;; [.A50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50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3" office:value-type="float" office:value="3" calcext:value-type="float">
            <text:p>3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isefree</text:p>
          </table:table-cell>
          <table:table-cell office:value-type="float" office:value="18.02150949" calcext:value-type="float">
            <text:p>18.02150949</text:p>
          </table:table-cell>
          <table:table-cell office:value-type="float" office:value="8.61750541265" calcext:value-type="float">
            <text:p>8.6175054127</text:p>
          </table:table-cell>
          <table:table-cell office:value-type="float" office:value="29.8175859583" calcext:value-type="float">
            <text:p>29.8175859583</text:p>
          </table:table-cell>
          <table:table-cell office:value-type="float" office:value="6.78037724431" calcext:value-type="float">
            <text:p>6.7803772443</text:p>
          </table:table-cell>
          <table:table-cell office:value-type="float" office:value="17.7722759622" calcext:value-type="float">
            <text:p>17.7722759622</text:p>
          </table:table-cell>
          <table:table-cell office:value-type="float" office:value="8.60207184117" calcext:value-type="float">
            <text:p>8.6020718412</text:p>
          </table:table-cell>
          <table:table-cell office:value-type="float" office:value="29.4449475182" calcext:value-type="float">
            <text:p>29.4449475182</text:p>
          </table:table-cell>
          <table:table-cell office:value-type="float" office:value="6.7370869887" calcext:value-type="float">
            <text:p>6.7370869887</text:p>
          </table:table-cell>
          <table:table-cell office:value-type="float" office:value="38018066098500" calcext:value-type="float">
            <text:p>38018066098500</text:p>
          </table:table-cell>
          <table:table-cell office:value-type="float" office:value="15.7675" calcext:value-type="float">
            <text:p>15.7675</text:p>
          </table:table-cell>
          <table:table-cell office:value-type="float" office:value="378775000000000" calcext:value-type="float">
            <text:p>378775000000000</text:p>
          </table:table-cell>
          <table:table-cell office:value-type="float" office:value="113586398637000" calcext:value-type="float">
            <text:p>113586398637000</text:p>
          </table:table-cell>
          <table:table-cell office:value-type="string" calcext:value-type="string">
            <text:p><text:s/>[8.617505412647136, 8.617505412781124, 19.39119903305105, 21.656638243293905, 9.165387660137458, 17.50032554756202, 19.70333926276965, 29.817585958302335, 22.986253411889468, 22.75935495762127] </text:p>
          </table:table-cell>
          <table:table-cell office:value-type="string" calcext:value-type="string">
            <text:p><text:s/>[8.61750556041977, 8.617505586352525, 19.105615403315326, 21.47251175342326, 8.602071841167103, 17.1831715272225, 19.394149919596888, 29.44494751822031, 22.76895227970756, 22.51632823279586] </text:p>
          </table:table-cell>
          <table:table-cell office:value-type="string" calcext:value-type="string">
            <text:p><text:s/>[38.4534, 36.988, 15.7675, 295890000.0, 1752690000.0, 19.2366, 378775000000000.0, 4596.76, 13562400000.0, 1390050000000.0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2_3_1_noisefree_power</text:p>
          </table:table-cell>
          <table:table-cell table:formula="of:=IF(ISNUMBER(SEARCH(&quot;adadelta&quot;; [.A51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51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3" office:value-type="float" office:value="3" calcext:value-type="float">
            <text:p>3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isefree</text:p>
          </table:table-cell>
          <table:table-cell office:value-type="float" office:value="3.27886729707" calcext:value-type="float">
            <text:p>3.2788672971</text:p>
          </table:table-cell>
          <table:table-cell office:value-type="float" office:value="0.902268582706" calcext:value-type="float">
            <text:p>0.9022685827</text:p>
          </table:table-cell>
          <table:table-cell office:value-type="float" office:value="6.81030230737" calcext:value-type="float">
            <text:p>6.8103023074</text:p>
          </table:table-cell>
          <table:table-cell office:value-type="float" office:value="1.74812927402" calcext:value-type="float">
            <text:p>1.748129274</text:p>
          </table:table-cell>
          <table:table-cell office:value-type="float" office:value="3.27334468092" calcext:value-type="float">
            <text:p>3.2733446809</text:p>
          </table:table-cell>
          <table:table-cell office:value-type="float" office:value="1.26515153493" calcext:value-type="float">
            <text:p>1.2651515349</text:p>
          </table:table-cell>
          <table:table-cell office:value-type="float" office:value="6.42686443904" calcext:value-type="float">
            <text:p>6.426864439</text:p>
          </table:table-cell>
          <table:table-cell office:value-type="float" office:value="1.48909442798" calcext:value-type="float">
            <text:p>1.489094428</text:p>
          </table:table-cell>
          <table:table-cell office:value-type="float" office:value="9.26139061" calcext:value-type="float">
            <text:p>9.26139061</text:p>
          </table:table-cell>
          <table:table-cell office:value-type="float" office:value="0.0293581" calcext:value-type="float">
            <text:p>0.0293581</text:p>
          </table:table-cell>
          <table:table-cell office:value-type="float" office:value="20.5145" calcext:value-type="float">
            <text:p>20.5145</text:p>
          </table:table-cell>
          <table:table-cell office:value-type="float" office:value="7.5179530352" calcext:value-type="float">
            <text:p>7.5179530352</text:p>
          </table:table-cell>
          <table:table-cell office:value-type="string" calcext:value-type="string">
            <text:p><text:s/>[4.182799097448262, 1.4897852940788112, 4.066657510378797, 0.9022685827056044, 3.358438578174954, 6.8103023073722655, 2.6337930222422568, 2.9648537845556566, 5.095785168548121, 1.283989625197264] </text:p>
          </table:table-cell>
          <table:table-cell office:value-type="string" calcext:value-type="string">
            <text:p><text:s/>[3.803166034978489, 1.6967248900318195, 3.692829106081173, 1.2651515349307292, 3.48794154099145, 6.426864439040239, 3.017465622672775, 2.68935684947052, 4.875483646162193, 1.7784631448568762] </text:p>
          </table:table-cell>
          <table:table-cell office:value-type="string" calcext:value-type="string">
            <text:p><text:s/>[7.85871, 1.43814, 7.22103, 0.0293581, 17.8611, 13.157, 20.5145, 4.48408, 19.3223, 0.727688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2_3_5_noisefree_complete</text:p>
          </table:table-cell>
          <table:table-cell table:formula="of:=IF(ISNUMBER(SEARCH(&quot;adadelta&quot;; [.A52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52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3" office:value-type="float" office:value="3" calcext:value-type="float">
            <text:p>3</text:p>
          </table:table-cell>
          <table:table-cell table:formula="of:=5" office:value-type="float" office:value="5" calcext:value-type="float">
            <text:p>5</text:p>
          </table:table-cell>
          <table:table-cell office:value-type="string" calcext:value-type="string">
            <text:p>noisefree</text:p>
          </table:table-cell>
          <table:table-cell office:value-type="float" office:value="3.27886729707" calcext:value-type="float">
            <text:p>3.2788672971</text:p>
          </table:table-cell>
          <table:table-cell office:value-type="float" office:value="0.902268582706" calcext:value-type="float">
            <text:p>0.9022685827</text:p>
          </table:table-cell>
          <table:table-cell office:value-type="float" office:value="6.81030230737" calcext:value-type="float">
            <text:p>6.8103023074</text:p>
          </table:table-cell>
          <table:table-cell office:value-type="float" office:value="1.74812927402" calcext:value-type="float">
            <text:p>1.748129274</text:p>
          </table:table-cell>
          <table:table-cell office:value-type="float" office:value="3.27334468092" calcext:value-type="float">
            <text:p>3.2733446809</text:p>
          </table:table-cell>
          <table:table-cell office:value-type="float" office:value="1.26515153493" calcext:value-type="float">
            <text:p>1.2651515349</text:p>
          </table:table-cell>
          <table:table-cell office:value-type="float" office:value="6.42686443904" calcext:value-type="float">
            <text:p>6.426864439</text:p>
          </table:table-cell>
          <table:table-cell office:value-type="float" office:value="1.48909442798" calcext:value-type="float">
            <text:p>1.489094428</text:p>
          </table:table-cell>
          <table:table-cell office:value-type="float" office:value="9.26139061" calcext:value-type="float">
            <text:p>9.26139061</text:p>
          </table:table-cell>
          <table:table-cell office:value-type="float" office:value="0.0293581" calcext:value-type="float">
            <text:p>0.0293581</text:p>
          </table:table-cell>
          <table:table-cell office:value-type="float" office:value="20.5145" calcext:value-type="float">
            <text:p>20.5145</text:p>
          </table:table-cell>
          <table:table-cell office:value-type="float" office:value="7.5179530352" calcext:value-type="float">
            <text:p>7.5179530352</text:p>
          </table:table-cell>
          <table:table-cell office:value-type="string" calcext:value-type="string">
            <text:p><text:s/>[4.182799097448262, 1.4897852940788112, 4.066657510378797, 0.9022685827056044, 3.358438578174954, 6.8103023073722655, 2.6337930222422568, 2.9648537845556566, 5.095785168548121, 1.283989625197264] </text:p>
          </table:table-cell>
          <table:table-cell office:value-type="string" calcext:value-type="string">
            <text:p><text:s/>[3.803166034978489, 1.6967248900318195, 3.692829106081173, 1.2651515349307292, 3.48794154099145, 6.426864439040239, 3.017465622672775, 2.68935684947052, 4.875483646162193, 1.7784631448568762] </text:p>
          </table:table-cell>
          <table:table-cell office:value-type="string" calcext:value-type="string">
            <text:p><text:s/>[7.85871, 1.43814, 7.22103, 0.0293581, 17.8611, 13.157, 20.5145, 4.48408, 19.3223, 0.727688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2_3_5_noisefree_power</text:p>
          </table:table-cell>
          <table:table-cell table:formula="of:=IF(ISNUMBER(SEARCH(&quot;adadelta&quot;; [.A53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53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3" office:value-type="float" office:value="3" calcext:value-type="float">
            <text:p>3</text:p>
          </table:table-cell>
          <table:table-cell table:formula="of:=5" office:value-type="float" office:value="5" calcext:value-type="float">
            <text:p>5</text:p>
          </table:table-cell>
          <table:table-cell office:value-type="string" calcext:value-type="string">
            <text:p>noisefree</text:p>
          </table:table-cell>
          <table:table-cell office:value-type="float" office:value="3.27886729707" calcext:value-type="float">
            <text:p>3.2788672971</text:p>
          </table:table-cell>
          <table:table-cell office:value-type="float" office:value="0.902268582706" calcext:value-type="float">
            <text:p>0.9022685827</text:p>
          </table:table-cell>
          <table:table-cell office:value-type="float" office:value="6.81030230737" calcext:value-type="float">
            <text:p>6.8103023074</text:p>
          </table:table-cell>
          <table:table-cell office:value-type="float" office:value="1.74812927402" calcext:value-type="float">
            <text:p>1.748129274</text:p>
          </table:table-cell>
          <table:table-cell office:value-type="float" office:value="3.27334468092" calcext:value-type="float">
            <text:p>3.2733446809</text:p>
          </table:table-cell>
          <table:table-cell office:value-type="float" office:value="1.26515153493" calcext:value-type="float">
            <text:p>1.2651515349</text:p>
          </table:table-cell>
          <table:table-cell office:value-type="float" office:value="6.42686443904" calcext:value-type="float">
            <text:p>6.426864439</text:p>
          </table:table-cell>
          <table:table-cell office:value-type="float" office:value="1.48909442798" calcext:value-type="float">
            <text:p>1.489094428</text:p>
          </table:table-cell>
          <table:table-cell office:value-type="float" office:value="9.26139061" calcext:value-type="float">
            <text:p>9.26139061</text:p>
          </table:table-cell>
          <table:table-cell office:value-type="float" office:value="0.0293581" calcext:value-type="float">
            <text:p>0.0293581</text:p>
          </table:table-cell>
          <table:table-cell office:value-type="float" office:value="20.5145" calcext:value-type="float">
            <text:p>20.5145</text:p>
          </table:table-cell>
          <table:table-cell office:value-type="float" office:value="7.5179530352" calcext:value-type="float">
            <text:p>7.5179530352</text:p>
          </table:table-cell>
          <table:table-cell office:value-type="string" calcext:value-type="string">
            <text:p><text:s/>[4.182799097448262, 1.4897852940788112, 4.066657510378797, 0.9022685827056044, 3.358438578174954, 6.8103023073722655, 2.6337930222422568, 2.9648537845556566, 5.095785168548121, 1.283989625197264] </text:p>
          </table:table-cell>
          <table:table-cell office:value-type="string" calcext:value-type="string">
            <text:p><text:s/>[3.803166034978489, 1.6967248900318195, 3.692829106081173, 1.2651515349307292, 3.48794154099145, 6.426864439040239, 3.017465622672775, 2.68935684947052, 4.875483646162193, 1.7784631448568762] </text:p>
          </table:table-cell>
          <table:table-cell office:value-type="string" calcext:value-type="string">
            <text:p><text:s/>[7.85871, 1.43814, 7.22103, 0.0293581, 17.8611, 13.157, 20.5145, 4.48408, 19.3223, 0.727688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2_4_0.01_noisefree_complete</text:p>
          </table:table-cell>
          <table:table-cell table:formula="of:=IF(ISNUMBER(SEARCH(&quot;adadelta&quot;; [.A54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54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4" office:value-type="float" office:value="4" calcext:value-type="float">
            <text:p>4</text:p>
          </table:table-cell>
          <table:table-cell table:formula="of:=0.01" office:value-type="float" office:value="0.01" calcext:value-type="float">
            <text:p>0.01</text:p>
          </table:table-cell>
          <table:table-cell office:value-type="string" calcext:value-type="string">
            <text:p>noisefree</text:p>
          </table:table-cell>
          <table:table-cell office:value-type="float" office:value="3.27886729707" calcext:value-type="float">
            <text:p>3.2788672971</text:p>
          </table:table-cell>
          <table:table-cell office:value-type="float" office:value="0.902268582706" calcext:value-type="float">
            <text:p>0.9022685827</text:p>
          </table:table-cell>
          <table:table-cell office:value-type="float" office:value="6.81030230737" calcext:value-type="float">
            <text:p>6.8103023074</text:p>
          </table:table-cell>
          <table:table-cell office:value-type="float" office:value="1.74812927402" calcext:value-type="float">
            <text:p>1.748129274</text:p>
          </table:table-cell>
          <table:table-cell office:value-type="float" office:value="3.27334468092" calcext:value-type="float">
            <text:p>3.2733446809</text:p>
          </table:table-cell>
          <table:table-cell office:value-type="float" office:value="1.26515153493" calcext:value-type="float">
            <text:p>1.2651515349</text:p>
          </table:table-cell>
          <table:table-cell office:value-type="float" office:value="6.42686443904" calcext:value-type="float">
            <text:p>6.426864439</text:p>
          </table:table-cell>
          <table:table-cell office:value-type="float" office:value="1.48909442798" calcext:value-type="float">
            <text:p>1.489094428</text:p>
          </table:table-cell>
          <table:table-cell office:value-type="float" office:value="9.26139061" calcext:value-type="float">
            <text:p>9.26139061</text:p>
          </table:table-cell>
          <table:table-cell office:value-type="float" office:value="0.0293581" calcext:value-type="float">
            <text:p>0.0293581</text:p>
          </table:table-cell>
          <table:table-cell office:value-type="float" office:value="20.5145" calcext:value-type="float">
            <text:p>20.5145</text:p>
          </table:table-cell>
          <table:table-cell office:value-type="float" office:value="7.5179530352" calcext:value-type="float">
            <text:p>7.5179530352</text:p>
          </table:table-cell>
          <table:table-cell office:value-type="string" calcext:value-type="string">
            <text:p><text:s/>[4.182799097448262, 1.4897852940788112, 4.066657510378797, 0.9022685827056044, 3.358438578174954, 6.8103023073722655, 2.6337930222422568, 2.9648537845556566, 5.095785168548121, 1.283989625197264] </text:p>
          </table:table-cell>
          <table:table-cell office:value-type="string" calcext:value-type="string">
            <text:p><text:s/>[3.803166034978489, 1.6967248900318195, 3.692829106081173, 1.2651515349307292, 3.48794154099145, 6.426864439040239, 3.017465622672775, 2.68935684947052, 4.875483646162193, 1.7784631448568762] </text:p>
          </table:table-cell>
          <table:table-cell office:value-type="string" calcext:value-type="string">
            <text:p><text:s/>[7.85871, 1.43814, 7.22103, 0.0293581, 17.8611, 13.157, 20.5145, 4.48408, 19.3223, 0.727688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2_4_0.01_noisefree_power</text:p>
          </table:table-cell>
          <table:table-cell table:formula="of:=IF(ISNUMBER(SEARCH(&quot;adadelta&quot;; [.A55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55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4" office:value-type="float" office:value="4" calcext:value-type="float">
            <text:p>4</text:p>
          </table:table-cell>
          <table:table-cell table:formula="of:=0.01" office:value-type="float" office:value="0.01" calcext:value-type="float">
            <text:p>0.01</text:p>
          </table:table-cell>
          <table:table-cell office:value-type="string" calcext:value-type="string">
            <text:p>noisefree</text:p>
          </table:table-cell>
          <table:table-cell office:value-type="float" office:value="3.27886729707" calcext:value-type="float">
            <text:p>3.2788672971</text:p>
          </table:table-cell>
          <table:table-cell office:value-type="float" office:value="0.902268582706" calcext:value-type="float">
            <text:p>0.9022685827</text:p>
          </table:table-cell>
          <table:table-cell office:value-type="float" office:value="6.81030230737" calcext:value-type="float">
            <text:p>6.8103023074</text:p>
          </table:table-cell>
          <table:table-cell office:value-type="float" office:value="1.74812927402" calcext:value-type="float">
            <text:p>1.748129274</text:p>
          </table:table-cell>
          <table:table-cell office:value-type="float" office:value="3.27334468092" calcext:value-type="float">
            <text:p>3.2733446809</text:p>
          </table:table-cell>
          <table:table-cell office:value-type="float" office:value="1.26515153493" calcext:value-type="float">
            <text:p>1.2651515349</text:p>
          </table:table-cell>
          <table:table-cell office:value-type="float" office:value="6.42686443904" calcext:value-type="float">
            <text:p>6.426864439</text:p>
          </table:table-cell>
          <table:table-cell office:value-type="float" office:value="1.48909442798" calcext:value-type="float">
            <text:p>1.489094428</text:p>
          </table:table-cell>
          <table:table-cell office:value-type="float" office:value="9.26139061" calcext:value-type="float">
            <text:p>9.26139061</text:p>
          </table:table-cell>
          <table:table-cell office:value-type="float" office:value="0.0293581" calcext:value-type="float">
            <text:p>0.0293581</text:p>
          </table:table-cell>
          <table:table-cell office:value-type="float" office:value="20.5145" calcext:value-type="float">
            <text:p>20.5145</text:p>
          </table:table-cell>
          <table:table-cell office:value-type="float" office:value="7.5179530352" calcext:value-type="float">
            <text:p>7.5179530352</text:p>
          </table:table-cell>
          <table:table-cell office:value-type="string" calcext:value-type="string">
            <text:p><text:s/>[4.182799097448262, 1.4897852940788112, 4.066657510378797, 0.9022685827056044, 3.358438578174954, 6.8103023073722655, 2.6337930222422568, 2.9648537845556566, 5.095785168548121, 1.283989625197264] </text:p>
          </table:table-cell>
          <table:table-cell office:value-type="string" calcext:value-type="string">
            <text:p><text:s/>[3.803166034978489, 1.6967248900318195, 3.692829106081173, 1.2651515349307292, 3.48794154099145, 6.426864439040239, 3.017465622672775, 2.68935684947052, 4.875483646162193, 1.7784631448568762] </text:p>
          </table:table-cell>
          <table:table-cell office:value-type="string" calcext:value-type="string">
            <text:p><text:s/>[7.85871, 1.43814, 7.22103, 0.0293581, 17.8611, 13.157, 20.5145, 4.48408, 19.3223, 0.727688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2_4_0.1_noisefree_complete</text:p>
          </table:table-cell>
          <table:table-cell table:formula="of:=IF(ISNUMBER(SEARCH(&quot;adadelta&quot;; [.A56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56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4" office:value-type="float" office:value="4" calcext:value-type="float">
            <text:p>4</text:p>
          </table:table-cell>
          <table:table-cell table:formula="of:=0.1" office:value-type="float" office:value="0.1" calcext:value-type="float">
            <text:p>0.1</text:p>
          </table:table-cell>
          <table:table-cell office:value-type="string" calcext:value-type="string">
            <text:p>noisefree</text:p>
          </table:table-cell>
          <table:table-cell office:value-type="float" office:value="0.474431929932" calcext:value-type="float">
            <text:p>0.4744319299</text:p>
          </table:table-cell>
          <table:table-cell office:value-type="float" office:value="0.145393050814" calcext:value-type="float">
            <text:p>0.1453930508</text:p>
          </table:table-cell>
          <table:table-cell office:value-type="float" office:value="0.969536372958" calcext:value-type="float">
            <text:p>0.969536373</text:p>
          </table:table-cell>
          <table:table-cell office:value-type="float" office:value="0.277215268516" calcext:value-type="float">
            <text:p>0.2772152685</text:p>
          </table:table-cell>
          <table:table-cell office:value-type="float" office:value="0.568554591858" calcext:value-type="float">
            <text:p>0.5685545919</text:p>
          </table:table-cell>
          <table:table-cell office:value-type="float" office:value="0.437316714555" calcext:value-type="float">
            <text:p>0.4373167146</text:p>
          </table:table-cell>
          <table:table-cell office:value-type="float" office:value="1.00392867201" calcext:value-type="float">
            <text:p>1.003928672</text:p>
          </table:table-cell>
          <table:table-cell office:value-type="float" office:value="0.175783524013" calcext:value-type="float">
            <text:p>0.175783524</text:p>
          </table:table-cell>
          <table:table-cell office:value-type="float" office:value="0.027910193" calcext:value-type="float">
            <text:p>0.027910193</text:p>
          </table:table-cell>
          <table:table-cell office:value-type="float" office:value="0.00124486" calcext:value-type="float">
            <text:p>0.00124486</text:p>
          </table:table-cell>
          <table:table-cell office:value-type="float" office:value="0.182269" calcext:value-type="float">
            <text:p>0.182269</text:p>
          </table:table-cell>
          <table:table-cell office:value-type="float" office:value="0.0526422525379" calcext:value-type="float">
            <text:p>0.0526422525</text:p>
          </table:table-cell>
          <table:table-cell office:value-type="string" calcext:value-type="string">
            <text:p><text:s/>[0.4499591988502957, 0.22984322732027593, 0.8318257977067314, 0.5716605330832276, 0.19652643114858623, 0.96953637295823, 0.4139641462228342, 0.14539305081399181, 0.7290581051918976, 0.20655243602775544] </text:p>
          </table:table-cell>
          <table:table-cell office:value-type="string" calcext:value-type="string">
            <text:p><text:s/>[0.4827486723233943, 0.45309481253375644, 0.744379847746055, 0.5466989711760943, 0.43771410548439027, 1.0039286720126086, 0.47239741146411884, 0.44563341349701324, 0.6616332977911555, 0.43731671455479476] </text:p>
          </table:table-cell>
          <table:table-cell office:value-type="string" calcext:value-type="string">
            <text:p><text:s/>[0.00987384, 0.00299054, 0.0385909, 0.0124007, 0.00131578, 0.182269, 0.00550776, 0.00124486, 0.0221125, 0.00279605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2_4_0.1_noisefree_power</text:p>
          </table:table-cell>
          <table:table-cell table:formula="of:=IF(ISNUMBER(SEARCH(&quot;adadelta&quot;; [.A57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57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4" office:value-type="float" office:value="4" calcext:value-type="float">
            <text:p>4</text:p>
          </table:table-cell>
          <table:table-cell table:formula="of:=0.1" office:value-type="float" office:value="0.1" calcext:value-type="float">
            <text:p>0.1</text:p>
          </table:table-cell>
          <table:table-cell office:value-type="string" calcext:value-type="string">
            <text:p>noisefree</text:p>
          </table:table-cell>
          <table:table-cell office:value-type="float" office:value="0.474431929932" calcext:value-type="float">
            <text:p>0.4744319299</text:p>
          </table:table-cell>
          <table:table-cell office:value-type="float" office:value="0.145393050814" calcext:value-type="float">
            <text:p>0.1453930508</text:p>
          </table:table-cell>
          <table:table-cell office:value-type="float" office:value="0.969536372958" calcext:value-type="float">
            <text:p>0.969536373</text:p>
          </table:table-cell>
          <table:table-cell office:value-type="float" office:value="0.277215268516" calcext:value-type="float">
            <text:p>0.2772152685</text:p>
          </table:table-cell>
          <table:table-cell office:value-type="float" office:value="0.568554591858" calcext:value-type="float">
            <text:p>0.5685545919</text:p>
          </table:table-cell>
          <table:table-cell office:value-type="float" office:value="0.437316714555" calcext:value-type="float">
            <text:p>0.4373167146</text:p>
          </table:table-cell>
          <table:table-cell office:value-type="float" office:value="1.00392867201" calcext:value-type="float">
            <text:p>1.003928672</text:p>
          </table:table-cell>
          <table:table-cell office:value-type="float" office:value="0.175783524013" calcext:value-type="float">
            <text:p>0.175783524</text:p>
          </table:table-cell>
          <table:table-cell office:value-type="float" office:value="0.027910193" calcext:value-type="float">
            <text:p>0.027910193</text:p>
          </table:table-cell>
          <table:table-cell office:value-type="float" office:value="0.00124486" calcext:value-type="float">
            <text:p>0.00124486</text:p>
          </table:table-cell>
          <table:table-cell office:value-type="float" office:value="0.182269" calcext:value-type="float">
            <text:p>0.182269</text:p>
          </table:table-cell>
          <table:table-cell office:value-type="float" office:value="0.0526422525379" calcext:value-type="float">
            <text:p>0.0526422525</text:p>
          </table:table-cell>
          <table:table-cell office:value-type="string" calcext:value-type="string">
            <text:p><text:s/>[0.4499591988502957, 0.22984322732027593, 0.8318257977067314, 0.5716605330832276, 0.19652643114858623, 0.96953637295823, 0.4139641462228342, 0.14539305081399181, 0.7290581051918976, 0.20655243602775544] </text:p>
          </table:table-cell>
          <table:table-cell office:value-type="string" calcext:value-type="string">
            <text:p><text:s/>[0.4827486723233943, 0.45309481253375644, 0.744379847746055, 0.5466989711760943, 0.43771410548439027, 1.0039286720126086, 0.47239741146411884, 0.44563341349701324, 0.6616332977911555, 0.43731671455479476] </text:p>
          </table:table-cell>
          <table:table-cell office:value-type="string" calcext:value-type="string">
            <text:p><text:s/>[0.00987384, 0.00299054, 0.0385909, 0.0124007, 0.00131578, 0.182269, 0.00550776, 0.00124486, 0.0221125, 0.00279605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2_4_1_noisefree_complete</text:p>
          </table:table-cell>
          <table:table-cell table:formula="of:=IF(ISNUMBER(SEARCH(&quot;adadelta&quot;; [.A58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58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4" office:value-type="float" office:value="4" calcext:value-type="float">
            <text:p>4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isefree</text:p>
          </table:table-cell>
          <table:table-cell office:value-type="float" office:value="0.474431929932" calcext:value-type="float">
            <text:p>0.4744319299</text:p>
          </table:table-cell>
          <table:table-cell office:value-type="float" office:value="0.145393050814" calcext:value-type="float">
            <text:p>0.1453930508</text:p>
          </table:table-cell>
          <table:table-cell office:value-type="float" office:value="0.969536372958" calcext:value-type="float">
            <text:p>0.969536373</text:p>
          </table:table-cell>
          <table:table-cell office:value-type="float" office:value="0.277215268516" calcext:value-type="float">
            <text:p>0.2772152685</text:p>
          </table:table-cell>
          <table:table-cell office:value-type="float" office:value="0.568554591858" calcext:value-type="float">
            <text:p>0.5685545919</text:p>
          </table:table-cell>
          <table:table-cell office:value-type="float" office:value="0.437316714555" calcext:value-type="float">
            <text:p>0.4373167146</text:p>
          </table:table-cell>
          <table:table-cell office:value-type="float" office:value="1.00392867201" calcext:value-type="float">
            <text:p>1.003928672</text:p>
          </table:table-cell>
          <table:table-cell office:value-type="float" office:value="0.175783524013" calcext:value-type="float">
            <text:p>0.175783524</text:p>
          </table:table-cell>
          <table:table-cell office:value-type="float" office:value="0.027910193" calcext:value-type="float">
            <text:p>0.027910193</text:p>
          </table:table-cell>
          <table:table-cell office:value-type="float" office:value="0.00124486" calcext:value-type="float">
            <text:p>0.00124486</text:p>
          </table:table-cell>
          <table:table-cell office:value-type="float" office:value="0.182269" calcext:value-type="float">
            <text:p>0.182269</text:p>
          </table:table-cell>
          <table:table-cell office:value-type="float" office:value="0.0526422525379" calcext:value-type="float">
            <text:p>0.0526422525</text:p>
          </table:table-cell>
          <table:table-cell office:value-type="string" calcext:value-type="string">
            <text:p><text:s/>[0.4499591988502957, 0.22984322732027593, 0.8318257977067314, 0.5716605330832276, 0.19652643114858623, 0.96953637295823, 0.4139641462228342, 0.14539305081399181, 0.7290581051918976, 0.20655243602775544] </text:p>
          </table:table-cell>
          <table:table-cell office:value-type="string" calcext:value-type="string">
            <text:p><text:s/>[0.4827486723233943, 0.45309481253375644, 0.744379847746055, 0.5466989711760943, 0.43771410548439027, 1.0039286720126086, 0.47239741146411884, 0.44563341349701324, 0.6616332977911555, 0.43731671455479476] </text:p>
          </table:table-cell>
          <table:table-cell office:value-type="string" calcext:value-type="string">
            <text:p><text:s/>[0.00987384, 0.00299054, 0.0385909, 0.0124007, 0.00131578, 0.182269, 0.00550776, 0.00124486, 0.0221125, 0.00279605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2_4_1_noisefree_power</text:p>
          </table:table-cell>
          <table:table-cell table:formula="of:=IF(ISNUMBER(SEARCH(&quot;adadelta&quot;; [.A59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59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4" office:value-type="float" office:value="4" calcext:value-type="float">
            <text:p>4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isefree</text:p>
          </table:table-cell>
          <table:table-cell office:value-type="float" office:value="0.474431929932" calcext:value-type="float">
            <text:p>0.4744319299</text:p>
          </table:table-cell>
          <table:table-cell office:value-type="float" office:value="0.145393050814" calcext:value-type="float">
            <text:p>0.1453930508</text:p>
          </table:table-cell>
          <table:table-cell office:value-type="float" office:value="0.969536372958" calcext:value-type="float">
            <text:p>0.969536373</text:p>
          </table:table-cell>
          <table:table-cell office:value-type="float" office:value="0.277215268516" calcext:value-type="float">
            <text:p>0.2772152685</text:p>
          </table:table-cell>
          <table:table-cell office:value-type="float" office:value="0.568554591858" calcext:value-type="float">
            <text:p>0.5685545919</text:p>
          </table:table-cell>
          <table:table-cell office:value-type="float" office:value="0.437316714555" calcext:value-type="float">
            <text:p>0.4373167146</text:p>
          </table:table-cell>
          <table:table-cell office:value-type="float" office:value="1.00392867201" calcext:value-type="float">
            <text:p>1.003928672</text:p>
          </table:table-cell>
          <table:table-cell office:value-type="float" office:value="0.175783524013" calcext:value-type="float">
            <text:p>0.175783524</text:p>
          </table:table-cell>
          <table:table-cell office:value-type="float" office:value="0.027910193" calcext:value-type="float">
            <text:p>0.027910193</text:p>
          </table:table-cell>
          <table:table-cell office:value-type="float" office:value="0.00124486" calcext:value-type="float">
            <text:p>0.00124486</text:p>
          </table:table-cell>
          <table:table-cell office:value-type="float" office:value="0.182269" calcext:value-type="float">
            <text:p>0.182269</text:p>
          </table:table-cell>
          <table:table-cell office:value-type="float" office:value="0.0526422525379" calcext:value-type="float">
            <text:p>0.0526422525</text:p>
          </table:table-cell>
          <table:table-cell office:value-type="string" calcext:value-type="string">
            <text:p><text:s/>[0.4499591988502957, 0.22984322732027593, 0.8318257977067314, 0.5716605330832276, 0.19652643114858623, 0.96953637295823, 0.4139641462228342, 0.14539305081399181, 0.7290581051918976, 0.20655243602775544] </text:p>
          </table:table-cell>
          <table:table-cell office:value-type="string" calcext:value-type="string">
            <text:p><text:s/>[0.4827486723233943, 0.45309481253375644, 0.744379847746055, 0.5466989711760943, 0.43771410548439027, 1.0039286720126086, 0.47239741146411884, 0.44563341349701324, 0.6616332977911555, 0.43731671455479476] </text:p>
          </table:table-cell>
          <table:table-cell office:value-type="string" calcext:value-type="string">
            <text:p><text:s/>[0.00987384, 0.00299054, 0.0385909, 0.0124007, 0.00131578, 0.182269, 0.00550776, 0.00124486, 0.0221125, 0.00279605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2_4_5_noisefree_complete</text:p>
          </table:table-cell>
          <table:table-cell table:formula="of:=IF(ISNUMBER(SEARCH(&quot;adadelta&quot;; [.A60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60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4" office:value-type="float" office:value="4" calcext:value-type="float">
            <text:p>4</text:p>
          </table:table-cell>
          <table:table-cell table:formula="of:=5" office:value-type="float" office:value="5" calcext:value-type="float">
            <text:p>5</text:p>
          </table:table-cell>
          <table:table-cell office:value-type="string" calcext:value-type="string">
            <text:p>noisefree</text:p>
          </table:table-cell>
          <table:table-cell office:value-type="float" office:value="0.474431929932" calcext:value-type="float">
            <text:p>0.4744319299</text:p>
          </table:table-cell>
          <table:table-cell office:value-type="float" office:value="0.145393050814" calcext:value-type="float">
            <text:p>0.1453930508</text:p>
          </table:table-cell>
          <table:table-cell office:value-type="float" office:value="0.969536372958" calcext:value-type="float">
            <text:p>0.969536373</text:p>
          </table:table-cell>
          <table:table-cell office:value-type="float" office:value="0.277215268516" calcext:value-type="float">
            <text:p>0.2772152685</text:p>
          </table:table-cell>
          <table:table-cell office:value-type="float" office:value="0.568554591858" calcext:value-type="float">
            <text:p>0.5685545919</text:p>
          </table:table-cell>
          <table:table-cell office:value-type="float" office:value="0.437316714555" calcext:value-type="float">
            <text:p>0.4373167146</text:p>
          </table:table-cell>
          <table:table-cell office:value-type="float" office:value="1.00392867201" calcext:value-type="float">
            <text:p>1.003928672</text:p>
          </table:table-cell>
          <table:table-cell office:value-type="float" office:value="0.175783524013" calcext:value-type="float">
            <text:p>0.175783524</text:p>
          </table:table-cell>
          <table:table-cell office:value-type="float" office:value="0.027910193" calcext:value-type="float">
            <text:p>0.027910193</text:p>
          </table:table-cell>
          <table:table-cell office:value-type="float" office:value="0.00124486" calcext:value-type="float">
            <text:p>0.00124486</text:p>
          </table:table-cell>
          <table:table-cell office:value-type="float" office:value="0.182269" calcext:value-type="float">
            <text:p>0.182269</text:p>
          </table:table-cell>
          <table:table-cell office:value-type="float" office:value="0.0526422525379" calcext:value-type="float">
            <text:p>0.0526422525</text:p>
          </table:table-cell>
          <table:table-cell office:value-type="string" calcext:value-type="string">
            <text:p><text:s/>[0.4499591988502957, 0.22984322732027593, 0.8318257977067314, 0.5716605330832276, 0.19652643114858623, 0.96953637295823, 0.4139641462228342, 0.14539305081399181, 0.7290581051918976, 0.20655243602775544] </text:p>
          </table:table-cell>
          <table:table-cell office:value-type="string" calcext:value-type="string">
            <text:p><text:s/>[0.4827486723233943, 0.45309481253375644, 0.744379847746055, 0.5466989711760943, 0.43771410548439027, 1.0039286720126086, 0.47239741146411884, 0.44563341349701324, 0.6616332977911555, 0.43731671455479476] </text:p>
          </table:table-cell>
          <table:table-cell office:value-type="string" calcext:value-type="string">
            <text:p><text:s/>[0.00987384, 0.00299054, 0.0385909, 0.0124007, 0.00131578, 0.182269, 0.00550776, 0.00124486, 0.0221125, 0.00279605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2_4_5_noisefree_power</text:p>
          </table:table-cell>
          <table:table-cell table:formula="of:=IF(ISNUMBER(SEARCH(&quot;adadelta&quot;; [.A61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61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4" office:value-type="float" office:value="4" calcext:value-type="float">
            <text:p>4</text:p>
          </table:table-cell>
          <table:table-cell table:formula="of:=5" office:value-type="float" office:value="5" calcext:value-type="float">
            <text:p>5</text:p>
          </table:table-cell>
          <table:table-cell office:value-type="string" calcext:value-type="string">
            <text:p>noisefree</text:p>
          </table:table-cell>
          <table:table-cell office:value-type="float" office:value="0.474431929932" calcext:value-type="float">
            <text:p>0.4744319299</text:p>
          </table:table-cell>
          <table:table-cell office:value-type="float" office:value="0.145393050814" calcext:value-type="float">
            <text:p>0.1453930508</text:p>
          </table:table-cell>
          <table:table-cell office:value-type="float" office:value="0.969536372958" calcext:value-type="float">
            <text:p>0.969536373</text:p>
          </table:table-cell>
          <table:table-cell office:value-type="float" office:value="0.277215268516" calcext:value-type="float">
            <text:p>0.2772152685</text:p>
          </table:table-cell>
          <table:table-cell office:value-type="float" office:value="0.568554591858" calcext:value-type="float">
            <text:p>0.5685545919</text:p>
          </table:table-cell>
          <table:table-cell office:value-type="float" office:value="0.437316714555" calcext:value-type="float">
            <text:p>0.4373167146</text:p>
          </table:table-cell>
          <table:table-cell office:value-type="float" office:value="1.00392867201" calcext:value-type="float">
            <text:p>1.003928672</text:p>
          </table:table-cell>
          <table:table-cell office:value-type="float" office:value="0.175783524013" calcext:value-type="float">
            <text:p>0.175783524</text:p>
          </table:table-cell>
          <table:table-cell office:value-type="float" office:value="0.027910193" calcext:value-type="float">
            <text:p>0.027910193</text:p>
          </table:table-cell>
          <table:table-cell office:value-type="float" office:value="0.00124486" calcext:value-type="float">
            <text:p>0.00124486</text:p>
          </table:table-cell>
          <table:table-cell office:value-type="float" office:value="0.182269" calcext:value-type="float">
            <text:p>0.182269</text:p>
          </table:table-cell>
          <table:table-cell office:value-type="float" office:value="0.0526422525379" calcext:value-type="float">
            <text:p>0.0526422525</text:p>
          </table:table-cell>
          <table:table-cell office:value-type="string" calcext:value-type="string">
            <text:p><text:s/>[0.4499591988502957, 0.22984322732027593, 0.8318257977067314, 0.5716605330832276, 0.19652643114858623, 0.96953637295823, 0.4139641462228342, 0.14539305081399181, 0.7290581051918976, 0.20655243602775544] </text:p>
          </table:table-cell>
          <table:table-cell office:value-type="string" calcext:value-type="string">
            <text:p><text:s/>[0.4827486723233943, 0.45309481253375644, 0.744379847746055, 0.5466989711760943, 0.43771410548439027, 1.0039286720126086, 0.47239741146411884, 0.44563341349701324, 0.6616332977911555, 0.43731671455479476] </text:p>
          </table:table-cell>
          <table:table-cell office:value-type="string" calcext:value-type="string">
            <text:p><text:s/>[0.00987384, 0.00299054, 0.0385909, 0.0124007, 0.00131578, 0.182269, 0.00550776, 0.00124486, 0.0221125, 0.00279605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4_0_0.01_noisefree_complete</text:p>
          </table:table-cell>
          <table:table-cell table:formula="of:=IF(ISNUMBER(SEARCH(&quot;adadelta&quot;; [.A62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62])); &quot;complete&quot;; &quot;complete&quot;)" office:value-type="string" office:string-value="complete" calcext:value-type="string">
            <text:p>complete</text:p>
          </table:table-cell>
          <table:table-cell table:formula="of:=4" office:value-type="float" office:value="4" calcext:value-type="float">
            <text:p>4</text:p>
          </table:table-cell>
          <table:table-cell table:formula="of:=0" office:value-type="float" office:value="0" calcext:value-type="float">
            <text:p>0</text:p>
          </table:table-cell>
          <table:table-cell table:formula="of:=0.01" office:value-type="float" office:value="0.01" calcext:value-type="float">
            <text:p>0.01</text:p>
          </table:table-cell>
          <table:table-cell office:value-type="string" calcext:value-type="string">
            <text:p>noisefree</text:p>
          </table:table-cell>
          <table:table-cell office:value-type="float" office:value="6.41887503996" calcext:value-type="float">
            <text:p>6.41887504</text:p>
          </table:table-cell>
          <table:table-cell office:value-type="float" office:value="6.30322536097" calcext:value-type="float">
            <text:p>6.303225361</text:p>
          </table:table-cell>
          <table:table-cell office:value-type="float" office:value="6.55660024896" calcext:value-type="float">
            <text:p>6.556600249</text:p>
          </table:table-cell>
          <table:table-cell office:value-type="float" office:value="0.0742449544411" calcext:value-type="float">
            <text:p>0.0742449544</text:p>
          </table:table-cell>
          <table:table-cell office:value-type="float" office:value="6.02553751096" calcext:value-type="float">
            <text:p>6.025537511</text:p>
          </table:table-cell>
          <table:table-cell office:value-type="float" office:value="5.96663906237" calcext:value-type="float">
            <text:p>5.9666390624</text:p>
          </table:table-cell>
          <table:table-cell office:value-type="float" office:value="6.09152000023" calcext:value-type="float">
            <text:p>6.0915200002</text:p>
          </table:table-cell>
          <table:table-cell office:value-type="float" office:value="0.0366419584914" calcext:value-type="float">
            <text:p>0.0366419585</text:p>
          </table:table-cell>
          <table:table-cell office:value-type="float" office:value="20125.7129" calcext:value-type="float">
            <text:p>20125.7129</text:p>
          </table:table-cell>
          <table:table-cell office:value-type="float" office:value="880.769" calcext:value-type="float">
            <text:p>880.769</text:p>
          </table:table-cell>
          <table:table-cell office:value-type="float" office:value="38089.4" calcext:value-type="float">
            <text:p>38089.4</text:p>
          </table:table-cell>
          <table:table-cell office:value-type="float" office:value="11581.3566259" calcext:value-type="float">
            <text:p>11581.3566259</text:p>
          </table:table-cell>
          <table:table-cell office:value-type="string" calcext:value-type="string">
            <text:p><text:s/>[6.347023778070892, 6.42709448627077, 6.3257104880239865, 6.457814478337138, 6.486767366639019, 6.3032253609682245, 6.409237215576144, 6.5566002489584, 6.406432841888731, 6.468844134910634] </text:p>
          </table:table-cell>
          <table:table-cell office:value-type="string" calcext:value-type="string">
            <text:p><text:s/>[6.068543692962695, 6.03789057721752, 5.973156471606671, 5.966639062371778, 6.009786122724578, 6.0915200002259695, 6.007527980186713, 6.0268431659237125, 6.032682219181656, 6.040785817239979] </text:p>
          </table:table-cell>
          <table:table-cell office:value-type="string" calcext:value-type="string">
            <text:p><text:s/>[3090.56, 31830.7, 28591.6, 880.769, 13506.3, 24598.8, 23805.1, 12676.9, 38089.4, 24187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4_0_0.01_noisefree_power</text:p>
          </table:table-cell>
          <table:table-cell table:formula="of:=IF(ISNUMBER(SEARCH(&quot;adadelta&quot;; [.A63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63])); &quot;complete&quot;; &quot;complete&quot;)" office:value-type="string" office:string-value="complete" calcext:value-type="string">
            <text:p>complete</text:p>
          </table:table-cell>
          <table:table-cell table:formula="of:=4" office:value-type="float" office:value="4" calcext:value-type="float">
            <text:p>4</text:p>
          </table:table-cell>
          <table:table-cell table:formula="of:=0" office:value-type="float" office:value="0" calcext:value-type="float">
            <text:p>0</text:p>
          </table:table-cell>
          <table:table-cell table:formula="of:=0.01" office:value-type="float" office:value="0.01" calcext:value-type="float">
            <text:p>0.01</text:p>
          </table:table-cell>
          <table:table-cell office:value-type="string" calcext:value-type="string">
            <text:p>noisefree</text:p>
          </table:table-cell>
          <table:table-cell office:value-type="float" office:value="6.41887503996" calcext:value-type="float">
            <text:p>6.41887504</text:p>
          </table:table-cell>
          <table:table-cell office:value-type="float" office:value="6.30322536097" calcext:value-type="float">
            <text:p>6.303225361</text:p>
          </table:table-cell>
          <table:table-cell office:value-type="float" office:value="6.55660024896" calcext:value-type="float">
            <text:p>6.556600249</text:p>
          </table:table-cell>
          <table:table-cell office:value-type="float" office:value="0.0742449544411" calcext:value-type="float">
            <text:p>0.0742449544</text:p>
          </table:table-cell>
          <table:table-cell office:value-type="float" office:value="6.02553751096" calcext:value-type="float">
            <text:p>6.025537511</text:p>
          </table:table-cell>
          <table:table-cell office:value-type="float" office:value="5.96663906237" calcext:value-type="float">
            <text:p>5.9666390624</text:p>
          </table:table-cell>
          <table:table-cell office:value-type="float" office:value="6.09152000023" calcext:value-type="float">
            <text:p>6.0915200002</text:p>
          </table:table-cell>
          <table:table-cell office:value-type="float" office:value="0.0366419584914" calcext:value-type="float">
            <text:p>0.0366419585</text:p>
          </table:table-cell>
          <table:table-cell office:value-type="float" office:value="20125.7129" calcext:value-type="float">
            <text:p>20125.7129</text:p>
          </table:table-cell>
          <table:table-cell office:value-type="float" office:value="880.769" calcext:value-type="float">
            <text:p>880.769</text:p>
          </table:table-cell>
          <table:table-cell office:value-type="float" office:value="38089.4" calcext:value-type="float">
            <text:p>38089.4</text:p>
          </table:table-cell>
          <table:table-cell office:value-type="float" office:value="11581.3566259" calcext:value-type="float">
            <text:p>11581.3566259</text:p>
          </table:table-cell>
          <table:table-cell office:value-type="string" calcext:value-type="string">
            <text:p><text:s/>[6.347023778070892, 6.42709448627077, 6.3257104880239865, 6.457814478337138, 6.486767366639019, 6.3032253609682245, 6.409237215576144, 6.5566002489584, 6.406432841888731, 6.468844134910634] </text:p>
          </table:table-cell>
          <table:table-cell office:value-type="string" calcext:value-type="string">
            <text:p><text:s/>[6.068543692962695, 6.03789057721752, 5.973156471606671, 5.966639062371778, 6.009786122724578, 6.0915200002259695, 6.007527980186713, 6.0268431659237125, 6.032682219181656, 6.040785817239979] </text:p>
          </table:table-cell>
          <table:table-cell office:value-type="string" calcext:value-type="string">
            <text:p><text:s/>[3090.56, 31830.7, 28591.6, 880.769, 13506.3, 24598.8, 23805.1, 12676.9, 38089.4, 24187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4_0_0.1_noisefree_complete</text:p>
          </table:table-cell>
          <table:table-cell table:formula="of:=IF(ISNUMBER(SEARCH(&quot;adadelta&quot;; [.A64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64])); &quot;complete&quot;; &quot;complete&quot;)" office:value-type="string" office:string-value="complete" calcext:value-type="string">
            <text:p>complete</text:p>
          </table:table-cell>
          <table:table-cell table:formula="of:=4" office:value-type="float" office:value="4" calcext:value-type="float">
            <text:p>4</text:p>
          </table:table-cell>
          <table:table-cell table:formula="of:=0" office:value-type="float" office:value="0" calcext:value-type="float">
            <text:p>0</text:p>
          </table:table-cell>
          <table:table-cell table:formula="of:=0.1" office:value-type="float" office:value="0.1" calcext:value-type="float">
            <text:p>0.1</text:p>
          </table:table-cell>
          <table:table-cell office:value-type="string" calcext:value-type="string">
            <text:p>noisefree</text:p>
          </table:table-cell>
          <table:table-cell office:value-type="float" office:value="6.41887503996" calcext:value-type="float">
            <text:p>6.41887504</text:p>
          </table:table-cell>
          <table:table-cell office:value-type="float" office:value="6.30322536097" calcext:value-type="float">
            <text:p>6.303225361</text:p>
          </table:table-cell>
          <table:table-cell office:value-type="float" office:value="6.55660024896" calcext:value-type="float">
            <text:p>6.556600249</text:p>
          </table:table-cell>
          <table:table-cell office:value-type="float" office:value="0.0742449544411" calcext:value-type="float">
            <text:p>0.0742449544</text:p>
          </table:table-cell>
          <table:table-cell office:value-type="float" office:value="6.02553751096" calcext:value-type="float">
            <text:p>6.025537511</text:p>
          </table:table-cell>
          <table:table-cell office:value-type="float" office:value="5.96663906237" calcext:value-type="float">
            <text:p>5.9666390624</text:p>
          </table:table-cell>
          <table:table-cell office:value-type="float" office:value="6.09152000023" calcext:value-type="float">
            <text:p>6.0915200002</text:p>
          </table:table-cell>
          <table:table-cell office:value-type="float" office:value="0.0366419584914" calcext:value-type="float">
            <text:p>0.0366419585</text:p>
          </table:table-cell>
          <table:table-cell office:value-type="float" office:value="20125.7129" calcext:value-type="float">
            <text:p>20125.7129</text:p>
          </table:table-cell>
          <table:table-cell office:value-type="float" office:value="880.769" calcext:value-type="float">
            <text:p>880.769</text:p>
          </table:table-cell>
          <table:table-cell office:value-type="float" office:value="38089.4" calcext:value-type="float">
            <text:p>38089.4</text:p>
          </table:table-cell>
          <table:table-cell office:value-type="float" office:value="11581.3566259" calcext:value-type="float">
            <text:p>11581.3566259</text:p>
          </table:table-cell>
          <table:table-cell office:value-type="string" calcext:value-type="string">
            <text:p><text:s/>[6.347023778070892, 6.42709448627077, 6.3257104880239865, 6.457814478337138, 6.486767366639019, 6.3032253609682245, 6.409237215576144, 6.5566002489584, 6.406432841888731, 6.468844134910634] </text:p>
          </table:table-cell>
          <table:table-cell office:value-type="string" calcext:value-type="string">
            <text:p><text:s/>[6.068543692962695, 6.03789057721752, 5.973156471606671, 5.966639062371778, 6.009786122724578, 6.0915200002259695, 6.007527980186713, 6.0268431659237125, 6.032682219181656, 6.040785817239979] </text:p>
          </table:table-cell>
          <table:table-cell office:value-type="string" calcext:value-type="string">
            <text:p><text:s/>[3090.56, 31830.7, 28591.6, 880.769, 13506.3, 24598.8, 23805.1, 12676.9, 38089.4, 24187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4_0_0.1_noisefree_power</text:p>
          </table:table-cell>
          <table:table-cell table:formula="of:=IF(ISNUMBER(SEARCH(&quot;adadelta&quot;; [.A65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65])); &quot;complete&quot;; &quot;complete&quot;)" office:value-type="string" office:string-value="complete" calcext:value-type="string">
            <text:p>complete</text:p>
          </table:table-cell>
          <table:table-cell table:formula="of:=4" office:value-type="float" office:value="4" calcext:value-type="float">
            <text:p>4</text:p>
          </table:table-cell>
          <table:table-cell table:formula="of:=0" office:value-type="float" office:value="0" calcext:value-type="float">
            <text:p>0</text:p>
          </table:table-cell>
          <table:table-cell table:formula="of:=0.1" office:value-type="float" office:value="0.1" calcext:value-type="float">
            <text:p>0.1</text:p>
          </table:table-cell>
          <table:table-cell office:value-type="string" calcext:value-type="string">
            <text:p>noisefree</text:p>
          </table:table-cell>
          <table:table-cell office:value-type="float" office:value="6.41887503996" calcext:value-type="float">
            <text:p>6.41887504</text:p>
          </table:table-cell>
          <table:table-cell office:value-type="float" office:value="6.30322536097" calcext:value-type="float">
            <text:p>6.303225361</text:p>
          </table:table-cell>
          <table:table-cell office:value-type="float" office:value="6.55660024896" calcext:value-type="float">
            <text:p>6.556600249</text:p>
          </table:table-cell>
          <table:table-cell office:value-type="float" office:value="0.0742449544411" calcext:value-type="float">
            <text:p>0.0742449544</text:p>
          </table:table-cell>
          <table:table-cell office:value-type="float" office:value="6.02553751096" calcext:value-type="float">
            <text:p>6.025537511</text:p>
          </table:table-cell>
          <table:table-cell office:value-type="float" office:value="5.96663906237" calcext:value-type="float">
            <text:p>5.9666390624</text:p>
          </table:table-cell>
          <table:table-cell office:value-type="float" office:value="6.09152000023" calcext:value-type="float">
            <text:p>6.0915200002</text:p>
          </table:table-cell>
          <table:table-cell office:value-type="float" office:value="0.0366419584914" calcext:value-type="float">
            <text:p>0.0366419585</text:p>
          </table:table-cell>
          <table:table-cell office:value-type="float" office:value="20125.7129" calcext:value-type="float">
            <text:p>20125.7129</text:p>
          </table:table-cell>
          <table:table-cell office:value-type="float" office:value="880.769" calcext:value-type="float">
            <text:p>880.769</text:p>
          </table:table-cell>
          <table:table-cell office:value-type="float" office:value="38089.4" calcext:value-type="float">
            <text:p>38089.4</text:p>
          </table:table-cell>
          <table:table-cell office:value-type="float" office:value="11581.3566259" calcext:value-type="float">
            <text:p>11581.3566259</text:p>
          </table:table-cell>
          <table:table-cell office:value-type="string" calcext:value-type="string">
            <text:p><text:s/>[6.347023778070892, 6.42709448627077, 6.3257104880239865, 6.457814478337138, 6.486767366639019, 6.3032253609682245, 6.409237215576144, 6.5566002489584, 6.406432841888731, 6.468844134910634] </text:p>
          </table:table-cell>
          <table:table-cell office:value-type="string" calcext:value-type="string">
            <text:p><text:s/>[6.068543692962695, 6.03789057721752, 5.973156471606671, 5.966639062371778, 6.009786122724578, 6.0915200002259695, 6.007527980186713, 6.0268431659237125, 6.032682219181656, 6.040785817239979] </text:p>
          </table:table-cell>
          <table:table-cell office:value-type="string" calcext:value-type="string">
            <text:p><text:s/>[3090.56, 31830.7, 28591.6, 880.769, 13506.3, 24598.8, 23805.1, 12676.9, 38089.4, 24187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4_0_1_noisefree_complete</text:p>
          </table:table-cell>
          <table:table-cell table:formula="of:=IF(ISNUMBER(SEARCH(&quot;adadelta&quot;; [.A66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66])); &quot;complete&quot;; &quot;complete&quot;)" office:value-type="string" office:string-value="complete" calcext:value-type="string">
            <text:p>complete</text:p>
          </table:table-cell>
          <table:table-cell table:formula="of:=4" office:value-type="float" office:value="4" calcext:value-type="float">
            <text:p>4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isefree</text:p>
          </table:table-cell>
          <table:table-cell office:value-type="float" office:value="6.41887503996" calcext:value-type="float">
            <text:p>6.41887504</text:p>
          </table:table-cell>
          <table:table-cell office:value-type="float" office:value="6.30322536097" calcext:value-type="float">
            <text:p>6.303225361</text:p>
          </table:table-cell>
          <table:table-cell office:value-type="float" office:value="6.55660024896" calcext:value-type="float">
            <text:p>6.556600249</text:p>
          </table:table-cell>
          <table:table-cell office:value-type="float" office:value="0.0742449544411" calcext:value-type="float">
            <text:p>0.0742449544</text:p>
          </table:table-cell>
          <table:table-cell office:value-type="float" office:value="6.02553751096" calcext:value-type="float">
            <text:p>6.025537511</text:p>
          </table:table-cell>
          <table:table-cell office:value-type="float" office:value="5.96663906237" calcext:value-type="float">
            <text:p>5.9666390624</text:p>
          </table:table-cell>
          <table:table-cell office:value-type="float" office:value="6.09152000023" calcext:value-type="float">
            <text:p>6.0915200002</text:p>
          </table:table-cell>
          <table:table-cell office:value-type="float" office:value="0.0366419584914" calcext:value-type="float">
            <text:p>0.0366419585</text:p>
          </table:table-cell>
          <table:table-cell office:value-type="float" office:value="20125.7129" calcext:value-type="float">
            <text:p>20125.7129</text:p>
          </table:table-cell>
          <table:table-cell office:value-type="float" office:value="880.769" calcext:value-type="float">
            <text:p>880.769</text:p>
          </table:table-cell>
          <table:table-cell office:value-type="float" office:value="38089.4" calcext:value-type="float">
            <text:p>38089.4</text:p>
          </table:table-cell>
          <table:table-cell office:value-type="float" office:value="11581.3566259" calcext:value-type="float">
            <text:p>11581.3566259</text:p>
          </table:table-cell>
          <table:table-cell office:value-type="string" calcext:value-type="string">
            <text:p><text:s/>[6.347023778070892, 6.42709448627077, 6.3257104880239865, 6.457814478337138, 6.486767366639019, 6.3032253609682245, 6.409237215576144, 6.5566002489584, 6.406432841888731, 6.468844134910634] </text:p>
          </table:table-cell>
          <table:table-cell office:value-type="string" calcext:value-type="string">
            <text:p><text:s/>[6.068543692962695, 6.03789057721752, 5.973156471606671, 5.966639062371778, 6.009786122724578, 6.0915200002259695, 6.007527980186713, 6.0268431659237125, 6.032682219181656, 6.040785817239979] </text:p>
          </table:table-cell>
          <table:table-cell office:value-type="string" calcext:value-type="string">
            <text:p><text:s/>[3090.56, 31830.7, 28591.6, 880.769, 13506.3, 24598.8, 23805.1, 12676.9, 38089.4, 24187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4_0_1_noisefree_power</text:p>
          </table:table-cell>
          <table:table-cell table:formula="of:=IF(ISNUMBER(SEARCH(&quot;adadelta&quot;; [.A67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67])); &quot;complete&quot;; &quot;complete&quot;)" office:value-type="string" office:string-value="complete" calcext:value-type="string">
            <text:p>complete</text:p>
          </table:table-cell>
          <table:table-cell table:formula="of:=4" office:value-type="float" office:value="4" calcext:value-type="float">
            <text:p>4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isefree</text:p>
          </table:table-cell>
          <table:table-cell office:value-type="float" office:value="6.41887503996" calcext:value-type="float">
            <text:p>6.41887504</text:p>
          </table:table-cell>
          <table:table-cell office:value-type="float" office:value="6.30322536097" calcext:value-type="float">
            <text:p>6.303225361</text:p>
          </table:table-cell>
          <table:table-cell office:value-type="float" office:value="6.55660024896" calcext:value-type="float">
            <text:p>6.556600249</text:p>
          </table:table-cell>
          <table:table-cell office:value-type="float" office:value="0.0742449544411" calcext:value-type="float">
            <text:p>0.0742449544</text:p>
          </table:table-cell>
          <table:table-cell office:value-type="float" office:value="6.02553751096" calcext:value-type="float">
            <text:p>6.025537511</text:p>
          </table:table-cell>
          <table:table-cell office:value-type="float" office:value="5.96663906237" calcext:value-type="float">
            <text:p>5.9666390624</text:p>
          </table:table-cell>
          <table:table-cell office:value-type="float" office:value="6.09152000023" calcext:value-type="float">
            <text:p>6.0915200002</text:p>
          </table:table-cell>
          <table:table-cell office:value-type="float" office:value="0.0366419584914" calcext:value-type="float">
            <text:p>0.0366419585</text:p>
          </table:table-cell>
          <table:table-cell office:value-type="float" office:value="20125.7129" calcext:value-type="float">
            <text:p>20125.7129</text:p>
          </table:table-cell>
          <table:table-cell office:value-type="float" office:value="880.769" calcext:value-type="float">
            <text:p>880.769</text:p>
          </table:table-cell>
          <table:table-cell office:value-type="float" office:value="38089.4" calcext:value-type="float">
            <text:p>38089.4</text:p>
          </table:table-cell>
          <table:table-cell office:value-type="float" office:value="11581.3566259" calcext:value-type="float">
            <text:p>11581.3566259</text:p>
          </table:table-cell>
          <table:table-cell office:value-type="string" calcext:value-type="string">
            <text:p><text:s/>[6.347023778070892, 6.42709448627077, 6.3257104880239865, 6.457814478337138, 6.486767366639019, 6.3032253609682245, 6.409237215576144, 6.5566002489584, 6.406432841888731, 6.468844134910634] </text:p>
          </table:table-cell>
          <table:table-cell office:value-type="string" calcext:value-type="string">
            <text:p><text:s/>[6.068543692962695, 6.03789057721752, 5.973156471606671, 5.966639062371778, 6.009786122724578, 6.0915200002259695, 6.007527980186713, 6.0268431659237125, 6.032682219181656, 6.040785817239979] </text:p>
          </table:table-cell>
          <table:table-cell office:value-type="string" calcext:value-type="string">
            <text:p><text:s/>[3090.56, 31830.7, 28591.6, 880.769, 13506.3, 24598.8, 23805.1, 12676.9, 38089.4, 24187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4_0_5_noisefree_complete</text:p>
          </table:table-cell>
          <table:table-cell table:formula="of:=IF(ISNUMBER(SEARCH(&quot;adadelta&quot;; [.A68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68])); &quot;complete&quot;; &quot;complete&quot;)" office:value-type="string" office:string-value="complete" calcext:value-type="string">
            <text:p>complete</text:p>
          </table:table-cell>
          <table:table-cell table:formula="of:=4" office:value-type="float" office:value="4" calcext:value-type="float">
            <text:p>4</text:p>
          </table:table-cell>
          <table:table-cell table:formula="of:=0" office:value-type="float" office:value="0" calcext:value-type="float">
            <text:p>0</text:p>
          </table:table-cell>
          <table:table-cell table:formula="of:=5" office:value-type="float" office:value="5" calcext:value-type="float">
            <text:p>5</text:p>
          </table:table-cell>
          <table:table-cell office:value-type="string" calcext:value-type="string">
            <text:p>noisefree</text:p>
          </table:table-cell>
          <table:table-cell office:value-type="float" office:value="35.1372447363" calcext:value-type="float">
            <text:p>35.1372447363</text:p>
          </table:table-cell>
          <table:table-cell office:value-type="float" office:value="25.4936487445" calcext:value-type="float">
            <text:p>25.4936487445</text:p>
          </table:table-cell>
          <table:table-cell office:value-type="float" office:value="54.1137464994" calcext:value-type="float">
            <text:p>54.1137464994</text:p>
          </table:table-cell>
          <table:table-cell office:value-type="float" office:value="9.7782948181" calcext:value-type="float">
            <text:p>9.7782948181</text:p>
          </table:table-cell>
          <table:table-cell office:value-type="float" office:value="35.7336959848" calcext:value-type="float">
            <text:p>35.7336959848</text:p>
          </table:table-cell>
          <table:table-cell office:value-type="float" office:value="25.276991904" calcext:value-type="float">
            <text:p>25.276991904</text:p>
          </table:table-cell>
          <table:table-cell office:value-type="float" office:value="52.9438074585" calcext:value-type="float">
            <text:p>52.9438074585</text:p>
          </table:table-cell>
          <table:table-cell office:value-type="float" office:value="9.28979485441" calcext:value-type="float">
            <text:p>9.2897948544</text:p>
          </table:table-cell>
          <table:table-cell office:value-type="float" office:value="4.35637374283E+018" calcext:value-type="float">
            <text:p>4356373742830000000</text:p>
          </table:table-cell>
          <table:table-cell office:value-type="float" office:value="3676.43" calcext:value-type="float">
            <text:p>3676.43</text:p>
          </table:table-cell>
          <table:table-cell office:value-type="float" office:value="2.9101E+019" calcext:value-type="float">
            <text:p>29101000000000000000</text:p>
          </table:table-cell>
          <table:table-cell office:value-type="float" office:value="9.07036654629E+018" calcext:value-type="float">
            <text:p>9070366546290000000</text:p>
          </table:table-cell>
          <table:table-cell office:value-type="string" calcext:value-type="string">
            <text:p><text:s/>[32.36878208850002, 25.882215156080576, 37.53772073446655, 36.58866051472641, 25.4936487445347, 51.8942813227346, 26.10716556415307, 54.113746499445966, 30.609837621283923, 30.77638911659576] </text:p>
          </table:table-cell>
          <table:table-cell office:value-type="string" calcext:value-type="string">
            <text:p><text:s/>[33.13084757582878, 27.916070710715125, 38.11386993390726, 36.204650522576515, 25.276991903995608, 52.46898550575494, 27.214238953057276, 52.94380745853381, 30.680069936057325, 33.38742734707354] </text:p>
          </table:table-cell>
          <table:table-cell office:value-type="string" calcext:value-type="string">
            <text:p><text:s/>[3676.43, 10728300000000.0, 2.9101e+19, 5.78396e+16, 14612.2, 1.27677e+19, 2.18771e+16, 18537.5, 55524.4, 1.61531e+18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4_0_5_noisefree_power</text:p>
          </table:table-cell>
          <table:table-cell table:formula="of:=IF(ISNUMBER(SEARCH(&quot;adadelta&quot;; [.A69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69])); &quot;complete&quot;; &quot;complete&quot;)" office:value-type="string" office:string-value="complete" calcext:value-type="string">
            <text:p>complete</text:p>
          </table:table-cell>
          <table:table-cell table:formula="of:=4" office:value-type="float" office:value="4" calcext:value-type="float">
            <text:p>4</text:p>
          </table:table-cell>
          <table:table-cell table:formula="of:=0" office:value-type="float" office:value="0" calcext:value-type="float">
            <text:p>0</text:p>
          </table:table-cell>
          <table:table-cell table:formula="of:=5" office:value-type="float" office:value="5" calcext:value-type="float">
            <text:p>5</text:p>
          </table:table-cell>
          <table:table-cell office:value-type="string" calcext:value-type="string">
            <text:p>noisefree</text:p>
          </table:table-cell>
          <table:table-cell office:value-type="float" office:value="35.1372447363" calcext:value-type="float">
            <text:p>35.1372447363</text:p>
          </table:table-cell>
          <table:table-cell office:value-type="float" office:value="25.4936487445" calcext:value-type="float">
            <text:p>25.4936487445</text:p>
          </table:table-cell>
          <table:table-cell office:value-type="float" office:value="54.1137464994" calcext:value-type="float">
            <text:p>54.1137464994</text:p>
          </table:table-cell>
          <table:table-cell office:value-type="float" office:value="9.7782948181" calcext:value-type="float">
            <text:p>9.7782948181</text:p>
          </table:table-cell>
          <table:table-cell office:value-type="float" office:value="35.7336959848" calcext:value-type="float">
            <text:p>35.7336959848</text:p>
          </table:table-cell>
          <table:table-cell office:value-type="float" office:value="25.276991904" calcext:value-type="float">
            <text:p>25.276991904</text:p>
          </table:table-cell>
          <table:table-cell office:value-type="float" office:value="52.9438074585" calcext:value-type="float">
            <text:p>52.9438074585</text:p>
          </table:table-cell>
          <table:table-cell office:value-type="float" office:value="9.28979485441" calcext:value-type="float">
            <text:p>9.2897948544</text:p>
          </table:table-cell>
          <table:table-cell office:value-type="float" office:value="4.35637374283E+018" calcext:value-type="float">
            <text:p>4356373742830000000</text:p>
          </table:table-cell>
          <table:table-cell office:value-type="float" office:value="3676.43" calcext:value-type="float">
            <text:p>3676.43</text:p>
          </table:table-cell>
          <table:table-cell office:value-type="float" office:value="2.9101E+019" calcext:value-type="float">
            <text:p>29101000000000000000</text:p>
          </table:table-cell>
          <table:table-cell office:value-type="float" office:value="9.07036654629E+018" calcext:value-type="float">
            <text:p>9070366546290000000</text:p>
          </table:table-cell>
          <table:table-cell office:value-type="string" calcext:value-type="string">
            <text:p><text:s/>[32.36878208850002, 25.882215156080576, 37.53772073446655, 36.58866051472641, 25.4936487445347, 51.8942813227346, 26.10716556415307, 54.113746499445966, 30.609837621283923, 30.77638911659576] </text:p>
          </table:table-cell>
          <table:table-cell office:value-type="string" calcext:value-type="string">
            <text:p><text:s/>[33.13084757582878, 27.916070710715125, 38.11386993390726, 36.204650522576515, 25.276991903995608, 52.46898550575494, 27.214238953057276, 52.94380745853381, 30.680069936057325, 33.38742734707354] </text:p>
          </table:table-cell>
          <table:table-cell office:value-type="string" calcext:value-type="string">
            <text:p><text:s/>[3676.43, 10728300000000.0, 2.9101e+19, 5.78396e+16, 14612.2, 1.27677e+19, 2.18771e+16, 18537.5, 55524.4, 1.61531e+18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4_1_0.01_noisefree_complete</text:p>
          </table:table-cell>
          <table:table-cell table:formula="of:=IF(ISNUMBER(SEARCH(&quot;adadelta&quot;; [.A70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70])); &quot;complete&quot;; &quot;complete&quot;)" office:value-type="string" office:string-value="complete" calcext:value-type="string">
            <text:p>complete</text:p>
          </table:table-cell>
          <table:table-cell table:formula="of:=4" office:value-type="float" office:value="4" calcext:value-type="float">
            <text:p>4</text:p>
          </table:table-cell>
          <table:table-cell table:formula="of:=1" office:value-type="float" office:value="1" calcext:value-type="float">
            <text:p>1</text:p>
          </table:table-cell>
          <table:table-cell table:formula="of:=0.01" office:value-type="float" office:value="0.01" calcext:value-type="float">
            <text:p>0.01</text:p>
          </table:table-cell>
          <table:table-cell office:value-type="string" calcext:value-type="string">
            <text:p>noisefree</text:p>
          </table:table-cell>
          <table:table-cell office:value-type="float" office:value="35.1372447363" calcext:value-type="float">
            <text:p>35.1372447363</text:p>
          </table:table-cell>
          <table:table-cell office:value-type="float" office:value="25.4936487445" calcext:value-type="float">
            <text:p>25.4936487445</text:p>
          </table:table-cell>
          <table:table-cell office:value-type="float" office:value="54.1137464994" calcext:value-type="float">
            <text:p>54.1137464994</text:p>
          </table:table-cell>
          <table:table-cell office:value-type="float" office:value="9.7782948181" calcext:value-type="float">
            <text:p>9.7782948181</text:p>
          </table:table-cell>
          <table:table-cell office:value-type="float" office:value="35.7336959848" calcext:value-type="float">
            <text:p>35.7336959848</text:p>
          </table:table-cell>
          <table:table-cell office:value-type="float" office:value="25.276991904" calcext:value-type="float">
            <text:p>25.276991904</text:p>
          </table:table-cell>
          <table:table-cell office:value-type="float" office:value="52.9438074585" calcext:value-type="float">
            <text:p>52.9438074585</text:p>
          </table:table-cell>
          <table:table-cell office:value-type="float" office:value="9.28979485441" calcext:value-type="float">
            <text:p>9.2897948544</text:p>
          </table:table-cell>
          <table:table-cell office:value-type="float" office:value="4.35637374283E+018" calcext:value-type="float">
            <text:p>4356373742830000000</text:p>
          </table:table-cell>
          <table:table-cell office:value-type="float" office:value="3676.43" calcext:value-type="float">
            <text:p>3676.43</text:p>
          </table:table-cell>
          <table:table-cell office:value-type="float" office:value="2.9101E+019" calcext:value-type="float">
            <text:p>29101000000000000000</text:p>
          </table:table-cell>
          <table:table-cell office:value-type="float" office:value="9.07036654629E+018" calcext:value-type="float">
            <text:p>9070366546290000000</text:p>
          </table:table-cell>
          <table:table-cell office:value-type="string" calcext:value-type="string">
            <text:p><text:s/>[32.36878208850002, 25.882215156080576, 37.53772073446655, 36.58866051472641, 25.4936487445347, 51.8942813227346, 26.10716556415307, 54.113746499445966, 30.609837621283923, 30.77638911659576] </text:p>
          </table:table-cell>
          <table:table-cell office:value-type="string" calcext:value-type="string">
            <text:p><text:s/>[33.13084757582878, 27.916070710715125, 38.11386993390726, 36.204650522576515, 25.276991903995608, 52.46898550575494, 27.214238953057276, 52.94380745853381, 30.680069936057325, 33.38742734707354] </text:p>
          </table:table-cell>
          <table:table-cell office:value-type="string" calcext:value-type="string">
            <text:p><text:s/>[3676.43, 10728300000000.0, 2.9101e+19, 5.78396e+16, 14612.2, 1.27677e+19, 2.18771e+16, 18537.5, 55524.4, 1.61531e+18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4_1_0.01_noisefree_power</text:p>
          </table:table-cell>
          <table:table-cell table:formula="of:=IF(ISNUMBER(SEARCH(&quot;adadelta&quot;; [.A71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71])); &quot;complete&quot;; &quot;complete&quot;)" office:value-type="string" office:string-value="complete" calcext:value-type="string">
            <text:p>complete</text:p>
          </table:table-cell>
          <table:table-cell table:formula="of:=4" office:value-type="float" office:value="4" calcext:value-type="float">
            <text:p>4</text:p>
          </table:table-cell>
          <table:table-cell table:formula="of:=1" office:value-type="float" office:value="1" calcext:value-type="float">
            <text:p>1</text:p>
          </table:table-cell>
          <table:table-cell table:formula="of:=0.01" office:value-type="float" office:value="0.01" calcext:value-type="float">
            <text:p>0.01</text:p>
          </table:table-cell>
          <table:table-cell office:value-type="string" calcext:value-type="string">
            <text:p>noisefree</text:p>
          </table:table-cell>
          <table:table-cell office:value-type="float" office:value="35.1372447363" calcext:value-type="float">
            <text:p>35.1372447363</text:p>
          </table:table-cell>
          <table:table-cell office:value-type="float" office:value="25.4936487445" calcext:value-type="float">
            <text:p>25.4936487445</text:p>
          </table:table-cell>
          <table:table-cell office:value-type="float" office:value="54.1137464994" calcext:value-type="float">
            <text:p>54.1137464994</text:p>
          </table:table-cell>
          <table:table-cell office:value-type="float" office:value="9.7782948181" calcext:value-type="float">
            <text:p>9.7782948181</text:p>
          </table:table-cell>
          <table:table-cell office:value-type="float" office:value="35.7336959848" calcext:value-type="float">
            <text:p>35.7336959848</text:p>
          </table:table-cell>
          <table:table-cell office:value-type="float" office:value="25.276991904" calcext:value-type="float">
            <text:p>25.276991904</text:p>
          </table:table-cell>
          <table:table-cell office:value-type="float" office:value="52.9438074585" calcext:value-type="float">
            <text:p>52.9438074585</text:p>
          </table:table-cell>
          <table:table-cell office:value-type="float" office:value="9.28979485441" calcext:value-type="float">
            <text:p>9.2897948544</text:p>
          </table:table-cell>
          <table:table-cell office:value-type="float" office:value="4.35637374283E+018" calcext:value-type="float">
            <text:p>4356373742830000000</text:p>
          </table:table-cell>
          <table:table-cell office:value-type="float" office:value="3676.43" calcext:value-type="float">
            <text:p>3676.43</text:p>
          </table:table-cell>
          <table:table-cell office:value-type="float" office:value="2.9101E+019" calcext:value-type="float">
            <text:p>29101000000000000000</text:p>
          </table:table-cell>
          <table:table-cell office:value-type="float" office:value="9.07036654629E+018" calcext:value-type="float">
            <text:p>9070366546290000000</text:p>
          </table:table-cell>
          <table:table-cell office:value-type="string" calcext:value-type="string">
            <text:p><text:s/>[32.36878208850002, 25.882215156080576, 37.53772073446655, 36.58866051472641, 25.4936487445347, 51.8942813227346, 26.10716556415307, 54.113746499445966, 30.609837621283923, 30.77638911659576] </text:p>
          </table:table-cell>
          <table:table-cell office:value-type="string" calcext:value-type="string">
            <text:p><text:s/>[33.13084757582878, 27.916070710715125, 38.11386993390726, 36.204650522576515, 25.276991903995608, 52.46898550575494, 27.214238953057276, 52.94380745853381, 30.680069936057325, 33.38742734707354] </text:p>
          </table:table-cell>
          <table:table-cell office:value-type="string" calcext:value-type="string">
            <text:p><text:s/>[3676.43, 10728300000000.0, 2.9101e+19, 5.78396e+16, 14612.2, 1.27677e+19, 2.18771e+16, 18537.5, 55524.4, 1.61531e+18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4_1_0.1_noisefree_complete</text:p>
          </table:table-cell>
          <table:table-cell table:formula="of:=IF(ISNUMBER(SEARCH(&quot;adadelta&quot;; [.A72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72])); &quot;complete&quot;; &quot;complete&quot;)" office:value-type="string" office:string-value="complete" calcext:value-type="string">
            <text:p>complete</text:p>
          </table:table-cell>
          <table:table-cell table:formula="of:=4" office:value-type="float" office:value="4" calcext:value-type="float">
            <text:p>4</text:p>
          </table:table-cell>
          <table:table-cell table:formula="of:=1" office:value-type="float" office:value="1" calcext:value-type="float">
            <text:p>1</text:p>
          </table:table-cell>
          <table:table-cell table:formula="of:=0.1" office:value-type="float" office:value="0.1" calcext:value-type="float">
            <text:p>0.1</text:p>
          </table:table-cell>
          <table:table-cell office:value-type="string" calcext:value-type="string">
            <text:p>noisefree</text:p>
          </table:table-cell>
          <table:table-cell office:value-type="float" office:value="35.1372447363" calcext:value-type="float">
            <text:p>35.1372447363</text:p>
          </table:table-cell>
          <table:table-cell office:value-type="float" office:value="25.4936487445" calcext:value-type="float">
            <text:p>25.4936487445</text:p>
          </table:table-cell>
          <table:table-cell office:value-type="float" office:value="54.1137464994" calcext:value-type="float">
            <text:p>54.1137464994</text:p>
          </table:table-cell>
          <table:table-cell office:value-type="float" office:value="9.7782948181" calcext:value-type="float">
            <text:p>9.7782948181</text:p>
          </table:table-cell>
          <table:table-cell office:value-type="float" office:value="35.7336959848" calcext:value-type="float">
            <text:p>35.7336959848</text:p>
          </table:table-cell>
          <table:table-cell office:value-type="float" office:value="25.276991904" calcext:value-type="float">
            <text:p>25.276991904</text:p>
          </table:table-cell>
          <table:table-cell office:value-type="float" office:value="52.9438074585" calcext:value-type="float">
            <text:p>52.9438074585</text:p>
          </table:table-cell>
          <table:table-cell office:value-type="float" office:value="9.28979485441" calcext:value-type="float">
            <text:p>9.2897948544</text:p>
          </table:table-cell>
          <table:table-cell office:value-type="float" office:value="4.35637374283E+018" calcext:value-type="float">
            <text:p>4356373742830000000</text:p>
          </table:table-cell>
          <table:table-cell office:value-type="float" office:value="3676.43" calcext:value-type="float">
            <text:p>3676.43</text:p>
          </table:table-cell>
          <table:table-cell office:value-type="float" office:value="2.9101E+019" calcext:value-type="float">
            <text:p>29101000000000000000</text:p>
          </table:table-cell>
          <table:table-cell office:value-type="float" office:value="9.07036654629E+018" calcext:value-type="float">
            <text:p>9070366546290000000</text:p>
          </table:table-cell>
          <table:table-cell office:value-type="string" calcext:value-type="string">
            <text:p><text:s/>[32.36878208850002, 25.882215156080576, 37.53772073446655, 36.58866051472641, 25.4936487445347, 51.8942813227346, 26.10716556415307, 54.113746499445966, 30.609837621283923, 30.77638911659576] </text:p>
          </table:table-cell>
          <table:table-cell office:value-type="string" calcext:value-type="string">
            <text:p><text:s/>[33.13084757582878, 27.916070710715125, 38.11386993390726, 36.204650522576515, 25.276991903995608, 52.46898550575494, 27.214238953057276, 52.94380745853381, 30.680069936057325, 33.38742734707354] </text:p>
          </table:table-cell>
          <table:table-cell office:value-type="string" calcext:value-type="string">
            <text:p><text:s/>[3676.43, 10728300000000.0, 2.9101e+19, 5.78396e+16, 14612.2, 1.27677e+19, 2.18771e+16, 18537.5, 55524.4, 1.61531e+18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4_1_0.1_noisefree_power</text:p>
          </table:table-cell>
          <table:table-cell table:formula="of:=IF(ISNUMBER(SEARCH(&quot;adadelta&quot;; [.A73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73])); &quot;complete&quot;; &quot;complete&quot;)" office:value-type="string" office:string-value="complete" calcext:value-type="string">
            <text:p>complete</text:p>
          </table:table-cell>
          <table:table-cell table:formula="of:=4" office:value-type="float" office:value="4" calcext:value-type="float">
            <text:p>4</text:p>
          </table:table-cell>
          <table:table-cell table:formula="of:=1" office:value-type="float" office:value="1" calcext:value-type="float">
            <text:p>1</text:p>
          </table:table-cell>
          <table:table-cell table:formula="of:=0.1" office:value-type="float" office:value="0.1" calcext:value-type="float">
            <text:p>0.1</text:p>
          </table:table-cell>
          <table:table-cell office:value-type="string" calcext:value-type="string">
            <text:p>noisefree</text:p>
          </table:table-cell>
          <table:table-cell office:value-type="float" office:value="3.66572162768" calcext:value-type="float">
            <text:p>3.6657216277</text:p>
          </table:table-cell>
          <table:table-cell office:value-type="float" office:value="2.1653364052" calcext:value-type="float">
            <text:p>2.1653364052</text:p>
          </table:table-cell>
          <table:table-cell office:value-type="float" office:value="6.34988608482" calcext:value-type="float">
            <text:p>6.3498860848</text:p>
          </table:table-cell>
          <table:table-cell office:value-type="float" office:value="1.50334238066" calcext:value-type="float">
            <text:p>1.5033423807</text:p>
          </table:table-cell>
          <table:table-cell office:value-type="float" office:value="3.98314310951" calcext:value-type="float">
            <text:p>3.9831431095</text:p>
          </table:table-cell>
          <table:table-cell office:value-type="float" office:value="2.80077749161" calcext:value-type="float">
            <text:p>2.8007774916</text:p>
          </table:table-cell>
          <table:table-cell office:value-type="float" office:value="6.24802623956" calcext:value-type="float">
            <text:p>6.2480262396</text:p>
          </table:table-cell>
          <table:table-cell office:value-type="float" office:value="1.22338092489" calcext:value-type="float">
            <text:p>1.2233809249</text:p>
          </table:table-cell>
          <table:table-cell office:value-type="float" office:value="126.79103" calcext:value-type="float">
            <text:p>126.79103</text:p>
          </table:table-cell>
          <table:table-cell office:value-type="float" office:value="13.4033" calcext:value-type="float">
            <text:p>13.4033</text:p>
          </table:table-cell>
          <table:table-cell office:value-type="float" office:value="705.993" calcext:value-type="float">
            <text:p>705.993</text:p>
          </table:table-cell>
          <table:table-cell office:value-type="float" office:value="222.804938908" calcext:value-type="float">
            <text:p>222.804938908</text:p>
          </table:table-cell>
          <table:table-cell office:value-type="string" calcext:value-type="string">
            <text:p><text:s/>[5.756383060816065, 5.543404279026891, 6.34988608482329, 2.7770020001236833, 2.7548281236312286, 2.61959156150052, 2.185559385946703, 2.1653364052010935, 3.282572637627859, 3.222652738151219] </text:p>
          </table:table-cell>
          <table:table-cell office:value-type="string" calcext:value-type="string">
            <text:p><text:s/>[5.849974468222072, 5.298619506223639, 6.248026239560175, 3.297968125632954, 3.392485347462765, 3.3036747057004163, 2.800777491608309, 2.881756535984467, 3.36297860851108, 3.3951700662431548] </text:p>
          </table:table-cell>
          <table:table-cell office:value-type="string" calcext:value-type="string">
            <text:p><text:s/>[705.993, 25.3114, 393.698, 13.4033, 18.3961, 23.6152, 18.6425, 18.8318, 18.441, 31.578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4_1_1_noisefree_complete</text:p>
          </table:table-cell>
          <table:table-cell table:formula="of:=IF(ISNUMBER(SEARCH(&quot;adadelta&quot;; [.A74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74])); &quot;complete&quot;; &quot;complete&quot;)" office:value-type="string" office:string-value="complete" calcext:value-type="string">
            <text:p>complete</text:p>
          </table:table-cell>
          <table:table-cell table:formula="of:=4" office:value-type="float" office:value="4" calcext:value-type="float">
            <text:p>4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isefree</text:p>
          </table:table-cell>
          <table:table-cell office:value-type="float" office:value="3.66572162768" calcext:value-type="float">
            <text:p>3.6657216277</text:p>
          </table:table-cell>
          <table:table-cell office:value-type="float" office:value="2.1653364052" calcext:value-type="float">
            <text:p>2.1653364052</text:p>
          </table:table-cell>
          <table:table-cell office:value-type="float" office:value="6.34988608482" calcext:value-type="float">
            <text:p>6.3498860848</text:p>
          </table:table-cell>
          <table:table-cell office:value-type="float" office:value="1.50334238066" calcext:value-type="float">
            <text:p>1.5033423807</text:p>
          </table:table-cell>
          <table:table-cell office:value-type="float" office:value="3.98314310951" calcext:value-type="float">
            <text:p>3.9831431095</text:p>
          </table:table-cell>
          <table:table-cell office:value-type="float" office:value="2.80077749161" calcext:value-type="float">
            <text:p>2.8007774916</text:p>
          </table:table-cell>
          <table:table-cell office:value-type="float" office:value="6.24802623956" calcext:value-type="float">
            <text:p>6.2480262396</text:p>
          </table:table-cell>
          <table:table-cell office:value-type="float" office:value="1.22338092489" calcext:value-type="float">
            <text:p>1.2233809249</text:p>
          </table:table-cell>
          <table:table-cell office:value-type="float" office:value="126.79103" calcext:value-type="float">
            <text:p>126.79103</text:p>
          </table:table-cell>
          <table:table-cell office:value-type="float" office:value="13.4033" calcext:value-type="float">
            <text:p>13.4033</text:p>
          </table:table-cell>
          <table:table-cell office:value-type="float" office:value="705.993" calcext:value-type="float">
            <text:p>705.993</text:p>
          </table:table-cell>
          <table:table-cell office:value-type="float" office:value="222.804938908" calcext:value-type="float">
            <text:p>222.804938908</text:p>
          </table:table-cell>
          <table:table-cell office:value-type="string" calcext:value-type="string">
            <text:p><text:s/>[5.756383060816065, 5.543404279026891, 6.34988608482329, 2.7770020001236833, 2.7548281236312286, 2.61959156150052, 2.185559385946703, 2.1653364052010935, 3.282572637627859, 3.222652738151219] </text:p>
          </table:table-cell>
          <table:table-cell office:value-type="string" calcext:value-type="string">
            <text:p><text:s/>[5.849974468222072, 5.298619506223639, 6.248026239560175, 3.297968125632954, 3.392485347462765, 3.3036747057004163, 2.800777491608309, 2.881756535984467, 3.36297860851108, 3.3951700662431548] </text:p>
          </table:table-cell>
          <table:table-cell office:value-type="string" calcext:value-type="string">
            <text:p><text:s/>[705.993, 25.3114, 393.698, 13.4033, 18.3961, 23.6152, 18.6425, 18.8318, 18.441, 31.578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4_1_1_noisefree_power</text:p>
          </table:table-cell>
          <table:table-cell table:formula="of:=IF(ISNUMBER(SEARCH(&quot;adadelta&quot;; [.A75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75])); &quot;complete&quot;; &quot;complete&quot;)" office:value-type="string" office:string-value="complete" calcext:value-type="string">
            <text:p>complete</text:p>
          </table:table-cell>
          <table:table-cell table:formula="of:=4" office:value-type="float" office:value="4" calcext:value-type="float">
            <text:p>4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isefree</text:p>
          </table:table-cell>
          <table:table-cell office:value-type="float" office:value="3.66572162768" calcext:value-type="float">
            <text:p>3.6657216277</text:p>
          </table:table-cell>
          <table:table-cell office:value-type="float" office:value="2.1653364052" calcext:value-type="float">
            <text:p>2.1653364052</text:p>
          </table:table-cell>
          <table:table-cell office:value-type="float" office:value="6.34988608482" calcext:value-type="float">
            <text:p>6.3498860848</text:p>
          </table:table-cell>
          <table:table-cell office:value-type="float" office:value="1.50334238066" calcext:value-type="float">
            <text:p>1.5033423807</text:p>
          </table:table-cell>
          <table:table-cell office:value-type="float" office:value="3.98314310951" calcext:value-type="float">
            <text:p>3.9831431095</text:p>
          </table:table-cell>
          <table:table-cell office:value-type="float" office:value="2.80077749161" calcext:value-type="float">
            <text:p>2.8007774916</text:p>
          </table:table-cell>
          <table:table-cell office:value-type="float" office:value="6.24802623956" calcext:value-type="float">
            <text:p>6.2480262396</text:p>
          </table:table-cell>
          <table:table-cell office:value-type="float" office:value="1.22338092489" calcext:value-type="float">
            <text:p>1.2233809249</text:p>
          </table:table-cell>
          <table:table-cell office:value-type="float" office:value="126.79103" calcext:value-type="float">
            <text:p>126.79103</text:p>
          </table:table-cell>
          <table:table-cell office:value-type="float" office:value="13.4033" calcext:value-type="float">
            <text:p>13.4033</text:p>
          </table:table-cell>
          <table:table-cell office:value-type="float" office:value="705.993" calcext:value-type="float">
            <text:p>705.993</text:p>
          </table:table-cell>
          <table:table-cell office:value-type="float" office:value="222.804938908" calcext:value-type="float">
            <text:p>222.804938908</text:p>
          </table:table-cell>
          <table:table-cell office:value-type="string" calcext:value-type="string">
            <text:p><text:s/>[5.756383060816065, 5.543404279026891, 6.34988608482329, 2.7770020001236833, 2.7548281236312286, 2.61959156150052, 2.185559385946703, 2.1653364052010935, 3.282572637627859, 3.222652738151219] </text:p>
          </table:table-cell>
          <table:table-cell office:value-type="string" calcext:value-type="string">
            <text:p><text:s/>[5.849974468222072, 5.298619506223639, 6.248026239560175, 3.297968125632954, 3.392485347462765, 3.3036747057004163, 2.800777491608309, 2.881756535984467, 3.36297860851108, 3.3951700662431548] </text:p>
          </table:table-cell>
          <table:table-cell office:value-type="string" calcext:value-type="string">
            <text:p><text:s/>[705.993, 25.3114, 393.698, 13.4033, 18.3961, 23.6152, 18.6425, 18.8318, 18.441, 31.578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4_1_5_noisefree_complete</text:p>
          </table:table-cell>
          <table:table-cell table:formula="of:=IF(ISNUMBER(SEARCH(&quot;adadelta&quot;; [.A76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76])); &quot;complete&quot;; &quot;complete&quot;)" office:value-type="string" office:string-value="complete" calcext:value-type="string">
            <text:p>complete</text:p>
          </table:table-cell>
          <table:table-cell table:formula="of:=4" office:value-type="float" office:value="4" calcext:value-type="float">
            <text:p>4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office:value-type="string" calcext:value-type="string">
            <text:p>noisefree</text:p>
          </table:table-cell>
          <table:table-cell office:value-type="float" office:value="3.66572162768" calcext:value-type="float">
            <text:p>3.6657216277</text:p>
          </table:table-cell>
          <table:table-cell office:value-type="float" office:value="2.1653364052" calcext:value-type="float">
            <text:p>2.1653364052</text:p>
          </table:table-cell>
          <table:table-cell office:value-type="float" office:value="6.34988608482" calcext:value-type="float">
            <text:p>6.3498860848</text:p>
          </table:table-cell>
          <table:table-cell office:value-type="float" office:value="1.50334238066" calcext:value-type="float">
            <text:p>1.5033423807</text:p>
          </table:table-cell>
          <table:table-cell office:value-type="float" office:value="3.98314310951" calcext:value-type="float">
            <text:p>3.9831431095</text:p>
          </table:table-cell>
          <table:table-cell office:value-type="float" office:value="2.80077749161" calcext:value-type="float">
            <text:p>2.8007774916</text:p>
          </table:table-cell>
          <table:table-cell office:value-type="float" office:value="6.24802623956" calcext:value-type="float">
            <text:p>6.2480262396</text:p>
          </table:table-cell>
          <table:table-cell office:value-type="float" office:value="1.22338092489" calcext:value-type="float">
            <text:p>1.2233809249</text:p>
          </table:table-cell>
          <table:table-cell office:value-type="float" office:value="126.79103" calcext:value-type="float">
            <text:p>126.79103</text:p>
          </table:table-cell>
          <table:table-cell office:value-type="float" office:value="13.4033" calcext:value-type="float">
            <text:p>13.4033</text:p>
          </table:table-cell>
          <table:table-cell office:value-type="float" office:value="705.993" calcext:value-type="float">
            <text:p>705.993</text:p>
          </table:table-cell>
          <table:table-cell office:value-type="float" office:value="222.804938908" calcext:value-type="float">
            <text:p>222.804938908</text:p>
          </table:table-cell>
          <table:table-cell office:value-type="string" calcext:value-type="string">
            <text:p><text:s/>[5.756383060816065, 5.543404279026891, 6.34988608482329, 2.7770020001236833, 2.7548281236312286, 2.61959156150052, 2.185559385946703, 2.1653364052010935, 3.282572637627859, 3.222652738151219] </text:p>
          </table:table-cell>
          <table:table-cell office:value-type="string" calcext:value-type="string">
            <text:p><text:s/>[5.849974468222072, 5.298619506223639, 6.248026239560175, 3.297968125632954, 3.392485347462765, 3.3036747057004163, 2.800777491608309, 2.881756535984467, 3.36297860851108, 3.3951700662431548] </text:p>
          </table:table-cell>
          <table:table-cell office:value-type="string" calcext:value-type="string">
            <text:p><text:s/>[705.993, 25.3114, 393.698, 13.4033, 18.3961, 23.6152, 18.6425, 18.8318, 18.441, 31.578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4_1_5_noisefree_power</text:p>
          </table:table-cell>
          <table:table-cell table:formula="of:=IF(ISNUMBER(SEARCH(&quot;adadelta&quot;; [.A77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77])); &quot;complete&quot;; &quot;complete&quot;)" office:value-type="string" office:string-value="complete" calcext:value-type="string">
            <text:p>complete</text:p>
          </table:table-cell>
          <table:table-cell table:formula="of:=4" office:value-type="float" office:value="4" calcext:value-type="float">
            <text:p>4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office:value-type="string" calcext:value-type="string">
            <text:p>noisefree</text:p>
          </table:table-cell>
          <table:table-cell office:value-type="float" office:value="3.66572162768" calcext:value-type="float">
            <text:p>3.6657216277</text:p>
          </table:table-cell>
          <table:table-cell office:value-type="float" office:value="2.1653364052" calcext:value-type="float">
            <text:p>2.1653364052</text:p>
          </table:table-cell>
          <table:table-cell office:value-type="float" office:value="6.34988608482" calcext:value-type="float">
            <text:p>6.3498860848</text:p>
          </table:table-cell>
          <table:table-cell office:value-type="float" office:value="1.50334238066" calcext:value-type="float">
            <text:p>1.5033423807</text:p>
          </table:table-cell>
          <table:table-cell office:value-type="float" office:value="3.98314310951" calcext:value-type="float">
            <text:p>3.9831431095</text:p>
          </table:table-cell>
          <table:table-cell office:value-type="float" office:value="2.80077749161" calcext:value-type="float">
            <text:p>2.8007774916</text:p>
          </table:table-cell>
          <table:table-cell office:value-type="float" office:value="6.24802623956" calcext:value-type="float">
            <text:p>6.2480262396</text:p>
          </table:table-cell>
          <table:table-cell office:value-type="float" office:value="1.22338092489" calcext:value-type="float">
            <text:p>1.2233809249</text:p>
          </table:table-cell>
          <table:table-cell office:value-type="float" office:value="126.79103" calcext:value-type="float">
            <text:p>126.79103</text:p>
          </table:table-cell>
          <table:table-cell office:value-type="float" office:value="13.4033" calcext:value-type="float">
            <text:p>13.4033</text:p>
          </table:table-cell>
          <table:table-cell office:value-type="float" office:value="705.993" calcext:value-type="float">
            <text:p>705.993</text:p>
          </table:table-cell>
          <table:table-cell office:value-type="float" office:value="222.804938908" calcext:value-type="float">
            <text:p>222.804938908</text:p>
          </table:table-cell>
          <table:table-cell office:value-type="string" calcext:value-type="string">
            <text:p><text:s/>[5.756383060816065, 5.543404279026891, 6.34988608482329, 2.7770020001236833, 2.7548281236312286, 2.61959156150052, 2.185559385946703, 2.1653364052010935, 3.282572637627859, 3.222652738151219] </text:p>
          </table:table-cell>
          <table:table-cell office:value-type="string" calcext:value-type="string">
            <text:p><text:s/>[5.849974468222072, 5.298619506223639, 6.248026239560175, 3.297968125632954, 3.392485347462765, 3.3036747057004163, 2.800777491608309, 2.881756535984467, 3.36297860851108, 3.3951700662431548] </text:p>
          </table:table-cell>
          <table:table-cell office:value-type="string" calcext:value-type="string">
            <text:p><text:s/>[705.993, 25.3114, 393.698, 13.4033, 18.3961, 23.6152, 18.6425, 18.8318, 18.441, 31.578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4_2_0.01_noisefree_complete</text:p>
          </table:table-cell>
          <table:table-cell table:formula="of:=IF(ISNUMBER(SEARCH(&quot;adadelta&quot;; [.A78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78])); &quot;complete&quot;; &quot;complete&quot;)" office:value-type="string" office:string-value="complete" calcext:value-type="string">
            <text:p>complete</text:p>
          </table:table-cell>
          <table:table-cell table:formula="of:=4" office:value-type="float" office:value="4" calcext:value-type="float">
            <text:p>4</text:p>
          </table:table-cell>
          <table:table-cell table:formula="of:=2" office:value-type="float" office:value="2" calcext:value-type="float">
            <text:p>2</text:p>
          </table:table-cell>
          <table:table-cell table:formula="of:=0.01" office:value-type="float" office:value="0.01" calcext:value-type="float">
            <text:p>0.01</text:p>
          </table:table-cell>
          <table:table-cell office:value-type="string" calcext:value-type="string">
            <text:p>noisefree</text:p>
          </table:table-cell>
          <table:table-cell office:value-type="float" office:value="3.66572162768" calcext:value-type="float">
            <text:p>3.6657216277</text:p>
          </table:table-cell>
          <table:table-cell office:value-type="float" office:value="2.1653364052" calcext:value-type="float">
            <text:p>2.1653364052</text:p>
          </table:table-cell>
          <table:table-cell office:value-type="float" office:value="6.34988608482" calcext:value-type="float">
            <text:p>6.3498860848</text:p>
          </table:table-cell>
          <table:table-cell office:value-type="float" office:value="1.50334238066" calcext:value-type="float">
            <text:p>1.5033423807</text:p>
          </table:table-cell>
          <table:table-cell office:value-type="float" office:value="3.98314310951" calcext:value-type="float">
            <text:p>3.9831431095</text:p>
          </table:table-cell>
          <table:table-cell office:value-type="float" office:value="2.80077749161" calcext:value-type="float">
            <text:p>2.8007774916</text:p>
          </table:table-cell>
          <table:table-cell office:value-type="float" office:value="6.24802623956" calcext:value-type="float">
            <text:p>6.2480262396</text:p>
          </table:table-cell>
          <table:table-cell office:value-type="float" office:value="1.22338092489" calcext:value-type="float">
            <text:p>1.2233809249</text:p>
          </table:table-cell>
          <table:table-cell office:value-type="float" office:value="126.79103" calcext:value-type="float">
            <text:p>126.79103</text:p>
          </table:table-cell>
          <table:table-cell office:value-type="float" office:value="13.4033" calcext:value-type="float">
            <text:p>13.4033</text:p>
          </table:table-cell>
          <table:table-cell office:value-type="float" office:value="705.993" calcext:value-type="float">
            <text:p>705.993</text:p>
          </table:table-cell>
          <table:table-cell office:value-type="float" office:value="222.804938908" calcext:value-type="float">
            <text:p>222.804938908</text:p>
          </table:table-cell>
          <table:table-cell office:value-type="string" calcext:value-type="string">
            <text:p><text:s/>[5.756383060816065, 5.543404279026891, 6.34988608482329, 2.7770020001236833, 2.7548281236312286, 2.61959156150052, 2.185559385946703, 2.1653364052010935, 3.282572637627859, 3.222652738151219] </text:p>
          </table:table-cell>
          <table:table-cell office:value-type="string" calcext:value-type="string">
            <text:p><text:s/>[5.849974468222072, 5.298619506223639, 6.248026239560175, 3.297968125632954, 3.392485347462765, 3.3036747057004163, 2.800777491608309, 2.881756535984467, 3.36297860851108, 3.3951700662431548] </text:p>
          </table:table-cell>
          <table:table-cell office:value-type="string" calcext:value-type="string">
            <text:p><text:s/>[705.993, 25.3114, 393.698, 13.4033, 18.3961, 23.6152, 18.6425, 18.8318, 18.441, 31.578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4_2_0.01_noisefree_power</text:p>
          </table:table-cell>
          <table:table-cell table:formula="of:=IF(ISNUMBER(SEARCH(&quot;adadelta&quot;; [.A79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79])); &quot;complete&quot;; &quot;complete&quot;)" office:value-type="string" office:string-value="complete" calcext:value-type="string">
            <text:p>complete</text:p>
          </table:table-cell>
          <table:table-cell table:formula="of:=4" office:value-type="float" office:value="4" calcext:value-type="float">
            <text:p>4</text:p>
          </table:table-cell>
          <table:table-cell table:formula="of:=2" office:value-type="float" office:value="2" calcext:value-type="float">
            <text:p>2</text:p>
          </table:table-cell>
          <table:table-cell table:formula="of:=0.01" office:value-type="float" office:value="0.01" calcext:value-type="float">
            <text:p>0.01</text:p>
          </table:table-cell>
          <table:table-cell office:value-type="string" calcext:value-type="string">
            <text:p>noisefree</text:p>
          </table:table-cell>
          <table:table-cell office:value-type="float" office:value="3.32352880982" calcext:value-type="float">
            <text:p>3.3235288098</text:p>
          </table:table-cell>
          <table:table-cell office:value-type="float" office:value="1.82408267329" calcext:value-type="float">
            <text:p>1.8240826733</text:p>
          </table:table-cell>
          <table:table-cell office:value-type="float" office:value="5.99507002257" calcext:value-type="float">
            <text:p>5.9950700226</text:p>
          </table:table-cell>
          <table:table-cell office:value-type="float" office:value="0.985101862559" calcext:value-type="float">
            <text:p>0.9851018626</text:p>
          </table:table-cell>
          <table:table-cell office:value-type="float" office:value="3.52360355685" calcext:value-type="float">
            <text:p>3.5236035569</text:p>
          </table:table-cell>
          <table:table-cell office:value-type="float" office:value="2.78580373066" calcext:value-type="float">
            <text:p>2.7858037307</text:p>
          </table:table-cell>
          <table:table-cell office:value-type="float" office:value="5.92369876576" calcext:value-type="float">
            <text:p>5.9236987658</text:p>
          </table:table-cell>
          <table:table-cell office:value-type="float" office:value="0.816219559675" calcext:value-type="float">
            <text:p>0.8162195597</text:p>
          </table:table-cell>
          <table:table-cell office:value-type="float" office:value="117.66392792" calcext:value-type="float">
            <text:p>117.66392792</text:p>
          </table:table-cell>
          <table:table-cell office:value-type="float" office:value="0.0449595" calcext:value-type="float">
            <text:p>0.0449595</text:p>
          </table:table-cell>
          <table:table-cell office:value-type="float" office:value="393.963" calcext:value-type="float">
            <text:p>393.963</text:p>
          </table:table-cell>
          <table:table-cell office:value-type="float" office:value="107.140229607" calcext:value-type="float">
            <text:p>107.140229607</text:p>
          </table:table-cell>
          <table:table-cell office:value-type="string" calcext:value-type="string">
            <text:p><text:s/>[1.8240826732865327, 2.869241794759672, 5.995070022570413, 3.171292593434597, 3.197597558559438, 3.133789783032329, 3.386706814153521, 3.2017235607494183, 3.216653758417032, 3.239129539212094] </text:p>
          </table:table-cell>
          <table:table-cell office:value-type="string" calcext:value-type="string">
            <text:p><text:s/>[2.785803730664482, 3.2671024421336576, 5.923698765764715, 3.3135437801805376, 3.32588417995956, 3.295118534171087, 3.406124602100441, 3.2869083223384763, 3.311706028852564, 3.3201451823371144] </text:p>
          </table:table-cell>
          <table:table-cell office:value-type="string" calcext:value-type="string">
            <text:p><text:s/>[0.0472197, 0.0449595, 393.963, 54.3861, 121.186, 101.629, 190.757, 94.5466, 94.0034, 126.076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4_2_0.1_noisefree_complete</text:p>
          </table:table-cell>
          <table:table-cell table:formula="of:=IF(ISNUMBER(SEARCH(&quot;adadelta&quot;; [.A80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80])); &quot;complete&quot;; &quot;complete&quot;)" office:value-type="string" office:string-value="complete" calcext:value-type="string">
            <text:p>complete</text:p>
          </table:table-cell>
          <table:table-cell table:formula="of:=4" office:value-type="float" office:value="4" calcext:value-type="float">
            <text:p>4</text:p>
          </table:table-cell>
          <table:table-cell table:formula="of:=2" office:value-type="float" office:value="2" calcext:value-type="float">
            <text:p>2</text:p>
          </table:table-cell>
          <table:table-cell table:formula="of:=0.1" office:value-type="float" office:value="0.1" calcext:value-type="float">
            <text:p>0.1</text:p>
          </table:table-cell>
          <table:table-cell office:value-type="string" calcext:value-type="string">
            <text:p>noisefree</text:p>
          </table:table-cell>
          <table:table-cell office:value-type="float" office:value="3.32352880982" calcext:value-type="float">
            <text:p>3.3235288098</text:p>
          </table:table-cell>
          <table:table-cell office:value-type="float" office:value="1.82408267329" calcext:value-type="float">
            <text:p>1.8240826733</text:p>
          </table:table-cell>
          <table:table-cell office:value-type="float" office:value="5.99507002257" calcext:value-type="float">
            <text:p>5.9950700226</text:p>
          </table:table-cell>
          <table:table-cell office:value-type="float" office:value="0.985101862559" calcext:value-type="float">
            <text:p>0.9851018626</text:p>
          </table:table-cell>
          <table:table-cell office:value-type="float" office:value="3.52360355685" calcext:value-type="float">
            <text:p>3.5236035569</text:p>
          </table:table-cell>
          <table:table-cell office:value-type="float" office:value="2.78580373066" calcext:value-type="float">
            <text:p>2.7858037307</text:p>
          </table:table-cell>
          <table:table-cell office:value-type="float" office:value="5.92369876576" calcext:value-type="float">
            <text:p>5.9236987658</text:p>
          </table:table-cell>
          <table:table-cell office:value-type="float" office:value="0.816219559675" calcext:value-type="float">
            <text:p>0.8162195597</text:p>
          </table:table-cell>
          <table:table-cell office:value-type="float" office:value="117.66392792" calcext:value-type="float">
            <text:p>117.66392792</text:p>
          </table:table-cell>
          <table:table-cell office:value-type="float" office:value="0.0449595" calcext:value-type="float">
            <text:p>0.0449595</text:p>
          </table:table-cell>
          <table:table-cell office:value-type="float" office:value="393.963" calcext:value-type="float">
            <text:p>393.963</text:p>
          </table:table-cell>
          <table:table-cell office:value-type="float" office:value="107.140229607" calcext:value-type="float">
            <text:p>107.140229607</text:p>
          </table:table-cell>
          <table:table-cell office:value-type="string" calcext:value-type="string">
            <text:p><text:s/>[1.8240826732865327, 2.869241794759672, 5.995070022570413, 3.171292593434597, 3.197597558559438, 3.133789783032329, 3.386706814153521, 3.2017235607494183, 3.216653758417032, 3.239129539212094] </text:p>
          </table:table-cell>
          <table:table-cell office:value-type="string" calcext:value-type="string">
            <text:p><text:s/>[2.785803730664482, 3.2671024421336576, 5.923698765764715, 3.3135437801805376, 3.32588417995956, 3.295118534171087, 3.406124602100441, 3.2869083223384763, 3.311706028852564, 3.3201451823371144] </text:p>
          </table:table-cell>
          <table:table-cell office:value-type="string" calcext:value-type="string">
            <text:p><text:s/>[0.0472197, 0.0449595, 393.963, 54.3861, 121.186, 101.629, 190.757, 94.5466, 94.0034, 126.076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4_2_0.1_noisefree_power</text:p>
          </table:table-cell>
          <table:table-cell table:formula="of:=IF(ISNUMBER(SEARCH(&quot;adadelta&quot;; [.A81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81])); &quot;complete&quot;; &quot;complete&quot;)" office:value-type="string" office:string-value="complete" calcext:value-type="string">
            <text:p>complete</text:p>
          </table:table-cell>
          <table:table-cell table:formula="of:=4" office:value-type="float" office:value="4" calcext:value-type="float">
            <text:p>4</text:p>
          </table:table-cell>
          <table:table-cell table:formula="of:=2" office:value-type="float" office:value="2" calcext:value-type="float">
            <text:p>2</text:p>
          </table:table-cell>
          <table:table-cell table:formula="of:=0.1" office:value-type="float" office:value="0.1" calcext:value-type="float">
            <text:p>0.1</text:p>
          </table:table-cell>
          <table:table-cell office:value-type="string" calcext:value-type="string">
            <text:p>noisefree</text:p>
          </table:table-cell>
          <table:table-cell office:value-type="float" office:value="3.32352880982" calcext:value-type="float">
            <text:p>3.3235288098</text:p>
          </table:table-cell>
          <table:table-cell office:value-type="float" office:value="1.82408267329" calcext:value-type="float">
            <text:p>1.8240826733</text:p>
          </table:table-cell>
          <table:table-cell office:value-type="float" office:value="5.99507002257" calcext:value-type="float">
            <text:p>5.9950700226</text:p>
          </table:table-cell>
          <table:table-cell office:value-type="float" office:value="0.985101862559" calcext:value-type="float">
            <text:p>0.9851018626</text:p>
          </table:table-cell>
          <table:table-cell office:value-type="float" office:value="3.52360355685" calcext:value-type="float">
            <text:p>3.5236035569</text:p>
          </table:table-cell>
          <table:table-cell office:value-type="float" office:value="2.78580373066" calcext:value-type="float">
            <text:p>2.7858037307</text:p>
          </table:table-cell>
          <table:table-cell office:value-type="float" office:value="5.92369876576" calcext:value-type="float">
            <text:p>5.9236987658</text:p>
          </table:table-cell>
          <table:table-cell office:value-type="float" office:value="0.816219559675" calcext:value-type="float">
            <text:p>0.8162195597</text:p>
          </table:table-cell>
          <table:table-cell office:value-type="float" office:value="117.66392792" calcext:value-type="float">
            <text:p>117.66392792</text:p>
          </table:table-cell>
          <table:table-cell office:value-type="float" office:value="0.0449595" calcext:value-type="float">
            <text:p>0.0449595</text:p>
          </table:table-cell>
          <table:table-cell office:value-type="float" office:value="393.963" calcext:value-type="float">
            <text:p>393.963</text:p>
          </table:table-cell>
          <table:table-cell office:value-type="float" office:value="107.140229607" calcext:value-type="float">
            <text:p>107.140229607</text:p>
          </table:table-cell>
          <table:table-cell office:value-type="string" calcext:value-type="string">
            <text:p><text:s/>[1.8240826732865327, 2.869241794759672, 5.995070022570413, 3.171292593434597, 3.197597558559438, 3.133789783032329, 3.386706814153521, 3.2017235607494183, 3.216653758417032, 3.239129539212094] </text:p>
          </table:table-cell>
          <table:table-cell office:value-type="string" calcext:value-type="string">
            <text:p><text:s/>[2.785803730664482, 3.2671024421336576, 5.923698765764715, 3.3135437801805376, 3.32588417995956, 3.295118534171087, 3.406124602100441, 3.2869083223384763, 3.311706028852564, 3.3201451823371144] </text:p>
          </table:table-cell>
          <table:table-cell office:value-type="string" calcext:value-type="string">
            <text:p><text:s/>[0.0472197, 0.0449595, 393.963, 54.3861, 121.186, 101.629, 190.757, 94.5466, 94.0034, 126.076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4_2_1_noisefree_complete</text:p>
          </table:table-cell>
          <table:table-cell table:formula="of:=IF(ISNUMBER(SEARCH(&quot;adadelta&quot;; [.A82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82])); &quot;complete&quot;; &quot;complete&quot;)" office:value-type="string" office:string-value="complete" calcext:value-type="string">
            <text:p>complete</text:p>
          </table:table-cell>
          <table:table-cell table:formula="of:=4" office:value-type="float" office:value="4" calcext:value-type="float">
            <text:p>4</text:p>
          </table:table-cell>
          <table:table-cell table:formula="of:=2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isefree</text:p>
          </table:table-cell>
          <table:table-cell office:value-type="float" office:value="3.32352880982" calcext:value-type="float">
            <text:p>3.3235288098</text:p>
          </table:table-cell>
          <table:table-cell office:value-type="float" office:value="1.82408267329" calcext:value-type="float">
            <text:p>1.8240826733</text:p>
          </table:table-cell>
          <table:table-cell office:value-type="float" office:value="5.99507002257" calcext:value-type="float">
            <text:p>5.9950700226</text:p>
          </table:table-cell>
          <table:table-cell office:value-type="float" office:value="0.985101862559" calcext:value-type="float">
            <text:p>0.9851018626</text:p>
          </table:table-cell>
          <table:table-cell office:value-type="float" office:value="3.52360355685" calcext:value-type="float">
            <text:p>3.5236035569</text:p>
          </table:table-cell>
          <table:table-cell office:value-type="float" office:value="2.78580373066" calcext:value-type="float">
            <text:p>2.7858037307</text:p>
          </table:table-cell>
          <table:table-cell office:value-type="float" office:value="5.92369876576" calcext:value-type="float">
            <text:p>5.9236987658</text:p>
          </table:table-cell>
          <table:table-cell office:value-type="float" office:value="0.816219559675" calcext:value-type="float">
            <text:p>0.8162195597</text:p>
          </table:table-cell>
          <table:table-cell office:value-type="float" office:value="117.66392792" calcext:value-type="float">
            <text:p>117.66392792</text:p>
          </table:table-cell>
          <table:table-cell office:value-type="float" office:value="0.0449595" calcext:value-type="float">
            <text:p>0.0449595</text:p>
          </table:table-cell>
          <table:table-cell office:value-type="float" office:value="393.963" calcext:value-type="float">
            <text:p>393.963</text:p>
          </table:table-cell>
          <table:table-cell office:value-type="float" office:value="107.140229607" calcext:value-type="float">
            <text:p>107.140229607</text:p>
          </table:table-cell>
          <table:table-cell office:value-type="string" calcext:value-type="string">
            <text:p><text:s/>[1.8240826732865327, 2.869241794759672, 5.995070022570413, 3.171292593434597, 3.197597558559438, 3.133789783032329, 3.386706814153521, 3.2017235607494183, 3.216653758417032, 3.239129539212094] </text:p>
          </table:table-cell>
          <table:table-cell office:value-type="string" calcext:value-type="string">
            <text:p><text:s/>[2.785803730664482, 3.2671024421336576, 5.923698765764715, 3.3135437801805376, 3.32588417995956, 3.295118534171087, 3.406124602100441, 3.2869083223384763, 3.311706028852564, 3.3201451823371144] </text:p>
          </table:table-cell>
          <table:table-cell office:value-type="string" calcext:value-type="string">
            <text:p><text:s/>[0.0472197, 0.0449595, 393.963, 54.3861, 121.186, 101.629, 190.757, 94.5466, 94.0034, 126.076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4_2_1_noisefree_power</text:p>
          </table:table-cell>
          <table:table-cell table:formula="of:=IF(ISNUMBER(SEARCH(&quot;adadelta&quot;; [.A83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83])); &quot;complete&quot;; &quot;complete&quot;)" office:value-type="string" office:string-value="complete" calcext:value-type="string">
            <text:p>complete</text:p>
          </table:table-cell>
          <table:table-cell table:formula="of:=4" office:value-type="float" office:value="4" calcext:value-type="float">
            <text:p>4</text:p>
          </table:table-cell>
          <table:table-cell table:formula="of:=2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isefree</text:p>
          </table:table-cell>
          <table:table-cell office:value-type="float" office:value="3.32352880982" calcext:value-type="float">
            <text:p>3.3235288098</text:p>
          </table:table-cell>
          <table:table-cell office:value-type="float" office:value="1.82408267329" calcext:value-type="float">
            <text:p>1.8240826733</text:p>
          </table:table-cell>
          <table:table-cell office:value-type="float" office:value="5.99507002257" calcext:value-type="float">
            <text:p>5.9950700226</text:p>
          </table:table-cell>
          <table:table-cell office:value-type="float" office:value="0.985101862559" calcext:value-type="float">
            <text:p>0.9851018626</text:p>
          </table:table-cell>
          <table:table-cell office:value-type="float" office:value="3.52360355685" calcext:value-type="float">
            <text:p>3.5236035569</text:p>
          </table:table-cell>
          <table:table-cell office:value-type="float" office:value="2.78580373066" calcext:value-type="float">
            <text:p>2.7858037307</text:p>
          </table:table-cell>
          <table:table-cell office:value-type="float" office:value="5.92369876576" calcext:value-type="float">
            <text:p>5.9236987658</text:p>
          </table:table-cell>
          <table:table-cell office:value-type="float" office:value="0.816219559675" calcext:value-type="float">
            <text:p>0.8162195597</text:p>
          </table:table-cell>
          <table:table-cell office:value-type="float" office:value="117.66392792" calcext:value-type="float">
            <text:p>117.66392792</text:p>
          </table:table-cell>
          <table:table-cell office:value-type="float" office:value="0.0449595" calcext:value-type="float">
            <text:p>0.0449595</text:p>
          </table:table-cell>
          <table:table-cell office:value-type="float" office:value="393.963" calcext:value-type="float">
            <text:p>393.963</text:p>
          </table:table-cell>
          <table:table-cell office:value-type="float" office:value="107.140229607" calcext:value-type="float">
            <text:p>107.140229607</text:p>
          </table:table-cell>
          <table:table-cell office:value-type="string" calcext:value-type="string">
            <text:p><text:s/>[1.8240826732865327, 2.869241794759672, 5.995070022570413, 3.171292593434597, 3.197597558559438, 3.133789783032329, 3.386706814153521, 3.2017235607494183, 3.216653758417032, 3.239129539212094] </text:p>
          </table:table-cell>
          <table:table-cell office:value-type="string" calcext:value-type="string">
            <text:p><text:s/>[2.785803730664482, 3.2671024421336576, 5.923698765764715, 3.3135437801805376, 3.32588417995956, 3.295118534171087, 3.406124602100441, 3.2869083223384763, 3.311706028852564, 3.3201451823371144] </text:p>
          </table:table-cell>
          <table:table-cell office:value-type="string" calcext:value-type="string">
            <text:p><text:s/>[0.0472197, 0.0449595, 393.963, 54.3861, 121.186, 101.629, 190.757, 94.5466, 94.0034, 126.076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4_2_5_noisefree_complete</text:p>
          </table:table-cell>
          <table:table-cell table:formula="of:=IF(ISNUMBER(SEARCH(&quot;adadelta&quot;; [.A84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84])); &quot;complete&quot;; &quot;complete&quot;)" office:value-type="string" office:string-value="complete" calcext:value-type="string">
            <text:p>complete</text:p>
          </table:table-cell>
          <table:table-cell table:formula="of:=4" office:value-type="float" office:value="4" calcext:value-type="float">
            <text:p>4</text:p>
          </table:table-cell>
          <table:table-cell table:formula="of:=2" office:value-type="float" office:value="2" calcext:value-type="float">
            <text:p>2</text:p>
          </table:table-cell>
          <table:table-cell table:formula="of:=5" office:value-type="float" office:value="5" calcext:value-type="float">
            <text:p>5</text:p>
          </table:table-cell>
          <table:table-cell office:value-type="string" calcext:value-type="string">
            <text:p>noisefree</text:p>
          </table:table-cell>
          <table:table-cell office:value-type="float" office:value="46.3370260244" calcext:value-type="float">
            <text:p>46.3370260244</text:p>
          </table:table-cell>
          <table:table-cell office:value-type="float" office:value="25.8584234739" calcext:value-type="float">
            <text:p>25.8584234739</text:p>
          </table:table-cell>
          <table:table-cell office:value-type="float" office:value="69.4089963846" calcext:value-type="float">
            <text:p>69.4089963846</text:p>
          </table:table-cell>
          <table:table-cell office:value-type="float" office:value="14.7848427289" calcext:value-type="float">
            <text:p>14.7848427289</text:p>
          </table:table-cell>
          <table:table-cell office:value-type="float" office:value="47.2766395005" calcext:value-type="float">
            <text:p>47.2766395005</text:p>
          </table:table-cell>
          <table:table-cell office:value-type="float" office:value="24.2782453491" calcext:value-type="float">
            <text:p>24.2782453491</text:p>
          </table:table-cell>
          <table:table-cell office:value-type="float" office:value="69.2830651193" calcext:value-type="float">
            <text:p>69.2830651193</text:p>
          </table:table-cell>
          <table:table-cell office:value-type="float" office:value="14.5655282971" calcext:value-type="float">
            <text:p>14.5655282971</text:p>
          </table:table-cell>
          <table:table-cell office:value-type="float" office:value="5.31658714265E+018" calcext:value-type="float">
            <text:p>5316587142650000000</text:p>
          </table:table-cell>
          <table:table-cell office:value-type="float" office:value="3676.43" calcext:value-type="float">
            <text:p>3676.43</text:p>
          </table:table-cell>
          <table:table-cell office:value-type="float" office:value="4.25624E+019" calcext:value-type="float">
            <text:p>42562400000000000000</text:p>
          </table:table-cell>
          <table:table-cell office:value-type="float" office:value="1.26203552493E+019" calcext:value-type="float">
            <text:p>12620355249300000000</text:p>
          </table:table-cell>
          <table:table-cell office:value-type="string" calcext:value-type="string">
            <text:p><text:s/>[42.44954033753786, 25.858423473942374, 45.62393863190744, 64.65551586659714, 56.88341144758013, 60.01902926620262, 37.49499430777527, 31.91358866999605, 29.062821857990148, 69.40899638464401] </text:p>
          </table:table-cell>
          <table:table-cell office:value-type="string" calcext:value-type="string">
            <text:p><text:s/>[44.16450630481738, 24.27824534913786, 47.323501659619986, 66.0776310753934, 56.26340286220423, 60.583846611430076, 39.13656315442249, 34.15651780550383, 31.4991150635898, 69.28306511928817] </text:p>
          </table:table-cell>
          <table:table-cell office:value-type="string" calcext:value-type="string">
            <text:p><text:s/>[3676.43, 12136500000000.0, 34766.5, 7.40942e+18, 2.98482e+18, 33223.5, 4.68715e+16, 1.60956e+17, 1391790000000000.0, 4.25624e+19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4_2_5_noisefree_power</text:p>
          </table:table-cell>
          <table:table-cell table:formula="of:=IF(ISNUMBER(SEARCH(&quot;adadelta&quot;; [.A85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85])); &quot;complete&quot;; &quot;complete&quot;)" office:value-type="string" office:string-value="complete" calcext:value-type="string">
            <text:p>complete</text:p>
          </table:table-cell>
          <table:table-cell table:formula="of:=4" office:value-type="float" office:value="4" calcext:value-type="float">
            <text:p>4</text:p>
          </table:table-cell>
          <table:table-cell table:formula="of:=2" office:value-type="float" office:value="2" calcext:value-type="float">
            <text:p>2</text:p>
          </table:table-cell>
          <table:table-cell table:formula="of:=5" office:value-type="float" office:value="5" calcext:value-type="float">
            <text:p>5</text:p>
          </table:table-cell>
          <table:table-cell office:value-type="string" calcext:value-type="string">
            <text:p>noisefree</text:p>
          </table:table-cell>
          <table:table-cell office:value-type="float" office:value="46.3370260244" calcext:value-type="float">
            <text:p>46.3370260244</text:p>
          </table:table-cell>
          <table:table-cell office:value-type="float" office:value="25.8584234739" calcext:value-type="float">
            <text:p>25.8584234739</text:p>
          </table:table-cell>
          <table:table-cell office:value-type="float" office:value="69.4089963846" calcext:value-type="float">
            <text:p>69.4089963846</text:p>
          </table:table-cell>
          <table:table-cell office:value-type="float" office:value="14.7848427289" calcext:value-type="float">
            <text:p>14.7848427289</text:p>
          </table:table-cell>
          <table:table-cell office:value-type="float" office:value="47.2766395005" calcext:value-type="float">
            <text:p>47.2766395005</text:p>
          </table:table-cell>
          <table:table-cell office:value-type="float" office:value="24.2782453491" calcext:value-type="float">
            <text:p>24.2782453491</text:p>
          </table:table-cell>
          <table:table-cell office:value-type="float" office:value="69.2830651193" calcext:value-type="float">
            <text:p>69.2830651193</text:p>
          </table:table-cell>
          <table:table-cell office:value-type="float" office:value="14.5655282971" calcext:value-type="float">
            <text:p>14.5655282971</text:p>
          </table:table-cell>
          <table:table-cell office:value-type="float" office:value="5.31658714265E+018" calcext:value-type="float">
            <text:p>5316587142650000000</text:p>
          </table:table-cell>
          <table:table-cell office:value-type="float" office:value="3676.43" calcext:value-type="float">
            <text:p>3676.43</text:p>
          </table:table-cell>
          <table:table-cell office:value-type="float" office:value="4.25624E+019" calcext:value-type="float">
            <text:p>42562400000000000000</text:p>
          </table:table-cell>
          <table:table-cell office:value-type="float" office:value="1.26203552493E+019" calcext:value-type="float">
            <text:p>12620355249300000000</text:p>
          </table:table-cell>
          <table:table-cell office:value-type="string" calcext:value-type="string">
            <text:p><text:s/>[42.44954033753786, 25.858423473942374, 45.62393863190744, 64.65551586659714, 56.88341144758013, 60.01902926620262, 37.49499430777527, 31.91358866999605, 29.062821857990148, 69.40899638464401] </text:p>
          </table:table-cell>
          <table:table-cell office:value-type="string" calcext:value-type="string">
            <text:p><text:s/>[44.16450630481738, 24.27824534913786, 47.323501659619986, 66.0776310753934, 56.26340286220423, 60.583846611430076, 39.13656315442249, 34.15651780550383, 31.4991150635898, 69.28306511928817] </text:p>
          </table:table-cell>
          <table:table-cell office:value-type="string" calcext:value-type="string">
            <text:p><text:s/>[3676.43, 12136500000000.0, 34766.5, 7.40942e+18, 2.98482e+18, 33223.5, 4.68715e+16, 1.60956e+17, 1391790000000000.0, 4.25624e+19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4_3_0.01_noisefree_complete</text:p>
          </table:table-cell>
          <table:table-cell table:formula="of:=IF(ISNUMBER(SEARCH(&quot;adadelta&quot;; [.A86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86])); &quot;complete&quot;; &quot;complete&quot;)" office:value-type="string" office:string-value="complete" calcext:value-type="string">
            <text:p>complete</text:p>
          </table:table-cell>
          <table:table-cell table:formula="of:=4" office:value-type="float" office:value="4" calcext:value-type="float">
            <text:p>4</text:p>
          </table:table-cell>
          <table:table-cell table:formula="of:=3" office:value-type="float" office:value="3" calcext:value-type="float">
            <text:p>3</text:p>
          </table:table-cell>
          <table:table-cell table:formula="of:=0.01" office:value-type="float" office:value="0.01" calcext:value-type="float">
            <text:p>0.01</text:p>
          </table:table-cell>
          <table:table-cell office:value-type="string" calcext:value-type="string">
            <text:p>noisefree</text:p>
          </table:table-cell>
          <table:table-cell office:value-type="float" office:value="46.3370260244" calcext:value-type="float">
            <text:p>46.3370260244</text:p>
          </table:table-cell>
          <table:table-cell office:value-type="float" office:value="25.8584234739" calcext:value-type="float">
            <text:p>25.8584234739</text:p>
          </table:table-cell>
          <table:table-cell office:value-type="float" office:value="69.4089963846" calcext:value-type="float">
            <text:p>69.4089963846</text:p>
          </table:table-cell>
          <table:table-cell office:value-type="float" office:value="14.7848427289" calcext:value-type="float">
            <text:p>14.7848427289</text:p>
          </table:table-cell>
          <table:table-cell office:value-type="float" office:value="47.2766395005" calcext:value-type="float">
            <text:p>47.2766395005</text:p>
          </table:table-cell>
          <table:table-cell office:value-type="float" office:value="24.2782453491" calcext:value-type="float">
            <text:p>24.2782453491</text:p>
          </table:table-cell>
          <table:table-cell office:value-type="float" office:value="69.2830651193" calcext:value-type="float">
            <text:p>69.2830651193</text:p>
          </table:table-cell>
          <table:table-cell office:value-type="float" office:value="14.5655282971" calcext:value-type="float">
            <text:p>14.5655282971</text:p>
          </table:table-cell>
          <table:table-cell office:value-type="float" office:value="5.31658714265E+018" calcext:value-type="float">
            <text:p>5316587142650000000</text:p>
          </table:table-cell>
          <table:table-cell office:value-type="float" office:value="3676.43" calcext:value-type="float">
            <text:p>3676.43</text:p>
          </table:table-cell>
          <table:table-cell office:value-type="float" office:value="4.25624E+019" calcext:value-type="float">
            <text:p>42562400000000000000</text:p>
          </table:table-cell>
          <table:table-cell office:value-type="float" office:value="1.26203552493E+019" calcext:value-type="float">
            <text:p>12620355249300000000</text:p>
          </table:table-cell>
          <table:table-cell office:value-type="string" calcext:value-type="string">
            <text:p><text:s/>[42.44954033753786, 25.858423473942374, 45.62393863190744, 64.65551586659714, 56.88341144758013, 60.01902926620262, 37.49499430777527, 31.91358866999605, 29.062821857990148, 69.40899638464401] </text:p>
          </table:table-cell>
          <table:table-cell office:value-type="string" calcext:value-type="string">
            <text:p><text:s/>[44.16450630481738, 24.27824534913786, 47.323501659619986, 66.0776310753934, 56.26340286220423, 60.583846611430076, 39.13656315442249, 34.15651780550383, 31.4991150635898, 69.28306511928817] </text:p>
          </table:table-cell>
          <table:table-cell office:value-type="string" calcext:value-type="string">
            <text:p><text:s/>[3676.43, 12136500000000.0, 34766.5, 7.40942e+18, 2.98482e+18, 33223.5, 4.68715e+16, 1.60956e+17, 1391790000000000.0, 4.25624e+19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4_3_0.01_noisefree_power</text:p>
          </table:table-cell>
          <table:table-cell table:formula="of:=IF(ISNUMBER(SEARCH(&quot;adadelta&quot;; [.A87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87])); &quot;complete&quot;; &quot;complete&quot;)" office:value-type="string" office:string-value="complete" calcext:value-type="string">
            <text:p>complete</text:p>
          </table:table-cell>
          <table:table-cell table:formula="of:=4" office:value-type="float" office:value="4" calcext:value-type="float">
            <text:p>4</text:p>
          </table:table-cell>
          <table:table-cell table:formula="of:=3" office:value-type="float" office:value="3" calcext:value-type="float">
            <text:p>3</text:p>
          </table:table-cell>
          <table:table-cell table:formula="of:=0.01" office:value-type="float" office:value="0.01" calcext:value-type="float">
            <text:p>0.01</text:p>
          </table:table-cell>
          <table:table-cell office:value-type="string" calcext:value-type="string">
            <text:p>noisefree</text:p>
          </table:table-cell>
          <table:table-cell office:value-type="float" office:value="46.3370260244" calcext:value-type="float">
            <text:p>46.3370260244</text:p>
          </table:table-cell>
          <table:table-cell office:value-type="float" office:value="25.8584234739" calcext:value-type="float">
            <text:p>25.8584234739</text:p>
          </table:table-cell>
          <table:table-cell office:value-type="float" office:value="69.4089963846" calcext:value-type="float">
            <text:p>69.4089963846</text:p>
          </table:table-cell>
          <table:table-cell office:value-type="float" office:value="14.7848427289" calcext:value-type="float">
            <text:p>14.7848427289</text:p>
          </table:table-cell>
          <table:table-cell office:value-type="float" office:value="47.2766395005" calcext:value-type="float">
            <text:p>47.2766395005</text:p>
          </table:table-cell>
          <table:table-cell office:value-type="float" office:value="24.2782453491" calcext:value-type="float">
            <text:p>24.2782453491</text:p>
          </table:table-cell>
          <table:table-cell office:value-type="float" office:value="69.2830651193" calcext:value-type="float">
            <text:p>69.2830651193</text:p>
          </table:table-cell>
          <table:table-cell office:value-type="float" office:value="14.5655282971" calcext:value-type="float">
            <text:p>14.5655282971</text:p>
          </table:table-cell>
          <table:table-cell office:value-type="float" office:value="5.31658714265E+018" calcext:value-type="float">
            <text:p>5316587142650000000</text:p>
          </table:table-cell>
          <table:table-cell office:value-type="float" office:value="3676.43" calcext:value-type="float">
            <text:p>3676.43</text:p>
          </table:table-cell>
          <table:table-cell office:value-type="float" office:value="4.25624E+019" calcext:value-type="float">
            <text:p>42562400000000000000</text:p>
          </table:table-cell>
          <table:table-cell office:value-type="float" office:value="1.26203552493E+019" calcext:value-type="float">
            <text:p>12620355249300000000</text:p>
          </table:table-cell>
          <table:table-cell office:value-type="string" calcext:value-type="string">
            <text:p><text:s/>[42.44954033753786, 25.858423473942374, 45.62393863190744, 64.65551586659714, 56.88341144758013, 60.01902926620262, 37.49499430777527, 31.91358866999605, 29.062821857990148, 69.40899638464401] </text:p>
          </table:table-cell>
          <table:table-cell office:value-type="string" calcext:value-type="string">
            <text:p><text:s/>[44.16450630481738, 24.27824534913786, 47.323501659619986, 66.0776310753934, 56.26340286220423, 60.583846611430076, 39.13656315442249, 34.15651780550383, 31.4991150635898, 69.28306511928817] </text:p>
          </table:table-cell>
          <table:table-cell office:value-type="string" calcext:value-type="string">
            <text:p><text:s/>[3676.43, 12136500000000.0, 34766.5, 7.40942e+18, 2.98482e+18, 33223.5, 4.68715e+16, 1.60956e+17, 1391790000000000.0, 4.25624e+19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4_3_0.1_noisefree_complete</text:p>
          </table:table-cell>
          <table:table-cell table:formula="of:=IF(ISNUMBER(SEARCH(&quot;adadelta&quot;; [.A88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88])); &quot;complete&quot;; &quot;complete&quot;)" office:value-type="string" office:string-value="complete" calcext:value-type="string">
            <text:p>complete</text:p>
          </table:table-cell>
          <table:table-cell table:formula="of:=4" office:value-type="float" office:value="4" calcext:value-type="float">
            <text:p>4</text:p>
          </table:table-cell>
          <table:table-cell table:formula="of:=3" office:value-type="float" office:value="3" calcext:value-type="float">
            <text:p>3</text:p>
          </table:table-cell>
          <table:table-cell table:formula="of:=0.1" office:value-type="float" office:value="0.1" calcext:value-type="float">
            <text:p>0.1</text:p>
          </table:table-cell>
          <table:table-cell office:value-type="string" calcext:value-type="string">
            <text:p>noisefree</text:p>
          </table:table-cell>
          <table:table-cell office:value-type="float" office:value="46.3370260244" calcext:value-type="float">
            <text:p>46.3370260244</text:p>
          </table:table-cell>
          <table:table-cell office:value-type="float" office:value="25.8584234739" calcext:value-type="float">
            <text:p>25.8584234739</text:p>
          </table:table-cell>
          <table:table-cell office:value-type="float" office:value="69.4089963846" calcext:value-type="float">
            <text:p>69.4089963846</text:p>
          </table:table-cell>
          <table:table-cell office:value-type="float" office:value="14.7848427289" calcext:value-type="float">
            <text:p>14.7848427289</text:p>
          </table:table-cell>
          <table:table-cell office:value-type="float" office:value="47.2766395005" calcext:value-type="float">
            <text:p>47.2766395005</text:p>
          </table:table-cell>
          <table:table-cell office:value-type="float" office:value="24.2782453491" calcext:value-type="float">
            <text:p>24.2782453491</text:p>
          </table:table-cell>
          <table:table-cell office:value-type="float" office:value="69.2830651193" calcext:value-type="float">
            <text:p>69.2830651193</text:p>
          </table:table-cell>
          <table:table-cell office:value-type="float" office:value="14.5655282971" calcext:value-type="float">
            <text:p>14.5655282971</text:p>
          </table:table-cell>
          <table:table-cell office:value-type="float" office:value="5.31658714265E+018" calcext:value-type="float">
            <text:p>5316587142650000000</text:p>
          </table:table-cell>
          <table:table-cell office:value-type="float" office:value="3676.43" calcext:value-type="float">
            <text:p>3676.43</text:p>
          </table:table-cell>
          <table:table-cell office:value-type="float" office:value="4.25624E+019" calcext:value-type="float">
            <text:p>42562400000000000000</text:p>
          </table:table-cell>
          <table:table-cell office:value-type="float" office:value="1.26203552493E+019" calcext:value-type="float">
            <text:p>12620355249300000000</text:p>
          </table:table-cell>
          <table:table-cell office:value-type="string" calcext:value-type="string">
            <text:p><text:s/>[42.44954033753786, 25.858423473942374, 45.62393863190744, 64.65551586659714, 56.88341144758013, 60.01902926620262, 37.49499430777527, 31.91358866999605, 29.062821857990148, 69.40899638464401] </text:p>
          </table:table-cell>
          <table:table-cell office:value-type="string" calcext:value-type="string">
            <text:p><text:s/>[44.16450630481738, 24.27824534913786, 47.323501659619986, 66.0776310753934, 56.26340286220423, 60.583846611430076, 39.13656315442249, 34.15651780550383, 31.4991150635898, 69.28306511928817] </text:p>
          </table:table-cell>
          <table:table-cell office:value-type="string" calcext:value-type="string">
            <text:p><text:s/>[3676.43, 12136500000000.0, 34766.5, 7.40942e+18, 2.98482e+18, 33223.5, 4.68715e+16, 1.60956e+17, 1391790000000000.0, 4.25624e+19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4_3_0.1_noisefree_power</text:p>
          </table:table-cell>
          <table:table-cell table:formula="of:=IF(ISNUMBER(SEARCH(&quot;adadelta&quot;; [.A89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89])); &quot;complete&quot;; &quot;complete&quot;)" office:value-type="string" office:string-value="complete" calcext:value-type="string">
            <text:p>complete</text:p>
          </table:table-cell>
          <table:table-cell table:formula="of:=4" office:value-type="float" office:value="4" calcext:value-type="float">
            <text:p>4</text:p>
          </table:table-cell>
          <table:table-cell table:formula="of:=3" office:value-type="float" office:value="3" calcext:value-type="float">
            <text:p>3</text:p>
          </table:table-cell>
          <table:table-cell table:formula="of:=0.1" office:value-type="float" office:value="0.1" calcext:value-type="float">
            <text:p>0.1</text:p>
          </table:table-cell>
          <table:table-cell office:value-type="string" calcext:value-type="string">
            <text:p>noisefree</text:p>
          </table:table-cell>
          <table:table-cell office:value-type="float" office:value="46.3370260244" calcext:value-type="float">
            <text:p>46.3370260244</text:p>
          </table:table-cell>
          <table:table-cell office:value-type="float" office:value="25.8584234739" calcext:value-type="float">
            <text:p>25.8584234739</text:p>
          </table:table-cell>
          <table:table-cell office:value-type="float" office:value="69.4089963846" calcext:value-type="float">
            <text:p>69.4089963846</text:p>
          </table:table-cell>
          <table:table-cell office:value-type="float" office:value="14.7848427289" calcext:value-type="float">
            <text:p>14.7848427289</text:p>
          </table:table-cell>
          <table:table-cell office:value-type="float" office:value="47.2766395005" calcext:value-type="float">
            <text:p>47.2766395005</text:p>
          </table:table-cell>
          <table:table-cell office:value-type="float" office:value="24.2782453491" calcext:value-type="float">
            <text:p>24.2782453491</text:p>
          </table:table-cell>
          <table:table-cell office:value-type="float" office:value="69.2830651193" calcext:value-type="float">
            <text:p>69.2830651193</text:p>
          </table:table-cell>
          <table:table-cell office:value-type="float" office:value="14.5655282971" calcext:value-type="float">
            <text:p>14.5655282971</text:p>
          </table:table-cell>
          <table:table-cell office:value-type="float" office:value="5.31658714265E+018" calcext:value-type="float">
            <text:p>5316587142650000000</text:p>
          </table:table-cell>
          <table:table-cell office:value-type="float" office:value="3676.43" calcext:value-type="float">
            <text:p>3676.43</text:p>
          </table:table-cell>
          <table:table-cell office:value-type="float" office:value="4.25624E+019" calcext:value-type="float">
            <text:p>42562400000000000000</text:p>
          </table:table-cell>
          <table:table-cell office:value-type="float" office:value="1.26203552493E+019" calcext:value-type="float">
            <text:p>12620355249300000000</text:p>
          </table:table-cell>
          <table:table-cell office:value-type="string" calcext:value-type="string">
            <text:p><text:s/>[42.44954033753786, 25.858423473942374, 45.62393863190744, 64.65551586659714, 56.88341144758013, 60.01902926620262, 37.49499430777527, 31.91358866999605, 29.062821857990148, 69.40899638464401] </text:p>
          </table:table-cell>
          <table:table-cell office:value-type="string" calcext:value-type="string">
            <text:p><text:s/>[44.16450630481738, 24.27824534913786, 47.323501659619986, 66.0776310753934, 56.26340286220423, 60.583846611430076, 39.13656315442249, 34.15651780550383, 31.4991150635898, 69.28306511928817] </text:p>
          </table:table-cell>
          <table:table-cell office:value-type="string" calcext:value-type="string">
            <text:p><text:s/>[3676.43, 12136500000000.0, 34766.5, 7.40942e+18, 2.98482e+18, 33223.5, 4.68715e+16, 1.60956e+17, 1391790000000000.0, 4.25624e+19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4_3_1_noisefree_complete</text:p>
          </table:table-cell>
          <table:table-cell table:formula="of:=IF(ISNUMBER(SEARCH(&quot;adadelta&quot;; [.A90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90])); &quot;complete&quot;; &quot;complete&quot;)" office:value-type="string" office:string-value="complete" calcext:value-type="string">
            <text:p>complete</text:p>
          </table:table-cell>
          <table:table-cell table:formula="of:=4" office:value-type="float" office:value="4" calcext:value-type="float">
            <text:p>4</text:p>
          </table:table-cell>
          <table:table-cell table:formula="of:=3" office:value-type="float" office:value="3" calcext:value-type="float">
            <text:p>3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isefree</text:p>
          </table:table-cell>
          <table:table-cell office:value-type="float" office:value="10.4477233089" calcext:value-type="float">
            <text:p>10.4477233089</text:p>
          </table:table-cell>
          <table:table-cell office:value-type="float" office:value="6.79499335176" calcext:value-type="float">
            <text:p>6.7949933518</text:p>
          </table:table-cell>
          <table:table-cell office:value-type="float" office:value="13.577976922" calcext:value-type="float">
            <text:p>13.577976922</text:p>
          </table:table-cell>
          <table:table-cell office:value-type="float" office:value="2.18044073472" calcext:value-type="float">
            <text:p>2.1804407347</text:p>
          </table:table-cell>
          <table:table-cell office:value-type="float" office:value="11.4228421109" calcext:value-type="float">
            <text:p>11.4228421109</text:p>
          </table:table-cell>
          <table:table-cell office:value-type="float" office:value="8.1638927089" calcext:value-type="float">
            <text:p>8.1638927089</text:p>
          </table:table-cell>
          <table:table-cell office:value-type="float" office:value="15.8367648851" calcext:value-type="float">
            <text:p>15.8367648851</text:p>
          </table:table-cell>
          <table:table-cell office:value-type="float" office:value="2.62155601182" calcext:value-type="float">
            <text:p>2.6215560118</text:p>
          </table:table-cell>
          <table:table-cell office:value-type="float" office:value="233574.5241" calcext:value-type="float">
            <text:p>233574.5241</text:p>
          </table:table-cell>
          <table:table-cell office:value-type="float" office:value="617.471" calcext:value-type="float">
            <text:p>617.471</text:p>
          </table:table-cell>
          <table:table-cell office:value-type="float" office:value="892500" calcext:value-type="float">
            <text:p>892500</text:p>
          </table:table-cell>
          <table:table-cell office:value-type="float" office:value="281286.269629" calcext:value-type="float">
            <text:p>281286.269629</text:p>
          </table:table-cell>
          <table:table-cell office:value-type="string" calcext:value-type="string">
            <text:p><text:s/>[13.17892168262147, 11.058378141244177, 10.724996901364864, 7.445658836531691, 9.116099519098567, 6.794993351760508, 12.512184574664257, 9.291333484173842, 13.577976921968418, 10.776689675278371] </text:p>
          </table:table-cell>
          <table:table-cell office:value-type="string" calcext:value-type="string">
            <text:p><text:s/>[15.836764885060026, 8.951230726260329, 9.521557089798177, 8.873006062097696, 11.384640404602559, 8.163892708902383, 12.838061683699227, 10.51154907471444, 15.73309669942656, 12.414621774232652] </text:p>
          </table:table-cell>
          <table:table-cell office:value-type="string" calcext:value-type="string">
            <text:p><text:s/>[2160.87, 54386.4, 321943, 617.471, 17833.4, 12282.1, 564462, 188443, 892500, 281117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4_3_1_noisefree_power</text:p>
          </table:table-cell>
          <table:table-cell table:formula="of:=IF(ISNUMBER(SEARCH(&quot;adadelta&quot;; [.A91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91])); &quot;complete&quot;; &quot;complete&quot;)" office:value-type="string" office:string-value="complete" calcext:value-type="string">
            <text:p>complete</text:p>
          </table:table-cell>
          <table:table-cell table:formula="of:=4" office:value-type="float" office:value="4" calcext:value-type="float">
            <text:p>4</text:p>
          </table:table-cell>
          <table:table-cell table:formula="of:=3" office:value-type="float" office:value="3" calcext:value-type="float">
            <text:p>3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isefree</text:p>
          </table:table-cell>
          <table:table-cell office:value-type="float" office:value="10.4477233089" calcext:value-type="float">
            <text:p>10.4477233089</text:p>
          </table:table-cell>
          <table:table-cell office:value-type="float" office:value="6.79499335176" calcext:value-type="float">
            <text:p>6.7949933518</text:p>
          </table:table-cell>
          <table:table-cell office:value-type="float" office:value="13.577976922" calcext:value-type="float">
            <text:p>13.577976922</text:p>
          </table:table-cell>
          <table:table-cell office:value-type="float" office:value="2.18044073472" calcext:value-type="float">
            <text:p>2.1804407347</text:p>
          </table:table-cell>
          <table:table-cell office:value-type="float" office:value="11.4228421109" calcext:value-type="float">
            <text:p>11.4228421109</text:p>
          </table:table-cell>
          <table:table-cell office:value-type="float" office:value="8.1638927089" calcext:value-type="float">
            <text:p>8.1638927089</text:p>
          </table:table-cell>
          <table:table-cell office:value-type="float" office:value="15.8367648851" calcext:value-type="float">
            <text:p>15.8367648851</text:p>
          </table:table-cell>
          <table:table-cell office:value-type="float" office:value="2.62155601182" calcext:value-type="float">
            <text:p>2.6215560118</text:p>
          </table:table-cell>
          <table:table-cell office:value-type="float" office:value="233574.5241" calcext:value-type="float">
            <text:p>233574.5241</text:p>
          </table:table-cell>
          <table:table-cell office:value-type="float" office:value="617.471" calcext:value-type="float">
            <text:p>617.471</text:p>
          </table:table-cell>
          <table:table-cell office:value-type="float" office:value="892500" calcext:value-type="float">
            <text:p>892500</text:p>
          </table:table-cell>
          <table:table-cell office:value-type="float" office:value="281286.269629" calcext:value-type="float">
            <text:p>281286.269629</text:p>
          </table:table-cell>
          <table:table-cell office:value-type="string" calcext:value-type="string">
            <text:p><text:s/>[13.17892168262147, 11.058378141244177, 10.724996901364864, 7.445658836531691, 9.116099519098567, 6.794993351760508, 12.512184574664257, 9.291333484173842, 13.577976921968418, 10.776689675278371] </text:p>
          </table:table-cell>
          <table:table-cell office:value-type="string" calcext:value-type="string">
            <text:p><text:s/>[15.836764885060026, 8.951230726260329, 9.521557089798177, 8.873006062097696, 11.384640404602559, 8.163892708902383, 12.838061683699227, 10.51154907471444, 15.73309669942656, 12.414621774232652] </text:p>
          </table:table-cell>
          <table:table-cell office:value-type="string" calcext:value-type="string">
            <text:p><text:s/>[2160.87, 54386.4, 321943, 617.471, 17833.4, 12282.1, 564462, 188443, 892500, 281117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4_3_5_noisefree_complete</text:p>
          </table:table-cell>
          <table:table-cell table:formula="of:=IF(ISNUMBER(SEARCH(&quot;adadelta&quot;; [.A92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92])); &quot;complete&quot;; &quot;complete&quot;)" office:value-type="string" office:string-value="complete" calcext:value-type="string">
            <text:p>complete</text:p>
          </table:table-cell>
          <table:table-cell table:formula="of:=4" office:value-type="float" office:value="4" calcext:value-type="float">
            <text:p>4</text:p>
          </table:table-cell>
          <table:table-cell table:formula="of:=3" office:value-type="float" office:value="3" calcext:value-type="float">
            <text:p>3</text:p>
          </table:table-cell>
          <table:table-cell table:formula="of:=5" office:value-type="float" office:value="5" calcext:value-type="float">
            <text:p>5</text:p>
          </table:table-cell>
          <table:table-cell office:value-type="string" calcext:value-type="string">
            <text:p>noisefree</text:p>
          </table:table-cell>
          <table:table-cell office:value-type="float" office:value="10.4477233089" calcext:value-type="float">
            <text:p>10.4477233089</text:p>
          </table:table-cell>
          <table:table-cell office:value-type="float" office:value="6.79499335176" calcext:value-type="float">
            <text:p>6.7949933518</text:p>
          </table:table-cell>
          <table:table-cell office:value-type="float" office:value="13.577976922" calcext:value-type="float">
            <text:p>13.577976922</text:p>
          </table:table-cell>
          <table:table-cell office:value-type="float" office:value="2.18044073472" calcext:value-type="float">
            <text:p>2.1804407347</text:p>
          </table:table-cell>
          <table:table-cell office:value-type="float" office:value="11.4228421109" calcext:value-type="float">
            <text:p>11.4228421109</text:p>
          </table:table-cell>
          <table:table-cell office:value-type="float" office:value="8.1638927089" calcext:value-type="float">
            <text:p>8.1638927089</text:p>
          </table:table-cell>
          <table:table-cell office:value-type="float" office:value="15.8367648851" calcext:value-type="float">
            <text:p>15.8367648851</text:p>
          </table:table-cell>
          <table:table-cell office:value-type="float" office:value="2.62155601182" calcext:value-type="float">
            <text:p>2.6215560118</text:p>
          </table:table-cell>
          <table:table-cell office:value-type="float" office:value="233574.5241" calcext:value-type="float">
            <text:p>233574.5241</text:p>
          </table:table-cell>
          <table:table-cell office:value-type="float" office:value="617.471" calcext:value-type="float">
            <text:p>617.471</text:p>
          </table:table-cell>
          <table:table-cell office:value-type="float" office:value="892500" calcext:value-type="float">
            <text:p>892500</text:p>
          </table:table-cell>
          <table:table-cell office:value-type="float" office:value="281286.269629" calcext:value-type="float">
            <text:p>281286.269629</text:p>
          </table:table-cell>
          <table:table-cell office:value-type="string" calcext:value-type="string">
            <text:p><text:s/>[13.17892168262147, 11.058378141244177, 10.724996901364864, 7.445658836531691, 9.116099519098567, 6.794993351760508, 12.512184574664257, 9.291333484173842, 13.577976921968418, 10.776689675278371] </text:p>
          </table:table-cell>
          <table:table-cell office:value-type="string" calcext:value-type="string">
            <text:p><text:s/>[15.836764885060026, 8.951230726260329, 9.521557089798177, 8.873006062097696, 11.384640404602559, 8.163892708902383, 12.838061683699227, 10.51154907471444, 15.73309669942656, 12.414621774232652] </text:p>
          </table:table-cell>
          <table:table-cell office:value-type="string" calcext:value-type="string">
            <text:p><text:s/>[2160.87, 54386.4, 321943, 617.471, 17833.4, 12282.1, 564462, 188443, 892500, 281117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4_3_5_noisefree_power</text:p>
          </table:table-cell>
          <table:table-cell table:formula="of:=IF(ISNUMBER(SEARCH(&quot;adadelta&quot;; [.A93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93])); &quot;complete&quot;; &quot;complete&quot;)" office:value-type="string" office:string-value="complete" calcext:value-type="string">
            <text:p>complete</text:p>
          </table:table-cell>
          <table:table-cell table:formula="of:=4" office:value-type="float" office:value="4" calcext:value-type="float">
            <text:p>4</text:p>
          </table:table-cell>
          <table:table-cell table:formula="of:=3" office:value-type="float" office:value="3" calcext:value-type="float">
            <text:p>3</text:p>
          </table:table-cell>
          <table:table-cell table:formula="of:=5" office:value-type="float" office:value="5" calcext:value-type="float">
            <text:p>5</text:p>
          </table:table-cell>
          <table:table-cell office:value-type="string" calcext:value-type="string">
            <text:p>noisefree</text:p>
          </table:table-cell>
          <table:table-cell office:value-type="float" office:value="10.4477233089" calcext:value-type="float">
            <text:p>10.4477233089</text:p>
          </table:table-cell>
          <table:table-cell office:value-type="float" office:value="6.79499335176" calcext:value-type="float">
            <text:p>6.7949933518</text:p>
          </table:table-cell>
          <table:table-cell office:value-type="float" office:value="13.577976922" calcext:value-type="float">
            <text:p>13.577976922</text:p>
          </table:table-cell>
          <table:table-cell office:value-type="float" office:value="2.18044073472" calcext:value-type="float">
            <text:p>2.1804407347</text:p>
          </table:table-cell>
          <table:table-cell office:value-type="float" office:value="11.4228421109" calcext:value-type="float">
            <text:p>11.4228421109</text:p>
          </table:table-cell>
          <table:table-cell office:value-type="float" office:value="8.1638927089" calcext:value-type="float">
            <text:p>8.1638927089</text:p>
          </table:table-cell>
          <table:table-cell office:value-type="float" office:value="15.8367648851" calcext:value-type="float">
            <text:p>15.8367648851</text:p>
          </table:table-cell>
          <table:table-cell office:value-type="float" office:value="2.62155601182" calcext:value-type="float">
            <text:p>2.6215560118</text:p>
          </table:table-cell>
          <table:table-cell office:value-type="float" office:value="233574.5241" calcext:value-type="float">
            <text:p>233574.5241</text:p>
          </table:table-cell>
          <table:table-cell office:value-type="float" office:value="617.471" calcext:value-type="float">
            <text:p>617.471</text:p>
          </table:table-cell>
          <table:table-cell office:value-type="float" office:value="892500" calcext:value-type="float">
            <text:p>892500</text:p>
          </table:table-cell>
          <table:table-cell office:value-type="float" office:value="281286.269629" calcext:value-type="float">
            <text:p>281286.269629</text:p>
          </table:table-cell>
          <table:table-cell office:value-type="string" calcext:value-type="string">
            <text:p><text:s/>[13.17892168262147, 11.058378141244177, 10.724996901364864, 7.445658836531691, 9.116099519098567, 6.794993351760508, 12.512184574664257, 9.291333484173842, 13.577976921968418, 10.776689675278371] </text:p>
          </table:table-cell>
          <table:table-cell office:value-type="string" calcext:value-type="string">
            <text:p><text:s/>[15.836764885060026, 8.951230726260329, 9.521557089798177, 8.873006062097696, 11.384640404602559, 8.163892708902383, 12.838061683699227, 10.51154907471444, 15.73309669942656, 12.414621774232652] </text:p>
          </table:table-cell>
          <table:table-cell office:value-type="string" calcext:value-type="string">
            <text:p><text:s/>[2160.87, 54386.4, 321943, 617.471, 17833.4, 12282.1, 564462, 188443, 892500, 281117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4_4_0.01_noisefree_complete</text:p>
          </table:table-cell>
          <table:table-cell table:formula="of:=IF(ISNUMBER(SEARCH(&quot;adadelta&quot;; [.A94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94])); &quot;complete&quot;; &quot;complete&quot;)" office:value-type="string" office:string-value="complete" calcext:value-type="string">
            <text:p>complete</text:p>
          </table:table-cell>
          <table:table-cell table:formula="of:=4" office:value-type="float" office:value="4" calcext:value-type="float">
            <text:p>4</text:p>
          </table:table-cell>
          <table:table-cell table:formula="of:=4" office:value-type="float" office:value="4" calcext:value-type="float">
            <text:p>4</text:p>
          </table:table-cell>
          <table:table-cell table:formula="of:=0.01" office:value-type="float" office:value="0.01" calcext:value-type="float">
            <text:p>0.01</text:p>
          </table:table-cell>
          <table:table-cell office:value-type="string" calcext:value-type="string">
            <text:p>noisefree</text:p>
          </table:table-cell>
          <table:table-cell office:value-type="float" office:value="10.4477233089" calcext:value-type="float">
            <text:p>10.4477233089</text:p>
          </table:table-cell>
          <table:table-cell office:value-type="float" office:value="6.79499335176" calcext:value-type="float">
            <text:p>6.7949933518</text:p>
          </table:table-cell>
          <table:table-cell office:value-type="float" office:value="13.577976922" calcext:value-type="float">
            <text:p>13.577976922</text:p>
          </table:table-cell>
          <table:table-cell office:value-type="float" office:value="2.18044073472" calcext:value-type="float">
            <text:p>2.1804407347</text:p>
          </table:table-cell>
          <table:table-cell office:value-type="float" office:value="11.4228421109" calcext:value-type="float">
            <text:p>11.4228421109</text:p>
          </table:table-cell>
          <table:table-cell office:value-type="float" office:value="8.1638927089" calcext:value-type="float">
            <text:p>8.1638927089</text:p>
          </table:table-cell>
          <table:table-cell office:value-type="float" office:value="15.8367648851" calcext:value-type="float">
            <text:p>15.8367648851</text:p>
          </table:table-cell>
          <table:table-cell office:value-type="float" office:value="2.62155601182" calcext:value-type="float">
            <text:p>2.6215560118</text:p>
          </table:table-cell>
          <table:table-cell office:value-type="float" office:value="233574.5241" calcext:value-type="float">
            <text:p>233574.5241</text:p>
          </table:table-cell>
          <table:table-cell office:value-type="float" office:value="617.471" calcext:value-type="float">
            <text:p>617.471</text:p>
          </table:table-cell>
          <table:table-cell office:value-type="float" office:value="892500" calcext:value-type="float">
            <text:p>892500</text:p>
          </table:table-cell>
          <table:table-cell office:value-type="float" office:value="281286.269629" calcext:value-type="float">
            <text:p>281286.269629</text:p>
          </table:table-cell>
          <table:table-cell office:value-type="string" calcext:value-type="string">
            <text:p><text:s/>[13.17892168262147, 11.058378141244177, 10.724996901364864, 7.445658836531691, 9.116099519098567, 6.794993351760508, 12.512184574664257, 9.291333484173842, 13.577976921968418, 10.776689675278371] </text:p>
          </table:table-cell>
          <table:table-cell office:value-type="string" calcext:value-type="string">
            <text:p><text:s/>[15.836764885060026, 8.951230726260329, 9.521557089798177, 8.873006062097696, 11.384640404602559, 8.163892708902383, 12.838061683699227, 10.51154907471444, 15.73309669942656, 12.414621774232652] </text:p>
          </table:table-cell>
          <table:table-cell office:value-type="string" calcext:value-type="string">
            <text:p><text:s/>[2160.87, 54386.4, 321943, 617.471, 17833.4, 12282.1, 564462, 188443, 892500, 281117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4_4_0.01_noisefree_power</text:p>
          </table:table-cell>
          <table:table-cell table:formula="of:=IF(ISNUMBER(SEARCH(&quot;adadelta&quot;; [.A95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95])); &quot;complete&quot;; &quot;complete&quot;)" office:value-type="string" office:string-value="complete" calcext:value-type="string">
            <text:p>complete</text:p>
          </table:table-cell>
          <table:table-cell table:formula="of:=4" office:value-type="float" office:value="4" calcext:value-type="float">
            <text:p>4</text:p>
          </table:table-cell>
          <table:table-cell table:formula="of:=4" office:value-type="float" office:value="4" calcext:value-type="float">
            <text:p>4</text:p>
          </table:table-cell>
          <table:table-cell table:formula="of:=0.01" office:value-type="float" office:value="0.01" calcext:value-type="float">
            <text:p>0.01</text:p>
          </table:table-cell>
          <table:table-cell office:value-type="string" calcext:value-type="string">
            <text:p>noisefree</text:p>
          </table:table-cell>
          <table:table-cell office:value-type="float" office:value="4.2576829284" calcext:value-type="float">
            <text:p>4.2576829284</text:p>
          </table:table-cell>
          <table:table-cell office:value-type="float" office:value="3.05379866666" calcext:value-type="float">
            <text:p>3.0537986667</text:p>
          </table:table-cell>
          <table:table-cell office:value-type="float" office:value="6.13317686825" calcext:value-type="float">
            <text:p>6.1331768683</text:p>
          </table:table-cell>
          <table:table-cell office:value-type="float" office:value="1.32631985324" calcext:value-type="float">
            <text:p>1.3263198532</text:p>
          </table:table-cell>
          <table:table-cell office:value-type="float" office:value="4.41927204152" calcext:value-type="float">
            <text:p>4.4192720415</text:p>
          </table:table-cell>
          <table:table-cell office:value-type="float" office:value="3.22635706897" calcext:value-type="float">
            <text:p>3.226357069</text:p>
          </table:table-cell>
          <table:table-cell office:value-type="float" office:value="6.0501132235" calcext:value-type="float">
            <text:p>6.0501132235</text:p>
          </table:table-cell>
          <table:table-cell office:value-type="float" office:value="1.17374513601" calcext:value-type="float">
            <text:p>1.173745136</text:p>
          </table:table-cell>
          <table:table-cell office:value-type="float" office:value="4915.829785" calcext:value-type="float">
            <text:p>4915.829785</text:p>
          </table:table-cell>
          <table:table-cell office:value-type="float" office:value="2.86965" calcext:value-type="float">
            <text:p>2.86965</text:p>
          </table:table-cell>
          <table:table-cell office:value-type="float" office:value="46980.6" calcext:value-type="float">
            <text:p>46980.6</text:p>
          </table:table-cell>
          <table:table-cell office:value-type="float" office:value="14025.5070546" calcext:value-type="float">
            <text:p>14025.5070546</text:p>
          </table:table-cell>
          <table:table-cell office:value-type="string" calcext:value-type="string">
            <text:p><text:s/>[5.967197996504723, 3.125681405981555, 6.133176868246608, 5.5736422809915, 5.815909477959805, 3.1808417861221376, 3.193204162522586, 3.0537986666580332, 3.3108356083474333, 3.2225410307134923] </text:p>
          </table:table-cell>
          <table:table-cell office:value-type="string" calcext:value-type="string">
            <text:p><text:s/>[5.870476949660052, 4.383163605376696, 6.050113223502124, 5.449597120563697, 5.813525893622792, 3.3733621826511118, 3.285552727251774, 3.226357068968403, 3.3956154354551575, 3.3449562081785134] </text:p>
          </table:table-cell>
          <table:table-cell office:value-type="string" calcext:value-type="string">
            <text:p><text:s/>[46980.6, 2.86965, 1183.59, 13.9962, 383.25, 102.865, 108.445, 63.581, 148.083, 171.018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4_4_0.1_noisefree_complete</text:p>
          </table:table-cell>
          <table:table-cell table:formula="of:=IF(ISNUMBER(SEARCH(&quot;adadelta&quot;; [.A96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96])); &quot;complete&quot;; &quot;complete&quot;)" office:value-type="string" office:string-value="complete" calcext:value-type="string">
            <text:p>complete</text:p>
          </table:table-cell>
          <table:table-cell table:formula="of:=4" office:value-type="float" office:value="4" calcext:value-type="float">
            <text:p>4</text:p>
          </table:table-cell>
          <table:table-cell table:formula="of:=4" office:value-type="float" office:value="4" calcext:value-type="float">
            <text:p>4</text:p>
          </table:table-cell>
          <table:table-cell table:formula="of:=0.1" office:value-type="float" office:value="0.1" calcext:value-type="float">
            <text:p>0.1</text:p>
          </table:table-cell>
          <table:table-cell office:value-type="string" calcext:value-type="string">
            <text:p>noisefree</text:p>
          </table:table-cell>
          <table:table-cell office:value-type="float" office:value="4.2576829284" calcext:value-type="float">
            <text:p>4.2576829284</text:p>
          </table:table-cell>
          <table:table-cell office:value-type="float" office:value="3.05379866666" calcext:value-type="float">
            <text:p>3.0537986667</text:p>
          </table:table-cell>
          <table:table-cell office:value-type="float" office:value="6.13317686825" calcext:value-type="float">
            <text:p>6.1331768683</text:p>
          </table:table-cell>
          <table:table-cell office:value-type="float" office:value="1.32631985324" calcext:value-type="float">
            <text:p>1.3263198532</text:p>
          </table:table-cell>
          <table:table-cell office:value-type="float" office:value="4.41927204152" calcext:value-type="float">
            <text:p>4.4192720415</text:p>
          </table:table-cell>
          <table:table-cell office:value-type="float" office:value="3.22635706897" calcext:value-type="float">
            <text:p>3.226357069</text:p>
          </table:table-cell>
          <table:table-cell office:value-type="float" office:value="6.0501132235" calcext:value-type="float">
            <text:p>6.0501132235</text:p>
          </table:table-cell>
          <table:table-cell office:value-type="float" office:value="1.17374513601" calcext:value-type="float">
            <text:p>1.173745136</text:p>
          </table:table-cell>
          <table:table-cell office:value-type="float" office:value="4915.829785" calcext:value-type="float">
            <text:p>4915.829785</text:p>
          </table:table-cell>
          <table:table-cell office:value-type="float" office:value="2.86965" calcext:value-type="float">
            <text:p>2.86965</text:p>
          </table:table-cell>
          <table:table-cell office:value-type="float" office:value="46980.6" calcext:value-type="float">
            <text:p>46980.6</text:p>
          </table:table-cell>
          <table:table-cell office:value-type="float" office:value="14025.5070546" calcext:value-type="float">
            <text:p>14025.5070546</text:p>
          </table:table-cell>
          <table:table-cell office:value-type="string" calcext:value-type="string">
            <text:p><text:s/>[5.967197996504723, 3.125681405981555, 6.133176868246608, 5.5736422809915, 5.815909477959805, 3.1808417861221376, 3.193204162522586, 3.0537986666580332, 3.3108356083474333, 3.2225410307134923] </text:p>
          </table:table-cell>
          <table:table-cell office:value-type="string" calcext:value-type="string">
            <text:p><text:s/>[5.870476949660052, 4.383163605376696, 6.050113223502124, 5.449597120563697, 5.813525893622792, 3.3733621826511118, 3.285552727251774, 3.226357068968403, 3.3956154354551575, 3.3449562081785134] </text:p>
          </table:table-cell>
          <table:table-cell office:value-type="string" calcext:value-type="string">
            <text:p><text:s/>[46980.6, 2.86965, 1183.59, 13.9962, 383.25, 102.865, 108.445, 63.581, 148.083, 171.018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4_4_0.1_noisefree_power</text:p>
          </table:table-cell>
          <table:table-cell table:formula="of:=IF(ISNUMBER(SEARCH(&quot;adadelta&quot;; [.A97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97])); &quot;complete&quot;; &quot;complete&quot;)" office:value-type="string" office:string-value="complete" calcext:value-type="string">
            <text:p>complete</text:p>
          </table:table-cell>
          <table:table-cell table:formula="of:=4" office:value-type="float" office:value="4" calcext:value-type="float">
            <text:p>4</text:p>
          </table:table-cell>
          <table:table-cell table:formula="of:=4" office:value-type="float" office:value="4" calcext:value-type="float">
            <text:p>4</text:p>
          </table:table-cell>
          <table:table-cell table:formula="of:=0.1" office:value-type="float" office:value="0.1" calcext:value-type="float">
            <text:p>0.1</text:p>
          </table:table-cell>
          <table:table-cell office:value-type="string" calcext:value-type="string">
            <text:p>noisefree</text:p>
          </table:table-cell>
          <table:table-cell office:value-type="float" office:value="4.2576829284" calcext:value-type="float">
            <text:p>4.2576829284</text:p>
          </table:table-cell>
          <table:table-cell office:value-type="float" office:value="3.05379866666" calcext:value-type="float">
            <text:p>3.0537986667</text:p>
          </table:table-cell>
          <table:table-cell office:value-type="float" office:value="6.13317686825" calcext:value-type="float">
            <text:p>6.1331768683</text:p>
          </table:table-cell>
          <table:table-cell office:value-type="float" office:value="1.32631985324" calcext:value-type="float">
            <text:p>1.3263198532</text:p>
          </table:table-cell>
          <table:table-cell office:value-type="float" office:value="4.41927204152" calcext:value-type="float">
            <text:p>4.4192720415</text:p>
          </table:table-cell>
          <table:table-cell office:value-type="float" office:value="3.22635706897" calcext:value-type="float">
            <text:p>3.226357069</text:p>
          </table:table-cell>
          <table:table-cell office:value-type="float" office:value="6.0501132235" calcext:value-type="float">
            <text:p>6.0501132235</text:p>
          </table:table-cell>
          <table:table-cell office:value-type="float" office:value="1.17374513601" calcext:value-type="float">
            <text:p>1.173745136</text:p>
          </table:table-cell>
          <table:table-cell office:value-type="float" office:value="4915.829785" calcext:value-type="float">
            <text:p>4915.829785</text:p>
          </table:table-cell>
          <table:table-cell office:value-type="float" office:value="2.86965" calcext:value-type="float">
            <text:p>2.86965</text:p>
          </table:table-cell>
          <table:table-cell office:value-type="float" office:value="46980.6" calcext:value-type="float">
            <text:p>46980.6</text:p>
          </table:table-cell>
          <table:table-cell office:value-type="float" office:value="14025.5070546" calcext:value-type="float">
            <text:p>14025.5070546</text:p>
          </table:table-cell>
          <table:table-cell office:value-type="string" calcext:value-type="string">
            <text:p><text:s/>[5.967197996504723, 3.125681405981555, 6.133176868246608, 5.5736422809915, 5.815909477959805, 3.1808417861221376, 3.193204162522586, 3.0537986666580332, 3.3108356083474333, 3.2225410307134923] </text:p>
          </table:table-cell>
          <table:table-cell office:value-type="string" calcext:value-type="string">
            <text:p><text:s/>[5.870476949660052, 4.383163605376696, 6.050113223502124, 5.449597120563697, 5.813525893622792, 3.3733621826511118, 3.285552727251774, 3.226357068968403, 3.3956154354551575, 3.3449562081785134] </text:p>
          </table:table-cell>
          <table:table-cell office:value-type="string" calcext:value-type="string">
            <text:p><text:s/>[46980.6, 2.86965, 1183.59, 13.9962, 383.25, 102.865, 108.445, 63.581, 148.083, 171.018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4_4_1_noisefree_complete</text:p>
          </table:table-cell>
          <table:table-cell table:formula="of:=IF(ISNUMBER(SEARCH(&quot;adadelta&quot;; [.A98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98])); &quot;complete&quot;; &quot;complete&quot;)" office:value-type="string" office:string-value="complete" calcext:value-type="string">
            <text:p>complete</text:p>
          </table:table-cell>
          <table:table-cell table:formula="of:=4" office:value-type="float" office:value="4" calcext:value-type="float">
            <text:p>4</text:p>
          </table:table-cell>
          <table:table-cell table:formula="of:=4" office:value-type="float" office:value="4" calcext:value-type="float">
            <text:p>4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isefree</text:p>
          </table:table-cell>
          <table:table-cell office:value-type="float" office:value="4.2576829284" calcext:value-type="float">
            <text:p>4.2576829284</text:p>
          </table:table-cell>
          <table:table-cell office:value-type="float" office:value="3.05379866666" calcext:value-type="float">
            <text:p>3.0537986667</text:p>
          </table:table-cell>
          <table:table-cell office:value-type="float" office:value="6.13317686825" calcext:value-type="float">
            <text:p>6.1331768683</text:p>
          </table:table-cell>
          <table:table-cell office:value-type="float" office:value="1.32631985324" calcext:value-type="float">
            <text:p>1.3263198532</text:p>
          </table:table-cell>
          <table:table-cell office:value-type="float" office:value="4.41927204152" calcext:value-type="float">
            <text:p>4.4192720415</text:p>
          </table:table-cell>
          <table:table-cell office:value-type="float" office:value="3.22635706897" calcext:value-type="float">
            <text:p>3.226357069</text:p>
          </table:table-cell>
          <table:table-cell office:value-type="float" office:value="6.0501132235" calcext:value-type="float">
            <text:p>6.0501132235</text:p>
          </table:table-cell>
          <table:table-cell office:value-type="float" office:value="1.17374513601" calcext:value-type="float">
            <text:p>1.173745136</text:p>
          </table:table-cell>
          <table:table-cell office:value-type="float" office:value="4915.829785" calcext:value-type="float">
            <text:p>4915.829785</text:p>
          </table:table-cell>
          <table:table-cell office:value-type="float" office:value="2.86965" calcext:value-type="float">
            <text:p>2.86965</text:p>
          </table:table-cell>
          <table:table-cell office:value-type="float" office:value="46980.6" calcext:value-type="float">
            <text:p>46980.6</text:p>
          </table:table-cell>
          <table:table-cell office:value-type="float" office:value="14025.5070546" calcext:value-type="float">
            <text:p>14025.5070546</text:p>
          </table:table-cell>
          <table:table-cell office:value-type="string" calcext:value-type="string">
            <text:p><text:s/>[5.967197996504723, 3.125681405981555, 6.133176868246608, 5.5736422809915, 5.815909477959805, 3.1808417861221376, 3.193204162522586, 3.0537986666580332, 3.3108356083474333, 3.2225410307134923] </text:p>
          </table:table-cell>
          <table:table-cell office:value-type="string" calcext:value-type="string">
            <text:p><text:s/>[5.870476949660052, 4.383163605376696, 6.050113223502124, 5.449597120563697, 5.813525893622792, 3.3733621826511118, 3.285552727251774, 3.226357068968403, 3.3956154354551575, 3.3449562081785134] </text:p>
          </table:table-cell>
          <table:table-cell office:value-type="string" calcext:value-type="string">
            <text:p><text:s/>[46980.6, 2.86965, 1183.59, 13.9962, 383.25, 102.865, 108.445, 63.581, 148.083, 171.018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4_4_1_noisefree_power</text:p>
          </table:table-cell>
          <table:table-cell table:formula="of:=IF(ISNUMBER(SEARCH(&quot;adadelta&quot;; [.A99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99])); &quot;complete&quot;; &quot;complete&quot;)" office:value-type="string" office:string-value="complete" calcext:value-type="string">
            <text:p>complete</text:p>
          </table:table-cell>
          <table:table-cell table:formula="of:=4" office:value-type="float" office:value="4" calcext:value-type="float">
            <text:p>4</text:p>
          </table:table-cell>
          <table:table-cell table:formula="of:=4" office:value-type="float" office:value="4" calcext:value-type="float">
            <text:p>4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isefree</text:p>
          </table:table-cell>
          <table:table-cell office:value-type="float" office:value="4.2576829284" calcext:value-type="float">
            <text:p>4.2576829284</text:p>
          </table:table-cell>
          <table:table-cell office:value-type="float" office:value="3.05379866666" calcext:value-type="float">
            <text:p>3.0537986667</text:p>
          </table:table-cell>
          <table:table-cell office:value-type="float" office:value="6.13317686825" calcext:value-type="float">
            <text:p>6.1331768683</text:p>
          </table:table-cell>
          <table:table-cell office:value-type="float" office:value="1.32631985324" calcext:value-type="float">
            <text:p>1.3263198532</text:p>
          </table:table-cell>
          <table:table-cell office:value-type="float" office:value="4.41927204152" calcext:value-type="float">
            <text:p>4.4192720415</text:p>
          </table:table-cell>
          <table:table-cell office:value-type="float" office:value="3.22635706897" calcext:value-type="float">
            <text:p>3.226357069</text:p>
          </table:table-cell>
          <table:table-cell office:value-type="float" office:value="6.0501132235" calcext:value-type="float">
            <text:p>6.0501132235</text:p>
          </table:table-cell>
          <table:table-cell office:value-type="float" office:value="1.17374513601" calcext:value-type="float">
            <text:p>1.173745136</text:p>
          </table:table-cell>
          <table:table-cell office:value-type="float" office:value="4915.829785" calcext:value-type="float">
            <text:p>4915.829785</text:p>
          </table:table-cell>
          <table:table-cell office:value-type="float" office:value="2.86965" calcext:value-type="float">
            <text:p>2.86965</text:p>
          </table:table-cell>
          <table:table-cell office:value-type="float" office:value="46980.6" calcext:value-type="float">
            <text:p>46980.6</text:p>
          </table:table-cell>
          <table:table-cell office:value-type="float" office:value="14025.5070546" calcext:value-type="float">
            <text:p>14025.5070546</text:p>
          </table:table-cell>
          <table:table-cell office:value-type="string" calcext:value-type="string">
            <text:p><text:s/>[5.967197996504723, 3.125681405981555, 6.133176868246608, 5.5736422809915, 5.815909477959805, 3.1808417861221376, 3.193204162522586, 3.0537986666580332, 3.3108356083474333, 3.2225410307134923] </text:p>
          </table:table-cell>
          <table:table-cell office:value-type="string" calcext:value-type="string">
            <text:p><text:s/>[5.870476949660052, 4.383163605376696, 6.050113223502124, 5.449597120563697, 5.813525893622792, 3.3733621826511118, 3.285552727251774, 3.226357068968403, 3.3956154354551575, 3.3449562081785134] </text:p>
          </table:table-cell>
          <table:table-cell office:value-type="string" calcext:value-type="string">
            <text:p><text:s/>[46980.6, 2.86965, 1183.59, 13.9962, 383.25, 102.865, 108.445, 63.581, 148.083, 171.018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4_4_5_noisefree_complete</text:p>
          </table:table-cell>
          <table:table-cell table:formula="of:=IF(ISNUMBER(SEARCH(&quot;adadelta&quot;; [.A100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00])); &quot;complete&quot;; &quot;complete&quot;)" office:value-type="string" office:string-value="complete" calcext:value-type="string">
            <text:p>complete</text:p>
          </table:table-cell>
          <table:table-cell table:formula="of:=4" office:value-type="float" office:value="4" calcext:value-type="float">
            <text:p>4</text:p>
          </table:table-cell>
          <table:table-cell table:formula="of:=4" office:value-type="float" office:value="4" calcext:value-type="float">
            <text:p>4</text:p>
          </table:table-cell>
          <table:table-cell table:formula="of:=5" office:value-type="float" office:value="5" calcext:value-type="float">
            <text:p>5</text:p>
          </table:table-cell>
          <table:table-cell office:value-type="string" calcext:value-type="string">
            <text:p>noisefree</text:p>
          </table:table-cell>
          <table:table-cell office:value-type="float" office:value="4.2576829284" calcext:value-type="float">
            <text:p>4.2576829284</text:p>
          </table:table-cell>
          <table:table-cell office:value-type="float" office:value="3.05379866666" calcext:value-type="float">
            <text:p>3.0537986667</text:p>
          </table:table-cell>
          <table:table-cell office:value-type="float" office:value="6.13317686825" calcext:value-type="float">
            <text:p>6.1331768683</text:p>
          </table:table-cell>
          <table:table-cell office:value-type="float" office:value="1.32631985324" calcext:value-type="float">
            <text:p>1.3263198532</text:p>
          </table:table-cell>
          <table:table-cell office:value-type="float" office:value="4.41927204152" calcext:value-type="float">
            <text:p>4.4192720415</text:p>
          </table:table-cell>
          <table:table-cell office:value-type="float" office:value="3.22635706897" calcext:value-type="float">
            <text:p>3.226357069</text:p>
          </table:table-cell>
          <table:table-cell office:value-type="float" office:value="6.0501132235" calcext:value-type="float">
            <text:p>6.0501132235</text:p>
          </table:table-cell>
          <table:table-cell office:value-type="float" office:value="1.17374513601" calcext:value-type="float">
            <text:p>1.173745136</text:p>
          </table:table-cell>
          <table:table-cell office:value-type="float" office:value="4915.829785" calcext:value-type="float">
            <text:p>4915.829785</text:p>
          </table:table-cell>
          <table:table-cell office:value-type="float" office:value="2.86965" calcext:value-type="float">
            <text:p>2.86965</text:p>
          </table:table-cell>
          <table:table-cell office:value-type="float" office:value="46980.6" calcext:value-type="float">
            <text:p>46980.6</text:p>
          </table:table-cell>
          <table:table-cell office:value-type="float" office:value="14025.5070546" calcext:value-type="float">
            <text:p>14025.5070546</text:p>
          </table:table-cell>
          <table:table-cell office:value-type="string" calcext:value-type="string">
            <text:p><text:s/>[5.967197996504723, 3.125681405981555, 6.133176868246608, 5.5736422809915, 5.815909477959805, 3.1808417861221376, 3.193204162522586, 3.0537986666580332, 3.3108356083474333, 3.2225410307134923] </text:p>
          </table:table-cell>
          <table:table-cell office:value-type="string" calcext:value-type="string">
            <text:p><text:s/>[5.870476949660052, 4.383163605376696, 6.050113223502124, 5.449597120563697, 5.813525893622792, 3.3733621826511118, 3.285552727251774, 3.226357068968403, 3.3956154354551575, 3.3449562081785134] </text:p>
          </table:table-cell>
          <table:table-cell office:value-type="string" calcext:value-type="string">
            <text:p><text:s/>[46980.6, 2.86965, 1183.59, 13.9962, 383.25, 102.865, 108.445, 63.581, 148.083, 171.018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4_4_5_noisefree_power</text:p>
          </table:table-cell>
          <table:table-cell table:formula="of:=IF(ISNUMBER(SEARCH(&quot;adadelta&quot;; [.A101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01])); &quot;complete&quot;; &quot;complete&quot;)" office:value-type="string" office:string-value="complete" calcext:value-type="string">
            <text:p>complete</text:p>
          </table:table-cell>
          <table:table-cell table:formula="of:=4" office:value-type="float" office:value="4" calcext:value-type="float">
            <text:p>4</text:p>
          </table:table-cell>
          <table:table-cell table:formula="of:=4" office:value-type="float" office:value="4" calcext:value-type="float">
            <text:p>4</text:p>
          </table:table-cell>
          <table:table-cell table:formula="of:=5" office:value-type="float" office:value="5" calcext:value-type="float">
            <text:p>5</text:p>
          </table:table-cell>
          <table:table-cell office:value-type="string" calcext:value-type="string">
            <text:p>noisefree</text:p>
          </table:table-cell>
          <table:table-cell office:value-type="float" office:value="40.9373439086" calcext:value-type="float">
            <text:p>40.9373439086</text:p>
          </table:table-cell>
          <table:table-cell office:value-type="float" office:value="27.5121448395" calcext:value-type="float">
            <text:p>27.5121448395</text:p>
          </table:table-cell>
          <table:table-cell office:value-type="float" office:value="70.3543898242" calcext:value-type="float">
            <text:p>70.3543898242</text:p>
          </table:table-cell>
          <table:table-cell office:value-type="float" office:value="12.5906513593" calcext:value-type="float">
            <text:p>12.5906513593</text:p>
          </table:table-cell>
          <table:table-cell office:value-type="float" office:value="40.7432812575" calcext:value-type="float">
            <text:p>40.7432812575</text:p>
          </table:table-cell>
          <table:table-cell office:value-type="float" office:value="27.1895599094" calcext:value-type="float">
            <text:p>27.1895599094</text:p>
          </table:table-cell>
          <table:table-cell office:value-type="float" office:value="69.8895091844" calcext:value-type="float">
            <text:p>69.8895091844</text:p>
          </table:table-cell>
          <table:table-cell office:value-type="float" office:value="12.2965352084" calcext:value-type="float">
            <text:p>12.2965352084</text:p>
          </table:table-cell>
          <table:table-cell office:value-type="float" office:value="7.8766867913E+018" calcext:value-type="float">
            <text:p>7876686791300000000</text:p>
          </table:table-cell>
          <table:table-cell office:value-type="float" office:value="1028.29" calcext:value-type="float">
            <text:p>1028.29</text:p>
          </table:table-cell>
          <table:table-cell office:value-type="float" office:value="2.91017E+019" calcext:value-type="float">
            <text:p>29101700000000000000</text:p>
          </table:table-cell>
          <table:table-cell office:value-type="float" office:value="1.16183825238E+019" calcext:value-type="float">
            <text:p>11618382523800000000</text:p>
          </table:table-cell>
          <table:table-cell office:value-type="string" calcext:value-type="string">
            <text:p><text:s/>[48.13488253291184, 51.52927630043323, 70.35438982422721, 35.981556557126716, 41.99519537302449, 29.770117930263467, 27.51214483945827, 42.98292880194299, 32.22345996844069, 28.889486958411013] </text:p>
          </table:table-cell>
          <table:table-cell office:value-type="string" calcext:value-type="string">
            <text:p><text:s/>[48.02157117355929, 50.036854844868, 69.88950918442141, 35.890147718889494, 41.31913279606067, 30.01781136228613, 27.1895599094088, 43.24167914631553, 31.647262240795804, 30.17928419827415] </text:p>
          </table:table-cell>
          <table:table-cell office:value-type="string" calcext:value-type="string">
            <text:p><text:s/>[1.67696e+19, 2.22231e+18, 2.91017e+19, 1.78165e+18, 2945470000000000.0, 1028.29, 126813000000000.0, 2.88799e+19, 8635630000000000.0, 1902.3]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func_test2/test_functions10_0</text:p>
          </table:table-cell>
          <table:table-cell table:formula="of:=IF(ISNUMBER(SEARCH(&quot;adadelta&quot;; [.A102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02])); &quot;complete&quot;; &quot;complete&quot;)" office:value-type="string" office:string-value="complete" calcext:value-type="string">
            <text:p>complete</text:p>
          </table:table-cell>
          <table:table-cell table:style-name="ce6" table:number-columns-repeated="3"/>
          <table:table-cell office:value-type="string" calcext:value-type="string">
            <text:p>noisefree</text:p>
          </table:table-cell>
          <table:table-cell table:style-name="ce5" office:value-type="float" office:value="40.9373439086" calcext:value-type="float">
            <text:p>40.9373439086</text:p>
          </table:table-cell>
          <table:table-cell table:style-name="ce5" office:value-type="float" office:value="27.5121448395" calcext:value-type="float">
            <text:p>27.5121448395</text:p>
          </table:table-cell>
          <table:table-cell table:style-name="ce5" office:value-type="float" office:value="70.3543898242" calcext:value-type="float">
            <text:p>70.3543898242</text:p>
          </table:table-cell>
          <table:table-cell table:style-name="ce5" office:value-type="float" office:value="12.5906513593" calcext:value-type="float">
            <text:p>12.5906513593</text:p>
          </table:table-cell>
          <table:table-cell table:style-name="ce5" office:value-type="float" office:value="40.7432812575" calcext:value-type="float">
            <text:p>40.7432812575</text:p>
          </table:table-cell>
          <table:table-cell table:style-name="ce5" office:value-type="float" office:value="27.1895599094" calcext:value-type="float">
            <text:p>27.1895599094</text:p>
          </table:table-cell>
          <table:table-cell table:style-name="ce5" office:value-type="float" office:value="69.8895091844" calcext:value-type="float">
            <text:p>69.8895091844</text:p>
          </table:table-cell>
          <table:table-cell table:style-name="ce5" office:value-type="float" office:value="12.2965352084" calcext:value-type="float">
            <text:p>12.2965352084</text:p>
          </table:table-cell>
          <table:table-cell table:style-name="ce5" office:value-type="float" office:value="7.8766867913E+018" calcext:value-type="float">
            <text:p>7876686791300000000</text:p>
          </table:table-cell>
          <table:table-cell table:style-name="ce5" office:value-type="float" office:value="1028.29" calcext:value-type="float">
            <text:p>1028.29</text:p>
          </table:table-cell>
          <table:table-cell table:style-name="ce5" office:value-type="float" office:value="2.91017E+019" calcext:value-type="float">
            <text:p>29101700000000000000</text:p>
          </table:table-cell>
          <table:table-cell table:style-name="ce5" office:value-type="float" office:value="1.16183825238E+019" calcext:value-type="float">
            <text:p>11618382523800000000</text:p>
          </table:table-cell>
          <table:table-cell table:style-name="ce5" office:value-type="string" calcext:value-type="string">
            <text:p><text:s/>[48.13488253291184, 51.52927630043323, 70.35438982422721, 35.981556557126716, 41.99519537302449, 29.770117930263467, 27.51214483945827, 42.98292880194299, 32.22345996844069, 28.889486958411013] </text:p>
          </table:table-cell>
          <table:table-cell table:style-name="ce5" office:value-type="string" calcext:value-type="string">
            <text:p><text:s/>[48.02157117355929, 50.036854844868, 69.88950918442141, 35.890147718889494, 41.31913279606067, 30.01781136228613, 27.1895599094088, 43.24167914631553, 31.647262240795804, 30.17928419827415] </text:p>
          </table:table-cell>
          <table:table-cell table:style-name="ce5" office:value-type="string" calcext:value-type="string">
            <text:p><text:s/>[1.67696e+19, 2.22231e+18, 2.91017e+19, 1.78165e+18, 2945470000000000.0, 1028.29, 126813000000000.0, 2.88799e+19, 8635630000000000.0, 1902.3]</text:p>
          </table:table-cell>
          <table:table-cell table:style-name="ce5" table:number-columns-repeated="1002"/>
        </table:table-row>
        <table:table-row table:style-name="ro2">
          <table:table-cell table:style-name="ce5" office:value-type="string" calcext:value-type="string">
            <text:p>func_test2/test_functions10_1</text:p>
          </table:table-cell>
          <table:table-cell table:formula="of:=IF(ISNUMBER(SEARCH(&quot;adadelta&quot;; [.A103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03])); &quot;complete&quot;; &quot;complete&quot;)" office:value-type="string" office:string-value="complete" calcext:value-type="string">
            <text:p>complete</text:p>
          </table:table-cell>
          <table:table-cell table:style-name="ce6" table:number-columns-repeated="3"/>
          <table:table-cell office:value-type="string" calcext:value-type="string">
            <text:p>noisefree</text:p>
          </table:table-cell>
          <table:table-cell table:style-name="ce5" office:value-type="float" office:value="40.9373439086" calcext:value-type="float">
            <text:p>40.9373439086</text:p>
          </table:table-cell>
          <table:table-cell table:style-name="ce5" office:value-type="float" office:value="27.5121448395" calcext:value-type="float">
            <text:p>27.5121448395</text:p>
          </table:table-cell>
          <table:table-cell table:style-name="ce5" office:value-type="float" office:value="70.3543898242" calcext:value-type="float">
            <text:p>70.3543898242</text:p>
          </table:table-cell>
          <table:table-cell table:style-name="ce5" office:value-type="float" office:value="12.5906513593" calcext:value-type="float">
            <text:p>12.5906513593</text:p>
          </table:table-cell>
          <table:table-cell table:style-name="ce5" office:value-type="float" office:value="40.7432812575" calcext:value-type="float">
            <text:p>40.7432812575</text:p>
          </table:table-cell>
          <table:table-cell table:style-name="ce5" office:value-type="float" office:value="27.1895599094" calcext:value-type="float">
            <text:p>27.1895599094</text:p>
          </table:table-cell>
          <table:table-cell table:style-name="ce5" office:value-type="float" office:value="69.8895091844" calcext:value-type="float">
            <text:p>69.8895091844</text:p>
          </table:table-cell>
          <table:table-cell table:style-name="ce5" office:value-type="float" office:value="12.2965352084" calcext:value-type="float">
            <text:p>12.2965352084</text:p>
          </table:table-cell>
          <table:table-cell table:style-name="ce5" office:value-type="float" office:value="7.8766867913E+018" calcext:value-type="float">
            <text:p>7876686791300000000</text:p>
          </table:table-cell>
          <table:table-cell table:style-name="ce5" office:value-type="float" office:value="1028.29" calcext:value-type="float">
            <text:p>1028.29</text:p>
          </table:table-cell>
          <table:table-cell table:style-name="ce5" office:value-type="float" office:value="2.91017E+019" calcext:value-type="float">
            <text:p>29101700000000000000</text:p>
          </table:table-cell>
          <table:table-cell table:style-name="ce5" office:value-type="float" office:value="1.16183825238E+019" calcext:value-type="float">
            <text:p>11618382523800000000</text:p>
          </table:table-cell>
          <table:table-cell table:style-name="ce5" office:value-type="string" calcext:value-type="string">
            <text:p><text:s/>[48.13488253291184, 51.52927630043323, 70.35438982422721, 35.981556557126716, 41.99519537302449, 29.770117930263467, 27.51214483945827, 42.98292880194299, 32.22345996844069, 28.889486958411013] </text:p>
          </table:table-cell>
          <table:table-cell table:style-name="ce5" office:value-type="string" calcext:value-type="string">
            <text:p><text:s/>[48.02157117355929, 50.036854844868, 69.88950918442141, 35.890147718889494, 41.31913279606067, 30.01781136228613, 27.1895599094088, 43.24167914631553, 31.647262240795804, 30.17928419827415] </text:p>
          </table:table-cell>
          <table:table-cell table:style-name="ce5" office:value-type="string" calcext:value-type="string">
            <text:p><text:s/>[1.67696e+19, 2.22231e+18, 2.91017e+19, 1.78165e+18, 2945470000000000.0, 1028.29, 126813000000000.0, 2.88799e+19, 8635630000000000.0, 1902.3]</text:p>
          </table:table-cell>
          <table:table-cell table:style-name="ce5" table:number-columns-repeated="1002"/>
        </table:table-row>
        <table:table-row table:style-name="ro2">
          <table:table-cell table:style-name="ce5" office:value-type="string" calcext:value-type="string">
            <text:p>func_test2/test_functions10_2</text:p>
          </table:table-cell>
          <table:table-cell table:formula="of:=IF(ISNUMBER(SEARCH(&quot;adadelta&quot;; [.A104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04])); &quot;complete&quot;; &quot;complete&quot;)" office:value-type="string" office:string-value="complete" calcext:value-type="string">
            <text:p>complete</text:p>
          </table:table-cell>
          <table:table-cell table:style-name="ce6" table:number-columns-repeated="3"/>
          <table:table-cell office:value-type="string" calcext:value-type="string">
            <text:p>noisefree</text:p>
          </table:table-cell>
          <table:table-cell table:style-name="ce5" office:value-type="float" office:value="40.9373439086" calcext:value-type="float">
            <text:p>40.9373439086</text:p>
          </table:table-cell>
          <table:table-cell table:style-name="ce5" office:value-type="float" office:value="27.5121448395" calcext:value-type="float">
            <text:p>27.5121448395</text:p>
          </table:table-cell>
          <table:table-cell table:style-name="ce5" office:value-type="float" office:value="70.3543898242" calcext:value-type="float">
            <text:p>70.3543898242</text:p>
          </table:table-cell>
          <table:table-cell table:style-name="ce5" office:value-type="float" office:value="12.5906513593" calcext:value-type="float">
            <text:p>12.5906513593</text:p>
          </table:table-cell>
          <table:table-cell table:style-name="ce5" office:value-type="float" office:value="40.7432812575" calcext:value-type="float">
            <text:p>40.7432812575</text:p>
          </table:table-cell>
          <table:table-cell table:style-name="ce5" office:value-type="float" office:value="27.1895599094" calcext:value-type="float">
            <text:p>27.1895599094</text:p>
          </table:table-cell>
          <table:table-cell table:style-name="ce5" office:value-type="float" office:value="69.8895091844" calcext:value-type="float">
            <text:p>69.8895091844</text:p>
          </table:table-cell>
          <table:table-cell table:style-name="ce5" office:value-type="float" office:value="12.2965352084" calcext:value-type="float">
            <text:p>12.2965352084</text:p>
          </table:table-cell>
          <table:table-cell table:style-name="ce5" office:value-type="float" office:value="7.8766867913E+018" calcext:value-type="float">
            <text:p>7876686791300000000</text:p>
          </table:table-cell>
          <table:table-cell table:style-name="ce5" office:value-type="float" office:value="1028.29" calcext:value-type="float">
            <text:p>1028.29</text:p>
          </table:table-cell>
          <table:table-cell table:style-name="ce5" office:value-type="float" office:value="2.91017E+019" calcext:value-type="float">
            <text:p>29101700000000000000</text:p>
          </table:table-cell>
          <table:table-cell table:style-name="ce5" office:value-type="float" office:value="1.16183825238E+019" calcext:value-type="float">
            <text:p>11618382523800000000</text:p>
          </table:table-cell>
          <table:table-cell table:style-name="ce5" office:value-type="string" calcext:value-type="string">
            <text:p><text:s/>[48.13488253291184, 51.52927630043323, 70.35438982422721, 35.981556557126716, 41.99519537302449, 29.770117930263467, 27.51214483945827, 42.98292880194299, 32.22345996844069, 28.889486958411013] </text:p>
          </table:table-cell>
          <table:table-cell table:style-name="ce5" office:value-type="string" calcext:value-type="string">
            <text:p><text:s/>[48.02157117355929, 50.036854844868, 69.88950918442141, 35.890147718889494, 41.31913279606067, 30.01781136228613, 27.1895599094088, 43.24167914631553, 31.647262240795804, 30.17928419827415] </text:p>
          </table:table-cell>
          <table:table-cell table:style-name="ce5" office:value-type="string" calcext:value-type="string">
            <text:p><text:s/>[1.67696e+19, 2.22231e+18, 2.91017e+19, 1.78165e+18, 2945470000000000.0, 1028.29, 126813000000000.0, 2.88799e+19, 8635630000000000.0, 1902.3]</text:p>
          </table:table-cell>
          <table:table-cell table:style-name="ce5" table:number-columns-repeated="1002"/>
        </table:table-row>
        <table:table-row table:style-name="ro2">
          <table:table-cell table:style-name="ce5" office:value-type="string" calcext:value-type="string">
            <text:p>func_test2/test_functions10_3</text:p>
          </table:table-cell>
          <table:table-cell table:formula="of:=IF(ISNUMBER(SEARCH(&quot;adadelta&quot;; [.A105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05])); &quot;complete&quot;; &quot;complete&quot;)" office:value-type="string" office:string-value="complete" calcext:value-type="string">
            <text:p>complete</text:p>
          </table:table-cell>
          <table:table-cell table:style-name="ce6" table:number-columns-repeated="3"/>
          <table:table-cell office:value-type="string" calcext:value-type="string">
            <text:p>noisefree</text:p>
          </table:table-cell>
          <table:table-cell table:style-name="ce5" office:value-type="float" office:value="40.9373439086" calcext:value-type="float">
            <text:p>40.9373439086</text:p>
          </table:table-cell>
          <table:table-cell table:style-name="ce5" office:value-type="float" office:value="27.5121448395" calcext:value-type="float">
            <text:p>27.5121448395</text:p>
          </table:table-cell>
          <table:table-cell table:style-name="ce5" office:value-type="float" office:value="70.3543898242" calcext:value-type="float">
            <text:p>70.3543898242</text:p>
          </table:table-cell>
          <table:table-cell table:style-name="ce5" office:value-type="float" office:value="12.5906513593" calcext:value-type="float">
            <text:p>12.5906513593</text:p>
          </table:table-cell>
          <table:table-cell table:style-name="ce5" office:value-type="float" office:value="40.7432812575" calcext:value-type="float">
            <text:p>40.7432812575</text:p>
          </table:table-cell>
          <table:table-cell table:style-name="ce5" office:value-type="float" office:value="27.1895599094" calcext:value-type="float">
            <text:p>27.1895599094</text:p>
          </table:table-cell>
          <table:table-cell table:style-name="ce5" office:value-type="float" office:value="69.8895091844" calcext:value-type="float">
            <text:p>69.8895091844</text:p>
          </table:table-cell>
          <table:table-cell table:style-name="ce5" office:value-type="float" office:value="12.2965352084" calcext:value-type="float">
            <text:p>12.2965352084</text:p>
          </table:table-cell>
          <table:table-cell table:style-name="ce5" office:value-type="float" office:value="7.8766867913E+018" calcext:value-type="float">
            <text:p>7876686791300000000</text:p>
          </table:table-cell>
          <table:table-cell table:style-name="ce5" office:value-type="float" office:value="1028.29" calcext:value-type="float">
            <text:p>1028.29</text:p>
          </table:table-cell>
          <table:table-cell table:style-name="ce5" office:value-type="float" office:value="2.91017E+019" calcext:value-type="float">
            <text:p>29101700000000000000</text:p>
          </table:table-cell>
          <table:table-cell table:style-name="ce5" office:value-type="float" office:value="1.16183825238E+019" calcext:value-type="float">
            <text:p>11618382523800000000</text:p>
          </table:table-cell>
          <table:table-cell table:style-name="ce5" office:value-type="string" calcext:value-type="string">
            <text:p><text:s/>[48.13488253291184, 51.52927630043323, 70.35438982422721, 35.981556557126716, 41.99519537302449, 29.770117930263467, 27.51214483945827, 42.98292880194299, 32.22345996844069, 28.889486958411013] </text:p>
          </table:table-cell>
          <table:table-cell table:style-name="ce5" office:value-type="string" calcext:value-type="string">
            <text:p><text:s/>[48.02157117355929, 50.036854844868, 69.88950918442141, 35.890147718889494, 41.31913279606067, 30.01781136228613, 27.1895599094088, 43.24167914631553, 31.647262240795804, 30.17928419827415] </text:p>
          </table:table-cell>
          <table:table-cell table:style-name="ce5" office:value-type="string" calcext:value-type="string">
            <text:p><text:s/>[1.67696e+19, 2.22231e+18, 2.91017e+19, 1.78165e+18, 2945470000000000.0, 1028.29, 126813000000000.0, 2.88799e+19, 8635630000000000.0, 1902.3]</text:p>
          </table:table-cell>
          <table:table-cell table:style-name="ce5" table:number-columns-repeated="1002"/>
        </table:table-row>
        <table:table-row table:style-name="ro2">
          <table:table-cell office:value-type="string" calcext:value-type="string">
            <text:p>func_test3/test_functions_adadelta5_0__noisefree_complete</text:p>
          </table:table-cell>
          <table:table-cell table:formula="of:=IF(ISNUMBER(SEARCH(&quot;adadelta&quot;; [.A106])); &quot;adadelta&quot;; &quot;adagrad&quot;)" office:value-type="string" office:string-value="adadelta" calcext:value-type="string">
            <text:p>adadelta</text:p>
          </table:table-cell>
          <table:table-cell table:formula="of:=IF(ISNUMBER(SEARCH(&quot;power&quot;; [.A106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0" office:value-type="float" office:value="0" calcext:value-type="float">
            <text:p>0</text:p>
          </table:table-cell>
          <table:table-cell/>
          <table:table-cell office:value-type="string" calcext:value-type="string">
            <text:p>noisefree</text:p>
          </table:table-cell>
          <table:table-cell office:value-type="float" office:value="10.0871055532" calcext:value-type="float">
            <text:p>10.0871055532</text:p>
          </table:table-cell>
          <table:table-cell office:value-type="float" office:value="9.23891474083" calcext:value-type="float">
            <text:p>9.2389147408</text:p>
          </table:table-cell>
          <table:table-cell office:value-type="float" office:value="11.318934197" calcext:value-type="float">
            <text:p>11.318934197</text:p>
          </table:table-cell>
          <table:table-cell office:value-type="float" office:value="0.617943514964" calcext:value-type="float">
            <text:p>0.617943515</text:p>
          </table:table-cell>
          <table:table-cell office:value-type="float" office:value="9.62050176593" calcext:value-type="float">
            <text:p>9.6205017659</text:p>
          </table:table-cell>
          <table:table-cell office:value-type="float" office:value="9.04657221148" calcext:value-type="float">
            <text:p>9.0465722115</text:p>
          </table:table-cell>
          <table:table-cell office:value-type="float" office:value="10.9333792661" calcext:value-type="float">
            <text:p>10.9333792661</text:p>
          </table:table-cell>
          <table:table-cell office:value-type="float" office:value="0.561918658575" calcext:value-type="float">
            <text:p>0.5619186586</text:p>
          </table:table-cell>
          <table:table-cell office:value-type="float" office:value="1929084.7" calcext:value-type="float">
            <text:p>1929084.7</text:p>
          </table:table-cell>
          <table:table-cell office:value-type="float" office:value="635847" calcext:value-type="float">
            <text:p>635847</text:p>
          </table:table-cell>
          <table:table-cell office:value-type="float" office:value="2667580" calcext:value-type="float">
            <text:p>2667580</text:p>
          </table:table-cell>
          <table:table-cell office:value-type="float" office:value="579262.341765" calcext:value-type="float">
            <text:p>579262.341765</text:p>
          </table:table-cell>
          <table:table-cell office:value-type="string" calcext:value-type="string">
            <text:p><text:s/>[11.31893419698561, 9.969727671281372, 10.811854871752479, 9.657933362514315, 9.685306486349859, 9.238914740829316, 9.809349457430265, 9.500666305268375, 10.320727901853685, 10.557640537758926] </text:p>
          </table:table-cell>
          <table:table-cell office:value-type="string" calcext:value-type="string">
            <text:p><text:s/>[10.93337926606821, 9.046572211479521, 10.003126351088333, 9.304727406795271, 9.481345944460136, 9.236524342430613, 9.074949199306156, 9.450135735748024, 9.468985461183324, 10.205271740749021] </text:p>
          </table:table-cell>
          <table:table-cell office:value-type="string" calcext:value-type="string">
            <text:p><text:s/>[2432520.0, 1596270.0, 1828000.0, 2481890.0, 2191400.0, 2083240.0, 1335020.0, 2667580.0, 2039080.0, 635847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3/test_functions_adadelta5_0__noisefree_power</text:p>
          </table:table-cell>
          <table:table-cell table:formula="of:=IF(ISNUMBER(SEARCH(&quot;adadelta&quot;; [.A107])); &quot;adadelta&quot;; &quot;adagrad&quot;)" office:value-type="string" office:string-value="adadelta" calcext:value-type="string">
            <text:p>adadelta</text:p>
          </table:table-cell>
          <table:table-cell table:formula="of:=IF(ISNUMBER(SEARCH(&quot;power&quot;; [.A107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0" office:value-type="float" office:value="0" calcext:value-type="float">
            <text:p>0</text:p>
          </table:table-cell>
          <table:table-cell/>
          <table:table-cell office:value-type="string" calcext:value-type="string">
            <text:p>noisefree</text:p>
          </table:table-cell>
          <table:table-cell office:value-type="float" office:value="10.0871055532" calcext:value-type="float">
            <text:p>10.0871055532</text:p>
          </table:table-cell>
          <table:table-cell office:value-type="float" office:value="9.23891474083" calcext:value-type="float">
            <text:p>9.2389147408</text:p>
          </table:table-cell>
          <table:table-cell office:value-type="float" office:value="11.318934197" calcext:value-type="float">
            <text:p>11.318934197</text:p>
          </table:table-cell>
          <table:table-cell office:value-type="float" office:value="0.617943514964" calcext:value-type="float">
            <text:p>0.617943515</text:p>
          </table:table-cell>
          <table:table-cell office:value-type="float" office:value="9.62050176593" calcext:value-type="float">
            <text:p>9.6205017659</text:p>
          </table:table-cell>
          <table:table-cell office:value-type="float" office:value="9.04657221148" calcext:value-type="float">
            <text:p>9.0465722115</text:p>
          </table:table-cell>
          <table:table-cell office:value-type="float" office:value="10.9333792661" calcext:value-type="float">
            <text:p>10.9333792661</text:p>
          </table:table-cell>
          <table:table-cell office:value-type="float" office:value="0.561918658575" calcext:value-type="float">
            <text:p>0.5619186586</text:p>
          </table:table-cell>
          <table:table-cell office:value-type="float" office:value="1929084.7" calcext:value-type="float">
            <text:p>1929084.7</text:p>
          </table:table-cell>
          <table:table-cell office:value-type="float" office:value="635847" calcext:value-type="float">
            <text:p>635847</text:p>
          </table:table-cell>
          <table:table-cell office:value-type="float" office:value="2667580" calcext:value-type="float">
            <text:p>2667580</text:p>
          </table:table-cell>
          <table:table-cell office:value-type="float" office:value="579262.341765" calcext:value-type="float">
            <text:p>579262.341765</text:p>
          </table:table-cell>
          <table:table-cell office:value-type="string" calcext:value-type="string">
            <text:p><text:s/>[11.31893419698561, 9.969727671281372, 10.811854871752479, 9.657933362514315, 9.685306486349859, 9.238914740829316, 9.809349457430265, 9.500666305268375, 10.320727901853685, 10.557640537758926] </text:p>
          </table:table-cell>
          <table:table-cell office:value-type="string" calcext:value-type="string">
            <text:p><text:s/>[10.93337926606821, 9.046572211479521, 10.003126351088333, 9.304727406795271, 9.481345944460136, 9.236524342430613, 9.074949199306156, 9.450135735748024, 9.468985461183324, 10.205271740749021] </text:p>
          </table:table-cell>
          <table:table-cell office:value-type="string" calcext:value-type="string">
            <text:p><text:s/>[2432520.0, 1596270.0, 1828000.0, 2481890.0, 2191400.0, 2083240.0, 1335020.0, 2667580.0, 2039080.0, 635847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3/test_functions_adadelta5_1__noisefree_complete</text:p>
          </table:table-cell>
          <table:table-cell table:formula="of:=IF(ISNUMBER(SEARCH(&quot;adadelta&quot;; [.A108])); &quot;adadelta&quot;; &quot;adagrad&quot;)" office:value-type="string" office:string-value="adadelta" calcext:value-type="string">
            <text:p>adadelta</text:p>
          </table:table-cell>
          <table:table-cell table:formula="of:=IF(ISNUMBER(SEARCH(&quot;power&quot;; [.A108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/>
          <table:table-cell office:value-type="string" calcext:value-type="string">
            <text:p>noisefree</text:p>
          </table:table-cell>
          <table:table-cell office:value-type="float" office:value="10.0871055532" calcext:value-type="float">
            <text:p>10.0871055532</text:p>
          </table:table-cell>
          <table:table-cell office:value-type="float" office:value="9.23891474083" calcext:value-type="float">
            <text:p>9.2389147408</text:p>
          </table:table-cell>
          <table:table-cell office:value-type="float" office:value="11.318934197" calcext:value-type="float">
            <text:p>11.318934197</text:p>
          </table:table-cell>
          <table:table-cell office:value-type="float" office:value="0.617943514964" calcext:value-type="float">
            <text:p>0.617943515</text:p>
          </table:table-cell>
          <table:table-cell office:value-type="float" office:value="9.62050176593" calcext:value-type="float">
            <text:p>9.6205017659</text:p>
          </table:table-cell>
          <table:table-cell office:value-type="float" office:value="9.04657221148" calcext:value-type="float">
            <text:p>9.0465722115</text:p>
          </table:table-cell>
          <table:table-cell office:value-type="float" office:value="10.9333792661" calcext:value-type="float">
            <text:p>10.9333792661</text:p>
          </table:table-cell>
          <table:table-cell office:value-type="float" office:value="0.561918658575" calcext:value-type="float">
            <text:p>0.5619186586</text:p>
          </table:table-cell>
          <table:table-cell office:value-type="float" office:value="1929084.7" calcext:value-type="float">
            <text:p>1929084.7</text:p>
          </table:table-cell>
          <table:table-cell office:value-type="float" office:value="635847" calcext:value-type="float">
            <text:p>635847</text:p>
          </table:table-cell>
          <table:table-cell office:value-type="float" office:value="2667580" calcext:value-type="float">
            <text:p>2667580</text:p>
          </table:table-cell>
          <table:table-cell office:value-type="float" office:value="579262.341765" calcext:value-type="float">
            <text:p>579262.341765</text:p>
          </table:table-cell>
          <table:table-cell office:value-type="string" calcext:value-type="string">
            <text:p><text:s/>[11.31893419698561, 9.969727671281372, 10.811854871752479, 9.657933362514315, 9.685306486349859, 9.238914740829316, 9.809349457430265, 9.500666305268375, 10.320727901853685, 10.557640537758926] </text:p>
          </table:table-cell>
          <table:table-cell office:value-type="string" calcext:value-type="string">
            <text:p><text:s/>[10.93337926606821, 9.046572211479521, 10.003126351088333, 9.304727406795271, 9.481345944460136, 9.236524342430613, 9.074949199306156, 9.450135735748024, 9.468985461183324, 10.205271740749021] </text:p>
          </table:table-cell>
          <table:table-cell office:value-type="string" calcext:value-type="string">
            <text:p><text:s/>[2432520.0, 1596270.0, 1828000.0, 2481890.0, 2191400.0, 2083240.0, 1335020.0, 2667580.0, 2039080.0, 635847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3/test_functions_adadelta5_1__noisefree_power</text:p>
          </table:table-cell>
          <table:table-cell table:formula="of:=IF(ISNUMBER(SEARCH(&quot;adadelta&quot;; [.A109])); &quot;adadelta&quot;; &quot;adagrad&quot;)" office:value-type="string" office:string-value="adadelta" calcext:value-type="string">
            <text:p>adadelta</text:p>
          </table:table-cell>
          <table:table-cell table:formula="of:=IF(ISNUMBER(SEARCH(&quot;power&quot;; [.A109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/>
          <table:table-cell office:value-type="string" calcext:value-type="string">
            <text:p>noisefree</text:p>
          </table:table-cell>
          <table:table-cell office:value-type="float" office:value="10.0871055532" calcext:value-type="float">
            <text:p>10.0871055532</text:p>
          </table:table-cell>
          <table:table-cell office:value-type="float" office:value="9.23891474083" calcext:value-type="float">
            <text:p>9.2389147408</text:p>
          </table:table-cell>
          <table:table-cell office:value-type="float" office:value="11.318934197" calcext:value-type="float">
            <text:p>11.318934197</text:p>
          </table:table-cell>
          <table:table-cell office:value-type="float" office:value="0.617943514964" calcext:value-type="float">
            <text:p>0.617943515</text:p>
          </table:table-cell>
          <table:table-cell office:value-type="float" office:value="9.62050176593" calcext:value-type="float">
            <text:p>9.6205017659</text:p>
          </table:table-cell>
          <table:table-cell office:value-type="float" office:value="9.04657221148" calcext:value-type="float">
            <text:p>9.0465722115</text:p>
          </table:table-cell>
          <table:table-cell office:value-type="float" office:value="10.9333792661" calcext:value-type="float">
            <text:p>10.9333792661</text:p>
          </table:table-cell>
          <table:table-cell office:value-type="float" office:value="0.561918658575" calcext:value-type="float">
            <text:p>0.5619186586</text:p>
          </table:table-cell>
          <table:table-cell office:value-type="float" office:value="1929084.7" calcext:value-type="float">
            <text:p>1929084.7</text:p>
          </table:table-cell>
          <table:table-cell office:value-type="float" office:value="635847" calcext:value-type="float">
            <text:p>635847</text:p>
          </table:table-cell>
          <table:table-cell office:value-type="float" office:value="2667580" calcext:value-type="float">
            <text:p>2667580</text:p>
          </table:table-cell>
          <table:table-cell office:value-type="float" office:value="579262.341765" calcext:value-type="float">
            <text:p>579262.341765</text:p>
          </table:table-cell>
          <table:table-cell office:value-type="string" calcext:value-type="string">
            <text:p><text:s/>[11.31893419698561, 9.969727671281372, 10.811854871752479, 9.657933362514315, 9.685306486349859, 9.238914740829316, 9.809349457430265, 9.500666305268375, 10.320727901853685, 10.557640537758926] </text:p>
          </table:table-cell>
          <table:table-cell office:value-type="string" calcext:value-type="string">
            <text:p><text:s/>[10.93337926606821, 9.046572211479521, 10.003126351088333, 9.304727406795271, 9.481345944460136, 9.236524342430613, 9.074949199306156, 9.450135735748024, 9.468985461183324, 10.205271740749021] </text:p>
          </table:table-cell>
          <table:table-cell office:value-type="string" calcext:value-type="string">
            <text:p><text:s/>[2432520.0, 1596270.0, 1828000.0, 2481890.0, 2191400.0, 2083240.0, 1335020.0, 2667580.0, 2039080.0, 635847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3/test_functions_adadelta5_2__noisefree_complete</text:p>
          </table:table-cell>
          <table:table-cell table:formula="of:=IF(ISNUMBER(SEARCH(&quot;adadelta&quot;; [.A110])); &quot;adadelta&quot;; &quot;adagrad&quot;)" office:value-type="string" office:string-value="adadelta" calcext:value-type="string">
            <text:p>adadelta</text:p>
          </table:table-cell>
          <table:table-cell table:formula="of:=IF(ISNUMBER(SEARCH(&quot;power&quot;; [.A110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2" office:value-type="float" office:value="2" calcext:value-type="float">
            <text:p>2</text:p>
          </table:table-cell>
          <table:table-cell/>
          <table:table-cell office:value-type="string" calcext:value-type="string">
            <text:p>noisefree</text:p>
          </table:table-cell>
          <table:table-cell office:value-type="float" office:value="9.75492994722" calcext:value-type="float">
            <text:p>9.7549299472</text:p>
          </table:table-cell>
          <table:table-cell office:value-type="float" office:value="8.98147864457" calcext:value-type="float">
            <text:p>8.9814786446</text:p>
          </table:table-cell>
          <table:table-cell office:value-type="float" office:value="10.8751238305" calcext:value-type="float">
            <text:p>10.8751238305</text:p>
          </table:table-cell>
          <table:table-cell office:value-type="float" office:value="0.523173534157" calcext:value-type="float">
            <text:p>0.5231735342</text:p>
          </table:table-cell>
          <table:table-cell office:value-type="float" office:value="9.58521154081" calcext:value-type="float">
            <text:p>9.5852115408</text:p>
          </table:table-cell>
          <table:table-cell office:value-type="float" office:value="8.81588358583" calcext:value-type="float">
            <text:p>8.8158835858</text:p>
          </table:table-cell>
          <table:table-cell office:value-type="float" office:value="10.8278886386" calcext:value-type="float">
            <text:p>10.8278886386</text:p>
          </table:table-cell>
          <table:table-cell office:value-type="float" office:value="0.536022144738" calcext:value-type="float">
            <text:p>0.5360221447</text:p>
          </table:table-cell>
          <table:table-cell office:value-type="float" office:value="1941670.4" calcext:value-type="float">
            <text:p>1941670.4</text:p>
          </table:table-cell>
          <table:table-cell office:value-type="float" office:value="667304" calcext:value-type="float">
            <text:p>667304</text:p>
          </table:table-cell>
          <table:table-cell office:value-type="float" office:value="2712200" calcext:value-type="float">
            <text:p>2712200</text:p>
          </table:table-cell>
          <table:table-cell office:value-type="float" office:value="587046.409482" calcext:value-type="float">
            <text:p>587046.409482</text:p>
          </table:table-cell>
          <table:table-cell office:value-type="string" calcext:value-type="string">
            <text:p><text:s/>[10.875123830542906, 9.827764233694317, 10.449929285660529, 9.828844944044484, 8.981478644567483, 9.630673051565092, 9.50645213235302, 9.726768923874294, 9.328539888268427, 9.393724537603918] </text:p>
          </table:table-cell>
          <table:table-cell office:value-type="string" calcext:value-type="string">
            <text:p><text:s/>[10.827888638587035, 9.13010923993143, 9.33843833278914, 9.846653564641583, 8.815883585825173, 9.624553779378141, 9.439935829057276, 10.105438005274522, 9.422567310612067, 9.300647122022314] </text:p>
          </table:table-cell>
          <table:table-cell office:value-type="string" calcext:value-type="string">
            <text:p><text:s/>[2498150.0, 1594060.0, 1832000.0, 2504070.0, 2156820.0, 2148280.0, 1325730.0, 2712200.0, 1978090.0, 667304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3/test_functions_adadelta5_2__noisefree_power</text:p>
          </table:table-cell>
          <table:table-cell table:formula="of:=IF(ISNUMBER(SEARCH(&quot;adadelta&quot;; [.A111])); &quot;adadelta&quot;; &quot;adagrad&quot;)" office:value-type="string" office:string-value="adadelta" calcext:value-type="string">
            <text:p>adadelta</text:p>
          </table:table-cell>
          <table:table-cell table:formula="of:=IF(ISNUMBER(SEARCH(&quot;power&quot;; [.A111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2" office:value-type="float" office:value="2" calcext:value-type="float">
            <text:p>2</text:p>
          </table:table-cell>
          <table:table-cell/>
          <table:table-cell office:value-type="string" calcext:value-type="string">
            <text:p>noisefree</text:p>
          </table:table-cell>
          <table:table-cell office:value-type="float" office:value="9.75492994722" calcext:value-type="float">
            <text:p>9.7549299472</text:p>
          </table:table-cell>
          <table:table-cell office:value-type="float" office:value="8.98147864457" calcext:value-type="float">
            <text:p>8.9814786446</text:p>
          </table:table-cell>
          <table:table-cell office:value-type="float" office:value="10.8751238305" calcext:value-type="float">
            <text:p>10.8751238305</text:p>
          </table:table-cell>
          <table:table-cell office:value-type="float" office:value="0.523173534157" calcext:value-type="float">
            <text:p>0.5231735342</text:p>
          </table:table-cell>
          <table:table-cell office:value-type="float" office:value="9.58521154081" calcext:value-type="float">
            <text:p>9.5852115408</text:p>
          </table:table-cell>
          <table:table-cell office:value-type="float" office:value="8.81588358583" calcext:value-type="float">
            <text:p>8.8158835858</text:p>
          </table:table-cell>
          <table:table-cell office:value-type="float" office:value="10.8278886386" calcext:value-type="float">
            <text:p>10.8278886386</text:p>
          </table:table-cell>
          <table:table-cell office:value-type="float" office:value="0.536022144738" calcext:value-type="float">
            <text:p>0.5360221447</text:p>
          </table:table-cell>
          <table:table-cell office:value-type="float" office:value="1941670.4" calcext:value-type="float">
            <text:p>1941670.4</text:p>
          </table:table-cell>
          <table:table-cell office:value-type="float" office:value="667304" calcext:value-type="float">
            <text:p>667304</text:p>
          </table:table-cell>
          <table:table-cell office:value-type="float" office:value="2712200" calcext:value-type="float">
            <text:p>2712200</text:p>
          </table:table-cell>
          <table:table-cell office:value-type="float" office:value="587046.409482" calcext:value-type="float">
            <text:p>587046.409482</text:p>
          </table:table-cell>
          <table:table-cell office:value-type="string" calcext:value-type="string">
            <text:p><text:s/>[10.875123830542906, 9.827764233694317, 10.449929285660529, 9.828844944044484, 8.981478644567483, 9.630673051565092, 9.50645213235302, 9.726768923874294, 9.328539888268427, 9.393724537603918] </text:p>
          </table:table-cell>
          <table:table-cell office:value-type="string" calcext:value-type="string">
            <text:p><text:s/>[10.827888638587035, 9.13010923993143, 9.33843833278914, 9.846653564641583, 8.815883585825173, 9.624553779378141, 9.439935829057276, 10.105438005274522, 9.422567310612067, 9.300647122022314] </text:p>
          </table:table-cell>
          <table:table-cell office:value-type="string" calcext:value-type="string">
            <text:p><text:s/>[2498150.0, 1594060.0, 1832000.0, 2504070.0, 2156820.0, 2148280.0, 1325730.0, 2712200.0, 1978090.0, 667304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3/test_functions_adadelta5_3__noisefree_complete</text:p>
          </table:table-cell>
          <table:table-cell table:formula="of:=IF(ISNUMBER(SEARCH(&quot;adadelta&quot;; [.A112])); &quot;adadelta&quot;; &quot;adagrad&quot;)" office:value-type="string" office:string-value="adadelta" calcext:value-type="string">
            <text:p>adadelta</text:p>
          </table:table-cell>
          <table:table-cell table:formula="of:=IF(ISNUMBER(SEARCH(&quot;power&quot;; [.A112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3" office:value-type="float" office:value="3" calcext:value-type="float">
            <text:p>3</text:p>
          </table:table-cell>
          <table:table-cell/>
          <table:table-cell office:value-type="string" calcext:value-type="string">
            <text:p>noisefree</text:p>
          </table:table-cell>
          <table:table-cell office:value-type="float" office:value="9.75492994722" calcext:value-type="float">
            <text:p>9.7549299472</text:p>
          </table:table-cell>
          <table:table-cell office:value-type="float" office:value="8.98147864457" calcext:value-type="float">
            <text:p>8.9814786446</text:p>
          </table:table-cell>
          <table:table-cell office:value-type="float" office:value="10.8751238305" calcext:value-type="float">
            <text:p>10.8751238305</text:p>
          </table:table-cell>
          <table:table-cell office:value-type="float" office:value="0.523173534157" calcext:value-type="float">
            <text:p>0.5231735342</text:p>
          </table:table-cell>
          <table:table-cell office:value-type="float" office:value="9.58521154081" calcext:value-type="float">
            <text:p>9.5852115408</text:p>
          </table:table-cell>
          <table:table-cell office:value-type="float" office:value="8.81588358583" calcext:value-type="float">
            <text:p>8.8158835858</text:p>
          </table:table-cell>
          <table:table-cell office:value-type="float" office:value="10.8278886386" calcext:value-type="float">
            <text:p>10.8278886386</text:p>
          </table:table-cell>
          <table:table-cell office:value-type="float" office:value="0.536022144738" calcext:value-type="float">
            <text:p>0.5360221447</text:p>
          </table:table-cell>
          <table:table-cell office:value-type="float" office:value="1941670.4" calcext:value-type="float">
            <text:p>1941670.4</text:p>
          </table:table-cell>
          <table:table-cell office:value-type="float" office:value="667304" calcext:value-type="float">
            <text:p>667304</text:p>
          </table:table-cell>
          <table:table-cell office:value-type="float" office:value="2712200" calcext:value-type="float">
            <text:p>2712200</text:p>
          </table:table-cell>
          <table:table-cell office:value-type="float" office:value="587046.409482" calcext:value-type="float">
            <text:p>587046.409482</text:p>
          </table:table-cell>
          <table:table-cell office:value-type="string" calcext:value-type="string">
            <text:p><text:s/>[10.875123830542906, 9.827764233694317, 10.449929285660529, 9.828844944044484, 8.981478644567483, 9.630673051565092, 9.50645213235302, 9.726768923874294, 9.328539888268427, 9.393724537603918] </text:p>
          </table:table-cell>
          <table:table-cell office:value-type="string" calcext:value-type="string">
            <text:p><text:s/>[10.827888638587035, 9.13010923993143, 9.33843833278914, 9.846653564641583, 8.815883585825173, 9.624553779378141, 9.439935829057276, 10.105438005274522, 9.422567310612067, 9.300647122022314] </text:p>
          </table:table-cell>
          <table:table-cell office:value-type="string" calcext:value-type="string">
            <text:p><text:s/>[2498150.0, 1594060.0, 1832000.0, 2504070.0, 2156820.0, 2148280.0, 1325730.0, 2712200.0, 1978090.0, 667304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3/test_functions_adadelta5_3__noisefree_power</text:p>
          </table:table-cell>
          <table:table-cell table:formula="of:=IF(ISNUMBER(SEARCH(&quot;adadelta&quot;; [.A113])); &quot;adadelta&quot;; &quot;adagrad&quot;)" office:value-type="string" office:string-value="adadelta" calcext:value-type="string">
            <text:p>adadelta</text:p>
          </table:table-cell>
          <table:table-cell table:formula="of:=IF(ISNUMBER(SEARCH(&quot;power&quot;; [.A113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3" office:value-type="float" office:value="3" calcext:value-type="float">
            <text:p>3</text:p>
          </table:table-cell>
          <table:table-cell/>
          <table:table-cell office:value-type="string" calcext:value-type="string">
            <text:p>noisefree</text:p>
          </table:table-cell>
          <table:table-cell office:value-type="float" office:value="9.75492994722" calcext:value-type="float">
            <text:p>9.7549299472</text:p>
          </table:table-cell>
          <table:table-cell office:value-type="float" office:value="8.98147864457" calcext:value-type="float">
            <text:p>8.9814786446</text:p>
          </table:table-cell>
          <table:table-cell office:value-type="float" office:value="10.8751238305" calcext:value-type="float">
            <text:p>10.8751238305</text:p>
          </table:table-cell>
          <table:table-cell office:value-type="float" office:value="0.523173534157" calcext:value-type="float">
            <text:p>0.5231735342</text:p>
          </table:table-cell>
          <table:table-cell office:value-type="float" office:value="9.58521154081" calcext:value-type="float">
            <text:p>9.5852115408</text:p>
          </table:table-cell>
          <table:table-cell office:value-type="float" office:value="8.81588358583" calcext:value-type="float">
            <text:p>8.8158835858</text:p>
          </table:table-cell>
          <table:table-cell office:value-type="float" office:value="10.8278886386" calcext:value-type="float">
            <text:p>10.8278886386</text:p>
          </table:table-cell>
          <table:table-cell office:value-type="float" office:value="0.536022144738" calcext:value-type="float">
            <text:p>0.5360221447</text:p>
          </table:table-cell>
          <table:table-cell office:value-type="float" office:value="1941670.4" calcext:value-type="float">
            <text:p>1941670.4</text:p>
          </table:table-cell>
          <table:table-cell office:value-type="float" office:value="667304" calcext:value-type="float">
            <text:p>667304</text:p>
          </table:table-cell>
          <table:table-cell office:value-type="float" office:value="2712200" calcext:value-type="float">
            <text:p>2712200</text:p>
          </table:table-cell>
          <table:table-cell office:value-type="float" office:value="587046.409482" calcext:value-type="float">
            <text:p>587046.409482</text:p>
          </table:table-cell>
          <table:table-cell office:value-type="string" calcext:value-type="string">
            <text:p><text:s/>[10.875123830542906, 9.827764233694317, 10.449929285660529, 9.828844944044484, 8.981478644567483, 9.630673051565092, 9.50645213235302, 9.726768923874294, 9.328539888268427, 9.393724537603918] </text:p>
          </table:table-cell>
          <table:table-cell office:value-type="string" calcext:value-type="string">
            <text:p><text:s/>[10.827888638587035, 9.13010923993143, 9.33843833278914, 9.846653564641583, 8.815883585825173, 9.624553779378141, 9.439935829057276, 10.105438005274522, 9.422567310612067, 9.300647122022314] </text:p>
          </table:table-cell>
          <table:table-cell office:value-type="string" calcext:value-type="string">
            <text:p><text:s/>[2498150.0, 1594060.0, 1832000.0, 2504070.0, 2156820.0, 2148280.0, 1325730.0, 2712200.0, 1978090.0, 667304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3/test_functions_adadelta5_4__noisefree_complete</text:p>
          </table:table-cell>
          <table:table-cell table:formula="of:=IF(ISNUMBER(SEARCH(&quot;adadelta&quot;; [.A114])); &quot;adadelta&quot;; &quot;adagrad&quot;)" office:value-type="string" office:string-value="adadelta" calcext:value-type="string">
            <text:p>adadelta</text:p>
          </table:table-cell>
          <table:table-cell table:formula="of:=IF(ISNUMBER(SEARCH(&quot;power&quot;; [.A114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4" office:value-type="float" office:value="4" calcext:value-type="float">
            <text:p>4</text:p>
          </table:table-cell>
          <table:table-cell/>
          <table:table-cell office:value-type="string" calcext:value-type="string">
            <text:p>noisefree</text:p>
          </table:table-cell>
          <table:table-cell office:value-type="float" office:value="9.75492994722" calcext:value-type="float">
            <text:p>9.7549299472</text:p>
          </table:table-cell>
          <table:table-cell office:value-type="float" office:value="8.98147864457" calcext:value-type="float">
            <text:p>8.9814786446</text:p>
          </table:table-cell>
          <table:table-cell office:value-type="float" office:value="10.8751238305" calcext:value-type="float">
            <text:p>10.8751238305</text:p>
          </table:table-cell>
          <table:table-cell office:value-type="float" office:value="0.523173534157" calcext:value-type="float">
            <text:p>0.5231735342</text:p>
          </table:table-cell>
          <table:table-cell office:value-type="float" office:value="9.58521154081" calcext:value-type="float">
            <text:p>9.5852115408</text:p>
          </table:table-cell>
          <table:table-cell office:value-type="float" office:value="8.81588358583" calcext:value-type="float">
            <text:p>8.8158835858</text:p>
          </table:table-cell>
          <table:table-cell office:value-type="float" office:value="10.8278886386" calcext:value-type="float">
            <text:p>10.8278886386</text:p>
          </table:table-cell>
          <table:table-cell office:value-type="float" office:value="0.536022144738" calcext:value-type="float">
            <text:p>0.5360221447</text:p>
          </table:table-cell>
          <table:table-cell office:value-type="float" office:value="1941670.4" calcext:value-type="float">
            <text:p>1941670.4</text:p>
          </table:table-cell>
          <table:table-cell office:value-type="float" office:value="667304" calcext:value-type="float">
            <text:p>667304</text:p>
          </table:table-cell>
          <table:table-cell office:value-type="float" office:value="2712200" calcext:value-type="float">
            <text:p>2712200</text:p>
          </table:table-cell>
          <table:table-cell office:value-type="float" office:value="587046.409482" calcext:value-type="float">
            <text:p>587046.409482</text:p>
          </table:table-cell>
          <table:table-cell office:value-type="string" calcext:value-type="string">
            <text:p><text:s/>[10.875123830542906, 9.827764233694317, 10.449929285660529, 9.828844944044484, 8.981478644567483, 9.630673051565092, 9.50645213235302, 9.726768923874294, 9.328539888268427, 9.393724537603918] </text:p>
          </table:table-cell>
          <table:table-cell office:value-type="string" calcext:value-type="string">
            <text:p><text:s/>[10.827888638587035, 9.13010923993143, 9.33843833278914, 9.846653564641583, 8.815883585825173, 9.624553779378141, 9.439935829057276, 10.105438005274522, 9.422567310612067, 9.300647122022314] </text:p>
          </table:table-cell>
          <table:table-cell office:value-type="string" calcext:value-type="string">
            <text:p><text:s/>[2498150.0, 1594060.0, 1832000.0, 2504070.0, 2156820.0, 2148280.0, 1325730.0, 2712200.0, 1978090.0, 667304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3/test_functions_adadelta5_4__noisefree_power</text:p>
          </table:table-cell>
          <table:table-cell table:formula="of:=IF(ISNUMBER(SEARCH(&quot;adadelta&quot;; [.A115])); &quot;adadelta&quot;; &quot;adagrad&quot;)" office:value-type="string" office:string-value="adadelta" calcext:value-type="string">
            <text:p>adadelta</text:p>
          </table:table-cell>
          <table:table-cell table:formula="of:=IF(ISNUMBER(SEARCH(&quot;power&quot;; [.A115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4" office:value-type="float" office:value="4" calcext:value-type="float">
            <text:p>4</text:p>
          </table:table-cell>
          <table:table-cell/>
          <table:table-cell office:value-type="string" calcext:value-type="string">
            <text:p>noisefree</text:p>
          </table:table-cell>
          <table:table-cell office:value-type="float" office:value="9.75492994722" calcext:value-type="float">
            <text:p>9.7549299472</text:p>
          </table:table-cell>
          <table:table-cell office:value-type="float" office:value="8.98147864457" calcext:value-type="float">
            <text:p>8.9814786446</text:p>
          </table:table-cell>
          <table:table-cell office:value-type="float" office:value="10.8751238305" calcext:value-type="float">
            <text:p>10.8751238305</text:p>
          </table:table-cell>
          <table:table-cell office:value-type="float" office:value="0.523173534157" calcext:value-type="float">
            <text:p>0.5231735342</text:p>
          </table:table-cell>
          <table:table-cell office:value-type="float" office:value="9.58521154081" calcext:value-type="float">
            <text:p>9.5852115408</text:p>
          </table:table-cell>
          <table:table-cell office:value-type="float" office:value="8.81588358583" calcext:value-type="float">
            <text:p>8.8158835858</text:p>
          </table:table-cell>
          <table:table-cell office:value-type="float" office:value="10.8278886386" calcext:value-type="float">
            <text:p>10.8278886386</text:p>
          </table:table-cell>
          <table:table-cell office:value-type="float" office:value="0.536022144738" calcext:value-type="float">
            <text:p>0.5360221447</text:p>
          </table:table-cell>
          <table:table-cell office:value-type="float" office:value="1941670.4" calcext:value-type="float">
            <text:p>1941670.4</text:p>
          </table:table-cell>
          <table:table-cell office:value-type="float" office:value="667304" calcext:value-type="float">
            <text:p>667304</text:p>
          </table:table-cell>
          <table:table-cell office:value-type="float" office:value="2712200" calcext:value-type="float">
            <text:p>2712200</text:p>
          </table:table-cell>
          <table:table-cell office:value-type="float" office:value="587046.409482" calcext:value-type="float">
            <text:p>587046.409482</text:p>
          </table:table-cell>
          <table:table-cell office:value-type="string" calcext:value-type="string">
            <text:p><text:s/>[10.875123830542906, 9.827764233694317, 10.449929285660529, 9.828844944044484, 8.981478644567483, 9.630673051565092, 9.50645213235302, 9.726768923874294, 9.328539888268427, 9.393724537603918] </text:p>
          </table:table-cell>
          <table:table-cell office:value-type="string" calcext:value-type="string">
            <text:p><text:s/>[10.827888638587035, 9.13010923993143, 9.33843833278914, 9.846653564641583, 8.815883585825173, 9.624553779378141, 9.439935829057276, 10.105438005274522, 9.422567310612067, 9.300647122022314] </text:p>
          </table:table-cell>
          <table:table-cell office:value-type="string" calcext:value-type="string">
            <text:p><text:s/>[2498150.0, 1594060.0, 1832000.0, 2504070.0, 2156820.0, 2148280.0, 1325730.0, 2712200.0, 1978090.0, 667304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3/test_functions_adagrad5_0_0.01_noisefree_complete</text:p>
          </table:table-cell>
          <table:table-cell table:formula="of:=IF(ISNUMBER(SEARCH(&quot;adadelta&quot;; [.A116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16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0" office:value-type="float" office:value="0" calcext:value-type="float">
            <text:p>0</text:p>
          </table:table-cell>
          <table:table-cell table:formula="of:=0.01" office:value-type="float" office:value="0.01" calcext:value-type="float">
            <text:p>0.01</text:p>
          </table:table-cell>
          <table:table-cell office:value-type="string" calcext:value-type="string">
            <text:p>noisefree</text:p>
          </table:table-cell>
          <table:table-cell office:value-type="float" office:value="7.85787845519" calcext:value-type="float">
            <text:p>7.8578784552</text:p>
          </table:table-cell>
          <table:table-cell office:value-type="float" office:value="7.79162861583" calcext:value-type="float">
            <text:p>7.7916286158</text:p>
          </table:table-cell>
          <table:table-cell office:value-type="float" office:value="7.95420044354" calcext:value-type="float">
            <text:p>7.9542004435</text:p>
          </table:table-cell>
          <table:table-cell office:value-type="float" office:value="0.0436937119819" calcext:value-type="float">
            <text:p>0.043693712</text:p>
          </table:table-cell>
          <table:table-cell office:value-type="float" office:value="7.78598087699" calcext:value-type="float">
            <text:p>7.785980877</text:p>
          </table:table-cell>
          <table:table-cell office:value-type="float" office:value="7.74896663915" calcext:value-type="float">
            <text:p>7.7489666392</text:p>
          </table:table-cell>
          <table:table-cell office:value-type="float" office:value="7.82100924012" calcext:value-type="float">
            <text:p>7.8210092401</text:p>
          </table:table-cell>
          <table:table-cell office:value-type="float" office:value="0.0269364571218" calcext:value-type="float">
            <text:p>0.0269364571</text:p>
          </table:table-cell>
          <table:table-cell office:value-type="float" office:value="2697694.3" calcext:value-type="float">
            <text:p>2697694.3</text:p>
          </table:table-cell>
          <table:table-cell office:value-type="float" office:value="853003" calcext:value-type="float">
            <text:p>853003</text:p>
          </table:table-cell>
          <table:table-cell office:value-type="float" office:value="3751000" calcext:value-type="float">
            <text:p>3751000</text:p>
          </table:table-cell>
          <table:table-cell office:value-type="float" office:value="813387.827465" calcext:value-type="float">
            <text:p>813387.827465</text:p>
          </table:table-cell>
          <table:table-cell office:value-type="string" calcext:value-type="string">
            <text:p><text:s/>[7.9542004435371405, 7.8627806519471015, 7.874091129550856, 7.7916286158321375, 7.851923697247592, 7.832516501306726, 7.897814297975509, 7.864457791624186, 7.842252614148225, 7.807118808732889] </text:p>
          </table:table-cell>
          <table:table-cell office:value-type="string" calcext:value-type="string">
            <text:p><text:s/>[7.821009240115142, 7.748966639148326, 7.820283610488272, 7.767305909197488, 7.807894784728998, 7.7667870702782995, 7.81597064677871, 7.7776509483415595, 7.784189568099859, 7.749750352708325] </text:p>
          </table:table-cell>
          <table:table-cell office:value-type="string" calcext:value-type="string">
            <text:p><text:s/>[3498250.0, 2288690.0, 2594720.0, 3371370.0, 3071960.0, 2847650.0, 1888140.0, 3751000.0, 2812160.0, 853003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3/test_functions_adagrad5_0_0.01_noisefree_power</text:p>
          </table:table-cell>
          <table:table-cell table:formula="of:=IF(ISNUMBER(SEARCH(&quot;adadelta&quot;; [.A117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17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0" office:value-type="float" office:value="0" calcext:value-type="float">
            <text:p>0</text:p>
          </table:table-cell>
          <table:table-cell table:formula="of:=0.01" office:value-type="float" office:value="0.01" calcext:value-type="float">
            <text:p>0.01</text:p>
          </table:table-cell>
          <table:table-cell office:value-type="string" calcext:value-type="string">
            <text:p>noisefree</text:p>
          </table:table-cell>
          <table:table-cell office:value-type="float" office:value="7.85787845519" calcext:value-type="float">
            <text:p>7.8578784552</text:p>
          </table:table-cell>
          <table:table-cell office:value-type="float" office:value="7.79162861583" calcext:value-type="float">
            <text:p>7.7916286158</text:p>
          </table:table-cell>
          <table:table-cell office:value-type="float" office:value="7.95420044354" calcext:value-type="float">
            <text:p>7.9542004435</text:p>
          </table:table-cell>
          <table:table-cell office:value-type="float" office:value="0.0436937119819" calcext:value-type="float">
            <text:p>0.043693712</text:p>
          </table:table-cell>
          <table:table-cell office:value-type="float" office:value="7.78598087699" calcext:value-type="float">
            <text:p>7.785980877</text:p>
          </table:table-cell>
          <table:table-cell office:value-type="float" office:value="7.74896663915" calcext:value-type="float">
            <text:p>7.7489666392</text:p>
          </table:table-cell>
          <table:table-cell office:value-type="float" office:value="7.82100924012" calcext:value-type="float">
            <text:p>7.8210092401</text:p>
          </table:table-cell>
          <table:table-cell office:value-type="float" office:value="0.0269364571218" calcext:value-type="float">
            <text:p>0.0269364571</text:p>
          </table:table-cell>
          <table:table-cell office:value-type="float" office:value="2697694.3" calcext:value-type="float">
            <text:p>2697694.3</text:p>
          </table:table-cell>
          <table:table-cell office:value-type="float" office:value="853003" calcext:value-type="float">
            <text:p>853003</text:p>
          </table:table-cell>
          <table:table-cell office:value-type="float" office:value="3751000" calcext:value-type="float">
            <text:p>3751000</text:p>
          </table:table-cell>
          <table:table-cell office:value-type="float" office:value="813387.827465" calcext:value-type="float">
            <text:p>813387.827465</text:p>
          </table:table-cell>
          <table:table-cell office:value-type="string" calcext:value-type="string">
            <text:p><text:s/>[7.9542004435371405, 7.8627806519471015, 7.874091129550856, 7.7916286158321375, 7.851923697247592, 7.832516501306726, 7.897814297975509, 7.864457791624186, 7.842252614148225, 7.807118808732889] </text:p>
          </table:table-cell>
          <table:table-cell office:value-type="string" calcext:value-type="string">
            <text:p><text:s/>[7.821009240115142, 7.748966639148326, 7.820283610488272, 7.767305909197488, 7.807894784728998, 7.7667870702782995, 7.81597064677871, 7.7776509483415595, 7.784189568099859, 7.749750352708325] </text:p>
          </table:table-cell>
          <table:table-cell office:value-type="string" calcext:value-type="string">
            <text:p><text:s/>[3498250.0, 2288690.0, 2594720.0, 3371370.0, 3071960.0, 2847650.0, 1888140.0, 3751000.0, 2812160.0, 853003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3/test_functions_adagrad5_0_0.1_noisefree_complete</text:p>
          </table:table-cell>
          <table:table-cell table:formula="of:=IF(ISNUMBER(SEARCH(&quot;adadelta&quot;; [.A118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18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0" office:value-type="float" office:value="0" calcext:value-type="float">
            <text:p>0</text:p>
          </table:table-cell>
          <table:table-cell table:formula="of:=0.1" office:value-type="float" office:value="0.1" calcext:value-type="float">
            <text:p>0.1</text:p>
          </table:table-cell>
          <table:table-cell office:value-type="string" calcext:value-type="string">
            <text:p>noisefree</text:p>
          </table:table-cell>
          <table:table-cell office:value-type="float" office:value="7.85787845519" calcext:value-type="float">
            <text:p>7.8578784552</text:p>
          </table:table-cell>
          <table:table-cell office:value-type="float" office:value="7.79162861583" calcext:value-type="float">
            <text:p>7.7916286158</text:p>
          </table:table-cell>
          <table:table-cell office:value-type="float" office:value="7.95420044354" calcext:value-type="float">
            <text:p>7.9542004435</text:p>
          </table:table-cell>
          <table:table-cell office:value-type="float" office:value="0.0436937119819" calcext:value-type="float">
            <text:p>0.043693712</text:p>
          </table:table-cell>
          <table:table-cell office:value-type="float" office:value="7.78598087699" calcext:value-type="float">
            <text:p>7.785980877</text:p>
          </table:table-cell>
          <table:table-cell office:value-type="float" office:value="7.74896663915" calcext:value-type="float">
            <text:p>7.7489666392</text:p>
          </table:table-cell>
          <table:table-cell office:value-type="float" office:value="7.82100924012" calcext:value-type="float">
            <text:p>7.8210092401</text:p>
          </table:table-cell>
          <table:table-cell office:value-type="float" office:value="0.0269364571218" calcext:value-type="float">
            <text:p>0.0269364571</text:p>
          </table:table-cell>
          <table:table-cell office:value-type="float" office:value="2697694.3" calcext:value-type="float">
            <text:p>2697694.3</text:p>
          </table:table-cell>
          <table:table-cell office:value-type="float" office:value="853003" calcext:value-type="float">
            <text:p>853003</text:p>
          </table:table-cell>
          <table:table-cell office:value-type="float" office:value="3751000" calcext:value-type="float">
            <text:p>3751000</text:p>
          </table:table-cell>
          <table:table-cell office:value-type="float" office:value="813387.827465" calcext:value-type="float">
            <text:p>813387.827465</text:p>
          </table:table-cell>
          <table:table-cell office:value-type="string" calcext:value-type="string">
            <text:p><text:s/>[7.9542004435371405, 7.8627806519471015, 7.874091129550856, 7.7916286158321375, 7.851923697247592, 7.832516501306726, 7.897814297975509, 7.864457791624186, 7.842252614148225, 7.807118808732889] </text:p>
          </table:table-cell>
          <table:table-cell office:value-type="string" calcext:value-type="string">
            <text:p><text:s/>[7.821009240115142, 7.748966639148326, 7.820283610488272, 7.767305909197488, 7.807894784728998, 7.7667870702782995, 7.81597064677871, 7.7776509483415595, 7.784189568099859, 7.749750352708325] </text:p>
          </table:table-cell>
          <table:table-cell office:value-type="string" calcext:value-type="string">
            <text:p><text:s/>[3498250.0, 2288690.0, 2594720.0, 3371370.0, 3071960.0, 2847650.0, 1888140.0, 3751000.0, 2812160.0, 853003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3/test_functions_adagrad5_0_0.1_noisefree_power</text:p>
          </table:table-cell>
          <table:table-cell table:formula="of:=IF(ISNUMBER(SEARCH(&quot;adadelta&quot;; [.A119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19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0" office:value-type="float" office:value="0" calcext:value-type="float">
            <text:p>0</text:p>
          </table:table-cell>
          <table:table-cell table:formula="of:=0.1" office:value-type="float" office:value="0.1" calcext:value-type="float">
            <text:p>0.1</text:p>
          </table:table-cell>
          <table:table-cell office:value-type="string" calcext:value-type="string">
            <text:p>noisefree</text:p>
          </table:table-cell>
          <table:table-cell office:value-type="float" office:value="7.85787845519" calcext:value-type="float">
            <text:p>7.8578784552</text:p>
          </table:table-cell>
          <table:table-cell office:value-type="float" office:value="7.79162861583" calcext:value-type="float">
            <text:p>7.7916286158</text:p>
          </table:table-cell>
          <table:table-cell office:value-type="float" office:value="7.95420044354" calcext:value-type="float">
            <text:p>7.9542004435</text:p>
          </table:table-cell>
          <table:table-cell office:value-type="float" office:value="0.0436937119819" calcext:value-type="float">
            <text:p>0.043693712</text:p>
          </table:table-cell>
          <table:table-cell office:value-type="float" office:value="7.78598087699" calcext:value-type="float">
            <text:p>7.785980877</text:p>
          </table:table-cell>
          <table:table-cell office:value-type="float" office:value="7.74896663915" calcext:value-type="float">
            <text:p>7.7489666392</text:p>
          </table:table-cell>
          <table:table-cell office:value-type="float" office:value="7.82100924012" calcext:value-type="float">
            <text:p>7.8210092401</text:p>
          </table:table-cell>
          <table:table-cell office:value-type="float" office:value="0.0269364571218" calcext:value-type="float">
            <text:p>0.0269364571</text:p>
          </table:table-cell>
          <table:table-cell office:value-type="float" office:value="2697694.3" calcext:value-type="float">
            <text:p>2697694.3</text:p>
          </table:table-cell>
          <table:table-cell office:value-type="float" office:value="853003" calcext:value-type="float">
            <text:p>853003</text:p>
          </table:table-cell>
          <table:table-cell office:value-type="float" office:value="3751000" calcext:value-type="float">
            <text:p>3751000</text:p>
          </table:table-cell>
          <table:table-cell office:value-type="float" office:value="813387.827465" calcext:value-type="float">
            <text:p>813387.827465</text:p>
          </table:table-cell>
          <table:table-cell office:value-type="string" calcext:value-type="string">
            <text:p><text:s/>[7.9542004435371405, 7.8627806519471015, 7.874091129550856, 7.7916286158321375, 7.851923697247592, 7.832516501306726, 7.897814297975509, 7.864457791624186, 7.842252614148225, 7.807118808732889] </text:p>
          </table:table-cell>
          <table:table-cell office:value-type="string" calcext:value-type="string">
            <text:p><text:s/>[7.821009240115142, 7.748966639148326, 7.820283610488272, 7.767305909197488, 7.807894784728998, 7.7667870702782995, 7.81597064677871, 7.7776509483415595, 7.784189568099859, 7.749750352708325] </text:p>
          </table:table-cell>
          <table:table-cell office:value-type="string" calcext:value-type="string">
            <text:p><text:s/>[3498250.0, 2288690.0, 2594720.0, 3371370.0, 3071960.0, 2847650.0, 1888140.0, 3751000.0, 2812160.0, 853003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3/test_functions_adagrad5_0_1_noisefree_complete</text:p>
          </table:table-cell>
          <table:table-cell table:formula="of:=IF(ISNUMBER(SEARCH(&quot;adadelta&quot;; [.A120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20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isefree</text:p>
          </table:table-cell>
          <table:table-cell office:value-type="float" office:value="7.85787845519" calcext:value-type="float">
            <text:p>7.8578784552</text:p>
          </table:table-cell>
          <table:table-cell office:value-type="float" office:value="7.79162861583" calcext:value-type="float">
            <text:p>7.7916286158</text:p>
          </table:table-cell>
          <table:table-cell office:value-type="float" office:value="7.95420044354" calcext:value-type="float">
            <text:p>7.9542004435</text:p>
          </table:table-cell>
          <table:table-cell office:value-type="float" office:value="0.0436937119819" calcext:value-type="float">
            <text:p>0.043693712</text:p>
          </table:table-cell>
          <table:table-cell office:value-type="float" office:value="7.78598087699" calcext:value-type="float">
            <text:p>7.785980877</text:p>
          </table:table-cell>
          <table:table-cell office:value-type="float" office:value="7.74896663915" calcext:value-type="float">
            <text:p>7.7489666392</text:p>
          </table:table-cell>
          <table:table-cell office:value-type="float" office:value="7.82100924012" calcext:value-type="float">
            <text:p>7.8210092401</text:p>
          </table:table-cell>
          <table:table-cell office:value-type="float" office:value="0.0269364571218" calcext:value-type="float">
            <text:p>0.0269364571</text:p>
          </table:table-cell>
          <table:table-cell office:value-type="float" office:value="2697694.3" calcext:value-type="float">
            <text:p>2697694.3</text:p>
          </table:table-cell>
          <table:table-cell office:value-type="float" office:value="853003" calcext:value-type="float">
            <text:p>853003</text:p>
          </table:table-cell>
          <table:table-cell office:value-type="float" office:value="3751000" calcext:value-type="float">
            <text:p>3751000</text:p>
          </table:table-cell>
          <table:table-cell office:value-type="float" office:value="813387.827465" calcext:value-type="float">
            <text:p>813387.827465</text:p>
          </table:table-cell>
          <table:table-cell office:value-type="string" calcext:value-type="string">
            <text:p><text:s/>[7.9542004435371405, 7.8627806519471015, 7.874091129550856, 7.7916286158321375, 7.851923697247592, 7.832516501306726, 7.897814297975509, 7.864457791624186, 7.842252614148225, 7.807118808732889] </text:p>
          </table:table-cell>
          <table:table-cell office:value-type="string" calcext:value-type="string">
            <text:p><text:s/>[7.821009240115142, 7.748966639148326, 7.820283610488272, 7.767305909197488, 7.807894784728998, 7.7667870702782995, 7.81597064677871, 7.7776509483415595, 7.784189568099859, 7.749750352708325] </text:p>
          </table:table-cell>
          <table:table-cell office:value-type="string" calcext:value-type="string">
            <text:p><text:s/>[3498250.0, 2288690.0, 2594720.0, 3371370.0, 3071960.0, 2847650.0, 1888140.0, 3751000.0, 2812160.0, 853003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3/test_functions_adagrad5_0_1_noisefree_power</text:p>
          </table:table-cell>
          <table:table-cell table:formula="of:=IF(ISNUMBER(SEARCH(&quot;adadelta&quot;; [.A121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21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isefree</text:p>
          </table:table-cell>
          <table:table-cell office:value-type="float" office:value="9.04887958368" calcext:value-type="float">
            <text:p>9.0488795837</text:p>
          </table:table-cell>
          <table:table-cell office:value-type="float" office:value="6.55292560804" calcext:value-type="float">
            <text:p>6.552925608</text:p>
          </table:table-cell>
          <table:table-cell office:value-type="float" office:value="10.9565505131" calcext:value-type="float">
            <text:p>10.9565505131</text:p>
          </table:table-cell>
          <table:table-cell office:value-type="float" office:value="1.13845898265" calcext:value-type="float">
            <text:p>1.1384589827</text:p>
          </table:table-cell>
          <table:table-cell office:value-type="float" office:value="9.4833901389" calcext:value-type="float">
            <text:p>9.4833901389</text:p>
          </table:table-cell>
          <table:table-cell office:value-type="float" office:value="8.53607535826" calcext:value-type="float">
            <text:p>8.5360753583</text:p>
          </table:table-cell>
          <table:table-cell office:value-type="float" office:value="10.8676776077" calcext:value-type="float">
            <text:p>10.8676776077</text:p>
          </table:table-cell>
          <table:table-cell office:value-type="float" office:value="0.675542871548" calcext:value-type="float">
            <text:p>0.6755428715</text:p>
          </table:table-cell>
          <table:table-cell office:value-type="float" office:value="141298.661" calcext:value-type="float">
            <text:p>141298.661</text:p>
          </table:table-cell>
          <table:table-cell office:value-type="float" office:value="3898.77" calcext:value-type="float">
            <text:p>3898.77</text:p>
          </table:table-cell>
          <table:table-cell office:value-type="float" office:value="713108" calcext:value-type="float">
            <text:p>713108</text:p>
          </table:table-cell>
          <table:table-cell office:value-type="float" office:value="203316.266067" calcext:value-type="float">
            <text:p>203316.266067</text:p>
          </table:table-cell>
          <table:table-cell office:value-type="string" calcext:value-type="string">
            <text:p><text:s/>[6.552925608038516, 9.003658162266145, 9.35093752112911, 10.07452100470858, 9.90841177107936, 8.726439713216214, 10.956550513084146, 8.010140778377618, 8.89607738585687, 9.009133379071393] </text:p>
          </table:table-cell>
          <table:table-cell office:value-type="string" calcext:value-type="string">
            <text:p><text:s/>[8.943954247674066, 9.446517012684714, 9.29964965050083, 10.352279941458033, 9.841159628075545, 8.895390130196489, 10.867677607739589, 9.056057912216993, 9.595139900238767, 8.536075358260279] </text:p>
          </table:table-cell>
          <table:table-cell office:value-type="string" calcext:value-type="string">
            <text:p><text:s/>[3898.77, 100545, 15194.3, 215194, 185508, 80263.5, 713108, 4048.14, 12717.9, 82509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3/test_functions_adagrad5_0_5_noisefree_complete</text:p>
          </table:table-cell>
          <table:table-cell table:formula="of:=IF(ISNUMBER(SEARCH(&quot;adadelta&quot;; [.A122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22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0" office:value-type="float" office:value="0" calcext:value-type="float">
            <text:p>0</text:p>
          </table:table-cell>
          <table:table-cell table:formula="of:=5" office:value-type="float" office:value="5" calcext:value-type="float">
            <text:p>5</text:p>
          </table:table-cell>
          <table:table-cell office:value-type="string" calcext:value-type="string">
            <text:p>noisefree</text:p>
          </table:table-cell>
          <table:table-cell office:value-type="float" office:value="9.04887958368" calcext:value-type="float">
            <text:p>9.0488795837</text:p>
          </table:table-cell>
          <table:table-cell office:value-type="float" office:value="6.55292560804" calcext:value-type="float">
            <text:p>6.552925608</text:p>
          </table:table-cell>
          <table:table-cell office:value-type="float" office:value="10.9565505131" calcext:value-type="float">
            <text:p>10.9565505131</text:p>
          </table:table-cell>
          <table:table-cell office:value-type="float" office:value="1.13845898265" calcext:value-type="float">
            <text:p>1.1384589827</text:p>
          </table:table-cell>
          <table:table-cell office:value-type="float" office:value="9.4833901389" calcext:value-type="float">
            <text:p>9.4833901389</text:p>
          </table:table-cell>
          <table:table-cell office:value-type="float" office:value="8.53607535826" calcext:value-type="float">
            <text:p>8.5360753583</text:p>
          </table:table-cell>
          <table:table-cell office:value-type="float" office:value="10.8676776077" calcext:value-type="float">
            <text:p>10.8676776077</text:p>
          </table:table-cell>
          <table:table-cell office:value-type="float" office:value="0.675542871548" calcext:value-type="float">
            <text:p>0.6755428715</text:p>
          </table:table-cell>
          <table:table-cell office:value-type="float" office:value="141298.661" calcext:value-type="float">
            <text:p>141298.661</text:p>
          </table:table-cell>
          <table:table-cell office:value-type="float" office:value="3898.77" calcext:value-type="float">
            <text:p>3898.77</text:p>
          </table:table-cell>
          <table:table-cell office:value-type="float" office:value="713108" calcext:value-type="float">
            <text:p>713108</text:p>
          </table:table-cell>
          <table:table-cell office:value-type="float" office:value="203316.266067" calcext:value-type="float">
            <text:p>203316.266067</text:p>
          </table:table-cell>
          <table:table-cell office:value-type="string" calcext:value-type="string">
            <text:p><text:s/>[6.552925608038516, 9.003658162266145, 9.35093752112911, 10.07452100470858, 9.90841177107936, 8.726439713216214, 10.956550513084146, 8.010140778377618, 8.89607738585687, 9.009133379071393] </text:p>
          </table:table-cell>
          <table:table-cell office:value-type="string" calcext:value-type="string">
            <text:p><text:s/>[8.943954247674066, 9.446517012684714, 9.29964965050083, 10.352279941458033, 9.841159628075545, 8.895390130196489, 10.867677607739589, 9.056057912216993, 9.595139900238767, 8.536075358260279] </text:p>
          </table:table-cell>
          <table:table-cell office:value-type="string" calcext:value-type="string">
            <text:p><text:s/>[3898.77, 100545, 15194.3, 215194, 185508, 80263.5, 713108, 4048.14, 12717.9, 82509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3/test_functions_adagrad5_0_5_noisefree_power</text:p>
          </table:table-cell>
          <table:table-cell table:formula="of:=IF(ISNUMBER(SEARCH(&quot;adadelta&quot;; [.A123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23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0" office:value-type="float" office:value="0" calcext:value-type="float">
            <text:p>0</text:p>
          </table:table-cell>
          <table:table-cell table:formula="of:=5" office:value-type="float" office:value="5" calcext:value-type="float">
            <text:p>5</text:p>
          </table:table-cell>
          <table:table-cell office:value-type="string" calcext:value-type="string">
            <text:p>noisefree</text:p>
          </table:table-cell>
          <table:table-cell office:value-type="float" office:value="9.04887958368" calcext:value-type="float">
            <text:p>9.0488795837</text:p>
          </table:table-cell>
          <table:table-cell office:value-type="float" office:value="6.55292560804" calcext:value-type="float">
            <text:p>6.552925608</text:p>
          </table:table-cell>
          <table:table-cell office:value-type="float" office:value="10.9565505131" calcext:value-type="float">
            <text:p>10.9565505131</text:p>
          </table:table-cell>
          <table:table-cell office:value-type="float" office:value="1.13845898265" calcext:value-type="float">
            <text:p>1.1384589827</text:p>
          </table:table-cell>
          <table:table-cell office:value-type="float" office:value="9.4833901389" calcext:value-type="float">
            <text:p>9.4833901389</text:p>
          </table:table-cell>
          <table:table-cell office:value-type="float" office:value="8.53607535826" calcext:value-type="float">
            <text:p>8.5360753583</text:p>
          </table:table-cell>
          <table:table-cell office:value-type="float" office:value="10.8676776077" calcext:value-type="float">
            <text:p>10.8676776077</text:p>
          </table:table-cell>
          <table:table-cell office:value-type="float" office:value="0.675542871548" calcext:value-type="float">
            <text:p>0.6755428715</text:p>
          </table:table-cell>
          <table:table-cell office:value-type="float" office:value="141298.661" calcext:value-type="float">
            <text:p>141298.661</text:p>
          </table:table-cell>
          <table:table-cell office:value-type="float" office:value="3898.77" calcext:value-type="float">
            <text:p>3898.77</text:p>
          </table:table-cell>
          <table:table-cell office:value-type="float" office:value="713108" calcext:value-type="float">
            <text:p>713108</text:p>
          </table:table-cell>
          <table:table-cell office:value-type="float" office:value="203316.266067" calcext:value-type="float">
            <text:p>203316.266067</text:p>
          </table:table-cell>
          <table:table-cell office:value-type="string" calcext:value-type="string">
            <text:p><text:s/>[6.552925608038516, 9.003658162266145, 9.35093752112911, 10.07452100470858, 9.90841177107936, 8.726439713216214, 10.956550513084146, 8.010140778377618, 8.89607738585687, 9.009133379071393] </text:p>
          </table:table-cell>
          <table:table-cell office:value-type="string" calcext:value-type="string">
            <text:p><text:s/>[8.943954247674066, 9.446517012684714, 9.29964965050083, 10.352279941458033, 9.841159628075545, 8.895390130196489, 10.867677607739589, 9.056057912216993, 9.595139900238767, 8.536075358260279] </text:p>
          </table:table-cell>
          <table:table-cell office:value-type="string" calcext:value-type="string">
            <text:p><text:s/>[3898.77, 100545, 15194.3, 215194, 185508, 80263.5, 713108, 4048.14, 12717.9, 82509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3/test_functions_adagrad5_1_0.01_noisefree_complete</text:p>
          </table:table-cell>
          <table:table-cell table:formula="of:=IF(ISNUMBER(SEARCH(&quot;adadelta&quot;; [.A124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24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0.01" office:value-type="float" office:value="0.01" calcext:value-type="float">
            <text:p>0.01</text:p>
          </table:table-cell>
          <table:table-cell office:value-type="string" calcext:value-type="string">
            <text:p>noisefree</text:p>
          </table:table-cell>
          <table:table-cell office:value-type="float" office:value="9.04887958368" calcext:value-type="float">
            <text:p>9.0488795837</text:p>
          </table:table-cell>
          <table:table-cell office:value-type="float" office:value="6.55292560804" calcext:value-type="float">
            <text:p>6.552925608</text:p>
          </table:table-cell>
          <table:table-cell office:value-type="float" office:value="10.9565505131" calcext:value-type="float">
            <text:p>10.9565505131</text:p>
          </table:table-cell>
          <table:table-cell office:value-type="float" office:value="1.13845898265" calcext:value-type="float">
            <text:p>1.1384589827</text:p>
          </table:table-cell>
          <table:table-cell office:value-type="float" office:value="9.4833901389" calcext:value-type="float">
            <text:p>9.4833901389</text:p>
          </table:table-cell>
          <table:table-cell office:value-type="float" office:value="8.53607535826" calcext:value-type="float">
            <text:p>8.5360753583</text:p>
          </table:table-cell>
          <table:table-cell office:value-type="float" office:value="10.8676776077" calcext:value-type="float">
            <text:p>10.8676776077</text:p>
          </table:table-cell>
          <table:table-cell office:value-type="float" office:value="0.675542871548" calcext:value-type="float">
            <text:p>0.6755428715</text:p>
          </table:table-cell>
          <table:table-cell office:value-type="float" office:value="141298.661" calcext:value-type="float">
            <text:p>141298.661</text:p>
          </table:table-cell>
          <table:table-cell office:value-type="float" office:value="3898.77" calcext:value-type="float">
            <text:p>3898.77</text:p>
          </table:table-cell>
          <table:table-cell office:value-type="float" office:value="713108" calcext:value-type="float">
            <text:p>713108</text:p>
          </table:table-cell>
          <table:table-cell office:value-type="float" office:value="203316.266067" calcext:value-type="float">
            <text:p>203316.266067</text:p>
          </table:table-cell>
          <table:table-cell office:value-type="string" calcext:value-type="string">
            <text:p><text:s/>[6.552925608038516, 9.003658162266145, 9.35093752112911, 10.07452100470858, 9.90841177107936, 8.726439713216214, 10.956550513084146, 8.010140778377618, 8.89607738585687, 9.009133379071393] </text:p>
          </table:table-cell>
          <table:table-cell office:value-type="string" calcext:value-type="string">
            <text:p><text:s/>[8.943954247674066, 9.446517012684714, 9.29964965050083, 10.352279941458033, 9.841159628075545, 8.895390130196489, 10.867677607739589, 9.056057912216993, 9.595139900238767, 8.536075358260279] </text:p>
          </table:table-cell>
          <table:table-cell office:value-type="string" calcext:value-type="string">
            <text:p><text:s/>[3898.77, 100545, 15194.3, 215194, 185508, 80263.5, 713108, 4048.14, 12717.9, 82509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3/test_functions_adagrad5_1_0.01_noisefree_power</text:p>
          </table:table-cell>
          <table:table-cell table:formula="of:=IF(ISNUMBER(SEARCH(&quot;adadelta&quot;; [.A125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25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0.01" office:value-type="float" office:value="0.01" calcext:value-type="float">
            <text:p>0.01</text:p>
          </table:table-cell>
          <table:table-cell office:value-type="string" calcext:value-type="string">
            <text:p>noisefree</text:p>
          </table:table-cell>
          <table:table-cell office:value-type="float" office:value="9.04887958368" calcext:value-type="float">
            <text:p>9.0488795837</text:p>
          </table:table-cell>
          <table:table-cell office:value-type="float" office:value="6.55292560804" calcext:value-type="float">
            <text:p>6.552925608</text:p>
          </table:table-cell>
          <table:table-cell office:value-type="float" office:value="10.9565505131" calcext:value-type="float">
            <text:p>10.9565505131</text:p>
          </table:table-cell>
          <table:table-cell office:value-type="float" office:value="1.13845898265" calcext:value-type="float">
            <text:p>1.1384589827</text:p>
          </table:table-cell>
          <table:table-cell office:value-type="float" office:value="9.4833901389" calcext:value-type="float">
            <text:p>9.4833901389</text:p>
          </table:table-cell>
          <table:table-cell office:value-type="float" office:value="8.53607535826" calcext:value-type="float">
            <text:p>8.5360753583</text:p>
          </table:table-cell>
          <table:table-cell office:value-type="float" office:value="10.8676776077" calcext:value-type="float">
            <text:p>10.8676776077</text:p>
          </table:table-cell>
          <table:table-cell office:value-type="float" office:value="0.675542871548" calcext:value-type="float">
            <text:p>0.6755428715</text:p>
          </table:table-cell>
          <table:table-cell office:value-type="float" office:value="141298.661" calcext:value-type="float">
            <text:p>141298.661</text:p>
          </table:table-cell>
          <table:table-cell office:value-type="float" office:value="3898.77" calcext:value-type="float">
            <text:p>3898.77</text:p>
          </table:table-cell>
          <table:table-cell office:value-type="float" office:value="713108" calcext:value-type="float">
            <text:p>713108</text:p>
          </table:table-cell>
          <table:table-cell office:value-type="float" office:value="203316.266067" calcext:value-type="float">
            <text:p>203316.266067</text:p>
          </table:table-cell>
          <table:table-cell office:value-type="string" calcext:value-type="string">
            <text:p><text:s/>[6.552925608038516, 9.003658162266145, 9.35093752112911, 10.07452100470858, 9.90841177107936, 8.726439713216214, 10.956550513084146, 8.010140778377618, 8.89607738585687, 9.009133379071393] </text:p>
          </table:table-cell>
          <table:table-cell office:value-type="string" calcext:value-type="string">
            <text:p><text:s/>[8.943954247674066, 9.446517012684714, 9.29964965050083, 10.352279941458033, 9.841159628075545, 8.895390130196489, 10.867677607739589, 9.056057912216993, 9.595139900238767, 8.536075358260279] </text:p>
          </table:table-cell>
          <table:table-cell office:value-type="string" calcext:value-type="string">
            <text:p><text:s/>[3898.77, 100545, 15194.3, 215194, 185508, 80263.5, 713108, 4048.14, 12717.9, 82509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3/test_functions_adagrad5_1_0.1_noisefree_complete</text:p>
          </table:table-cell>
          <table:table-cell table:formula="of:=IF(ISNUMBER(SEARCH(&quot;adadelta&quot;; [.A126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26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0.1" office:value-type="float" office:value="0.1" calcext:value-type="float">
            <text:p>0.1</text:p>
          </table:table-cell>
          <table:table-cell office:value-type="string" calcext:value-type="string">
            <text:p>noisefree</text:p>
          </table:table-cell>
          <table:table-cell office:value-type="float" office:value="9.49685580717" calcext:value-type="float">
            <text:p>9.4968558072</text:p>
          </table:table-cell>
          <table:table-cell office:value-type="float" office:value="8.95438655021" calcext:value-type="float">
            <text:p>8.9543865502</text:p>
          </table:table-cell>
          <table:table-cell office:value-type="float" office:value="9.83073495456" calcext:value-type="float">
            <text:p>9.8307349546</text:p>
          </table:table-cell>
          <table:table-cell office:value-type="float" office:value="0.263124964152" calcext:value-type="float">
            <text:p>0.2631249642</text:p>
          </table:table-cell>
          <table:table-cell office:value-type="float" office:value="9.29480773974" calcext:value-type="float">
            <text:p>9.2948077397</text:p>
          </table:table-cell>
          <table:table-cell office:value-type="float" office:value="9.01611233105" calcext:value-type="float">
            <text:p>9.0161123311</text:p>
          </table:table-cell>
          <table:table-cell office:value-type="float" office:value="9.54999991886" calcext:value-type="float">
            <text:p>9.5499999189</text:p>
          </table:table-cell>
          <table:table-cell office:value-type="float" office:value="0.197957283184" calcext:value-type="float">
            <text:p>0.1979572832</text:p>
          </table:table-cell>
          <table:table-cell office:value-type="float" office:value="1939016.7" calcext:value-type="float">
            <text:p>1939016.7</text:p>
          </table:table-cell>
          <table:table-cell office:value-type="float" office:value="676957" calcext:value-type="float">
            <text:p>676957</text:p>
          </table:table-cell>
          <table:table-cell office:value-type="float" office:value="2778760" calcext:value-type="float">
            <text:p>2778760</text:p>
          </table:table-cell>
          <table:table-cell office:value-type="float" office:value="599903.893" calcext:value-type="float">
            <text:p>599903.893</text:p>
          </table:table-cell>
          <table:table-cell office:value-type="string" calcext:value-type="string">
            <text:p><text:s/>[9.826433244758496, 9.83073495456215, 9.506590193404886, 8.954386550205541, 9.697323622715569, 9.165937339128845, 9.627393812940886, 9.393557136256977, 9.490159902652502, 9.476041315055305] </text:p>
          </table:table-cell>
          <table:table-cell office:value-type="string" calcext:value-type="string">
            <text:p><text:s/>[9.496415022401608, 9.11077299381617, 9.409515219294876, 9.024150845952313, 9.381013141642931, 9.211694701701546, 9.549999918861385, 9.016112331050694, 9.199268032072627, 9.54913519057276] </text:p>
          </table:table-cell>
          <table:table-cell office:value-type="string" calcext:value-type="string">
            <text:p><text:s/>[2411900.0, 1546160.0, 1749580.0, 2540120.0, 2160080.0, 2259560.0, 1327380.0, 2778760.0, 1939670.0, 676957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3/test_functions_adagrad5_1_0.1_noisefree_power</text:p>
          </table:table-cell>
          <table:table-cell table:formula="of:=IF(ISNUMBER(SEARCH(&quot;adadelta&quot;; [.A127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27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0.1" office:value-type="float" office:value="0.1" calcext:value-type="float">
            <text:p>0.1</text:p>
          </table:table-cell>
          <table:table-cell office:value-type="string" calcext:value-type="string">
            <text:p>noisefree</text:p>
          </table:table-cell>
          <table:table-cell office:value-type="float" office:value="9.49685580717" calcext:value-type="float">
            <text:p>9.4968558072</text:p>
          </table:table-cell>
          <table:table-cell office:value-type="float" office:value="8.95438655021" calcext:value-type="float">
            <text:p>8.9543865502</text:p>
          </table:table-cell>
          <table:table-cell office:value-type="float" office:value="9.83073495456" calcext:value-type="float">
            <text:p>9.8307349546</text:p>
          </table:table-cell>
          <table:table-cell office:value-type="float" office:value="0.263124964152" calcext:value-type="float">
            <text:p>0.2631249642</text:p>
          </table:table-cell>
          <table:table-cell office:value-type="float" office:value="9.29480773974" calcext:value-type="float">
            <text:p>9.2948077397</text:p>
          </table:table-cell>
          <table:table-cell office:value-type="float" office:value="9.01611233105" calcext:value-type="float">
            <text:p>9.0161123311</text:p>
          </table:table-cell>
          <table:table-cell office:value-type="float" office:value="9.54999991886" calcext:value-type="float">
            <text:p>9.5499999189</text:p>
          </table:table-cell>
          <table:table-cell office:value-type="float" office:value="0.197957283184" calcext:value-type="float">
            <text:p>0.1979572832</text:p>
          </table:table-cell>
          <table:table-cell office:value-type="float" office:value="1939016.7" calcext:value-type="float">
            <text:p>1939016.7</text:p>
          </table:table-cell>
          <table:table-cell office:value-type="float" office:value="676957" calcext:value-type="float">
            <text:p>676957</text:p>
          </table:table-cell>
          <table:table-cell office:value-type="float" office:value="2778760" calcext:value-type="float">
            <text:p>2778760</text:p>
          </table:table-cell>
          <table:table-cell office:value-type="float" office:value="599903.893" calcext:value-type="float">
            <text:p>599903.893</text:p>
          </table:table-cell>
          <table:table-cell office:value-type="string" calcext:value-type="string">
            <text:p><text:s/>[9.826433244758496, 9.83073495456215, 9.506590193404886, 8.954386550205541, 9.697323622715569, 9.165937339128845, 9.627393812940886, 9.393557136256977, 9.490159902652502, 9.476041315055305] </text:p>
          </table:table-cell>
          <table:table-cell office:value-type="string" calcext:value-type="string">
            <text:p><text:s/>[9.496415022401608, 9.11077299381617, 9.409515219294876, 9.024150845952313, 9.381013141642931, 9.211694701701546, 9.549999918861385, 9.016112331050694, 9.199268032072627, 9.54913519057276] </text:p>
          </table:table-cell>
          <table:table-cell office:value-type="string" calcext:value-type="string">
            <text:p><text:s/>[2411900.0, 1546160.0, 1749580.0, 2540120.0, 2160080.0, 2259560.0, 1327380.0, 2778760.0, 1939670.0, 676957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3/test_functions_adagrad5_1_1_noisefree_complete</text:p>
          </table:table-cell>
          <table:table-cell table:formula="of:=IF(ISNUMBER(SEARCH(&quot;adadelta&quot;; [.A128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28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isefree</text:p>
          </table:table-cell>
          <table:table-cell office:value-type="float" office:value="9.49685580717" calcext:value-type="float">
            <text:p>9.4968558072</text:p>
          </table:table-cell>
          <table:table-cell office:value-type="float" office:value="8.95438655021" calcext:value-type="float">
            <text:p>8.9543865502</text:p>
          </table:table-cell>
          <table:table-cell office:value-type="float" office:value="9.83073495456" calcext:value-type="float">
            <text:p>9.8307349546</text:p>
          </table:table-cell>
          <table:table-cell office:value-type="float" office:value="0.263124964152" calcext:value-type="float">
            <text:p>0.2631249642</text:p>
          </table:table-cell>
          <table:table-cell office:value-type="float" office:value="9.29480773974" calcext:value-type="float">
            <text:p>9.2948077397</text:p>
          </table:table-cell>
          <table:table-cell office:value-type="float" office:value="9.01611233105" calcext:value-type="float">
            <text:p>9.0161123311</text:p>
          </table:table-cell>
          <table:table-cell office:value-type="float" office:value="9.54999991886" calcext:value-type="float">
            <text:p>9.5499999189</text:p>
          </table:table-cell>
          <table:table-cell office:value-type="float" office:value="0.197957283184" calcext:value-type="float">
            <text:p>0.1979572832</text:p>
          </table:table-cell>
          <table:table-cell office:value-type="float" office:value="1939016.7" calcext:value-type="float">
            <text:p>1939016.7</text:p>
          </table:table-cell>
          <table:table-cell office:value-type="float" office:value="676957" calcext:value-type="float">
            <text:p>676957</text:p>
          </table:table-cell>
          <table:table-cell office:value-type="float" office:value="2778760" calcext:value-type="float">
            <text:p>2778760</text:p>
          </table:table-cell>
          <table:table-cell office:value-type="float" office:value="599903.893" calcext:value-type="float">
            <text:p>599903.893</text:p>
          </table:table-cell>
          <table:table-cell office:value-type="string" calcext:value-type="string">
            <text:p><text:s/>[9.826433244758496, 9.83073495456215, 9.506590193404886, 8.954386550205541, 9.697323622715569, 9.165937339128845, 9.627393812940886, 9.393557136256977, 9.490159902652502, 9.476041315055305] </text:p>
          </table:table-cell>
          <table:table-cell office:value-type="string" calcext:value-type="string">
            <text:p><text:s/>[9.496415022401608, 9.11077299381617, 9.409515219294876, 9.024150845952313, 9.381013141642931, 9.211694701701546, 9.549999918861385, 9.016112331050694, 9.199268032072627, 9.54913519057276] </text:p>
          </table:table-cell>
          <table:table-cell office:value-type="string" calcext:value-type="string">
            <text:p><text:s/>[2411900.0, 1546160.0, 1749580.0, 2540120.0, 2160080.0, 2259560.0, 1327380.0, 2778760.0, 1939670.0, 676957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3/test_functions_adagrad5_1_1_noisefree_power</text:p>
          </table:table-cell>
          <table:table-cell table:formula="of:=IF(ISNUMBER(SEARCH(&quot;adadelta&quot;; [.A129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29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isefree</text:p>
          </table:table-cell>
          <table:table-cell office:value-type="float" office:value="9.49685580717" calcext:value-type="float">
            <text:p>9.4968558072</text:p>
          </table:table-cell>
          <table:table-cell office:value-type="float" office:value="8.95438655021" calcext:value-type="float">
            <text:p>8.9543865502</text:p>
          </table:table-cell>
          <table:table-cell office:value-type="float" office:value="9.83073495456" calcext:value-type="float">
            <text:p>9.8307349546</text:p>
          </table:table-cell>
          <table:table-cell office:value-type="float" office:value="0.263124964152" calcext:value-type="float">
            <text:p>0.2631249642</text:p>
          </table:table-cell>
          <table:table-cell office:value-type="float" office:value="9.29480773974" calcext:value-type="float">
            <text:p>9.2948077397</text:p>
          </table:table-cell>
          <table:table-cell office:value-type="float" office:value="9.01611233105" calcext:value-type="float">
            <text:p>9.0161123311</text:p>
          </table:table-cell>
          <table:table-cell office:value-type="float" office:value="9.54999991886" calcext:value-type="float">
            <text:p>9.5499999189</text:p>
          </table:table-cell>
          <table:table-cell office:value-type="float" office:value="0.197957283184" calcext:value-type="float">
            <text:p>0.1979572832</text:p>
          </table:table-cell>
          <table:table-cell office:value-type="float" office:value="1939016.7" calcext:value-type="float">
            <text:p>1939016.7</text:p>
          </table:table-cell>
          <table:table-cell office:value-type="float" office:value="676957" calcext:value-type="float">
            <text:p>676957</text:p>
          </table:table-cell>
          <table:table-cell office:value-type="float" office:value="2778760" calcext:value-type="float">
            <text:p>2778760</text:p>
          </table:table-cell>
          <table:table-cell office:value-type="float" office:value="599903.893" calcext:value-type="float">
            <text:p>599903.893</text:p>
          </table:table-cell>
          <table:table-cell office:value-type="string" calcext:value-type="string">
            <text:p><text:s/>[9.826433244758496, 9.83073495456215, 9.506590193404886, 8.954386550205541, 9.697323622715569, 9.165937339128845, 9.627393812940886, 9.393557136256977, 9.490159902652502, 9.476041315055305] </text:p>
          </table:table-cell>
          <table:table-cell office:value-type="string" calcext:value-type="string">
            <text:p><text:s/>[9.496415022401608, 9.11077299381617, 9.409515219294876, 9.024150845952313, 9.381013141642931, 9.211694701701546, 9.549999918861385, 9.016112331050694, 9.199268032072627, 9.54913519057276] </text:p>
          </table:table-cell>
          <table:table-cell office:value-type="string" calcext:value-type="string">
            <text:p><text:s/>[2411900.0, 1546160.0, 1749580.0, 2540120.0, 2160080.0, 2259560.0, 1327380.0, 2778760.0, 1939670.0, 676957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3/test_functions_adagrad5_1_5_noisefree_complete</text:p>
          </table:table-cell>
          <table:table-cell table:formula="of:=IF(ISNUMBER(SEARCH(&quot;adadelta&quot;; [.A130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30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office:value-type="string" calcext:value-type="string">
            <text:p>noisefree</text:p>
          </table:table-cell>
          <table:table-cell office:value-type="float" office:value="9.49685580717" calcext:value-type="float">
            <text:p>9.4968558072</text:p>
          </table:table-cell>
          <table:table-cell office:value-type="float" office:value="8.95438655021" calcext:value-type="float">
            <text:p>8.9543865502</text:p>
          </table:table-cell>
          <table:table-cell office:value-type="float" office:value="9.83073495456" calcext:value-type="float">
            <text:p>9.8307349546</text:p>
          </table:table-cell>
          <table:table-cell office:value-type="float" office:value="0.263124964152" calcext:value-type="float">
            <text:p>0.2631249642</text:p>
          </table:table-cell>
          <table:table-cell office:value-type="float" office:value="9.29480773974" calcext:value-type="float">
            <text:p>9.2948077397</text:p>
          </table:table-cell>
          <table:table-cell office:value-type="float" office:value="9.01611233105" calcext:value-type="float">
            <text:p>9.0161123311</text:p>
          </table:table-cell>
          <table:table-cell office:value-type="float" office:value="9.54999991886" calcext:value-type="float">
            <text:p>9.5499999189</text:p>
          </table:table-cell>
          <table:table-cell office:value-type="float" office:value="0.197957283184" calcext:value-type="float">
            <text:p>0.1979572832</text:p>
          </table:table-cell>
          <table:table-cell office:value-type="float" office:value="1939016.7" calcext:value-type="float">
            <text:p>1939016.7</text:p>
          </table:table-cell>
          <table:table-cell office:value-type="float" office:value="676957" calcext:value-type="float">
            <text:p>676957</text:p>
          </table:table-cell>
          <table:table-cell office:value-type="float" office:value="2778760" calcext:value-type="float">
            <text:p>2778760</text:p>
          </table:table-cell>
          <table:table-cell office:value-type="float" office:value="599903.893" calcext:value-type="float">
            <text:p>599903.893</text:p>
          </table:table-cell>
          <table:table-cell office:value-type="string" calcext:value-type="string">
            <text:p><text:s/>[9.826433244758496, 9.83073495456215, 9.506590193404886, 8.954386550205541, 9.697323622715569, 9.165937339128845, 9.627393812940886, 9.393557136256977, 9.490159902652502, 9.476041315055305] </text:p>
          </table:table-cell>
          <table:table-cell office:value-type="string" calcext:value-type="string">
            <text:p><text:s/>[9.496415022401608, 9.11077299381617, 9.409515219294876, 9.024150845952313, 9.381013141642931, 9.211694701701546, 9.549999918861385, 9.016112331050694, 9.199268032072627, 9.54913519057276] </text:p>
          </table:table-cell>
          <table:table-cell office:value-type="string" calcext:value-type="string">
            <text:p><text:s/>[2411900.0, 1546160.0, 1749580.0, 2540120.0, 2160080.0, 2259560.0, 1327380.0, 2778760.0, 1939670.0, 676957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3/test_functions_adagrad5_1_5_noisefree_power</text:p>
          </table:table-cell>
          <table:table-cell table:formula="of:=IF(ISNUMBER(SEARCH(&quot;adadelta&quot;; [.A131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31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office:value-type="string" calcext:value-type="string">
            <text:p>noisefree</text:p>
          </table:table-cell>
          <table:table-cell office:value-type="float" office:value="9.49685580717" calcext:value-type="float">
            <text:p>9.4968558072</text:p>
          </table:table-cell>
          <table:table-cell office:value-type="float" office:value="8.95438655021" calcext:value-type="float">
            <text:p>8.9543865502</text:p>
          </table:table-cell>
          <table:table-cell office:value-type="float" office:value="9.83073495456" calcext:value-type="float">
            <text:p>9.8307349546</text:p>
          </table:table-cell>
          <table:table-cell office:value-type="float" office:value="0.263124964152" calcext:value-type="float">
            <text:p>0.2631249642</text:p>
          </table:table-cell>
          <table:table-cell office:value-type="float" office:value="9.29480773974" calcext:value-type="float">
            <text:p>9.2948077397</text:p>
          </table:table-cell>
          <table:table-cell office:value-type="float" office:value="9.01611233105" calcext:value-type="float">
            <text:p>9.0161123311</text:p>
          </table:table-cell>
          <table:table-cell office:value-type="float" office:value="9.54999991886" calcext:value-type="float">
            <text:p>9.5499999189</text:p>
          </table:table-cell>
          <table:table-cell office:value-type="float" office:value="0.197957283184" calcext:value-type="float">
            <text:p>0.1979572832</text:p>
          </table:table-cell>
          <table:table-cell office:value-type="float" office:value="1939016.7" calcext:value-type="float">
            <text:p>1939016.7</text:p>
          </table:table-cell>
          <table:table-cell office:value-type="float" office:value="676957" calcext:value-type="float">
            <text:p>676957</text:p>
          </table:table-cell>
          <table:table-cell office:value-type="float" office:value="2778760" calcext:value-type="float">
            <text:p>2778760</text:p>
          </table:table-cell>
          <table:table-cell office:value-type="float" office:value="599903.893" calcext:value-type="float">
            <text:p>599903.893</text:p>
          </table:table-cell>
          <table:table-cell office:value-type="string" calcext:value-type="string">
            <text:p><text:s/>[9.826433244758496, 9.83073495456215, 9.506590193404886, 8.954386550205541, 9.697323622715569, 9.165937339128845, 9.627393812940886, 9.393557136256977, 9.490159902652502, 9.476041315055305] </text:p>
          </table:table-cell>
          <table:table-cell office:value-type="string" calcext:value-type="string">
            <text:p><text:s/>[9.496415022401608, 9.11077299381617, 9.409515219294876, 9.024150845952313, 9.381013141642931, 9.211694701701546, 9.549999918861385, 9.016112331050694, 9.199268032072627, 9.54913519057276] </text:p>
          </table:table-cell>
          <table:table-cell office:value-type="string" calcext:value-type="string">
            <text:p><text:s/>[2411900.0, 1546160.0, 1749580.0, 2540120.0, 2160080.0, 2259560.0, 1327380.0, 2778760.0, 1939670.0, 676957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3/test_functions_adagrad5_2_0.01_noisefree_complete</text:p>
          </table:table-cell>
          <table:table-cell table:formula="of:=IF(ISNUMBER(SEARCH(&quot;adadelta&quot;; [.A132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32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2" office:value-type="float" office:value="2" calcext:value-type="float">
            <text:p>2</text:p>
          </table:table-cell>
          <table:table-cell table:formula="of:=0.01" office:value-type="float" office:value="0.01" calcext:value-type="float">
            <text:p>0.01</text:p>
          </table:table-cell>
          <table:table-cell office:value-type="string" calcext:value-type="string">
            <text:p>noisefree</text:p>
          </table:table-cell>
          <table:table-cell office:value-type="float" office:value="7.83413308959" calcext:value-type="float">
            <text:p>7.8341330896</text:p>
          </table:table-cell>
          <table:table-cell office:value-type="float" office:value="7.75184734654" calcext:value-type="float">
            <text:p>7.7518473465</text:p>
          </table:table-cell>
          <table:table-cell office:value-type="float" office:value="7.91774753866" calcext:value-type="float">
            <text:p>7.9177475387</text:p>
          </table:table-cell>
          <table:table-cell office:value-type="float" office:value="0.0452103065758" calcext:value-type="float">
            <text:p>0.0452103066</text:p>
          </table:table-cell>
          <table:table-cell office:value-type="float" office:value="7.78951627738" calcext:value-type="float">
            <text:p>7.7895162774</text:p>
          </table:table-cell>
          <table:table-cell office:value-type="float" office:value="7.75220063495" calcext:value-type="float">
            <text:p>7.752200635</text:p>
          </table:table-cell>
          <table:table-cell office:value-type="float" office:value="7.87997563298" calcext:value-type="float">
            <text:p>7.879975633</text:p>
          </table:table-cell>
          <table:table-cell office:value-type="float" office:value="0.034892677007" calcext:value-type="float">
            <text:p>0.034892677</text:p>
          </table:table-cell>
          <table:table-cell office:value-type="float" office:value="2746015.3" calcext:value-type="float">
            <text:p>2746015.3</text:p>
          </table:table-cell>
          <table:table-cell office:value-type="float" office:value="854473" calcext:value-type="float">
            <text:p>854473</text:p>
          </table:table-cell>
          <table:table-cell office:value-type="float" office:value="4038770" calcext:value-type="float">
            <text:p>4038770</text:p>
          </table:table-cell>
          <table:table-cell office:value-type="float" office:value="863717.570354" calcext:value-type="float">
            <text:p>863717.570354</text:p>
          </table:table-cell>
          <table:table-cell office:value-type="string" calcext:value-type="string">
            <text:p><text:s/>[7.811766981196246, 7.801774798528246, 7.850700278199955, 7.751847346538621, 7.803553260207936, 7.860359669551943, 7.888741174248977, 7.818461980591397, 7.917747538663032, 7.836377868191864] </text:p>
          </table:table-cell>
          <table:table-cell office:value-type="string" calcext:value-type="string">
            <text:p><text:s/>[7.759983727850716, 7.794816156841061, 7.791019728772919, 7.78375438682631, 7.791688971648054, 7.763945607351891, 7.8799756329757225, 7.752200634952191, 7.811300457414534, 7.766477469167555] </text:p>
          </table:table-cell>
          <table:table-cell office:value-type="string" calcext:value-type="string">
            <text:p><text:s/>[3513650.0, 2402870.0, 2569340.0, 3527360.0, 3091400.0, 2813130.0, 1886860.0, 4038770.0, 2762300.0, 854473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3/test_functions_adagrad5_2_0.01_noisefree_power</text:p>
          </table:table-cell>
          <table:table-cell table:formula="of:=IF(ISNUMBER(SEARCH(&quot;adadelta&quot;; [.A133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33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2" office:value-type="float" office:value="2" calcext:value-type="float">
            <text:p>2</text:p>
          </table:table-cell>
          <table:table-cell table:formula="of:=0.01" office:value-type="float" office:value="0.01" calcext:value-type="float">
            <text:p>0.01</text:p>
          </table:table-cell>
          <table:table-cell office:value-type="string" calcext:value-type="string">
            <text:p>noisefree</text:p>
          </table:table-cell>
          <table:table-cell office:value-type="float" office:value="7.83413308959" calcext:value-type="float">
            <text:p>7.8341330896</text:p>
          </table:table-cell>
          <table:table-cell office:value-type="float" office:value="7.75184734654" calcext:value-type="float">
            <text:p>7.7518473465</text:p>
          </table:table-cell>
          <table:table-cell office:value-type="float" office:value="7.91774753866" calcext:value-type="float">
            <text:p>7.9177475387</text:p>
          </table:table-cell>
          <table:table-cell office:value-type="float" office:value="0.0452103065758" calcext:value-type="float">
            <text:p>0.0452103066</text:p>
          </table:table-cell>
          <table:table-cell office:value-type="float" office:value="7.78951627738" calcext:value-type="float">
            <text:p>7.7895162774</text:p>
          </table:table-cell>
          <table:table-cell office:value-type="float" office:value="7.75220063495" calcext:value-type="float">
            <text:p>7.752200635</text:p>
          </table:table-cell>
          <table:table-cell office:value-type="float" office:value="7.87997563298" calcext:value-type="float">
            <text:p>7.879975633</text:p>
          </table:table-cell>
          <table:table-cell office:value-type="float" office:value="0.034892677007" calcext:value-type="float">
            <text:p>0.034892677</text:p>
          </table:table-cell>
          <table:table-cell office:value-type="float" office:value="2746015.3" calcext:value-type="float">
            <text:p>2746015.3</text:p>
          </table:table-cell>
          <table:table-cell office:value-type="float" office:value="854473" calcext:value-type="float">
            <text:p>854473</text:p>
          </table:table-cell>
          <table:table-cell office:value-type="float" office:value="4038770" calcext:value-type="float">
            <text:p>4038770</text:p>
          </table:table-cell>
          <table:table-cell office:value-type="float" office:value="863717.570354" calcext:value-type="float">
            <text:p>863717.570354</text:p>
          </table:table-cell>
          <table:table-cell office:value-type="string" calcext:value-type="string">
            <text:p><text:s/>[7.811766981196246, 7.801774798528246, 7.850700278199955, 7.751847346538621, 7.803553260207936, 7.860359669551943, 7.888741174248977, 7.818461980591397, 7.917747538663032, 7.836377868191864] </text:p>
          </table:table-cell>
          <table:table-cell office:value-type="string" calcext:value-type="string">
            <text:p><text:s/>[7.759983727850716, 7.794816156841061, 7.791019728772919, 7.78375438682631, 7.791688971648054, 7.763945607351891, 7.8799756329757225, 7.752200634952191, 7.811300457414534, 7.766477469167555] </text:p>
          </table:table-cell>
          <table:table-cell office:value-type="string" calcext:value-type="string">
            <text:p><text:s/>[3513650.0, 2402870.0, 2569340.0, 3527360.0, 3091400.0, 2813130.0, 1886860.0, 4038770.0, 2762300.0, 854473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3/test_functions_adagrad5_2_0.1_noisefree_complete</text:p>
          </table:table-cell>
          <table:table-cell table:formula="of:=IF(ISNUMBER(SEARCH(&quot;adadelta&quot;; [.A134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34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2" office:value-type="float" office:value="2" calcext:value-type="float">
            <text:p>2</text:p>
          </table:table-cell>
          <table:table-cell table:formula="of:=0.1" office:value-type="float" office:value="0.1" calcext:value-type="float">
            <text:p>0.1</text:p>
          </table:table-cell>
          <table:table-cell office:value-type="string" calcext:value-type="string">
            <text:p>noisefree</text:p>
          </table:table-cell>
          <table:table-cell office:value-type="float" office:value="7.83413308959" calcext:value-type="float">
            <text:p>7.8341330896</text:p>
          </table:table-cell>
          <table:table-cell office:value-type="float" office:value="7.75184734654" calcext:value-type="float">
            <text:p>7.7518473465</text:p>
          </table:table-cell>
          <table:table-cell office:value-type="float" office:value="7.91774753866" calcext:value-type="float">
            <text:p>7.9177475387</text:p>
          </table:table-cell>
          <table:table-cell office:value-type="float" office:value="0.0452103065758" calcext:value-type="float">
            <text:p>0.0452103066</text:p>
          </table:table-cell>
          <table:table-cell office:value-type="float" office:value="7.78951627738" calcext:value-type="float">
            <text:p>7.7895162774</text:p>
          </table:table-cell>
          <table:table-cell office:value-type="float" office:value="7.75220063495" calcext:value-type="float">
            <text:p>7.752200635</text:p>
          </table:table-cell>
          <table:table-cell office:value-type="float" office:value="7.87997563298" calcext:value-type="float">
            <text:p>7.879975633</text:p>
          </table:table-cell>
          <table:table-cell office:value-type="float" office:value="0.034892677007" calcext:value-type="float">
            <text:p>0.034892677</text:p>
          </table:table-cell>
          <table:table-cell office:value-type="float" office:value="2746015.3" calcext:value-type="float">
            <text:p>2746015.3</text:p>
          </table:table-cell>
          <table:table-cell office:value-type="float" office:value="854473" calcext:value-type="float">
            <text:p>854473</text:p>
          </table:table-cell>
          <table:table-cell office:value-type="float" office:value="4038770" calcext:value-type="float">
            <text:p>4038770</text:p>
          </table:table-cell>
          <table:table-cell office:value-type="float" office:value="863717.570354" calcext:value-type="float">
            <text:p>863717.570354</text:p>
          </table:table-cell>
          <table:table-cell office:value-type="string" calcext:value-type="string">
            <text:p><text:s/>[7.811766981196246, 7.801774798528246, 7.850700278199955, 7.751847346538621, 7.803553260207936, 7.860359669551943, 7.888741174248977, 7.818461980591397, 7.917747538663032, 7.836377868191864] </text:p>
          </table:table-cell>
          <table:table-cell office:value-type="string" calcext:value-type="string">
            <text:p><text:s/>[7.759983727850716, 7.794816156841061, 7.791019728772919, 7.78375438682631, 7.791688971648054, 7.763945607351891, 7.8799756329757225, 7.752200634952191, 7.811300457414534, 7.766477469167555] </text:p>
          </table:table-cell>
          <table:table-cell office:value-type="string" calcext:value-type="string">
            <text:p><text:s/>[3513650.0, 2402870.0, 2569340.0, 3527360.0, 3091400.0, 2813130.0, 1886860.0, 4038770.0, 2762300.0, 854473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3/test_functions_adagrad5_2_0.1_noisefree_power</text:p>
          </table:table-cell>
          <table:table-cell table:formula="of:=IF(ISNUMBER(SEARCH(&quot;adadelta&quot;; [.A135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35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2" office:value-type="float" office:value="2" calcext:value-type="float">
            <text:p>2</text:p>
          </table:table-cell>
          <table:table-cell table:formula="of:=0.1" office:value-type="float" office:value="0.1" calcext:value-type="float">
            <text:p>0.1</text:p>
          </table:table-cell>
          <table:table-cell office:value-type="string" calcext:value-type="string">
            <text:p>noisefree</text:p>
          </table:table-cell>
          <table:table-cell office:value-type="float" office:value="7.83413308959" calcext:value-type="float">
            <text:p>7.8341330896</text:p>
          </table:table-cell>
          <table:table-cell office:value-type="float" office:value="7.75184734654" calcext:value-type="float">
            <text:p>7.7518473465</text:p>
          </table:table-cell>
          <table:table-cell office:value-type="float" office:value="7.91774753866" calcext:value-type="float">
            <text:p>7.9177475387</text:p>
          </table:table-cell>
          <table:table-cell office:value-type="float" office:value="0.0452103065758" calcext:value-type="float">
            <text:p>0.0452103066</text:p>
          </table:table-cell>
          <table:table-cell office:value-type="float" office:value="7.78951627738" calcext:value-type="float">
            <text:p>7.7895162774</text:p>
          </table:table-cell>
          <table:table-cell office:value-type="float" office:value="7.75220063495" calcext:value-type="float">
            <text:p>7.752200635</text:p>
          </table:table-cell>
          <table:table-cell office:value-type="float" office:value="7.87997563298" calcext:value-type="float">
            <text:p>7.879975633</text:p>
          </table:table-cell>
          <table:table-cell office:value-type="float" office:value="0.034892677007" calcext:value-type="float">
            <text:p>0.034892677</text:p>
          </table:table-cell>
          <table:table-cell office:value-type="float" office:value="2746015.3" calcext:value-type="float">
            <text:p>2746015.3</text:p>
          </table:table-cell>
          <table:table-cell office:value-type="float" office:value="854473" calcext:value-type="float">
            <text:p>854473</text:p>
          </table:table-cell>
          <table:table-cell office:value-type="float" office:value="4038770" calcext:value-type="float">
            <text:p>4038770</text:p>
          </table:table-cell>
          <table:table-cell office:value-type="float" office:value="863717.570354" calcext:value-type="float">
            <text:p>863717.570354</text:p>
          </table:table-cell>
          <table:table-cell office:value-type="string" calcext:value-type="string">
            <text:p><text:s/>[7.811766981196246, 7.801774798528246, 7.850700278199955, 7.751847346538621, 7.803553260207936, 7.860359669551943, 7.888741174248977, 7.818461980591397, 7.917747538663032, 7.836377868191864] </text:p>
          </table:table-cell>
          <table:table-cell office:value-type="string" calcext:value-type="string">
            <text:p><text:s/>[7.759983727850716, 7.794816156841061, 7.791019728772919, 7.78375438682631, 7.791688971648054, 7.763945607351891, 7.8799756329757225, 7.752200634952191, 7.811300457414534, 7.766477469167555] </text:p>
          </table:table-cell>
          <table:table-cell office:value-type="string" calcext:value-type="string">
            <text:p><text:s/>[3513650.0, 2402870.0, 2569340.0, 3527360.0, 3091400.0, 2813130.0, 1886860.0, 4038770.0, 2762300.0, 854473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3/test_functions_adagrad5_2_1_noisefree_complete</text:p>
          </table:table-cell>
          <table:table-cell table:formula="of:=IF(ISNUMBER(SEARCH(&quot;adadelta&quot;; [.A136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36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2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isefree</text:p>
          </table:table-cell>
          <table:table-cell office:value-type="float" office:value="7.83413308959" calcext:value-type="float">
            <text:p>7.8341330896</text:p>
          </table:table-cell>
          <table:table-cell office:value-type="float" office:value="7.75184734654" calcext:value-type="float">
            <text:p>7.7518473465</text:p>
          </table:table-cell>
          <table:table-cell office:value-type="float" office:value="7.91774753866" calcext:value-type="float">
            <text:p>7.9177475387</text:p>
          </table:table-cell>
          <table:table-cell office:value-type="float" office:value="0.0452103065758" calcext:value-type="float">
            <text:p>0.0452103066</text:p>
          </table:table-cell>
          <table:table-cell office:value-type="float" office:value="7.78951627738" calcext:value-type="float">
            <text:p>7.7895162774</text:p>
          </table:table-cell>
          <table:table-cell office:value-type="float" office:value="7.75220063495" calcext:value-type="float">
            <text:p>7.752200635</text:p>
          </table:table-cell>
          <table:table-cell office:value-type="float" office:value="7.87997563298" calcext:value-type="float">
            <text:p>7.879975633</text:p>
          </table:table-cell>
          <table:table-cell office:value-type="float" office:value="0.034892677007" calcext:value-type="float">
            <text:p>0.034892677</text:p>
          </table:table-cell>
          <table:table-cell office:value-type="float" office:value="2746015.3" calcext:value-type="float">
            <text:p>2746015.3</text:p>
          </table:table-cell>
          <table:table-cell office:value-type="float" office:value="854473" calcext:value-type="float">
            <text:p>854473</text:p>
          </table:table-cell>
          <table:table-cell office:value-type="float" office:value="4038770" calcext:value-type="float">
            <text:p>4038770</text:p>
          </table:table-cell>
          <table:table-cell office:value-type="float" office:value="863717.570354" calcext:value-type="float">
            <text:p>863717.570354</text:p>
          </table:table-cell>
          <table:table-cell office:value-type="string" calcext:value-type="string">
            <text:p><text:s/>[7.811766981196246, 7.801774798528246, 7.850700278199955, 7.751847346538621, 7.803553260207936, 7.860359669551943, 7.888741174248977, 7.818461980591397, 7.917747538663032, 7.836377868191864] </text:p>
          </table:table-cell>
          <table:table-cell office:value-type="string" calcext:value-type="string">
            <text:p><text:s/>[7.759983727850716, 7.794816156841061, 7.791019728772919, 7.78375438682631, 7.791688971648054, 7.763945607351891, 7.8799756329757225, 7.752200634952191, 7.811300457414534, 7.766477469167555] </text:p>
          </table:table-cell>
          <table:table-cell office:value-type="string" calcext:value-type="string">
            <text:p><text:s/>[3513650.0, 2402870.0, 2569340.0, 3527360.0, 3091400.0, 2813130.0, 1886860.0, 4038770.0, 2762300.0, 854473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3/test_functions_adagrad5_2_1_noisefree_power</text:p>
          </table:table-cell>
          <table:table-cell table:formula="of:=IF(ISNUMBER(SEARCH(&quot;adadelta&quot;; [.A137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37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2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isefree</text:p>
          </table:table-cell>
          <table:table-cell office:value-type="float" office:value="7.83413308959" calcext:value-type="float">
            <text:p>7.8341330896</text:p>
          </table:table-cell>
          <table:table-cell office:value-type="float" office:value="7.75184734654" calcext:value-type="float">
            <text:p>7.7518473465</text:p>
          </table:table-cell>
          <table:table-cell office:value-type="float" office:value="7.91774753866" calcext:value-type="float">
            <text:p>7.9177475387</text:p>
          </table:table-cell>
          <table:table-cell office:value-type="float" office:value="0.0452103065758" calcext:value-type="float">
            <text:p>0.0452103066</text:p>
          </table:table-cell>
          <table:table-cell office:value-type="float" office:value="7.78951627738" calcext:value-type="float">
            <text:p>7.7895162774</text:p>
          </table:table-cell>
          <table:table-cell office:value-type="float" office:value="7.75220063495" calcext:value-type="float">
            <text:p>7.752200635</text:p>
          </table:table-cell>
          <table:table-cell office:value-type="float" office:value="7.87997563298" calcext:value-type="float">
            <text:p>7.879975633</text:p>
          </table:table-cell>
          <table:table-cell office:value-type="float" office:value="0.034892677007" calcext:value-type="float">
            <text:p>0.034892677</text:p>
          </table:table-cell>
          <table:table-cell office:value-type="float" office:value="2746015.3" calcext:value-type="float">
            <text:p>2746015.3</text:p>
          </table:table-cell>
          <table:table-cell office:value-type="float" office:value="854473" calcext:value-type="float">
            <text:p>854473</text:p>
          </table:table-cell>
          <table:table-cell office:value-type="float" office:value="4038770" calcext:value-type="float">
            <text:p>4038770</text:p>
          </table:table-cell>
          <table:table-cell office:value-type="float" office:value="863717.570354" calcext:value-type="float">
            <text:p>863717.570354</text:p>
          </table:table-cell>
          <table:table-cell office:value-type="string" calcext:value-type="string">
            <text:p><text:s/>[7.811766981196246, 7.801774798528246, 7.850700278199955, 7.751847346538621, 7.803553260207936, 7.860359669551943, 7.888741174248977, 7.818461980591397, 7.917747538663032, 7.836377868191864] </text:p>
          </table:table-cell>
          <table:table-cell office:value-type="string" calcext:value-type="string">
            <text:p><text:s/>[7.759983727850716, 7.794816156841061, 7.791019728772919, 7.78375438682631, 7.791688971648054, 7.763945607351891, 7.8799756329757225, 7.752200634952191, 7.811300457414534, 7.766477469167555] </text:p>
          </table:table-cell>
          <table:table-cell office:value-type="string" calcext:value-type="string">
            <text:p><text:s/>[3513650.0, 2402870.0, 2569340.0, 3527360.0, 3091400.0, 2813130.0, 1886860.0, 4038770.0, 2762300.0, 854473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3/test_functions_adagrad5_2_5_noisefree_complete</text:p>
          </table:table-cell>
          <table:table-cell table:formula="of:=IF(ISNUMBER(SEARCH(&quot;adadelta&quot;; [.A138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38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2" office:value-type="float" office:value="2" calcext:value-type="float">
            <text:p>2</text:p>
          </table:table-cell>
          <table:table-cell table:formula="of:=5" office:value-type="float" office:value="5" calcext:value-type="float">
            <text:p>5</text:p>
          </table:table-cell>
          <table:table-cell office:value-type="string" calcext:value-type="string">
            <text:p>noisefree</text:p>
          </table:table-cell>
          <table:table-cell office:value-type="float" office:value="55.3141715647" calcext:value-type="float">
            <text:p>55.3141715647</text:p>
          </table:table-cell>
          <table:table-cell office:value-type="float" office:value="35.8111686788" calcext:value-type="float">
            <text:p>35.8111686788</text:p>
          </table:table-cell>
          <table:table-cell office:value-type="float" office:value="81.9557478419" calcext:value-type="float">
            <text:p>81.9557478419</text:p>
          </table:table-cell>
          <table:table-cell office:value-type="float" office:value="16.6957822479" calcext:value-type="float">
            <text:p>16.6957822479</text:p>
          </table:table-cell>
          <table:table-cell office:value-type="float" office:value="55.5258853509" calcext:value-type="float">
            <text:p>55.5258853509</text:p>
          </table:table-cell>
          <table:table-cell office:value-type="float" office:value="35.3792729469" calcext:value-type="float">
            <text:p>35.3792729469</text:p>
          </table:table-cell>
          <table:table-cell office:value-type="float" office:value="83.4953583934" calcext:value-type="float">
            <text:p>83.4953583934</text:p>
          </table:table-cell>
          <table:table-cell office:value-type="float" office:value="16.6958596054" calcext:value-type="float">
            <text:p>16.6958596054</text:p>
          </table:table-cell>
          <table:table-cell office:value-type="float" office:value="1.218496589E+019" calcext:value-type="float">
            <text:p>12184965890000000000</text:p>
          </table:table-cell>
          <table:table-cell office:value-type="float" office:value="7582010" calcext:value-type="float">
            <text:p>7582010</text:p>
          </table:table-cell>
          <table:table-cell office:value-type="float" office:value="3.32533E+019" calcext:value-type="float">
            <text:p>33253300000000000000</text:p>
          </table:table-cell>
          <table:table-cell office:value-type="float" office:value="1.29722179873E+019" calcext:value-type="float">
            <text:p>12972217987300000000</text:p>
          </table:table-cell>
          <table:table-cell office:value-type="string" calcext:value-type="string">
            <text:p><text:s/>[81.95574784190833, 43.38205043579103, 44.52009178914729, 40.55141372046877, 69.15035708686722, 65.41902803934249, 48.37539786951782, 81.85960648620761, 35.811168678789805, 42.116853699257604] </text:p>
          </table:table-cell>
          <table:table-cell office:value-type="string" calcext:value-type="string">
            <text:p><text:s/>[81.33598388380423, 42.31335224386644, 45.66889817495162, 41.38890802314822, 68.91204488404948, 64.74863550062102, 48.851811685895015, 83.49535839336679, 35.379272946865875, 43.16458777243991] </text:p>
          </table:table-cell>
          <table:table-cell office:value-type="string" calcext:value-type="string">
            <text:p><text:s/>[2.99257e+19, 1.33962e+19, 2.13286e+18, 2.68817e+19, 7582010.0, 3.32533e+19, 1.61102e+19, 9476840.0, 1.29809e+17, 1.98899e+16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3/test_functions_adagrad5_2_5_noisefree_power</text:p>
          </table:table-cell>
          <table:table-cell table:formula="of:=IF(ISNUMBER(SEARCH(&quot;adadelta&quot;; [.A139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39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2" office:value-type="float" office:value="2" calcext:value-type="float">
            <text:p>2</text:p>
          </table:table-cell>
          <table:table-cell table:formula="of:=5" office:value-type="float" office:value="5" calcext:value-type="float">
            <text:p>5</text:p>
          </table:table-cell>
          <table:table-cell office:value-type="string" calcext:value-type="string">
            <text:p>noisefree</text:p>
          </table:table-cell>
          <table:table-cell office:value-type="float" office:value="55.3141715647" calcext:value-type="float">
            <text:p>55.3141715647</text:p>
          </table:table-cell>
          <table:table-cell office:value-type="float" office:value="35.8111686788" calcext:value-type="float">
            <text:p>35.8111686788</text:p>
          </table:table-cell>
          <table:table-cell office:value-type="float" office:value="81.9557478419" calcext:value-type="float">
            <text:p>81.9557478419</text:p>
          </table:table-cell>
          <table:table-cell office:value-type="float" office:value="16.6957822479" calcext:value-type="float">
            <text:p>16.6957822479</text:p>
          </table:table-cell>
          <table:table-cell office:value-type="float" office:value="55.5258853509" calcext:value-type="float">
            <text:p>55.5258853509</text:p>
          </table:table-cell>
          <table:table-cell office:value-type="float" office:value="35.3792729469" calcext:value-type="float">
            <text:p>35.3792729469</text:p>
          </table:table-cell>
          <table:table-cell office:value-type="float" office:value="83.4953583934" calcext:value-type="float">
            <text:p>83.4953583934</text:p>
          </table:table-cell>
          <table:table-cell office:value-type="float" office:value="16.6958596054" calcext:value-type="float">
            <text:p>16.6958596054</text:p>
          </table:table-cell>
          <table:table-cell office:value-type="float" office:value="1.218496589E+019" calcext:value-type="float">
            <text:p>12184965890000000000</text:p>
          </table:table-cell>
          <table:table-cell office:value-type="float" office:value="7582010" calcext:value-type="float">
            <text:p>7582010</text:p>
          </table:table-cell>
          <table:table-cell office:value-type="float" office:value="3.32533E+019" calcext:value-type="float">
            <text:p>33253300000000000000</text:p>
          </table:table-cell>
          <table:table-cell office:value-type="float" office:value="1.29722179873E+019" calcext:value-type="float">
            <text:p>12972217987300000000</text:p>
          </table:table-cell>
          <table:table-cell office:value-type="string" calcext:value-type="string">
            <text:p><text:s/>[81.95574784190833, 43.38205043579103, 44.52009178914729, 40.55141372046877, 69.15035708686722, 65.41902803934249, 48.37539786951782, 81.85960648620761, 35.811168678789805, 42.116853699257604] </text:p>
          </table:table-cell>
          <table:table-cell office:value-type="string" calcext:value-type="string">
            <text:p><text:s/>[81.33598388380423, 42.31335224386644, 45.66889817495162, 41.38890802314822, 68.91204488404948, 64.74863550062102, 48.851811685895015, 83.49535839336679, 35.379272946865875, 43.16458777243991] </text:p>
          </table:table-cell>
          <table:table-cell office:value-type="string" calcext:value-type="string">
            <text:p><text:s/>[2.99257e+19, 1.33962e+19, 2.13286e+18, 2.68817e+19, 7582010.0, 3.32533e+19, 1.61102e+19, 9476840.0, 1.29809e+17, 1.98899e+16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3/test_functions_adagrad5_3_0.01_noisefree_complete</text:p>
          </table:table-cell>
          <table:table-cell table:formula="of:=IF(ISNUMBER(SEARCH(&quot;adadelta&quot;; [.A140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40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3" office:value-type="float" office:value="3" calcext:value-type="float">
            <text:p>3</text:p>
          </table:table-cell>
          <table:table-cell table:formula="of:=0.01" office:value-type="float" office:value="0.01" calcext:value-type="float">
            <text:p>0.01</text:p>
          </table:table-cell>
          <table:table-cell office:value-type="string" calcext:value-type="string">
            <text:p>noisefree</text:p>
          </table:table-cell>
          <table:table-cell office:value-type="float" office:value="55.3141715647" calcext:value-type="float">
            <text:p>55.3141715647</text:p>
          </table:table-cell>
          <table:table-cell office:value-type="float" office:value="35.8111686788" calcext:value-type="float">
            <text:p>35.8111686788</text:p>
          </table:table-cell>
          <table:table-cell office:value-type="float" office:value="81.9557478419" calcext:value-type="float">
            <text:p>81.9557478419</text:p>
          </table:table-cell>
          <table:table-cell office:value-type="float" office:value="16.6957822479" calcext:value-type="float">
            <text:p>16.6957822479</text:p>
          </table:table-cell>
          <table:table-cell office:value-type="float" office:value="55.5258853509" calcext:value-type="float">
            <text:p>55.5258853509</text:p>
          </table:table-cell>
          <table:table-cell office:value-type="float" office:value="35.3792729469" calcext:value-type="float">
            <text:p>35.3792729469</text:p>
          </table:table-cell>
          <table:table-cell office:value-type="float" office:value="83.4953583934" calcext:value-type="float">
            <text:p>83.4953583934</text:p>
          </table:table-cell>
          <table:table-cell office:value-type="float" office:value="16.6958596054" calcext:value-type="float">
            <text:p>16.6958596054</text:p>
          </table:table-cell>
          <table:table-cell office:value-type="float" office:value="1.218496589E+019" calcext:value-type="float">
            <text:p>12184965890000000000</text:p>
          </table:table-cell>
          <table:table-cell office:value-type="float" office:value="7582010" calcext:value-type="float">
            <text:p>7582010</text:p>
          </table:table-cell>
          <table:table-cell office:value-type="float" office:value="3.32533E+019" calcext:value-type="float">
            <text:p>33253300000000000000</text:p>
          </table:table-cell>
          <table:table-cell office:value-type="float" office:value="1.29722179873E+019" calcext:value-type="float">
            <text:p>12972217987300000000</text:p>
          </table:table-cell>
          <table:table-cell office:value-type="string" calcext:value-type="string">
            <text:p><text:s/>[81.95574784190833, 43.38205043579103, 44.52009178914729, 40.55141372046877, 69.15035708686722, 65.41902803934249, 48.37539786951782, 81.85960648620761, 35.811168678789805, 42.116853699257604] </text:p>
          </table:table-cell>
          <table:table-cell office:value-type="string" calcext:value-type="string">
            <text:p><text:s/>[81.33598388380423, 42.31335224386644, 45.66889817495162, 41.38890802314822, 68.91204488404948, 64.74863550062102, 48.851811685895015, 83.49535839336679, 35.379272946865875, 43.16458777243991] </text:p>
          </table:table-cell>
          <table:table-cell office:value-type="string" calcext:value-type="string">
            <text:p><text:s/>[2.99257e+19, 1.33962e+19, 2.13286e+18, 2.68817e+19, 7582010.0, 3.32533e+19, 1.61102e+19, 9476840.0, 1.29809e+17, 1.98899e+16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3/test_functions_adagrad5_3_0.01_noisefree_power</text:p>
          </table:table-cell>
          <table:table-cell table:formula="of:=IF(ISNUMBER(SEARCH(&quot;adadelta&quot;; [.A141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41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3" office:value-type="float" office:value="3" calcext:value-type="float">
            <text:p>3</text:p>
          </table:table-cell>
          <table:table-cell table:formula="of:=0.01" office:value-type="float" office:value="0.01" calcext:value-type="float">
            <text:p>0.01</text:p>
          </table:table-cell>
          <table:table-cell office:value-type="string" calcext:value-type="string">
            <text:p>noisefree</text:p>
          </table:table-cell>
          <table:table-cell office:value-type="float" office:value="55.3141715647" calcext:value-type="float">
            <text:p>55.3141715647</text:p>
          </table:table-cell>
          <table:table-cell office:value-type="float" office:value="35.8111686788" calcext:value-type="float">
            <text:p>35.8111686788</text:p>
          </table:table-cell>
          <table:table-cell office:value-type="float" office:value="81.9557478419" calcext:value-type="float">
            <text:p>81.9557478419</text:p>
          </table:table-cell>
          <table:table-cell office:value-type="float" office:value="16.6957822479" calcext:value-type="float">
            <text:p>16.6957822479</text:p>
          </table:table-cell>
          <table:table-cell office:value-type="float" office:value="55.5258853509" calcext:value-type="float">
            <text:p>55.5258853509</text:p>
          </table:table-cell>
          <table:table-cell office:value-type="float" office:value="35.3792729469" calcext:value-type="float">
            <text:p>35.3792729469</text:p>
          </table:table-cell>
          <table:table-cell office:value-type="float" office:value="83.4953583934" calcext:value-type="float">
            <text:p>83.4953583934</text:p>
          </table:table-cell>
          <table:table-cell office:value-type="float" office:value="16.6958596054" calcext:value-type="float">
            <text:p>16.6958596054</text:p>
          </table:table-cell>
          <table:table-cell office:value-type="float" office:value="1.218496589E+019" calcext:value-type="float">
            <text:p>12184965890000000000</text:p>
          </table:table-cell>
          <table:table-cell office:value-type="float" office:value="7582010" calcext:value-type="float">
            <text:p>7582010</text:p>
          </table:table-cell>
          <table:table-cell office:value-type="float" office:value="3.32533E+019" calcext:value-type="float">
            <text:p>33253300000000000000</text:p>
          </table:table-cell>
          <table:table-cell office:value-type="float" office:value="1.29722179873E+019" calcext:value-type="float">
            <text:p>12972217987300000000</text:p>
          </table:table-cell>
          <table:table-cell office:value-type="string" calcext:value-type="string">
            <text:p><text:s/>[81.95574784190833, 43.38205043579103, 44.52009178914729, 40.55141372046877, 69.15035708686722, 65.41902803934249, 48.37539786951782, 81.85960648620761, 35.811168678789805, 42.116853699257604] </text:p>
          </table:table-cell>
          <table:table-cell office:value-type="string" calcext:value-type="string">
            <text:p><text:s/>[81.33598388380423, 42.31335224386644, 45.66889817495162, 41.38890802314822, 68.91204488404948, 64.74863550062102, 48.851811685895015, 83.49535839336679, 35.379272946865875, 43.16458777243991] </text:p>
          </table:table-cell>
          <table:table-cell office:value-type="string" calcext:value-type="string">
            <text:p><text:s/>[2.99257e+19, 1.33962e+19, 2.13286e+18, 2.68817e+19, 7582010.0, 3.32533e+19, 1.61102e+19, 9476840.0, 1.29809e+17, 1.98899e+16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3/test_functions_adagrad5_3_0.1_noisefree_complete</text:p>
          </table:table-cell>
          <table:table-cell table:formula="of:=IF(ISNUMBER(SEARCH(&quot;adadelta&quot;; [.A142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42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3" office:value-type="float" office:value="3" calcext:value-type="float">
            <text:p>3</text:p>
          </table:table-cell>
          <table:table-cell table:formula="of:=0.1" office:value-type="float" office:value="0.1" calcext:value-type="float">
            <text:p>0.1</text:p>
          </table:table-cell>
          <table:table-cell office:value-type="string" calcext:value-type="string">
            <text:p>noisefree</text:p>
          </table:table-cell>
          <table:table-cell office:value-type="float" office:value="55.3141715647" calcext:value-type="float">
            <text:p>55.3141715647</text:p>
          </table:table-cell>
          <table:table-cell office:value-type="float" office:value="35.8111686788" calcext:value-type="float">
            <text:p>35.8111686788</text:p>
          </table:table-cell>
          <table:table-cell office:value-type="float" office:value="81.9557478419" calcext:value-type="float">
            <text:p>81.9557478419</text:p>
          </table:table-cell>
          <table:table-cell office:value-type="float" office:value="16.6957822479" calcext:value-type="float">
            <text:p>16.6957822479</text:p>
          </table:table-cell>
          <table:table-cell office:value-type="float" office:value="55.5258853509" calcext:value-type="float">
            <text:p>55.5258853509</text:p>
          </table:table-cell>
          <table:table-cell office:value-type="float" office:value="35.3792729469" calcext:value-type="float">
            <text:p>35.3792729469</text:p>
          </table:table-cell>
          <table:table-cell office:value-type="float" office:value="83.4953583934" calcext:value-type="float">
            <text:p>83.4953583934</text:p>
          </table:table-cell>
          <table:table-cell office:value-type="float" office:value="16.6958596054" calcext:value-type="float">
            <text:p>16.6958596054</text:p>
          </table:table-cell>
          <table:table-cell office:value-type="float" office:value="1.218496589E+019" calcext:value-type="float">
            <text:p>12184965890000000000</text:p>
          </table:table-cell>
          <table:table-cell office:value-type="float" office:value="7582010" calcext:value-type="float">
            <text:p>7582010</text:p>
          </table:table-cell>
          <table:table-cell office:value-type="float" office:value="3.32533E+019" calcext:value-type="float">
            <text:p>33253300000000000000</text:p>
          </table:table-cell>
          <table:table-cell office:value-type="float" office:value="1.29722179873E+019" calcext:value-type="float">
            <text:p>12972217987300000000</text:p>
          </table:table-cell>
          <table:table-cell office:value-type="string" calcext:value-type="string">
            <text:p><text:s/>[81.95574784190833, 43.38205043579103, 44.52009178914729, 40.55141372046877, 69.15035708686722, 65.41902803934249, 48.37539786951782, 81.85960648620761, 35.811168678789805, 42.116853699257604] </text:p>
          </table:table-cell>
          <table:table-cell office:value-type="string" calcext:value-type="string">
            <text:p><text:s/>[81.33598388380423, 42.31335224386644, 45.66889817495162, 41.38890802314822, 68.91204488404948, 64.74863550062102, 48.851811685895015, 83.49535839336679, 35.379272946865875, 43.16458777243991] </text:p>
          </table:table-cell>
          <table:table-cell office:value-type="string" calcext:value-type="string">
            <text:p><text:s/>[2.99257e+19, 1.33962e+19, 2.13286e+18, 2.68817e+19, 7582010.0, 3.32533e+19, 1.61102e+19, 9476840.0, 1.29809e+17, 1.98899e+16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3/test_functions_adagrad5_3_0.1_noisefree_power</text:p>
          </table:table-cell>
          <table:table-cell table:formula="of:=IF(ISNUMBER(SEARCH(&quot;adadelta&quot;; [.A143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43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3" office:value-type="float" office:value="3" calcext:value-type="float">
            <text:p>3</text:p>
          </table:table-cell>
          <table:table-cell table:formula="of:=0.1" office:value-type="float" office:value="0.1" calcext:value-type="float">
            <text:p>0.1</text:p>
          </table:table-cell>
          <table:table-cell office:value-type="string" calcext:value-type="string">
            <text:p>noisefree</text:p>
          </table:table-cell>
          <table:table-cell office:value-type="float" office:value="7.46518117165" calcext:value-type="float">
            <text:p>7.4651811717</text:p>
          </table:table-cell>
          <table:table-cell office:value-type="float" office:value="6.60086736463" calcext:value-type="float">
            <text:p>6.6008673646</text:p>
          </table:table-cell>
          <table:table-cell office:value-type="float" office:value="8.82230892223" calcext:value-type="float">
            <text:p>8.8223089222</text:p>
          </table:table-cell>
          <table:table-cell office:value-type="float" office:value="0.700771812892" calcext:value-type="float">
            <text:p>0.7007718129</text:p>
          </table:table-cell>
          <table:table-cell office:value-type="float" office:value="7.3429289967" calcext:value-type="float">
            <text:p>7.3429289967</text:p>
          </table:table-cell>
          <table:table-cell office:value-type="float" office:value="6.67339458966" calcext:value-type="float">
            <text:p>6.6733945897</text:p>
          </table:table-cell>
          <table:table-cell office:value-type="float" office:value="8.39561304333" calcext:value-type="float">
            <text:p>8.3956130433</text:p>
          </table:table-cell>
          <table:table-cell office:value-type="float" office:value="0.584460459826" calcext:value-type="float">
            <text:p>0.5844604598</text:p>
          </table:table-cell>
          <table:table-cell office:value-type="float" office:value="26156.984" calcext:value-type="float">
            <text:p>26156.984</text:p>
          </table:table-cell>
          <table:table-cell office:value-type="float" office:value="2328.59" calcext:value-type="float">
            <text:p>2328.59</text:p>
          </table:table-cell>
          <table:table-cell office:value-type="float" office:value="93600.2" calcext:value-type="float">
            <text:p>93600.2</text:p>
          </table:table-cell>
          <table:table-cell office:value-type="float" office:value="30102.6706628" calcext:value-type="float">
            <text:p>30102.6706628</text:p>
          </table:table-cell>
          <table:table-cell office:value-type="string" calcext:value-type="string">
            <text:p><text:s/>[7.6978478084876985, 8.044895513827509, 7.153319716017279, 6.850481822106095, 8.822308922231866, 6.600867364633874, 7.296477531040997, 8.297870009203288, 6.634595931126132, 7.253147097813934] </text:p>
          </table:table-cell>
          <table:table-cell office:value-type="string" calcext:value-type="string">
            <text:p><text:s/>[7.722265515160617, 7.835224324829633, 6.8715317455107146, 6.767490196594748, 8.395613043327568, 6.700703344089226, 7.125565374129, 8.020818822765877, 6.673394589660903, 7.316683010936493] </text:p>
          </table:table-cell>
          <table:table-cell office:value-type="string" calcext:value-type="string">
            <text:p><text:s/>[93600.2, 34706.8, 2328.59, 5742.36, 55850.8, 3727.02, 4143.26, 52000.3, 4297.15, 5173.36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3/test_functions_adagrad5_3_1_noisefree_complete</text:p>
          </table:table-cell>
          <table:table-cell table:formula="of:=IF(ISNUMBER(SEARCH(&quot;adadelta&quot;; [.A144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44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3" office:value-type="float" office:value="3" calcext:value-type="float">
            <text:p>3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isefree</text:p>
          </table:table-cell>
          <table:table-cell office:value-type="float" office:value="7.46518117165" calcext:value-type="float">
            <text:p>7.4651811717</text:p>
          </table:table-cell>
          <table:table-cell office:value-type="float" office:value="6.60086736463" calcext:value-type="float">
            <text:p>6.6008673646</text:p>
          </table:table-cell>
          <table:table-cell office:value-type="float" office:value="8.82230892223" calcext:value-type="float">
            <text:p>8.8223089222</text:p>
          </table:table-cell>
          <table:table-cell office:value-type="float" office:value="0.700771812892" calcext:value-type="float">
            <text:p>0.7007718129</text:p>
          </table:table-cell>
          <table:table-cell office:value-type="float" office:value="7.3429289967" calcext:value-type="float">
            <text:p>7.3429289967</text:p>
          </table:table-cell>
          <table:table-cell office:value-type="float" office:value="6.67339458966" calcext:value-type="float">
            <text:p>6.6733945897</text:p>
          </table:table-cell>
          <table:table-cell office:value-type="float" office:value="8.39561304333" calcext:value-type="float">
            <text:p>8.3956130433</text:p>
          </table:table-cell>
          <table:table-cell office:value-type="float" office:value="0.584460459826" calcext:value-type="float">
            <text:p>0.5844604598</text:p>
          </table:table-cell>
          <table:table-cell office:value-type="float" office:value="26156.984" calcext:value-type="float">
            <text:p>26156.984</text:p>
          </table:table-cell>
          <table:table-cell office:value-type="float" office:value="2328.59" calcext:value-type="float">
            <text:p>2328.59</text:p>
          </table:table-cell>
          <table:table-cell office:value-type="float" office:value="93600.2" calcext:value-type="float">
            <text:p>93600.2</text:p>
          </table:table-cell>
          <table:table-cell office:value-type="float" office:value="30102.6706628" calcext:value-type="float">
            <text:p>30102.6706628</text:p>
          </table:table-cell>
          <table:table-cell office:value-type="string" calcext:value-type="string">
            <text:p><text:s/>[7.6978478084876985, 8.044895513827509, 7.153319716017279, 6.850481822106095, 8.822308922231866, 6.600867364633874, 7.296477531040997, 8.297870009203288, 6.634595931126132, 7.253147097813934] </text:p>
          </table:table-cell>
          <table:table-cell office:value-type="string" calcext:value-type="string">
            <text:p><text:s/>[7.722265515160617, 7.835224324829633, 6.8715317455107146, 6.767490196594748, 8.395613043327568, 6.700703344089226, 7.125565374129, 8.020818822765877, 6.673394589660903, 7.316683010936493] </text:p>
          </table:table-cell>
          <table:table-cell office:value-type="string" calcext:value-type="string">
            <text:p><text:s/>[93600.2, 34706.8, 2328.59, 5742.36, 55850.8, 3727.02, 4143.26, 52000.3, 4297.15, 5173.36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3/test_functions_adagrad5_3_1_noisefree_power</text:p>
          </table:table-cell>
          <table:table-cell table:formula="of:=IF(ISNUMBER(SEARCH(&quot;adadelta&quot;; [.A145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45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3" office:value-type="float" office:value="3" calcext:value-type="float">
            <text:p>3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isefree</text:p>
          </table:table-cell>
          <table:table-cell office:value-type="float" office:value="7.46518117165" calcext:value-type="float">
            <text:p>7.4651811717</text:p>
          </table:table-cell>
          <table:table-cell office:value-type="float" office:value="6.60086736463" calcext:value-type="float">
            <text:p>6.6008673646</text:p>
          </table:table-cell>
          <table:table-cell office:value-type="float" office:value="8.82230892223" calcext:value-type="float">
            <text:p>8.8223089222</text:p>
          </table:table-cell>
          <table:table-cell office:value-type="float" office:value="0.700771812892" calcext:value-type="float">
            <text:p>0.7007718129</text:p>
          </table:table-cell>
          <table:table-cell office:value-type="float" office:value="7.3429289967" calcext:value-type="float">
            <text:p>7.3429289967</text:p>
          </table:table-cell>
          <table:table-cell office:value-type="float" office:value="6.67339458966" calcext:value-type="float">
            <text:p>6.6733945897</text:p>
          </table:table-cell>
          <table:table-cell office:value-type="float" office:value="8.39561304333" calcext:value-type="float">
            <text:p>8.3956130433</text:p>
          </table:table-cell>
          <table:table-cell office:value-type="float" office:value="0.584460459826" calcext:value-type="float">
            <text:p>0.5844604598</text:p>
          </table:table-cell>
          <table:table-cell office:value-type="float" office:value="26156.984" calcext:value-type="float">
            <text:p>26156.984</text:p>
          </table:table-cell>
          <table:table-cell office:value-type="float" office:value="2328.59" calcext:value-type="float">
            <text:p>2328.59</text:p>
          </table:table-cell>
          <table:table-cell office:value-type="float" office:value="93600.2" calcext:value-type="float">
            <text:p>93600.2</text:p>
          </table:table-cell>
          <table:table-cell office:value-type="float" office:value="30102.6706628" calcext:value-type="float">
            <text:p>30102.6706628</text:p>
          </table:table-cell>
          <table:table-cell office:value-type="string" calcext:value-type="string">
            <text:p><text:s/>[7.6978478084876985, 8.044895513827509, 7.153319716017279, 6.850481822106095, 8.822308922231866, 6.600867364633874, 7.296477531040997, 8.297870009203288, 6.634595931126132, 7.253147097813934] </text:p>
          </table:table-cell>
          <table:table-cell office:value-type="string" calcext:value-type="string">
            <text:p><text:s/>[7.722265515160617, 7.835224324829633, 6.8715317455107146, 6.767490196594748, 8.395613043327568, 6.700703344089226, 7.125565374129, 8.020818822765877, 6.673394589660903, 7.316683010936493] </text:p>
          </table:table-cell>
          <table:table-cell office:value-type="string" calcext:value-type="string">
            <text:p><text:s/>[93600.2, 34706.8, 2328.59, 5742.36, 55850.8, 3727.02, 4143.26, 52000.3, 4297.15, 5173.36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3/test_functions_adagrad5_3_5_noisefree_complete</text:p>
          </table:table-cell>
          <table:table-cell table:formula="of:=IF(ISNUMBER(SEARCH(&quot;adadelta&quot;; [.A146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46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3" office:value-type="float" office:value="3" calcext:value-type="float">
            <text:p>3</text:p>
          </table:table-cell>
          <table:table-cell table:formula="of:=5" office:value-type="float" office:value="5" calcext:value-type="float">
            <text:p>5</text:p>
          </table:table-cell>
          <table:table-cell office:value-type="string" calcext:value-type="string">
            <text:p>noisefree</text:p>
          </table:table-cell>
          <table:table-cell office:value-type="float" office:value="7.46518117165" calcext:value-type="float">
            <text:p>7.4651811717</text:p>
          </table:table-cell>
          <table:table-cell office:value-type="float" office:value="6.60086736463" calcext:value-type="float">
            <text:p>6.6008673646</text:p>
          </table:table-cell>
          <table:table-cell office:value-type="float" office:value="8.82230892223" calcext:value-type="float">
            <text:p>8.8223089222</text:p>
          </table:table-cell>
          <table:table-cell office:value-type="float" office:value="0.700771812892" calcext:value-type="float">
            <text:p>0.7007718129</text:p>
          </table:table-cell>
          <table:table-cell office:value-type="float" office:value="7.3429289967" calcext:value-type="float">
            <text:p>7.3429289967</text:p>
          </table:table-cell>
          <table:table-cell office:value-type="float" office:value="6.67339458966" calcext:value-type="float">
            <text:p>6.6733945897</text:p>
          </table:table-cell>
          <table:table-cell office:value-type="float" office:value="8.39561304333" calcext:value-type="float">
            <text:p>8.3956130433</text:p>
          </table:table-cell>
          <table:table-cell office:value-type="float" office:value="0.584460459826" calcext:value-type="float">
            <text:p>0.5844604598</text:p>
          </table:table-cell>
          <table:table-cell office:value-type="float" office:value="26156.984" calcext:value-type="float">
            <text:p>26156.984</text:p>
          </table:table-cell>
          <table:table-cell office:value-type="float" office:value="2328.59" calcext:value-type="float">
            <text:p>2328.59</text:p>
          </table:table-cell>
          <table:table-cell office:value-type="float" office:value="93600.2" calcext:value-type="float">
            <text:p>93600.2</text:p>
          </table:table-cell>
          <table:table-cell office:value-type="float" office:value="30102.6706628" calcext:value-type="float">
            <text:p>30102.6706628</text:p>
          </table:table-cell>
          <table:table-cell office:value-type="string" calcext:value-type="string">
            <text:p><text:s/>[7.6978478084876985, 8.044895513827509, 7.153319716017279, 6.850481822106095, 8.822308922231866, 6.600867364633874, 7.296477531040997, 8.297870009203288, 6.634595931126132, 7.253147097813934] </text:p>
          </table:table-cell>
          <table:table-cell office:value-type="string" calcext:value-type="string">
            <text:p><text:s/>[7.722265515160617, 7.835224324829633, 6.8715317455107146, 6.767490196594748, 8.395613043327568, 6.700703344089226, 7.125565374129, 8.020818822765877, 6.673394589660903, 7.316683010936493] </text:p>
          </table:table-cell>
          <table:table-cell office:value-type="string" calcext:value-type="string">
            <text:p><text:s/>[93600.2, 34706.8, 2328.59, 5742.36, 55850.8, 3727.02, 4143.26, 52000.3, 4297.15, 5173.36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3/test_functions_adagrad5_3_5_noisefree_power</text:p>
          </table:table-cell>
          <table:table-cell table:formula="of:=IF(ISNUMBER(SEARCH(&quot;adadelta&quot;; [.A147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47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3" office:value-type="float" office:value="3" calcext:value-type="float">
            <text:p>3</text:p>
          </table:table-cell>
          <table:table-cell table:formula="of:=5" office:value-type="float" office:value="5" calcext:value-type="float">
            <text:p>5</text:p>
          </table:table-cell>
          <table:table-cell office:value-type="string" calcext:value-type="string">
            <text:p>noisefree</text:p>
          </table:table-cell>
          <table:table-cell office:value-type="float" office:value="7.46518117165" calcext:value-type="float">
            <text:p>7.4651811717</text:p>
          </table:table-cell>
          <table:table-cell office:value-type="float" office:value="6.60086736463" calcext:value-type="float">
            <text:p>6.6008673646</text:p>
          </table:table-cell>
          <table:table-cell office:value-type="float" office:value="8.82230892223" calcext:value-type="float">
            <text:p>8.8223089222</text:p>
          </table:table-cell>
          <table:table-cell office:value-type="float" office:value="0.700771812892" calcext:value-type="float">
            <text:p>0.7007718129</text:p>
          </table:table-cell>
          <table:table-cell office:value-type="float" office:value="7.3429289967" calcext:value-type="float">
            <text:p>7.3429289967</text:p>
          </table:table-cell>
          <table:table-cell office:value-type="float" office:value="6.67339458966" calcext:value-type="float">
            <text:p>6.6733945897</text:p>
          </table:table-cell>
          <table:table-cell office:value-type="float" office:value="8.39561304333" calcext:value-type="float">
            <text:p>8.3956130433</text:p>
          </table:table-cell>
          <table:table-cell office:value-type="float" office:value="0.584460459826" calcext:value-type="float">
            <text:p>0.5844604598</text:p>
          </table:table-cell>
          <table:table-cell office:value-type="float" office:value="26156.984" calcext:value-type="float">
            <text:p>26156.984</text:p>
          </table:table-cell>
          <table:table-cell office:value-type="float" office:value="2328.59" calcext:value-type="float">
            <text:p>2328.59</text:p>
          </table:table-cell>
          <table:table-cell office:value-type="float" office:value="93600.2" calcext:value-type="float">
            <text:p>93600.2</text:p>
          </table:table-cell>
          <table:table-cell office:value-type="float" office:value="30102.6706628" calcext:value-type="float">
            <text:p>30102.6706628</text:p>
          </table:table-cell>
          <table:table-cell office:value-type="string" calcext:value-type="string">
            <text:p><text:s/>[7.6978478084876985, 8.044895513827509, 7.153319716017279, 6.850481822106095, 8.822308922231866, 6.600867364633874, 7.296477531040997, 8.297870009203288, 6.634595931126132, 7.253147097813934] </text:p>
          </table:table-cell>
          <table:table-cell office:value-type="string" calcext:value-type="string">
            <text:p><text:s/>[7.722265515160617, 7.835224324829633, 6.8715317455107146, 6.767490196594748, 8.395613043327568, 6.700703344089226, 7.125565374129, 8.020818822765877, 6.673394589660903, 7.316683010936493] </text:p>
          </table:table-cell>
          <table:table-cell office:value-type="string" calcext:value-type="string">
            <text:p><text:s/>[93600.2, 34706.8, 2328.59, 5742.36, 55850.8, 3727.02, 4143.26, 52000.3, 4297.15, 5173.36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3/test_functions_adagrad5_4_0.01_noisefree_complete</text:p>
          </table:table-cell>
          <table:table-cell table:formula="of:=IF(ISNUMBER(SEARCH(&quot;adadelta&quot;; [.A148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48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4" office:value-type="float" office:value="4" calcext:value-type="float">
            <text:p>4</text:p>
          </table:table-cell>
          <table:table-cell table:formula="of:=0.01" office:value-type="float" office:value="0.01" calcext:value-type="float">
            <text:p>0.01</text:p>
          </table:table-cell>
          <table:table-cell office:value-type="string" calcext:value-type="string">
            <text:p>noisefree</text:p>
          </table:table-cell>
          <table:table-cell office:value-type="float" office:value="7.46518117165" calcext:value-type="float">
            <text:p>7.4651811717</text:p>
          </table:table-cell>
          <table:table-cell office:value-type="float" office:value="6.60086736463" calcext:value-type="float">
            <text:p>6.6008673646</text:p>
          </table:table-cell>
          <table:table-cell office:value-type="float" office:value="8.82230892223" calcext:value-type="float">
            <text:p>8.8223089222</text:p>
          </table:table-cell>
          <table:table-cell office:value-type="float" office:value="0.700771812892" calcext:value-type="float">
            <text:p>0.7007718129</text:p>
          </table:table-cell>
          <table:table-cell office:value-type="float" office:value="7.3429289967" calcext:value-type="float">
            <text:p>7.3429289967</text:p>
          </table:table-cell>
          <table:table-cell office:value-type="float" office:value="6.67339458966" calcext:value-type="float">
            <text:p>6.6733945897</text:p>
          </table:table-cell>
          <table:table-cell office:value-type="float" office:value="8.39561304333" calcext:value-type="float">
            <text:p>8.3956130433</text:p>
          </table:table-cell>
          <table:table-cell office:value-type="float" office:value="0.584460459826" calcext:value-type="float">
            <text:p>0.5844604598</text:p>
          </table:table-cell>
          <table:table-cell office:value-type="float" office:value="26156.984" calcext:value-type="float">
            <text:p>26156.984</text:p>
          </table:table-cell>
          <table:table-cell office:value-type="float" office:value="2328.59" calcext:value-type="float">
            <text:p>2328.59</text:p>
          </table:table-cell>
          <table:table-cell office:value-type="float" office:value="93600.2" calcext:value-type="float">
            <text:p>93600.2</text:p>
          </table:table-cell>
          <table:table-cell office:value-type="float" office:value="30102.6706628" calcext:value-type="float">
            <text:p>30102.6706628</text:p>
          </table:table-cell>
          <table:table-cell office:value-type="string" calcext:value-type="string">
            <text:p><text:s/>[7.6978478084876985, 8.044895513827509, 7.153319716017279, 6.850481822106095, 8.822308922231866, 6.600867364633874, 7.296477531040997, 8.297870009203288, 6.634595931126132, 7.253147097813934] </text:p>
          </table:table-cell>
          <table:table-cell office:value-type="string" calcext:value-type="string">
            <text:p><text:s/>[7.722265515160617, 7.835224324829633, 6.8715317455107146, 6.767490196594748, 8.395613043327568, 6.700703344089226, 7.125565374129, 8.020818822765877, 6.673394589660903, 7.316683010936493] </text:p>
          </table:table-cell>
          <table:table-cell office:value-type="string" calcext:value-type="string">
            <text:p><text:s/>[93600.2, 34706.8, 2328.59, 5742.36, 55850.8, 3727.02, 4143.26, 52000.3, 4297.15, 5173.36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3/test_functions_adagrad5_4_0.01_noisefree_power</text:p>
          </table:table-cell>
          <table:table-cell table:formula="of:=IF(ISNUMBER(SEARCH(&quot;adadelta&quot;; [.A149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49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4" office:value-type="float" office:value="4" calcext:value-type="float">
            <text:p>4</text:p>
          </table:table-cell>
          <table:table-cell table:formula="of:=0.01" office:value-type="float" office:value="0.01" calcext:value-type="float">
            <text:p>0.01</text:p>
          </table:table-cell>
          <table:table-cell office:value-type="string" calcext:value-type="string">
            <text:p>noisefree</text:p>
          </table:table-cell>
          <table:table-cell office:value-type="float" office:value="6.25260854858" calcext:value-type="float">
            <text:p>6.2526085486</text:p>
          </table:table-cell>
          <table:table-cell office:value-type="float" office:value="3.87689930035" calcext:value-type="float">
            <text:p>3.8768993004</text:p>
          </table:table-cell>
          <table:table-cell office:value-type="float" office:value="7.40388095273" calcext:value-type="float">
            <text:p>7.4038809527</text:p>
          </table:table-cell>
          <table:table-cell office:value-type="float" office:value="1.08426251745" calcext:value-type="float">
            <text:p>1.0842625175</text:p>
          </table:table-cell>
          <table:table-cell office:value-type="float" office:value="6.14228232821" calcext:value-type="float">
            <text:p>6.1422823282</text:p>
          </table:table-cell>
          <table:table-cell office:value-type="float" office:value="4.26057897581" calcext:value-type="float">
            <text:p>4.2605789758</text:p>
          </table:table-cell>
          <table:table-cell office:value-type="float" office:value="7.28441906803" calcext:value-type="float">
            <text:p>7.284419068</text:p>
          </table:table-cell>
          <table:table-cell office:value-type="float" office:value="0.876288356762" calcext:value-type="float">
            <text:p>0.8762883568</text:p>
          </table:table-cell>
          <table:table-cell office:value-type="float" office:value="11402.18354" calcext:value-type="float">
            <text:p>11402.18354</text:p>
          </table:table-cell>
          <table:table-cell office:value-type="float" office:value="60.2344" calcext:value-type="float">
            <text:p>60.2344</text:p>
          </table:table-cell>
          <table:table-cell office:value-type="float" office:value="51023.7" calcext:value-type="float">
            <text:p>51023.7</text:p>
          </table:table-cell>
          <table:table-cell office:value-type="float" office:value="17829.9637016" calcext:value-type="float">
            <text:p>17829.9637016</text:p>
          </table:table-cell>
          <table:table-cell office:value-type="string" calcext:value-type="string">
            <text:p><text:s/>[3.876899300354274, 4.8832181511190536, 6.532611435920216, 6.887136864890303, 5.73784735235047, 7.3973957430206845, 6.993069470137283, 6.047088877218524, 7.403880952730632, 6.766937338087427] </text:p>
          </table:table-cell>
          <table:table-cell office:value-type="string" calcext:value-type="string">
            <text:p><text:s/>[4.2605789758068635, 5.253485480461385, 6.317730021322182, 6.527363579649218, 5.750615222380585, 7.240804998676635, 6.642197804805735, 5.722973129360298, 7.284419068030576, 6.422655001601889] </text:p>
          </table:table-cell>
          <table:table-cell office:value-type="string" calcext:value-type="string">
            <text:p><text:s/>[60.2344, 130.29, 125.821, 3994.89, 5916.21, 51023.7, 3033.84, 4753.1, 42255.4, 2728.35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3/test_functions_adagrad5_4_0.1_noisefree_complete</text:p>
          </table:table-cell>
          <table:table-cell table:formula="of:=IF(ISNUMBER(SEARCH(&quot;adadelta&quot;; [.A150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50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4" office:value-type="float" office:value="4" calcext:value-type="float">
            <text:p>4</text:p>
          </table:table-cell>
          <table:table-cell table:formula="of:=0.1" office:value-type="float" office:value="0.1" calcext:value-type="float">
            <text:p>0.1</text:p>
          </table:table-cell>
          <table:table-cell office:value-type="string" calcext:value-type="string">
            <text:p>noisefree</text:p>
          </table:table-cell>
          <table:table-cell office:value-type="float" office:value="6.25260854858" calcext:value-type="float">
            <text:p>6.2526085486</text:p>
          </table:table-cell>
          <table:table-cell office:value-type="float" office:value="3.87689930035" calcext:value-type="float">
            <text:p>3.8768993004</text:p>
          </table:table-cell>
          <table:table-cell office:value-type="float" office:value="7.40388095273" calcext:value-type="float">
            <text:p>7.4038809527</text:p>
          </table:table-cell>
          <table:table-cell office:value-type="float" office:value="1.08426251745" calcext:value-type="float">
            <text:p>1.0842625175</text:p>
          </table:table-cell>
          <table:table-cell office:value-type="float" office:value="6.14228232821" calcext:value-type="float">
            <text:p>6.1422823282</text:p>
          </table:table-cell>
          <table:table-cell office:value-type="float" office:value="4.26057897581" calcext:value-type="float">
            <text:p>4.2605789758</text:p>
          </table:table-cell>
          <table:table-cell office:value-type="float" office:value="7.28441906803" calcext:value-type="float">
            <text:p>7.284419068</text:p>
          </table:table-cell>
          <table:table-cell office:value-type="float" office:value="0.876288356762" calcext:value-type="float">
            <text:p>0.8762883568</text:p>
          </table:table-cell>
          <table:table-cell office:value-type="float" office:value="11402.18354" calcext:value-type="float">
            <text:p>11402.18354</text:p>
          </table:table-cell>
          <table:table-cell office:value-type="float" office:value="60.2344" calcext:value-type="float">
            <text:p>60.2344</text:p>
          </table:table-cell>
          <table:table-cell office:value-type="float" office:value="51023.7" calcext:value-type="float">
            <text:p>51023.7</text:p>
          </table:table-cell>
          <table:table-cell office:value-type="float" office:value="17829.9637016" calcext:value-type="float">
            <text:p>17829.9637016</text:p>
          </table:table-cell>
          <table:table-cell office:value-type="string" calcext:value-type="string">
            <text:p><text:s/>[3.876899300354274, 4.8832181511190536, 6.532611435920216, 6.887136864890303, 5.73784735235047, 7.3973957430206845, 6.993069470137283, 6.047088877218524, 7.403880952730632, 6.766937338087427] </text:p>
          </table:table-cell>
          <table:table-cell office:value-type="string" calcext:value-type="string">
            <text:p><text:s/>[4.2605789758068635, 5.253485480461385, 6.317730021322182, 6.527363579649218, 5.750615222380585, 7.240804998676635, 6.642197804805735, 5.722973129360298, 7.284419068030576, 6.422655001601889] </text:p>
          </table:table-cell>
          <table:table-cell office:value-type="string" calcext:value-type="string">
            <text:p><text:s/>[60.2344, 130.29, 125.821, 3994.89, 5916.21, 51023.7, 3033.84, 4753.1, 42255.4, 2728.35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3/test_functions_adagrad5_4_0.1_noisefree_power</text:p>
          </table:table-cell>
          <table:table-cell table:formula="of:=IF(ISNUMBER(SEARCH(&quot;adadelta&quot;; [.A151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51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4" office:value-type="float" office:value="4" calcext:value-type="float">
            <text:p>4</text:p>
          </table:table-cell>
          <table:table-cell table:formula="of:=0.1" office:value-type="float" office:value="0.1" calcext:value-type="float">
            <text:p>0.1</text:p>
          </table:table-cell>
          <table:table-cell office:value-type="string" calcext:value-type="string">
            <text:p>noisefree</text:p>
          </table:table-cell>
          <table:table-cell office:value-type="float" office:value="6.25260854858" calcext:value-type="float">
            <text:p>6.2526085486</text:p>
          </table:table-cell>
          <table:table-cell office:value-type="float" office:value="3.87689930035" calcext:value-type="float">
            <text:p>3.8768993004</text:p>
          </table:table-cell>
          <table:table-cell office:value-type="float" office:value="7.40388095273" calcext:value-type="float">
            <text:p>7.4038809527</text:p>
          </table:table-cell>
          <table:table-cell office:value-type="float" office:value="1.08426251745" calcext:value-type="float">
            <text:p>1.0842625175</text:p>
          </table:table-cell>
          <table:table-cell office:value-type="float" office:value="6.14228232821" calcext:value-type="float">
            <text:p>6.1422823282</text:p>
          </table:table-cell>
          <table:table-cell office:value-type="float" office:value="4.26057897581" calcext:value-type="float">
            <text:p>4.2605789758</text:p>
          </table:table-cell>
          <table:table-cell office:value-type="float" office:value="7.28441906803" calcext:value-type="float">
            <text:p>7.284419068</text:p>
          </table:table-cell>
          <table:table-cell office:value-type="float" office:value="0.876288356762" calcext:value-type="float">
            <text:p>0.8762883568</text:p>
          </table:table-cell>
          <table:table-cell office:value-type="float" office:value="11402.18354" calcext:value-type="float">
            <text:p>11402.18354</text:p>
          </table:table-cell>
          <table:table-cell office:value-type="float" office:value="60.2344" calcext:value-type="float">
            <text:p>60.2344</text:p>
          </table:table-cell>
          <table:table-cell office:value-type="float" office:value="51023.7" calcext:value-type="float">
            <text:p>51023.7</text:p>
          </table:table-cell>
          <table:table-cell office:value-type="float" office:value="17829.9637016" calcext:value-type="float">
            <text:p>17829.9637016</text:p>
          </table:table-cell>
          <table:table-cell office:value-type="string" calcext:value-type="string">
            <text:p><text:s/>[3.876899300354274, 4.8832181511190536, 6.532611435920216, 6.887136864890303, 5.73784735235047, 7.3973957430206845, 6.993069470137283, 6.047088877218524, 7.403880952730632, 6.766937338087427] </text:p>
          </table:table-cell>
          <table:table-cell office:value-type="string" calcext:value-type="string">
            <text:p><text:s/>[4.2605789758068635, 5.253485480461385, 6.317730021322182, 6.527363579649218, 5.750615222380585, 7.240804998676635, 6.642197804805735, 5.722973129360298, 7.284419068030576, 6.422655001601889] </text:p>
          </table:table-cell>
          <table:table-cell office:value-type="string" calcext:value-type="string">
            <text:p><text:s/>[60.2344, 130.29, 125.821, 3994.89, 5916.21, 51023.7, 3033.84, 4753.1, 42255.4, 2728.35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3/test_functions_adagrad5_4_1_noisefree_complete</text:p>
          </table:table-cell>
          <table:table-cell table:formula="of:=IF(ISNUMBER(SEARCH(&quot;adadelta&quot;; [.A152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52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4" office:value-type="float" office:value="4" calcext:value-type="float">
            <text:p>4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isefree</text:p>
          </table:table-cell>
          <table:table-cell office:value-type="float" office:value="6.25260854858" calcext:value-type="float">
            <text:p>6.2526085486</text:p>
          </table:table-cell>
          <table:table-cell office:value-type="float" office:value="3.87689930035" calcext:value-type="float">
            <text:p>3.8768993004</text:p>
          </table:table-cell>
          <table:table-cell office:value-type="float" office:value="7.40388095273" calcext:value-type="float">
            <text:p>7.4038809527</text:p>
          </table:table-cell>
          <table:table-cell office:value-type="float" office:value="1.08426251745" calcext:value-type="float">
            <text:p>1.0842625175</text:p>
          </table:table-cell>
          <table:table-cell office:value-type="float" office:value="6.14228232821" calcext:value-type="float">
            <text:p>6.1422823282</text:p>
          </table:table-cell>
          <table:table-cell office:value-type="float" office:value="4.26057897581" calcext:value-type="float">
            <text:p>4.2605789758</text:p>
          </table:table-cell>
          <table:table-cell office:value-type="float" office:value="7.28441906803" calcext:value-type="float">
            <text:p>7.284419068</text:p>
          </table:table-cell>
          <table:table-cell office:value-type="float" office:value="0.876288356762" calcext:value-type="float">
            <text:p>0.8762883568</text:p>
          </table:table-cell>
          <table:table-cell office:value-type="float" office:value="11402.18354" calcext:value-type="float">
            <text:p>11402.18354</text:p>
          </table:table-cell>
          <table:table-cell office:value-type="float" office:value="60.2344" calcext:value-type="float">
            <text:p>60.2344</text:p>
          </table:table-cell>
          <table:table-cell office:value-type="float" office:value="51023.7" calcext:value-type="float">
            <text:p>51023.7</text:p>
          </table:table-cell>
          <table:table-cell office:value-type="float" office:value="17829.9637016" calcext:value-type="float">
            <text:p>17829.9637016</text:p>
          </table:table-cell>
          <table:table-cell office:value-type="string" calcext:value-type="string">
            <text:p><text:s/>[3.876899300354274, 4.8832181511190536, 6.532611435920216, 6.887136864890303, 5.73784735235047, 7.3973957430206845, 6.993069470137283, 6.047088877218524, 7.403880952730632, 6.766937338087427] </text:p>
          </table:table-cell>
          <table:table-cell office:value-type="string" calcext:value-type="string">
            <text:p><text:s/>[4.2605789758068635, 5.253485480461385, 6.317730021322182, 6.527363579649218, 5.750615222380585, 7.240804998676635, 6.642197804805735, 5.722973129360298, 7.284419068030576, 6.422655001601889] </text:p>
          </table:table-cell>
          <table:table-cell office:value-type="string" calcext:value-type="string">
            <text:p><text:s/>[60.2344, 130.29, 125.821, 3994.89, 5916.21, 51023.7, 3033.84, 4753.1, 42255.4, 2728.35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3/test_functions_adagrad5_4_1_noisefree_power</text:p>
          </table:table-cell>
          <table:table-cell table:formula="of:=IF(ISNUMBER(SEARCH(&quot;adadelta&quot;; [.A153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53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4" office:value-type="float" office:value="4" calcext:value-type="float">
            <text:p>4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isefree</text:p>
          </table:table-cell>
          <table:table-cell office:value-type="float" office:value="6.25260854858" calcext:value-type="float">
            <text:p>6.2526085486</text:p>
          </table:table-cell>
          <table:table-cell office:value-type="float" office:value="3.87689930035" calcext:value-type="float">
            <text:p>3.8768993004</text:p>
          </table:table-cell>
          <table:table-cell office:value-type="float" office:value="7.40388095273" calcext:value-type="float">
            <text:p>7.4038809527</text:p>
          </table:table-cell>
          <table:table-cell office:value-type="float" office:value="1.08426251745" calcext:value-type="float">
            <text:p>1.0842625175</text:p>
          </table:table-cell>
          <table:table-cell office:value-type="float" office:value="6.14228232821" calcext:value-type="float">
            <text:p>6.1422823282</text:p>
          </table:table-cell>
          <table:table-cell office:value-type="float" office:value="4.26057897581" calcext:value-type="float">
            <text:p>4.2605789758</text:p>
          </table:table-cell>
          <table:table-cell office:value-type="float" office:value="7.28441906803" calcext:value-type="float">
            <text:p>7.284419068</text:p>
          </table:table-cell>
          <table:table-cell office:value-type="float" office:value="0.876288356762" calcext:value-type="float">
            <text:p>0.8762883568</text:p>
          </table:table-cell>
          <table:table-cell office:value-type="float" office:value="11402.18354" calcext:value-type="float">
            <text:p>11402.18354</text:p>
          </table:table-cell>
          <table:table-cell office:value-type="float" office:value="60.2344" calcext:value-type="float">
            <text:p>60.2344</text:p>
          </table:table-cell>
          <table:table-cell office:value-type="float" office:value="51023.7" calcext:value-type="float">
            <text:p>51023.7</text:p>
          </table:table-cell>
          <table:table-cell office:value-type="float" office:value="17829.9637016" calcext:value-type="float">
            <text:p>17829.9637016</text:p>
          </table:table-cell>
          <table:table-cell office:value-type="string" calcext:value-type="string">
            <text:p><text:s/>[3.876899300354274, 4.8832181511190536, 6.532611435920216, 6.887136864890303, 5.73784735235047, 7.3973957430206845, 6.993069470137283, 6.047088877218524, 7.403880952730632, 6.766937338087427] </text:p>
          </table:table-cell>
          <table:table-cell office:value-type="string" calcext:value-type="string">
            <text:p><text:s/>[4.2605789758068635, 5.253485480461385, 6.317730021322182, 6.527363579649218, 5.750615222380585, 7.240804998676635, 6.642197804805735, 5.722973129360298, 7.284419068030576, 6.422655001601889] </text:p>
          </table:table-cell>
          <table:table-cell office:value-type="string" calcext:value-type="string">
            <text:p><text:s/>[60.2344, 130.29, 125.821, 3994.89, 5916.21, 51023.7, 3033.84, 4753.1, 42255.4, 2728.35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3/test_functions_adagrad5_4_5_noisefree_complete</text:p>
          </table:table-cell>
          <table:table-cell table:formula="of:=IF(ISNUMBER(SEARCH(&quot;adadelta&quot;; [.A154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54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4" office:value-type="float" office:value="4" calcext:value-type="float">
            <text:p>4</text:p>
          </table:table-cell>
          <table:table-cell table:formula="of:=5" office:value-type="float" office:value="5" calcext:value-type="float">
            <text:p>5</text:p>
          </table:table-cell>
          <table:table-cell office:value-type="string" calcext:value-type="string">
            <text:p>noisefree</text:p>
          </table:table-cell>
          <table:table-cell office:value-type="float" office:value="6.25260854858" calcext:value-type="float">
            <text:p>6.2526085486</text:p>
          </table:table-cell>
          <table:table-cell office:value-type="float" office:value="3.87689930035" calcext:value-type="float">
            <text:p>3.8768993004</text:p>
          </table:table-cell>
          <table:table-cell office:value-type="float" office:value="7.40388095273" calcext:value-type="float">
            <text:p>7.4038809527</text:p>
          </table:table-cell>
          <table:table-cell office:value-type="float" office:value="1.08426251745" calcext:value-type="float">
            <text:p>1.0842625175</text:p>
          </table:table-cell>
          <table:table-cell office:value-type="float" office:value="6.14228232821" calcext:value-type="float">
            <text:p>6.1422823282</text:p>
          </table:table-cell>
          <table:table-cell office:value-type="float" office:value="4.26057897581" calcext:value-type="float">
            <text:p>4.2605789758</text:p>
          </table:table-cell>
          <table:table-cell office:value-type="float" office:value="7.28441906803" calcext:value-type="float">
            <text:p>7.284419068</text:p>
          </table:table-cell>
          <table:table-cell office:value-type="float" office:value="0.876288356762" calcext:value-type="float">
            <text:p>0.8762883568</text:p>
          </table:table-cell>
          <table:table-cell office:value-type="float" office:value="11402.18354" calcext:value-type="float">
            <text:p>11402.18354</text:p>
          </table:table-cell>
          <table:table-cell office:value-type="float" office:value="60.2344" calcext:value-type="float">
            <text:p>60.2344</text:p>
          </table:table-cell>
          <table:table-cell office:value-type="float" office:value="51023.7" calcext:value-type="float">
            <text:p>51023.7</text:p>
          </table:table-cell>
          <table:table-cell office:value-type="float" office:value="17829.9637016" calcext:value-type="float">
            <text:p>17829.9637016</text:p>
          </table:table-cell>
          <table:table-cell office:value-type="string" calcext:value-type="string">
            <text:p><text:s/>[3.876899300354274, 4.8832181511190536, 6.532611435920216, 6.887136864890303, 5.73784735235047, 7.3973957430206845, 6.993069470137283, 6.047088877218524, 7.403880952730632, 6.766937338087427] </text:p>
          </table:table-cell>
          <table:table-cell office:value-type="string" calcext:value-type="string">
            <text:p><text:s/>[4.2605789758068635, 5.253485480461385, 6.317730021322182, 6.527363579649218, 5.750615222380585, 7.240804998676635, 6.642197804805735, 5.722973129360298, 7.284419068030576, 6.422655001601889] </text:p>
          </table:table-cell>
          <table:table-cell office:value-type="string" calcext:value-type="string">
            <text:p><text:s/>[60.2344, 130.29, 125.821, 3994.89, 5916.21, 51023.7, 3033.84, 4753.1, 42255.4, 2728.35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3/test_functions_adagrad5_4_5_noisefree_power</text:p>
          </table:table-cell>
          <table:table-cell table:formula="of:=IF(ISNUMBER(SEARCH(&quot;adadelta&quot;; [.A155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55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4" office:value-type="float" office:value="4" calcext:value-type="float">
            <text:p>4</text:p>
          </table:table-cell>
          <table:table-cell table:formula="of:=5" office:value-type="float" office:value="5" calcext:value-type="float">
            <text:p>5</text:p>
          </table:table-cell>
          <table:table-cell office:value-type="string" calcext:value-type="string">
            <text:p>noisefree</text:p>
          </table:table-cell>
          <table:table-cell office:value-type="float" office:value="48.7363591078" calcext:value-type="float">
            <text:p>48.7363591078</text:p>
          </table:table-cell>
          <table:table-cell office:value-type="float" office:value="32.021958425" calcext:value-type="float">
            <text:p>32.021958425</text:p>
          </table:table-cell>
          <table:table-cell office:value-type="float" office:value="65.8814828327" calcext:value-type="float">
            <text:p>65.8814828327</text:p>
          </table:table-cell>
          <table:table-cell office:value-type="float" office:value="11.7990403995" calcext:value-type="float">
            <text:p>11.7990403995</text:p>
          </table:table-cell>
          <table:table-cell office:value-type="float" office:value="49.1616302174" calcext:value-type="float">
            <text:p>49.1616302174</text:p>
          </table:table-cell>
          <table:table-cell office:value-type="float" office:value="32.4441447009" calcext:value-type="float">
            <text:p>32.4441447009</text:p>
          </table:table-cell>
          <table:table-cell office:value-type="float" office:value="65.3558840903" calcext:value-type="float">
            <text:p>65.3558840903</text:p>
          </table:table-cell>
          <table:table-cell office:value-type="float" office:value="11.4828604679" calcext:value-type="float">
            <text:p>11.4828604679</text:p>
          </table:table-cell>
          <table:table-cell office:value-type="float" office:value="1.048099012E+019" calcext:value-type="float">
            <text:p>10480990120000000000</text:p>
          </table:table-cell>
          <table:table-cell office:value-type="float" office:value="40.3712" calcext:value-type="float">
            <text:p>40.3712</text:p>
          </table:table-cell>
          <table:table-cell office:value-type="float" office:value="2.57321E+019" calcext:value-type="float">
            <text:p>25732100000000000000</text:p>
          </table:table-cell>
          <table:table-cell office:value-type="float" office:value="9.85817712917E+018" calcext:value-type="float">
            <text:p>9858177129170000000</text:p>
          </table:table-cell>
          <table:table-cell office:value-type="string" calcext:value-type="string">
            <text:p><text:s/>[49.26030532245743, 61.208958776256765, 43.08438340014744, 36.84547902570249, 32.02195842502607, 36.85057446394078, 58.75693773241438, 62.452895367577945, 65.88148283265596, 41.00061573198144] </text:p>
          </table:table-cell>
          <table:table-cell office:value-type="string" calcext:value-type="string">
            <text:p><text:s/>[50.230376224767895, 61.37329324285523, 44.30369627210465, 37.65714501437253, 32.44414470091788, 37.43730917470491, 57.812569177392746, 63.364012005188236, 65.35588409033682, 41.63787227164237] </text:p>
          </table:table-cell>
          <table:table-cell office:value-type="string" calcext:value-type="string">
            <text:p><text:s/>[40.3712, 1.78363e+19, 9.57962e+18, 2.57321e+19, 5.41812e+16, 2.51219e+19, 1.61102e+19, 125340, 7722.39, 1.03756e+19]</text:p>
          </table:table-cell>
          <table:table-cell table:number-columns-repeated="1002"/>
        </table:table-row>
      </table:table>
      <table:table table:name="NA" table:style-name="ta1">
        <table:table-column table:style-name="co28" table:default-cell-style-name="Default"/>
        <table:table-column table:style-name="co15" table:number-columns-repeated="16" table:default-cell-style-name="Default"/>
        <table:table-row table:style-name="ro2">
          <table:table-cell office:value-type="string" calcext:value-type="string">
            <text:p>filename</text:p>
          </table:table-cell>
          <table:table-cell office:value-type="string" calcext:value-type="string">
            <text:p>parameters</text:p>
          </table:table-cell>
          <table:table-cell office:value-type="string" calcext:value-type="string">
            <text:p>eucl_dist_v1_mean</text:p>
          </table:table-cell>
          <table:table-cell office:value-type="string" calcext:value-type="string">
            <text:p>eucl_dist_v1_min</text:p>
          </table:table-cell>
          <table:table-cell office:value-type="string" calcext:value-type="string">
            <text:p>eucl_dist_v1_max</text:p>
          </table:table-cell>
          <table:table-cell office:value-type="string" calcext:value-type="string">
            <text:p>eucl_dist_v1_std</text:p>
          </table:table-cell>
          <table:table-cell office:value-type="string" calcext:value-type="string">
            <text:p>eucl_dist_v2_mean</text:p>
          </table:table-cell>
          <table:table-cell office:value-type="string" calcext:value-type="string">
            <text:p>eucl_dist_v2_min</text:p>
          </table:table-cell>
          <table:table-cell office:value-type="string" calcext:value-type="string">
            <text:p>eucl_dist_v2_max</text:p>
          </table:table-cell>
          <table:table-cell office:value-type="string" calcext:value-type="string">
            <text:p>eucl_dist_v2_std</text:p>
          </table:table-cell>
          <table:table-cell office:value-type="string" calcext:value-type="string">
            <text:p>min_error_mean</text:p>
          </table:table-cell>
          <table:table-cell office:value-type="string" calcext:value-type="string">
            <text:p>min_error_min</text:p>
          </table:table-cell>
          <table:table-cell office:value-type="string" calcext:value-type="string">
            <text:p>min_error_max</text:p>
          </table:table-cell>
          <table:table-cell office:value-type="string" calcext:value-type="string">
            <text:p>min_error_std</text:p>
          </table:table-cell>
          <table:table-cell office:value-type="string" calcext:value-type="string">
            <text:p>euclid_dist_v1</text:p>
          </table:table-cell>
          <table:table-cell office:value-type="string" calcext:value-type="string">
            <text:p>euclid_dist_v2</text:p>
          </table:table-cell>
          <table:table-cell office:value-type="string" calcext:value-type="string">
            <text:p>min_error</text:p>
          </table:table-cell>
        </table:table-row>
        <table:table-row table:style-name="ro2">
          <table:table-cell office:value-type="string" calcext:value-type="string">
            <text:p>func_test/test_functions2_0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/test_functions2_1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/test_functions2_2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/test_functions2_3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/test_functions2_4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/test_functions4_0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/test_functions4_1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/test_functions4_2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/test_functions4_3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/test_functions4_4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/test_functions_adadelta_50_0_noisefree_power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/test_functions_adadelta_50_1_noisefree_power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/test_functions_adadelta_50_2_noisefree_power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/test_functions_adadelta_50_3_noisefree_power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/test_functions_adagrad_50_0_0.01_noisefree_power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/test_functions_adagrad_50_0_0.1_noisefree_power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/test_functions_adagrad_50_0_1_noisefree_power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/test_functions_adagrad_50_0_5_noisefree_power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2/test_functions10_4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func_test2/test_functions200_0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func_test2/test_functions200_1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func_test2/test_functions200_2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func_test2/test_functions5_0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func_test2/test_functions50_0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func_test2/test_functions50_1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func_test2/test_functions50_2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func_test2/test_functions5_1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func_test2/test_functions5_2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func_test2/test_functions5_3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func_test2/test_functions5_4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func_test2/test_functions_adadelta10_0__noisefree_complete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2/test_functions_adadelta10_1__noisefree_complete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2/test_functions_adadelta10_2__noisefree_complete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2/test_functions_adadelta10_3__noisefree_complete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2/test_functions_adagrad10_0_0.01_noisefree_complete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2/test_functions_adagrad10_0_0.01_noisefree_power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2/test_functions_adagrad10_0_0.1_noisefree_complete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2/test_functions_adagrad10_0_0.1_noisefree_power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2/test_functions_adagrad10_0_1_noisefree_complete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2/test_functions_adagrad10_0_1_noisefree_power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2/test_functions_adagrad10_0_5_noisefree_complete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2/test_functions_adagrad10_1_0.01_noisefree_complete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2/test_functions_adagrad10_1_0.1_noisefree_complete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2/test_functions_adagrad10_1_1_noisefree_complete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2/test_functions_adagrad10_1_5_noisefree_complete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2/test_functions_adagrad10_2_0.01_noisefree_complete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2/test_functions_adagrad10_2_0.1_noisefree_complete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2/test_functions_adagrad10_2_1_noisefree_complete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2/test_functions_adagrad10_2_5_noisefree_complete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2/test_functions_adagrad10_3_0.01_noisefree_complete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2/test_functions_adagrad10_3_0.1_noisefree_complete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2/test_functions_adagrad10_3_1_noisefree_complete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2/test_functions_adagrad10_3_5_noisefree_complete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2/test_functions_adagrad10_4_0.01_noisefree_complete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2/test_functions_adagrad10_4_0.1_noisefree_complete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2/test_functions_adagrad10_4_1_noisefree_complete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2/test_functions_adagrad10_4_5_noisefree_complete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3/test_functions_adadelta200_0__noisefree_complete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3/test_functions_adadelta200_0__noisefree_power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3/test_functions_adadelta200_1__noisefree_complete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3/test_functions_adadelta200_1__noisefree_power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3/test_functions_adadelta200_2__noisefree_complete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3/test_functions_adadelta200_2__noisefree_power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3/test_functions_adadelta200_3__noisefree_complete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3/test_functions_adadelta200_3__noisefree_power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3/test_functions_adadelta200_4__noisefree_complete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3/test_functions_adadelta200_4__noisefree_power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3/test_functions_adagrad200_0_0.01_noisefree_complete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3/test_functions_adagrad200_0_0.01_noisefree_power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3/test_functions_adagrad200_0_0.1_noisefree_complete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3/test_functions_adagrad200_0_0.1_noisefree_power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3/test_functions_adagrad200_0_1_noisefree_complete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3/test_functions_adagrad200_0_1_noisefree_power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3/test_functions_adagrad200_0_5_noisefree_complete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3/test_functions_adagrad200_0_5_noisefree_power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3/test_functions_adagrad200_1_0.01_noisefree_complete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3/test_functions_adagrad200_1_0.01_noisefree_power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3/test_functions_adagrad200_1_0.1_noisefree_complete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3/test_functions_adagrad200_1_0.1_noisefree_power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3/test_functions_adagrad200_1_1_noisefree_complete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3/test_functions_adagrad200_1_1_noisefree_power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3/test_functions_adagrad200_1_5_noisefree_complete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3/test_functions_adagrad200_1_5_noisefree_power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3/test_functions_adagrad200_2_0.01_noisefree_complete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3/test_functions_adagrad200_2_0.01_noisefree_power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3/test_functions_adagrad200_2_0.1_noisefree_complete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3/test_functions_adagrad200_2_0.1_noisefree_power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3/test_functions_adagrad200_2_1_noisefree_complete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3/test_functions_adagrad200_2_1_noisefree_power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3/test_functions_adagrad200_2_5_noisefree_complete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3/test_functions_adagrad200_2_5_noisefree_power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3/test_functions_adagrad200_3_0.01_noisefree_complete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3/test_functions_adagrad200_3_0.01_noisefree_power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3/test_functions_adagrad200_3_0.1_noisefree_complete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3/test_functions_adagrad200_3_0.1_noisefree_power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3/test_functions_adagrad200_3_1_noisefree_complete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3/test_functions_adagrad200_3_1_noisefree_power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3/test_functions_adagrad200_3_5_noisefree_complete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3/test_functions_adagrad200_3_5_noisefree_power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3/test_functions_adagrad200_4_0.01_noisefree_complete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3/test_functions_adagrad200_4_0.01_noisefree_power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3/test_functions_adagrad200_4_0.1_noisefree_complete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3/test_functions_adagrad200_4_0.1_noisefree_power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3/test_functions_adagrad200_4_1_noisefree_complete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3/test_functions_adagrad200_4_1_noisefree_power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3/test_functions_adagrad200_4_5_noisefree_complete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3/test_functions_adagrad200_4_5_noisefree_power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5">00/00/0000</text:date>, <text:time style:data-style-name="N2" text:time-value="11:49:48.7311712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05T11:51:18.739401508</dc:date>
    <meta:generator>LibreOffice/4.2.8.2$Linux_X86_64 LibreOffice_project/420m0$Build-2</meta:generator>
    <meta:editing-duration>PT47M58S</meta:editing-duration>
    <meta:editing-cycles>24</meta:editing-cycles>
    <meta:document-statistic meta:table-count="4" meta:cell-count="7019" meta:object-count="0"/>
  </office:meta>
</office:document-meta>
</file>